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Fira Mono" svg:font-family="'Fira Mono', Consolas, Menlo, Monac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Corbel, Avenir, 'Lucida Grande', 'Lucida Sans', sans-serif"/>
  </office:font-face-decls>
  <office:automatic-styles>
    <style:style style:name="Table9" style:family="table">
      <style:table-properties style:width="4.953cm" table:align="left"/>
    </style:style>
    <style:style style:name="Table9.A" style:family="table-column">
      <style:table-column-properties style:column-width="2.263cm"/>
    </style:style>
    <style:style style:name="Table9.B" style:family="table-column">
      <style:table-column-properties style:column-width="2.69cm"/>
    </style:style>
    <style:style style:name="Table9.A1" style:family="table-cell">
      <style:table-cell-properties style:vertical-align="middle" fo:padding="0.049cm" fo:border="none"/>
    </style:style>
    <style:style style:name="Table10" style:family="table">
      <style:table-properties style:width="9.215cm" table:align="left"/>
    </style:style>
    <style:style style:name="Table10.A" style:family="table-column">
      <style:table-column-properties style:column-width="3.66cm"/>
    </style:style>
    <style:style style:name="Table10.B" style:family="table-column">
      <style:table-column-properties style:column-width="3.427cm"/>
    </style:style>
    <style:style style:name="Table10.C" style:family="table-column">
      <style:table-column-properties style:column-width="2.127cm"/>
    </style:style>
    <style:style style:name="Table10.A1" style:family="table-cell">
      <style:table-cell-properties style:vertical-align="middle" fo:padding="0.049cm" fo:border="none"/>
    </style:style>
    <style:style style:name="Table5" style:family="table">
      <style:table-properties style:width="4.953cm" table:align="left"/>
    </style:style>
    <style:style style:name="Table5.A" style:family="table-column">
      <style:table-column-properties style:column-width="2.263cm"/>
    </style:style>
    <style:style style:name="Table5.B" style:family="table-column">
      <style:table-column-properties style:column-width="2.69cm"/>
    </style:style>
    <style:style style:name="Table5.A1" style:family="table-cell">
      <style:table-cell-properties style:vertical-align="middle" fo:padding="0.049cm" fo:border="none"/>
    </style:style>
    <style:style style:name="Table6" style:family="table">
      <style:table-properties style:width="10.744cm" table:align="left"/>
    </style:style>
    <style:style style:name="Table6.A" style:family="table-column">
      <style:table-column-properties style:column-width="6.548cm"/>
    </style:style>
    <style:style style:name="Table6.B" style:family="table-column">
      <style:table-column-properties style:column-width="4.196cm"/>
    </style:style>
    <style:style style:name="Table6.A1" style:family="table-cell">
      <style:table-cell-properties style:vertical-align="middle" fo:padding="0.049cm" fo:border="none"/>
    </style:style>
    <style:style style:name="Table7" style:family="table">
      <style:table-properties style:width="4.868cm" table:align="left"/>
    </style:style>
    <style:style style:name="Table7.A" style:family="table-column">
      <style:table-column-properties style:column-width="1.468cm"/>
    </style:style>
    <style:style style:name="Table7.B" style:family="table-column">
      <style:table-column-properties style:column-width="3.401cm"/>
    </style:style>
    <style:style style:name="Table7.A1" style:family="table-cell">
      <style:table-cell-properties style:vertical-align="middle" fo:padding="0.049cm" fo:border="none"/>
    </style:style>
    <style:style style:name="Table8" style:family="table">
      <style:table-properties style:width="8.027cm" table:align="left"/>
    </style:style>
    <style:style style:name="Table8.A" style:family="table-column">
      <style:table-column-properties style:column-width="3.759cm"/>
    </style:style>
    <style:style style:name="Table8.B" style:family="table-column">
      <style:table-column-properties style:column-width="4.269cm"/>
    </style:style>
    <style:style style:name="Table8.A1" style:family="table-cell">
      <style:table-cell-properties style:vertical-align="middle" fo:padding="0.049cm" fo:border="none"/>
    </style:style>
    <style:style style:name="Table1" style:family="table">
      <style:table-properties style:width="7.401cm" table:align="left"/>
    </style:style>
    <style:style style:name="Table1.A" style:family="table-column">
      <style:table-column-properties style:column-width="3.246cm"/>
    </style:style>
    <style:style style:name="Table1.B" style:family="table-column">
      <style:table-column-properties style:column-width="4.156cm"/>
    </style:style>
    <style:style style:name="Table1.A1" style:family="table-cell">
      <style:table-cell-properties style:vertical-align="middle" fo:padding="0.049cm" fo:border="none"/>
    </style:style>
    <style:style style:name="Table11" style:family="table">
      <style:table-properties style:width="4.953cm" table:align="left"/>
    </style:style>
    <style:style style:name="Table11.A" style:family="table-column">
      <style:table-column-properties style:column-width="2.263cm"/>
    </style:style>
    <style:style style:name="Table11.B" style:family="table-column">
      <style:table-column-properties style:column-width="2.69cm"/>
    </style:style>
    <style:style style:name="Table11.A1" style:family="table-cell">
      <style:table-cell-properties style:vertical-align="middle" fo:padding="0.049cm" fo:border="none"/>
    </style:style>
    <style:style style:name="Table12" style:family="table">
      <style:table-properties style:width="7.583cm" table:align="left"/>
    </style:style>
    <style:style style:name="Table12.A" style:family="table-column">
      <style:table-column-properties style:column-width="2.738cm"/>
    </style:style>
    <style:style style:name="Table12.B" style:family="table-column">
      <style:table-column-properties style:column-width="4.845cm"/>
    </style:style>
    <style:style style:name="Table12.A1" style:family="table-cell">
      <style:table-cell-properties style:vertical-align="middle" fo:padding="0.049cm" fo:border="none"/>
    </style:style>
    <style:style style:name="Table13" style:family="table">
      <style:table-properties style:width="9.13cm" table:align="left"/>
    </style:style>
    <style:style style:name="Table13.A" style:family="table-column">
      <style:table-column-properties style:column-width="3.475cm"/>
    </style:style>
    <style:style style:name="Table13.B" style:family="table-column">
      <style:table-column-properties style:column-width="2.177cm"/>
    </style:style>
    <style:style style:name="Table13.C" style:family="table-column">
      <style:table-column-properties style:column-width="3.478cm"/>
    </style:style>
    <style:style style:name="Table13.A1" style:family="table-cell">
      <style:table-cell-properties style:vertical-align="middle" fo:padding="0.049cm" fo:border="none"/>
    </style:style>
    <style:style style:name="Table16" style:family="table">
      <style:table-properties style:width="1.783cm" table:align="left"/>
    </style:style>
    <style:style style:name="Table16.A" style:family="table-column">
      <style:table-column-properties style:column-width="0.554cm"/>
    </style:style>
    <style:style style:name="Table16.B" style:family="table-column">
      <style:table-column-properties style:column-width="1.229cm"/>
    </style:style>
    <style:style style:name="Table16.A1" style:family="table-cell">
      <style:table-cell-properties style:vertical-align="middle" fo:padding="0.049cm" fo:border="none"/>
    </style:style>
    <style:style style:name="Table17" style:family="table">
      <style:table-properties style:width="3.473cm" table:align="left"/>
    </style:style>
    <style:style style:name="Table17.A" style:family="table-column">
      <style:table-column-properties style:column-width="0.554cm"/>
    </style:style>
    <style:style style:name="Table17.B" style:family="table-column">
      <style:table-column-properties style:column-width="0.887cm"/>
    </style:style>
    <style:style style:name="Table17.C" style:family="table-column">
      <style:table-column-properties style:column-width="2.032cm"/>
    </style:style>
    <style:style style:name="Table17.A1" style:family="table-cell">
      <style:table-cell-properties style:vertical-align="middle" fo:padding="0.049cm" fo:border="none"/>
    </style:style>
    <style:style style:name="Table2" style:family="table">
      <style:table-properties style:width="11.278cm" table:align="left"/>
    </style:style>
    <style:style style:name="Table2.A" style:family="table-column">
      <style:table-column-properties style:column-width="3.754cm"/>
    </style:style>
    <style:style style:name="Table2.B" style:family="table-column">
      <style:table-column-properties style:column-width="7.525cm"/>
    </style:style>
    <style:style style:name="Table2.A1" style:family="table-cell">
      <style:table-cell-properties style:vertical-align="middle" fo:padding="0.049cm" fo:border="none"/>
    </style:style>
    <style:style style:name="Table3" style:family="table">
      <style:table-properties style:width="7.419cm" table:align="left"/>
    </style:style>
    <style:style style:name="Table3.A" style:family="table-column">
      <style:table-column-properties style:column-width="2.992cm"/>
    </style:style>
    <style:style style:name="Table3.B" style:family="table-column">
      <style:table-column-properties style:column-width="4.427cm"/>
    </style:style>
    <style:style style:name="Table3.A1" style:family="table-cell">
      <style:table-cell-properties style:vertical-align="middle" fo:padding="0.049cm" fo:border="none"/>
    </style:style>
    <style:style style:name="Table4" style:family="table">
      <style:table-properties style:width="15.434cm" table:align="left"/>
    </style:style>
    <style:style style:name="Table4.A" style:family="table-column">
      <style:table-column-properties style:column-width="6.294cm"/>
    </style:style>
    <style:style style:name="Table4.B" style:family="table-column">
      <style:table-column-properties style:column-width="4.392cm"/>
    </style:style>
    <style:style style:name="Table4.C" style:family="table-column">
      <style:table-column-properties style:column-width="4.748cm"/>
    </style:style>
    <style:style style:name="Table4.A1" style:family="table-cell">
      <style:table-cell-properties style:vertical-align="middle" fo:padding="0.049cm" fo:border="none"/>
    </style:style>
    <style:style style:name="Table14" style:family="table">
      <style:table-properties style:width="11.613cm" table:align="left"/>
    </style:style>
    <style:style style:name="Table14.A" style:family="table-column">
      <style:table-column-properties style:column-width="5.532cm"/>
    </style:style>
    <style:style style:name="Table14.B" style:family="table-column">
      <style:table-column-properties style:column-width="6.082cm"/>
    </style:style>
    <style:style style:name="Table14.A1" style:family="table-cell">
      <style:table-cell-properties style:vertical-align="middle" fo:padding="0.049cm" fo:border="none"/>
    </style:style>
    <style:style style:name="Table18" style:family="table">
      <style:table-properties style:width="14.032cm" table:align="left"/>
    </style:style>
    <style:style style:name="Table18.A" style:family="table-column">
      <style:table-column-properties style:column-width="5.278cm"/>
    </style:style>
    <style:style style:name="Table18.B" style:family="table-column">
      <style:table-column-properties style:column-width="4.618cm"/>
    </style:style>
    <style:style style:name="Table18.C" style:family="table-column">
      <style:table-column-properties style:column-width="4.136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8.684cm"/>
    </style:style>
    <style:style style:name="Table19.B" style:family="table-column">
      <style:table-column-properties style:column-width="1.554cm"/>
    </style:style>
    <style:style style:name="Table19.C" style:family="table-column">
      <style:table-column-properties style:column-width="6.763cm"/>
    </style:style>
    <style:style style:name="Table19.A1" style:family="table-cell">
      <style:table-cell-properties style:vertical-align="middle" fo:padding="0.049cm" fo:border="none"/>
    </style:style>
    <style:style style:name="Table15" style:family="table">
      <style:table-properties style:width="9.504cm" table:align="left"/>
    </style:style>
    <style:style style:name="Table15.A" style:family="table-column">
      <style:table-column-properties style:column-width="2.484cm"/>
    </style:style>
    <style:style style:name="Table15.B" style:family="table-column">
      <style:table-column-properties style:column-width="7.02cm"/>
    </style:style>
    <style:style style:name="Table15.A1" style:family="table-cell">
      <style:table-cell-properties style:vertical-align="middle" fo:padding="0.049cm" fo:border="none"/>
    </style:style>
    <style:style style:name="Table29" style:family="table">
      <style:table-properties style:width="2.559cm" table:align="left"/>
    </style:style>
    <style:style style:name="Table29.A" style:family="table-column">
      <style:table-column-properties style:column-width="0.554cm"/>
    </style:style>
    <style:style style:name="Table29.B" style:family="table-column">
      <style:table-column-properties style:column-width="2.006cm"/>
    </style:style>
    <style:style style:name="Table29.A1" style:family="table-cell">
      <style:table-cell-properties style:vertical-align="middle" fo:padding="0.049cm" fo:border="none"/>
    </style:style>
    <style:style style:name="Table30" style:family="table">
      <style:table-properties style:width="3.422cm" table:align="left"/>
    </style:style>
    <style:style style:name="Table30.A" style:family="table-column">
      <style:table-column-properties style:column-width="0.554cm"/>
    </style:style>
    <style:style style:name="Table30.B" style:family="table-column">
      <style:table-column-properties style:column-width="1.522cm"/>
    </style:style>
    <style:style style:name="Table30.C" style:family="table-column">
      <style:table-column-properties style:column-width="1.346cm"/>
    </style:style>
    <style:style style:name="Table30.A1" style:family="table-cell">
      <style:table-cell-properties style:vertical-align="middle" fo:padding="0.049cm" fo:border="none"/>
    </style:style>
    <style:style style:name="Table20" style:family="table">
      <style:table-properties style:width="8.968cm" table:align="left"/>
    </style:style>
    <style:style style:name="Table20.A" style:family="table-column">
      <style:table-column-properties style:column-width="4.156cm"/>
    </style:style>
    <style:style style:name="Table20.B" style:family="table-column">
      <style:table-column-properties style:column-width="4.812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2.372cm"/>
    </style:style>
    <style:style style:name="Table21.B" style:family="table-column">
      <style:table-column-properties style:column-width="3.265cm"/>
    </style:style>
    <style:style style:name="Table21.C" style:family="table-column">
      <style:table-column-properties style:column-width="8.089cm"/>
    </style:style>
    <style:style style:name="Table21.D" style:family="table-column">
      <style:table-column-properties style:column-width="3.274cm"/>
    </style:style>
    <style:style style:name="Table21.A1" style:family="table-cell">
      <style:table-cell-properties style:vertical-align="middle" fo:padding="0.049cm" fo:border="none"/>
    </style:style>
    <style:style style:name="Table22" style:family="table">
      <style:table-properties style:width="7.856cm" table:align="left"/>
    </style:style>
    <style:style style:name="Table22.A" style:family="table-column">
      <style:table-column-properties style:column-width="4.02cm"/>
    </style:style>
    <style:style style:name="Table22.B" style:family="table-column">
      <style:table-column-properties style:column-width="1.894cm"/>
    </style:style>
    <style:style style:name="Table22.C" style:family="table-column">
      <style:table-column-properties style:column-width="1.942cm"/>
    </style:style>
    <style:style style:name="Table22.A1" style:family="table-cell">
      <style:table-cell-properties style:vertical-align="middle" fo:padding="0.049cm" fo:border="none"/>
    </style:style>
    <style:style style:name="Table24" style:family="table">
      <style:table-properties style:width="7.32cm" table:align="left"/>
    </style:style>
    <style:style style:name="Table24.A" style:family="table-column">
      <style:table-column-properties style:column-width="2.738cm"/>
    </style:style>
    <style:style style:name="Table24.B" style:family="table-column">
      <style:table-column-properties style:column-width="4.583cm"/>
    </style:style>
    <style:style style:name="Table24.A1" style:family="table-cell">
      <style:table-cell-properties style:vertical-align="middle" fo:padding="0.049cm" fo:border="none"/>
    </style:style>
    <style:style style:name="Table23" style:family="table">
      <style:table-properties style:width="9.195cm" table:align="left"/>
    </style:style>
    <style:style style:name="Table23.A" style:family="table-column">
      <style:table-column-properties style:column-width="2.316cm"/>
    </style:style>
    <style:style style:name="Table23.B" style:family="table-column">
      <style:table-column-properties style:column-width="2.956cm"/>
    </style:style>
    <style:style style:name="Table23.C" style:family="table-column">
      <style:table-column-properties style:column-width="3.923cm"/>
    </style:style>
    <style:style style:name="Table23.A1" style:family="table-cell">
      <style:table-cell-properties style:vertical-align="middle" fo:padding="0.049cm" fo:border="none"/>
    </style:style>
    <style:style style:name="Table25" style:family="table">
      <style:table-properties style:width="5.004cm" table:align="left"/>
    </style:style>
    <style:style style:name="Table25.A" style:family="table-column">
      <style:table-column-properties style:column-width="2.478cm"/>
    </style:style>
    <style:style style:name="Table25.B" style:family="table-column">
      <style:table-column-properties style:column-width="2.526cm"/>
    </style:style>
    <style:style style:name="Table25.A1" style:family="table-cell">
      <style:table-cell-properties style:vertical-align="middle" fo:padding="0.049cm" fo:border="none"/>
    </style:style>
    <style:style style:name="Table26" style:family="table">
      <style:table-properties style:width="9.142cm" table:align="left"/>
    </style:style>
    <style:style style:name="Table26.A" style:family="table-column">
      <style:table-column-properties style:column-width="6.04cm"/>
    </style:style>
    <style:style style:name="Table26.B" style:family="table-column">
      <style:table-column-properties style:column-width="3.103cm"/>
    </style:style>
    <style:style style:name="Table26.A1" style:family="table-cell">
      <style:table-cell-properties style:vertical-align="middle" fo:padding="0.049cm" fo:border="none"/>
    </style:style>
    <style:style style:name="Table27" style:family="table">
      <style:table-properties style:width="8.788cm" table:align="left"/>
    </style:style>
    <style:style style:name="Table27.A" style:family="table-column">
      <style:table-column-properties style:column-width="2.614cm"/>
    </style:style>
    <style:style style:name="Table27.B" style:family="table-column">
      <style:table-column-properties style:column-width="2.963cm"/>
    </style:style>
    <style:style style:name="Table27.C" style:family="table-column">
      <style:table-column-properties style:column-width="3.21cm"/>
    </style:style>
    <style:style style:name="Table27.A1" style:family="table-cell">
      <style:table-cell-properties style:vertical-align="middle" fo:padding="0.049cm" fo:border="none"/>
    </style:style>
    <style:style style:name="Table28" style:family="table">
      <style:table-properties style:width="4.043cm" table:align="left"/>
    </style:style>
    <style:style style:name="Table28.A" style:family="table-column">
      <style:table-column-properties style:column-width="1.96cm"/>
    </style:style>
    <style:style style:name="Table28.B" style:family="table-column">
      <style:table-column-properties style:column-width="2.083cm"/>
    </style:style>
    <style:style style:name="Table28.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04b8f" officeooo:paragraph-rsid="00004b8f"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22pt" style:text-underline-style="solid" style:text-underline-width="auto" style:text-underline-color="font-color" fo:font-weight="bold" officeooo:rsid="00004b8f" officeooo:paragraph-rsid="00004b8f" style:font-size-asian="19.25pt" style:font-weight-asian="bold" style:font-size-complex="22pt" style:font-weight-complex="bold"/>
    </style:style>
    <style:style style:name="P3" style:family="paragraph" style:parent-style-name="Standard">
      <style:paragraph-properties fo:text-align="start" style:justify-single-word="false"/>
      <style:text-properties fo:font-size="22pt" style:text-underline-style="solid" style:text-underline-width="auto" style:text-underline-color="font-color" fo:font-weight="bold" officeooo:rsid="00252209" officeooo:paragraph-rsid="00252209"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22pt" style:text-underline-style="solid" style:text-underline-width="auto" style:text-underline-color="font-color" fo:font-weight="bold" officeooo:rsid="00265cb4" officeooo:paragraph-rsid="00265cb4" style:font-size-asian="19.25pt" style:font-weight-asian="bold" style:font-size-complex="22pt" style:font-weight-complex="bold"/>
    </style:style>
    <style:style style:name="P5" style:family="paragraph" style:parent-style-name="Heading_20_2">
      <style:text-properties fo:font-size="22pt" style:text-underline-style="solid" style:text-underline-width="auto" style:text-underline-color="font-color" fo:font-weight="bold" officeooo:rsid="00516948" officeooo:paragraph-rsid="00516948" style:font-size-asian="22pt" style:font-weight-asian="bold" style:font-size-complex="22pt" style:font-weight-complex="bold"/>
    </style:style>
    <style:style style:name="P6" style:family="paragraph" style:parent-style-name="Text_20_body">
      <style:text-properties fo:font-size="22pt" style:text-underline-style="solid" style:text-underline-width="auto" style:text-underline-color="font-color" fo:font-weight="bold" officeooo:rsid="00516948" officeooo:paragraph-rsid="00516948"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22pt" style:text-underline-style="none" fo:font-weight="bold" officeooo:rsid="00004b8f" officeooo:paragraph-rsid="00004b8f" style:font-size-asian="19.25pt" style:font-weight-asian="bold" style:font-size-complex="22pt" style:font-weight-complex="bold"/>
    </style:style>
    <style:style style:name="P8" style:family="paragraph" style:parent-style-name="Text_20_body">
      <style:text-properties fo:font-size="22pt" style:text-underline-style="none" fo:font-weight="normal" officeooo:rsid="00539717" officeooo:paragraph-rsid="00539717" style:font-size-asian="22pt" style:font-weight-asian="normal" style:font-size-complex="22pt" style:font-weight-complex="normal"/>
    </style:style>
    <style:style style:name="P9" style:family="paragraph" style:parent-style-name="Text_20_body">
      <style:paragraph-properties fo:margin-left="0cm" fo:margin-right="0cm" fo:text-indent="0cm" style:auto-text-indent="false"/>
      <style:text-properties fo:font-size="22pt" officeooo:paragraph-rsid="01164fe8" style:font-size-asian="22pt" style:font-size-complex="22pt"/>
    </style:style>
    <style:style style:name="P10" style:family="paragraph" style:parent-style-name="Standard">
      <style:paragraph-properties fo:text-align="start" style:justify-single-word="false"/>
      <style:text-properties fo:font-size="12pt" style:text-underline-style="none" fo:font-weight="normal" officeooo:rsid="00004b8f" officeooo:paragraph-rsid="00004b8f" style:font-size-asian="10.5pt" style:font-weight-asian="normal" style:font-size-complex="12pt" style:font-weight-complex="normal"/>
    </style:style>
    <style:style style:name="P11" style:family="paragraph" style:parent-style-name="Text_20_body">
      <style:paragraph-properties fo:margin-left="0cm" fo:margin-right="0cm" fo:text-indent="0cm" style:auto-text-indent="false"/>
      <style:text-properties fo:font-size="12pt" fo:font-weight="normal" officeooo:paragraph-rsid="01164fe8" style:font-size-asian="12pt" style:font-weight-asian="normal" style:font-size-complex="12pt" style:font-weight-complex="normal"/>
    </style:style>
    <style:style style:name="P12" style:family="paragraph" style:parent-style-name="Text_20_body">
      <style:text-properties fo:font-size="12pt" fo:font-weight="normal" officeooo:rsid="013f64e7" officeooo:paragraph-rsid="013f64e7" style:font-size-asian="10.5pt" style:font-weight-asian="normal" style:font-size-complex="12pt" style:font-weight-complex="normal"/>
    </style:style>
    <style:style style:name="P13" style:family="paragraph" style:parent-style-name="Text_20_body">
      <style:text-properties fo:font-size="12pt" style:text-underline-style="solid" style:text-underline-width="auto" style:text-underline-color="font-color" officeooo:paragraph-rsid="01229a72" style:font-size-asian="12pt" style:font-size-complex="12pt"/>
    </style:style>
    <style:style style:name="P14" style:family="paragraph" style:parent-style-name="Standard">
      <style:text-properties fo:font-size="12pt" fo:font-weight="bold" officeooo:rsid="013f64e7" officeooo:paragraph-rsid="013f64e7" style:font-size-asian="10.5pt" style:font-weight-asian="bold" style:font-size-complex="12pt" style:font-weight-complex="bold"/>
    </style:style>
    <style:style style:name="P15" style:family="paragraph" style:parent-style-name="Text_20_body">
      <style:text-properties fo:font-size="12pt" fo:font-weight="bold" officeooo:rsid="013f64e7" officeooo:paragraph-rsid="013f64e7" style:font-size-asian="10.5pt" style:font-weight-asian="bold" style:font-size-complex="12pt" style:font-weight-complex="bold"/>
    </style:style>
    <style:style style:name="P16" style:family="paragraph" style:parent-style-name="Preformatted_20_Text">
      <style:text-properties fo:font-size="12pt" fo:font-weight="bold" officeooo:rsid="014ce52b" officeooo:paragraph-rsid="014e29c0"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5pt" style:text-underline-style="none" fo:font-weight="normal" officeooo:rsid="00004b8f" officeooo:paragraph-rsid="00004b8f" style:font-size-asian="15pt" style:font-weight-asian="normal" style:font-size-complex="15pt" style:font-weight-complex="normal"/>
    </style:style>
    <style:style style:name="P18" style:family="paragraph" style:parent-style-name="Heading_20_1">
      <style:text-properties fo:font-size="15pt" style:text-underline-style="none" fo:font-weight="bold" officeooo:rsid="013c1f68" officeooo:paragraph-rsid="013c1f68" style:font-size-asian="15pt" style:font-weight-asian="bold" style:font-size-complex="15pt" style:font-weight-complex="bold"/>
    </style:style>
    <style:style style:name="P19" style:family="paragraph" style:parent-style-name="Text_20_body">
      <style:text-properties fo:font-size="15pt" style:text-underline-style="none" fo:font-weight="bold" officeooo:rsid="013da3b3" officeooo:paragraph-rsid="013da3b3" style:font-size-asian="15pt" style:font-weight-asian="bold" style:font-size-complex="15pt" style:font-weight-complex="bold"/>
    </style:style>
    <style:style style:name="P20" style:family="paragraph" style:parent-style-name="Preformatted_20_Text">
      <style:text-properties fo:font-size="15pt" style:text-underline-style="none" fo:font-weight="bold" officeooo:rsid="013da3b3" officeooo:paragraph-rsid="013da4c6" style:font-size-asian="15pt" style:font-weight-asian="bold" style:font-size-complex="15pt" style:font-weight-complex="bold"/>
    </style:style>
    <style:style style:name="P21" style:family="paragraph" style:parent-style-name="Text_20_body">
      <style:text-properties fo:font-size="15pt" style:text-underline-style="none" fo:font-weight="bold" officeooo:rsid="013da3b3" officeooo:paragraph-rsid="013da4c6" style:font-size-asian="15pt" style:font-weight-asian="bold" style:font-size-complex="15pt" style:font-weight-complex="bold"/>
    </style:style>
    <style:style style:name="P22" style:family="paragraph" style:parent-style-name="Text_20_body">
      <style:text-properties fo:font-size="15pt" style:text-underline-style="none" fo:font-weight="bold" officeooo:rsid="01409b40" officeooo:paragraph-rsid="01409b40"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04b8f" officeooo:paragraph-rsid="00004b8f" style:font-size-asian="15pt" style:font-weight-asian="bold" style:font-size-complex="15pt" style:font-weight-complex="bold"/>
    </style:style>
    <style:style style:name="P24" style:family="paragraph" style:parent-style-name="Heading_20_3">
      <style:paragraph-properties fo:text-align="start" style:justify-single-word="false"/>
      <style:text-properties fo:font-size="15pt" style:text-underline-style="solid" style:text-underline-width="auto" style:text-underline-color="font-color" fo:font-weight="bold" officeooo:rsid="00004b8f" officeooo:paragraph-rsid="00004b8f" style:font-size-asian="15pt" style:font-weight-asian="bold" style:font-size-complex="15pt" style:font-weight-complex="bold"/>
    </style:style>
    <style:style style:name="P25" style:family="paragraph" style:parent-style-name="Heading_20_2">
      <style:text-properties fo:font-size="15pt" style:text-underline-style="solid" style:text-underline-width="auto" style:text-underline-color="font-color" fo:font-weight="bold" officeooo:rsid="013c10ae" officeooo:paragraph-rsid="013c10ae" style:font-size-asian="15pt" style:font-weight-asian="bold" style:font-size-complex="15pt" style:font-weight-complex="bold"/>
    </style:style>
    <style:style style:name="P26" style:family="paragraph" style:parent-style-name="Text_20_body">
      <style:text-properties fo:font-size="15pt" style:text-underline-style="solid" style:text-underline-width="auto" style:text-underline-color="font-color" fo:font-weight="bold" officeooo:rsid="013c10ae" officeooo:paragraph-rsid="013c10ae" style:font-size-asian="15pt" style:font-weight-asian="bold" style:font-size-complex="15pt" style:font-weight-complex="bold"/>
    </style:style>
    <style:style style:name="P27" style:family="paragraph" style:parent-style-name="Text_20_body">
      <style:text-properties fo:font-size="15pt" style:text-underline-style="solid" style:text-underline-width="auto" style:text-underline-color="font-color" fo:font-weight="bold" officeooo:rsid="013c1f68" officeooo:paragraph-rsid="013c1f68" style:font-size-asian="15pt" style:font-weight-asian="bold" style:font-size-complex="15pt" style:font-weight-complex="bold"/>
    </style:style>
    <style:style style:name="P28" style:family="paragraph" style:parent-style-name="Text_20_body">
      <style:text-properties fo:font-size="15pt" style:text-underline-style="solid" style:text-underline-width="auto" style:text-underline-color="font-color" fo:font-weight="bold" officeooo:rsid="01516d28" officeooo:paragraph-rsid="01516d28" style:font-size-asian="15pt" style:font-weight-asian="bold" style:font-size-complex="15pt" style:font-weight-complex="bold"/>
    </style:style>
    <style:style style:name="P29" style:family="paragraph" style:parent-style-name="Text_20_body">
      <style:paragraph-properties fo:margin-left="0cm" fo:margin-right="0cm" fo:text-indent="0cm" style:auto-text-indent="false"/>
      <style:text-properties fo:font-size="15pt" officeooo:paragraph-rsid="0119e0ee" style:font-size-asian="15pt" style:font-size-complex="15pt"/>
    </style:style>
    <style:style style:name="P30" style:family="paragraph" style:parent-style-name="Heading_20_2">
      <style:text-properties fo:font-size="15pt" fo:font-weight="bold" officeooo:rsid="01486b3a" officeooo:paragraph-rsid="01486b3a" style:font-size-asian="15pt" style:font-weight-asian="bold" style:font-size-complex="15pt" style:font-weight-complex="bold"/>
    </style:style>
    <style:style style:name="P31" style:family="paragraph" style:parent-style-name="Heading_20_3">
      <style:text-properties fo:font-size="15pt" fo:font-weight="bold" officeooo:rsid="01486b3a" officeooo:paragraph-rsid="01486b3a" style:font-size-asian="15pt" style:font-weight-asian="bold" style:font-size-complex="15pt" style:font-weight-complex="bold"/>
    </style:style>
    <style:style style:name="P32" style:family="paragraph" style:parent-style-name="Preformatted_20_Text">
      <style:text-properties fo:font-size="15pt" fo:font-weight="bold" officeooo:rsid="01486b3a" officeooo:paragraph-rsid="01486b3a" style:font-size-asian="15pt" style:font-weight-asian="bold" style:font-size-complex="15pt" style:font-weight-complex="bold"/>
    </style:style>
    <style:style style:name="P33" style:family="paragraph" style:parent-style-name="Text_20_body">
      <style:text-properties fo:font-size="15pt" fo:font-weight="bold" officeooo:rsid="01486b3a" officeooo:paragraph-rsid="01486b3a" style:font-size-asian="15pt" style:font-weight-asian="bold" style:font-size-complex="15pt" style:font-weight-complex="bold"/>
    </style:style>
    <style:style style:name="P34" style:family="paragraph" style:parent-style-name="Heading_20_3">
      <style:text-properties fo:font-size="15pt" fo:font-weight="bold" officeooo:rsid="014e29c0" officeooo:paragraph-rsid="014e29c0" style:font-size-asian="15pt" style:font-weight-asian="bold" style:font-size-complex="15pt" style:font-weight-complex="bold"/>
    </style:style>
    <style:style style:name="P35" style:family="paragraph" style:parent-style-name="Preformatted_20_Text">
      <style:text-properties fo:font-size="15pt" fo:font-weight="bold" officeooo:rsid="014e29c0" officeooo:paragraph-rsid="014e29c0" style:font-size-asian="15pt" style:font-weight-asian="bold" style:font-size-complex="15pt" style:font-weight-complex="bold"/>
    </style:style>
    <style:style style:name="P36" style:family="paragraph" style:parent-style-name="Preformatted_20_Text">
      <style:text-properties fo:font-size="15pt" fo:font-weight="bold" officeooo:rsid="014ce52b" officeooo:paragraph-rsid="014ce52b" style:font-size-asian="15pt" style:font-weight-asian="bold" style:font-size-complex="15pt" style:font-weight-complex="bold"/>
    </style:style>
    <style:style style:name="P37" style:family="paragraph" style:parent-style-name="Text_20_body">
      <style:text-properties fo:font-size="15pt" fo:font-weight="bold" officeooo:rsid="014ce52b" officeooo:paragraph-rsid="014ce52b" style:font-size-asian="15pt" style:font-weight-asian="bold" style:font-size-complex="15pt" style:font-weight-complex="bold"/>
    </style:style>
    <style:style style:name="P38" style:family="paragraph" style:parent-style-name="Preformatted_20_Text">
      <style:paragraph-properties fo:text-align="start" style:justify-single-word="false"/>
      <style:text-properties fo:font-size="15pt" fo:font-weight="bold" officeooo:rsid="01654d4f" officeooo:paragraph-rsid="01654d4f" style:font-size-asian="15pt" style:font-weight-asian="bold" style:font-size-complex="15pt" style:font-weight-complex="bold"/>
    </style:style>
    <style:style style:name="P39" style:family="paragraph" style:parent-style-name="Preformatted_20_Text">
      <style:text-properties fo:font-size="15pt" fo:font-weight="normal" officeooo:rsid="014ce52b" officeooo:paragraph-rsid="014ce52b"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style:text-underline-style="none" fo:font-weight="normal" officeooo:rsid="00004b8f" officeooo:paragraph-rsid="00004b8f" style:font-weight-asian="normal" style:font-weight-complex="normal"/>
    </style:style>
    <style:style style:name="P41" style:family="paragraph" style:parent-style-name="Heading_20_3">
      <style:paragraph-properties fo:text-align="start" style:justify-single-word="false"/>
      <style:text-properties style:text-underline-style="none" fo:font-weight="normal" officeooo:rsid="00004b8f" officeooo:paragraph-rsid="00004b8f"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05f448" officeooo:paragraph-rsid="0005f448" style:font-weight-asian="normal" style:font-weight-complex="normal"/>
    </style:style>
    <style:style style:name="P43" style:family="paragraph" style:parent-style-name="Heading_20_2">
      <style:paragraph-properties fo:text-align="start" style:justify-single-word="false"/>
      <style:text-properties style:text-underline-style="none" fo:font-weight="bold" officeooo:rsid="0006b3b1" officeooo:paragraph-rsid="0006b3b1" style:font-weight-asian="bold" style:font-weight-complex="bold"/>
    </style:style>
    <style:style style:name="P44" style:family="paragraph" style:parent-style-name="Standard">
      <style:paragraph-properties fo:text-align="start" style:justify-single-word="false"/>
      <style:text-properties style:text-underline-style="none" fo:font-weight="bold" officeooo:rsid="00004b8f" officeooo:paragraph-rsid="00004b8f" style:font-weight-asian="bold" style:font-weight-complex="bold"/>
    </style:style>
    <style:style style:name="P45" style:family="paragraph" style:parent-style-name="Heading_20_2">
      <style:text-properties style:text-underline-style="none" officeooo:rsid="004c745f" officeooo:paragraph-rsid="004c745f"/>
    </style:style>
    <style:style style:name="P46" style:family="paragraph" style:parent-style-name="Text_20_body">
      <style:text-properties style:text-underline-style="none" officeooo:rsid="004c745f" officeooo:paragraph-rsid="004c745f"/>
    </style:style>
    <style:style style:name="P47" style:family="paragraph" style:parent-style-name="Heading_20_2">
      <style:paragraph-properties fo:margin-top="0.212cm" fo:margin-bottom="0.247cm" style:contextual-spacing="false" fo:orphans="2" fo:widows="2" fo:padding="0cm" fo:border="none"/>
      <style:text-properties style:text-underline-style="none" officeooo:rsid="01296921" officeooo:paragraph-rsid="01296921"/>
    </style:style>
    <style:style style:name="P48" style:family="paragraph" style:parent-style-name="Standard">
      <style:paragraph-properties fo:text-align="start" style:justify-single-word="false"/>
      <style:text-properties officeooo:paragraph-rsid="00004b8f"/>
    </style:style>
    <style:style style:name="P49" style:family="paragraph" style:parent-style-name="Heading_20_2">
      <style:paragraph-properties fo:text-align="start" style:justify-single-word="false"/>
      <style:text-properties officeooo:paragraph-rsid="00004b8f"/>
    </style:style>
    <style:style style:name="P50" style:family="paragraph" style:parent-style-name="Standard">
      <style:paragraph-properties fo:text-align="start" style:justify-single-word="false"/>
      <style:text-properties officeooo:paragraph-rsid="0006b3b1"/>
    </style:style>
    <style:style style:name="P51" style:family="paragraph" style:parent-style-name="Standard">
      <style:paragraph-properties fo:text-align="start" style:justify-single-word="false"/>
      <style:text-properties officeooo:paragraph-rsid="0005f448"/>
    </style:style>
    <style:style style:name="P52" style:family="paragraph" style:parent-style-name="Standard">
      <style:paragraph-properties fo:text-align="start" style:justify-single-word="false"/>
      <style:text-properties officeooo:paragraph-rsid="001b7a60"/>
    </style:style>
    <style:style style:name="P53" style:family="paragraph" style:parent-style-name="Heading_20_2">
      <style:paragraph-properties fo:text-align="start" style:justify-single-word="false"/>
      <style:text-properties officeooo:paragraph-rsid="00349564"/>
    </style:style>
    <style:style style:name="P54" style:family="paragraph" style:parent-style-name="Standard">
      <style:paragraph-properties fo:text-align="start" style:justify-single-word="false"/>
      <style:text-properties officeooo:paragraph-rsid="00349564"/>
    </style:style>
    <style:style style:name="P55" style:family="paragraph" style:parent-style-name="Heading_20_2">
      <style:paragraph-properties fo:text-align="start" style:justify-single-word="false"/>
      <style:text-properties officeooo:paragraph-rsid="0039fbd4"/>
    </style:style>
    <style:style style:name="P56" style:family="paragraph" style:parent-style-name="Standard">
      <style:paragraph-properties fo:text-align="start" style:justify-single-word="false"/>
      <style:text-properties officeooo:paragraph-rsid="0039fbd4"/>
    </style:style>
    <style:style style:name="P57" style:family="paragraph" style:parent-style-name="Preformatted_20_Text">
      <style:paragraph-properties fo:text-align="start" style:justify-single-word="false"/>
      <style:text-properties officeooo:paragraph-rsid="0036281b"/>
    </style:style>
    <style:style style:name="P58" style:family="paragraph" style:parent-style-name="Standard">
      <style:paragraph-properties fo:text-align="start" style:justify-single-word="false"/>
      <style:text-properties officeooo:paragraph-rsid="0036281b"/>
    </style:style>
    <style:style style:name="P59" style:family="paragraph" style:parent-style-name="Standard">
      <style:paragraph-properties fo:text-align="start" style:justify-single-word="false"/>
      <style:text-properties officeooo:paragraph-rsid="00091082"/>
    </style:style>
    <style:style style:name="P60" style:family="paragraph" style:parent-style-name="Standard">
      <style:paragraph-properties fo:text-align="start" style:justify-single-word="false"/>
      <style:text-properties officeooo:paragraph-rsid="003432cd"/>
    </style:style>
    <style:style style:name="P61" style:family="paragraph" style:parent-style-name="Standard">
      <style:paragraph-properties fo:text-align="start" style:justify-single-word="false"/>
      <style:text-properties officeooo:paragraph-rsid="00347c45"/>
    </style:style>
    <style:style style:name="P62" style:family="paragraph" style:parent-style-name="Standard">
      <style:paragraph-properties fo:text-align="start" style:justify-single-word="false"/>
      <style:text-properties officeooo:paragraph-rsid="00381227"/>
    </style:style>
    <style:style style:name="P63" style:family="paragraph" style:parent-style-name="Standard">
      <style:paragraph-properties fo:text-align="start" style:justify-single-word="false"/>
      <style:text-properties officeooo:paragraph-rsid="00385b26"/>
    </style:style>
    <style:style style:name="P64" style:family="paragraph" style:parent-style-name="Text_20_body">
      <style:paragraph-properties fo:text-align="start" style:justify-single-word="false"/>
      <style:text-properties officeooo:paragraph-rsid="00385b26"/>
    </style:style>
    <style:style style:name="P65" style:family="paragraph" style:parent-style-name="Standard">
      <style:paragraph-properties fo:text-align="start" style:justify-single-word="false"/>
      <style:text-properties officeooo:paragraph-rsid="0044913e"/>
    </style:style>
    <style:style style:name="P66" style:family="paragraph" style:parent-style-name="Heading_20_2">
      <style:paragraph-properties fo:text-align="start" style:justify-single-word="false"/>
      <style:text-properties officeooo:paragraph-rsid="007e0bff"/>
    </style:style>
    <style:style style:name="P67" style:family="paragraph" style:parent-style-name="Heading_20_3">
      <style:paragraph-properties fo:text-align="start" style:justify-single-word="false"/>
      <style:text-properties officeooo:paragraph-rsid="007e0bff"/>
    </style:style>
    <style:style style:name="P68" style:family="paragraph" style:parent-style-name="Preformatted_20_Text">
      <style:paragraph-properties fo:text-align="start" style:justify-single-word="false"/>
      <style:text-properties officeooo:paragraph-rsid="007e0bff"/>
    </style:style>
    <style:style style:name="P69" style:family="paragraph" style:parent-style-name="Text_20_body">
      <style:paragraph-properties fo:text-align="start" style:justify-single-word="false"/>
      <style:text-properties officeooo:paragraph-rsid="007e0bff"/>
    </style:style>
    <style:style style:name="P70" style:family="paragraph" style:parent-style-name="Heading_20_1">
      <style:paragraph-properties fo:text-align="start" style:justify-single-word="false"/>
      <style:text-properties officeooo:paragraph-rsid="007e0bff"/>
    </style:style>
    <style:style style:name="P71" style:family="paragraph" style:parent-style-name="Standard">
      <style:paragraph-properties fo:text-align="start" style:justify-single-word="false"/>
      <style:text-properties officeooo:paragraph-rsid="007e0bff"/>
    </style:style>
    <style:style style:name="P72" style:family="paragraph" style:parent-style-name="Preformatted_20_Text">
      <style:paragraph-properties fo:text-align="start" style:justify-single-word="false"/>
      <style:text-properties officeooo:paragraph-rsid="0074f914"/>
    </style:style>
    <style:style style:name="P73" style:family="paragraph" style:parent-style-name="Text_20_body">
      <style:paragraph-properties fo:text-align="start" style:justify-single-word="false"/>
      <style:text-properties officeooo:paragraph-rsid="0074f914"/>
    </style:style>
    <style:style style:name="P74" style:family="paragraph" style:parent-style-name="Preformatted_20_Text">
      <style:paragraph-properties fo:text-align="start" style:justify-single-word="false"/>
      <style:text-properties officeooo:paragraph-rsid="007db2c8"/>
    </style:style>
    <style:style style:name="P75" style:family="paragraph" style:parent-style-name="Text_20_body">
      <style:paragraph-properties fo:text-align="start" style:justify-single-word="false"/>
      <style:text-properties officeooo:paragraph-rsid="007db2c8"/>
    </style:style>
    <style:style style:name="P76" style:family="paragraph" style:parent-style-name="Preformatted_20_Text">
      <style:paragraph-properties fo:text-align="start" style:justify-single-word="false"/>
      <style:text-properties officeooo:paragraph-rsid="0082aa04"/>
    </style:style>
    <style:style style:name="P77" style:family="paragraph" style:parent-style-name="Standard">
      <style:paragraph-properties fo:text-align="start" style:justify-single-word="false"/>
      <style:text-properties officeooo:paragraph-rsid="007535d4"/>
    </style:style>
    <style:style style:name="P78" style:family="paragraph" style:parent-style-name="Text_20_body">
      <style:paragraph-properties fo:text-align="start" style:justify-single-word="false"/>
      <style:text-properties officeooo:paragraph-rsid="007535d4"/>
    </style:style>
    <style:style style:name="P79" style:family="paragraph" style:parent-style-name="Text_20_body">
      <style:paragraph-properties fo:text-align="start" style:justify-single-word="false"/>
      <style:text-properties officeooo:paragraph-rsid="00745c6c"/>
    </style:style>
    <style:style style:name="P80" style:family="paragraph" style:parent-style-name="Text_20_body">
      <style:paragraph-properties fo:text-align="start" style:justify-single-word="false"/>
      <style:text-properties officeooo:paragraph-rsid="0076b1ca"/>
    </style:style>
    <style:style style:name="P81" style:family="paragraph" style:parent-style-name="Text_20_body">
      <style:paragraph-properties fo:text-align="start" style:justify-single-word="false"/>
      <style:text-properties officeooo:paragraph-rsid="00785591"/>
    </style:style>
    <style:style style:name="P82" style:family="paragraph" style:parent-style-name="Text_20_body">
      <style:paragraph-properties fo:text-align="start" style:justify-single-word="false"/>
      <style:text-properties officeooo:paragraph-rsid="007af5c2"/>
    </style:style>
    <style:style style:name="P83" style:family="paragraph" style:parent-style-name="Text_20_body">
      <style:paragraph-properties fo:text-align="start" style:justify-single-word="false"/>
      <style:text-properties officeooo:paragraph-rsid="007cd62b"/>
    </style:style>
    <style:style style:name="P84" style:family="paragraph" style:parent-style-name="Text_20_body">
      <style:paragraph-properties fo:text-align="start" style:justify-single-word="false"/>
      <style:text-properties officeooo:paragraph-rsid="007edff5"/>
    </style:style>
    <style:style style:name="P85" style:family="paragraph" style:parent-style-name="Text_20_body">
      <style:paragraph-properties fo:text-align="start" style:justify-single-word="false"/>
      <style:text-properties officeooo:paragraph-rsid="007f19e9"/>
    </style:style>
    <style:style style:name="P86" style:family="paragraph" style:parent-style-name="Text_20_body">
      <style:paragraph-properties fo:text-align="start" style:justify-single-word="false"/>
      <style:text-properties officeooo:paragraph-rsid="00841443"/>
    </style:style>
    <style:style style:name="P87" style:family="paragraph" style:parent-style-name="Text_20_body">
      <style:paragraph-properties fo:text-align="start" style:justify-single-word="false"/>
      <style:text-properties officeooo:paragraph-rsid="0086f461"/>
    </style:style>
    <style:style style:name="P88" style:family="paragraph" style:parent-style-name="Preformatted_20_Text">
      <style:paragraph-properties fo:text-align="start" style:justify-single-word="false"/>
      <style:text-properties officeooo:paragraph-rsid="0086f461"/>
    </style:style>
    <style:style style:name="P89" style:family="paragraph" style:parent-style-name="Preformatted_20_Text">
      <style:paragraph-properties fo:text-align="start" style:justify-single-word="false"/>
      <style:text-properties officeooo:paragraph-rsid="0099ec0f"/>
    </style:style>
    <style:style style:name="P90" style:family="paragraph" style:parent-style-name="Text_20_body">
      <style:paragraph-properties fo:text-align="start" style:justify-single-word="false"/>
      <style:text-properties officeooo:paragraph-rsid="0099ec0f"/>
    </style:style>
    <style:style style:name="P91" style:family="paragraph" style:parent-style-name="Text_20_body">
      <style:paragraph-properties fo:text-align="start" style:justify-single-word="false"/>
      <style:text-properties officeooo:paragraph-rsid="008b794f"/>
    </style:style>
    <style:style style:name="P92" style:family="paragraph" style:parent-style-name="Text_20_body">
      <style:paragraph-properties fo:text-align="start" style:justify-single-word="false"/>
      <style:text-properties officeooo:paragraph-rsid="00942b8d"/>
    </style:style>
    <style:style style:name="P93" style:family="paragraph" style:parent-style-name="Text_20_body">
      <style:paragraph-properties fo:text-align="start" style:justify-single-word="false"/>
      <style:text-properties officeooo:paragraph-rsid="009e89d8"/>
    </style:style>
    <style:style style:name="P94" style:family="paragraph" style:parent-style-name="Heading_20_2">
      <style:paragraph-properties fo:text-align="start" style:justify-single-word="false"/>
      <style:text-properties officeooo:paragraph-rsid="00a3f4ec"/>
    </style:style>
    <style:style style:name="P95" style:family="paragraph" style:parent-style-name="List_20_Heading">
      <style:paragraph-properties fo:text-align="start" style:justify-single-word="false"/>
      <style:text-properties officeooo:paragraph-rsid="00a3f4ec"/>
    </style:style>
    <style:style style:name="P96" style:family="paragraph" style:parent-style-name="Preformatted_20_Text">
      <style:paragraph-properties fo:text-align="start" style:justify-single-word="false"/>
      <style:text-properties officeooo:paragraph-rsid="00a3f4ec"/>
    </style:style>
    <style:style style:name="P97" style:family="paragraph" style:parent-style-name="Text_20_body">
      <style:paragraph-properties fo:text-align="start" style:justify-single-word="false"/>
      <style:text-properties officeooo:paragraph-rsid="00a3f4ec"/>
    </style:style>
    <style:style style:name="P98" style:family="paragraph" style:parent-style-name="Text_20_body">
      <style:paragraph-properties fo:text-align="start" style:justify-single-word="false"/>
      <style:text-properties officeooo:paragraph-rsid="009f98f5"/>
    </style:style>
    <style:style style:name="P99" style:family="paragraph" style:parent-style-name="Text_20_body">
      <style:paragraph-properties fo:text-align="start" style:justify-single-word="false"/>
      <style:text-properties officeooo:paragraph-rsid="00a22722"/>
    </style:style>
    <style:style style:name="P100" style:family="paragraph" style:parent-style-name="Heading_20_1">
      <style:paragraph-properties fo:text-align="start" style:justify-single-word="false"/>
      <style:text-properties officeooo:paragraph-rsid="00a22722"/>
    </style:style>
    <style:style style:name="P101" style:family="paragraph" style:parent-style-name="Heading_20_2">
      <style:paragraph-properties fo:text-align="start" style:justify-single-word="false"/>
      <style:text-properties officeooo:paragraph-rsid="00c053af"/>
    </style:style>
    <style:style style:name="P102" style:family="paragraph" style:parent-style-name="Heading_20_4">
      <style:paragraph-properties fo:text-align="start" style:justify-single-word="false"/>
      <style:text-properties officeooo:paragraph-rsid="00c053af"/>
    </style:style>
    <style:style style:name="P103" style:family="paragraph" style:parent-style-name="Text_20_body">
      <style:paragraph-properties fo:text-align="start" style:justify-single-word="false"/>
      <style:text-properties officeooo:paragraph-rsid="00c053af"/>
    </style:style>
    <style:style style:name="P104" style:family="paragraph" style:parent-style-name="Preformatted_20_Text">
      <style:paragraph-properties fo:text-align="start" style:justify-single-word="false"/>
      <style:text-properties officeooo:paragraph-rsid="00bd9bbd"/>
    </style:style>
    <style:style style:name="P105" style:family="paragraph" style:parent-style-name="Text_20_body">
      <style:paragraph-properties fo:text-align="start" style:justify-single-word="false"/>
      <style:text-properties officeooo:paragraph-rsid="00bd9bbd"/>
    </style:style>
    <style:style style:name="P106" style:family="paragraph" style:parent-style-name="Standard">
      <style:paragraph-properties fo:text-align="start" style:justify-single-word="false"/>
      <style:text-properties officeooo:paragraph-rsid="00bd2284"/>
    </style:style>
    <style:style style:name="P107" style:family="paragraph" style:parent-style-name="Text_20_body">
      <style:paragraph-properties fo:text-align="start" style:justify-single-word="false"/>
      <style:text-properties officeooo:paragraph-rsid="00bd2284"/>
    </style:style>
    <style:style style:name="P108" style:family="paragraph" style:parent-style-name="Text_20_body">
      <style:paragraph-properties fo:text-align="start" style:justify-single-word="false"/>
      <style:text-properties officeooo:paragraph-rsid="00be6b62"/>
    </style:style>
    <style:style style:name="P109" style:family="paragraph" style:parent-style-name="Heading_20_1">
      <style:paragraph-properties fo:text-align="start" style:justify-single-word="false"/>
      <style:text-properties officeooo:paragraph-rsid="00d7dbbe"/>
    </style:style>
    <style:style style:name="P110" style:family="paragraph" style:parent-style-name="Text_20_body">
      <style:paragraph-properties fo:text-align="start" style:justify-single-word="false"/>
      <style:text-properties officeooo:paragraph-rsid="00d7dbbe"/>
    </style:style>
    <style:style style:name="P111" style:family="paragraph" style:parent-style-name="Heading_20_1">
      <style:paragraph-properties fo:text-align="start" style:justify-single-word="false"/>
      <style:text-properties officeooo:paragraph-rsid="00dcd288"/>
    </style:style>
    <style:style style:name="P112" style:family="paragraph" style:parent-style-name="Text_20_body">
      <style:paragraph-properties fo:text-align="start" style:justify-single-word="false"/>
      <style:text-properties officeooo:paragraph-rsid="00dcd288"/>
    </style:style>
    <style:style style:name="P113" style:family="paragraph" style:parent-style-name="Heading_20_2">
      <style:paragraph-properties fo:text-align="start" style:justify-single-word="false"/>
      <style:text-properties officeooo:paragraph-rsid="00d72aff"/>
    </style:style>
    <style:style style:name="P114" style:family="paragraph" style:parent-style-name="Text_20_body">
      <style:paragraph-properties fo:text-align="start" style:justify-single-word="false"/>
      <style:text-properties officeooo:paragraph-rsid="00d72aff"/>
    </style:style>
    <style:style style:name="P115" style:family="paragraph" style:parent-style-name="Heading_20_2">
      <style:paragraph-properties fo:text-align="start" style:justify-single-word="false"/>
      <style:text-properties officeooo:paragraph-rsid="00d77dbe"/>
    </style:style>
    <style:style style:name="P116" style:family="paragraph" style:parent-style-name="Heading_20_4">
      <style:paragraph-properties fo:text-align="start" style:justify-single-word="false"/>
      <style:text-properties officeooo:paragraph-rsid="00d77dbe"/>
    </style:style>
    <style:style style:name="P117" style:family="paragraph" style:parent-style-name="Text_20_body">
      <style:paragraph-properties fo:text-align="start" style:justify-single-word="false"/>
      <style:text-properties officeooo:paragraph-rsid="00d77dbe"/>
    </style:style>
    <style:style style:name="P118" style:family="paragraph" style:parent-style-name="Text_20_body">
      <style:paragraph-properties fo:text-align="start" style:justify-single-word="false"/>
      <style:text-properties officeooo:paragraph-rsid="00e5c8d3"/>
    </style:style>
    <style:style style:name="P119" style:family="paragraph" style:parent-style-name="Heading_20_1">
      <style:paragraph-properties fo:text-align="start" style:justify-single-word="false"/>
      <style:text-properties officeooo:paragraph-rsid="00eda011"/>
    </style:style>
    <style:style style:name="P120" style:family="paragraph" style:parent-style-name="Heading_20_2">
      <style:paragraph-properties fo:text-align="start" style:justify-single-word="false"/>
      <style:text-properties officeooo:paragraph-rsid="00eda011"/>
    </style:style>
    <style:style style:name="P121" style:family="paragraph" style:parent-style-name="Text_20_body">
      <style:paragraph-properties fo:text-align="start" style:justify-single-word="false"/>
      <style:text-properties officeooo:paragraph-rsid="00eda011"/>
    </style:style>
    <style:style style:name="P122" style:family="paragraph" style:parent-style-name="Preformatted_20_Text">
      <style:paragraph-properties fo:text-align="start" style:justify-single-word="false"/>
      <style:text-properties officeooo:paragraph-rsid="00f1088e"/>
    </style:style>
    <style:style style:name="P123" style:family="paragraph" style:parent-style-name="Text_20_body">
      <style:paragraph-properties fo:text-align="start" style:justify-single-word="false"/>
      <style:text-properties officeooo:paragraph-rsid="00f1088e"/>
    </style:style>
    <style:style style:name="P124" style:family="paragraph" style:parent-style-name="Text_20_body">
      <style:paragraph-properties fo:text-align="start" style:justify-single-word="false"/>
      <style:text-properties officeooo:paragraph-rsid="00eba358"/>
    </style:style>
    <style:style style:name="P125" style:family="paragraph" style:parent-style-name="Text_20_body">
      <style:paragraph-properties fo:text-align="start" style:justify-single-word="false"/>
      <style:text-properties officeooo:paragraph-rsid="00edf451"/>
    </style:style>
    <style:style style:name="P126" style:family="paragraph" style:parent-style-name="Text_20_body">
      <style:paragraph-properties fo:text-align="start" style:justify-single-word="false"/>
      <style:text-properties officeooo:paragraph-rsid="00f3688f"/>
    </style:style>
    <style:style style:name="P127" style:family="paragraph" style:parent-style-name="Text_20_body">
      <style:paragraph-properties fo:text-align="start" style:justify-single-word="false"/>
      <style:text-properties officeooo:paragraph-rsid="00f7aaf7"/>
    </style:style>
    <style:style style:name="P128" style:family="paragraph" style:parent-style-name="Text_20_body">
      <style:paragraph-properties fo:text-align="start" style:justify-single-word="false"/>
      <style:text-properties officeooo:paragraph-rsid="016c2c10"/>
    </style:style>
    <style:style style:name="P129" style:family="paragraph" style:parent-style-name="Text_20_body">
      <style:paragraph-properties fo:text-align="start" style:justify-single-word="false"/>
      <style:text-properties officeooo:paragraph-rsid="016ddc92"/>
    </style:style>
    <style:style style:name="P130" style:family="paragraph" style:parent-style-name="Text_20_body">
      <style:paragraph-properties fo:text-align="start" style:justify-single-word="false"/>
      <style:text-properties officeooo:paragraph-rsid="018c3f9c"/>
    </style:style>
    <style:style style:name="P131" style:family="paragraph" style:parent-style-name="Standard">
      <style:paragraph-properties fo:text-align="start" style:justify-single-word="false"/>
      <style:text-properties fo:color="#c9211e" loext:opacity="100%" fo:font-size="12pt" style:text-underline-style="none" fo:font-weight="normal" officeooo:rsid="00004b8f" officeooo:paragraph-rsid="00004b8f" style:font-size-asian="10.5pt" style:font-weight-asian="normal" style:font-size-complex="12pt" style:font-weight-complex="normal"/>
    </style:style>
    <style:style style:name="P132" style:family="paragraph" style:parent-style-name="Text_20_body">
      <style:paragraph-properties fo:margin-left="0cm" fo:margin-right="0cm" fo:text-indent="0cm" style:auto-text-indent="false"/>
      <style:text-properties fo:color="#c9211e" loext:opacity="100%" fo:font-size="12pt" fo:font-weight="bold" officeooo:rsid="01164fe8" officeooo:paragraph-rsid="01164fe8" style:font-size-asian="12pt" style:font-weight-asian="bold" style:font-size-complex="12pt" style:font-weight-complex="bold"/>
    </style:style>
    <style:style style:name="P133" style:family="paragraph" style:parent-style-name="Text_20_body">
      <style:paragraph-properties fo:margin-left="0cm" fo:margin-right="0cm" fo:text-indent="0cm" style:auto-text-indent="false"/>
      <style:text-properties fo:color="#c9211e" loext:opacity="100%" fo:font-size="12pt" fo:font-weight="bold" officeooo:rsid="0119e0ee" officeooo:paragraph-rsid="01164fe8" style:font-size-asian="12pt" style:font-weight-asian="bold" style:font-size-complex="12pt" style:font-weight-complex="bold"/>
    </style:style>
    <style:style style:name="P134" style:family="paragraph" style:parent-style-name="Text_20_body">
      <style:paragraph-properties fo:margin-left="0cm" fo:margin-right="0cm" fo:text-indent="0cm" style:auto-text-indent="false"/>
      <style:text-properties fo:color="#c9211e" loext:opacity="100%" fo:font-size="12pt" fo:font-weight="bold" officeooo:rsid="0119e0ee" officeooo:paragraph-rsid="0119e0ee" style:font-size-asian="12pt" style:font-weight-asian="bold" style:font-size-complex="12pt" style:font-weight-complex="bold"/>
    </style:style>
    <style:style style:name="P135" style:family="paragraph" style:parent-style-name="Standard">
      <style:paragraph-properties fo:text-align="start" style:justify-single-word="false"/>
      <style:text-properties fo:color="#c9211e" loext:opacity="100%" fo:font-size="16pt" fo:font-weight="normal" officeooo:paragraph-rsid="00004b8f" style:font-size-asian="16pt" style:font-size-complex="16pt"/>
    </style:style>
    <style:style style:name="P136" style:family="paragraph" style:parent-style-name="Text_20_body">
      <style:text-properties fo:color="#c9211e" loext:opacity="100%" fo:font-size="22pt" style:text-underline-style="none" fo:font-weight="normal" officeooo:rsid="00539717" officeooo:paragraph-rsid="00539717" style:font-size-asian="22pt" style:font-weight-asian="normal" style:font-size-complex="22pt" style:font-weight-complex="normal"/>
    </style:style>
    <style:style style:name="P137" style:family="paragraph" style:parent-style-name="Text_20_body">
      <style:text-properties fo:color="#c9211e" loext:opacity="100%" fo:font-size="22pt" style:text-underline-style="none" fo:font-weight="normal" officeooo:rsid="005527c7" officeooo:paragraph-rsid="005527c7" style:font-size-asian="22pt" style:font-weight-asian="normal" style:font-size-complex="22pt" style:font-weight-complex="normal"/>
    </style:style>
    <style:style style:name="P138" style:family="paragraph" style:parent-style-name="Heading_20_1">
      <style:text-properties fo:color="#c9211e" loext:opacity="100%" fo:font-size="22pt" fo:font-weight="bold" officeooo:rsid="00b5aa94" officeooo:paragraph-rsid="00b5aa94" style:font-size-asian="22pt" style:font-weight-asian="bold" style:font-size-complex="22pt" style:font-weight-complex="bold"/>
    </style:style>
    <style:style style:name="P139" style:family="paragraph" style:parent-style-name="Text_20_body">
      <style:text-properties fo:color="#c9211e" loext:opacity="100%" fo:font-size="22pt" fo:font-weight="bold" officeooo:rsid="00b5aa94" officeooo:paragraph-rsid="00b5aa94" style:font-size-asian="22pt" style:font-weight-asian="bold" style:font-size-complex="22pt" style:font-weight-complex="bold"/>
    </style:style>
    <style:style style:name="P140" style:family="paragraph" style:parent-style-name="Text_20_body">
      <style:text-properties fo:color="#c9211e" loext:opacity="100%" fo:font-size="24pt" style:text-underline-style="none" fo:font-weight="normal" officeooo:rsid="005927d3" officeooo:paragraph-rsid="005927d3" style:font-size-asian="24pt" style:font-weight-asian="normal" style:font-size-complex="24pt" style:font-weight-complex="normal"/>
    </style:style>
    <style:style style:name="P141" style:family="paragraph" style:parent-style-name="Text_20_body">
      <style:paragraph-properties fo:margin-left="0cm" fo:margin-right="0cm" fo:text-indent="0cm" style:auto-text-indent="false"/>
      <style:text-properties fo:color="#c9211e" loext:opacity="100%" fo:font-size="18pt" fo:font-weight="bold" officeooo:rsid="00f9cf22" officeooo:paragraph-rsid="00f9cf22" style:font-size-asian="18pt" style:font-weight-asian="bold" style:font-size-complex="18pt" style:font-weight-complex="bold"/>
    </style:style>
    <style:style style:name="P142" style:family="paragraph" style:parent-style-name="Text_20_body">
      <style:paragraph-properties fo:margin-left="0cm" fo:margin-right="0cm" fo:text-indent="0cm" style:auto-text-indent="false"/>
      <style:text-properties fo:color="#c9211e" loext:opacity="100%" fo:font-size="18pt" fo:font-weight="bold" officeooo:rsid="00fbcda2" officeooo:paragraph-rsid="00fbcda2" style:font-size-asian="18pt" style:font-weight-asian="bold" style:font-size-complex="18pt" style:font-weight-complex="bold"/>
    </style:style>
    <style:style style:name="P143" style:family="paragraph" style:parent-style-name="Text_20_body">
      <style:paragraph-properties fo:margin-left="0cm" fo:margin-right="0cm" fo:text-indent="0cm" style:auto-text-indent="false"/>
      <style:text-properties fo:color="#c9211e" loext:opacity="100%" fo:font-size="18pt" fo:font-weight="bold" officeooo:rsid="010dda12" officeooo:paragraph-rsid="010dda12" style:font-size-asian="18pt" style:font-weight-asian="bold" style:font-size-complex="18pt" style:font-weight-complex="bold"/>
    </style:style>
    <style:style style:name="P144" style:family="paragraph" style:parent-style-name="Text_20_body">
      <style:paragraph-properties fo:margin-left="0cm" fo:margin-right="0cm" fo:text-indent="0cm" style:auto-text-indent="false"/>
      <style:text-properties fo:color="#c9211e" loext:opacity="100%" fo:font-size="18pt" fo:font-weight="bold" officeooo:rsid="011b939d" officeooo:paragraph-rsid="011b939d" style:font-size-asian="18pt" style:font-weight-asian="bold" style:font-size-complex="18pt" style:font-weight-complex="bold"/>
    </style:style>
    <style:style style:name="P145" style:family="paragraph" style:parent-style-name="Text_20_body">
      <style:paragraph-properties fo:margin-left="0cm" fo:margin-right="0cm" fo:text-indent="0cm" style:auto-text-indent="false"/>
      <style:text-properties fo:color="#c9211e" loext:opacity="100%" fo:font-size="18pt" fo:font-weight="bold" officeooo:rsid="01164fe8" officeooo:paragraph-rsid="01164fe8" style:font-size-asian="18pt" style:font-weight-asian="bold" style:font-size-complex="18pt" style:font-weight-complex="bold"/>
    </style:style>
    <style:style style:name="P146" style:family="paragraph" style:parent-style-name="Text_20_body">
      <style:paragraph-properties fo:margin-left="0cm" fo:margin-right="0cm" fo:text-indent="0cm" style:auto-text-indent="false"/>
      <style:text-properties fo:color="#c9211e" loext:opacity="100%" fo:font-size="18pt" style:text-underline-style="solid" style:text-underline-width="auto" style:text-underline-color="font-color" officeooo:rsid="0119e0ee" officeooo:paragraph-rsid="0119e0ee" style:font-size-asian="18pt" style:font-size-complex="18pt"/>
    </style:style>
    <style:style style:name="P147" style:family="paragraph" style:parent-style-name="Text_20_body">
      <style:paragraph-properties fo:margin-left="0cm" fo:margin-right="0cm" fo:text-indent="0cm" style:auto-text-indent="false"/>
      <style:text-properties fo:color="#c9211e" loext:opacity="100%" fo:font-size="26pt" fo:font-weight="bold" officeooo:rsid="00fbcda2" officeooo:paragraph-rsid="00fbcda2" style:font-size-asian="26pt" style:font-weight-asian="bold" style:font-size-complex="26pt" style:font-weight-complex="bold"/>
    </style:style>
    <style:style style:name="P148" style:family="paragraph" style:parent-style-name="Text_20_body">
      <style:paragraph-properties fo:text-align="start" style:justify-single-word="false"/>
      <style:text-properties fo:color="#c9211e" loext:opacity="100%" fo:font-size="26pt" style:text-underline-style="solid" style:text-underline-width="auto" style:text-underline-color="font-color" fo:font-weight="bold" officeooo:rsid="00eda011" officeooo:paragraph-rsid="00eda011" style:font-size-asian="26pt" style:font-weight-asian="bold" style:font-size-complex="26pt" style:font-weight-complex="bold"/>
    </style:style>
    <style:style style:name="P149" style:family="paragraph" style:parent-style-name="Standard">
      <style:paragraph-properties fo:text-align="start" style:justify-single-word="false"/>
      <style:text-properties fo:color="#c9211e" loext:opacity="100%" fo:font-size="26pt" style:text-underline-style="solid" style:text-underline-width="auto" style:text-underline-color="font-color" fo:font-weight="bold" officeooo:rsid="0141c8dc" officeooo:paragraph-rsid="0141c8dc" style:font-size-asian="26pt" style:font-weight-asian="bold" style:font-size-complex="26pt" style:font-weight-complex="bold"/>
    </style:style>
    <style:style style:name="P150" style:family="paragraph" style:parent-style-name="Standard">
      <style:paragraph-properties fo:text-align="start" style:justify-single-word="false"/>
      <style:text-properties fo:color="#c9211e" loext:opacity="100%" fo:font-size="32pt" style:text-underline-style="solid" style:text-underline-width="auto" style:text-underline-color="font-color" fo:font-weight="bold" officeooo:rsid="0156ac41" officeooo:paragraph-rsid="0156ac41" style:font-size-asian="32pt" style:font-weight-asian="bold" style:font-size-complex="32pt" style:font-weight-complex="bold"/>
    </style:style>
    <style:style style:name="P151" style:family="paragraph" style:parent-style-name="Heading_20_2">
      <style:text-properties fo:color="#c9211e" loext:opacity="100%"/>
    </style:style>
    <style:style style:name="P152" style:family="paragraph" style:parent-style-name="Heading_20_2">
      <style:text-properties fo:color="#c9211e" loext:opacity="100%" style:text-underline-style="none" fo:font-weight="bold" officeooo:rsid="004c745f" officeooo:paragraph-rsid="004c745f" style:font-weight-asian="bold" style:font-weight-complex="bold"/>
    </style:style>
    <style:style style:name="P153" style:family="paragraph" style:parent-style-name="Heading_20_3">
      <style:text-properties fo:color="#c9211e" loext:opacity="100%"/>
    </style:style>
    <style:style style:name="P154" style:family="paragraph" style:parent-style-name="Horizontal_20_Line">
      <style:text-properties fo:color="#c9211e" loext:opacity="100%"/>
    </style:style>
    <style:style style:name="P155" style:family="paragraph" style:parent-style-name="Preformatted_20_Text">
      <style:text-properties fo:color="#c9211e" loext:opacity="100%"/>
    </style:style>
    <style:style style:name="P156" style:family="paragraph" style:parent-style-name="Preformatted_20_Text">
      <style:paragraph-properties style:writing-mode="lr-tb"/>
      <style:text-properties fo:color="#c9211e" loext:opacity="100%"/>
    </style:style>
    <style:style style:name="P157" style:family="paragraph" style:parent-style-name="Standard">
      <style:paragraph-properties fo:text-align="start" style:justify-single-word="false"/>
      <style:text-properties fo:color="#c9211e" loext:opacity="100%" fo:font-size="14pt" fo:font-weight="bold" officeooo:paragraph-rsid="0007859b" style:font-size-asian="14pt" style:font-weight-asian="bold" style:font-size-complex="14pt" style:font-weight-complex="bold"/>
    </style:style>
    <style:style style:name="P158" style:family="paragraph" style:parent-style-name="Standard">
      <style:paragraph-properties fo:text-align="start" style:justify-single-word="false"/>
      <style:text-properties fo:color="#c9211e" loext:opacity="100%" fo:font-weight="bold" officeooo:paragraph-rsid="00091082" style:font-weight-asian="bold" style:font-weight-complex="bold"/>
    </style:style>
    <style:style style:name="P159" style:family="paragraph" style:parent-style-name="Standard">
      <style:paragraph-properties style:line-height-at-least="0.402cm"/>
      <style:text-properties fo:color="#c9211e" loext:opacity="100%" style:font-name="Droid Sans Mono" fo:font-size="8.39999961853027pt" fo:font-weight="normal" fo:background-color="#282a36"/>
    </style:style>
    <style:style style:name="P160" style:family="paragraph" style:parent-style-name="Text_20_body">
      <style:paragraph-properties style:line-height-at-least="0.402cm"/>
      <style:text-properties fo:color="#c9211e" loext:opacity="100%" style:font-name="Droid Sans Mono" fo:font-size="8.39999961853027pt" fo:font-weight="normal" fo:background-color="#282a36"/>
    </style:style>
    <style:style style:name="P161" style:family="paragraph" style:parent-style-name="Table_20_Contents">
      <style:text-properties fo:color="#c9211e" loext:opacity="100%"/>
    </style:style>
    <style:style style:name="P162" style:family="paragraph" style:parent-style-name="Table_20_Heading">
      <style:text-properties fo:color="#c9211e" loext:opacity="100%"/>
    </style:style>
    <style:style style:name="P163" style:family="paragraph" style:parent-style-name="Text_20_body">
      <style:text-properties fo:color="#c9211e" loext:opacity="100%"/>
    </style:style>
    <style:style style:name="P164" style:family="paragraph" style:parent-style-name="Heading_20_1">
      <style:paragraph-properties fo:text-align="start" style:justify-single-word="false"/>
      <style:text-properties fo:font-size="14pt" fo:font-weight="bold" officeooo:rsid="00091082" officeooo:paragraph-rsid="00091082" style:font-size-asian="14pt" style:font-weight-asian="bold" style:font-size-complex="14pt" style:font-weight-complex="bold"/>
    </style:style>
    <style:style style:name="P165" style:family="paragraph" style:parent-style-name="Text_20_body">
      <style:paragraph-properties fo:text-align="start" style:justify-single-word="false"/>
      <style:text-properties fo:font-size="14pt" fo:font-weight="bold" officeooo:rsid="00091082" officeooo:paragraph-rsid="00091082" style:font-size-asian="14pt" style:font-weight-asian="bold" style:font-size-complex="14pt" style:font-weight-complex="bold"/>
    </style:style>
    <style:style style:name="P166" style:family="paragraph" style:parent-style-name="Standard">
      <style:paragraph-properties fo:text-align="start" style:justify-single-word="false"/>
      <style:text-properties fo:font-size="14pt" fo:font-weight="bold" officeooo:rsid="0007859b" officeooo:paragraph-rsid="0007859b" style:font-size-asian="14pt" style:font-weight-asian="bold" style:font-size-complex="14pt" style:font-weight-complex="bold"/>
    </style:style>
    <style:style style:name="P167" style:family="paragraph" style:parent-style-name="Heading_20_1">
      <style:text-properties officeooo:paragraph-rsid="000d7066"/>
    </style:style>
    <style:style style:name="P168" style:family="paragraph" style:parent-style-name="Standard">
      <style:text-properties officeooo:paragraph-rsid="000d7066"/>
    </style:style>
    <style:style style:name="P169" style:family="paragraph" style:parent-style-name="Heading_20_2">
      <style:paragraph-properties fo:text-align="center" style:justify-single-word="false"/>
      <style:text-properties fo:font-variant="normal" fo:text-transform="none" fo:color="#0c3c26" loext:opacity="100%" style:font-name="Roboto" fo:font-size="22pt" fo:letter-spacing="normal" fo:font-style="normal" style:text-underline-style="solid" style:text-underline-width="auto" style:text-underline-color="font-color" fo:font-weight="bold" officeooo:rsid="00091082" officeooo:paragraph-rsid="00091082" style:font-size-asian="22pt" style:font-weight-asian="bold" style:font-size-complex="22pt" style:font-weight-complex="bold"/>
    </style:style>
    <style:style style:name="P170" style:family="paragraph" style:parent-style-name="Text_20_body">
      <style:paragraph-properties fo:text-align="start" style:justify-single-word="false"/>
      <style:text-properties fo:font-variant="normal" fo:text-transform="none" fo:color="#0c3c26" loext:opacity="100%" style:font-name="Roboto" fo:font-size="22pt" fo:letter-spacing="normal" fo:font-style="normal" style:text-underline-style="none" fo:font-weight="bold" officeooo:rsid="006f0b49" officeooo:paragraph-rsid="006f0b49" style:font-size-asian="22pt" style:font-weight-asian="bold" style:font-size-complex="22pt" style:font-weight-complex="bold"/>
    </style:style>
    <style:style style:name="P171" style:family="paragraph" style:parent-style-name="Heading_20_3">
      <style:paragraph-properties fo:text-align="start" style:justify-single-word="false"/>
      <style:text-properties fo:font-variant="normal" fo:text-transform="none" fo:color="#0c3c26" loext:opacity="100%" style:font-name="Roboto" fo:font-size="18pt" fo:letter-spacing="normal" fo:font-style="normal" style:text-underline-style="none" fo:font-weight="normal" officeooo:rsid="00091082" officeooo:paragraph-rsid="00091082" style:font-size-asian="15.75pt" style:font-weight-asian="normal" style:font-size-complex="18pt" style:font-weight-complex="normal"/>
    </style:style>
    <style:style style:name="P172" style:family="paragraph" style:parent-style-name="Text_20_body">
      <style:paragraph-properties fo:text-align="start" style:justify-single-word="false"/>
      <style:text-properties fo:font-variant="normal" fo:text-transform="none" fo:color="#0c3c26" loext:opacity="100%" style:font-name="Roboto" fo:font-size="18pt" fo:letter-spacing="normal" fo:font-style="normal" style:text-underline-style="none" fo:font-weight="normal" officeooo:rsid="00091082" officeooo:paragraph-rsid="00091082" style:font-size-asian="15.75pt" style:font-weight-asian="normal" style:font-size-complex="18pt" style:font-weight-complex="normal"/>
    </style:style>
    <style:style style:name="P173" style:family="paragraph" style:parent-style-name="Text_20_body">
      <style:paragraph-properties fo:text-align="start" style:justify-single-word="false"/>
      <style:text-properties fo:font-variant="normal" fo:text-transform="none" fo:color="#0c3c26" loext:opacity="100%" style:font-name="Roboto" fo:font-size="18pt" fo:letter-spacing="normal" fo:font-style="normal" style:text-underline-style="none" fo:font-weight="bold" officeooo:rsid="000eb5d9" officeooo:paragraph-rsid="000eb5d9" style:font-size-asian="15.75pt" style:font-weight-asian="bold" style:font-size-complex="18pt" style:font-weight-complex="bold"/>
    </style:style>
    <style:style style:name="P174" style:family="paragraph" style:parent-style-name="Standard">
      <style:paragraph-properties fo:text-align="start" style:justify-single-word="false"/>
      <style:text-properties fo:font-variant="normal" fo:text-transform="none" fo:color="#0c3c26" loext:opacity="100%" style:font-name="Roboto" fo:font-size="18pt" fo:letter-spacing="normal" fo:font-style="normal" style:text-underline-style="none" fo:font-weight="bold" officeooo:rsid="003432cd" officeooo:paragraph-rsid="003432cd" style:font-size-asian="18pt" style:font-weight-asian="bold" style:font-size-complex="18pt" style:font-weight-complex="bold"/>
    </style:style>
    <style:style style:name="P175" style:family="paragraph" style:parent-style-name="Text_20_body">
      <style:paragraph-properties fo:text-align="start" style:justify-single-word="false"/>
      <style:text-properties fo:font-variant="normal" fo:text-transform="none" fo:color="#0c3c26" loext:opacity="100%" style:font-name="Roboto" fo:font-size="18pt" fo:letter-spacing="normal" fo:font-style="normal" fo:font-weight="bold" officeooo:paragraph-rsid="000f7b9f" style:font-weight-asian="bold" style:font-weight-complex="bold"/>
    </style:style>
    <style:style style:name="P176" style:family="paragraph" style:parent-style-name="Text_20_body">
      <style:paragraph-properties fo:text-align="start" style:justify-single-word="false"/>
      <style:text-properties fo:font-variant="normal" fo:text-transform="none" fo:color="#0c3c26" loext:opacity="100%" style:font-name="Roboto" fo:font-size="18pt" fo:letter-spacing="normal" fo:font-style="normal" fo:font-weight="normal" officeooo:paragraph-rsid="000eb5d9"/>
    </style:style>
    <style:style style:name="P177" style:family="paragraph" style:parent-style-name="Text_20_body">
      <style:paragraph-properties fo:margin-left="0cm" fo:margin-right="0cm" fo:orphans="2" fo:widows="2" fo:text-indent="0cm" style:auto-text-indent="false"/>
      <style:text-properties fo:font-variant="normal" fo:text-transform="none" fo:color="#0c3c26" loext:opacity="100%" style:font-name="Roboto" fo:font-size="18pt" fo:letter-spacing="normal" fo:font-style="normal" fo:font-weight="normal" style:font-size-asian="18pt" style:font-size-complex="18pt"/>
    </style:style>
    <style:style style:name="P178"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fo:font-weight="normal" officeooo:rsid="00004b8f" officeooo:paragraph-rsid="00004b8f" style:font-size-asian="16pt" style:font-size-complex="16pt"/>
    </style:style>
    <style:style style:name="P179"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fo:font-weight="normal" officeooo:paragraph-rsid="00004b8f" style:font-size-asian="16pt" style:font-size-complex="16pt"/>
    </style:style>
    <style:style style:name="P180" style:family="paragraph" style:parent-style-name="Text_20_body">
      <style:paragraph-properties fo:text-align="start" style:justify-single-word="false"/>
      <style:text-properties fo:font-variant="normal" fo:text-transform="none" fo:color="#0c3c26" loext:opacity="100%" style:font-name="Roboto" fo:font-size="16pt" fo:letter-spacing="normal" fo:font-style="normal" fo:font-weight="normal" officeooo:rsid="00091082" officeooo:paragraph-rsid="00091082"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solid" style:text-underline-width="auto" style:text-underline-color="font-color" fo:font-weight="bold" officeooo:rsid="00004b8f" officeooo:paragraph-rsid="00004b8f" style:font-size-asian="16pt" style:font-weight-asian="bold" style:font-size-complex="16pt" style:font-weight-complex="bold"/>
    </style:style>
    <style:style style:name="P182"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solid" style:text-underline-width="auto" style:text-underline-color="font-color" fo:font-weight="bold" officeooo:rsid="00056295" officeooo:paragraph-rsid="00056295" style:font-size-asian="16pt" style:font-weight-asian="bold" style:font-size-complex="16pt" style:font-weight-complex="bold"/>
    </style:style>
    <style:style style:name="P183" style:family="paragraph" style:parent-style-name="Text_20_body">
      <style:paragraph-properties fo:text-align="start" style:justify-single-word="false"/>
      <style:text-properties fo:font-variant="normal" fo:text-transform="none" fo:color="#0c3c26" loext:opacity="100%" style:font-name="Roboto" fo:font-size="16pt" fo:letter-spacing="normal" fo:font-style="normal" style:text-underline-style="solid" style:text-underline-width="auto" style:text-underline-color="font-color" fo:font-weight="bold" officeooo:rsid="000cd02e" officeooo:paragraph-rsid="000cd02e" style:font-size-asian="16pt" style:font-weight-asian="bold" style:font-size-complex="16pt" style:font-weight-complex="bold"/>
    </style:style>
    <style:style style:name="P184" style:family="paragraph" style:parent-style-name="Heading_20_3">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06b3b1" officeooo:paragraph-rsid="0006b3b1" style:font-size-asian="16pt" style:font-weight-asian="bold" style:font-size-complex="16pt" style:font-weight-complex="bold"/>
    </style:style>
    <style:style style:name="P185" style:family="paragraph" style:parent-style-name="Heading_20_2">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06b3b1" officeooo:paragraph-rsid="0006b3b1" style:font-size-asian="16pt" style:font-weight-asian="bold" style:font-size-complex="16pt" style:font-weight-complex="bold"/>
    </style:style>
    <style:style style:name="P186"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06b3b1" officeooo:paragraph-rsid="0006b3b1" style:font-size-asian="16pt" style:font-weight-asian="bold" style:font-size-complex="16pt" style:font-weight-complex="bold"/>
    </style:style>
    <style:style style:name="P187"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05f448" officeooo:paragraph-rsid="0005f448" style:font-size-asian="16pt" style:font-weight-asian="bold" style:font-size-complex="16pt" style:font-weight-complex="bold"/>
    </style:style>
    <style:style style:name="P188"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07859b" officeooo:paragraph-rsid="0007859b" style:font-size-asian="16pt" style:font-weight-asian="bold" style:font-size-complex="16pt" style:font-weight-complex="bold"/>
    </style:style>
    <style:style style:name="P189"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1b7a60" officeooo:paragraph-rsid="001b7a60" style:font-size-asian="16pt" style:font-weight-asian="bold" style:font-size-complex="16pt" style:font-weight-complex="bold"/>
    </style:style>
    <style:style style:name="P190"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normal" officeooo:rsid="00004b8f" officeooo:paragraph-rsid="00004b8f" style:font-size-asian="16pt" style:font-weight-asian="normal" style:font-size-complex="16pt" style:font-weight-complex="normal"/>
    </style:style>
    <style:style style:name="P191" style:family="paragraph" style:parent-style-name="Text_20_body">
      <style:paragraph-properties fo:text-align="start" style:justify-single-word="false"/>
      <style:text-properties fo:font-variant="normal" fo:text-transform="none" fo:color="#0c3c26" loext:opacity="100%" style:font-name="Roboto" fo:font-size="16pt" fo:letter-spacing="normal" fo:font-style="normal" style:text-underline-style="none" fo:font-weight="normal" officeooo:rsid="00004b8f" officeooo:paragraph-rsid="00004b8f"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normal" officeooo:rsid="0005f448" officeooo:paragraph-rsid="0005f448" style:font-size-asian="16pt" style:font-weight-asian="normal" style:font-size-complex="16pt" style:font-weight-complex="normal"/>
    </style:style>
    <style:style style:name="P193"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normal" officeooo:rsid="0006b3b1" officeooo:paragraph-rsid="0006b3b1" style:font-size-asian="16pt" style:font-weight-asian="normal" style:font-size-complex="16pt" style:font-weight-complex="normal"/>
    </style:style>
    <style:style style:name="P194"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normal" officeooo:rsid="0183aa69" officeooo:paragraph-rsid="0183aa69" style:font-size-asian="16pt" style:font-weight-asian="normal" style:font-size-complex="16pt" style:font-weight-complex="normal"/>
    </style:style>
    <style:style style:name="P195" style:family="paragraph" style:parent-style-name="Heading_20_2">
      <style:paragraph-properties fo:text-align="start" style:justify-single-word="false"/>
      <style:text-properties fo:font-variant="normal" fo:text-transform="none" fo:color="#0c3c26" loext:opacity="100%" style:font-name="Roboto" fo:font-size="16pt" fo:letter-spacing="normal" fo:font-style="normal" officeooo:paragraph-rsid="00004b8f" style:font-size-asian="16pt" style:font-size-complex="16pt"/>
    </style:style>
    <style:style style:name="P196" style:family="paragraph" style:parent-style-name="Text_20_body">
      <style:paragraph-properties fo:text-align="start" style:justify-single-word="false"/>
      <style:text-properties fo:font-variant="normal" fo:text-transform="none" fo:color="#0c3c26" loext:opacity="100%" style:font-name="Roboto" fo:font-size="13pt" fo:letter-spacing="normal" fo:font-style="normal" style:text-underline-style="none" fo:font-weight="normal" officeooo:rsid="000eb5d9" officeooo:paragraph-rsid="000eb5d9" style:font-size-asian="13pt" style:font-weight-asian="normal" style:font-size-complex="13pt" style:font-weight-complex="normal"/>
    </style:style>
    <style:style style:name="P197" style:family="paragraph" style:parent-style-name="Text_20_body">
      <style:paragraph-properties fo:text-align="start" style:justify-single-word="false"/>
      <style:text-properties fo:font-variant="normal" fo:text-transform="none" fo:color="#0c3c26" loext:opacity="100%" style:font-name="Roboto" fo:font-size="13pt" fo:letter-spacing="normal" fo:font-style="normal" style:text-underline-style="none" fo:font-weight="normal" officeooo:rsid="002ad662" officeooo:paragraph-rsid="002ad662" style:font-size-asian="13pt" style:font-weight-asian="normal" style:font-size-complex="13pt" style:font-weight-complex="normal"/>
    </style:style>
    <style:style style:name="P198" style:family="paragraph" style:parent-style-name="Standard">
      <style:paragraph-properties fo:text-align="start" style:justify-single-word="false"/>
      <style:text-properties fo:font-variant="normal" fo:text-transform="none" fo:color="#0c3c26" loext:opacity="100%" style:font-name="Roboto" fo:font-size="13pt" fo:letter-spacing="normal" fo:font-style="normal" style:text-underline-style="none" fo:font-weight="normal" officeooo:rsid="003235e5" officeooo:paragraph-rsid="003235e5" style:font-size-asian="11.3500003814697pt" style:font-weight-asian="normal" style:font-size-complex="13pt" style:font-weight-complex="normal"/>
    </style:style>
    <style:style style:name="P199" style:family="paragraph" style:parent-style-name="Standard">
      <style:paragraph-properties fo:text-align="start" style:justify-single-word="false"/>
      <style:text-properties fo:font-variant="normal" fo:text-transform="none" fo:color="#0c3c26" loext:opacity="100%" style:font-name="Roboto" fo:font-size="13pt" fo:letter-spacing="normal" fo:font-style="normal" fo:font-weight="normal" officeooo:paragraph-rsid="0007859b" style:font-size-asian="11.3500003814697pt" style:font-weight-asian="normal" style:font-size-complex="13pt" style:font-weight-complex="normal"/>
    </style:style>
    <style:style style:name="P200" style:family="paragraph" style:parent-style-name="Standard">
      <style:paragraph-properties fo:text-align="start" style:justify-single-word="false"/>
      <style:text-properties fo:font-variant="normal" fo:text-transform="none" fo:color="#0c3c26" loext:opacity="100%" style:font-name="Roboto" fo:font-size="13pt" fo:letter-spacing="normal" fo:font-style="normal" fo:font-weight="bold" officeooo:rsid="00091082" officeooo:paragraph-rsid="00091082" style:font-size-asian="13pt" style:font-weight-asian="bold" style:font-size-complex="13pt" style:font-weight-complex="bold"/>
    </style:style>
    <style:style style:name="P201" style:family="paragraph" style:parent-style-name="Text_20_body">
      <style:paragraph-properties fo:text-align="start" style:justify-single-word="false"/>
      <style:text-properties fo:font-variant="normal" fo:text-transform="none" fo:color="#0c3c26" loext:opacity="100%" style:font-name="Roboto" fo:font-size="20pt" fo:letter-spacing="normal" fo:font-style="normal" fo:font-weight="normal" officeooo:paragraph-rsid="000f7b9f" style:font-size-asian="20pt" style:font-size-complex="20pt"/>
    </style:style>
    <style:style style:name="P202"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3c26" loext:opacity="100%" style:font-name="Roboto" fo:font-size="20pt" fo:letter-spacing="normal" fo:font-style="normal" fo:font-weight="normal" officeooo:paragraph-rsid="01340b99" style:font-size-asian="20pt" style:font-size-complex="20pt"/>
    </style:style>
    <style:style style:name="P203"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3c26" loext:opacity="100%" style:font-name="Roboto" fo:font-size="20pt" fo:letter-spacing="normal" fo:font-style="normal" fo:font-weight="normal" officeooo:rsid="013476f9" officeooo:paragraph-rsid="013476f9" style:font-size-asian="20pt" style:font-size-complex="20pt"/>
    </style:style>
    <style:style style:name="P204" style:family="paragraph" style:parent-style-name="Preformatted_20_Text">
      <style:paragraph-properties fo:margin-left="0cm" fo:margin-right="0.423cm" fo:margin-top="0.318cm" fo:margin-bottom="0.318cm" style:contextual-spacing="false" fo:orphans="2" fo:widows="2" fo:text-indent="0cm" style:auto-text-indent="false"/>
      <style:text-properties fo:font-variant="normal" fo:text-transform="none" fo:color="#0c3c26" loext:opacity="100%" style:font-name="Roboto" fo:font-size="20pt" fo:letter-spacing="normal" fo:font-style="normal" fo:font-weight="normal" style:font-size-asian="20pt" style:font-weight-asian="bold" style:font-size-complex="20pt" style:font-weight-complex="bold"/>
    </style:style>
    <style:style style:name="P205" style:family="paragraph" style:parent-style-name="Text_20_body">
      <style:paragraph-properties fo:text-align="start" style:justify-single-word="false"/>
      <style:text-properties fo:font-variant="normal" fo:text-transform="none" fo:color="#0c3c26" loext:opacity="100%" style:font-name="Roboto" fo:font-size="20pt" fo:letter-spacing="normal" fo:font-style="normal" fo:font-weight="normal" officeooo:paragraph-rsid="000f7b9f"/>
    </style:style>
    <style:style style:name="P206" style:family="paragraph" style:parent-style-name="Text_20_body">
      <style:paragraph-properties fo:text-align="start" style:justify-single-word="false"/>
      <style:text-properties fo:font-variant="normal" fo:text-transform="none" fo:color="#0c3c26" loext:opacity="100%" style:font-name="Roboto" fo:font-size="20pt" fo:letter-spacing="normal" fo:font-style="normal" style:text-underline-style="none" fo:font-weight="normal" officeooo:rsid="000f7b9f" officeooo:paragraph-rsid="000f7b9f" style:font-size-asian="20pt" style:font-weight-asian="normal" style:font-size-complex="20pt" style:font-weight-complex="normal"/>
    </style:style>
    <style:style style:name="P207" style:family="paragraph" style:parent-style-name="Standard">
      <style:paragraph-properties fo:text-align="start" style:justify-single-word="false"/>
      <style:text-properties fo:font-variant="normal" fo:text-transform="none" fo:color="#0c3c26" loext:opacity="100%" style:font-name="Roboto" fo:font-size="20pt" fo:letter-spacing="normal" fo:font-style="normal" style:text-underline-style="none" fo:font-weight="bold" officeooo:rsid="001b7a60" officeooo:paragraph-rsid="001b7a60" style:font-size-asian="20pt" style:font-weight-asian="bold" style:font-size-complex="20pt" style:font-weight-complex="bold"/>
    </style:style>
    <style:style style:name="P208" style:family="paragraph" style:parent-style-name="Text_20_body">
      <style:paragraph-properties fo:text-align="start" style:justify-single-word="false"/>
      <style:text-properties fo:font-variant="normal" fo:text-transform="none" fo:color="#0c3c26" loext:opacity="100%" style:font-name="Roboto" fo:font-size="20pt" fo:letter-spacing="normal" fo:font-style="normal" style:text-underline-style="none" fo:font-weight="bold" officeooo:rsid="00318612" officeooo:paragraph-rsid="000f7b9f" style:font-size-asian="20pt" style:font-weight-asian="bold" style:font-size-complex="20pt" style:font-weight-complex="bold"/>
    </style:style>
    <style:style style:name="P209" style:family="paragraph" style:parent-style-name="Standard">
      <style:paragraph-properties fo:text-align="start" style:justify-single-word="false"/>
      <style:text-properties fo:font-variant="normal" fo:text-transform="none" fo:color="#0c3c26" loext:opacity="100%" style:font-name="Roboto" fo:font-size="20pt" fo:letter-spacing="normal" fo:font-style="normal" officeooo:paragraph-rsid="00004b8f" style:font-size-asian="20pt" style:font-size-complex="20pt"/>
    </style:style>
    <style:style style:name="P210" style:family="paragraph" style:parent-style-name="Standard">
      <style:paragraph-properties fo:text-align="start" style:justify-single-word="false"/>
      <style:text-properties fo:font-variant="normal" fo:text-transform="none" fo:color="#0c3c26" loext:opacity="100%" style:font-name="Roboto" fo:font-size="20pt" fo:letter-spacing="normal" fo:font-style="normal" style:text-underline-style="solid" style:text-underline-width="auto" style:text-underline-color="font-color" fo:font-weight="bold" officeooo:rsid="003235e5" officeooo:paragraph-rsid="003235e5" style:font-size-asian="20pt" style:font-weight-asian="bold" style:font-size-complex="20pt" style:font-weight-complex="bold"/>
    </style:style>
    <style:style style:name="P211" style:family="paragraph" style:parent-style-name="Heading_20_3">
      <style:text-properties fo:font-variant="normal" fo:text-transform="none" fo:color="#0c3c26" loext:opacity="100%" style:font-name="Roboto" fo:font-size="20pt" fo:letter-spacing="normal" fo:font-style="normal" style:text-underline-style="solid" style:text-underline-width="auto" style:text-underline-color="font-color" fo:font-weight="normal" officeooo:rsid="01486b3a" officeooo:paragraph-rsid="01486b3a" style:font-size-asian="20pt" style:font-weight-asian="bold" style:font-size-complex="20pt" style:font-weight-complex="bold"/>
    </style:style>
    <style:style style:name="P212" style:family="paragraph" style:parent-style-name="Text_20_body">
      <style:text-properties fo:font-variant="normal" fo:text-transform="none" fo:color="#0c3c26" loext:opacity="100%" style:font-name="Roboto" fo:font-size="20pt" fo:letter-spacing="normal" fo:font-style="normal" style:text-underline-style="solid" style:text-underline-width="auto" style:text-underline-color="font-color" fo:font-weight="normal" officeooo:rsid="01486b3a" officeooo:paragraph-rsid="01486b3a" style:font-size-asian="20pt" style:font-weight-asian="bold" style:font-size-complex="20pt" style:font-weight-complex="bold"/>
    </style:style>
    <style:style style:name="P213" style:family="paragraph" style:parent-style-name="Text_20_body">
      <style:paragraph-properties fo:text-align="start" style:justify-single-word="false"/>
      <style:text-properties fo:font-variant="normal" fo:text-transform="none" fo:color="#0c3c26" loext:opacity="100%" style:font-name="Roboto" fo:font-size="12pt" fo:letter-spacing="normal" fo:font-style="normal" style:text-underline-style="none" fo:font-weight="normal" officeooo:rsid="000f7b9f" officeooo:paragraph-rsid="000f7b9f" style:font-size-asian="12pt" style:font-weight-asian="normal" style:font-size-complex="12pt" style:font-weight-complex="normal"/>
    </style:style>
    <style:style style:name="P214" style:family="paragraph" style:parent-style-name="Text_20_body">
      <style:paragraph-properties fo:margin-left="0cm" fo:margin-right="0cm" fo:margin-top="0.212cm" fo:margin-bottom="0.247cm" style:contextual-spacing="false" fo:orphans="2" fo:widows="2" fo:text-indent="0cm" style:auto-text-indent="false" fo:padding="0cm" fo:border="none"/>
      <style:text-properties fo:font-variant="normal" fo:text-transform="none" fo:color="#0c3c26" loext:opacity="100%" style:font-name="Roboto" fo:font-size="12pt" fo:letter-spacing="normal" fo:font-style="normal" fo:font-weight="bold" style:font-size-asian="12pt" style:font-weight-asian="bold" style:font-size-complex="12pt" style:font-weight-complex="bold"/>
    </style:style>
    <style:style style:name="P215" style:family="paragraph" style:parent-style-name="Text_20_body">
      <style:paragraph-properties fo:text-align="start" style:justify-single-word="false"/>
      <style:text-properties fo:font-variant="normal" fo:text-transform="none" fo:color="#0c3c26" loext:opacity="100%" style:font-name="Roboto" fo:font-size="15pt" fo:letter-spacing="normal" fo:font-style="normal" style:text-underline-style="none" fo:font-weight="normal" officeooo:rsid="000f7b9f" officeooo:paragraph-rsid="000f7b9f" style:font-size-asian="15pt" style:font-weight-asian="normal" style:font-size-complex="15pt" style:font-weight-complex="normal"/>
    </style:style>
    <style:style style:name="P216" style:family="paragraph" style:parent-style-name="Text_20_body">
      <style:paragraph-properties fo:text-align="start" style:justify-single-word="false"/>
      <style:text-properties fo:font-variant="normal" fo:text-transform="none" fo:color="#0c3c26" loext:opacity="100%" style:font-name="Roboto" fo:font-size="15pt" fo:letter-spacing="normal" fo:font-style="normal" style:text-underline-style="none" fo:font-weight="bold" officeooo:rsid="000f7b9f" officeooo:paragraph-rsid="000f7b9f" style:font-size-asian="15pt" style:font-weight-asian="bold" style:font-size-complex="15pt" style:font-weight-complex="bold"/>
    </style:style>
    <style:style style:name="P217" style:family="paragraph" style:parent-style-name="Text_20_body">
      <style:paragraph-properties fo:text-align="start" style:justify-single-word="false"/>
      <style:text-properties fo:font-variant="normal" fo:text-transform="none" fo:color="#0c3c26" loext:opacity="100%" style:font-name="Roboto" fo:font-size="14pt" fo:letter-spacing="normal" fo:font-style="normal" style:text-underline-style="none" fo:font-weight="normal" officeooo:rsid="006f0b49" officeooo:paragraph-rsid="0070d9db" style:font-size-asian="14pt" style:font-weight-asian="bold" style:font-size-complex="14pt" style:font-weight-complex="bold"/>
    </style:style>
    <style:style style:name="P218" style:family="paragraph" style:parent-style-name="Text_20_body">
      <style:paragraph-properties fo:text-align="start" style:justify-single-word="false"/>
      <style:text-properties fo:font-variant="normal" fo:text-transform="none" fo:color="#0c3c26" loext:opacity="100%" style:font-name="Roboto" fo:font-size="14pt" fo:letter-spacing="normal" fo:font-style="normal" style:text-underline-style="none" fo:font-weight="normal" officeooo:rsid="00742f08" officeooo:paragraph-rsid="00742f08" style:font-size-asian="14pt" style:font-weight-asian="bold" style:font-size-complex="14pt" style:font-weight-complex="bold"/>
    </style:style>
    <style:style style:name="P219" style:family="paragraph" style:parent-style-name="Text_20_body">
      <style:paragraph-properties fo:text-align="start" style:justify-single-word="false"/>
      <style:text-properties fo:font-variant="normal" fo:text-transform="none" fo:color="#0c3c26" loext:opacity="100%" style:font-name="Roboto" fo:font-size="14pt" fo:letter-spacing="normal" fo:font-style="normal" style:text-underline-style="none" fo:font-weight="bold" officeooo:rsid="00742f08" officeooo:paragraph-rsid="00742f08" style:font-size-asian="14pt" style:font-weight-asian="bold" style:font-size-complex="14pt" style:font-weight-complex="bold"/>
    </style:style>
    <style:style style:name="P220" style:family="paragraph" style:parent-style-name="Text_20_body">
      <style:paragraph-properties fo:text-align="start" style:justify-single-word="false"/>
      <style:text-properties fo:font-variant="normal" fo:text-transform="none" fo:color="#0c3c26" loext:opacity="100%" style:font-name="Roboto" fo:font-size="14pt" fo:letter-spacing="normal" fo:font-style="normal" style:text-underline-style="none" fo:font-weight="bold" officeooo:rsid="00745c6c" officeooo:paragraph-rsid="00745c6c" style:font-size-asian="14pt" style:font-weight-asian="bold" style:font-size-complex="14pt" style:font-weight-complex="bold"/>
    </style:style>
    <style:style style:name="P221" style:family="paragraph" style:parent-style-name="Standard">
      <style:paragraph-properties fo:text-align="start" style:justify-single-word="false"/>
      <style:text-properties fo:font-variant="normal" fo:text-transform="none" fo:color="#0c3c26" loext:opacity="100%" style:font-name="Roboto" fo:font-size="8.39999961853027pt" fo:letter-spacing="normal" fo:font-style="normal" fo:font-weight="normal" officeooo:rsid="0007859b" officeooo:paragraph-rsid="0007859b" style:font-size-asian="14pt" style:font-weight-asian="bold" style:font-size-complex="14pt" style:font-weight-complex="bold"/>
    </style:style>
    <style:style style:name="P222" style:family="paragraph" style:parent-style-name="Text_20_body">
      <style:paragraph-properties fo:margin-left="0cm" fo:margin-right="0cm" fo:margin-top="0.212cm" fo:margin-bottom="0.247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normal"/>
    </style:style>
    <style:style style:name="P223" style:family="paragraph" style:parent-style-name="Text_20_body">
      <style:paragraph-properties fo:margin-left="0cm" fo:margin-right="0cm" fo:orphans="2" fo:widows="2" fo:text-indent="0cm" style:auto-text-indent="false"/>
      <style:text-properties fo:font-variant="normal" fo:text-transform="none" fo:color="#0c3c26" loext:opacity="100%" style:font-name="Roboto" fo:font-size="8.39999961853027pt" fo:letter-spacing="normal" fo:font-style="normal" fo:font-weight="normal"/>
    </style:style>
    <style:style style:name="P224" style:family="paragraph" style:parent-style-name="List_20_Contents">
      <style:paragraph-properties fo:margin-left="1cm" fo:margin-right="0cm" fo:margin-top="0.423cm" fo:margin-bottom="0.212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normal"/>
    </style:style>
    <style:style style:name="P225" style:family="paragraph" style:parent-style-name="List_20_Contents">
      <style:paragraph-properties fo:margin-left="1cm" fo:margin-right="0cm" fo:margin-top="0cm" fo:margin-bottom="0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normal"/>
    </style:style>
    <style:style style:name="P226" style:family="paragraph" style:parent-style-name="Standard">
      <style:paragraph-properties fo:text-align="start" style:justify-single-word="false"/>
      <style:text-properties fo:font-variant="normal" fo:text-transform="none" fo:color="#0c3c26" loext:opacity="100%" style:font-name="Roboto" fo:font-size="8.39999961853027pt" fo:letter-spacing="normal" fo:font-style="normal" fo:font-weight="normal" officeooo:paragraph-rsid="00091082"/>
    </style:style>
    <style:style style:name="P227" style:family="paragraph" style:parent-style-name="Standard">
      <style:paragraph-properties fo:text-align="start" style:justify-single-word="false"/>
      <style:text-properties fo:font-variant="normal" fo:text-transform="none" fo:color="#0c3c26" loext:opacity="100%" style:font-name="Roboto" fo:font-size="8.39999961853027pt" fo:letter-spacing="normal" fo:font-style="normal" fo:font-weight="normal" officeooo:paragraph-rsid="00091082" style:font-weight-asian="bold" style:font-weight-complex="bold"/>
    </style:style>
    <style:style style:name="P228" style:family="paragraph" style:parent-style-name="Standard">
      <style:paragraph-properties fo:text-align="start" style:justify-single-word="false"/>
      <style:text-properties fo:font-variant="normal" fo:text-transform="none" fo:color="#0c3c26" loext:opacity="100%" style:font-name="Roboto" fo:font-size="8.39999961853027pt" fo:letter-spacing="normal" fo:font-style="normal" fo:font-weight="bold" officeooo:rsid="00091082" officeooo:paragraph-rsid="00091082" style:font-size-asian="14pt" style:font-weight-asian="bold" style:font-size-complex="14pt" style:font-weight-complex="bold"/>
    </style:style>
    <style:style style:name="P229" style:family="paragraph" style:parent-style-name="Standard">
      <style:paragraph-properties fo:text-align="start" style:justify-single-word="false"/>
      <style:text-properties fo:font-variant="normal" fo:text-transform="none" fo:color="#0c3c26" loext:opacity="100%" style:font-name="Roboto" fo:font-size="8.39999961853027pt" fo:letter-spacing="normal" fo:font-style="normal" fo:font-weight="bold" officeooo:paragraph-rsid="00091082" style:font-weight-asian="bold" style:font-weight-complex="bold"/>
    </style:style>
    <style:style style:name="P230" style:family="paragraph" style:parent-style-name="Heading_20_2">
      <style:paragraph-properties fo:text-align="start" style:justify-single-word="false"/>
      <style:text-properties fo:font-variant="normal" fo:text-transform="none" fo:color="#0c3c26" loext:opacity="100%" style:font-name="Roboto" fo:font-size="8.39999961853027pt" fo:letter-spacing="normal" fo:font-style="normal" fo:font-weight="bold" officeooo:paragraph-rsid="00091082" style:font-weight-asian="bold" style:font-weight-complex="bold"/>
    </style:style>
    <style:style style:name="P231" style:family="paragraph" style:parent-style-name="Text_20_body">
      <style:paragraph-properties fo:text-align="start" style:justify-single-word="false"/>
      <style:text-properties fo:font-variant="normal" fo:text-transform="none" fo:color="#0c3c26" loext:opacity="100%" style:font-name="Roboto" fo:font-size="8.39999961853027pt" fo:letter-spacing="normal" fo:font-style="normal" fo:font-weight="bold" officeooo:paragraph-rsid="00091082" style:font-weight-asian="bold" style:font-weight-complex="bold"/>
    </style:style>
    <style:style style:name="P232" style:family="paragraph" style:parent-style-name="List_20_Contents">
      <style:paragraph-properties fo:margin-left="1cm" fo:margin-right="0cm" fo:margin-top="0.423cm" fo:margin-bottom="0.212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bold" style:font-weight-asian="bold" style:font-weight-complex="bold"/>
    </style:style>
    <style:style style:name="P233" style:family="paragraph" style:parent-style-name="Text_20_body">
      <style:paragraph-properties fo:text-align="start" style:justify-single-word="false"/>
      <style:text-properties fo:font-variant="normal" fo:text-transform="none" fo:color="#0c3c26" loext:opacity="100%" style:font-name="Roboto" fo:font-size="8.39999961853027pt" fo:letter-spacing="normal" fo:font-style="normal" style:text-underline-style="none" fo:font-weight="normal" officeooo:rsid="002ad662" officeooo:paragraph-rsid="002ad662" style:font-size-asian="21pt" style:font-weight-asian="bold" style:font-size-complex="21pt" style:font-weight-complex="bold"/>
    </style:style>
    <style:style style:name="P234" style:family="paragraph" style:parent-style-name="Standard">
      <style:paragraph-properties fo:text-align="start" style:justify-single-word="false"/>
      <style:text-properties fo:font-variant="normal" fo:text-transform="none" fo:color="#0c3c26" loext:opacity="100%" style:font-name="Roboto" fo:font-size="21pt" fo:letter-spacing="normal" fo:font-style="normal" fo:font-weight="bold" officeooo:rsid="00091082" officeooo:paragraph-rsid="00091082" style:font-size-asian="21pt" style:font-weight-asian="bold" style:font-size-complex="21pt" style:font-weight-complex="bold"/>
    </style:style>
    <style:style style:name="P235" style:family="paragraph" style:parent-style-name="Standard">
      <style:paragraph-properties fo:text-align="start" style:justify-single-word="false"/>
      <style:text-properties fo:font-variant="normal" fo:text-transform="none" fo:color="#0c3c26" loext:opacity="100%" style:font-name="Roboto" fo:font-size="21pt" fo:letter-spacing="normal" fo:font-style="normal" fo:font-weight="bold" officeooo:paragraph-rsid="00091082" style:font-size-asian="21pt" style:font-weight-asian="bold" style:font-size-complex="21pt" style:font-weight-complex="bold"/>
    </style:style>
    <style:style style:name="P236" style:family="paragraph" style:parent-style-name="Standard">
      <style:paragraph-properties fo:text-align="start" style:justify-single-word="false"/>
      <style:text-properties fo:font-variant="normal" fo:text-transform="none" fo:color="#0c3c26" loext:opacity="100%" style:font-name="Roboto" fo:font-size="21pt" fo:letter-spacing="normal" fo:font-style="normal" fo:font-weight="bold" officeooo:rsid="002fae49" officeooo:paragraph-rsid="002fae49" style:font-size-asian="21pt" style:font-weight-asian="bold" style:font-size-complex="21pt" style:font-weight-complex="bold"/>
    </style:style>
    <style:style style:name="P237" style:family="paragraph" style:parent-style-name="Preformatted_20_Text">
      <style:text-properties fo:font-variant="normal" fo:text-transform="none" fo:color="#0c3c26" loext:opacity="100%" style:font-name="Roboto" fo:font-size="21pt" fo:letter-spacing="normal" fo:font-style="normal" fo:font-weight="bold" officeooo:rsid="014ce52b" officeooo:paragraph-rsid="014e29c0" style:font-size-asian="21pt" style:font-weight-asian="bold" style:font-size-complex="21pt" style:font-weight-complex="bold"/>
    </style:style>
    <style:style style:name="P238"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fo:font-weight="bold" officeooo:rsid="015a4541" officeooo:paragraph-rsid="015a4541" style:font-size-asian="21pt" style:font-weight-asian="bold" style:font-size-complex="21pt" style:font-weight-complex="bold"/>
    </style:style>
    <style:style style:name="P239"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fo:font-weight="bold" officeooo:rsid="015a8322" officeooo:paragraph-rsid="015a8322" style:font-size-asian="21pt" style:font-weight-asian="bold" style:font-size-complex="21pt" style:font-weight-complex="bold"/>
    </style:style>
    <style:style style:name="P240"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fo:font-weight="bold" officeooo:rsid="015bc64c" officeooo:paragraph-rsid="015bc64c" style:font-size-asian="21pt" style:font-weight-asian="bold" style:font-size-complex="21pt" style:font-weight-complex="bold"/>
    </style:style>
    <style:style style:name="P241"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style:text-underline-style="solid" style:text-underline-width="auto" style:text-underline-color="font-color" fo:font-weight="bold" officeooo:rsid="001fd263" officeooo:paragraph-rsid="001fd263" style:font-size-asian="21pt" style:font-weight-asian="bold" style:font-size-complex="21pt" style:font-weight-complex="bold"/>
    </style:style>
    <style:style style:name="P242" style:family="paragraph" style:parent-style-name="Heading_20_2">
      <style:paragraph-properties fo:text-align="center" style:justify-single-word="false"/>
      <style:text-properties fo:font-variant="normal" fo:text-transform="none" fo:color="#0c3c26" loext:opacity="100%" style:font-name="Roboto" fo:font-size="21pt" fo:letter-spacing="normal" fo:font-style="normal" style:text-underline-style="solid" style:text-underline-width="auto" style:text-underline-color="font-color" fo:font-weight="bold" officeooo:rsid="013c1f68" officeooo:paragraph-rsid="013c1f68" style:font-size-asian="21pt" style:font-weight-asian="bold" style:font-size-complex="21pt" style:font-weight-complex="bold"/>
    </style:style>
    <style:style style:name="P243" style:family="paragraph" style:parent-style-name="Heading_20_3">
      <style:paragraph-properties fo:text-align="center" style:justify-single-word="false"/>
      <style:text-properties fo:font-variant="normal" fo:text-transform="none" fo:color="#0c3c26" loext:opacity="100%" style:font-name="Roboto" fo:font-size="21pt" fo:letter-spacing="normal" fo:font-style="normal" style:text-underline-style="solid" style:text-underline-width="auto" style:text-underline-color="font-color" fo:font-weight="bold" officeooo:rsid="014ce52b" officeooo:paragraph-rsid="014e29c0" style:font-size-asian="21pt" style:font-weight-asian="bold" style:font-size-complex="21pt" style:font-weight-complex="bold"/>
    </style:style>
    <style:style style:name="P244"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style:text-underline-style="none" fo:font-weight="bold" officeooo:rsid="002ad662" officeooo:paragraph-rsid="002ad662" style:font-size-asian="21pt" style:font-weight-asian="bold" style:font-size-complex="21pt" style:font-weight-complex="bold"/>
    </style:style>
    <style:style style:name="P245" style:family="paragraph" style:parent-style-name="Heading_20_2">
      <style:paragraph-properties fo:text-align="start" style:justify-single-word="false"/>
      <style:text-properties fo:font-variant="normal" fo:text-transform="none" fo:color="#0c3c26" loext:opacity="100%" style:font-name="Roboto" fo:font-size="21pt" fo:letter-spacing="normal" fo:font-style="normal" fo:font-weight="normal" officeooo:rsid="015bc64c" officeooo:paragraph-rsid="015bc64c" style:font-size-asian="21pt" style:font-weight-asian="normal" style:font-size-complex="21pt" style:font-weight-complex="normal"/>
    </style:style>
    <style:style style:name="P246"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fo:font-weight="normal" officeooo:rsid="015bc64c" officeooo:paragraph-rsid="015bc64c" style:font-size-asian="21pt" style:font-weight-asian="normal" style:font-size-complex="21pt" style:font-weight-complex="normal"/>
    </style:style>
    <style:style style:name="P247"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fo:font-weight="normal" officeooo:rsid="014ce52b" officeooo:paragraph-rsid="014e29c0" style:font-size-asian="21pt" style:font-weight-asian="normal" style:font-size-complex="21pt" style:font-weight-complex="normal"/>
    </style:style>
    <style:style style:name="P248" style:family="paragraph" style:parent-style-name="Heading_20_1">
      <style:paragraph-properties fo:text-align="start" style:justify-single-word="false"/>
      <style:text-properties fo:font-variant="normal" fo:text-transform="none" fo:color="#0c3c26" loext:opacity="100%" style:font-name="Roboto" fo:font-size="21pt" fo:letter-spacing="normal" fo:font-style="normal" fo:font-weight="normal" officeooo:rsid="014ce52b" officeooo:paragraph-rsid="014e29c0" style:font-size-asian="21pt" style:font-weight-asian="normal" style:font-size-complex="21pt" style:font-weight-complex="normal"/>
    </style:style>
    <style:style style:name="P249" style:family="paragraph" style:parent-style-name="Preformatted_20_Text">
      <style:paragraph-properties fo:text-align="start" style:justify-single-word="false"/>
      <style:text-properties fo:font-variant="normal" fo:text-transform="none" fo:color="#0c3c26" loext:opacity="100%" style:font-name="Roboto" fo:font-size="21pt" fo:letter-spacing="normal" fo:font-style="normal" fo:font-weight="normal" officeooo:rsid="015a4541" officeooo:paragraph-rsid="015a4541" style:font-size-asian="21pt" style:font-weight-asian="normal" style:font-size-complex="21pt" style:font-weight-complex="normal"/>
    </style:style>
    <style:style style:name="P250"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fo:font-weight="normal" officeooo:rsid="015a4541" officeooo:paragraph-rsid="015a4541" style:font-size-asian="21pt" style:font-weight-asian="normal" style:font-size-complex="21pt" style:font-weight-complex="normal"/>
    </style:style>
    <style:style style:name="P251" style:family="paragraph" style:parent-style-name="Text_20_body">
      <style:paragraph-properties fo:text-align="start" style:justify-single-word="false"/>
      <style:text-properties fo:font-variant="normal" fo:text-transform="none" fo:color="#0c3c26" loext:opacity="100%" style:font-name="Roboto" fo:font-size="21pt" fo:letter-spacing="normal" fo:font-style="normal" fo:font-weight="normal" officeooo:rsid="015a8322" officeooo:paragraph-rsid="015a8322" style:font-size-asian="21pt" style:font-weight-asian="normal" style:font-size-complex="21pt" style:font-weight-complex="normal"/>
    </style:style>
    <style:style style:name="P252" style:family="paragraph" style:parent-style-name="Text_20_body">
      <style:paragraph-properties fo:text-align="start" style:justify-single-word="false"/>
      <style:text-properties fo:font-variant="normal" fo:text-transform="none" fo:color="#0c3c26" loext:opacity="100%" style:font-name="Roboto" fo:font-size="24pt" fo:letter-spacing="normal" fo:font-style="normal" style:text-underline-style="solid" style:text-underline-width="auto" style:text-underline-color="font-color" fo:font-weight="bold" officeooo:rsid="001fd263" officeooo:paragraph-rsid="001fd263" style:font-size-asian="24pt" style:font-weight-asian="bold" style:font-size-complex="24pt" style:font-weight-complex="bold"/>
    </style:style>
    <style:style style:name="P253" style:family="paragraph" style:parent-style-name="Text_20_body">
      <style:paragraph-properties fo:text-align="start" style:justify-single-word="false"/>
      <style:text-properties fo:font-variant="normal" fo:text-transform="none" fo:color="#0c3c26" loext:opacity="100%" style:font-name="Roboto" fo:font-size="24pt" fo:letter-spacing="normal" fo:font-style="normal" style:text-underline-style="none" fo:font-weight="normal" officeooo:rsid="006f0b49" officeooo:paragraph-rsid="006f0b49" style:font-size-asian="24pt" style:font-weight-asian="bold" style:font-size-complex="24pt" style:font-weight-complex="bold"/>
    </style:style>
    <style:style style:name="P254" style:family="paragraph" style:parent-style-name="Text_20_body">
      <style:paragraph-properties fo:text-align="start" style:justify-single-word="false"/>
      <style:text-properties fo:font-variant="normal" fo:text-transform="none" fo:color="#0c3c26" loext:opacity="100%" style:font-name="Roboto" fo:font-size="24pt" fo:letter-spacing="normal" fo:font-style="normal" style:text-underline-style="none" fo:font-weight="normal" officeooo:rsid="006f0b49" officeooo:paragraph-rsid="0070d9db" style:font-size-asian="24pt" style:font-weight-asian="bold" style:font-size-complex="24pt" style:font-weight-complex="bold"/>
    </style:style>
    <style:style style:name="P255" style:family="paragraph" style:parent-style-name="Heading_20_1">
      <style:paragraph-properties fo:text-align="center" style:justify-single-word="false"/>
      <style:text-properties fo:font-variant="normal" fo:text-transform="none" fo:color="#0c3c26" loext:opacity="100%" style:font-name="Roboto" fo:font-size="24pt" fo:letter-spacing="-0.021cm" fo:font-style="normal" style:text-underline-style="solid" style:text-underline-width="auto" style:text-underline-color="font-color" fo:font-weight="bold" officeooo:rsid="0141c8dc" officeooo:paragraph-rsid="0141c8dc" style:font-size-asian="24pt" style:font-weight-asian="bold" style:font-size-complex="24pt" style:font-weight-complex="bold"/>
    </style:style>
    <style:style style:name="P256" style:family="paragraph" style:parent-style-name="Heading_20_1">
      <style:paragraph-properties fo:margin-left="0cm" fo:margin-right="0cm" fo:orphans="2" fo:widows="2" fo:text-indent="0cm" style:auto-text-indent="false"/>
      <style:text-properties fo:font-variant="normal" fo:text-transform="none" fo:color="#0c3c26" loext:opacity="100%" style:font-name="Roboto" fo:letter-spacing="-0.021cm" fo:font-style="normal" style:text-underline-style="solid" style:text-underline-width="auto" style:text-underline-color="font-color" fo:font-weight="bold" style:font-weight-asian="bold" style:font-weight-complex="bold"/>
    </style:style>
    <style:style style:name="P257" style:family="paragraph" style:parent-style-name="Heading_20_1">
      <style:paragraph-properties fo:margin-left="0cm" fo:margin-right="0cm" fo:orphans="2" fo:widows="2" fo:text-indent="0cm" style:auto-text-indent="false"/>
      <style:text-properties fo:font-variant="normal" fo:text-transform="none" fo:color="#0c3c26" loext:opacity="100%" style:font-name="Roboto" fo:letter-spacing="-0.021cm" fo:font-style="normal" style:text-underline-style="solid" style:text-underline-width="auto" style:text-underline-color="font-color" fo:font-weight="bold" officeooo:rsid="00452698" officeooo:paragraph-rsid="00452698" style:font-weight-asian="bold" style:font-weight-complex="bold"/>
    </style:style>
    <style:style style:name="P258" style:family="paragraph" style:parent-style-name="Standard">
      <style:paragraph-properties fo:text-align="start" style:justify-single-word="false"/>
      <style:text-properties fo:font-variant="normal" fo:text-transform="none" fo:color="#0c3c26" loext:opacity="100%" style:font-name="Roboto" fo:font-size="11pt" fo:letter-spacing="normal" fo:font-style="normal" style:text-underline-style="none" fo:font-weight="normal" officeooo:rsid="003235e5" officeooo:paragraph-rsid="003235e5" style:font-size-asian="9.60000038146973pt" style:font-weight-asian="normal" style:font-size-complex="11pt" style:font-weight-complex="normal"/>
    </style:style>
    <style:style style:name="P259"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style:style>
    <style:style style:name="P260"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loext:padding-left="0cm" loext:padding-right="0cm" loext:padding-top="0cm" loext:padding-bottom="0.049cm" loext:border-left="none" loext:border-right="none" loext:border-top="none" loext:border-bottom="0.06pt solid #eaeaea"/>
    </style:style>
    <style:style style:name="P261"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loext:padding-left="0cm" loext:padding-right="0cm" loext:padding-top="0.049cm" loext:padding-bottom="0.049cm" loext:border-left="none" loext:border-right="none" loext:border-top="0.6pt solid #eaeaea" loext:border-bottom="0.6pt solid #eaeaea"/>
    </style:style>
    <style:style style:name="P262"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officeooo:paragraph-rsid="007cd62b" loext:padding-left="0cm" loext:padding-right="0cm" loext:padding-top="0.049cm" loext:padding-bottom="0.049cm" loext:border-left="none" loext:border-right="none" loext:border-top="0.6pt solid #eaeaea" loext:border-bottom="0.6pt solid #eaeaea"/>
    </style:style>
    <style:style style:name="P263"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loext:padding="0cm" loext:border="none"/>
    </style:style>
    <style:style style:name="P264" style:family="paragraph" style:parent-style-name="Preformatted_20_Text">
      <style:paragraph-properties fo:text-align="start" style:justify-single-word="false"/>
      <style:text-properties fo:font-variant="normal" fo:text-transform="none" fo:color="#0c4b33" loext:opacity="100%" style:font-name="Fira Mono" fo:font-size="8.39999961853027pt" fo:letter-spacing="normal" fo:font-style="normal" fo:font-weight="normal" officeooo:paragraph-rsid="00c053af"/>
    </style:style>
    <style:style style:name="P265" style:family="paragraph" style:parent-style-name="Preformatted_20_Text">
      <style:paragraph-properties fo:margin-left="0cm" fo:margin-right="0cm" fo:text-indent="0cm" style:auto-text-indent="false"/>
      <style:text-properties fo:font-variant="normal" fo:text-transform="none" fo:color="#0c4b33" loext:opacity="100%" style:font-name="Fira Mono" fo:font-size="8.39999961853027pt" fo:letter-spacing="normal" fo:font-style="normal" fo:font-weight="normal" officeooo:rsid="00fbcda2" officeooo:paragraph-rsid="00fbcda2"/>
    </style:style>
    <style:style style:name="P266" style:family="paragraph" style:parent-style-name="Preformatted_20_Text">
      <style:text-properties fo:font-variant="normal" fo:text-transform="none" fo:color="#0c4b33" loext:opacity="100%" style:font-name="Fira Mono" fo:font-size="8.39999961853027pt" fo:letter-spacing="normal" fo:font-style="normal" fo:font-weight="normal" officeooo:rsid="011f932e" officeooo:paragraph-rsid="011f932e" style:font-size-asian="21pt" style:font-weight-asian="bold" style:font-size-complex="21pt" style:font-weight-complex="bold"/>
    </style:style>
    <style:style style:name="P267" style:family="paragraph" style:parent-style-name="Preformatted_20_Text">
      <style:paragraph-properties fo:text-align="start" style:justify-single-word="false"/>
      <style:text-properties fo:font-variant="normal" fo:text-transform="none" fo:color="#0c4b33" loext:opacity="100%" style:font-name="Fira Mono" fo:font-size="8.39999961853027pt" fo:letter-spacing="normal" fo:font-style="normal" fo:font-weight="normal" officeooo:rsid="015bc64c" officeooo:paragraph-rsid="015bc64c" style:font-size-asian="21pt" style:font-weight-asian="normal" style:font-size-complex="21pt" style:font-weight-complex="normal"/>
    </style:style>
    <style:style style:name="P268" style:family="paragraph" style:parent-style-name="Preformatted_20_Text">
      <style:paragraph-properties fo:text-align="start" style:justify-single-word="false"/>
      <style:text-properties fo:font-variant="normal" fo:text-transform="none" fo:color="#0c4b33" loext:opacity="100%" style:font-name="Fira Mono" fo:font-size="8.39999961853027pt" fo:letter-spacing="normal" fo:font-style="normal" style:text-underline-style="none" fo:font-weight="normal" officeooo:rsid="0005f448" officeooo:paragraph-rsid="0005f448" style:font-weight-asian="normal" style:font-weight-complex="normal"/>
    </style:style>
    <style:style style:name="P269" style:family="paragraph" style:parent-style-name="Text_20_body">
      <style:paragraph-properties fo:text-align="start" style:justify-single-word="false"/>
      <style:text-properties fo:font-variant="normal" fo:text-transform="none" fo:color="#0c4b33" loext:opacity="100%" style:font-name="Fira Mono" fo:font-size="8.39999961853027pt" fo:letter-spacing="normal" fo:font-style="normal" style:text-underline-style="none" fo:font-weight="normal" officeooo:rsid="00091082" officeooo:paragraph-rsid="00091082" style:font-size-asian="15.75pt" style:font-weight-asian="normal" style:font-size-complex="18pt" style:font-weight-complex="normal"/>
    </style:style>
    <style:style style:name="P270" style:family="paragraph" style:parent-style-name="Preformatted_20_Text">
      <style:paragraph-properties fo:text-align="start" style:justify-single-word="false"/>
      <style:text-properties fo:font-variant="normal" fo:text-transform="none" fo:color="#0c4b33" loext:opacity="100%" style:font-name="Fira Mono" fo:font-size="8.39999961853027pt" fo:letter-spacing="normal" fo:font-style="normal" style:text-underline-style="none" fo:font-weight="normal" officeooo:rsid="006f0b49" officeooo:paragraph-rsid="0070d9db" style:font-size-asian="24pt" style:font-weight-asian="bold" style:font-size-complex="24pt" style:font-weight-complex="bold"/>
    </style:style>
    <style:style style:name="P271" style:family="paragraph" style:parent-style-name="Preformatted_20_Text">
      <style:paragraph-properties fo:text-align="start" style:justify-single-word="false"/>
      <style:text-properties fo:font-variant="normal" fo:text-transform="none" fo:color="#0c4b33" loext:opacity="100%" style:font-name="Fira Mono" fo:font-size="8.39999961853027pt" fo:letter-spacing="normal" fo:font-style="normal" style:text-underline-style="none" fo:font-weight="normal" officeooo:rsid="00742f08" officeooo:paragraph-rsid="00742f08" style:font-size-asian="24pt" style:font-weight-asian="bold" style:font-size-complex="24pt" style:font-weight-complex="bold"/>
    </style:style>
    <style:style style:name="P272" style:family="paragraph" style:parent-style-name="Preformatted_20_Text">
      <style:paragraph-properties fo:text-align="start" style:justify-single-word="false"/>
      <style:text-properties fo:font-variant="normal" fo:text-transform="none" fo:color="#0c4b33" loext:opacity="100%" style:font-name="Fira Mono" fo:font-size="8.39999961853027pt" fo:letter-spacing="normal" fo:font-style="normal" style:text-underline-style="none" fo:font-weight="normal" officeooo:rsid="00745c6c" officeooo:paragraph-rsid="00745c6c" style:font-size-asian="24pt" style:font-weight-asian="bold" style:font-size-complex="24pt" style:font-weight-complex="bold"/>
    </style:style>
    <style:style style:name="P273" style:family="paragraph" style:parent-style-name="Preformatted_20_Text">
      <style:paragraph-properties fo:margin-left="0cm" fo:margin-right="0cm" fo:text-indent="0cm" style:auto-text-indent="false"/>
      <style:text-properties fo:font-variant="normal" fo:text-transform="none" fo:color="#0c4b33" loext:opacity="100%" style:font-name="Fira Mono" fo:font-size="8.39999961853027pt" fo:letter-spacing="normal" fo:font-style="normal" style:text-underline-style="none" fo:font-weight="normal" officeooo:rsid="011b4e40" officeooo:paragraph-rsid="011b8bef" style:font-size-asian="12pt" style:font-weight-asian="bold" style:font-size-complex="12pt" style:font-weight-complex="bold"/>
    </style:style>
    <style:style style:name="P274" style:family="paragraph" style:parent-style-name="Preformatted_20_Text">
      <style:text-properties fo:font-variant="normal" fo:text-transform="none" fo:color="#0c4b33" loext:opacity="100%" style:font-name="Fira Mono" fo:font-size="8.39999961853027pt" fo:letter-spacing="normal" fo:font-style="normal" fo:font-weight="bold" style:font-weight-asian="bold" style:font-weight-complex="bold" loext:padding-left="0cm" loext:padding-right="0cm" loext:padding-top="0.049cm" loext:padding-bottom="0.049cm" loext:border-left="none" loext:border-right="none" loext:border-top="0.6pt solid #eaeaea" loext:border-bottom="0.6pt solid #eaeaea"/>
    </style:style>
    <style:style style:name="P275"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bold" style:font-weight-asian="bold" style:font-weight-complex="bold" loext:padding-left="0cm" loext:padding-right="0cm" loext:padding-top="0.049cm" loext:padding-bottom="0.049cm" loext:border-left="none" loext:border-right="none" loext:border-top="0.6pt solid #eaeaea" loext:border-bottom="0.6pt solid #eaeaea"/>
    </style:style>
    <style:style style:name="P276" style:family="paragraph" style:parent-style-name="Preformatted_20_Text">
      <style:paragraph-properties fo:margin-left="1.423cm" fo:margin-right="0.423cm" fo:margin-top="0.318cm" fo:margin-bottom="0.318cm" style:contextual-spacing="false" fo:orphans="2" fo:widows="2" fo:text-indent="0cm" style:auto-text-indent="false" fo:padding="0cm" fo:border="none"/>
      <style:text-properties fo:font-variant="normal" fo:text-transform="none" fo:color="#0c4b33" loext:opacity="100%" style:font-name="Fira Mono" fo:font-size="8.39999961853027pt" fo:letter-spacing="normal" fo:font-style="normal" fo:font-weight="bold" style:font-weight-asian="bold" style:font-weight-complex="bold" loext:padding="0cm" loext:border="none"/>
    </style:style>
    <style:style style:name="P277"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bold" style:font-weight-asian="bold" style:font-weight-complex="bold"/>
    </style:style>
    <style:style style:name="P278" style:family="paragraph" style:parent-style-name="Heading_20_1">
      <style:text-properties fo:font-variant="normal" fo:text-transform="none" fo:color="#0c4b33" loext:opacity="100%" style:font-name="Fira Mono" fo:font-size="24pt" fo:letter-spacing="normal" fo:font-style="normal" style:text-underline-style="none" fo:font-weight="normal" officeooo:rsid="0059cd7c" officeooo:paragraph-rsid="0059cd7c" style:font-size-asian="24pt" style:font-weight-asian="normal" style:font-size-complex="24pt" style:font-weight-complex="normal"/>
    </style:style>
    <style:style style:name="P279" style:family="paragraph" style:parent-style-name="Preformatted_20_Text">
      <style:text-properties fo:font-variant="normal" fo:text-transform="none" fo:color="#0c4b33" loext:opacity="100%" style:font-name="Fira Mono" fo:font-size="24pt" fo:letter-spacing="normal" fo:font-style="normal" style:text-underline-style="none" fo:font-weight="normal" officeooo:rsid="0059cd7c" officeooo:paragraph-rsid="0059cd7c" style:font-size-asian="24pt" style:font-weight-asian="normal" style:font-size-complex="24pt" style:font-weight-complex="normal"/>
    </style:style>
    <style:style style:name="P280" style:family="paragraph" style:parent-style-name="Heading_20_1">
      <style:text-properties fo:font-variant="normal" fo:text-transform="none" fo:color="#0c4b33" loext:opacity="100%" style:font-name="Fira Mono" fo:font-size="24pt" fo:letter-spacing="normal" fo:font-style="normal" style:text-underline-style="none" fo:font-weight="normal" officeooo:rsid="00573fed" style:font-size-asian="24pt" style:font-weight-asian="normal" style:font-size-complex="24pt" style:font-weight-complex="normal"/>
    </style:style>
    <style:style style:name="P281" style:family="paragraph" style:parent-style-name="Heading_20_2">
      <style:text-properties fo:font-variant="normal" fo:text-transform="none" fo:color="#0c4b33" loext:opacity="100%" style:font-name="Fira Mono" fo:font-size="24pt" fo:letter-spacing="normal" fo:font-style="normal" style:text-underline-style="none" fo:font-weight="normal" officeooo:rsid="00573fed" officeooo:paragraph-rsid="00573fed" style:font-size-asian="24pt" style:font-weight-asian="normal" style:font-size-complex="24pt" style:font-weight-complex="normal"/>
    </style:style>
    <style:style style:name="P282" style:family="paragraph" style:parent-style-name="Preformatted_20_Text">
      <style:text-properties fo:font-variant="normal" fo:text-transform="none" fo:color="#0c4b33" loext:opacity="100%" style:font-name="Fira Mono" fo:font-size="24pt" fo:letter-spacing="normal" fo:font-style="normal" style:text-underline-style="none" fo:font-weight="normal" officeooo:rsid="00573fed" officeooo:paragraph-rsid="00573fed" style:font-size-asian="24pt" style:font-weight-asian="normal" style:font-size-complex="24pt" style:font-weight-complex="normal"/>
    </style:style>
    <style:style style:name="P283" style:family="paragraph" style:parent-style-name="Text_20_body">
      <style:text-properties fo:font-variant="normal" fo:text-transform="none" fo:color="#0c4b33" loext:opacity="100%" style:font-name="Fira Mono" fo:font-size="24pt" fo:letter-spacing="normal" fo:font-style="normal" style:text-underline-style="none" fo:font-weight="normal" officeooo:rsid="00573fed" style:font-size-asian="24pt" style:font-weight-asian="normal" style:font-size-complex="24pt" style:font-weight-complex="normal"/>
    </style:style>
    <style:style style:name="P284" style:family="paragraph" style:parent-style-name="Preformatted_20_Text">
      <style:text-properties fo:font-variant="normal" fo:text-transform="none" fo:color="#0c4b33" loext:opacity="100%" style:font-name="Fira Mono" fo:font-size="24pt" fo:letter-spacing="normal" fo:font-style="normal" style:text-underline-style="none" fo:font-weight="normal" officeooo:rsid="005527c7" officeooo:paragraph-rsid="005527c7" style:font-size-asian="24pt" style:font-weight-asian="normal" style:font-size-complex="24pt" style:font-weight-complex="normal"/>
    </style:style>
    <style:style style:name="P285" style:family="paragraph" style:parent-style-name="Preformatted_20_Text">
      <style:text-properties fo:font-variant="normal" fo:text-transform="none" fo:color="#0c4b33" loext:opacity="100%" style:font-name="Fira Mono" fo:font-size="24pt" fo:letter-spacing="normal" fo:font-style="normal" style:text-underline-style="none" fo:font-weight="bold" officeooo:rsid="0059cd7c" officeooo:paragraph-rsid="0059cd7c" style:font-size-asian="24pt" style:font-weight-asian="bold" style:font-size-complex="24pt" style:font-weight-complex="bold"/>
    </style:style>
    <style:style style:name="P286" style:family="paragraph" style:parent-style-name="Preformatted_20_Text">
      <style:text-properties fo:font-variant="normal" fo:text-transform="none" fo:color="#0c4b33" loext:opacity="100%" style:font-name="Fira Mono" fo:font-size="24pt" fo:letter-spacing="normal" fo:font-style="normal" style:text-underline-style="solid" style:text-underline-width="auto" style:text-underline-color="font-color" fo:font-weight="bold" officeooo:rsid="0059cd7c" officeooo:paragraph-rsid="0059cd7c" style:font-size-asian="24pt" style:font-weight-asian="bold" style:font-size-complex="24pt" style:font-weight-complex="bold"/>
    </style:style>
    <style:style style:name="P287"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15pt" fo:letter-spacing="normal" fo:font-style="normal" fo:font-weight="normal" style:font-size-asian="15pt" style:font-size-complex="15pt" loext:padding="0cm" loext:border="none"/>
    </style:style>
    <style:style style:name="P288"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13pt" fo:letter-spacing="normal" fo:font-style="normal" fo:font-weight="bold" style:font-size-asian="13pt" style:font-weight-asian="bold" style:font-size-complex="13pt" style:font-weight-complex="bold"/>
    </style:style>
    <style:style style:name="P289"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Fira Mono" fo:font-size="12pt" fo:letter-spacing="normal" fo:font-style="normal" style:text-underline-style="none" fo:font-weight="bold" officeooo:rsid="01340b99" officeooo:paragraph-rsid="01340b99" style:font-size-asian="12pt" style:font-weight-asian="bold" style:font-size-complex="12pt" style:font-weight-complex="bold"/>
    </style:style>
    <style:style style:name="P290"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Fira Mono" fo:font-size="20pt" fo:letter-spacing="normal" fo:font-style="normal" style:text-underline-style="none" fo:font-weight="bold" officeooo:rsid="01340b99" officeooo:paragraph-rsid="01340b99" style:font-size-asian="20pt" style:font-weight-asian="bold" style:font-size-complex="20pt" style:font-weight-complex="bold"/>
    </style:style>
    <style:style style:name="P291"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loext:padding-left="0cm" loext:padding-right="0cm" loext:padding-top="0cm" loext:padding-bottom="0.049cm" loext:border-left="none" loext:border-right="none" loext:border-top="none" loext:border-bottom="0.06pt solid #eaeaea"/>
    </style:style>
    <style:style style:name="P292"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style:style>
    <style:style style:name="P293"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officeooo:paragraph-rsid="00be6b62"/>
    </style:style>
    <style:style style:name="P294" style:family="paragraph" style:parent-style-name="Standard">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officeooo:paragraph-rsid="00be6b62"/>
    </style:style>
    <style:style style:name="P295"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loext:padding-left="0cm" loext:padding-right="0cm" loext:padding-top="0.049cm" loext:padding-bottom="0.049cm" loext:border-left="none" loext:border-right="none" loext:border-top="0.6pt solid #eaeaea" loext:border-bottom="0.6pt solid #eaeaea"/>
    </style:style>
    <style:style style:name="P296"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officeooo:paragraph-rsid="007cd62b" loext:padding-left="0cm" loext:padding-right="0cm" loext:padding-top="0.049cm" loext:padding-bottom="0.049cm" loext:border-left="none" loext:border-right="none" loext:border-top="0.6pt solid #eaeaea" loext:border-bottom="0.6pt solid #eaeaea"/>
    </style:style>
    <style:style style:name="P297"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0c4b33" loext:opacity="100%" fo:letter-spacing="normal" officeooo:paragraph-rsid="00be6b62"/>
    </style:style>
    <style:style style:name="P298"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loext:padding="0cm" loext:border="none"/>
    </style:style>
    <style:style style:name="P299" style:family="paragraph" style:parent-style-name="Preformatted_20_Text">
      <style:paragraph-properties fo:margin-left="0cm" fo:margin-right="0.423cm" fo:margin-top="0.318cm" fo:margin-bottom="0.318cm" style:contextual-spacing="false" fo:orphans="2" fo:widows="2" fo:text-indent="0cm" style:auto-text-indent="false"/>
      <style:text-properties fo:font-variant="normal" fo:text-transform="none" fo:color="#0c4b33" loext:opacity="100%" fo:letter-spacing="normal" fo:font-weight="bold" style:font-weight-asian="bold" style:font-weight-complex="bold"/>
    </style:style>
    <style:style style:name="P300"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letter-spacing="normal" fo:font-weight="bold" style:font-weight-asian="bold" style:font-weight-complex="bold"/>
    </style:style>
    <style:style style:name="P301" style:family="paragraph" style:parent-style-name="Heading_20_3">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rsid="013476f9" officeooo:paragraph-rsid="013476f9"/>
    </style:style>
    <style:style style:name="P302"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rsid="013476f9" officeooo:paragraph-rsid="013476f9"/>
    </style:style>
    <style:style style:name="P303" style:family="paragraph" style:parent-style-name="Text_20_body">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rsid="013476f9" officeooo:paragraph-rsid="013476f9"/>
    </style:style>
    <style:style style:name="P304"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rsid="013476f9" officeooo:paragraph-rsid="01381e1d"/>
    </style:style>
    <style:style style:name="P305"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paragraph-rsid="01340b99"/>
    </style:style>
    <style:style style:name="P306" style:family="paragraph" style:parent-style-name="Preformatted_20_Text">
      <style:paragraph-properties fo:margin-left="0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rsid="01348608" officeooo:paragraph-rsid="013476f9"/>
    </style:style>
    <style:style style:name="P307" style:family="paragraph" style:parent-style-name="Text_20_body">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rsid="01348608" officeooo:paragraph-rsid="013476f9"/>
    </style:style>
    <style:style style:name="P308" style:family="paragraph" style:parent-style-name="Text_20_body">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0pt" fo:letter-spacing="normal" fo:font-style="normal" fo:font-weight="bold" officeooo:rsid="01348608" officeooo:paragraph-rsid="0135eb93"/>
    </style:style>
    <style:style style:name="P309"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26pt" fo:letter-spacing="normal" fo:font-style="normal" style:text-underline-style="none" fo:font-weight="bold" officeooo:rsid="01335935" officeooo:paragraph-rsid="01340b99" style:font-size-asian="26pt" style:font-weight-asian="bold" style:font-size-complex="26pt" style:font-weight-complex="bold"/>
    </style:style>
    <style:style style:name="P310"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fo:padding="0cm" fo:border="none"/>
      <style:text-properties fo:font-variant="normal" fo:text-transform="none" fo:color="#0c4b33" loext:opacity="100%" style:font-name="Roboto" fo:font-size="13pt" fo:letter-spacing="normal" fo:font-style="normal" fo:font-weight="bold" officeooo:paragraph-rsid="01340b99" style:font-size-asian="13pt" style:font-weight-asian="bold" style:font-size-complex="13pt" style:font-weight-complex="bold"/>
    </style:style>
    <style:style style:name="P311"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fo:font-size="13pt" fo:letter-spacing="normal" fo:font-weight="bold" style:font-size-asian="13pt" style:font-weight-asian="bold" style:font-size-complex="13pt" style:font-weight-complex="bold"/>
    </style:style>
    <style:style style:name="P312" style:family="paragraph" style:parent-style-name="Preformatted_20_Text">
      <style:text-properties fo:font-variant="normal" fo:text-transform="none" fo:color="#808080" loext:opacity="100%" fo:letter-spacing="normal" officeooo:paragraph-rsid="000d7066"/>
    </style:style>
    <style:style style:name="P313"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808080" loext:opacity="100%" style:font-name="Fira Mono" fo:font-size="8.39999961853027pt" fo:letter-spacing="normal" fo:font-style="normal" fo:font-weight="normal"/>
    </style:style>
    <style:style style:name="P314"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408080" loext:opacity="100%" style:font-name="Fira Mono" fo:font-size="8.39999961853027pt" fo:letter-spacing="normal" fo:font-style="italic" fo:font-weight="normal"/>
    </style:style>
    <style:style style:name="P315" style:family="paragraph" style:parent-style-name="Preformatted_20_Text">
      <style:paragraph-properties fo:margin-left="0cm" fo:margin-right="0.423cm" fo:margin-top="0.318cm" fo:margin-bottom="0.318cm" style:contextual-spacing="false" fo:orphans="2" fo:widows="2" fo:text-indent="0cm" style:auto-text-indent="false"/>
      <style:text-properties fo:font-variant="normal" fo:text-transform="none" fo:color="#408080" loext:opacity="100%" style:font-name="Fira Mono" fo:font-size="8.39999961853027pt" fo:letter-spacing="normal" fo:font-style="italic" fo:font-weight="normal" loext:padding-left="0cm" loext:padding-right="0cm" loext:padding-top="0cm" loext:padding-bottom="0.049cm" loext:border-left="none" loext:border-right="none" loext:border-top="none" loext:border-bottom="0.06pt solid #eaeaea"/>
    </style:style>
    <style:style style:name="P316" style:family="paragraph" style:parent-style-name="Text_20_body">
      <style:paragraph-properties fo:text-align="start" style:justify-single-word="false"/>
      <style:text-properties fo:font-variant="normal" fo:text-transform="none" fo:color="#c9211e" loext:opacity="100%" style:font-name="Roboto" fo:font-size="26pt" fo:letter-spacing="normal" fo:font-style="normal" style:text-underline-style="none" fo:font-weight="bold" officeooo:rsid="00318612" officeooo:paragraph-rsid="00318612" style:font-size-asian="26pt" style:font-weight-asian="bold" style:font-size-complex="26pt" style:font-weight-complex="bold"/>
    </style:style>
    <style:style style:name="P317" style:family="paragraph" style:parent-style-name="Text_20_body">
      <style:paragraph-properties fo:margin-top="0.212cm" fo:margin-bottom="0.247cm" style:contextual-spacing="false" fo:text-align="start" style:justify-single-word="false" fo:orphans="2" fo:widows="2" fo:padding="0cm" fo:border="none"/>
      <style:text-properties fo:font-variant="normal" fo:text-transform="none" fo:color="#c9211e" loext:opacity="100%" style:font-name="Roboto" fo:font-size="32pt" fo:letter-spacing="normal" fo:font-style="normal" style:text-underline-style="solid" style:text-underline-width="auto" style:text-underline-color="font-color" fo:font-weight="bold" officeooo:rsid="01348608" officeooo:paragraph-rsid="01348608" style:font-size-asian="32pt" style:font-weight-asian="bold" style:font-size-complex="32pt" style:font-weight-complex="bold"/>
    </style:style>
    <style:style style:name="P318" style:family="paragraph" style:parent-style-name="Heading_20_1">
      <style:paragraph-properties fo:text-align="start" style:justify-single-word="false"/>
      <style:text-properties fo:font-variant="normal" fo:text-transform="none" fo:color="#c9211e" loext:opacity="100%" style:font-name="Roboto" fo:font-size="21pt" fo:letter-spacing="normal" fo:font-style="normal" fo:font-weight="normal" officeooo:rsid="015a4541" officeooo:paragraph-rsid="015a4541" style:font-size-asian="21pt" style:font-weight-asian="normal" style:font-size-complex="21pt" style:font-weight-complex="normal"/>
    </style:style>
    <style:style style:name="P319" style:family="paragraph" style:parent-style-name="Text_20_body">
      <style:paragraph-properties fo:text-align="start" style:justify-single-word="false"/>
      <style:text-properties fo:font-variant="normal" fo:text-transform="none" fo:color="#c9211e" loext:opacity="100%" style:font-name="Roboto" fo:font-size="21pt" fo:letter-spacing="normal" fo:font-style="normal" fo:font-weight="normal" officeooo:rsid="015a8322" officeooo:paragraph-rsid="015a8322" style:font-size-asian="21pt" style:font-weight-asian="normal" style:font-size-complex="21pt" style:font-weight-complex="normal"/>
    </style:style>
    <style:style style:name="P320" style:family="paragraph" style:parent-style-name="Standard">
      <style:paragraph-properties fo:text-align="start" style:justify-single-word="false"/>
      <style:text-properties fo:font-variant="normal" fo:text-transform="none" fo:color="#c9211e" loext:opacity="100%" style:font-name="Roboto" fo:font-size="16pt" fo:letter-spacing="normal" fo:font-style="normal" style:text-underline-style="none" fo:font-weight="normal" officeooo:rsid="00004b8f" officeooo:paragraph-rsid="00004b8f" style:font-size-asian="16pt" style:font-weight-asian="normal" style:font-size-complex="16pt" style:font-weight-complex="normal"/>
    </style:style>
    <style:style style:name="P321" style:family="paragraph" style:parent-style-name="Standard">
      <style:paragraph-properties fo:text-align="start" style:justify-single-word="false"/>
      <style:text-properties fo:font-variant="normal" fo:text-transform="none" fo:color="#c9211e" loext:opacity="100%" style:font-name="Roboto" fo:font-size="14pt" fo:letter-spacing="normal" fo:font-style="normal" fo:font-weight="bold" officeooo:rsid="0007859b" officeooo:paragraph-rsid="0007859b" style:font-size-asian="14pt" style:font-weight-asian="bold" style:font-size-complex="14pt" style:font-weight-complex="bold"/>
    </style:style>
    <style:style style:name="P322" style:family="paragraph" style:parent-style-name="Text_20_body">
      <style:paragraph-properties fo:text-align="start" style:justify-single-word="false"/>
      <style:text-properties fo:font-variant="normal" fo:text-transform="none" fo:color="#c9211e" loext:opacity="100%" style:font-name="Roboto" fo:font-size="14pt" fo:letter-spacing="normal" fo:font-style="normal" style:text-underline-style="none" fo:font-weight="normal" officeooo:rsid="0070d9db" officeooo:paragraph-rsid="0070d9db" style:font-size-asian="14pt" style:font-weight-asian="bold" style:font-size-complex="14pt" style:font-weight-complex="bold"/>
    </style:style>
    <style:style style:name="P323" style:family="paragraph" style:parent-style-name="Text_20_body">
      <style:paragraph-properties fo:text-align="start" style:justify-single-word="false"/>
      <style:text-properties fo:font-variant="normal" fo:text-transform="none" fo:color="#c9211e" loext:opacity="100%" style:font-name="Roboto" fo:font-size="14pt" fo:letter-spacing="normal" fo:font-style="normal" style:text-underline-style="none" fo:font-weight="normal" officeooo:rsid="006f0b49" officeooo:paragraph-rsid="0070d9db" style:font-size-asian="14pt" style:font-weight-asian="bold" style:font-size-complex="14pt" style:font-weight-complex="bold"/>
    </style:style>
    <style:style style:name="P324" style:family="paragraph" style:parent-style-name="Text_20_body">
      <style:paragraph-properties fo:text-align="start" style:justify-single-word="false"/>
      <style:text-properties fo:font-variant="normal" fo:text-transform="none" fo:color="#c9211e" loext:opacity="100%" style:font-name="Roboto" fo:font-size="14pt" fo:letter-spacing="normal" fo:font-style="normal" style:text-underline-style="none" fo:font-weight="bold" officeooo:rsid="00745c6c" officeooo:paragraph-rsid="00745c6c" style:font-size-asian="14pt" style:font-weight-asian="bold" style:font-size-complex="14pt" style:font-weight-complex="bold"/>
    </style:style>
    <style:style style:name="P325" style:family="paragraph" style:parent-style-name="Text_20_body">
      <style:paragraph-properties fo:text-align="start" style:justify-single-word="false"/>
      <style:text-properties fo:font-variant="normal" fo:text-transform="none" fo:color="#c9211e" loext:opacity="100%" style:font-name="Roboto" fo:font-size="14pt" fo:letter-spacing="normal" fo:font-style="normal" style:text-underline-style="none" fo:font-weight="bold" officeooo:rsid="0074f914" officeooo:paragraph-rsid="0074f914" style:font-size-asian="14pt" style:font-weight-asian="bold" style:font-size-complex="14pt" style:font-weight-complex="bold"/>
    </style:style>
    <style:style style:name="P326" style:family="paragraph" style:parent-style-name="Standard">
      <style:paragraph-properties fo:text-align="start" style:justify-single-word="false"/>
      <style:text-properties fo:font-variant="normal" fo:text-transform="none" fo:color="#c9211e" loext:opacity="100%" style:font-name="Roboto" fo:font-size="20pt" fo:letter-spacing="normal" fo:font-style="normal" fo:font-weight="normal" officeooo:rsid="00318612" officeooo:paragraph-rsid="00318612" style:font-size-asian="20pt" style:font-weight-asian="normal" style:font-size-complex="20pt" style:font-weight-complex="normal"/>
    </style:style>
    <style:style style:name="P327" style:family="paragraph" style:parent-style-name="Standard">
      <style:paragraph-properties fo:text-align="start" style:justify-single-word="false"/>
      <style:text-properties fo:font-variant="normal" fo:text-transform="none" fo:color="#c9211e" loext:opacity="100%" style:font-name="Roboto" fo:font-size="8.39999961853027pt" fo:letter-spacing="normal" fo:font-style="normal" fo:font-weight="bold" officeooo:paragraph-rsid="00091082" style:font-weight-asian="bold" style:font-weight-complex="bold"/>
    </style:style>
    <style:style style:name="P328" style:family="paragraph" style:parent-style-name="Text_20_body">
      <style:paragraph-properties fo:text-align="start" style:justify-single-word="false"/>
      <style:text-properties fo:font-variant="normal" fo:text-transform="none" fo:color="#c9211e" loext:opacity="100%" style:font-name="Roboto" fo:font-size="24pt" fo:letter-spacing="normal" fo:font-style="normal" style:text-underline-style="none" fo:font-weight="normal" officeooo:rsid="006f0b49" officeooo:paragraph-rsid="006f0b49" style:font-size-asian="24pt" style:font-weight-asian="bold" style:font-size-complex="24pt" style:font-weight-complex="bold"/>
    </style:style>
    <style:style style:name="P329"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c9211e" loext:opacity="100%" style:font-name="Fira Mono" fo:font-size="8.39999961853027pt" fo:letter-spacing="normal" fo:font-style="normal" fo:font-weight="bold" style:font-weight-asian="bold" style:font-weight-complex="bold"/>
    </style:style>
    <style:style style:name="P330" style:family="paragraph" style:parent-style-name="Preformatted_20_Text">
      <style:paragraph-properties fo:text-align="start" style:justify-single-word="false"/>
      <style:text-properties fo:font-variant="normal" fo:text-transform="none" fo:color="#008000" loext:opacity="100%" style:font-name="Fira Mono" fo:font-size="14pt" fo:letter-spacing="normal" fo:font-style="normal" style:text-underline-style="none" fo:font-weight="bold" officeooo:rsid="00745c6c" officeooo:paragraph-rsid="0070d9db" style:font-size-asian="14pt" style:font-weight-asian="bold" style:font-size-complex="14pt" style:font-weight-complex="bold"/>
    </style:style>
    <style:style style:name="P331" style:family="paragraph" style:parent-style-name="Preformatted_20_Text">
      <style:paragraph-properties fo:margin-left="0cm" fo:margin-right="0.423cm" fo:margin-top="0.318cm" fo:margin-bottom="0.318cm" style:contextual-spacing="false" fo:orphans="2" fo:widows="2" fo:text-indent="0cm" style:auto-text-indent="false"/>
      <style:text-properties fo:font-variant="normal" fo:text-transform="none" fo:color="#008000" loext:opacity="100%" style:font-name="Fira Mono" fo:font-size="8.39999961853027pt" fo:letter-spacing="normal" fo:font-style="normal" fo:font-weight="bold"/>
    </style:style>
    <style:style style:name="P332" style:family="paragraph" style:parent-style-name="Text_20_body">
      <style:paragraph-properties fo:margin-left="0cm" fo:margin-right="0cm" fo:text-align="start" style:justify-single-word="false" fo:text-indent="0cm" style:auto-text-indent="false"/>
      <style:text-properties fo:font-variant="normal" fo:text-transform="none" fo:color="#20aa76" loext:opacity="100%" style:text-line-through-style="none" style:text-line-through-type="none" style:font-name="Roboto" fo:font-size="24pt" fo:letter-spacing="-0.021cm" fo:font-style="normal" style:text-underline-style="solid" style:text-underline-width="auto" style:text-underline-color="font-color" fo:font-weight="normal" officeooo:rsid="00fbcda2" officeooo:paragraph-rsid="00fbcda2" style:text-blinking="false" style:font-size-asian="24pt" style:font-weight-asian="bold" style:font-size-complex="24pt" style:font-weight-complex="bold"/>
    </style:style>
    <style:style style:name="P333" style:family="paragraph" style:parent-style-name="Text_20_body">
      <style:paragraph-properties fo:margin-left="0cm" fo:margin-right="0cm" fo:text-align="start" style:justify-single-word="false" fo:text-indent="0cm" style:auto-text-indent="false"/>
      <style:text-properties fo:font-variant="normal" fo:text-transform="none" fo:color="#20aa76" loext:opacity="100%" style:text-line-through-style="none" style:text-line-through-type="none" style:font-name="Roboto" fo:font-size="24pt" fo:letter-spacing="-0.021cm" fo:font-style="normal" style:text-underline-style="none" fo:font-weight="normal" officeooo:rsid="01056683" officeooo:paragraph-rsid="01056683" style:text-blinking="false" style:font-size-asian="24pt" style:font-weight-asian="bold" style:font-size-complex="24pt" style:font-weight-complex="bold"/>
    </style:style>
    <style:style style:name="P334" style:family="paragraph" style:parent-style-name="Text_20_body">
      <style:paragraph-properties fo:text-align="center" style:justify-single-word="false"/>
      <style:text-properties fo:font-variant="normal" fo:text-transform="none" fo:color="#20aa76" loext:opacity="100%" style:text-line-through-style="none" style:text-line-through-type="none" style:font-name="Roboto" fo:font-size="24pt" fo:letter-spacing="-0.021cm" fo:font-style="normal" style:text-underline-style="none" fo:font-weight="bold" officeooo:rsid="0141c8dc" officeooo:paragraph-rsid="0141c8dc" style:text-blinking="false" style:font-size-asian="24pt" style:font-weight-asian="bold" style:font-size-complex="24pt" style:font-weight-complex="bold"/>
    </style:style>
    <style:style style:name="P335" style:family="paragraph" style:parent-style-name="Heading_20_1">
      <style:paragraph-properties fo:margin-top="0.212cm" fo:margin-bottom="0.247cm" style:contextual-spacing="false" fo:text-align="center" style:justify-single-word="false" fo:orphans="2" fo:widows="2" fo:padding="0cm" fo:border="none"/>
      <style:text-properties fo:font-variant="normal" fo:text-transform="none" fo:color="#20aa76" loext:opacity="100%" style:font-name="Roboto" fo:font-size="24pt" fo:letter-spacing="normal" fo:font-style="normal" style:text-underline-style="solid" style:text-underline-width="auto" style:text-underline-color="font-color" fo:font-weight="normal" officeooo:rsid="01296921" officeooo:paragraph-rsid="012ae909" style:font-size-asian="24pt" style:font-size-complex="24pt"/>
    </style:style>
    <style:style style:name="P336" style:family="paragraph" style:parent-style-name="Heading_20_2">
      <style:paragraph-properties fo:margin-top="0.212cm" fo:margin-bottom="0.247cm" style:contextual-spacing="false" fo:text-align="center" style:justify-single-word="false" fo:orphans="2" fo:widows="2" fo:padding="0cm" fo:border="none"/>
      <style:text-properties fo:font-variant="normal" fo:text-transform="none" fo:color="#20aa76" loext:opacity="100%" style:font-name="Roboto" fo:font-size="24pt" fo:letter-spacing="normal" fo:font-style="normal" style:text-underline-style="solid" style:text-underline-width="auto" style:text-underline-color="font-color" fo:font-weight="bold" officeooo:rsid="01296921" officeooo:paragraph-rsid="01296921" style:font-size-asian="24pt" style:font-style-asian="normal" style:font-weight-asian="bold" style:font-size-complex="24pt" style:font-style-complex="normal" style:font-weight-complex="bold"/>
    </style:style>
    <style:style style:name="P337" style:family="paragraph" style:parent-style-name="Text_20_body">
      <style:paragraph-properties fo:margin-top="0.212cm" fo:margin-bottom="0.247cm" style:contextual-spacing="false" fo:text-align="center" style:justify-single-word="false" fo:orphans="2" fo:widows="2" fo:padding="0cm" fo:border="none"/>
      <style:text-properties fo:font-variant="normal" fo:text-transform="none" fo:color="#20aa76" loext:opacity="100%" style:font-name="Roboto" fo:font-size="24pt" fo:letter-spacing="normal" fo:font-style="normal" style:text-underline-style="solid" style:text-underline-width="auto" style:text-underline-color="font-color" fo:font-weight="bold" officeooo:rsid="01335935" officeooo:paragraph-rsid="01335935" style:font-size-asian="24pt" style:font-weight-asian="bold" style:font-size-complex="24pt" style:font-weight-complex="bold"/>
    </style:style>
    <style:style style:name="P338" style:family="paragraph" style:parent-style-name="Heading_20_1">
      <style:paragraph-properties fo:margin-top="0.212cm" fo:margin-bottom="0.247cm" style:contextual-spacing="false" fo:text-align="start" style:justify-single-word="false" fo:orphans="2" fo:widows="2" fo:padding="0cm" fo:border="none"/>
      <style:text-properties fo:font-variant="normal" fo:text-transform="none" fo:color="#20aa76" loext:opacity="100%" style:font-name="Roboto" fo:font-size="24pt" fo:letter-spacing="normal" fo:font-style="normal" style:text-underline-style="none" fo:font-weight="normal" officeooo:rsid="01296921" officeooo:paragraph-rsid="012ae909" style:font-size-asian="24pt" style:font-size-complex="24pt"/>
    </style:style>
    <style:style style:name="P339" style:family="paragraph" style:parent-style-name="Heading_20_1">
      <style:paragraph-properties fo:margin-top="0.212cm" fo:margin-bottom="0.247cm" style:contextual-spacing="false" fo:text-align="start" style:justify-single-word="false" fo:orphans="2" fo:widows="2" fo:padding="0cm" fo:border="none"/>
      <style:text-properties fo:font-variant="normal" fo:text-transform="none" fo:color="#20aa76" loext:opacity="100%" style:font-name="Roboto" fo:font-size="24pt" fo:letter-spacing="normal" fo:font-style="normal" style:text-underline-style="none" fo:font-weight="normal" officeooo:rsid="012c6772" officeooo:paragraph-rsid="012c6772" style:font-size-asian="24pt" style:font-size-complex="24pt"/>
    </style:style>
    <style:style style:name="P340" style:family="paragraph" style:parent-style-name="Text_20_body">
      <style:paragraph-properties fo:margin-top="0.212cm" fo:margin-bottom="0.247cm" style:contextual-spacing="false" fo:text-align="start" style:justify-single-word="false" fo:orphans="2" fo:widows="2" fo:padding="0cm" fo:border="none"/>
      <style:text-properties fo:font-variant="normal" fo:text-transform="none" fo:color="#20aa76" loext:opacity="100%" style:font-name="Roboto" fo:font-size="24pt" fo:letter-spacing="normal" fo:font-style="normal" style:text-underline-style="none" fo:font-weight="normal" officeooo:rsid="012c6772" officeooo:paragraph-rsid="012c6772" style:font-size-asian="24pt" style:font-size-complex="24pt"/>
    </style:style>
    <style:style style:name="P341" style:family="paragraph" style:parent-style-name="Text_20_body">
      <style:paragraph-properties fo:margin-top="0.212cm" fo:margin-bottom="0.247cm" style:contextual-spacing="false" fo:text-align="start" style:justify-single-word="false" fo:orphans="2" fo:widows="2" fo:padding="0cm" fo:border="none"/>
      <style:text-properties fo:font-variant="normal" fo:text-transform="none" fo:color="#20aa76" loext:opacity="100%" style:font-name="Roboto" fo:font-size="24pt" fo:letter-spacing="normal" fo:font-style="normal" fo:font-weight="bold" officeooo:paragraph-rsid="01340b99"/>
    </style:style>
    <style:style style:name="P342" style:family="paragraph" style:parent-style-name="Text_20_body">
      <style:paragraph-properties fo:margin-top="0.212cm" fo:margin-bottom="0.247cm" style:contextual-spacing="false" fo:orphans="2" fo:widows="2" fo:padding="0cm" fo:border="none"/>
      <style:text-properties fo:font-variant="normal" fo:text-transform="none" fo:color="#20aa76" loext:opacity="100%" style:font-name="Roboto" fo:font-size="8.39999961853027pt" fo:letter-spacing="normal" fo:font-style="normal" style:text-underline-style="none" fo:font-weight="normal" officeooo:rsid="01296921" officeooo:paragraph-rsid="01296921"/>
    </style:style>
    <style:style style:name="P343" style:family="paragraph" style:parent-style-name="Heading_20_1">
      <style:paragraph-properties fo:margin-top="0.212cm" fo:margin-bottom="0.247cm" style:contextual-spacing="false" fo:orphans="2" fo:widows="2" fo:padding="0cm" fo:border="none"/>
      <style:text-properties fo:font-variant="normal" fo:text-transform="none" fo:color="#20aa76" loext:opacity="100%" style:font-name="Roboto" fo:font-size="20pt" fo:letter-spacing="normal" fo:font-style="normal" style:text-underline-style="none" fo:font-weight="normal" officeooo:rsid="01296921" officeooo:paragraph-rsid="01296921" style:font-size-asian="17.5pt" style:font-size-complex="20pt"/>
    </style:style>
    <style:style style:name="P344" style:family="paragraph" style:parent-style-name="Text_20_body">
      <style:paragraph-properties fo:margin-top="0.212cm" fo:margin-bottom="0.247cm" style:contextual-spacing="false" fo:orphans="2" fo:widows="2" fo:padding="0cm" fo:border="none"/>
      <style:text-properties fo:font-variant="normal" fo:text-transform="none" fo:color="#111111" loext:opacity="100%" style:font-name="Roboto" fo:font-size="22pt" fo:letter-spacing="normal" fo:font-style="normal" style:text-underline-style="solid" style:text-underline-width="auto" style:text-underline-color="font-color" fo:font-weight="bold" officeooo:rsid="0129f8e3" officeooo:paragraph-rsid="0129f8e3" style:font-size-asian="22pt" style:font-weight-asian="bold" style:font-size-complex="22pt" style:font-weight-complex="bold"/>
    </style:style>
    <style:style style:name="P345" style:family="paragraph" style:parent-style-name="Heading_20_1">
      <style:paragraph-properties fo:text-align="start" style:justify-single-word="false"/>
      <style:text-properties fo:font-variant="normal" fo:text-transform="none" fo:color="#111111" loext:opacity="100%" style:font-name="Roboto" fo:font-size="21pt" fo:letter-spacing="normal" fo:font-style="normal" style:text-underline-style="none" fo:font-weight="bold" officeooo:rsid="0161735f" officeooo:paragraph-rsid="0161735f" style:font-size-asian="21pt" style:font-weight-asian="bold" style:font-size-complex="21pt" style:font-weight-complex="bold"/>
    </style:style>
    <style:style style:name="P346" style:family="paragraph" style:parent-style-name="Text_20_body">
      <style:paragraph-properties fo:margin-top="0.212cm" fo:margin-bottom="0.247cm" style:contextual-spacing="false" fo:orphans="2" fo:widows="2" fo:padding="0cm" fo:border="none"/>
      <style:text-properties fo:font-variant="normal" fo:text-transform="none" fo:color="#ff0000" loext:opacity="100%" style:font-name="Roboto" fo:font-size="22pt" fo:letter-spacing="normal" fo:font-style="normal" style:text-underline-style="solid" style:text-underline-width="auto" style:text-underline-color="font-color" fo:font-weight="bold" officeooo:rsid="0129f8e3" officeooo:paragraph-rsid="0129f8e3" style:font-size-asian="22pt" style:font-weight-asian="bold" style:font-size-complex="22pt" style:font-weight-complex="bold"/>
    </style:style>
    <style:style style:name="P347" style:family="paragraph" style:parent-style-name="Heading_20_2">
      <style:paragraph-properties fo:text-align="start" style:justify-single-word="false"/>
      <style:text-properties fo:font-variant="normal" fo:text-transform="none" fo:color="#ff0000" loext:opacity="100%" style:font-name="Roboto" fo:font-size="21pt" fo:letter-spacing="normal" fo:font-style="normal" style:text-underline-style="none" fo:font-weight="bold" officeooo:rsid="01613ca2" officeooo:paragraph-rsid="01613ca2" style:font-size-asian="21pt" style:font-weight-asian="bold" style:font-size-complex="21pt" style:font-weight-complex="bold"/>
    </style:style>
    <style:style style:name="P348" style:family="paragraph" style:parent-style-name="Text_20_body">
      <style:paragraph-properties fo:text-align="start" style:justify-single-word="false"/>
      <style:text-properties fo:font-variant="normal" fo:text-transform="none" fo:color="#ff0000" loext:opacity="100%" style:font-name="Roboto" fo:font-size="21pt" fo:letter-spacing="normal" fo:font-style="normal" style:text-underline-style="none" fo:font-weight="bold" officeooo:rsid="01613ca2" officeooo:paragraph-rsid="01613ca2" style:font-size-asian="21pt" style:font-weight-asian="bold" style:font-size-complex="21pt" style:font-weight-complex="bold"/>
    </style:style>
    <style:style style:name="P349" style:family="paragraph" style:parent-style-name="Text_20_body">
      <style:paragraph-properties fo:text-align="center" style:justify-single-word="false"/>
      <style:text-properties fo:font-variant="normal" fo:text-transform="none" fo:color="#ff0000" loext:opacity="100%" style:font-name="Roboto" fo:font-size="21pt" fo:letter-spacing="normal" fo:font-style="normal" style:text-underline-style="none" fo:font-weight="bold" officeooo:rsid="015f8910" officeooo:paragraph-rsid="015f8910" style:font-size-asian="21pt" style:font-weight-asian="bold" style:font-size-complex="21pt" style:font-weight-complex="bold"/>
    </style:style>
    <style:style style:name="P350" style:family="paragraph" style:parent-style-name="Text_20_body">
      <style:paragraph-properties fo:text-align="start" style:justify-single-word="false"/>
      <style:text-properties fo:font-variant="normal" fo:text-transform="none" fo:color="#ff0000" loext:opacity="100%" style:font-name="Roboto" fo:font-size="21pt" fo:letter-spacing="normal" fo:font-style="normal" style:text-underline-style="none" fo:font-weight="bold" officeooo:rsid="015f8910" officeooo:paragraph-rsid="015f8910" style:font-size-asian="21pt" style:font-weight-asian="bold" style:font-size-complex="21pt" style:font-weight-complex="bold"/>
    </style:style>
    <style:style style:name="P351" style:family="paragraph" style:parent-style-name="Text_20_body">
      <style:paragraph-properties fo:text-align="start" style:justify-single-word="false"/>
      <style:text-properties fo:font-variant="normal" fo:text-transform="none" fo:color="#ff0000" loext:opacity="100%" style:font-name="Roboto" fo:font-size="21pt" fo:letter-spacing="normal" fo:font-style="normal" style:text-underline-style="none" fo:font-weight="normal" officeooo:rsid="0161735f" officeooo:paragraph-rsid="0161735f" style:font-size-asian="21pt" style:font-weight-asian="normal" style:font-size-complex="21pt" style:font-weight-complex="normal"/>
    </style:style>
    <style:style style:name="P352" style:family="paragraph" style:parent-style-name="Text_20_body">
      <style:paragraph-properties fo:text-align="start" style:justify-single-word="false"/>
      <style:text-properties fo:font-variant="normal" fo:text-transform="none" fo:color="#ff0000" loext:opacity="100%" style:font-name="Roboto" fo:font-size="21pt" fo:letter-spacing="normal" fo:font-style="normal" style:text-underline-style="solid" style:text-underline-width="auto" style:text-underline-color="font-color" fo:font-weight="bold" officeooo:rsid="0161735f" officeooo:paragraph-rsid="0161735f" style:font-size-asian="21pt" style:font-weight-asian="bold" style:font-size-complex="21pt" style:font-weight-complex="bold"/>
    </style:style>
    <style:style style:name="P353" style:family="paragraph" style:parent-style-name="Text_20_body">
      <style:paragraph-properties fo:text-align="center" style:justify-single-word="false"/>
      <style:text-properties fo:font-variant="normal" fo:text-transform="none" fo:color="#ff0000" loext:opacity="100%" style:font-name="Roboto" fo:font-size="21pt" fo:letter-spacing="normal" fo:font-style="normal" style:text-underline-style="solid" style:text-underline-width="auto" style:text-underline-color="font-color" fo:font-weight="bold" officeooo:rsid="0161735f" officeooo:paragraph-rsid="0161735f" style:font-size-asian="21pt" style:font-weight-asian="bold" style:font-size-complex="21pt" style:font-weight-complex="bold"/>
    </style:style>
    <style:style style:name="P354" style:family="paragraph" style:parent-style-name="Text_20_body">
      <style:paragraph-properties fo:text-align="start" style:justify-single-word="false"/>
      <style:text-properties fo:font-variant="normal" fo:text-transform="none" fo:color="#ff0000" loext:opacity="100%" style:font-name="Roboto" fo:font-size="32pt" fo:letter-spacing="normal" fo:font-style="normal" style:text-underline-style="solid" style:text-underline-width="auto" style:text-underline-color="font-color" fo:font-weight="bold" officeooo:rsid="0161735f" officeooo:paragraph-rsid="0161735f" style:font-size-asian="32pt" style:font-weight-asian="bold" style:font-size-complex="32pt" style:font-weight-complex="bold"/>
    </style:style>
    <style:style style:name="P355" style:family="paragraph" style:parent-style-name="Heading_20_3">
      <style:paragraph-properties fo:text-align="start" style:justify-single-word="false"/>
      <style:text-properties fo:font-variant="normal" fo:text-transform="none" fo:color="#000000" loext:opacity="100%" style:font-name="Roboto" fo:font-size="21pt" fo:letter-spacing="normal" fo:font-style="normal" fo:font-weight="normal" officeooo:rsid="015bc64c" officeooo:paragraph-rsid="015bc64c" style:font-size-asian="21pt" style:font-weight-asian="normal" style:font-size-complex="21pt" style:font-weight-complex="normal"/>
    </style:style>
    <style:style style:name="P356" style:family="paragraph" style:parent-style-name="Text_20_body">
      <style:paragraph-properties fo:text-align="start" style:justify-single-word="false"/>
      <style:text-properties fo:font-variant="normal" fo:text-transform="none" fo:color="#000000" loext:opacity="100%" style:font-name="Roboto" fo:font-size="21pt" fo:letter-spacing="normal" fo:font-style="normal" fo:font-weight="normal" officeooo:rsid="015bc64c" officeooo:paragraph-rsid="015bc64c" style:font-size-asian="21pt" style:font-weight-asian="normal" style:font-size-complex="21pt" style:font-weight-complex="normal"/>
    </style:style>
    <style:style style:name="P357" style:family="paragraph" style:parent-style-name="Text_20_body">
      <style:paragraph-properties fo:text-align="start" style:justify-single-word="false"/>
      <style:text-properties fo:font-variant="normal" fo:text-transform="none" fo:color="#000000" loext:opacity="100%" style:font-name="Roboto" fo:font-size="21pt" fo:letter-spacing="normal" fo:font-style="normal" fo:font-weight="normal" officeooo:rsid="015a8322" officeooo:paragraph-rsid="015a8322" style:font-size-asian="21pt" style:font-weight-asian="normal" style:font-size-complex="21pt" style:font-weight-complex="normal"/>
    </style:style>
    <style:style style:name="P358" style:family="paragraph" style:parent-style-name="Preformatted_20_Text">
      <style:paragraph-properties fo:text-align="start" style:justify-single-word="false"/>
      <style:text-properties fo:font-variant="normal" fo:text-transform="none" fo:color="#000000" loext:opacity="100%" style:font-name="Roboto" fo:font-size="21pt" fo:letter-spacing="normal" fo:font-style="normal" style:text-underline-style="none" fo:font-weight="normal" officeooo:rsid="0161735f" officeooo:paragraph-rsid="0161735f" style:font-size-asian="21pt" style:font-weight-asian="normal" style:font-size-complex="21pt" style:font-weight-complex="normal"/>
    </style:style>
    <style:style style:name="P359" style:family="paragraph" style:parent-style-name="Text_20_body">
      <style:paragraph-properties fo:text-align="start" style:justify-single-word="false"/>
      <style:text-properties fo:font-variant="normal" fo:text-transform="none" fo:color="#000000" loext:opacity="100%" style:font-name="Roboto" fo:font-size="21pt" fo:letter-spacing="normal" fo:font-style="normal" style:text-underline-style="none" fo:font-weight="normal" officeooo:rsid="0161735f" officeooo:paragraph-rsid="0161735f" style:font-size-asian="21pt" style:font-weight-asian="normal" style:font-size-complex="21pt" style:font-weight-complex="normal"/>
    </style:style>
    <style:style style:name="P360" style:family="paragraph" style:parent-style-name="Text_20_body">
      <style:paragraph-properties fo:text-align="start" style:justify-single-word="false"/>
      <style:text-properties fo:font-variant="normal" fo:text-transform="none" fo:color="#000000" loext:opacity="100%" style:font-name="Roboto" fo:font-size="21pt" fo:letter-spacing="normal" fo:font-style="normal" style:text-underline-style="none" fo:font-weight="normal" officeooo:rsid="0161c390" officeooo:paragraph-rsid="0161c390" style:font-size-asian="21pt" style:font-weight-asian="normal" style:font-size-complex="21pt" style:font-weight-complex="normal"/>
    </style:style>
    <style:style style:name="P361" style:family="paragraph" style:parent-style-name="Text_20_body">
      <style:paragraph-properties fo:text-align="start" style:justify-single-word="false"/>
      <style:text-properties fo:font-variant="normal" fo:text-transform="none" fo:color="#000000" loext:opacity="100%" style:font-name="Roboto" fo:font-size="21pt" fo:letter-spacing="normal" fo:font-style="normal" fo:font-weight="bold" officeooo:rsid="015bc64c" officeooo:paragraph-rsid="015bc64c" style:font-size-asian="21pt" style:font-weight-asian="bold" style:font-size-complex="21pt" style:font-weight-complex="bold"/>
    </style:style>
    <style:style style:name="P362" style:family="paragraph" style:parent-style-name="Text_20_body">
      <style:paragraph-properties fo:text-align="center" style:justify-single-word="false"/>
      <style:text-properties fo:font-variant="normal" fo:text-transform="none" fo:color="#000000" loext:opacity="100%" style:font-name="Roboto" fo:font-size="21pt" fo:letter-spacing="normal" fo:font-style="normal" style:text-underline-style="solid" style:text-underline-width="auto" style:text-underline-color="font-color" fo:font-weight="bold" officeooo:rsid="015bc64c" officeooo:paragraph-rsid="015bc64c" style:font-size-asian="21pt" style:font-weight-asian="bold" style:font-size-complex="21pt" style:font-weight-complex="bold"/>
    </style:style>
    <style:style style:name="P363" style:family="paragraph" style:parent-style-name="Text_20_body">
      <style:paragraph-properties fo:text-align="center" style:justify-single-word="false"/>
      <style:text-properties fo:font-variant="normal" fo:text-transform="none" fo:color="#000000" loext:opacity="100%" style:font-name="Roboto" fo:font-size="21pt" fo:letter-spacing="normal" fo:font-style="normal" style:text-underline-style="solid" style:text-underline-width="auto" style:text-underline-color="font-color" fo:font-weight="bold" officeooo:rsid="015f8910" officeooo:paragraph-rsid="015f8910" style:font-size-asian="21pt" style:font-weight-asian="bold" style:font-size-complex="21pt" style:font-weight-complex="bold"/>
    </style:style>
    <style:style style:name="P364" style:family="paragraph" style:parent-style-name="Heading_20_1">
      <style:paragraph-properties fo:text-align="start" style:justify-single-word="false"/>
      <style:text-properties fo:font-variant="normal" fo:text-transform="none" fo:color="#000000" loext:opacity="100%" style:font-name="Roboto" fo:font-size="22pt" fo:letter-spacing="normal" fo:font-style="normal" style:text-underline-style="solid" style:text-underline-width="auto" style:text-underline-color="font-color" fo:font-weight="bold" officeooo:rsid="01640920" officeooo:paragraph-rsid="01640920" style:font-size-asian="22pt" style:font-weight-asian="bold" style:font-size-complex="22pt" style:font-weight-complex="bold"/>
    </style:style>
    <style:style style:name="P365" style:family="paragraph" style:parent-style-name="Text_20_body">
      <style:paragraph-properties fo:text-align="start" style:justify-single-word="false"/>
      <style:text-properties fo:font-variant="normal" fo:text-transform="none" fo:color="#000000" loext:opacity="100%" style:font-name="Roboto" fo:font-size="22pt" fo:letter-spacing="normal" fo:font-style="normal" style:text-underline-style="solid" style:text-underline-width="auto" style:text-underline-color="font-color" fo:font-weight="bold" officeooo:rsid="01640920" officeooo:paragraph-rsid="01640920" style:font-size-asian="22pt" style:font-weight-asian="bold" style:font-size-complex="22pt" style:font-weight-complex="bold"/>
    </style:style>
    <style:style style:name="P366" style:family="paragraph" style:parent-style-name="Heading_20_1">
      <style:paragraph-properties fo:text-align="start" style:justify-single-word="false"/>
      <style:text-properties fo:font-variant="normal" fo:text-transform="none" fo:color="#000000" loext:opacity="100%" style:font-name="Roboto" fo:font-size="22pt" fo:letter-spacing="normal" fo:font-style="normal" style:text-underline-style="solid" style:text-underline-width="auto" style:text-underline-color="font-color" fo:font-weight="bold" officeooo:rsid="0165648d" officeooo:paragraph-rsid="0165648d" style:font-size-asian="22pt" style:font-weight-asian="bold" style:font-size-complex="22pt" style:font-weight-complex="bold"/>
    </style:style>
    <style:style style:name="P367" style:family="paragraph" style:parent-style-name="Text_20_body">
      <style:paragraph-properties fo:text-align="start" style:justify-single-word="false"/>
      <style:text-properties fo:font-variant="normal" fo:text-transform="none" fo:color="#000000" loext:opacity="100%" style:font-name="Roboto" fo:font-size="22pt" fo:letter-spacing="normal" fo:font-style="normal" style:text-underline-style="solid" style:text-underline-width="auto" style:text-underline-color="font-color" fo:font-weight="bold" officeooo:rsid="0165648d" officeooo:paragraph-rsid="0165648d" style:font-size-asian="22pt" style:font-weight-asian="bold" style:font-size-complex="22pt" style:font-weight-complex="bold"/>
    </style:style>
    <style:style style:name="P368" style:family="paragraph" style:parent-style-name="Text_20_body">
      <style:paragraph-properties fo:text-align="start" style:justify-single-word="false"/>
      <style:text-properties fo:font-variant="normal" fo:text-transform="none" fo:color="#000000" loext:opacity="100%" style:font-name="Roboto" fo:font-size="22pt" fo:letter-spacing="normal" fo:font-style="normal" style:text-underline-style="solid" style:text-underline-width="auto" style:text-underline-color="font-color" fo:font-weight="bold" officeooo:rsid="016fac92" officeooo:paragraph-rsid="016fac92" style:font-size-asian="22pt" style:font-weight-asian="bold" style:font-size-complex="22pt" style:font-weight-complex="bold"/>
    </style:style>
    <style:style style:name="P369" style:family="paragraph" style:parent-style-name="Heading_20_1">
      <style:paragraph-properties fo:text-align="start" style:justify-single-word="false"/>
      <style:text-properties fo:font-variant="normal" fo:text-transform="none" fo:color="#000000" loext:opacity="100%" style:font-name="Roboto" fo:font-size="22pt" fo:letter-spacing="normal" fo:font-style="normal" style:text-underline-style="none" fo:font-weight="bold" officeooo:rsid="0165648d" officeooo:paragraph-rsid="0165648d" style:font-size-asian="22pt" style:font-weight-asian="bold" style:font-size-complex="22pt" style:font-weight-complex="bold"/>
    </style:style>
    <style:style style:name="P370" style:family="paragraph" style:parent-style-name="Text_20_body">
      <style:paragraph-properties fo:text-align="start" style:justify-single-word="false"/>
      <style:text-properties fo:font-variant="normal" fo:text-transform="none" fo:color="#000000" loext:opacity="100%" style:font-name="Roboto" fo:font-size="22pt" fo:letter-spacing="normal" fo:font-style="normal" style:text-underline-style="none" fo:font-weight="normal" officeooo:rsid="0165648d" officeooo:paragraph-rsid="0165648d" style:font-size-asian="22pt" style:font-weight-asian="normal" style:font-size-complex="22pt" style:font-weight-complex="normal"/>
    </style:style>
    <style:style style:name="P371" style:family="paragraph" style:parent-style-name="Text_20_body">
      <style:paragraph-properties fo:text-align="start" style:justify-single-word="false"/>
      <style:text-properties fo:font-variant="normal" fo:text-transform="none" fo:color="#000000" loext:opacity="100%" style:font-name="Roboto" fo:font-size="22pt" fo:letter-spacing="normal" fo:font-style="normal" style:text-underline-style="none" fo:font-weight="normal" officeooo:rsid="0165648d" officeooo:paragraph-rsid="016ddc92" style:font-size-asian="22pt" style:font-weight-asian="normal" style:font-size-complex="22pt" style:font-weight-complex="normal"/>
    </style:style>
    <style:style style:name="P372" style:family="paragraph" style:parent-style-name="Text_20_body">
      <style:paragraph-properties fo:text-align="start" style:justify-single-word="false"/>
      <style:text-properties fo:font-variant="normal" fo:text-transform="none" fo:color="#000000" loext:opacity="100%" style:font-name="Roboto" fo:font-size="22pt" fo:letter-spacing="normal" fo:font-style="normal" style:text-underline-style="none" fo:font-weight="normal" officeooo:rsid="016c2c10" officeooo:paragraph-rsid="016c2c10" style:font-size-asian="22pt" style:font-weight-asian="normal" style:font-size-complex="22pt" style:font-weight-complex="normal"/>
    </style:style>
    <style:style style:name="P373" style:family="paragraph" style:parent-style-name="Heading_20_2">
      <style:paragraph-properties fo:text-align="start" style:justify-single-word="false"/>
      <style:text-properties fo:font-variant="normal" fo:text-transform="none" fo:color="#000000" loext:opacity="100%" style:font-name="Roboto" fo:font-size="20pt" fo:letter-spacing="normal" fo:font-style="normal" style:text-underline-style="none" fo:font-weight="bold" officeooo:rsid="01640920" officeooo:paragraph-rsid="01640920" style:font-size-asian="20pt" style:font-weight-asian="bold" style:font-size-complex="20pt" style:font-weight-complex="bold"/>
    </style:style>
    <style:style style:name="P374" style:family="paragraph" style:parent-style-name="Text_20_body">
      <style:paragraph-properties fo:text-align="start" style:justify-single-word="false"/>
      <style:text-properties fo:font-variant="normal" fo:text-transform="none" fo:color="#000000" loext:opacity="100%" style:font-name="Roboto" fo:font-size="20pt" fo:letter-spacing="normal" fo:font-style="normal" style:text-underline-style="none" fo:font-weight="bold" officeooo:rsid="01640920" officeooo:paragraph-rsid="01640920" style:font-size-asian="20pt" style:font-weight-asian="bold" style:font-size-complex="20pt" style:font-weight-complex="bold"/>
    </style:style>
    <style:style style:name="P375" style:family="paragraph" style:parent-style-name="Text_20_body">
      <style:paragraph-properties fo:text-align="start" style:justify-single-word="false"/>
      <style:text-properties fo:font-variant="normal" fo:text-transform="none" fo:color="#000000" loext:opacity="100%" style:font-name="Roboto" fo:font-size="20pt" fo:letter-spacing="normal" fo:font-style="normal" style:text-underline-style="none" fo:font-weight="bold" officeooo:rsid="01654d4f" officeooo:paragraph-rsid="01654d4f" style:font-size-asian="20pt" style:font-weight-asian="bold" style:font-size-complex="20pt" style:font-weight-complex="bold"/>
    </style:style>
    <style:style style:name="P376" style:family="paragraph" style:parent-style-name="Preformatted_20_Text">
      <style:paragraph-properties fo:text-align="start" style:justify-single-word="false"/>
      <style:text-properties fo:font-variant="normal" fo:text-transform="none" fo:color="#000000" loext:opacity="100%" style:font-name="Roboto" fo:font-size="12pt" fo:letter-spacing="normal" fo:font-style="normal" style:text-underline-style="none" fo:font-weight="normal" officeooo:rsid="0161c390" officeooo:paragraph-rsid="0161c390" style:font-size-asian="12pt" style:font-weight-asian="normal" style:font-size-complex="12pt" style:font-weight-complex="normal"/>
    </style:style>
    <style:style style:name="P377" style:family="paragraph" style:parent-style-name="Text_20_body">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165648d" officeooo:paragraph-rsid="016c2c10" style:font-size-asian="12pt" style:font-weight-asian="bold" style:font-size-complex="12pt" style:font-weight-complex="bold"/>
    </style:style>
    <style:style style:name="P378" style:family="paragraph" style:parent-style-name="Text_20_body">
      <style:paragraph-properties fo:text-align="start" style:justify-single-word="false"/>
      <style:text-properties fo:font-variant="normal" fo:text-transform="none" fo:color="#000000" loext:opacity="100%" style:font-name="Roboto" fo:font-size="14pt" fo:letter-spacing="normal" fo:font-style="normal" style:text-underline-style="none" fo:font-weight="normal" officeooo:rsid="01654d4f" officeooo:paragraph-rsid="01654d4f" style:font-size-asian="12.25pt" style:font-weight-asian="normal" style:font-size-complex="14pt" style:font-weight-complex="normal"/>
    </style:style>
    <style:style style:name="P379" style:family="paragraph" style:parent-style-name="Text_20_body">
      <style:paragraph-properties fo:text-align="start" style:justify-single-word="false"/>
      <style:text-properties fo:font-variant="normal" fo:text-transform="none" fo:color="#000000" loext:opacity="100%" style:font-name="Roboto" fo:font-size="24pt" fo:letter-spacing="normal" fo:font-style="normal" style:text-underline-style="none" fo:font-weight="bold" officeooo:rsid="016b7f0a" officeooo:paragraph-rsid="016b7f0a" style:font-size-asian="24pt" style:font-weight-asian="bold" style:font-size-complex="24pt" style:font-weight-complex="bold"/>
    </style:style>
    <style:style style:name="P380" style:family="paragraph" style:parent-style-name="Text_20_body">
      <style:paragraph-properties fo:text-align="start" style:justify-single-word="false"/>
      <style:text-properties fo:font-variant="normal" fo:text-transform="none" fo:color="#000000" loext:opacity="100%" style:font-name="Roboto" fo:font-size="13pt" fo:letter-spacing="normal" fo:font-style="normal" style:text-underline-style="none" fo:font-weight="normal" officeooo:rsid="0165648d" officeooo:paragraph-rsid="0165648d" style:font-size-asian="13pt" style:font-weight-asian="normal" style:font-size-complex="13pt" style:font-weight-complex="normal"/>
    </style:style>
    <style:style style:name="P381" style:family="paragraph" style:parent-style-name="Text_20_body">
      <style:paragraph-properties fo:text-align="start" style:justify-single-word="false"/>
      <style:text-properties fo:font-variant="normal" fo:text-transform="none" fo:color="#000000" loext:opacity="100%" style:font-name="Roboto" fo:font-size="13pt" fo:letter-spacing="normal" fo:font-style="normal" style:text-underline-style="none" fo:font-weight="normal" officeooo:rsid="016c2c10" officeooo:paragraph-rsid="016c2c10" style:font-size-asian="13pt" style:font-weight-asian="normal" style:font-size-complex="13pt" style:font-weight-complex="normal"/>
    </style:style>
    <style:style style:name="P382" style:family="paragraph" style:parent-style-name="Text_20_body">
      <style:paragraph-properties fo:text-align="start" style:justify-single-word="false"/>
      <style:text-properties fo:font-variant="normal" fo:text-transform="none" fo:color="#000000" loext:opacity="100%" style:font-name="Roboto" fo:font-size="13pt" fo:letter-spacing="normal" fo:font-style="normal" style:text-underline-style="none" fo:font-weight="normal" officeooo:rsid="016ddc92" officeooo:paragraph-rsid="016ddc92" style:font-size-asian="13pt" style:font-weight-asian="normal" style:font-size-complex="13pt" style:font-weight-complex="normal"/>
    </style:style>
    <style:style style:name="P383" style:family="paragraph" style:parent-style-name="Text_20_body">
      <style:paragraph-properties fo:text-align="start" style:justify-single-word="false"/>
      <style:text-properties fo:font-variant="normal" fo:text-transform="none" fo:color="#000000" loext:opacity="100%" style:font-name="Roboto" fo:font-size="13pt" fo:letter-spacing="normal" fo:font-style="normal" style:text-underline-style="none" fo:font-weight="bold" officeooo:rsid="016c2c10" officeooo:paragraph-rsid="016c2c10" style:font-size-asian="13pt" style:font-weight-asian="bold" style:font-size-complex="13pt" style:font-weight-complex="bold"/>
    </style:style>
    <style:style style:name="P384" style:family="paragraph" style:parent-style-name="Text_20_body">
      <style:paragraph-properties fo:text-align="start" style:justify-single-word="false"/>
      <style:text-properties fo:font-variant="normal" fo:text-transform="none" fo:color="#000000" loext:opacity="100%" style:font-name="Roboto" fo:font-size="16pt" fo:letter-spacing="normal" fo:font-style="normal" style:text-underline-style="none" fo:font-weight="normal" officeooo:rsid="0165648d" officeooo:paragraph-rsid="0165648d" style:font-size-asian="16pt" style:font-weight-asian="normal" style:font-size-complex="16pt" style:font-weight-complex="normal"/>
    </style:style>
    <style:style style:name="P385" style:family="paragraph" style:parent-style-name="Text_20_body">
      <style:paragraph-properties fo:text-align="start" style:justify-single-word="false"/>
      <style:text-properties fo:font-variant="normal" fo:text-transform="none" fo:color="#000000" loext:opacity="100%" style:font-name="Roboto" fo:font-size="16pt" fo:letter-spacing="normal" fo:font-style="normal" style:text-underline-style="none" fo:font-weight="bold" officeooo:rsid="0165648d" officeooo:paragraph-rsid="0165648d" style:font-size-asian="16pt" style:font-weight-asian="bold" style:font-size-complex="16pt" style:font-weight-complex="bold"/>
    </style:style>
    <style:style style:name="P386" style:family="paragraph" style:parent-style-name="Text_20_body">
      <style:paragraph-properties fo:text-align="start" style:justify-single-word="false"/>
      <style:text-properties fo:font-variant="normal" fo:text-transform="none" fo:color="#000000" loext:opacity="100%" style:font-name="Roboto" fo:font-size="11pt" fo:letter-spacing="normal" fo:font-style="normal" style:text-underline-style="none" fo:font-weight="normal" officeooo:rsid="0165648d" officeooo:paragraph-rsid="0165648d" style:font-size-asian="11pt" style:font-weight-asian="normal" style:font-size-complex="11pt" style:font-weight-complex="normal"/>
    </style:style>
    <style:style style:name="P387" style:family="paragraph" style:parent-style-name="Preformatted_20_Text">
      <style:paragraph-properties fo:text-align="start" style:justify-single-word="false"/>
      <style:text-properties fo:font-variant="normal" fo:text-transform="none" fo:color="#000000" loext:opacity="100%" style:font-name="Roboto" fo:font-size="11pt" fo:letter-spacing="normal" fo:font-style="normal" style:text-underline-style="none" fo:font-weight="normal" officeooo:rsid="01640920" officeooo:paragraph-rsid="01640920" style:font-size-asian="11pt" style:font-weight-asian="normal" style:font-size-complex="11pt" style:font-weight-complex="normal"/>
    </style:style>
    <style:style style:name="P388" style:family="paragraph" style:parent-style-name="Preformatted_20_Text">
      <style:paragraph-properties fo:text-align="start" style:justify-single-word="false"/>
      <style:text-properties fo:font-variant="normal" fo:text-transform="none" fo:color="#000000" loext:opacity="100%" style:font-name="Roboto" fo:font-size="11pt" fo:letter-spacing="normal" fo:font-style="normal" style:text-underline-style="none" fo:font-weight="normal" officeooo:rsid="01640920" officeooo:paragraph-rsid="01654d4f" style:font-size-asian="11pt" style:font-weight-asian="normal" style:font-size-complex="11pt" style:font-weight-complex="normal"/>
    </style:style>
    <style:style style:name="P389" style:family="paragraph" style:parent-style-name="Preformatted_20_Text">
      <style:paragraph-properties fo:text-align="start" style:justify-single-word="false"/>
      <style:text-properties fo:font-variant="normal" fo:text-transform="none" fo:color="#000000" loext:opacity="100%" style:font-name="Roboto" fo:font-size="11pt" fo:letter-spacing="normal" fo:font-style="normal" style:text-underline-style="none" fo:font-weight="normal" officeooo:rsid="01654d4f" officeooo:paragraph-rsid="01654d4f" style:font-size-asian="11pt" style:font-weight-asian="normal" style:font-size-complex="11pt" style:font-weight-complex="normal"/>
    </style:style>
    <style:style style:name="P390" style:family="paragraph" style:parent-style-name="Text_20_body">
      <style:paragraph-properties fo:text-align="start" style:justify-single-word="false"/>
      <style:text-properties fo:font-variant="normal" fo:text-transform="none" fo:color="#000000" loext:opacity="100%" style:font-name="Roboto" fo:font-size="10pt" fo:letter-spacing="normal" fo:font-style="normal" style:text-underline-style="none" fo:font-weight="bold" officeooo:rsid="0165648d" officeooo:paragraph-rsid="016ddc92" style:font-size-asian="10pt" style:font-weight-asian="bold" style:font-size-complex="10pt" style:font-weight-complex="bold"/>
    </style:style>
    <style:style style:name="P391" style:family="paragraph" style:parent-style-name="Text_20_body">
      <style:paragraph-properties fo:text-align="start" style:justify-single-word="false"/>
      <style:text-properties fo:font-variant="normal" fo:text-transform="none" fo:color="#000000" loext:opacity="100%" style:font-name="Roboto" fo:font-size="10pt" fo:letter-spacing="normal" fo:font-style="normal" style:text-underline-style="none" fo:font-weight="bold" officeooo:rsid="0165648d" officeooo:paragraph-rsid="0165648d" style:font-size-asian="10pt" style:font-weight-asian="bold" style:font-size-complex="10pt" style:font-weight-complex="bold"/>
    </style:style>
    <style:style style:name="P392" style:family="paragraph" style:parent-style-name="Text_20_body">
      <style:paragraph-properties fo:text-align="start" style:justify-single-word="false"/>
      <style:text-properties fo:font-variant="normal" fo:text-transform="none" fo:color="#000000" loext:opacity="100%" style:font-name="Roboto" fo:font-size="10pt" fo:letter-spacing="normal" fo:font-style="normal" style:text-underline-style="none" fo:font-weight="bold" officeooo:rsid="016ddc92" officeooo:paragraph-rsid="016ddc92" style:font-size-asian="10pt" style:font-weight-asian="bold" style:font-size-complex="10pt" style:font-weight-complex="bold"/>
    </style:style>
    <style:style style:name="P393" style:family="paragraph" style:parent-style-name="Text_20_body">
      <style:paragraph-properties fo:text-align="start" style:justify-single-word="false"/>
      <style:text-properties fo:font-variant="normal" fo:text-transform="none" fo:color="#000000" loext:opacity="100%" style:font-name="Roboto" fo:font-size="18pt" fo:letter-spacing="normal" fo:font-style="normal" style:text-underline-style="none" fo:font-weight="bold" officeooo:rsid="016ddc92" officeooo:paragraph-rsid="016ddc92" style:font-size-asian="18pt" style:font-weight-asian="bold" style:font-size-complex="18pt" style:font-weight-complex="bold"/>
    </style:style>
    <style:style style:name="P394" style:family="paragraph" style:parent-style-name="Standard">
      <style:paragraph-properties fo:text-align="start" style:justify-single-word="false"/>
      <style:text-properties fo:font-variant="normal" fo:text-transform="none" fo:color="#f8f8f2" loext:opacity="100%" style:font-name="Droid Sans Mono" fo:font-size="18pt" fo:letter-spacing="normal" fo:font-style="normal" style:text-underline-style="none" fo:font-weight="normal" officeooo:rsid="016ddc92" officeooo:paragraph-rsid="016ddc92" fo:background-color="#282a36" style:font-size-asian="18pt" style:font-weight-asian="bold" style:font-size-complex="18pt" style:font-weight-complex="bold"/>
    </style:style>
    <style:style style:name="P395" style:family="paragraph" style:parent-style-name="Text_20_body">
      <style:paragraph-properties fo:text-align="start" style:justify-single-word="false"/>
      <style:text-properties fo:font-variant="normal" fo:text-transform="none" fo:color="#ff4000" loext:opacity="100%" style:font-name="Roboto" fo:font-size="21pt" fo:letter-spacing="normal" fo:font-style="normal" style:text-underline-style="none" fo:font-weight="normal" officeooo:rsid="0161c390" officeooo:paragraph-rsid="0161c390" style:font-size-asian="21pt" style:font-weight-asian="normal" style:font-size-complex="21pt" style:font-weight-complex="normal"/>
    </style:style>
    <style:style style:name="P396" style:family="paragraph" style:parent-style-name="Text_20_body">
      <style:paragraph-properties fo:text-align="start" style:justify-single-word="false"/>
      <style:text-properties fo:font-variant="normal" fo:text-transform="none" fo:color="#ff4000" loext:opacity="100%" style:font-name="Roboto" fo:font-size="21pt" fo:letter-spacing="normal" fo:font-style="normal" style:text-underline-style="none" fo:font-weight="normal" officeooo:rsid="01632d26" officeooo:paragraph-rsid="01632d26" style:font-size-asian="21pt" style:font-weight-asian="normal" style:font-size-complex="21pt" style:font-weight-complex="normal"/>
    </style:style>
    <style:style style:name="P397" style:family="paragraph" style:parent-style-name="Text_20_body">
      <style:paragraph-properties fo:text-align="start" style:justify-single-word="false"/>
      <style:text-properties fo:font-variant="normal" fo:text-transform="none" fo:color="#ff4000" loext:opacity="100%" style:font-name="Roboto" fo:font-size="14pt" fo:letter-spacing="normal" fo:font-style="normal" style:text-underline-style="none" fo:font-weight="bold" officeooo:rsid="01654d4f" officeooo:paragraph-rsid="01654d4f" style:font-size-asian="12.25pt" style:font-weight-asian="bold" style:font-size-complex="14pt" style:font-weight-complex="bold"/>
    </style:style>
    <style:style style:name="P398" style:family="paragraph" style:parent-style-name="Preformatted_20_Text">
      <style:paragraph-properties style:writing-mode="lr-tb"/>
    </style:style>
    <style:style style:name="P399" style:family="paragraph" style:parent-style-name="Preformatted_20_Text">
      <style:paragraph-properties fo:margin-top="0cm" fo:margin-bottom="0.499cm" style:contextual-spacing="false" style:writing-mode="lr-tb"/>
    </style:style>
    <style:style style:name="P400" style:family="paragraph" style:parent-style-name="Heading_20_1">
      <style:paragraph-properties fo:margin-top="0cm" fo:margin-bottom="0.499cm" style:contextual-spacing="false" style:writing-mode="lr-tb"/>
    </style:style>
    <style:style style:name="P401" style:family="paragraph" style:parent-style-name="Text_20_body">
      <style:paragraph-properties fo:margin-top="0cm" fo:margin-bottom="0.499cm" style:contextual-spacing="false" style:writing-mode="lr-tb"/>
    </style:style>
    <style:style style:name="P402" style:family="paragraph" style:parent-style-name="Heading_20_2">
      <style:paragraph-properties fo:margin-top="0cm" fo:margin-bottom="0.499cm" style:contextual-spacing="false" style:writing-mode="lr-tb"/>
    </style:style>
    <style:style style:name="P403" style:family="paragraph" style:parent-style-name="Preformatted_20_Text">
      <style:paragraph-properties fo:margin-left="0.423cm" fo:margin-right="0.423cm" fo:margin-top="0.318cm" fo:margin-bottom="0.318cm" style:contextual-spacing="false" fo:orphans="2" fo:widows="2" fo:text-indent="0cm" style:auto-text-indent="false"/>
    </style:style>
    <style:style style:name="P404" style:family="paragraph" style:parent-style-name="Text_20_body">
      <style:paragraph-properties fo:margin-left="0cm" fo:margin-right="0cm" fo:orphans="2" fo:widows="2" fo:text-indent="0cm" style:auto-text-indent="false"/>
    </style:style>
    <style:style style:name="P405" style:family="paragraph" style:parent-style-name="Text_20_body">
      <style:paragraph-properties fo:margin-left="0cm" fo:margin-right="0cm" fo:margin-top="0cm" fo:margin-bottom="0cm" style:contextual-spacing="false" fo:orphans="2" fo:widows="2" fo:text-indent="0cm" style:auto-text-indent="false"/>
    </style:style>
    <style:style style:name="P406" style:family="paragraph" style:parent-style-name="List_20_Contents">
      <style:paragraph-properties fo:margin-left="0cm" fo:margin-right="0cm" fo:margin-top="0cm" fo:margin-bottom="0cm" style:contextual-spacing="false" fo:orphans="2" fo:widows="2" fo:text-indent="0cm" style:auto-text-indent="false" fo:padding="0cm" fo:border="none"/>
    </style:style>
    <style:style style:name="P407" style:family="paragraph" style:parent-style-name="List_20_Heading">
      <style:paragraph-properties fo:margin-left="0cm" fo:margin-right="0cm" fo:margin-top="0.423cm" fo:margin-bottom="0.212cm" style:contextual-spacing="false" fo:orphans="2" fo:widows="2" fo:text-indent="0cm" style:auto-text-indent="false"/>
    </style:style>
    <style:style style:name="P408" style:family="paragraph" style:parent-style-name="List_20_Contents">
      <style:paragraph-properties fo:margin-left="0cm" fo:margin-right="0cm" fo:margin-top="0.423cm" fo:margin-bottom="0.212cm" style:contextual-spacing="false" fo:orphans="2" fo:widows="2" fo:text-indent="0cm" style:auto-text-indent="false" fo:padding="0cm" fo:border="none"/>
      <style:text-properties officeooo:paragraph-rsid="007af5c2"/>
    </style:style>
    <style:style style:name="P409" style:family="paragraph" style:parent-style-name="Preformatted_20_Text">
      <style:paragraph-properties fo:margin-left="0cm" fo:margin-right="0.423cm" fo:margin-top="0.318cm" fo:margin-bottom="0.318cm" style:contextual-spacing="false" fo:orphans="2" fo:widows="2" fo:text-indent="0cm" style:auto-text-indent="false"/>
    </style:style>
    <style:style style:name="P410" style:family="paragraph" style:parent-style-name="List_20_Contents">
      <style:paragraph-properties fo:margin-left="1cm" fo:margin-right="0cm" fo:margin-top="0cm" fo:margin-bottom="0cm" style:contextual-spacing="false" fo:orphans="2" fo:widows="2" fo:text-indent="0cm" style:auto-text-indent="false" fo:padding="0cm" fo:border="none"/>
    </style:style>
    <style:style style:name="P411" style:family="paragraph" style:parent-style-name="Text_20_body">
      <style:paragraph-properties fo:margin-top="0.212cm" fo:margin-bottom="0.247cm" style:contextual-spacing="false" fo:orphans="2" fo:widows="2" fo:padding="0cm" fo:border="none"/>
      <style:text-properties officeooo:paragraph-rsid="0129f8e3"/>
    </style:style>
    <style:style style:name="P412" style:family="paragraph" style:parent-style-name="Standard">
      <style:paragraph-properties fo:text-align="start" style:justify-single-word="false"/>
      <style:text-properties fo:font-weight="normal" officeooo:paragraph-rsid="0006b3b1"/>
    </style:style>
    <style:style style:name="P413" style:family="paragraph" style:parent-style-name="Standard">
      <style:paragraph-properties fo:text-align="start" style:justify-single-word="false"/>
      <style:text-properties fo:font-weight="bold" officeooo:paragraph-rsid="0007859b"/>
    </style:style>
    <style:style style:name="P414" style:family="paragraph" style:parent-style-name="Text_20_body">
      <style:text-properties fo:font-weight="bold" officeooo:rsid="002144e5" officeooo:paragraph-rsid="002144e5" style:font-weight-asian="bold" style:font-weight-complex="bold"/>
    </style:style>
    <style:style style:name="P415" style:family="paragraph" style:parent-style-name="Text_20_body">
      <style:paragraph-properties fo:text-align="start" style:justify-single-word="false"/>
      <style:text-properties fo:font-weight="bold" officeooo:paragraph-rsid="00091082" style:font-weight-asian="bold" style:font-weight-complex="bold"/>
    </style:style>
    <style:style style:name="P416" style:family="paragraph" style:parent-style-name="Preformatted_20_Text">
      <style:paragraph-properties fo:margin-top="0.212cm" fo:margin-bottom="0.247cm" style:contextual-spacing="false" fo:text-align="start" style:justify-single-word="false" fo:orphans="2" fo:widows="2" fo:padding="0cm" fo:border="none"/>
      <style:text-properties fo:font-weight="bold" officeooo:paragraph-rsid="01335935" style:font-weight-asian="bold" style:font-weight-complex="bold"/>
    </style:style>
    <style:style style:name="P417" style:family="paragraph" style:parent-style-name="Text_20_body">
      <style:text-properties fo:font-weight="bold" style:font-weight-asian="bold" style:font-weight-complex="bold"/>
    </style:style>
    <style:style style:name="P418" style:family="paragraph" style:parent-style-name="Heading_20_1">
      <style:text-properties fo:font-weight="bold" officeooo:rsid="00b173e9" officeooo:paragraph-rsid="00b173e9" style:font-weight-asian="bold" style:font-weight-complex="bold"/>
    </style:style>
    <style:style style:name="P419" style:family="paragraph" style:parent-style-name="Heading_20_3">
      <style:text-properties fo:font-weight="bold" officeooo:rsid="00b173e9" officeooo:paragraph-rsid="00b173e9" style:font-weight-asian="bold" style:font-weight-complex="bold"/>
    </style:style>
    <style:style style:name="P420" style:family="paragraph" style:parent-style-name="Text_20_body">
      <style:text-properties fo:font-weight="bold" officeooo:rsid="00b173e9" officeooo:paragraph-rsid="00b173e9" style:font-weight-asian="bold" style:font-weight-complex="bold"/>
    </style:style>
    <style:style style:name="P421" style:family="paragraph" style:parent-style-name="List_20_Contents">
      <style:paragraph-properties fo:text-align="start" style:justify-single-word="false"/>
      <style:text-properties fo:font-weight="bold" officeooo:rsid="00e5c8d3" officeooo:paragraph-rsid="00e5c8d3" style:font-weight-asian="bold" style:font-weight-complex="bold"/>
    </style:style>
    <style:style style:name="P422" style:family="paragraph" style:parent-style-name="List_20_Heading">
      <style:paragraph-properties fo:text-align="start" style:justify-single-word="false"/>
      <style:text-properties fo:font-weight="bold" officeooo:rsid="00e5c8d3" officeooo:paragraph-rsid="00e5c8d3" style:font-weight-asian="bold" style:font-weight-complex="bold"/>
    </style:style>
    <style:style style:name="P423" style:family="paragraph" style:parent-style-name="Text_20_body">
      <style:paragraph-properties fo:text-align="start" style:justify-single-word="false"/>
      <style:text-properties fo:font-weight="bold" officeooo:rsid="00e5c8d3" officeooo:paragraph-rsid="00e5c8d3" style:font-weight-asian="bold" style:font-weight-complex="bold"/>
    </style:style>
    <style:style style:name="P424" style:family="paragraph" style:parent-style-name="Text_20_body">
      <style:paragraph-properties fo:text-align="start" style:justify-single-word="false"/>
      <style:text-properties fo:font-weight="bold" officeooo:rsid="00e5c8d3" officeooo:paragraph-rsid="00eba358" style:font-weight-asian="bold" style:font-weight-complex="bold"/>
    </style:style>
    <style:style style:name="P425" style:family="paragraph" style:parent-style-name="Text_20_body">
      <style:paragraph-properties fo:text-align="start" style:justify-single-word="false"/>
      <style:text-properties fo:font-weight="bold" officeooo:rsid="00e5c8d3" officeooo:paragraph-rsid="01567368" style:font-weight-asian="bold" style:font-weight-complex="bold"/>
    </style:style>
    <style:style style:name="P426" style:family="paragraph" style:parent-style-name="Text_20_body">
      <style:paragraph-properties fo:text-align="center" style:justify-single-word="false"/>
      <style:text-properties fo:font-weight="bold" officeooo:rsid="00e5c8d3" officeooo:paragraph-rsid="00e5c8d3" style:font-weight-asian="bold" style:font-weight-complex="bold"/>
    </style:style>
    <style:style style:name="P427" style:family="paragraph" style:parent-style-name="Text_20_body">
      <style:text-properties fo:font-weight="bold" officeooo:rsid="010f9cce" officeooo:paragraph-rsid="010f9cce" style:font-weight-asian="bold" style:font-weight-complex="bold"/>
    </style:style>
    <style:style style:name="P428" style:family="paragraph" style:parent-style-name="Text_20_body">
      <style:text-properties fo:font-weight="bold" officeooo:rsid="010f9cce" officeooo:paragraph-rsid="0110e229" style:font-weight-asian="bold" style:font-weight-complex="bold"/>
    </style:style>
    <style:style style:name="P429" style:family="paragraph" style:parent-style-name="Text_20_body">
      <style:text-properties fo:font-weight="bold" officeooo:paragraph-rsid="010dda12" style:font-weight-asian="bold" style:font-weight-complex="bold"/>
    </style:style>
    <style:style style:name="P430" style:family="paragraph" style:parent-style-name="Heading_20_1">
      <style:text-properties fo:font-weight="bold" officeooo:paragraph-rsid="01381e1d" style:font-weight-asian="bold" style:font-weight-complex="bold"/>
    </style:style>
    <style:style style:name="P431" style:family="paragraph" style:parent-style-name="Heading_20_2">
      <style:text-properties fo:font-weight="bold" officeooo:paragraph-rsid="01381e1d" style:font-weight-asian="bold" style:font-weight-complex="bold"/>
    </style:style>
    <style:style style:name="P432" style:family="paragraph" style:parent-style-name="Text_20_body">
      <style:text-properties fo:font-weight="bold" officeooo:paragraph-rsid="01381e1d" style:font-weight-asian="bold" style:font-weight-complex="bold"/>
    </style:style>
    <style:style style:name="P433" style:family="paragraph" style:parent-style-name="Horizontal_20_Line">
      <style:text-properties fo:font-weight="bold" style:font-weight-asian="bold" style:font-weight-complex="bold"/>
    </style:style>
    <style:style style:name="P434"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weight="bold" style:font-weight-asian="bold" style:font-weight-complex="bold"/>
    </style:style>
    <style:style style:name="P435" style:family="paragraph" style:parent-style-name="Preformatted_20_Text">
      <style:text-properties fo:font-weight="bold" officeooo:rsid="01391b1d" officeooo:paragraph-rsid="01391b1d" style:font-weight-asian="bold" style:font-weight-complex="bold"/>
    </style:style>
    <style:style style:name="P436" style:family="paragraph" style:parent-style-name="Preformatted_20_Text">
      <style:text-properties fo:font-weight="bold" officeooo:rsid="0139d265" officeooo:paragraph-rsid="0139d265" style:font-weight-asian="bold" style:font-weight-complex="bold"/>
    </style:style>
    <style:style style:name="P437" style:family="paragraph" style:parent-style-name="Text_20_body">
      <style:text-properties fo:font-weight="bold" officeooo:rsid="0139d265" officeooo:paragraph-rsid="0139d265" style:font-weight-asian="bold" style:font-weight-complex="bold"/>
    </style:style>
    <style:style style:name="P438" style:family="paragraph" style:parent-style-name="Preformatted_20_Text">
      <style:text-properties fo:font-weight="bold" style:font-weight-asian="bold" style:font-weight-complex="bold"/>
    </style:style>
    <style:style style:name="P439" style:family="paragraph" style:parent-style-name="Preformatted_20_Text">
      <style:text-properties fo:font-weight="bold" officeooo:paragraph-rsid="013da4c6" style:font-weight-asian="bold" style:font-weight-complex="bold"/>
    </style:style>
    <style:style style:name="P440" style:family="paragraph" style:parent-style-name="Preformatted_20_Text">
      <style:text-properties fo:font-weight="bold" officeooo:paragraph-rsid="01409b40" style:font-weight-asian="bold" style:font-weight-complex="bold"/>
    </style:style>
    <style:style style:name="P441" style:family="paragraph" style:parent-style-name="Text_20_body">
      <style:text-properties fo:font-weight="bold" officeooo:paragraph-rsid="01409b40" style:font-weight-asian="bold" style:font-weight-complex="bold"/>
    </style:style>
    <style:style style:name="P442" style:family="paragraph" style:parent-style-name="Text_20_body">
      <style:text-properties fo:font-weight="bold" officeooo:rsid="013a29fc" officeooo:paragraph-rsid="013a29fc" style:font-weight-asian="bold" style:font-weight-complex="bold"/>
    </style:style>
    <style:style style:name="P443" style:family="paragraph" style:parent-style-name="Text_20_body">
      <style:text-properties fo:font-weight="bold" officeooo:rsid="013ad137" officeooo:paragraph-rsid="013ad137" style:font-weight-asian="bold" style:font-weight-complex="bold"/>
    </style:style>
    <style:style style:name="P444" style:family="paragraph" style:parent-style-name="Text_20_body">
      <style:text-properties fo:font-weight="bold" officeooo:rsid="014054f4" officeooo:paragraph-rsid="014054f4" style:font-weight-asian="bold" style:font-weight-complex="bold"/>
    </style:style>
    <style:style style:name="P445" style:family="paragraph" style:parent-style-name="Text_20_body">
      <style:text-properties fo:font-weight="bold" officeooo:rsid="0147e98e" officeooo:paragraph-rsid="0147e98e" style:font-weight-asian="bold" style:font-weight-complex="bold"/>
    </style:style>
    <style:style style:name="P446" style:family="paragraph" style:parent-style-name="Standard">
      <style:paragraph-properties fo:text-align="start" style:justify-single-word="false"/>
      <style:text-properties fo:font-size="21pt" style:text-underline-style="solid" style:text-underline-width="auto" style:text-underline-color="font-color" fo:font-weight="bold" officeooo:rsid="00004b8f" officeooo:paragraph-rsid="00004b8f" style:font-size-asian="21pt" style:font-weight-asian="bold" style:font-size-complex="21pt" style:font-weight-complex="bold"/>
    </style:style>
    <style:style style:name="P447" style:family="paragraph" style:parent-style-name="Text_20_body">
      <style:text-properties fo:font-size="21pt" style:text-underline-style="solid" style:text-underline-width="auto" style:text-underline-color="font-color" officeooo:paragraph-rsid="01229a72" style:font-size-asian="21pt" style:font-size-complex="21pt"/>
    </style:style>
    <style:style style:name="P448" style:family="paragraph" style:parent-style-name="Text_20_body">
      <style:text-properties fo:font-size="21pt" fo:font-weight="bold" officeooo:rsid="011f932e" officeooo:paragraph-rsid="011f932e" style:font-size-asian="21pt" style:font-weight-asian="bold" style:font-size-complex="21pt" style:font-weight-complex="bold"/>
    </style:style>
    <style:style style:name="P449" style:family="paragraph" style:parent-style-name="Text_20_body">
      <style:text-properties fo:font-size="21pt" fo:font-weight="bold" officeooo:rsid="0139d265" officeooo:paragraph-rsid="0139d265" style:font-size-asian="21pt" style:font-weight-asian="bold" style:font-size-complex="21pt" style:font-weight-complex="bold"/>
    </style:style>
    <style:style style:name="P450" style:family="paragraph" style:parent-style-name="Preformatted_20_Text">
      <style:text-properties fo:font-size="21pt" fo:font-weight="bold" officeooo:rsid="014ce52b" officeooo:paragraph-rsid="014e29c0" style:font-size-asian="21pt" style:font-weight-asian="bold" style:font-size-complex="21pt" style:font-weight-complex="bold"/>
    </style:style>
    <style:style style:name="P451" style:family="paragraph" style:parent-style-name="Text_20_body">
      <style:paragraph-properties fo:text-align="start" style:justify-single-word="false"/>
      <style:text-properties fo:font-size="21pt" fo:font-weight="normal" officeooo:rsid="015a8322" officeooo:paragraph-rsid="015a8322" style:font-size-asian="21pt" style:font-weight-asian="normal" style:font-size-complex="21pt" style:font-weight-complex="normal"/>
    </style:style>
    <style:style style:name="P452" style:family="paragraph" style:parent-style-name="Standard">
      <style:paragraph-properties fo:text-align="center" style:justify-single-word="false"/>
      <style:text-properties officeooo:paragraph-rsid="00004b8f"/>
    </style:style>
    <style:style style:name="P453" style:family="paragraph" style:parent-style-name="Text_20_body">
      <style:paragraph-properties fo:text-align="center" style:justify-single-word="false"/>
      <style:text-properties officeooo:paragraph-rsid="007cd62b"/>
    </style:style>
    <style:style style:name="P454" style:family="paragraph" style:parent-style-name="Text_20_body">
      <style:paragraph-properties fo:text-align="center" style:justify-single-word="false"/>
      <style:text-properties officeooo:paragraph-rsid="009f98f5"/>
    </style:style>
    <style:style style:name="P455" style:family="paragraph" style:parent-style-name="Text_20_body">
      <style:paragraph-properties fo:text-align="center" style:justify-single-word="false"/>
      <style:text-properties officeooo:paragraph-rsid="00ac7b4c"/>
    </style:style>
    <style:style style:name="P456" style:family="paragraph" style:parent-style-name="Text_20_body">
      <style:paragraph-properties fo:text-align="center" style:justify-single-word="false"/>
    </style:style>
    <style:style style:name="P457" style:family="paragraph" style:parent-style-name="Text_20_body">
      <style:paragraph-properties fo:text-align="center" style:justify-single-word="false"/>
      <style:text-properties officeooo:paragraph-rsid="00bd2284"/>
    </style:style>
    <style:style style:name="P458" style:family="paragraph" style:parent-style-name="Heading_20_1">
      <style:paragraph-properties fo:text-align="center" style:justify-single-word="false"/>
      <style:text-properties officeooo:paragraph-rsid="00dcd288"/>
    </style:style>
    <style:style style:name="P459" style:family="paragraph" style:parent-style-name="Text_20_body">
      <style:paragraph-properties fo:text-align="center" style:justify-single-word="false"/>
      <style:text-properties officeooo:paragraph-rsid="00dcd288"/>
    </style:style>
    <style:style style:name="P460" style:family="paragraph" style:parent-style-name="Text_20_body">
      <style:paragraph-properties fo:text-align="center" style:justify-single-word="false"/>
      <style:text-properties officeooo:paragraph-rsid="00d52c34"/>
    </style:style>
    <style:style style:name="P461" style:family="paragraph" style:parent-style-name="Text_20_body">
      <style:paragraph-properties fo:text-align="center" style:justify-single-word="false"/>
      <style:text-properties officeooo:paragraph-rsid="00d7dbbe"/>
    </style:style>
    <style:style style:name="P462" style:family="paragraph" style:parent-style-name="Heading_20_2">
      <style:paragraph-properties fo:text-align="center" style:justify-single-word="false"/>
      <style:text-properties officeooo:paragraph-rsid="00f3688f"/>
    </style:style>
    <style:style style:name="P463" style:family="paragraph" style:parent-style-name="Text_20_body">
      <style:paragraph-properties fo:text-align="center" style:justify-single-word="false"/>
      <style:text-properties officeooo:paragraph-rsid="00f3688f"/>
    </style:style>
    <style:style style:name="P464" style:family="paragraph" style:parent-style-name="Text_20_body">
      <style:text-properties officeooo:rsid="002144e5" officeooo:paragraph-rsid="002144e5"/>
    </style:style>
    <style:style style:name="P465" style:family="paragraph" style:parent-style-name="Text_20_body">
      <style:paragraph-properties fo:margin-top="0cm" fo:margin-bottom="0.499cm" style:contextual-spacing="false" style:writing-mode="lr-tb"/>
      <style:text-properties officeooo:paragraph-rsid="0022a3f3"/>
    </style:style>
    <style:style style:name="P466" style:family="paragraph" style:parent-style-name="Preformatted_20_Text">
      <style:paragraph-properties fo:margin-top="0cm" fo:margin-bottom="0.499cm" style:contextual-spacing="false" style:writing-mode="lr-tb"/>
      <style:text-properties officeooo:paragraph-rsid="0031da66"/>
    </style:style>
    <style:style style:name="P467" style:family="paragraph" style:parent-style-name="Standard">
      <style:paragraph-properties fo:text-align="start" style:justify-single-word="false"/>
      <style:text-properties fo:font-size="20pt" style:text-underline-style="none" fo:font-weight="bold" officeooo:rsid="003235e5" officeooo:paragraph-rsid="003235e5" style:font-size-asian="20pt" style:font-weight-asian="bold" style:font-size-complex="20pt" style:font-weight-complex="bold"/>
    </style:style>
    <style:style style:name="P468" style:family="paragraph" style:parent-style-name="Standard">
      <style:text-properties fo:font-size="20pt" style:text-underline-style="none" fo:font-weight="normal" officeooo:rsid="01391b1d" officeooo:paragraph-rsid="01391b1d" style:font-size-asian="20pt" style:font-weight-asian="normal" style:font-size-complex="20pt" style:font-weight-complex="normal"/>
    </style:style>
    <style:style style:name="P469" style:family="paragraph" style:parent-style-name="Text_20_body">
      <style:text-properties fo:font-size="20pt" style:text-underline-style="none" fo:font-weight="normal" officeooo:rsid="01391b1d" officeooo:paragraph-rsid="01391b1d" style:font-size-asian="20pt" style:font-weight-asian="normal" style:font-size-complex="20pt" style:font-weight-complex="normal"/>
    </style:style>
    <style:style style:name="P470" style:family="paragraph" style:parent-style-name="Heading_20_1">
      <style:text-properties fo:font-size="20pt" fo:font-weight="bold" officeooo:rsid="013f64e7" officeooo:paragraph-rsid="013f64e7" style:font-size-asian="20pt" style:font-weight-asian="bold" style:font-size-complex="20pt" style:font-weight-complex="bold"/>
    </style:style>
    <style:style style:name="P471" style:family="paragraph" style:parent-style-name="Heading_20_3">
      <style:text-properties fo:font-size="20pt" fo:font-weight="bold" officeooo:rsid="01486b3a" officeooo:paragraph-rsid="01486b3a" style:font-size-asian="20pt" style:font-weight-asian="bold" style:font-size-complex="20pt" style:font-weight-complex="bold"/>
    </style:style>
    <style:style style:name="P472" style:family="paragraph" style:parent-style-name="Text_20_body">
      <style:text-properties fo:font-size="20pt" fo:font-weight="bold" officeooo:rsid="011e1786" style:font-size-asian="20pt" style:font-weight-asian="bold" style:font-size-complex="20pt" style:font-weight-complex="bold"/>
    </style:style>
    <style:style style:name="P473" style:family="paragraph" style:parent-style-name="Text_20_body">
      <style:text-properties fo:font-size="20pt" style:text-underline-style="solid" style:text-underline-width="auto" style:text-underline-color="font-color" fo:font-weight="bold" officeooo:rsid="01391b1d" officeooo:paragraph-rsid="01391b1d" style:font-size-asian="20pt" style:font-weight-asian="bold" style:font-size-complex="20pt" style:font-weight-complex="bold"/>
    </style:style>
    <style:style style:name="P474" style:family="paragraph" style:parent-style-name="Text_20_body">
      <style:text-properties fo:font-size="20pt" style:text-underline-style="solid" style:text-underline-width="auto" style:text-underline-color="font-color" fo:font-weight="bold" officeooo:rsid="0147e98e" officeooo:paragraph-rsid="0147e98e" style:font-size-asian="20pt" style:font-weight-asian="bold" style:font-size-complex="20pt" style:font-weight-complex="bold"/>
    </style:style>
    <style:style style:name="P475" style:family="paragraph" style:parent-style-name="Standard">
      <style:paragraph-properties fo:text-align="start" style:justify-single-word="false"/>
      <style:text-properties fo:font-size="11pt" style:text-underline-style="none" fo:font-weight="bold" officeooo:rsid="003235e5" officeooo:paragraph-rsid="003235e5" style:font-size-asian="9.60000038146973pt" style:font-weight-asian="bold" style:font-size-complex="11pt" style:font-weight-complex="bold"/>
    </style:style>
    <style:style style:name="P476" style:family="paragraph" style:parent-style-name="Standard">
      <style:paragraph-properties fo:text-align="start" style:justify-single-word="false"/>
      <style:text-properties fo:font-size="18pt" fo:font-weight="bold" officeooo:paragraph-rsid="003432cd"/>
    </style:style>
    <style:style style:name="P477" style:family="paragraph" style:parent-style-name="Text_20_body">
      <style:paragraph-properties fo:margin-left="0cm" fo:margin-right="0cm" fo:text-indent="0cm" style:auto-text-indent="false"/>
      <style:text-properties fo:font-size="18pt" fo:font-weight="bold" officeooo:rsid="00f7aaf7" officeooo:paragraph-rsid="00f7aaf7" style:font-size-asian="18pt" style:font-weight-asian="bold" style:font-size-complex="18pt" style:font-weight-complex="bold"/>
    </style:style>
    <style:style style:name="P478" style:family="paragraph" style:parent-style-name="Text_20_body">
      <style:paragraph-properties fo:margin-left="0cm" fo:margin-right="0cm" fo:text-indent="0cm" style:auto-text-indent="false"/>
      <style:text-properties fo:font-size="18pt" fo:font-weight="bold" officeooo:rsid="00f9cf22" officeooo:paragraph-rsid="00f9cf22" style:font-size-asian="18pt" style:font-weight-asian="bold" style:font-size-complex="18pt" style:font-weight-complex="bold"/>
    </style:style>
    <style:style style:name="P479" style:family="paragraph" style:parent-style-name="Text_20_body">
      <style:text-properties fo:font-size="18pt" fo:font-weight="bold" officeooo:rsid="0147e98e" officeooo:paragraph-rsid="0147e98e" style:font-size-asian="18pt" style:font-weight-asian="bold" style:font-size-complex="18pt" style:font-weight-complex="bold"/>
    </style:style>
    <style:style style:name="P480" style:family="paragraph" style:parent-style-name="Text_20_body">
      <style:text-properties fo:font-size="18pt" fo:font-weight="bold" officeooo:rsid="01381e1d" officeooo:paragraph-rsid="01381e1d" style:font-size-asian="18pt" style:font-weight-asian="bold" style:font-size-complex="18pt" style:font-weight-complex="bold"/>
    </style:style>
    <style:style style:name="P481" style:family="paragraph" style:parent-style-name="Text_20_body">
      <style:paragraph-properties fo:text-align="start" style:justify-single-word="false"/>
      <style:text-properties fo:font-size="18pt" style:text-underline-style="solid" style:text-underline-width="auto" style:text-underline-color="font-color" fo:font-weight="bold" officeooo:rsid="00e5c8d3" officeooo:paragraph-rsid="00e5c8d3" style:font-size-asian="18pt" style:font-weight-asian="bold" style:font-size-complex="18pt" style:font-weight-complex="bold"/>
    </style:style>
    <style:style style:name="P482" style:family="paragraph" style:parent-style-name="Text_20_body">
      <style:paragraph-properties fo:text-align="start" style:justify-single-word="false"/>
      <style:text-properties fo:font-size="18pt" style:text-underline-style="none" fo:font-weight="bold" officeooo:rsid="0141c8dc" officeooo:paragraph-rsid="0141c8dc" style:font-size-asian="18pt" style:font-weight-asian="bold" style:font-size-complex="18pt" style:font-weight-complex="bold"/>
    </style:style>
    <style:style style:name="P483" style:family="paragraph" style:parent-style-name="Text_20_body">
      <style:text-properties fo:font-size="18pt" officeooo:rsid="01381e1d" officeooo:paragraph-rsid="01381e1d" style:font-size-asian="18pt" style:font-size-complex="18pt"/>
    </style:style>
    <style:style style:name="P484" style:family="paragraph" style:parent-style-name="Standard">
      <style:paragraph-properties style:line-height-at-least="0.402cm"/>
      <style:text-properties fo:color="#f8f8f2" loext:opacity="100%" style:font-name="Droid Sans Mono" fo:font-size="8.39999961853027pt" fo:font-weight="normal" fo:background-color="#282a36"/>
    </style:style>
    <style:style style:name="P485" style:family="paragraph" style:parent-style-name="Standard">
      <style:paragraph-properties fo:margin-top="0cm" fo:margin-bottom="0.499cm" style:contextual-spacing="false" style:line-height-at-least="0.402cm"/>
      <style:text-properties fo:color="#f8f8f2" loext:opacity="100%" style:font-name="Droid Sans Mono" fo:font-size="8.39999961853027pt" fo:font-weight="normal" fo:background-color="#282a36"/>
    </style:style>
    <style:style style:name="P486" style:family="paragraph" style:parent-style-name="Standard">
      <style:paragraph-properties fo:text-align="start" style:justify-single-word="false"/>
      <style:text-properties fo:color="#f8f8f2" loext:opacity="100%" style:font-name="Droid Sans Mono" fo:font-size="8.39999961853027pt" fo:font-weight="normal" officeooo:paragraph-rsid="0076b1ca" fo:background-color="#282a36"/>
    </style:style>
    <style:style style:name="P487" style:family="paragraph" style:parent-style-name="Standard">
      <style:paragraph-properties fo:text-align="start" style:justify-single-word="false"/>
      <style:text-properties fo:color="#f8f8f2" loext:opacity="100%" style:font-name="Droid Sans Mono" fo:font-size="8.39999961853027pt" fo:font-weight="normal" officeooo:rsid="015bc64c" officeooo:paragraph-rsid="015bc64c" fo:background-color="#282a36" style:font-size-asian="21pt" style:font-weight-asian="normal" style:font-size-complex="21pt" style:font-weight-complex="normal"/>
    </style:style>
    <style:style style:name="P488" style:family="paragraph" style:parent-style-name="Standard">
      <style:text-properties fo:color="#f8f8f2" loext:opacity="100%" style:font-name="Droid Sans Mono" fo:font-size="8.39999961853027pt" style:text-underline-style="none" fo:font-weight="normal" officeooo:rsid="004c745f" officeooo:paragraph-rsid="004c745f" fo:background-color="#282a36"/>
    </style:style>
    <style:style style:name="P489" style:family="paragraph" style:parent-style-name="Standard">
      <style:paragraph-properties style:line-height-at-least="0.402cm"/>
    </style:style>
    <style:style style:name="P490" style:family="paragraph" style:parent-style-name="Standard">
      <style:paragraph-properties fo:margin-top="0cm" fo:margin-bottom="0.499cm" style:contextual-spacing="false" style:line-height-at-least="0.402cm"/>
    </style:style>
    <style:style style:name="P491" style:family="paragraph" style:parent-style-name="Standard">
      <style:paragraph-properties style:line-height-at-least="0.402cm"/>
      <style:text-properties fo:color="#ff79c6" loext:opacity="100%" style:font-name="Droid Sans Mono" fo:font-size="8.39999961853027pt" fo:font-weight="normal" fo:background-color="#282a36"/>
    </style:style>
    <style:style style:name="P492" style:family="paragraph" style:parent-style-name="Standard">
      <style:paragraph-properties style:line-height-at-least="0.402cm"/>
      <style:text-properties fo:color="#6272a4" loext:opacity="100%" style:font-name="Droid Sans Mono" fo:font-size="8.39999961853027pt" fo:font-weight="normal" fo:background-color="#282a36"/>
    </style:style>
    <style:style style:name="P493" style:family="paragraph" style:parent-style-name="Table_20_Contents">
      <style:text-properties officeooo:paragraph-rsid="0059cd7c"/>
    </style:style>
    <style:style style:name="P494" style:family="paragraph" style:parent-style-name="Heading_20_3">
      <style:text-properties fo:color="#111111" loext:opacity="100%" fo:font-size="18pt" style:text-underline-style="none" fo:font-weight="bold" officeooo:rsid="006c2a8c" officeooo:paragraph-rsid="006c2a8c" style:font-size-asian="18pt" style:font-weight-asian="bold" style:font-size-complex="18pt" style:font-weight-complex="bold"/>
    </style:style>
    <style:style style:name="P495" style:family="paragraph" style:parent-style-name="Heading_20_3">
      <style:text-properties fo:color="#111111" loext:opacity="100%" fo:font-size="15pt" style:text-underline-style="none" fo:font-weight="bold" officeooo:rsid="0069ff2e" officeooo:paragraph-rsid="005927d3" style:font-size-asian="15pt" style:font-weight-asian="bold" style:font-size-complex="15pt" style:font-weight-complex="bold"/>
    </style:style>
    <style:style style:name="P496" style:family="paragraph" style:parent-style-name="Text_20_body">
      <style:text-properties fo:color="#111111" loext:opacity="100%" fo:font-size="15pt" style:text-underline-style="none" fo:font-weight="bold" officeooo:rsid="0069ff2e" officeooo:paragraph-rsid="005927d3" style:font-size-asian="15pt" style:font-weight-asian="bold" style:font-size-complex="15pt" style:font-weight-complex="bold"/>
    </style:style>
    <style:style style:name="P497" style:family="paragraph" style:parent-style-name="Text_20_body">
      <style:text-properties fo:color="#111111" loext:opacity="100%" fo:font-size="15pt" style:text-underline-style="none" fo:font-weight="bold" officeooo:rsid="006c2a8c" officeooo:paragraph-rsid="006c2a8c" style:font-size-asian="15pt" style:font-weight-asian="bold" style:font-size-complex="15pt" style:font-weight-complex="bold"/>
    </style:style>
    <style:style style:name="P498" style:family="paragraph" style:parent-style-name="Text_20_body">
      <style:text-properties fo:color="#111111" loext:opacity="100%" fo:font-size="20pt" style:text-underline-style="solid" style:text-underline-width="auto" style:text-underline-color="font-color" fo:font-weight="bold" officeooo:rsid="006c2a8c" officeooo:paragraph-rsid="006c2a8c" style:font-size-asian="20pt" style:font-weight-asian="bold" style:font-size-complex="20pt" style:font-weight-complex="bold"/>
    </style:style>
    <style:style style:name="P499" style:family="paragraph" style:parent-style-name="Text_20_body">
      <style:text-properties fo:color="#111111" loext:opacity="100%" fo:font-size="20pt" style:text-underline-style="none" fo:font-weight="bold" officeooo:rsid="006c2a8c" officeooo:paragraph-rsid="006c2a8c" style:font-size-asian="20pt" style:font-weight-asian="bold" style:font-size-complex="20pt" style:font-weight-complex="bold"/>
    </style:style>
    <style:style style:name="P500" style:family="paragraph" style:parent-style-name="Text_20_body">
      <style:paragraph-properties fo:text-align="center" style:justify-single-word="false"/>
      <style:text-properties fo:color="#111111" loext:opacity="100%" fo:font-size="22pt" style:text-underline-style="solid" style:text-underline-width="auto" style:text-underline-color="font-color" fo:font-weight="bold" officeooo:rsid="006f0b49" officeooo:paragraph-rsid="006f0b49" style:font-size-asian="22pt" style:font-weight-asian="bold" style:font-size-complex="22pt" style:font-weight-complex="bold"/>
    </style:style>
    <style:style style:name="P501" style:family="paragraph" style:parent-style-name="Heading_20_2">
      <style:paragraph-properties fo:margin-top="0.212cm" fo:margin-bottom="0.247cm" style:contextual-spacing="false" fo:orphans="2" fo:widows="2" fo:padding="0cm" fo:border="none"/>
      <style:text-properties fo:color="#111111" loext:opacity="100%" fo:font-size="22pt" style:text-underline-style="solid" style:text-underline-width="auto" style:text-underline-color="font-color" fo:font-weight="bold" officeooo:rsid="0129f8e3" officeooo:paragraph-rsid="0129f8e3" style:font-size-asian="22pt" style:font-weight-asian="bold" style:font-size-complex="22pt" style:font-weight-complex="bold"/>
    </style:style>
    <style:style style:name="P502" style:family="paragraph" style:parent-style-name="Text_20_body">
      <style:paragraph-properties fo:margin-top="0.212cm" fo:margin-bottom="0.247cm" style:contextual-spacing="false" fo:orphans="2" fo:widows="2" fo:padding="0cm" fo:border="none"/>
      <style:text-properties fo:color="#111111" loext:opacity="100%" fo:font-size="22pt" style:text-underline-style="solid" style:text-underline-width="auto" style:text-underline-color="font-color" fo:font-weight="bold" officeooo:rsid="0129f8e3" officeooo:paragraph-rsid="0129f8e3" style:font-size-asian="22pt" style:font-weight-asian="bold" style:font-size-complex="22pt" style:font-weight-complex="bold"/>
    </style:style>
    <style:style style:name="P503" style:family="paragraph" style:parent-style-name="Text_20_body">
      <style:text-properties fo:color="#111111" loext:opacity="100%" fo:font-size="26pt" style:text-underline-style="none" fo:font-weight="bold" officeooo:rsid="00745c6c" officeooo:paragraph-rsid="00745c6c" style:font-size-asian="26pt" style:font-weight-asian="bold" style:font-size-complex="26pt" style:font-weight-complex="bold"/>
    </style:style>
    <style:style style:name="P504" style:family="paragraph" style:parent-style-name="Heading_20_1">
      <style:text-properties fo:color="#111111" loext:opacity="100%" fo:font-size="12pt" style:text-underline-style="solid" style:text-underline-width="auto" style:text-underline-color="font-color" officeooo:rsid="01248799" officeooo:paragraph-rsid="012581e5" style:font-size-asian="12pt" style:font-size-complex="12pt"/>
    </style:style>
    <style:style style:name="P505" style:family="paragraph" style:parent-style-name="Text_20_body">
      <style:text-properties fo:color="#111111" loext:opacity="100%" fo:font-size="12pt" style:text-underline-style="solid" style:text-underline-width="auto" style:text-underline-color="font-color" officeooo:rsid="01248799" officeooo:paragraph-rsid="012581e5" style:font-size-asian="12pt" style:font-size-complex="12pt"/>
    </style:style>
    <style:style style:name="P506" style:family="paragraph" style:parent-style-name="Heading_20_2">
      <style:text-properties fo:color="#111111" loext:opacity="100%" fo:font-size="12pt" style:text-underline-style="solid" style:text-underline-width="auto" style:text-underline-color="font-color" officeooo:rsid="01248799" officeooo:paragraph-rsid="01248799" style:font-size-asian="12pt" style:font-size-complex="12pt"/>
    </style:style>
    <style:style style:name="P507" style:family="paragraph" style:parent-style-name="Text_20_body">
      <style:text-properties fo:color="#111111" loext:opacity="100%" fo:font-size="12pt" style:text-underline-style="solid" style:text-underline-width="auto" style:text-underline-color="font-color" officeooo:rsid="01248799" officeooo:paragraph-rsid="01248799" style:font-size-asian="12pt" style:font-size-complex="12pt"/>
    </style:style>
    <style:style style:name="P508" style:family="paragraph" style:parent-style-name="Heading_20_2">
      <style:text-properties fo:color="#111111" loext:opacity="100%" fo:font-size="12pt" style:text-underline-style="solid" style:text-underline-width="auto" style:text-underline-color="font-color" officeooo:rsid="01248799" officeooo:paragraph-rsid="01261af3" style:font-size-asian="12pt" style:font-size-complex="12pt"/>
    </style:style>
    <style:style style:name="P509" style:family="paragraph" style:parent-style-name="Text_20_body">
      <style:text-properties fo:color="#111111" loext:opacity="100%" fo:font-size="12pt" style:text-underline-style="solid" style:text-underline-width="auto" style:text-underline-color="font-color" officeooo:rsid="01248799" officeooo:paragraph-rsid="01261af3" style:font-size-asian="12pt" style:font-size-complex="12pt"/>
    </style:style>
    <style:style style:name="P510" style:family="paragraph" style:parent-style-name="Text_20_body">
      <style:text-properties fo:color="#111111" loext:opacity="100%" fo:font-size="12pt" style:text-underline-style="solid" style:text-underline-width="auto" style:text-underline-color="font-color" officeooo:rsid="01248799" officeooo:paragraph-rsid="01283b85" style:font-size-asian="12pt" style:font-size-complex="12pt"/>
    </style:style>
    <style:style style:name="P511" style:family="paragraph" style:parent-style-name="Text_20_body">
      <style:text-properties fo:color="#111111" loext:opacity="100%" fo:font-size="21pt" style:text-underline-style="solid" style:text-underline-width="auto" style:text-underline-color="font-color" fo:font-weight="bold" officeooo:rsid="01248799" officeooo:paragraph-rsid="01248799" style:font-size-asian="21pt" style:font-weight-asian="bold" style:font-size-complex="21pt" style:font-weight-complex="bold"/>
    </style:style>
    <style:style style:name="P512" style:family="paragraph" style:parent-style-name="Heading_20_2">
      <style:text-properties fo:color="#111111" loext:opacity="100%" fo:font-size="14pt" style:text-underline-style="none" fo:font-weight="normal" officeooo:rsid="01229a72" officeooo:paragraph-rsid="01229a72" style:font-size-asian="14pt" style:font-weight-asian="normal" style:font-size-complex="14pt" style:font-weight-complex="normal"/>
    </style:style>
    <style:style style:name="P513" style:family="paragraph" style:parent-style-name="Text_20_body">
      <style:text-properties fo:color="#111111" loext:opacity="100%" fo:font-size="14pt" style:text-underline-style="none" fo:font-weight="normal" officeooo:rsid="01229a72" officeooo:paragraph-rsid="01229a72" style:font-size-asian="14pt" style:font-weight-asian="normal" style:font-size-complex="14pt" style:font-weight-complex="normal"/>
    </style:style>
    <style:style style:name="P514" style:family="paragraph" style:parent-style-name="Text_20_body">
      <style:text-properties fo:color="#111111" loext:opacity="100%" fo:font-size="14pt" style:text-underline-style="none" fo:font-weight="normal" officeooo:rsid="01248799" officeooo:paragraph-rsid="01248799" style:font-size-asian="14pt" style:font-weight-asian="normal" style:font-size-complex="14pt" style:font-weight-complex="normal"/>
    </style:style>
    <style:style style:name="P515" style:family="paragraph" style:parent-style-name="Heading_20_2">
      <style:text-properties fo:color="#111111" loext:opacity="100%" fo:font-size="14pt" style:text-underline-style="none" fo:font-weight="bold" officeooo:rsid="01229a72" officeooo:paragraph-rsid="01229a72" style:font-size-asian="14pt" style:font-weight-asian="bold" style:font-size-complex="14pt" style:font-weight-complex="bold"/>
    </style:style>
    <style:style style:name="P516" style:family="paragraph" style:parent-style-name="Text_20_body">
      <style:text-properties officeooo:paragraph-rsid="006c2a8c"/>
    </style:style>
    <style:style style:name="P517" style:family="paragraph" style:parent-style-name="Text_20_body">
      <style:paragraph-properties fo:margin-left="0cm" fo:margin-right="0cm" fo:text-indent="0cm" style:auto-text-indent="false"/>
    </style:style>
    <style:style style:name="P518" style:family="paragraph" style:parent-style-name="Heading_20_1">
      <style:paragraph-properties fo:margin-left="0cm" fo:margin-right="0cm" fo:text-indent="0cm" style:auto-text-indent="false"/>
    </style:style>
    <style:style style:name="P519" style:family="paragraph" style:parent-style-name="Heading_20_2">
      <style:paragraph-properties fo:margin-left="0cm" fo:margin-right="0cm" fo:text-indent="0cm" style:auto-text-indent="false"/>
    </style:style>
    <style:style style:name="P520" style:family="paragraph" style:parent-style-name="Heading_20_2">
      <style:text-properties fo:font-size="26pt" style:font-size-asian="26pt" style:font-size-complex="26pt"/>
    </style:style>
    <style:style style:name="P521" style:family="paragraph" style:parent-style-name="Heading_20_2">
      <style:text-properties fo:font-size="26pt" style:text-underline-style="solid" style:text-underline-width="auto" style:text-underline-color="font-color" officeooo:rsid="00d7dbbe" officeooo:paragraph-rsid="00d7dbbe" style:font-size-asian="26pt" style:font-size-complex="26pt"/>
    </style:style>
    <style:style style:name="P522" style:family="paragraph" style:parent-style-name="Heading_20_2">
      <style:paragraph-properties fo:text-align="start" style:justify-single-word="false"/>
      <style:text-properties fo:font-style="normal" style:text-underline-style="none" style:font-style-asian="normal" style:font-style-complex="normal"/>
    </style:style>
    <style:style style:name="P523" style:family="paragraph" style:parent-style-name="Text_20_body">
      <style:paragraph-properties fo:text-align="start" style:justify-single-word="false"/>
      <style:text-properties fo:font-style="normal" style:text-underline-style="none" style:font-style-asian="normal" style:font-style-complex="normal"/>
    </style:style>
    <style:style style:name="P524" style:family="paragraph" style:parent-style-name="Text_20_body">
      <style:text-properties fo:font-style="normal" fo:font-weight="bold" style:font-style-asian="normal" style:font-weight-asian="bold" style:font-style-complex="normal" style:font-weight-complex="bold"/>
    </style:style>
    <style:style style:name="P525" style:family="paragraph" style:parent-style-name="Heading_20_2">
      <style:text-properties officeooo:paragraph-rsid="00c38838"/>
    </style:style>
    <style:style style:name="P526" style:family="paragraph" style:parent-style-name="Text_20_body">
      <style:text-properties officeooo:paragraph-rsid="00c38838"/>
    </style:style>
    <style:style style:name="P527" style:family="paragraph" style:parent-style-name="Heading_20_2">
      <style:text-properties officeooo:paragraph-rsid="00c7a1e2"/>
    </style:style>
    <style:style style:name="P528" style:family="paragraph" style:parent-style-name="Text_20_body">
      <style:text-properties officeooo:paragraph-rsid="00c7a1e2"/>
    </style:style>
    <style:style style:name="P529" style:family="paragraph" style:parent-style-name="Heading_20_2">
      <style:text-properties officeooo:paragraph-rsid="00cdc978"/>
    </style:style>
    <style:style style:name="P530" style:family="paragraph" style:parent-style-name="Text_20_body">
      <style:text-properties officeooo:paragraph-rsid="00cdc978"/>
    </style:style>
    <style:style style:name="P531" style:family="paragraph" style:parent-style-name="Table_20_Contents">
      <style:text-properties fo:font-size="2pt" style:font-size-asian="2pt" style:font-size-complex="2pt"/>
    </style:style>
    <style:style style:name="P532" style:family="paragraph" style:parent-style-name="Text_20_body">
      <style:text-properties officeooo:paragraph-rsid="00c5447f"/>
    </style:style>
    <style:style style:name="P533" style:family="paragraph" style:parent-style-name="Text_20_body">
      <style:text-properties officeooo:paragraph-rsid="00c848a0"/>
    </style:style>
    <style:style style:name="P534" style:family="paragraph" style:parent-style-name="Heading_20_2">
      <style:paragraph-properties fo:text-align="center" style:justify-single-word="false"/>
      <style:text-properties fo:font-size="28pt" style:text-underline-style="solid" style:text-underline-width="auto" style:text-underline-color="font-color" style:font-size-asian="28pt" style:font-size-complex="28pt"/>
    </style:style>
    <style:style style:name="P535" style:family="paragraph" style:parent-style-name="Text_20_body">
      <style:paragraph-properties fo:text-align="center" style:justify-single-word="false"/>
      <style:text-properties fo:font-size="28pt" style:text-underline-style="solid" style:text-underline-width="auto" style:text-underline-color="font-color" style:font-size-asian="28pt" style:font-size-complex="28pt"/>
    </style:style>
    <style:style style:name="P536" style:family="paragraph" style:parent-style-name="Heading_20_2">
      <style:paragraph-properties fo:text-align="start" style:justify-single-word="false"/>
      <style:text-properties fo:font-size="28pt" fo:font-style="normal" style:text-underline-style="none" style:font-size-asian="28pt" style:font-style-asian="normal" style:font-size-complex="28pt" style:font-style-complex="normal"/>
    </style:style>
    <style:style style:name="P537" style:family="paragraph" style:parent-style-name="Heading_20_2">
      <style:paragraph-properties fo:margin-top="0cm" fo:margin-bottom="0.499cm" style:contextual-spacing="false" style:writing-mode="lr-tb"/>
      <style:text-properties officeooo:paragraph-rsid="00d2528c"/>
    </style:style>
    <style:style style:name="P538" style:family="paragraph" style:parent-style-name="Preformatted_20_Text">
      <style:paragraph-properties fo:margin-top="0cm" fo:margin-bottom="0.499cm" style:contextual-spacing="false" style:writing-mode="lr-tb"/>
      <style:text-properties officeooo:paragraph-rsid="00d2528c"/>
    </style:style>
    <style:style style:name="P539" style:family="paragraph" style:parent-style-name="Preformatted_20_Text">
      <style:paragraph-properties fo:margin-top="0cm" fo:margin-bottom="0.499cm" style:contextual-spacing="false" style:writing-mode="lr-tb"/>
      <style:text-properties officeooo:paragraph-rsid="00dae237"/>
    </style:style>
    <style:style style:name="P540" style:family="paragraph" style:parent-style-name="Preformatted_20_Text">
      <style:paragraph-properties fo:margin-top="0cm" fo:margin-bottom="0.499cm" style:contextual-spacing="false" style:writing-mode="lr-tb"/>
      <style:text-properties officeooo:paragraph-rsid="00e373bc"/>
    </style:style>
    <style:style style:name="P541" style:family="paragraph" style:parent-style-name="Text_20_body">
      <style:text-properties officeooo:paragraph-rsid="00d7dbbe"/>
    </style:style>
    <style:style style:name="P542" style:family="paragraph" style:parent-style-name="Heading_20_1">
      <style:paragraph-properties fo:margin-left="0cm" fo:margin-right="0cm" fo:text-indent="0cm" style:auto-text-indent="false"/>
      <style:text-properties officeooo:rsid="00f9cf22" officeooo:paragraph-rsid="00f9cf22"/>
    </style:style>
    <style:style style:name="P543" style:family="paragraph" style:parent-style-name="Heading_20_1">
      <style:paragraph-properties fo:margin-left="0cm" fo:margin-right="0cm" fo:text-align="center" style:justify-single-word="false" fo:text-indent="0cm" style:auto-text-indent="false"/>
      <style:text-properties officeooo:rsid="00fbcda2" officeooo:paragraph-rsid="00fbcda2"/>
    </style:style>
    <style:style style:name="P544" style:family="paragraph" style:parent-style-name="Heading_20_2">
      <style:paragraph-properties fo:margin-left="0cm" fo:margin-right="0cm" fo:text-indent="0cm" style:auto-text-indent="false"/>
      <style:text-properties officeooo:rsid="00fbcda2" officeooo:paragraph-rsid="00fbcda2"/>
    </style:style>
    <style:style style:name="P545" style:family="paragraph" style:parent-style-name="Text_20_body">
      <style:paragraph-properties fo:margin-left="0cm" fo:margin-right="0cm" fo:text-indent="0cm" style:auto-text-indent="false"/>
      <style:text-properties officeooo:rsid="00fbcda2" officeooo:paragraph-rsid="00fbcda2"/>
    </style:style>
    <style:style style:name="P546" style:family="paragraph" style:parent-style-name="Preformatted_20_Text">
      <style:paragraph-properties fo:margin-left="0.423cm" fo:margin-right="0.423cm" fo:margin-top="0.318cm" fo:margin-bottom="0.318cm" style:contextual-spacing="false" fo:text-indent="0cm" style:auto-text-indent="false"/>
    </style:style>
    <style:style style:name="P547" style:family="paragraph" style:parent-style-name="Preformatted_20_Text">
      <style:paragraph-properties fo:margin-left="0.423cm" fo:margin-right="0.423cm" fo:margin-top="0.318cm" fo:margin-bottom="0.318cm" style:contextual-spacing="false" fo:text-indent="0cm" style:auto-text-indent="false"/>
      <style:text-properties fo:color="#0c4b33" loext:opacity="100%" style:font-name="Fira Mono" loext:padding="0cm" loext:border="none"/>
    </style:style>
    <style:style style:name="P548" style:family="paragraph" style:parent-style-name="Preformatted_20_Text">
      <style:paragraph-properties fo:margin-left="0.423cm" fo:margin-right="0.423cm" fo:margin-top="0.318cm" fo:margin-bottom="0.318cm" style:contextual-spacing="false" fo:text-indent="0cm" style:auto-text-indent="false"/>
      <style:text-properties fo:color="#0c4b33" loext:opacity="100%" loext:padding="0cm" loext:border="none"/>
    </style:style>
    <style:style style:name="P549" style:family="paragraph" style:parent-style-name="Preformatted_20_Text">
      <style:paragraph-properties fo:margin-left="0cm" fo:margin-right="0.423cm" fo:margin-top="0.318cm" fo:margin-bottom="0.318cm" style:contextual-spacing="false" fo:text-indent="0cm" style:auto-text-indent="false"/>
    </style:style>
    <style:style style:name="P550" style:family="paragraph" style:parent-style-name="Heading_20_1">
      <style:paragraph-properties fo:text-align="center" style:justify-single-word="false"/>
      <style:text-properties fo:font-size="24pt" style:text-underline-style="solid" style:text-underline-width="auto" style:text-underline-color="font-color" fo:font-weight="bold" officeooo:rsid="0141c8dc" officeooo:paragraph-rsid="0141c8dc" style:font-size-asian="24pt" style:font-weight-asian="bold" style:font-size-complex="24pt" style:font-weight-complex="bold"/>
    </style:style>
    <style:style style:name="P551" style:family="paragraph" style:parent-style-name="Standard">
      <style:paragraph-properties fo:text-align="center" style:justify-single-word="false"/>
      <style:text-properties fo:font-size="24pt" style:text-underline-style="solid" style:text-underline-width="auto" style:text-underline-color="font-color" fo:font-weight="bold" officeooo:rsid="0141c8dc" officeooo:paragraph-rsid="0141c8dc" style:font-size-asian="24pt" style:font-weight-asian="bold" style:font-size-complex="24pt" style:font-weight-complex="bold"/>
    </style:style>
    <style:style style:name="P552" style:family="paragraph" style:parent-style-name="Heading_20_1">
      <style:paragraph-properties fo:text-align="start" style:justify-single-word="false"/>
      <style:text-properties fo:font-size="24pt" style:text-underline-style="solid" style:text-underline-width="auto" style:text-underline-color="font-color" fo:font-weight="bold" officeooo:rsid="0141c8dc" officeooo:paragraph-rsid="0141c8dc" style:font-size-asian="24pt" style:font-weight-asian="bold" style:font-size-complex="24pt" style:font-weight-complex="bold"/>
    </style:style>
    <style:style style:name="P553" style:family="paragraph" style:parent-style-name="Heading_20_2">
      <style:paragraph-properties fo:text-align="start" style:justify-single-word="false"/>
      <style:text-properties fo:font-size="24pt" style:text-underline-style="solid" style:text-underline-width="auto" style:text-underline-color="font-color" fo:font-weight="bold" officeooo:rsid="0141c8dc" officeooo:paragraph-rsid="0141c8dc" style:font-size-asian="24pt" style:font-weight-asian="bold" style:font-size-complex="24pt" style:font-weight-complex="bold"/>
    </style:style>
    <style:style style:name="P554" style:family="paragraph" style:parent-style-name="Standard">
      <style:paragraph-properties fo:text-align="start" style:justify-single-word="false"/>
      <style:text-properties fo:font-size="24pt" style:text-underline-style="solid" style:text-underline-width="auto" style:text-underline-color="font-color" fo:font-weight="bold" officeooo:rsid="0141c8dc" officeooo:paragraph-rsid="0141c8dc" style:font-size-asian="24pt" style:font-weight-asian="bold" style:font-size-complex="24pt" style:font-weight-complex="bold"/>
    </style:style>
    <style:style style:name="P555" style:family="paragraph" style:parent-style-name="Text_20_body">
      <style:paragraph-properties fo:text-align="start" style:justify-single-word="false"/>
      <style:text-properties fo:font-size="24pt" style:text-underline-style="solid" style:text-underline-width="auto" style:text-underline-color="font-color" fo:font-weight="bold" officeooo:rsid="0141c8dc" officeooo:paragraph-rsid="0141c8dc" style:font-size-asian="24pt" style:font-weight-asian="bold" style:font-size-complex="24pt" style:font-weight-complex="bold"/>
    </style:style>
    <style:style style:name="P556" style:family="paragraph" style:parent-style-name="Heading_20_3">
      <style:paragraph-properties fo:text-align="start" style:justify-single-word="false"/>
      <style:text-properties fo:font-size="24pt" style:text-underline-style="solid" style:text-underline-width="auto" style:text-underline-color="font-color" fo:font-weight="normal" officeooo:rsid="0141c8dc" officeooo:paragraph-rsid="0141c8dc" style:font-size-asian="24pt" style:font-weight-asian="normal" style:font-size-complex="24pt" style:font-weight-complex="normal"/>
    </style:style>
    <style:style style:name="P557" style:family="paragraph" style:parent-style-name="Heading_20_1">
      <style:paragraph-properties fo:margin-top="0.212cm" fo:margin-bottom="0.247cm" style:contextual-spacing="false" fo:text-align="start" style:justify-single-word="false" fo:orphans="2" fo:widows="2" fo:padding="0cm" fo:border="none"/>
      <style:text-properties fo:font-size="24pt" style:text-underline-style="none" officeooo:rsid="01296921" officeooo:paragraph-rsid="012ae909" style:font-size-asian="24pt" style:font-size-complex="24pt"/>
    </style:style>
    <style:style style:name="P558" style:family="paragraph" style:parent-style-name="Text_20_body">
      <style:text-properties officeooo:paragraph-rsid="00ef9eba"/>
    </style:style>
    <style:style style:name="P559" style:family="paragraph" style:parent-style-name="Text_20_body">
      <style:paragraph-properties fo:margin-left="0cm" fo:margin-right="0cm" fo:text-indent="0cm" style:auto-text-indent="false"/>
      <style:text-properties officeooo:rsid="00f7aaf7" officeooo:paragraph-rsid="00f7aaf7"/>
    </style:style>
    <style:style style:name="P560" style:family="paragraph" style:parent-style-name="Text_20_body">
      <style:paragraph-properties fo:margin-left="0cm" fo:margin-right="0cm" fo:text-align="start" style:justify-single-word="false" fo:text-indent="0cm" style:auto-text-indent="false"/>
      <style:text-properties officeooo:rsid="01056683" officeooo:paragraph-rsid="01056683"/>
    </style:style>
    <style:style style:name="P561" style:family="paragraph" style:parent-style-name="Preformatted_20_Text">
      <style:paragraph-properties fo:margin-top="0cm" fo:margin-bottom="0.499cm" style:contextual-spacing="false" style:writing-mode="lr-tb"/>
      <style:text-properties officeooo:paragraph-rsid="0108c89f"/>
    </style:style>
    <style:style style:name="P562" style:family="paragraph" style:parent-style-name="Preformatted_20_Text">
      <style:paragraph-properties fo:margin-top="0cm" fo:margin-bottom="0.499cm" style:contextual-spacing="false" style:writing-mode="lr-tb"/>
      <style:text-properties officeooo:paragraph-rsid="012c6772"/>
    </style:style>
    <style:style style:name="P563" style:family="paragraph" style:parent-style-name="Table_20_Contents">
      <style:text-properties officeooo:paragraph-rsid="012581e5"/>
    </style:style>
    <style:style style:name="P564" style:family="paragraph" style:parent-style-name="Text_20_body">
      <style:paragraph-properties fo:margin-left="0cm" fo:margin-right="0cm" fo:text-indent="0cm" style:auto-text-indent="false"/>
      <style:text-properties officeooo:paragraph-rsid="010dda12"/>
    </style:style>
    <style:style style:name="P565" style:family="paragraph" style:parent-style-name="Text_20_body">
      <style:text-properties officeooo:paragraph-rsid="010dda12"/>
    </style:style>
    <style:style style:name="P566" style:family="paragraph" style:parent-style-name="Text_20_body">
      <style:text-properties officeooo:rsid="010f9cce" officeooo:paragraph-rsid="010f9cce"/>
    </style:style>
    <style:style style:name="P567" style:family="paragraph" style:parent-style-name="Text_20_body">
      <style:paragraph-properties fo:margin-left="0cm" fo:margin-right="0cm" fo:text-indent="0cm" style:auto-text-indent="false"/>
      <style:text-properties fo:color="#000000" loext:opacity="100%" fo:font-size="12pt" style:text-underline-style="none" fo:font-weight="bold" officeooo:rsid="0119e0ee" officeooo:paragraph-rsid="0119e0ee" style:font-size-asian="12pt" style:font-weight-asian="bold" style:font-size-complex="12pt" style:font-weight-complex="bold"/>
    </style:style>
    <style:style style:name="P568" style:family="paragraph" style:parent-style-name="Text_20_body">
      <style:paragraph-properties fo:margin-left="0cm" fo:margin-right="0cm" fo:text-indent="0cm" style:auto-text-indent="false"/>
      <style:text-properties fo:color="#000000" loext:opacity="100%" fo:font-size="12pt" style:text-underline-style="none" fo:font-weight="bold" officeooo:rsid="011b4e40" officeooo:paragraph-rsid="011b4e40" style:font-size-asian="12pt" style:font-weight-asian="bold" style:font-size-complex="12pt" style:font-weight-complex="bold"/>
    </style:style>
    <style:style style:name="P569" style:family="paragraph" style:parent-style-name="Text_20_body">
      <style:paragraph-properties fo:margin-left="0cm" fo:margin-right="0cm" fo:text-indent="0cm" style:auto-text-indent="false"/>
      <style:text-properties fo:color="#000000" loext:opacity="100%" fo:font-size="22pt" style:text-underline-style="none" fo:font-weight="bold" officeooo:rsid="011b939d" officeooo:paragraph-rsid="011b939d" style:font-size-asian="22pt" style:font-weight-asian="bold" style:font-size-complex="22pt" style:font-weight-complex="bold"/>
    </style:style>
    <style:style style:name="P570" style:family="paragraph" style:parent-style-name="Text_20_body">
      <style:paragraph-properties fo:margin-left="0cm" fo:margin-right="0cm" fo:text-indent="0cm" style:auto-text-indent="false"/>
      <style:text-properties fo:color="#000000" loext:opacity="100%" fo:font-size="13pt" style:text-underline-style="none" fo:font-weight="normal" officeooo:rsid="011b939d" officeooo:paragraph-rsid="011b939d" style:font-size-asian="11.3500003814697pt" style:font-weight-asian="normal" style:font-size-complex="13pt" style:font-weight-complex="normal"/>
    </style:style>
    <style:style style:name="P571" style:family="paragraph" style:parent-style-name="Text_20_body">
      <style:text-properties fo:color="#000000" loext:opacity="100%" fo:font-size="13pt" style:text-underline-style="none" fo:font-weight="normal" officeooo:rsid="011cf46c" style:font-size-asian="11.3500003814697pt" style:font-weight-asian="normal" style:font-size-complex="13pt" style:font-weight-complex="normal"/>
    </style:style>
    <style:style style:name="P572" style:family="paragraph" style:parent-style-name="Text_20_body">
      <style:text-properties fo:color="#000000" loext:opacity="100%" fo:font-size="13pt" style:text-underline-style="none" fo:font-weight="normal" officeooo:rsid="011cf46c" officeooo:paragraph-rsid="011cf46c" style:font-size-asian="11.3500003814697pt" style:font-weight-asian="normal" style:font-size-complex="13pt" style:font-weight-complex="normal"/>
    </style:style>
    <style:style style:name="P573" style:family="paragraph" style:parent-style-name="Text_20_body">
      <style:text-properties fo:color="#000000" loext:opacity="100%" fo:font-size="13pt" style:text-underline-style="none" fo:font-weight="normal" officeooo:rsid="011e1786" officeooo:paragraph-rsid="011e1786" style:font-size-asian="11.3500003814697pt" style:font-weight-asian="normal" style:font-size-complex="13pt" style:font-weight-complex="normal"/>
    </style:style>
    <style:style style:name="P574" style:family="paragraph" style:parent-style-name="Text_20_body">
      <style:text-properties fo:color="#000000" loext:opacity="100%" fo:font-size="21pt" style:text-underline-style="none" fo:font-weight="bold" officeooo:rsid="011f932e" officeooo:paragraph-rsid="011f932e" style:font-size-asian="21pt" style:font-weight-asian="bold" style:font-size-complex="21pt" style:font-weight-complex="bold"/>
    </style:style>
    <style:style style:name="P575" style:family="paragraph" style:parent-style-name="Text_20_body">
      <style:text-properties fo:color="#000000" loext:opacity="100%" fo:font-size="21pt" style:text-underline-style="none" fo:font-weight="normal" officeooo:rsid="011f932e" officeooo:paragraph-rsid="011f932e" style:font-size-asian="21pt" style:font-weight-asian="normal" style:font-size-complex="21pt" style:font-weight-complex="normal"/>
    </style:style>
    <style:style style:name="P576" style:family="paragraph" style:parent-style-name="Text_20_body">
      <style:text-properties fo:color="#000000" loext:opacity="100%" fo:font-size="21pt" style:text-underline-style="solid" style:text-underline-width="auto" style:text-underline-color="font-color" fo:font-weight="bold" officeooo:rsid="0120bbe4" officeooo:paragraph-rsid="0120bbe4" style:font-size-asian="21pt" style:font-weight-asian="bold" style:font-size-complex="21pt" style:font-weight-complex="bold"/>
    </style:style>
    <style:style style:name="P577" style:family="paragraph" style:parent-style-name="Text_20_body">
      <style:paragraph-properties fo:text-align="center" style:justify-single-word="false"/>
      <style:text-properties fo:color="#000000" loext:opacity="100%" fo:font-size="21pt" style:text-underline-style="solid" style:text-underline-width="auto" style:text-underline-color="font-color" fo:font-weight="bold" officeooo:rsid="015f8910" officeooo:paragraph-rsid="015f8910" style:font-size-asian="21pt" style:font-weight-asian="bold" style:font-size-complex="21pt" style:font-weight-complex="bold"/>
    </style:style>
    <style:style style:name="P578" style:family="paragraph" style:parent-style-name="Text_20_body">
      <style:paragraph-properties fo:text-align="start" style:justify-single-word="false"/>
      <style:text-properties fo:color="#000000" loext:opacity="100%" fo:font-size="21pt" style:text-underline-style="solid" style:text-underline-width="auto" style:text-underline-color="font-color" fo:font-weight="bold" officeooo:rsid="015f8910" officeooo:paragraph-rsid="015f8910" style:font-size-asian="21pt" style:font-weight-asian="bold" style:font-size-complex="21pt" style:font-weight-complex="bold"/>
    </style:style>
    <style:style style:name="P579" style:family="paragraph" style:parent-style-name="Heading_20_1">
      <style:paragraph-properties fo:text-align="start" style:justify-single-word="false"/>
      <style:text-properties fo:color="#000000" loext:opacity="100%" fo:font-size="21pt" fo:font-weight="normal" officeooo:rsid="015a8322" officeooo:paragraph-rsid="015a8322" style:font-size-asian="21pt" style:font-weight-asian="normal" style:font-size-complex="21pt" style:font-weight-complex="normal"/>
    </style:style>
    <style:style style:name="P580" style:family="paragraph" style:parent-style-name="Heading_20_3">
      <style:paragraph-properties fo:text-align="start" style:justify-single-word="false"/>
      <style:text-properties fo:color="#000000" loext:opacity="100%" fo:font-size="21pt" fo:font-weight="normal" officeooo:rsid="015bc64c" officeooo:paragraph-rsid="015bc64c" style:font-size-asian="21pt" style:font-weight-asian="normal" style:font-size-complex="21pt" style:font-weight-complex="normal"/>
    </style:style>
    <style:style style:name="P581" style:family="paragraph" style:parent-style-name="Text_20_body">
      <style:paragraph-properties fo:text-align="start" style:justify-single-word="false"/>
      <style:text-properties fo:color="#000000" loext:opacity="100%" fo:font-size="21pt" fo:font-weight="normal" officeooo:rsid="015bc64c" officeooo:paragraph-rsid="015bc64c" style:font-size-asian="21pt" style:font-weight-asian="normal" style:font-size-complex="21pt" style:font-weight-complex="normal"/>
    </style:style>
    <style:style style:name="P582" style:family="paragraph" style:parent-style-name="Text_20_body">
      <style:text-properties fo:color="#000000" loext:opacity="100%" fo:font-size="14pt" style:text-underline-style="none" fo:font-weight="bold" officeooo:rsid="01229a72" officeooo:paragraph-rsid="01229a72" style:font-size-asian="14pt" style:font-weight-asian="bold" style:font-size-complex="14pt" style:font-weight-complex="bold"/>
    </style:style>
    <style:style style:name="P583" style:family="paragraph" style:parent-style-name="Text_20_body">
      <style:paragraph-properties fo:margin-left="0cm" fo:margin-right="0cm" fo:text-indent="0cm" style:auto-text-indent="false"/>
      <style:text-properties fo:color="#ff0000" loext:opacity="100%" fo:font-size="12pt" style:text-underline-style="none" fo:font-weight="bold" officeooo:rsid="011b4e40" officeooo:paragraph-rsid="011b4e40" style:font-size-asian="12pt" style:font-weight-asian="bold" style:font-size-complex="12pt" style:font-weight-complex="bold"/>
    </style:style>
    <style:style style:name="P584" style:family="paragraph" style:parent-style-name="Text_20_body">
      <style:text-properties fo:color="#ff0000" loext:opacity="100%"/>
    </style:style>
    <style:style style:name="P585" style:family="paragraph" style:parent-style-name="Text_20_body">
      <style:paragraph-properties fo:margin-left="0cm" fo:margin-right="0cm" fo:text-indent="0cm" style:auto-text-indent="false"/>
      <style:text-properties fo:color="#ff0000" loext:opacity="100%" fo:font-size="13pt" style:text-underline-style="none" fo:font-weight="normal" officeooo:rsid="011b939d" officeooo:paragraph-rsid="011b939d" style:font-size-asian="11.3500003814697pt" style:font-weight-asian="normal" style:font-size-complex="13pt" style:font-weight-complex="normal"/>
    </style:style>
    <style:style style:name="P586" style:family="paragraph" style:parent-style-name="Text_20_body">
      <style:text-properties fo:color="#ff0000" loext:opacity="100%" fo:font-size="14pt" style:text-underline-style="none" fo:font-weight="normal" officeooo:rsid="01229a72" officeooo:paragraph-rsid="01229a72" style:font-size-asian="14pt" style:font-weight-asian="normal" style:font-size-complex="14pt" style:font-weight-complex="normal"/>
    </style:style>
    <style:style style:name="P587" style:family="paragraph" style:parent-style-name="Text_20_body">
      <style:paragraph-properties fo:margin-left="0cm" fo:margin-right="0cm" fo:text-indent="0cm" style:auto-text-indent="false"/>
      <style:text-properties officeooo:paragraph-rsid="011cf46c"/>
    </style:style>
    <style:style style:name="P588" style:family="paragraph" style:parent-style-name="Text_20_body">
      <style:text-properties officeooo:paragraph-rsid="011cf46c"/>
    </style:style>
    <style:style style:name="P589" style:family="paragraph" style:parent-style-name="Text_20_body">
      <style:text-properties officeooo:rsid="011e1786" officeooo:paragraph-rsid="011e1786"/>
    </style:style>
    <style:style style:name="P590" style:family="paragraph" style:parent-style-name="Text_20_body">
      <style:text-properties officeooo:paragraph-rsid="01248799"/>
    </style:style>
    <style:style style:name="P591" style:family="paragraph" style:parent-style-name="Text_20_body">
      <style:text-properties officeooo:paragraph-rsid="01261af3"/>
    </style:style>
    <style:style style:name="P592" style:family="paragraph" style:parent-style-name="Text_20_body">
      <style:text-properties officeooo:paragraph-rsid="01283b85"/>
    </style:style>
    <style:style style:name="P593" style:family="paragraph" style:parent-style-name="Heading_20_2">
      <style:paragraph-properties fo:text-align="center" style:justify-single-word="false"/>
      <style:text-properties fo:font-size="32pt" style:text-underline-style="solid" style:text-underline-width="auto" style:text-underline-color="font-color" fo:font-weight="bold" officeooo:rsid="01486b3a" officeooo:paragraph-rsid="01486b3a" style:font-size-asian="32pt" style:font-weight-asian="bold" style:font-size-complex="32pt" style:font-weight-complex="bold"/>
    </style:style>
    <style:style style:name="P594"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size="13pt" fo:font-weight="bold" style:font-size-asian="13pt" style:font-weight-asian="bold" style:font-size-complex="13pt" style:font-weight-complex="bold"/>
    </style:style>
    <style:style style:name="P595" style:family="paragraph" style:parent-style-name="Preformatted_20_Text">
      <style:paragraph-properties fo:margin-left="0cm" fo:margin-right="0.423cm" fo:margin-top="0.318cm" fo:margin-bottom="0.318cm" style:contextual-spacing="false" fo:orphans="2" fo:widows="2" fo:text-indent="0cm" style:auto-text-indent="false"/>
      <style:text-properties fo:font-size="13pt" fo:font-weight="bold" style:font-size-asian="13pt" style:font-weight-asian="bold" style:font-size-complex="13pt" style:font-weight-complex="bold"/>
    </style:style>
    <style:style style:name="P596" style:family="paragraph" style:parent-style-name="Preformatted_20_Text">
      <style:text-properties fo:font-size="13pt" fo:font-weight="bold" officeooo:rsid="0147e98e" officeooo:paragraph-rsid="0147e98e" style:font-size-asian="13pt" style:font-weight-asian="bold" style:font-size-complex="13pt" style:font-weight-complex="bold"/>
    </style:style>
    <style:style style:name="P597" style:family="paragraph" style:parent-style-name="Preformatted_20_Text">
      <style:paragraph-properties fo:margin-left="0cm" fo:margin-right="0.423cm" fo:margin-top="0.318cm" fo:margin-bottom="0.318cm" style:contextual-spacing="false" fo:orphans="2" fo:widows="2" fo:text-indent="0cm" style:auto-text-indent="false"/>
      <style:text-properties fo:font-size="13pt" fo:font-weight="bold"/>
    </style:style>
    <style:style style:name="P598" style:family="paragraph" style:parent-style-name="Text_20_body">
      <style:text-properties fo:font-size="13pt" style:font-size-asian="13pt" style:font-size-complex="13pt"/>
    </style:style>
    <style:style style:name="P599" style:family="paragraph" style:parent-style-name="Preformatted_20_Text">
      <style:text-properties officeooo:paragraph-rsid="013da4c6"/>
    </style:style>
    <style:style style:name="P600" style:family="paragraph" style:parent-style-name="Preformatted_20_Text">
      <style:text-properties officeooo:paragraph-rsid="01409b40"/>
    </style:style>
    <style:style style:name="P601" style:family="paragraph" style:parent-style-name="Text_20_body">
      <style:text-properties officeooo:paragraph-rsid="01409b40"/>
    </style:style>
    <style:style style:name="P602" style:family="paragraph" style:parent-style-name="Preformatted_20_Text">
      <style:text-properties officeooo:rsid="0147e98e" officeooo:paragraph-rsid="0147e98e"/>
    </style:style>
    <style:style style:name="P603" style:family="paragraph" style:parent-style-name="Text_20_body">
      <style:text-properties officeooo:paragraph-rsid="013f64e7"/>
    </style:style>
    <style:style style:name="P604" style:family="paragraph" style:parent-style-name="Text_20_body">
      <style:text-properties officeooo:rsid="013f64e7" officeooo:paragraph-rsid="013f64e7"/>
    </style:style>
    <style:style style:name="P605" style:family="paragraph" style:parent-style-name="Text_20_body">
      <style:text-properties officeooo:paragraph-rsid="014054f4"/>
    </style:style>
    <style:style style:name="P606" style:family="paragraph" style:parent-style-name="Heading_20_1">
      <style:text-properties officeooo:rsid="0161c390" officeooo:paragraph-rsid="0161c390"/>
    </style:style>
    <style:style style:name="P607" style:family="paragraph" style:parent-style-name="Heading_20_2">
      <style:text-properties officeooo:rsid="0161c390" officeooo:paragraph-rsid="0161c390"/>
    </style:style>
    <style:style style:name="P608" style:family="paragraph" style:parent-style-name="Text_20_body">
      <style:text-properties officeooo:rsid="0161c390" officeooo:paragraph-rsid="0161c390"/>
    </style:style>
    <style:style style:name="P609" style:family="paragraph" style:parent-style-name="Heading_20_2">
      <style:text-properties officeooo:rsid="01632d26" officeooo:paragraph-rsid="01632d26"/>
    </style:style>
    <style:style style:name="P610" style:family="paragraph" style:parent-style-name="Preformatted_20_Text">
      <style:text-properties officeooo:paragraph-rsid="0166d5a5"/>
    </style:style>
    <style:style style:name="P611" style:family="paragraph" style:parent-style-name="Text_20_body">
      <style:text-properties officeooo:paragraph-rsid="0161c390"/>
    </style:style>
    <style:style style:name="P612" style:family="paragraph" style:parent-style-name="Text_20_body">
      <style:text-properties fo:font-size="16pt" fo:font-weight="bold" officeooo:rsid="0161c390" officeooo:paragraph-rsid="0161c390" style:font-size-asian="16pt" style:font-weight-asian="bold" style:font-size-complex="16pt" style:font-weight-complex="bold"/>
    </style:style>
    <style:style style:name="P613" style:family="paragraph" style:parent-style-name="Heading_20_2" style:list-style-name="L70">
      <style:paragraph-properties fo:margin-left="0cm" fo:margin-right="0cm" fo:margin-top="0.212cm" fo:margin-bottom="0.247cm" style:contextual-spacing="false" fo:text-indent="0cm" style:auto-text-indent="false"/>
    </style:style>
    <style:style style:name="P614" style:family="paragraph" style:parent-style-name="Preformatted_20_Text" style:list-style-name="L54">
      <style:paragraph-properties fo:margin-top="0cm" fo:margin-bottom="0.499cm" style:contextual-spacing="false" style:writing-mode="lr-tb"/>
    </style:style>
    <style:style style:name="P615" style:family="paragraph" style:parent-style-name="Preformatted_20_Text" style:list-style-name="L55">
      <style:paragraph-properties fo:margin-top="0cm" fo:margin-bottom="0.499cm" style:contextual-spacing="false" style:writing-mode="lr-tb"/>
    </style:style>
    <style:style style:name="P616" style:family="paragraph" style:parent-style-name="Quotations" style:list-style-name="L35"/>
    <style:style style:name="P617" style:family="paragraph" style:parent-style-name="Text_20_body" style:list-style-name="L1"/>
    <style:style style:name="P618" style:family="paragraph" style:parent-style-name="Text_20_body" style:list-style-name="L2"/>
    <style:style style:name="P619" style:family="paragraph" style:parent-style-name="Text_20_body" style:list-style-name="L3"/>
    <style:style style:name="P620" style:family="paragraph" style:parent-style-name="Text_20_body" style:list-style-name="L4"/>
    <style:style style:name="P621" style:family="paragraph" style:parent-style-name="Text_20_body" style:list-style-name="L5"/>
    <style:style style:name="P622" style:family="paragraph" style:parent-style-name="Text_20_body" style:list-style-name="L6"/>
    <style:style style:name="P623" style:family="paragraph" style:parent-style-name="Text_20_body" style:list-style-name="L7"/>
    <style:style style:name="P624" style:family="paragraph" style:parent-style-name="Text_20_body" style:list-style-name="L8"/>
    <style:style style:name="P625" style:family="paragraph" style:parent-style-name="Text_20_body" style:list-style-name="L9"/>
    <style:style style:name="P626" style:family="paragraph" style:parent-style-name="Text_20_body" style:list-style-name="L10"/>
    <style:style style:name="P627" style:family="paragraph" style:parent-style-name="Text_20_body" style:list-style-name="L11"/>
    <style:style style:name="P628" style:family="paragraph" style:parent-style-name="Text_20_body" style:list-style-name="L12"/>
    <style:style style:name="P629" style:family="paragraph" style:parent-style-name="Text_20_body" style:list-style-name="L13"/>
    <style:style style:name="P630" style:family="paragraph" style:parent-style-name="Text_20_body" style:list-style-name="L14"/>
    <style:style style:name="P631" style:family="paragraph" style:parent-style-name="Text_20_body" style:list-style-name="L15"/>
    <style:style style:name="P632" style:family="paragraph" style:parent-style-name="Text_20_body" style:list-style-name="L16"/>
    <style:style style:name="P633" style:family="paragraph" style:parent-style-name="Text_20_body" style:list-style-name="L17"/>
    <style:style style:name="P634" style:family="paragraph" style:parent-style-name="Text_20_body" style:list-style-name="L17">
      <style:text-properties fo:color="#c9211e" loext:opacity="100%"/>
    </style:style>
    <style:style style:name="P635" style:family="paragraph" style:parent-style-name="Text_20_body" style:list-style-name="L28">
      <style:text-properties fo:color="#c9211e" loext:opacity="100%"/>
    </style:style>
    <style:style style:name="P636" style:family="paragraph" style:parent-style-name="Text_20_body" style:list-style-name="L31">
      <style:text-properties fo:color="#c9211e" loext:opacity="100%"/>
    </style:style>
    <style:style style:name="P637" style:family="paragraph" style:parent-style-name="Text_20_body" style:list-style-name="L46">
      <style:text-properties fo:color="#c9211e" loext:opacity="100%"/>
    </style:style>
    <style:style style:name="P638" style:family="paragraph" style:parent-style-name="Text_20_body" style:list-style-name="L47">
      <style:text-properties fo:color="#c9211e" loext:opacity="100%"/>
    </style:style>
    <style:style style:name="P639" style:family="paragraph" style:parent-style-name="Text_20_body" style:list-style-name="L18"/>
    <style:style style:name="P640" style:family="paragraph" style:parent-style-name="Text_20_body" style:list-style-name="L19"/>
    <style:style style:name="P641" style:family="paragraph" style:parent-style-name="Text_20_body" style:list-style-name="L20"/>
    <style:style style:name="P642" style:family="paragraph" style:parent-style-name="Text_20_body" style:list-style-name="L21"/>
    <style:style style:name="P643" style:family="paragraph" style:parent-style-name="Text_20_body" style:list-style-name="L22"/>
    <style:style style:name="P644" style:family="paragraph" style:parent-style-name="Text_20_body" style:list-style-name="L23"/>
    <style:style style:name="P645" style:family="paragraph" style:parent-style-name="Text_20_body" style:list-style-name="L24"/>
    <style:style style:name="P646" style:family="paragraph" style:parent-style-name="Text_20_body" style:list-style-name="L25"/>
    <style:style style:name="P647" style:family="paragraph" style:parent-style-name="Text_20_body" style:list-style-name="L26"/>
    <style:style style:name="P648" style:family="paragraph" style:parent-style-name="Text_20_body" style:list-style-name="L27">
      <style:paragraph-properties fo:margin-left="0cm" fo:margin-right="0cm" fo:margin-top="0.212cm" fo:margin-bottom="0.247cm" style:contextual-spacing="false" fo:orphans="2" fo:widows="2" fo:text-indent="0cm" style:auto-text-indent="false" fo:padding="0cm" fo:border="none"/>
    </style:style>
    <style:style style:name="P649" style:family="paragraph" style:parent-style-name="Text_20_body" style:list-style-name="L33">
      <style:paragraph-properties fo:margin-left="0cm" fo:margin-right="0cm" fo:margin-top="0.212cm" fo:margin-bottom="0.247cm" style:contextual-spacing="false" fo:orphans="2" fo:widows="2" fo:text-indent="0cm" style:auto-text-indent="false" fo:padding="0cm" fo:border="none"/>
    </style:style>
    <style:style style:name="P650" style:family="paragraph" style:parent-style-name="Text_20_body" style:list-style-name="L57">
      <style:paragraph-properties fo:margin-left="0cm" fo:margin-right="0cm" fo:margin-top="0.212cm" fo:margin-bottom="0.247cm" style:contextual-spacing="false" fo:orphans="2" fo:widows="2" fo:text-indent="0cm" style:auto-text-indent="false" fo:padding="0cm" fo:border="none"/>
      <style:text-properties officeooo:paragraph-rsid="0070d9db"/>
    </style:style>
    <style:style style:name="P651" style:family="paragraph" style:parent-style-name="Text_20_body" style:list-style-name="L106">
      <style:paragraph-properties fo:margin-left="0cm" fo:margin-right="0cm" fo:margin-top="0.212cm" fo:margin-bottom="0.247cm" style:contextual-spacing="false" fo:orphans="2" fo:widows="2" fo:text-indent="0cm" style:auto-text-indent="false" fo:padding="0cm" fo:border="none"/>
    </style:style>
    <style:style style:name="P652" style:family="paragraph" style:parent-style-name="Text_20_body" style:list-style-name="L109">
      <style:paragraph-properties fo:margin-top="0.212cm" fo:margin-bottom="0.247cm" style:contextual-spacing="false" fo:orphans="2" fo:widows="2" fo:padding="0cm" fo:border="none"/>
    </style:style>
    <style:style style:name="P653" style:family="paragraph" style:parent-style-name="Text_20_body" style:list-style-name="L29"/>
    <style:style style:name="P654" style:family="paragraph" style:parent-style-name="Text_20_body" style:list-style-name="L30"/>
    <style:style style:name="P655" style:family="paragraph" style:parent-style-name="Text_20_body" style:list-style-name="L31"/>
    <style:style style:name="P656" style:family="paragraph" style:parent-style-name="Text_20_body" style:list-style-name="L32"/>
    <style:style style:name="P657" style:family="paragraph" style:parent-style-name="Text_20_body" style:list-style-name="L34"/>
    <style:style style:name="P658" style:family="paragraph" style:parent-style-name="Text_20_body" style:list-style-name="L35"/>
    <style:style style:name="P659" style:family="paragraph" style:parent-style-name="Text_20_body" style:list-style-name="L36"/>
    <style:style style:name="P660" style:family="paragraph" style:parent-style-name="Text_20_body" style:list-style-name="L37"/>
    <style:style style:name="P661" style:family="paragraph" style:parent-style-name="Text_20_body" style:list-style-name="L38">
      <style:paragraph-properties fo:margin-left="0cm" fo:margin-right="0cm" fo:margin-top="0.212cm" fo:margin-bottom="0.247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normal"/>
    </style:style>
    <style:style style:name="P662" style:family="paragraph" style:parent-style-name="Text_20_body" style:list-style-name="L57">
      <style:paragraph-properties fo:margin-left="0cm" fo:margin-right="0cm" fo:margin-top="0.212cm" fo:margin-bottom="0.247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normal"/>
    </style:style>
    <style:style style:name="P663" style:family="paragraph" style:parent-style-name="Text_20_body">
      <style:paragraph-properties fo:text-align="start" style:justify-single-word="false"/>
      <style:text-properties fo:font-variant="normal" fo:text-transform="none" fo:color="#c9211e" loext:opacity="100%" style:font-name="Roboto" fo:font-size="14pt" fo:letter-spacing="normal" fo:font-style="normal" style:text-underline-style="none" fo:font-weight="normal" officeooo:rsid="00745c6c" officeooo:paragraph-rsid="00745c6c" style:font-size-asian="14pt" style:font-weight-asian="bold" style:font-size-complex="14pt" style:font-weight-complex="bold"/>
    </style:style>
    <style:style style:name="P664" style:family="paragraph" style:parent-style-name="Text_20_body" style:list-style-name="L109">
      <style:paragraph-properties fo:margin-top="0.212cm" fo:margin-bottom="0.247cm" style:contextual-spacing="false" fo:orphans="2" fo:widows="2" fo:padding="0cm" fo:border="none"/>
      <style:text-properties fo:font-variant="normal" fo:text-transform="none" fo:color="#20aa76" loext:opacity="100%" style:font-name="Roboto" fo:font-size="8.39999961853027pt" fo:letter-spacing="normal" fo:font-style="normal" style:text-underline-style="none" fo:font-weight="normal" officeooo:rsid="01296921" officeooo:paragraph-rsid="01296921"/>
    </style:style>
    <style:style style:name="P665" style:family="paragraph" style:parent-style-name="Text_20_body" style:list-style-name="L39"/>
    <style:style style:name="P666" style:family="paragraph" style:parent-style-name="Text_20_body" style:list-style-name="L40"/>
    <style:style style:name="P667" style:family="paragraph" style:parent-style-name="Text_20_body" style:list-style-name="L41"/>
    <style:style style:name="P668" style:family="paragraph" style:parent-style-name="Text_20_body" style:list-style-name="L42"/>
    <style:style style:name="P669" style:family="paragraph" style:parent-style-name="Text_20_body" style:list-style-name="L43"/>
    <style:style style:name="P670" style:family="paragraph" style:parent-style-name="Text_20_body" style:list-style-name="L44"/>
    <style:style style:name="P671" style:family="paragraph" style:parent-style-name="Text_20_body" style:list-style-name="L45"/>
    <style:style style:name="P672" style:family="paragraph" style:parent-style-name="Text_20_body" style:list-style-name="L46"/>
    <style:style style:name="P673" style:family="paragraph" style:parent-style-name="Text_20_body" style:list-style-name="L48"/>
    <style:style style:name="P674" style:family="paragraph" style:parent-style-name="Text_20_body" style:list-style-name="L49"/>
    <style:style style:name="P675" style:family="paragraph" style:parent-style-name="Text_20_body" style:list-style-name="L50"/>
    <style:style style:name="P676" style:family="paragraph" style:parent-style-name="Text_20_body" style:list-style-name="L51"/>
    <style:style style:name="P677" style:family="paragraph" style:parent-style-name="Text_20_body" style:list-style-name="L52"/>
    <style:style style:name="P678" style:family="paragraph" style:parent-style-name="Text_20_body" style:list-style-name="L53"/>
    <style:style style:name="P679" style:family="paragraph" style:parent-style-name="Text_20_body" style:list-style-name="L54"/>
    <style:style style:name="P680" style:family="paragraph" style:parent-style-name="Text_20_body" style:list-style-name="L54">
      <style:text-properties fo:font-size="20pt" style:font-size-asian="20pt" style:font-size-complex="20pt"/>
    </style:style>
    <style:style style:name="P681" style:family="paragraph" style:parent-style-name="Text_20_body" style:list-style-name="L55">
      <style:text-properties fo:font-size="20pt" style:font-size-asian="20pt" style:font-size-complex="20pt"/>
    </style:style>
    <style:style style:name="P682" style:family="paragraph" style:parent-style-name="Text_20_body" style:list-style-name="L56">
      <style:text-properties fo:font-size="20pt" style:font-size-asian="20pt" style:font-size-complex="20pt"/>
    </style:style>
    <style:style style:name="P683" style:family="paragraph" style:parent-style-name="Text_20_body" style:list-style-name="L55"/>
    <style:style style:name="P684" style:family="paragraph" style:parent-style-name="Text_20_body" style:list-style-name="L56"/>
    <style:style style:name="P685" style:family="paragraph" style:parent-style-name="Text_20_body" style:list-style-name="L58"/>
    <style:style style:name="P686" style:family="paragraph" style:parent-style-name="Text_20_body" style:list-style-name="L59"/>
    <style:style style:name="P687" style:family="paragraph" style:parent-style-name="Text_20_body" style:list-style-name="L60"/>
    <style:style style:name="P688" style:family="paragraph" style:parent-style-name="Text_20_body" style:list-style-name="L61"/>
    <style:style style:name="P689" style:family="paragraph" style:parent-style-name="Text_20_body" style:list-style-name="L62"/>
    <style:style style:name="P690" style:family="paragraph" style:parent-style-name="Text_20_body" style:list-style-name="L63"/>
    <style:style style:name="P691" style:family="paragraph" style:parent-style-name="Text_20_body" style:list-style-name="L64"/>
    <style:style style:name="P692" style:family="paragraph" style:parent-style-name="Text_20_body" style:list-style-name="L65"/>
    <style:style style:name="P693" style:family="paragraph" style:parent-style-name="Text_20_body" style:list-style-name="L66"/>
    <style:style style:name="P694" style:family="paragraph" style:parent-style-name="Text_20_body" style:list-style-name="L67"/>
    <style:style style:name="P695" style:family="paragraph" style:parent-style-name="Text_20_body" style:list-style-name="L68"/>
    <style:style style:name="P696" style:family="paragraph" style:parent-style-name="Text_20_body" style:list-style-name="L69"/>
    <style:style style:name="P697" style:family="paragraph" style:parent-style-name="Text_20_body" style:list-style-name="L71"/>
    <style:style style:name="P698" style:family="paragraph" style:parent-style-name="Text_20_body" style:list-style-name="L72"/>
    <style:style style:name="P699" style:family="paragraph" style:parent-style-name="Text_20_body" style:list-style-name="L73"/>
    <style:style style:name="P700" style:family="paragraph" style:parent-style-name="Text_20_body" style:list-style-name="L74"/>
    <style:style style:name="P701" style:family="paragraph" style:parent-style-name="Text_20_body" style:list-style-name="L75"/>
    <style:style style:name="P702" style:family="paragraph" style:parent-style-name="Text_20_body" style:list-style-name="L76"/>
    <style:style style:name="P703" style:family="paragraph" style:parent-style-name="Text_20_body" style:list-style-name="L77"/>
    <style:style style:name="P704" style:family="paragraph" style:parent-style-name="Text_20_body" style:list-style-name="L78"/>
    <style:style style:name="P705" style:family="paragraph" style:parent-style-name="Text_20_body" style:list-style-name="L79"/>
    <style:style style:name="P706" style:family="paragraph" style:parent-style-name="Text_20_body" style:list-style-name="L80"/>
    <style:style style:name="P707" style:family="paragraph" style:parent-style-name="Text_20_body" style:list-style-name="L81"/>
    <style:style style:name="P708" style:family="paragraph" style:parent-style-name="Text_20_body" style:list-style-name="L82"/>
    <style:style style:name="P709" style:family="paragraph" style:parent-style-name="Text_20_body" style:list-style-name="L83"/>
    <style:style style:name="P710" style:family="paragraph" style:parent-style-name="Text_20_body" style:list-style-name="L84"/>
    <style:style style:name="P711" style:family="paragraph" style:parent-style-name="Text_20_body" style:list-style-name="L85"/>
    <style:style style:name="P712" style:family="paragraph" style:parent-style-name="Text_20_body" style:list-style-name="L86">
      <style:paragraph-properties fo:margin-top="0.212cm" fo:margin-bottom="0.247cm" style:contextual-spacing="false" fo:padding="0cm" fo:border="none"/>
    </style:style>
    <style:style style:name="P713" style:family="paragraph" style:parent-style-name="Text_20_body" style:list-style-name="L86">
      <style:paragraph-properties fo:margin-top="0.212cm" fo:margin-bottom="0.247cm" style:contextual-spacing="false" fo:orphans="2" fo:widows="2" fo:padding="0cm" fo:border="none"/>
      <style:text-properties officeooo:rsid="00bd2284" officeooo:paragraph-rsid="00bd2284"/>
    </style:style>
    <style:style style:name="P714" style:family="paragraph" style:parent-style-name="Text_20_body" style:list-style-name="L87"/>
    <style:style style:name="P715" style:family="paragraph" style:parent-style-name="Text_20_body" style:list-style-name="L88"/>
    <style:style style:name="P716" style:family="paragraph" style:parent-style-name="Text_20_body" style:list-style-name="L89"/>
    <style:style style:name="P717" style:family="paragraph" style:parent-style-name="Text_20_body" style:list-style-name="L90"/>
    <style:style style:name="P718" style:family="paragraph" style:parent-style-name="Text_20_body" style:list-style-name="L91"/>
    <style:style style:name="P719" style:family="paragraph" style:parent-style-name="Text_20_body" style:list-style-name="L92"/>
    <style:style style:name="P720" style:family="paragraph" style:parent-style-name="Text_20_body" style:list-style-name="L93"/>
    <style:style style:name="P721" style:family="paragraph" style:parent-style-name="Text_20_body" style:list-style-name="L94"/>
    <style:style style:name="P722" style:family="paragraph" style:parent-style-name="Text_20_body" style:list-style-name="L95"/>
    <style:style style:name="P723" style:family="paragraph" style:parent-style-name="Text_20_body" style:list-style-name="L96"/>
    <style:style style:name="P724" style:family="paragraph" style:parent-style-name="Text_20_body" style:list-style-name="L97"/>
    <style:style style:name="P725" style:family="paragraph" style:parent-style-name="Text_20_body" style:list-style-name="L98"/>
    <style:style style:name="P726" style:family="paragraph" style:parent-style-name="Text_20_body" style:list-style-name="L99"/>
    <style:style style:name="P727" style:family="paragraph" style:parent-style-name="Text_20_body" style:list-style-name="L100"/>
    <style:style style:name="P728" style:family="paragraph" style:parent-style-name="Text_20_body" style:list-style-name="L101"/>
    <style:style style:name="P729" style:family="paragraph" style:parent-style-name="Text_20_body" style:list-style-name="L102"/>
    <style:style style:name="P730" style:family="paragraph" style:parent-style-name="Text_20_body" style:list-style-name="L103"/>
    <style:style style:name="P731" style:family="paragraph" style:parent-style-name="Text_20_body" style:list-style-name="L104"/>
    <style:style style:name="P732" style:family="paragraph" style:parent-style-name="Text_20_body" style:list-style-name="L105"/>
    <style:style style:name="P733" style:family="paragraph" style:parent-style-name="Text_20_body" style:list-style-name="L107"/>
    <style:style style:name="P734" style:family="paragraph" style:parent-style-name="Text_20_body" style:list-style-name="L108"/>
    <style:style style:name="P735" style:family="paragraph" style:parent-style-name="Text_20_body" style:list-style-name="L110"/>
    <style:style style:name="P736" style:family="paragraph" style:parent-style-name="Text_20_body" style:list-style-name="L111"/>
    <style:style style:name="P737" style:family="paragraph" style:parent-style-name="Text_20_body" style:list-style-name="L112"/>
    <style:style style:name="P738" style:family="paragraph" style:parent-style-name="Text_20_body" style:list-style-name="L113"/>
    <style:style style:name="P739" style:family="paragraph" style:parent-style-name="Text_20_body" style:list-style-name="L114"/>
    <style:style style:name="P740" style:family="paragraph" style:parent-style-name="Text_20_body" style:list-style-name="L115"/>
    <style:style style:name="P741" style:family="paragraph" style:parent-style-name="Text_20_body" style:list-style-name="L116"/>
    <style:style style:name="P742" style:family="paragraph" style:parent-style-name="Text_20_body" style:list-style-name="L117"/>
    <style:style style:name="P743" style:family="paragraph" style:parent-style-name="Text_20_body" style:list-style-name="L118"/>
    <style:style style:name="P744" style:family="paragraph" style:parent-style-name="Text_20_body" style:list-style-name="L119"/>
    <style:style style:name="P745" style:family="paragraph" style:parent-style-name="Text_20_body" style:list-style-name="L120"/>
    <style:style style:name="P746" style:family="paragraph" style:parent-style-name="Text_20_body" style:list-style-name="L121"/>
    <style:style style:name="P747" style:family="paragraph" style:parent-style-name="Text_20_body" style:list-style-name="L122"/>
    <style:style style:name="P748" style:family="paragraph" style:parent-style-name="Text_20_body" style:list-style-name="L123"/>
    <style:style style:name="P749" style:family="paragraph" style:parent-style-name="Text_20_body" style:list-style-name="L124"/>
    <style:style style:name="P750" style:family="paragraph" style:parent-style-name="Text_20_body" style:list-style-name="L125"/>
    <style:style style:name="P751" style:family="paragraph" style:parent-style-name="Text_20_body" style:list-style-name="L126"/>
    <style:style style:name="P752" style:family="paragraph" style:parent-style-name="Text_20_body" style:list-style-name="L127"/>
    <style:style style:name="P753" style:family="paragraph" style:parent-style-name="Text_20_body" style:list-style-name="L128"/>
    <style:style style:name="P754" style:family="paragraph" style:parent-style-name="Text_20_body" style:list-style-name="L129"/>
    <style:style style:name="P755" style:family="paragraph" style:parent-style-name="Text_20_body" style:list-style-name="L130"/>
    <style:style style:name="P756" style:family="paragraph" style:parent-style-name="Text_20_body" style:list-style-name="L131"/>
    <style:style style:name="P757" style:family="paragraph" style:parent-style-name="Text_20_body" style:list-style-name="L132"/>
    <style:style style:name="P758" style:family="paragraph" style:parent-style-name="Text_20_body" style:list-style-name="L133"/>
    <style:style style:name="P759" style:family="paragraph" style:parent-style-name="Text_20_body" style:list-style-name="L134"/>
    <style:style style:name="P760" style:family="paragraph" style:parent-style-name="Text_20_body" style:list-style-name="L135"/>
    <style:style style:name="P761" style:family="paragraph" style:parent-style-name="Text_20_body" style:list-style-name="L135">
      <style:text-properties officeooo:paragraph-rsid="014ce52b"/>
    </style:style>
    <style:style style:name="P762" style:family="paragraph" style:parent-style-name="Text_20_body" style:list-style-name="L136"/>
    <style:style style:name="P763" style:family="paragraph" style:parent-style-name="Text_20_body" style:list-style-name="L137"/>
    <style:style style:name="P764" style:family="paragraph" style:parent-style-name="Text_20_body" style:list-style-name="L138"/>
    <style:style style:name="P765" style:family="paragraph" style:parent-style-name="Text_20_body" style:list-style-name="L139"/>
    <style:style style:name="P766" style:family="paragraph" style:parent-style-name="Text_20_body" style:list-style-name="L140"/>
    <style:style style:name="P767" style:family="paragraph" style:parent-style-name="Text_20_body" style:list-style-name="L141"/>
    <style:style style:name="P768" style:family="paragraph" style:parent-style-name="Text_20_body" style:list-style-name="L142"/>
    <style:style style:name="P769" style:family="paragraph" style:parent-style-name="Text_20_body" style:list-style-name="L143"/>
    <style:style style:name="P770" style:family="paragraph" style:parent-style-name="Text_20_body" style:list-style-name="L144"/>
    <style:style style:name="P771" style:family="paragraph" style:parent-style-name="Text_20_body" style:list-style-name="L145"/>
    <style:style style:name="T1" style:family="text">
      <style:text-properties fo:font-variant="normal" fo:text-transform="none" fo:color="#0c3c26" loext:opacity="100%" style:font-name="Roboto" fo:font-size="8.39999961853027pt" fo:letter-spacing="normal" fo:font-style="normal"/>
    </style:style>
    <style:style style:name="T2" style:family="text">
      <style:text-properties fo:font-variant="normal" fo:text-transform="none" fo:color="#0c3c26" loext:opacity="100%" style:font-name="Roboto" fo:font-size="8.39999961853027pt" fo:letter-spacing="normal" fo:font-style="normal" fo:font-weight="normal"/>
    </style:style>
    <style:style style:name="T3" style:family="text">
      <style:text-properties fo:font-variant="normal" fo:text-transform="none" fo:color="#0c3c26" loext:opacity="100%" style:font-name="Roboto" fo:font-size="8.39999961853027pt" fo:letter-spacing="normal" fo:font-style="normal" fo:font-weight="normal" officeooo:rsid="00056295"/>
    </style:style>
    <style:style style:name="T4" style:family="text">
      <style:text-properties fo:font-variant="normal" fo:text-transform="none" fo:color="#0c3c26" loext:opacity="100%" style:font-name="Roboto" fo:font-size="8.39999961853027pt" fo:letter-spacing="normal" fo:font-style="normal" fo:font-weight="normal" style:font-weight-asian="bold" style:font-weight-complex="bold"/>
    </style:style>
    <style:style style:name="T5" style:family="text">
      <style:text-properties fo:font-variant="normal" fo:text-transform="none" fo:color="#0c3c26" loext:opacity="100%" style:font-name="Roboto" fo:font-size="8.39999961853027pt" fo:letter-spacing="normal" fo:font-style="normal" style:font-size-asian="16pt" style:font-size-complex="16pt"/>
    </style:style>
    <style:style style:name="T6" style:family="text">
      <style:text-properties fo:font-variant="normal" fo:text-transform="none" fo:color="#0c3c26" loext:opacity="100%" style:font-name="Roboto" fo:font-size="8.39999961853027pt" fo:letter-spacing="normal" fo:font-style="normal" fo:font-weight="bold"/>
    </style:style>
    <style:style style:name="T7" style:family="text">
      <style:text-properties fo:font-variant="normal" fo:text-transform="none" fo:color="#0c3c26" loext:opacity="100%" style:font-name="Roboto" fo:font-size="8.39999961853027pt" fo:letter-spacing="normal" fo:font-style="normal" fo:font-weight="bold" officeooo:rsid="00091082" style:font-size-asian="14pt" style:font-weight-asian="bold" style:font-size-complex="14pt" style:font-weight-complex="bold"/>
    </style:style>
    <style:style style:name="T8" style:family="text">
      <style:text-properties fo:font-variant="normal" fo:text-transform="none" fo:color="#0c3c26" loext:opacity="100%" style:font-name="Roboto" fo:font-size="8.39999961853027pt" fo:letter-spacing="normal" fo:font-style="normal" fo:font-weight="bold" officeooo:rsid="002ad662" style:font-size-asian="14pt" style:font-weight-asian="bold" style:font-size-complex="14pt" style:font-weight-complex="bold"/>
    </style:style>
    <style:style style:name="T9" style:family="text">
      <style:text-properties fo:font-variant="normal" fo:text-transform="none" fo:color="#0c3c26" loext:opacity="100%" style:font-name="Roboto" fo:font-size="8.39999961853027pt" fo:letter-spacing="normal" fo:font-style="normal" fo:font-weight="bold" style:font-weight-asian="bold" style:font-weight-complex="bold"/>
    </style:style>
    <style:style style:name="T10" style:family="text">
      <style:text-properties fo:font-variant="normal" fo:text-transform="none" fo:color="#0c3c26" loext:opacity="100%" style:font-name="Roboto" fo:font-size="8.39999961853027pt" fo:letter-spacing="normal" fo:font-style="normal" fo:font-weight="bold" officeooo:rsid="002bfc1f" style:font-weight-asian="bold" style:font-weight-complex="bold"/>
    </style:style>
    <style:style style:name="T11" style:family="text">
      <style:text-properties fo:font-variant="normal" fo:text-transform="none" fo:color="#0c3c26" loext:opacity="100%" style:font-name="Roboto" fo:font-size="8.39999961853027pt" fo:letter-spacing="normal" fo:font-style="normal" style:text-underline-style="none" fo:font-weight="normal" officeooo:rsid="00385b26" style:font-size-asian="14pt" style:font-weight-asian="bold" style:font-size-complex="14pt" style:font-weight-complex="bold"/>
    </style:style>
    <style:style style:name="T12" style:family="text">
      <style:text-properties fo:font-variant="normal" fo:text-transform="none" fo:color="#0c3c26" loext:opacity="100%" style:font-name="Roboto" fo:font-size="8.39999961853027pt" fo:letter-spacing="normal" fo:font-style="normal" style:text-underline-style="none" fo:font-weight="normal" officeooo:rsid="00eba358"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c3c26" loext:opacity="100%" style:font-name="Roboto" fo:font-size="8.39999961853027pt" fo:letter-spacing="normal" fo:font-style="normal" style:text-underline-style="none" fo:font-weight="normal" officeooo:rsid="00eda011" style:font-size-asian="12.25pt" style:font-style-asian="normal" style:font-weight-asian="normal" style:font-size-complex="14pt" style:font-style-complex="normal" style:font-weight-complex="normal"/>
    </style:style>
    <style:style style:name="T14" style:family="text">
      <style:text-properties fo:font-variant="normal" fo:text-transform="none" fo:color="#0c3c26" loext:opacity="100%" style:font-name="Roboto" fo:font-size="8.39999961853027pt" fo:letter-spacing="normal" fo:font-style="normal" style:text-underline-style="none" fo:font-weight="bold" officeooo:rsid="00eda011" style:font-size-asian="12.25pt" style:font-style-asian="normal" style:font-weight-asian="bold" style:font-size-complex="14pt" style:font-style-complex="normal" style:font-weight-complex="bold"/>
    </style:style>
    <style:style style:name="T15" style:family="text">
      <style:text-properties fo:font-variant="normal" fo:text-transform="none" fo:color="#0c3c26" loext:opacity="100%" style:font-name="Roboto" fo:font-size="8.39999961853027pt" fo:letter-spacing="normal" style:font-size-asian="16pt" style:font-size-complex="16pt"/>
    </style:style>
    <style:style style:name="T16" style:family="text">
      <style:text-properties fo:font-variant="normal" fo:text-transform="none" fo:color="#0c3c26" loext:opacity="100%" style:font-name="Roboto" fo:letter-spacing="normal" fo:font-style="normal"/>
    </style:style>
    <style:style style:name="T17" style:family="text">
      <style:text-properties fo:font-variant="normal" fo:text-transform="none" fo:color="#0c3c26" loext:opacity="100%" style:font-name="Roboto" fo:letter-spacing="normal" fo:font-style="normal" officeooo:rsid="001b7a60"/>
    </style:style>
    <style:style style:name="T18" style:family="text">
      <style:text-properties fo:font-variant="normal" fo:text-transform="none" fo:color="#0c3c26" loext:opacity="100%" style:font-name="Roboto" fo:letter-spacing="normal" fo:font-style="normal" officeooo:rsid="000069c8"/>
    </style:style>
    <style:style style:name="T19" style:family="text">
      <style:text-properties fo:font-variant="normal" fo:text-transform="none" fo:color="#0c3c26" loext:opacity="100%" style:font-name="Roboto" fo:letter-spacing="normal" fo:font-style="normal" fo:font-weight="normal" style:font-weight-asian="normal" style:font-weight-complex="normal"/>
    </style:style>
    <style:style style:name="T20" style:family="text">
      <style:text-properties fo:font-variant="normal" fo:text-transform="none" fo:color="#0c3c26" loext:opacity="100%" style:font-name="Roboto" fo:letter-spacing="normal" fo:font-style="normal" style:text-underline-style="none" officeooo:rsid="003432cd" style:font-size-asian="18pt" style:font-weight-asian="bold" style:font-size-complex="18pt" style:font-weight-complex="bold"/>
    </style:style>
    <style:style style:name="T21" style:family="text">
      <style:text-properties fo:font-variant="normal" fo:text-transform="none" fo:color="#0c3c26" loext:opacity="100%" style:font-name="Roboto" fo:letter-spacing="normal" fo:font-style="normal" fo:font-weight="bold"/>
    </style:style>
    <style:style style:name="T22" style:family="text">
      <style:text-properties fo:font-variant="normal" fo:text-transform="none" fo:color="#0c3c26" loext:opacity="100%" style:font-name="Roboto" fo:letter-spacing="normal" fo:font-style="normal" fo:font-weight="bold" style:font-weight-asian="bold" style:font-weight-complex="bold"/>
    </style:style>
    <style:style style:name="T23" style:family="text">
      <style:text-properties fo:font-variant="normal" fo:text-transform="none" fo:color="#0c3c26" loext:opacity="100%" style:font-name="Roboto" fo:font-size="16pt" fo:letter-spacing="normal" fo:font-style="normal" fo:font-weight="normal" style:font-size-asian="16pt" style:font-size-complex="16pt"/>
    </style:style>
    <style:style style:name="T24" style:family="text">
      <style:text-properties fo:font-variant="normal" fo:text-transform="none" fo:color="#0c3c26" loext:opacity="100%" style:font-name="Roboto" fo:font-size="16pt" fo:letter-spacing="normal" fo:font-style="normal" fo:font-weight="normal" officeooo:rsid="00004b8f" style:font-size-asian="16pt" style:font-size-complex="16pt"/>
    </style:style>
    <style:style style:name="T25" style:family="text">
      <style:text-properties fo:font-variant="normal" fo:text-transform="none" fo:color="#0c3c26" loext:opacity="100%" style:font-name="Roboto" fo:font-size="16pt" fo:letter-spacing="normal" fo:font-style="normal" fo:font-weight="normal" style:font-size-asian="16pt" style:font-weight-asian="normal" style:font-size-complex="16pt" style:font-weight-complex="normal"/>
    </style:style>
    <style:style style:name="T26" style:family="text">
      <style:text-properties fo:font-variant="normal" fo:text-transform="none" fo:color="#0c3c26" loext:opacity="100%" style:font-name="Roboto" fo:font-size="16pt" fo:letter-spacing="normal" fo:font-style="normal" style:font-size-asian="16pt" style:font-size-complex="16pt"/>
    </style:style>
    <style:style style:name="T27" style:family="text">
      <style:text-properties fo:font-variant="normal" fo:text-transform="none" fo:color="#0c3c26" loext:opacity="100%" style:font-name="Roboto" fo:font-size="16pt" fo:letter-spacing="normal" fo:font-style="normal" officeooo:rsid="000069c8" style:font-size-asian="16pt" style:font-size-complex="16pt"/>
    </style:style>
    <style:style style:name="T28" style:family="text">
      <style:text-properties fo:font-variant="normal" fo:text-transform="none" fo:color="#0c3c26" loext:opacity="100%" style:font-name="Roboto" fo:font-size="16pt" fo:letter-spacing="normal" fo:font-style="normal" officeooo:rsid="001b7a60" style:font-size-asian="16pt" style:font-size-complex="16pt"/>
    </style:style>
    <style:style style:name="T29" style:family="text">
      <style:text-properties fo:font-variant="normal" fo:text-transform="none" fo:color="#0c3c26" loext:opacity="100%" style:font-name="Roboto" fo:font-size="16pt" fo:letter-spacing="normal" fo:font-style="normal" style:text-underline-style="none" fo:font-weight="normal" officeooo:rsid="00004b8f" style:font-size-asian="16pt" style:font-weight-asian="normal" style:font-size-complex="16pt" style:font-weight-complex="normal"/>
    </style:style>
    <style:style style:name="T30" style:family="text">
      <style:text-properties fo:font-variant="normal" fo:text-transform="none" fo:color="#0c3c26" loext:opacity="100%" style:font-name="Roboto" fo:font-size="16pt" fo:letter-spacing="normal" fo:font-style="normal" style:text-underline-style="none" fo:font-weight="normal" officeooo:rsid="0006b3b1" style:font-size-asian="16pt" style:font-weight-asian="normal" style:font-size-complex="16pt" style:font-weight-complex="normal"/>
    </style:style>
    <style:style style:name="T31" style:family="text">
      <style:text-properties fo:font-variant="normal" fo:text-transform="none" fo:color="#0c3c26" loext:opacity="100%" style:font-name="Roboto" fo:font-size="16pt" fo:letter-spacing="normal" fo:font-style="normal" style:text-underline-style="none" fo:font-weight="normal" style:font-size-asian="16pt" style:font-size-complex="16pt"/>
    </style:style>
    <style:style style:name="T32" style:family="text">
      <style:text-properties fo:font-variant="normal" fo:text-transform="none" fo:color="#0c3c26" loext:opacity="100%" style:font-name="Roboto" fo:font-size="16pt" fo:letter-spacing="normal" fo:font-style="normal" style:text-underline-style="none" officeooo:rsid="0006b3b1" style:font-size-asian="16pt" style:font-weight-asian="normal" style:font-size-complex="16pt" style:font-weight-complex="normal"/>
    </style:style>
    <style:style style:name="T33" style:family="text">
      <style:text-properties fo:font-variant="normal" fo:text-transform="none" fo:color="#0c3c26" loext:opacity="100%" style:font-name="Roboto" fo:font-size="16pt" fo:letter-spacing="normal" fo:font-style="normal" style:text-underline-style="none" officeooo:rsid="0007859b" style:font-size-asian="16pt" style:font-weight-asian="bold" style:font-size-complex="16pt" style:font-weight-complex="bold"/>
    </style:style>
    <style:style style:name="T34" style:family="text">
      <style:text-properties fo:font-variant="normal" fo:text-transform="none" fo:color="#0c3c26" loext:opacity="100%" style:font-name="Roboto" fo:font-size="16pt" fo:letter-spacing="normal" fo:font-style="normal" style:text-underline-style="none" fo:font-weight="bold" officeooo:rsid="001b7a60" style:font-size-asian="16pt" style:font-weight-asian="bold" style:font-size-complex="16pt" style:font-weight-complex="bold"/>
    </style:style>
    <style:style style:name="T35" style:family="text">
      <style:text-properties fo:font-variant="normal" fo:text-transform="none" fo:color="#0c3c26" loext:opacity="100%" style:font-name="Roboto" fo:font-size="16pt" fo:letter-spacing="normal" fo:font-style="normal" style:text-underline-style="none" fo:font-weight="bold" officeooo:rsid="00f3688f" style:font-size-asian="16pt" style:font-style-asian="normal" style:font-weight-asian="bold" style:font-size-complex="16pt" style:font-style-complex="normal" style:font-weight-complex="bold"/>
    </style:style>
    <style:style style:name="T36" style:family="text">
      <style:text-properties fo:font-variant="normal" fo:text-transform="none" fo:color="#0c3c26" loext:opacity="100%" style:font-name="Roboto" fo:font-size="16pt" fo:letter-spacing="normal" fo:font-style="normal" fo:font-weight="bold" style:font-size-asian="16pt" style:font-weight-asian="bold" style:font-size-complex="16pt" style:font-weight-complex="bold"/>
    </style:style>
    <style:style style:name="T37" style:family="text">
      <style:text-properties fo:font-variant="normal" fo:text-transform="none" fo:color="#0c3c26" loext:opacity="100%" style:font-name="Roboto" fo:font-size="16pt" fo:letter-spacing="normal" fo:font-style="normal" style:text-underline-style="solid" style:text-underline-width="auto" style:text-underline-color="font-color" fo:font-weight="bold" officeooo:rsid="00edf451" style:font-size-asian="16pt" style:font-style-asian="normal" style:font-weight-asian="bold" style:font-size-complex="16pt" style:font-style-complex="normal" style:font-weight-complex="bold"/>
    </style:style>
    <style:style style:name="T38" style:family="text">
      <style:text-properties fo:font-variant="normal" fo:text-transform="none" fo:color="#0c3c26" loext:opacity="100%" style:font-name="Roboto" fo:font-size="13pt" fo:letter-spacing="normal" fo:font-style="normal" fo:font-weight="normal" style:font-size-asian="11.3500003814697pt" style:font-weight-asian="normal" style:font-size-complex="13pt" style:font-weight-complex="normal"/>
    </style:style>
    <style:style style:name="T39" style:family="text">
      <style:text-properties fo:font-variant="normal" fo:text-transform="none" fo:color="#0c3c26" loext:opacity="100%" style:font-name="Roboto" fo:font-size="13pt" fo:letter-spacing="normal" fo:font-style="normal" style:text-underline-style="none" fo:font-weight="normal" officeooo:rsid="0074f914" style:font-size-asian="13pt" style:font-weight-asian="normal" style:font-size-complex="13pt" style:font-weight-complex="normal"/>
    </style:style>
    <style:style style:name="T40" style:family="text">
      <style:text-properties fo:font-variant="normal" fo:text-transform="none" fo:color="#0c3c26" loext:opacity="100%" style:font-name="Roboto" fo:font-size="18pt" fo:letter-spacing="normal" fo:font-style="normal" style:text-underline-style="none" fo:font-weight="bold" officeooo:rsid="003432cd" style:font-size-asian="18pt" style:font-weight-asian="bold" style:font-size-complex="18pt" style:font-weight-complex="bold"/>
    </style:style>
    <style:style style:name="T41" style:family="text">
      <style:text-properties fo:font-variant="normal" fo:text-transform="none" fo:color="#0c3c26" loext:opacity="100%" style:font-name="Roboto" fo:font-size="18pt" fo:letter-spacing="normal" fo:font-style="normal" style:text-underline-style="none" fo:font-weight="normal" style:font-size-asian="18pt" style:font-size-complex="18pt"/>
    </style:style>
    <style:style style:name="T42" style:family="text">
      <style:text-properties fo:font-variant="normal" fo:text-transform="none" fo:color="#0c3c26" loext:opacity="100%" style:font-name="Roboto" fo:font-size="18pt" fo:letter-spacing="normal" fo:font-style="normal" style:text-underline-style="solid" style:text-underline-width="auto" style:text-underline-color="font-color" fo:font-weight="bold" officeooo:rsid="00eda011" style:font-size-asian="18pt" style:font-style-asian="normal" style:font-weight-asian="bold" style:font-size-complex="18pt" style:font-style-complex="normal" style:font-weight-complex="bold"/>
    </style:style>
    <style:style style:name="T43" style:family="text">
      <style:text-properties fo:font-variant="normal" fo:text-transform="none" fo:color="#0c3c26" loext:opacity="100%" style:font-name="Roboto" fo:font-size="18pt" fo:letter-spacing="normal" fo:font-style="normal" fo:font-weight="normal" style:font-size-asian="18pt" style:font-size-complex="18pt"/>
    </style:style>
    <style:style style:name="T44" style:family="text">
      <style:text-properties fo:font-variant="normal" fo:text-transform="none" fo:color="#0c3c26" loext:opacity="100%" style:font-name="Roboto" fo:font-size="14pt" fo:letter-spacing="normal" fo:font-style="normal" style:text-underline-style="none" fo:font-weight="normal" officeooo:rsid="003432cd" style:font-size-asian="14pt" style:font-weight-asian="normal" style:font-size-complex="14pt" style:font-weight-complex="normal"/>
    </style:style>
    <style:style style:name="T45" style:family="text">
      <style:text-properties fo:font-variant="normal" fo:text-transform="none" fo:color="#0c3c26" loext:opacity="100%" style:font-name="Roboto" fo:font-size="14pt" fo:letter-spacing="normal" fo:font-style="normal" style:text-underline-style="none" fo:font-weight="normal" officeooo:rsid="00347c45" style:font-size-asian="14pt" style:font-weight-asian="normal" style:font-size-complex="14pt" style:font-weight-complex="normal"/>
    </style:style>
    <style:style style:name="T46" style:family="text">
      <style:text-properties fo:font-variant="normal" fo:text-transform="none" fo:color="#0c3c26" loext:opacity="100%" style:font-name="Roboto" fo:font-size="14pt" fo:letter-spacing="normal" fo:font-style="normal" style:text-underline-style="none" fo:font-weight="normal" officeooo:rsid="0074f914" style:font-size-asian="14pt" style:font-weight-asian="normal" style:font-size-complex="14pt" style:font-weight-complex="normal"/>
    </style:style>
    <style:style style:name="T47" style:family="text">
      <style:text-properties fo:font-variant="normal" fo:text-transform="none" fo:color="#0c3c26" loext:opacity="100%" style:font-name="Roboto" fo:font-size="14pt" fo:letter-spacing="normal" fo:font-style="normal" style:text-underline-style="none" fo:font-weight="normal" officeooo:rsid="00349564" style:font-size-asian="14pt" style:font-weight-asian="bold" style:font-size-complex="14pt" style:font-weight-complex="bold"/>
    </style:style>
    <style:style style:name="T48" style:family="text">
      <style:text-properties fo:font-variant="normal" fo:text-transform="none" fo:color="#0c3c26" loext:opacity="100%" style:font-name="Roboto" fo:font-size="14pt" fo:letter-spacing="normal" fo:font-style="normal" style:text-underline-style="none" fo:font-weight="normal" officeooo:rsid="0039fbd4" style:font-size-asian="14pt" style:font-weight-asian="bold" style:font-size-complex="14pt" style:font-weight-complex="bold"/>
    </style:style>
    <style:style style:name="T49" style:family="text">
      <style:text-properties fo:font-variant="normal" fo:text-transform="none" fo:color="#0c3c26" loext:opacity="100%" style:font-name="Roboto" fo:font-size="14pt" fo:letter-spacing="normal" fo:font-style="normal" style:text-underline-style="none" fo:font-weight="normal" officeooo:rsid="00eda011" style:font-size-asian="14pt" style:font-style-asian="normal" style:font-weight-asian="normal" style:font-size-complex="14pt" style:font-style-complex="normal" style:font-weight-complex="normal"/>
    </style:style>
    <style:style style:name="T50" style:family="text">
      <style:text-properties fo:font-variant="normal" fo:text-transform="none" fo:color="#0c3c26" loext:opacity="100%" style:font-name="Roboto" fo:font-size="14pt" fo:letter-spacing="normal" fo:font-style="normal" style:text-underline-style="none" fo:font-weight="normal" officeooo:rsid="00f1088e" style:font-size-asian="14pt" style:font-style-asian="normal" style:font-weight-asian="normal" style:font-size-complex="14pt" style:font-style-complex="normal" style:font-weight-complex="normal"/>
    </style:style>
    <style:style style:name="T51" style:family="text">
      <style:text-properties fo:font-variant="normal" fo:text-transform="none" fo:color="#0c3c26" loext:opacity="100%" style:font-name="Roboto" fo:font-size="14pt" fo:letter-spacing="normal" fo:font-style="normal" style:text-underline-style="none" fo:font-weight="normal" style:font-size-asian="12.25pt" style:font-style-asian="normal" style:font-weight-asian="normal" style:font-size-complex="14pt" style:font-style-complex="normal" style:font-weight-complex="normal"/>
    </style:style>
    <style:style style:name="T52" style:family="text">
      <style:text-properties fo:font-variant="normal" fo:text-transform="none" fo:color="#0c3c26" loext:opacity="100%" style:font-name="Roboto" fo:font-size="14pt" fo:letter-spacing="normal" fo:font-style="normal" style:text-underline-style="none" fo:font-weight="normal" officeooo:rsid="00e5c8d3" style:font-size-asian="12.25pt" style:font-style-asian="normal" style:font-weight-asian="normal" style:font-size-complex="14pt" style:font-style-complex="normal" style:font-weight-complex="normal"/>
    </style:style>
    <style:style style:name="T53" style:family="text">
      <style:text-properties fo:font-variant="normal" fo:text-transform="none" fo:color="#0c3c26" loext:opacity="100%" style:font-name="Roboto" fo:font-size="14pt" fo:letter-spacing="normal" fo:font-style="normal" style:text-underline-style="none" fo:font-weight="normal" officeooo:rsid="00eba358" style:font-size-asian="12.25pt" style:font-style-asian="normal" style:font-weight-asian="normal" style:font-size-complex="14pt" style:font-style-complex="normal" style:font-weight-complex="normal"/>
    </style:style>
    <style:style style:name="T54" style:family="text">
      <style:text-properties fo:font-variant="normal" fo:text-transform="none" fo:color="#0c3c26" loext:opacity="100%" style:font-name="Roboto" fo:font-size="14pt" fo:letter-spacing="normal" fo:font-style="normal" style:text-underline-style="none" fo:font-weight="normal" officeooo:rsid="010c4e1c" style:font-size-asian="12.25pt" style:font-style-asian="normal" style:font-weight-asian="normal" style:font-size-complex="14pt" style:font-style-complex="normal" style:font-weight-complex="normal"/>
    </style:style>
    <style:style style:name="T55" style:family="text">
      <style:text-properties fo:font-variant="normal" fo:text-transform="none" fo:color="#0c3c26" loext:opacity="100%" style:font-name="Roboto" fo:font-size="14pt" fo:letter-spacing="normal" fo:font-style="normal" style:text-underline-style="none" fo:font-weight="normal" officeooo:rsid="01567368" style:font-size-asian="12.25pt" style:font-style-asian="normal" style:font-weight-asian="normal" style:font-size-complex="14pt" style:font-style-complex="normal" style:font-weight-complex="normal"/>
    </style:style>
    <style:style style:name="T56" style:family="text">
      <style:text-properties fo:font-variant="normal" fo:text-transform="none" fo:color="#0c3c26" loext:opacity="100%" style:font-name="Roboto" fo:font-size="14pt" fo:letter-spacing="normal" fo:font-style="normal" style:text-underline-style="none" fo:font-weight="bold" officeooo:rsid="003432cd" style:font-size-asian="14pt" style:font-weight-asian="bold" style:font-size-complex="14pt" style:font-weight-complex="bold"/>
    </style:style>
    <style:style style:name="T57" style:family="text">
      <style:text-properties fo:font-variant="normal" fo:text-transform="none" fo:color="#0c3c26" loext:opacity="100%" style:font-name="Roboto" fo:font-size="14pt" fo:letter-spacing="normal" fo:font-style="normal" style:text-underline-style="none" fo:font-weight="bold" officeooo:rsid="00349564" style:font-size-asian="14pt" style:font-weight-asian="bold" style:font-size-complex="14pt" style:font-weight-complex="bold"/>
    </style:style>
    <style:style style:name="T58" style:family="text">
      <style:text-properties fo:font-variant="normal" fo:text-transform="none" fo:color="#0c3c26" loext:opacity="100%" style:font-name="Roboto" fo:font-size="14pt" fo:letter-spacing="normal" fo:font-style="normal" style:text-underline-style="none" fo:font-weight="bold" officeooo:rsid="0036281b" style:font-size-asian="14pt" style:font-weight-asian="bold" style:font-size-complex="14pt" style:font-weight-complex="bold"/>
    </style:style>
    <style:style style:name="T59" style:family="text">
      <style:text-properties fo:font-variant="normal" fo:text-transform="none" fo:color="#0c3c26" loext:opacity="100%" style:font-name="Roboto" fo:font-size="14pt" fo:letter-spacing="normal" fo:font-style="normal" style:text-underline-style="none" fo:font-weight="bold" officeooo:rsid="00381227" style:font-size-asian="14pt" style:font-weight-asian="bold" style:font-size-complex="14pt" style:font-weight-complex="bold"/>
    </style:style>
    <style:style style:name="T60" style:family="text">
      <style:text-properties fo:font-variant="normal" fo:text-transform="none" fo:color="#0c3c26" loext:opacity="100%" style:font-name="Roboto" fo:font-size="14pt" fo:letter-spacing="normal" fo:font-style="normal" style:text-underline-style="none" fo:font-weight="bold" officeooo:rsid="00385b26" style:font-size-asian="14pt" style:font-weight-asian="bold" style:font-size-complex="14pt" style:font-weight-complex="bold"/>
    </style:style>
    <style:style style:name="T61" style:family="text">
      <style:text-properties fo:font-variant="normal" fo:text-transform="none" fo:color="#0c3c26" loext:opacity="100%" style:font-name="Roboto" fo:font-size="14pt" fo:letter-spacing="normal" fo:font-style="normal" style:text-underline-style="none" fo:font-weight="bold" officeooo:rsid="0039fbd4" style:font-size-asian="14pt" style:font-weight-asian="bold" style:font-size-complex="14pt" style:font-weight-complex="bold"/>
    </style:style>
    <style:style style:name="T62" style:family="text">
      <style:text-properties fo:font-variant="normal" fo:text-transform="none" fo:color="#0c3c26" loext:opacity="100%" style:font-name="Roboto" fo:font-size="14pt" fo:letter-spacing="normal" fo:font-style="normal" style:text-underline-style="none" fo:font-weight="bold" officeooo:rsid="0044913e" style:font-size-asian="14pt" style:font-weight-asian="bold" style:font-size-complex="14pt" style:font-weight-complex="bold"/>
    </style:style>
    <style:style style:name="T63" style:family="text">
      <style:text-properties fo:font-variant="normal" fo:text-transform="none" fo:color="#0c3c26" loext:opacity="100%" style:font-name="Roboto" fo:font-size="14pt" fo:letter-spacing="normal" fo:font-style="normal" style:text-underline-style="none" fo:font-weight="bold" officeooo:rsid="00745c6c" style:font-size-asian="14pt" style:font-weight-asian="bold" style:font-size-complex="14pt" style:font-weight-complex="bold"/>
    </style:style>
    <style:style style:name="T64" style:family="text">
      <style:text-properties fo:font-variant="normal" fo:text-transform="none" fo:color="#0c3c26" loext:opacity="100%" style:font-name="Roboto" fo:font-size="14pt" fo:letter-spacing="normal" fo:font-style="normal" style:text-underline-style="none" fo:font-weight="bold" officeooo:rsid="00f1088e" style:font-size-asian="14pt" style:font-style-asian="normal" style:font-weight-asian="bold" style:font-size-complex="14pt" style:font-style-complex="normal" style:font-weight-complex="bold"/>
    </style:style>
    <style:style style:name="T65" style:family="text">
      <style:text-properties fo:font-variant="normal" fo:text-transform="none" fo:color="#0c3c26" loext:opacity="100%" style:font-name="Roboto" fo:font-size="14pt" fo:letter-spacing="normal" fo:font-style="normal" style:text-underline-style="none" fo:font-weight="bold" officeooo:rsid="00f3688f" style:font-size-asian="14pt" style:font-style-asian="normal" style:font-weight-asian="bold" style:font-size-complex="14pt" style:font-style-complex="normal" style:font-weight-complex="bold"/>
    </style:style>
    <style:style style:name="T66" style:family="text">
      <style:text-properties fo:font-variant="normal" fo:text-transform="none" fo:color="#0c3c26" loext:opacity="100%" style:font-name="Roboto" fo:font-size="14pt" fo:letter-spacing="normal" fo:font-style="normal" style:text-underline-style="none" fo:font-weight="bold" officeooo:rsid="00eba358" style:font-size-asian="12.25pt" style:font-style-asian="normal" style:font-weight-asian="bold" style:font-size-complex="14pt" style:font-style-complex="normal" style:font-weight-complex="bold"/>
    </style:style>
    <style:style style:name="T67" style:family="text">
      <style:text-properties fo:font-variant="normal" fo:text-transform="none" fo:color="#0c3c26" loext:opacity="100%" style:font-name="Roboto" fo:font-size="14pt" fo:letter-spacing="normal" fo:font-style="normal" style:text-underline-style="none" officeooo:rsid="00eba358" style:font-size-asian="12.25pt" style:font-style-asian="normal" style:font-size-complex="14pt" style:font-style-complex="normal"/>
    </style:style>
    <style:style style:name="T68" style:family="text">
      <style:text-properties fo:font-variant="normal" fo:text-transform="none" fo:color="#0c3c26" loext:opacity="100%" style:font-name="Roboto" fo:font-size="14pt" fo:letter-spacing="normal" fo:font-style="normal" style:text-underline-style="none" officeooo:rsid="00eda011" style:font-size-asian="14pt" style:font-style-asian="normal" style:font-size-complex="14pt" style:font-style-complex="normal"/>
    </style:style>
    <style:style style:name="T69" style:family="text">
      <style:text-properties fo:font-variant="normal" fo:text-transform="none" fo:color="#0c3c26" loext:opacity="100%" style:font-name="Roboto" fo:font-size="14pt" fo:letter-spacing="normal" fo:font-style="normal" fo:font-weight="normal" style:font-size-asian="14pt" style:font-size-complex="14pt"/>
    </style:style>
    <style:style style:name="T70" style:family="text">
      <style:text-properties fo:font-variant="normal" fo:text-transform="none" fo:color="#0c3c26" loext:opacity="100%" style:font-name="Roboto" fo:font-size="14pt" fo:letter-spacing="normal" fo:font-style="normal" fo:font-weight="bold" officeooo:rsid="007af5c2" style:font-size-asian="14pt" style:font-weight-asian="bold" style:font-size-complex="14pt" style:font-weight-complex="bold"/>
    </style:style>
    <style:style style:name="T71" style:family="text">
      <style:text-properties fo:font-variant="normal" fo:text-transform="none" fo:color="#0c3c26" loext:opacity="100%" style:font-name="Roboto" fo:font-size="20pt" fo:letter-spacing="normal" fo:font-style="normal" style:text-underline-style="none" fo:font-weight="bold" officeooo:rsid="00eda011" style:font-size-asian="20pt" style:font-style-asian="normal" style:font-weight-asian="bold" style:font-size-complex="20pt" style:font-style-complex="normal" style:font-weight-complex="bold"/>
    </style:style>
    <style:style style:name="T72" style:family="text">
      <style:text-properties fo:font-variant="normal" fo:text-transform="none" fo:color="#0c3c26" loext:opacity="100%" style:font-name="Roboto" fo:font-size="20pt" fo:letter-spacing="normal" fo:font-style="normal" style:text-underline-style="none" fo:font-weight="normal" officeooo:rsid="00eda011" style:font-size-asian="20pt" style:font-style-asian="normal" style:font-weight-asian="normal" style:font-size-complex="20pt" style:font-style-complex="normal" style:font-weight-complex="normal"/>
    </style:style>
    <style:style style:name="T73" style:family="text">
      <style:text-properties fo:font-variant="normal" fo:text-transform="none" fo:color="#0c3c26" loext:opacity="100%" style:font-name="Roboto" fo:font-size="20pt" fo:letter-spacing="normal" fo:font-style="normal" style:text-underline-style="solid" style:text-underline-width="auto" style:text-underline-color="font-color" fo:font-weight="bold" officeooo:rsid="00eda011" style:font-size-asian="20pt" style:font-style-asian="normal" style:font-weight-asian="bold" style:font-size-complex="20pt" style:font-style-complex="normal" style:font-weight-complex="bold"/>
    </style:style>
    <style:style style:name="T74" style:family="text">
      <style:text-properties fo:font-variant="normal" fo:text-transform="none" fo:color="#0c3c26" loext:opacity="100%" style:font-name="Roboto" fo:font-size="20pt" fo:letter-spacing="normal" fo:font-style="normal" style:font-size-asian="20pt" style:font-size-complex="20pt"/>
    </style:style>
    <style:style style:name="T75" style:family="text">
      <style:text-properties fo:font-variant="normal" fo:text-transform="none" fo:color="#0c3c26" loext:opacity="100%" style:font-name="Roboto" fo:letter-spacing="-0.021cm" fo:font-style="normal" style:text-underline-style="solid" style:text-underline-width="auto" style:text-underline-color="font-color" fo:font-weight="bold" style:font-weight-asian="bold" style:font-weight-complex="bold"/>
    </style:style>
    <style:style style:name="T76" style:family="text">
      <style:text-properties fo:font-variant="normal" fo:text-transform="none" fo:color="#0c3c26" loext:opacity="100%" style:font-name="Roboto" fo:font-size="24pt" fo:letter-spacing="normal" fo:font-style="normal" style:text-underline-style="solid" style:text-underline-width="auto" style:text-underline-color="font-color" fo:font-weight="bold" style:font-size-asian="24pt" style:font-weight-asian="bold" style:font-size-complex="24pt" style:font-weight-complex="bold"/>
    </style:style>
    <style:style style:name="T77" style:family="text">
      <style:text-properties fo:font-variant="normal" fo:text-transform="none" fo:color="#0c3c26" loext:opacity="100%" style:font-name="Roboto" fo:font-size="24pt" fo:letter-spacing="-0.021cm" fo:font-style="normal" style:text-underline-style="solid" style:text-underline-width="auto" style:text-underline-color="font-color" fo:font-weight="normal" style:font-size-asian="24pt" style:font-weight-asian="bold" style:font-size-complex="24pt" style:font-weight-complex="bold"/>
    </style:style>
    <style:style style:name="T78" style:family="text">
      <style:text-properties fo:font-variant="normal" fo:text-transform="none" fo:color="#0c3c26" loext:opacity="100%" style:font-name="Roboto" fo:font-size="9pt" fo:letter-spacing="normal" fo:font-style="normal" fo:font-weight="bold" style:font-size-asian="9pt" style:font-weight-asian="bold" style:font-size-complex="9pt" style:font-weight-complex="bold"/>
    </style:style>
    <style:style style:name="T79" style:family="text">
      <style:text-properties fo:font-variant="normal" fo:text-transform="none" fo:color="#0c3c26" loext:opacity="100%" style:font-name="Roboto" fo:font-size="15pt" fo:letter-spacing="normal" fo:font-style="normal" style:text-underline-style="none" fo:font-weight="normal" officeooo:rsid="00eda011" style:font-size-asian="15pt" style:font-style-asian="normal" style:font-weight-asian="normal" style:font-size-complex="15pt" style:font-style-complex="normal" style:font-weight-complex="normal"/>
    </style:style>
    <style:style style:name="T80" style:family="text">
      <style:text-properties fo:font-variant="normal" fo:text-transform="none" fo:color="#0c3c26" loext:opacity="100%" style:font-name="Roboto" fo:font-size="15pt" fo:letter-spacing="normal" fo:font-style="normal" style:text-underline-style="none" fo:font-weight="bold" officeooo:rsid="00eda011" style:font-size-asian="15pt" style:font-style-asian="normal" style:font-weight-asian="bold" style:font-size-complex="15pt" style:font-style-complex="normal" style:font-weight-complex="bold"/>
    </style:style>
    <style:style style:name="T81" style:family="text">
      <style:text-properties fo:font-variant="normal" fo:text-transform="none" fo:color="#0c3c26" loext:opacity="100%" style:font-name="Roboto" fo:font-size="15pt" fo:letter-spacing="normal" fo:font-style="normal" style:text-underline-style="none" fo:font-weight="bold" officeooo:rsid="00f7aaf7" style:font-size-asian="15pt" style:font-style-asian="normal" style:font-weight-asian="bold" style:font-size-complex="15pt" style:font-style-complex="normal" style:font-weight-complex="bold"/>
    </style:style>
    <style:style style:name="T82" style:family="text">
      <style:text-properties fo:font-variant="normal" fo:text-transform="none" fo:color="#0c3c26" loext:opacity="100%" style:font-name="Roboto" fo:font-size="15pt" fo:letter-spacing="normal" fo:font-style="normal" fo:font-weight="normal" style:font-size-asian="15pt" style:font-size-complex="15pt"/>
    </style:style>
    <style:style style:name="T83" style:family="text">
      <style:text-properties fo:font-variant="normal" fo:text-transform="none" fo:color="#0c3c26" loext:opacity="100%" style:font-name="Roboto" fo:font-size="26pt" fo:letter-spacing="normal" fo:font-style="normal" style:text-underline-style="solid" style:text-underline-width="auto" style:text-underline-color="font-color" fo:font-weight="bold" officeooo:rsid="00f3688f" style:font-size-asian="26pt" style:font-style-asian="normal" style:font-weight-asian="bold" style:font-size-complex="26pt" style:font-style-complex="normal" style:font-weight-complex="bold"/>
    </style:style>
    <style:style style:name="T84" style:family="text">
      <style:text-properties fo:font-variant="normal" fo:text-transform="none" fo:color="#0c3c26" loext:opacity="100%" style:font-name="Roboto" fo:font-size="21pt" fo:letter-spacing="normal" fo:font-style="normal" style:font-size-asian="21pt" style:font-size-complex="21pt"/>
    </style:style>
    <style:style style:name="T85" style:family="text">
      <style:text-properties fo:font-variant="normal" fo:text-transform="none" fo:color="#0c3c26" loext:opacity="100%" fo:font-size="16pt" fo:letter-spacing="normal" fo:font-style="normal" style:font-size-asian="16pt" style:font-size-complex="16pt"/>
    </style:style>
    <style:style style:name="T86" style:family="text">
      <style:text-properties fo:font-variant="normal" fo:text-transform="none" fo:color="#0c3c26" loext:opacity="100%" fo:font-size="16pt" fo:letter-spacing="normal" fo:font-style="normal" fo:font-weight="normal" style:font-size-asian="16pt" style:font-weight-asian="normal" style:font-size-complex="16pt" style:font-weight-complex="normal"/>
    </style:style>
    <style:style style:name="T87" style:family="text">
      <style:text-properties fo:font-variant="normal" fo:text-transform="none" fo:color="#0c3c26" loext:opacity="100%" style:font-name="Fira Mono" fo:letter-spacing="normal" fo:font-style="normal" fo:font-weight="bold"/>
    </style:style>
    <style:style style:name="T88" style:family="text">
      <style:text-properties fo:font-variant="normal" fo:text-transform="none" fo:color="#0c3c26" loext:opacity="100%" style:font-name="Fira Mono" fo:font-size="14pt" fo:letter-spacing="normal" fo:font-style="normal" style:text-underline-style="none" fo:font-weight="normal" officeooo:rsid="0074f914" style:font-size-asian="14pt" style:font-weight-asian="normal" style:font-size-complex="14pt" style:font-weight-complex="normal"/>
    </style:style>
    <style:style style:name="T89" style:family="text">
      <style:text-properties fo:font-variant="normal" fo:text-transform="none" fo:color="#0c3c26" loext:opacity="100%" style:font-name="Fira Mono" fo:font-size="8.39999961853027pt" fo:letter-spacing="normal" fo:font-style="normal" fo:font-weight="bold"/>
    </style:style>
    <style:style style:name="T90" style:family="text">
      <style:text-properties fo:font-variant="normal" fo:text-transform="none" fo:color="#0c3c26" loext:opacity="100%" fo:font-size="8.39999961853027pt" fo:letter-spacing="normal" fo:font-style="normal"/>
    </style:style>
    <style:style style:name="T91" style:family="text">
      <style:text-properties fo:font-variant="normal" fo:text-transform="none" fo:color="#0c3c26" loext:opacity="100%" fo:letter-spacing="normal"/>
    </style:style>
    <style:style style:name="T92" style:family="text">
      <style:text-properties fo:font-variant="normal" fo:text-transform="none" fo:color="#0c3c26" loext:opacity="100%" fo:letter-spacing="normal" fo:font-style="normal"/>
    </style:style>
    <style:style style:name="T93" style:family="text">
      <style:text-properties fo:font-variant="normal" fo:text-transform="none" fo:color="#0c3c26" loext:opacity="100%" fo:font-size="14pt" fo:letter-spacing="normal" fo:font-style="normal" style:text-underline-style="none" officeooo:rsid="00eda011" style:font-size-asian="14pt" style:font-style-asian="normal" style:font-size-complex="14pt" style:font-style-complex="normal"/>
    </style:style>
    <style:style style:name="T94"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7af5c2" style:text-blinking="false" style:font-size-asian="13pt" style:font-weight-asian="bold" style:font-size-complex="13pt" style:font-weight-complex="bold"/>
    </style:style>
    <style:style style:name="T95"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7cd62b" style:text-blinking="false" style:font-size-asian="13pt" style:font-weight-asian="bold" style:font-size-complex="13pt" style:font-weight-complex="bold"/>
    </style:style>
    <style:style style:name="T96"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7e0bff" style:text-blinking="false" style:font-size-asian="16pt" style:font-weight-asian="normal" style:font-size-complex="16pt" style:font-weight-complex="normal"/>
    </style:style>
    <style:style style:name="T97"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81911a" style:text-blinking="false" style:font-size-asian="16pt" style:font-weight-asian="normal" style:font-size-complex="16pt" style:font-weight-complex="normal"/>
    </style:style>
    <style:style style:name="T98"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82aa04" style:text-blinking="false" style:font-size-asian="16pt" style:font-weight-asian="normal" style:font-size-complex="16pt" style:font-weight-complex="normal"/>
    </style:style>
    <style:style style:name="T99"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9f98f5" style:text-blinking="false" style:font-size-asian="22pt" style:font-weight-asian="bold" style:font-size-complex="22pt" style:font-weight-complex="bold"/>
    </style:style>
    <style:style style:name="T100"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9f98f5" style:text-blinking="false" style:font-size-asian="15pt" style:font-weight-asian="bold" style:font-size-complex="15pt" style:font-weight-complex="bold"/>
    </style:style>
    <style:style style:name="T101"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normal" officeooo:rsid="00c053af" style:text-blinking="false" style:font-size-asian="18pt" style:font-style-asian="normal" style:font-weight-asian="bold" style:font-size-complex="18pt" style:font-style-complex="normal" style:font-weight-complex="bold"/>
    </style:style>
    <style:style style:name="T102"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bold" officeooo:rsid="0081911a" style:text-blinking="false" style:font-size-asian="16pt" style:font-weight-asian="bold" style:font-size-complex="16pt" style:font-weight-complex="bold"/>
    </style:style>
    <style:style style:name="T103"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bold" officeooo:rsid="00841443" style:text-blinking="false" style:font-size-asian="16pt" style:font-weight-asian="bold" style:font-size-complex="16pt" style:font-weight-complex="bold"/>
    </style:style>
    <style:style style:name="T104" style:family="text">
      <style:text-properties fo:font-variant="normal" fo:text-transform="none" fo:color="#0c3c26" loext:opacity="100%" style:text-line-through-style="none" style:text-line-through-type="none" style:font-name="Roboto" fo:font-size="8.39999961853027pt" fo:letter-spacing="normal" fo:font-style="normal" style:text-underline-style="none" fo:font-weight="bold" officeooo:rsid="00942b8d" style:text-blinking="false" style:font-size-asian="16pt" style:font-weight-asian="bold" style:font-size-complex="16pt" style:font-weight-complex="bold"/>
    </style:style>
    <style:style style:name="T105" style:family="text">
      <style:text-properties fo:font-variant="normal" fo:text-transform="none" fo:color="#0c3c26" loext:opacity="100%" style:text-line-through-style="none" style:text-line-through-type="none" style:font-name="Roboto" fo:font-size="8.39999961853027pt" fo:letter-spacing="normal" fo:font-style="normal" style:text-underline-style="solid" style:text-underline-width="auto" style:text-underline-color="font-color" fo:font-weight="normal" officeooo:rsid="0086f461" style:text-blinking="false" style:font-size-asian="18pt" style:font-weight-asian="bold" style:font-size-complex="18pt" style:font-weight-complex="bold"/>
    </style:style>
    <style:style style:name="T106" style:family="text">
      <style:text-properties fo:font-variant="normal" fo:text-transform="none" fo:color="#0c3c26" loext:opacity="100%" style:text-line-through-style="none" style:text-line-through-type="none" style:font-name="Roboto" fo:font-size="13pt" fo:letter-spacing="normal" fo:font-style="normal" style:text-underline-style="none" fo:font-weight="normal" officeooo:rsid="007cd62b" style:text-blinking="false" style:font-size-asian="13pt" style:font-weight-asian="bold" style:font-size-complex="13pt" style:font-weight-complex="bold"/>
    </style:style>
    <style:style style:name="T107" style:family="text">
      <style:text-properties fo:font-variant="normal" fo:text-transform="none" fo:color="#0c3c26" loext:opacity="100%" style:text-line-through-style="none" style:text-line-through-type="none" style:font-name="Roboto" fo:font-size="13pt" fo:letter-spacing="normal" fo:font-style="normal" style:text-underline-style="none" fo:font-weight="bold" officeooo:rsid="007cd62b" style:text-blinking="false" style:font-size-asian="13pt" style:font-weight-asian="bold" style:font-size-complex="13pt" style:font-weight-complex="bold"/>
    </style:style>
    <style:style style:name="T108"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normal" officeooo:rsid="007cd62b" style:text-blinking="false" style:font-size-asian="16pt" style:font-weight-asian="normal" style:font-size-complex="16pt" style:font-weight-complex="normal"/>
    </style:style>
    <style:style style:name="T109"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normal" officeooo:rsid="007db2c8" style:text-blinking="false" style:font-size-asian="16pt" style:font-weight-asian="normal" style:font-size-complex="16pt" style:font-weight-complex="normal"/>
    </style:style>
    <style:style style:name="T110"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normal" officeooo:rsid="007f19e9" style:text-blinking="false" style:font-size-asian="16pt" style:font-weight-asian="normal" style:font-size-complex="16pt" style:font-weight-complex="normal"/>
    </style:style>
    <style:style style:name="T111"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normal" officeooo:rsid="008041aa" style:text-blinking="false" style:font-size-asian="16pt" style:font-weight-asian="normal" style:font-size-complex="16pt" style:font-weight-complex="normal"/>
    </style:style>
    <style:style style:name="T112"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normal" officeooo:rsid="00841443" style:text-blinking="false" style:font-size-asian="16pt" style:font-weight-asian="normal" style:font-size-complex="16pt" style:font-weight-complex="normal"/>
    </style:style>
    <style:style style:name="T113"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normal" officeooo:rsid="00bd2284" style:text-blinking="false" style:font-size-asian="14pt" style:font-style-asian="normal" style:font-weight-asian="normal" style:font-size-complex="16pt" style:font-style-complex="normal" style:font-weight-complex="normal"/>
    </style:style>
    <style:style style:name="T114"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bold" officeooo:rsid="007db2c8" style:text-blinking="false" style:font-size-asian="16pt" style:font-weight-asian="bold" style:font-size-complex="16pt" style:font-weight-complex="bold"/>
    </style:style>
    <style:style style:name="T115"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bold" officeooo:rsid="007e0bff" style:text-blinking="false" style:font-size-asian="16pt" style:font-weight-asian="bold" style:font-size-complex="16pt" style:font-weight-complex="bold"/>
    </style:style>
    <style:style style:name="T116"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bold" officeooo:rsid="007f19e9" style:text-blinking="false" style:font-size-asian="16pt" style:font-weight-asian="bold" style:font-size-complex="16pt" style:font-weight-complex="bold"/>
    </style:style>
    <style:style style:name="T117"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bold" officeooo:rsid="00841443" style:text-blinking="false" style:font-size-asian="16pt" style:font-weight-asian="bold" style:font-size-complex="16pt" style:font-weight-complex="bold"/>
    </style:style>
    <style:style style:name="T118" style:family="text">
      <style:text-properties fo:font-variant="normal" fo:text-transform="none" fo:color="#0c3c26" loext:opacity="100%" style:text-line-through-style="none" style:text-line-through-type="none" style:font-name="Roboto" fo:font-size="16pt" fo:letter-spacing="normal" fo:font-style="normal" style:text-underline-style="none" fo:font-weight="bold" officeooo:rsid="008b794f" style:text-blinking="false" style:font-size-asian="16pt" style:font-weight-asian="bold" style:font-size-complex="16pt" style:font-weight-complex="bold"/>
    </style:style>
    <style:style style:name="T119" style:family="text">
      <style:text-properties fo:font-variant="normal" fo:text-transform="none" fo:color="#0c3c26" loext:opacity="100%" style:text-line-through-style="none" style:text-line-through-type="none" style:font-name="Roboto" fo:font-size="16pt" fo:letter-spacing="normal" fo:font-style="normal" style:text-underline-style="none" officeooo:rsid="007e0bff" style:text-blinking="false" style:font-size-asian="16pt" style:font-size-complex="16pt"/>
    </style:style>
    <style:style style:name="T120" style:family="text">
      <style:text-properties fo:font-variant="normal" fo:text-transform="none" fo:color="#0c3c26" loext:opacity="100%" style:text-line-through-style="none" style:text-line-through-type="none" style:font-name="Roboto" fo:font-size="16pt" fo:letter-spacing="normal" fo:font-style="normal" style:text-underline-style="solid" style:text-underline-width="auto" style:text-underline-color="font-color" fo:font-weight="bold" officeooo:rsid="007e0bff" style:text-blinking="false" style:font-size-asian="16pt" style:font-weight-asian="bold" style:font-size-complex="16pt" style:font-weight-complex="bold"/>
    </style:style>
    <style:style style:name="T121" style:family="text">
      <style:text-properties fo:font-variant="normal" fo:text-transform="none" fo:color="#0c3c26" loext:opacity="100%" style:text-line-through-style="none" style:text-line-through-type="none" style:font-name="Roboto" fo:font-size="16pt" fo:letter-spacing="normal" fo:font-style="normal" style:text-underline-style="solid" style:text-underline-width="auto" style:text-underline-color="font-color" fo:font-weight="bold" officeooo:rsid="007db2c8" style:text-blinking="false" style:font-size-asian="16pt" style:font-weight-asian="bold" style:font-size-complex="16pt" style:font-weight-complex="bold"/>
    </style:style>
    <style:style style:name="T122" style:family="text">
      <style:text-properties fo:font-variant="normal" fo:text-transform="none" fo:color="#0c3c26" loext:opacity="100%" style:text-line-through-style="none" style:text-line-through-type="none" style:font-name="Roboto" fo:font-size="16pt" fo:letter-spacing="normal" fo:font-style="normal" style:text-underline-style="solid" style:text-underline-width="auto" style:text-underline-color="font-color" fo:font-weight="bold" officeooo:rsid="007edff5" style:text-blinking="false" style:font-size-asian="16pt" style:font-weight-asian="bold" style:font-size-complex="16pt" style:font-weight-complex="bold"/>
    </style:style>
    <style:style style:name="T123" style:family="text">
      <style:text-properties fo:font-variant="normal" fo:text-transform="none" fo:color="#0c3c26" loext:opacity="100%" style:text-line-through-style="none" style:text-line-through-type="none" style:font-name="Roboto" fo:font-size="18pt" fo:letter-spacing="normal" fo:font-style="normal" style:text-underline-style="solid" style:text-underline-width="auto" style:text-underline-color="font-color" fo:font-weight="bold" officeooo:rsid="0086f461" style:text-blinking="false" style:font-size-asian="18pt" style:font-weight-asian="bold" style:font-size-complex="18pt" style:font-weight-complex="bold"/>
    </style:style>
    <style:style style:name="T124" style:family="text">
      <style:text-properties fo:font-variant="normal" fo:text-transform="none" fo:color="#0c3c26" loext:opacity="100%" style:text-line-through-style="none" style:text-line-through-type="none" style:font-name="Roboto" fo:font-size="18pt" fo:letter-spacing="normal" fo:font-style="normal" style:text-underline-style="solid" style:text-underline-width="auto" style:text-underline-color="font-color" fo:font-weight="bold" officeooo:rsid="00a17dff" style:text-blinking="false" style:font-size-asian="18pt" style:font-weight-asian="bold" style:font-size-complex="18pt" style:font-weight-complex="bold"/>
    </style:style>
    <style:style style:name="T125" style:family="text">
      <style:text-properties fo:font-variant="normal" fo:text-transform="none" fo:color="#0c3c26" loext:opacity="100%" style:text-line-through-style="none" style:text-line-through-type="none" style:font-name="Roboto" fo:font-size="18pt" fo:letter-spacing="normal" fo:font-style="normal" style:text-underline-style="solid" style:text-underline-width="auto" style:text-underline-color="font-color" fo:font-weight="bold" officeooo:rsid="00bd9bbd" style:text-blinking="false" style:font-size-asian="18pt" style:font-style-asian="normal" style:font-weight-asian="bold" style:font-size-complex="18pt" style:font-style-complex="normal" style:font-weight-complex="bold"/>
    </style:style>
    <style:style style:name="T126" style:family="text">
      <style:text-properties fo:font-variant="normal" fo:text-transform="none" fo:color="#0c3c26" loext:opacity="100%" style:text-line-through-style="none" style:text-line-through-type="none" style:font-name="Roboto" fo:font-size="18pt" fo:letter-spacing="normal" fo:font-style="normal" style:text-underline-style="none" fo:font-weight="bold" officeooo:rsid="00c053af" style:text-blinking="false" style:font-size-asian="18pt" style:font-style-asian="normal" style:font-weight-asian="bold" style:font-size-complex="18pt" style:font-style-complex="normal" style:font-weight-complex="bold"/>
    </style:style>
    <style:style style:name="T127" style:family="text">
      <style:text-properties fo:font-variant="normal" fo:text-transform="none" fo:color="#0c3c26" loext:opacity="100%" style:text-line-through-style="none" style:text-line-through-type="none" style:font-name="Roboto" fo:font-size="18pt" fo:letter-spacing="normal" fo:font-style="normal" style:text-underline-style="none" fo:font-weight="normal" officeooo:rsid="00be6b62" style:text-blinking="false" style:font-size-asian="18pt" style:font-style-asian="normal" style:font-weight-asian="normal" style:font-size-complex="18pt" style:font-style-complex="normal" style:font-weight-complex="normal"/>
    </style:style>
    <style:style style:name="T128" style:family="text">
      <style:text-properties fo:font-variant="normal" fo:text-transform="none" fo:color="#0c3c26" loext:opacity="100%" style:text-line-through-style="none" style:text-line-through-type="none" style:font-name="Roboto" fo:font-size="18pt" fo:letter-spacing="normal" fo:font-style="normal" style:text-underline-style="none" fo:font-weight="normal" officeooo:rsid="00c38838" style:text-blinking="false" style:font-size-asian="18pt" style:font-style-asian="normal" style:font-weight-asian="normal" style:font-size-complex="18pt" style:font-style-complex="normal" style:font-weight-complex="normal"/>
    </style:style>
    <style:style style:name="T129" style:family="text">
      <style:text-properties fo:font-variant="normal" fo:text-transform="none" fo:color="#0c3c26" loext:opacity="100%" style:text-line-through-style="none" style:text-line-through-type="none" style:font-name="Roboto" fo:font-size="18pt" fo:letter-spacing="normal" fo:font-style="normal" style:text-underline-style="none" fo:font-weight="normal" officeooo:rsid="00c5447f" style:text-blinking="false" style:font-size-asian="18pt" style:font-style-asian="normal" style:font-weight-asian="normal" style:font-size-complex="18pt" style:font-style-complex="normal" style:font-weight-complex="normal"/>
    </style:style>
    <style:style style:name="T130" style:family="text">
      <style:text-properties fo:font-variant="normal" fo:text-transform="none" fo:color="#0c3c26" loext:opacity="100%" style:text-line-through-style="none" style:text-line-through-type="none" style:font-name="Roboto" fo:font-size="11pt" fo:letter-spacing="normal" fo:font-style="normal" style:text-underline-style="none" fo:font-weight="normal" officeooo:rsid="007edff5" style:text-blinking="false" style:font-size-asian="9.60000038146973pt" style:font-weight-asian="normal" style:font-size-complex="11pt" style:font-weight-complex="normal"/>
    </style:style>
    <style:style style:name="T131" style:family="text">
      <style:text-properties fo:font-variant="normal" fo:text-transform="none" fo:color="#0c3c26" loext:opacity="100%" style:text-line-through-style="none" style:text-line-through-type="none" style:font-name="Roboto" fo:font-size="20pt" fo:letter-spacing="normal" fo:font-style="normal" style:text-underline-style="solid" style:text-underline-width="auto" style:text-underline-color="font-color" fo:font-weight="bold" officeooo:rsid="0086f461" style:text-blinking="false" style:font-size-asian="20pt" style:font-weight-asian="bold" style:font-size-complex="20pt" style:font-weight-complex="bold"/>
    </style:style>
    <style:style style:name="T132" style:family="text">
      <style:text-properties fo:font-variant="normal" fo:text-transform="none" fo:color="#0c3c26" loext:opacity="100%" style:text-line-through-style="none" style:text-line-through-type="none" style:font-name="Roboto" fo:font-size="20pt" fo:letter-spacing="normal" fo:font-style="normal" style:text-underline-style="solid" style:text-underline-width="auto" style:text-underline-color="font-color" fo:font-weight="bold" officeooo:rsid="0099ec0f" style:text-blinking="false" style:font-size-asian="20pt" style:font-weight-asian="bold" style:font-size-complex="20pt" style:font-weight-complex="bold"/>
    </style:style>
    <style:style style:name="T133" style:family="text">
      <style:text-properties fo:font-variant="normal" fo:text-transform="none" fo:color="#0c3c26" loext:opacity="100%" style:text-line-through-style="none" style:text-line-through-type="none" style:font-name="Roboto" fo:font-size="20pt" fo:letter-spacing="normal" fo:font-style="normal" style:text-underline-style="solid" style:text-underline-width="auto" style:text-underline-color="font-color" fo:font-weight="bold" officeooo:rsid="00c053af" style:text-blinking="false" style:font-size-asian="20pt" style:font-style-asian="normal" style:font-weight-asian="bold" style:font-size-complex="20pt" style:font-style-complex="normal" style:font-weight-complex="bold"/>
    </style:style>
    <style:style style:name="T134" style:family="text">
      <style:text-properties fo:font-variant="normal" fo:text-transform="none" fo:color="#0c3c26" loext:opacity="100%" style:text-line-through-style="none" style:text-line-through-type="none" style:font-name="Roboto" fo:font-size="20pt" fo:letter-spacing="normal" fo:font-style="normal" style:text-underline-style="none" fo:font-weight="normal" officeooo:rsid="0081911a" style:text-blinking="false" style:font-size-asian="20pt" style:font-weight-asian="normal" style:font-size-complex="20pt" style:font-weight-complex="normal"/>
    </style:style>
    <style:style style:name="T135" style:family="text">
      <style:text-properties fo:font-variant="normal" fo:text-transform="none" fo:color="#0c3c26" loext:opacity="100%" style:text-line-through-style="none" style:text-line-through-type="none" style:font-name="Roboto" fo:font-size="20pt" fo:letter-spacing="normal" fo:font-style="normal" style:text-underline-style="none" fo:font-weight="normal" officeooo:rsid="00a3f4ec" style:text-blinking="false" style:font-size-asian="20pt" style:font-style-asian="normal" style:font-weight-asian="normal" style:font-size-complex="20pt" style:font-style-complex="normal" style:font-weight-complex="normal"/>
    </style:style>
    <style:style style:name="T136" style:family="text">
      <style:text-properties fo:font-variant="normal" fo:text-transform="none" fo:color="#0c3c26" loext:opacity="100%" style:text-line-through-style="none" style:text-line-through-type="none" style:font-name="Roboto" fo:font-size="20pt" fo:letter-spacing="normal" fo:font-style="italic" style:text-underline-style="solid" style:text-underline-width="auto" style:text-underline-color="font-color" fo:font-weight="bold" officeooo:rsid="00a3f4ec" style:text-blinking="false" style:font-size-asian="20pt" style:font-style-asian="italic" style:font-weight-asian="bold" style:font-size-complex="20pt" style:font-style-complex="italic" style:font-weight-complex="bold"/>
    </style:style>
    <style:style style:name="T137" style:family="text">
      <style:text-properties fo:font-variant="normal" fo:text-transform="none" fo:color="#0c3c26" loext:opacity="100%" style:text-line-through-style="none" style:text-line-through-type="none" style:font-name="Roboto" fo:font-size="15pt" fo:letter-spacing="normal" fo:font-style="normal" style:text-underline-style="none" fo:font-weight="normal" officeooo:rsid="009f98f5" style:text-blinking="false" style:font-size-asian="15pt" style:font-weight-asian="bold" style:font-size-complex="15pt" style:font-weight-complex="bold"/>
    </style:style>
    <style:style style:name="T138" style:family="text">
      <style:text-properties fo:font-variant="normal" fo:text-transform="none" fo:color="#0c3c26" loext:opacity="100%" style:text-line-through-style="none" style:text-line-through-type="none" style:font-name="Roboto" fo:font-size="15pt" fo:letter-spacing="normal" fo:font-style="normal" style:text-underline-style="none" fo:font-weight="normal" officeooo:rsid="00a22722" style:text-blinking="false" style:font-size-asian="15pt" style:font-weight-asian="bold" style:font-size-complex="15pt" style:font-weight-complex="bold"/>
    </style:style>
    <style:style style:name="T139" style:family="text">
      <style:text-properties fo:font-variant="normal" fo:text-transform="none" fo:color="#0c3c26" loext:opacity="100%" style:text-line-through-style="none" style:text-line-through-type="none" style:font-name="Roboto" fo:font-size="32pt" fo:letter-spacing="normal" fo:font-style="normal" style:text-underline-style="solid" style:text-underline-width="auto" style:text-underline-color="font-color" fo:font-weight="bold" officeooo:rsid="00bd2284" style:text-blinking="false" style:font-size-asian="32pt" style:font-style-asian="normal" style:font-weight-asian="bold" style:font-size-complex="32pt" style:font-style-complex="normal" style:font-weight-complex="bold"/>
    </style:style>
    <style:style style:name="T140" style:family="text">
      <style:text-properties fo:font-variant="normal" fo:text-transform="none" fo:color="#0c3c26" loext:opacity="100%" style:text-line-through-style="none" style:text-line-through-type="none" style:font-name="Roboto" fo:font-size="32pt" fo:letter-spacing="normal" fo:font-style="normal" style:text-underline-style="solid" style:text-underline-width="auto" style:text-underline-color="font-color" fo:font-weight="bold" officeooo:rsid="00d7dbbe" style:text-blinking="false" style:font-size-asian="32pt" style:font-style-asian="normal" style:font-weight-asian="bold" style:font-size-complex="32pt" style:font-style-complex="normal" style:font-weight-complex="bold"/>
    </style:style>
    <style:style style:name="T141" style:family="text">
      <style:text-properties fo:font-variant="normal" fo:text-transform="none" fo:color="#0c3c26" loext:opacity="100%" style:text-line-through-style="none" style:text-line-through-type="none" style:font-name="Roboto" fo:font-size="10pt" fo:letter-spacing="normal" fo:font-style="normal" style:text-underline-style="none" fo:font-weight="normal" officeooo:rsid="00c5447f" style:text-blinking="false" style:font-size-asian="10pt" style:font-style-asian="normal" style:font-weight-asian="normal" style:font-size-complex="10pt" style:font-style-complex="normal" style:font-weight-complex="normal"/>
    </style:style>
    <style:style style:name="T142" style:family="text">
      <style:text-properties fo:font-variant="normal" fo:text-transform="none" fo:color="#0c3c26" loext:opacity="100%" style:text-line-through-style="none" style:text-line-through-type="none" style:font-name="Roboto" fo:font-size="10pt" fo:letter-spacing="normal" fo:font-style="normal" style:text-underline-style="none" fo:font-weight="normal" officeooo:rsid="00c7a1e2" style:text-blinking="false" style:font-size-asian="10pt" style:font-style-asian="normal" style:font-weight-asian="normal" style:font-size-complex="10pt" style:font-style-complex="normal" style:font-weight-complex="normal"/>
    </style:style>
    <style:style style:name="T143" style:family="text">
      <style:text-properties fo:font-variant="normal" fo:text-transform="none" fo:color="#0c3c26" loext:opacity="100%" style:text-line-through-style="none" style:text-line-through-type="none" style:font-name="Roboto" fo:font-size="10pt" fo:letter-spacing="normal" fo:font-style="normal" style:text-underline-style="none" fo:font-weight="bold" officeooo:rsid="00c7a1e2" style:text-blinking="false" style:font-size-asian="10pt" style:font-style-asian="normal" style:font-weight-asian="bold" style:font-size-complex="10pt" style:font-style-complex="normal" style:font-weight-complex="bold"/>
    </style:style>
    <style:style style:name="T144" style:family="text">
      <style:text-properties fo:font-variant="normal" fo:text-transform="none" fo:color="#0c3c26" loext:opacity="100%" style:text-line-through-style="none" style:text-line-through-type="none" style:font-name="Roboto" fo:font-size="10pt" fo:letter-spacing="normal" fo:font-style="normal" style:text-underline-style="none" fo:font-weight="bold" officeooo:rsid="00c848a0" style:text-blinking="false" style:font-size-asian="10pt" style:font-style-asian="normal" style:font-weight-asian="bold" style:font-size-complex="10pt" style:font-style-complex="normal" style:font-weight-complex="bold"/>
    </style:style>
    <style:style style:name="T145" style:family="text">
      <style:text-properties fo:font-variant="normal" fo:text-transform="none" fo:color="#0c3c26" loext:opacity="100%" style:text-line-through-style="none" style:text-line-through-type="none" style:font-name="Roboto" fo:font-size="22pt" fo:letter-spacing="normal" fo:font-style="normal" style:text-underline-style="none" fo:font-weight="bold" officeooo:rsid="00d72aff" style:text-blinking="false" style:font-size-asian="22pt" style:font-style-asian="normal" style:font-weight-asian="bold" style:font-size-complex="22pt" style:font-style-complex="normal" style:font-weight-complex="bold"/>
    </style:style>
    <style:style style:name="T146" style:family="text">
      <style:text-properties fo:font-variant="normal" fo:text-transform="none" fo:color="#0c3c26" loext:opacity="100%" style:text-line-through-style="none" style:text-line-through-type="none" style:font-name="Roboto" fo:font-size="22pt" fo:letter-spacing="normal" fo:font-style="normal" style:text-underline-style="none" fo:font-weight="bold" officeooo:rsid="00d77dbe" style:text-blinking="false" style:font-size-asian="22pt" style:font-style-asian="normal" style:font-weight-asian="bold" style:font-size-complex="22pt" style:font-style-complex="normal" style:font-weight-complex="bold"/>
    </style:style>
    <style:style style:name="T147" style:family="text">
      <style:text-properties fo:font-variant="normal" fo:text-transform="none" fo:color="#0c3c26" loext:opacity="100%" style:text-line-through-style="none" style:text-line-through-type="none" style:font-name="Roboto" fo:font-size="22pt" fo:letter-spacing="normal" fo:font-style="normal" style:text-underline-style="none" fo:font-weight="normal" officeooo:rsid="00cdc978" style:text-blinking="false" style:font-size-asian="22pt" style:font-style-asian="normal" style:font-weight-asian="normal" style:font-size-complex="22pt" style:font-style-complex="normal" style:font-weight-complex="normal"/>
    </style:style>
    <style:style style:name="T148" style:family="text">
      <style:text-properties fo:font-variant="normal" fo:text-transform="none" fo:color="#0c3c26" loext:opacity="100%" style:text-line-through-style="none" style:text-line-through-type="none" style:font-name="Roboto" fo:font-size="22pt" fo:letter-spacing="normal" fo:font-style="normal" style:text-underline-style="none" fo:font-weight="normal" officeooo:rsid="00d77dbe" style:text-blinking="false" style:font-size-asian="22pt" style:font-style-asian="normal" style:font-weight-asian="bold" style:font-size-complex="22pt" style:font-style-complex="normal" style:font-weight-complex="bold"/>
    </style:style>
    <style:style style:name="T149" style:family="text">
      <style:text-properties fo:font-variant="normal" fo:text-transform="none" fo:color="#0c3c26" loext:opacity="100%" style:text-line-through-style="none" style:text-line-through-type="none" style:font-name="Roboto" fo:font-size="22pt" fo:letter-spacing="normal" fo:font-style="normal" style:text-underline-style="solid" style:text-underline-width="auto" style:text-underline-color="font-color" fo:font-weight="bold" officeooo:rsid="00cdc978" style:text-blinking="false" style:font-size-asian="22pt" style:font-style-asian="normal" style:font-weight-asian="bold" style:font-size-complex="22pt" style:font-style-complex="normal" style:font-weight-complex="bold"/>
    </style:style>
    <style:style style:name="T150" style:family="text">
      <style:text-properties fo:font-variant="normal" fo:text-transform="none" fo:color="#0c3c26" loext:opacity="100%" style:text-line-through-style="none" style:text-line-through-type="none" style:font-name="Roboto" fo:font-size="22pt" fo:letter-spacing="normal" fo:font-style="normal" style:text-underline-style="solid" style:text-underline-width="auto" style:text-underline-color="font-color" fo:font-weight="bold" officeooo:rsid="00d52c34" style:text-blinking="false" style:font-size-asian="22pt" style:font-style-asian="normal" style:font-weight-asian="bold" style:font-size-complex="22pt" style:font-style-complex="normal" style:font-weight-complex="bold"/>
    </style:style>
    <style:style style:name="T151" style:family="text">
      <style:text-properties fo:font-variant="normal" fo:text-transform="none" fo:color="#0c3c26" loext:opacity="100%" style:text-line-through-style="none" style:text-line-through-type="none" style:font-name="Roboto" fo:font-size="22pt" fo:letter-spacing="normal" fo:font-style="normal" style:text-underline-style="solid" style:text-underline-width="auto" style:text-underline-color="font-color" fo:font-weight="bold" officeooo:rsid="00d72aff" style:text-blinking="false" style:font-size-asian="22pt" style:font-style-asian="normal" style:font-weight-asian="bold" style:font-size-complex="22pt" style:font-style-complex="normal" style:font-weight-complex="bold"/>
    </style:style>
    <style:style style:name="T152" style:family="text">
      <style:text-properties fo:font-variant="normal" fo:text-transform="none" fo:color="#0c3c26" loext:opacity="100%" style:text-line-through-style="none" style:text-line-through-type="none" style:font-name="Roboto" fo:font-size="22pt" fo:letter-spacing="normal" fo:font-style="normal" style:text-underline-style="solid" style:text-underline-width="auto" style:text-underline-color="font-color" fo:font-weight="bold" officeooo:rsid="00d77dbe" style:text-blinking="false" style:font-size-asian="22pt" style:font-style-asian="normal" style:font-weight-asian="bold" style:font-size-complex="22pt" style:font-style-complex="normal" style:font-weight-complex="bold"/>
    </style:style>
    <style:style style:name="T153" style:family="text">
      <style:text-properties fo:font-variant="normal" fo:text-transform="none" fo:color="#0c3c26" loext:opacity="100%" style:text-line-through-style="none" style:text-line-through-type="none" style:font-name="Roboto" fo:font-size="12pt" fo:letter-spacing="normal" fo:font-style="normal" style:text-underline-style="none" fo:font-weight="bold" officeooo:rsid="00d72aff" style:text-blinking="false" style:font-size-asian="12pt" style:font-style-asian="normal" style:font-weight-asian="bold" style:font-size-complex="12pt" style:font-style-complex="normal" style:font-weight-complex="bold"/>
    </style:style>
    <style:style style:name="T154" style:family="text">
      <style:text-properties fo:font-variant="normal" fo:text-transform="none" fo:color="#0c3c26" loext:opacity="100%" style:text-line-through-style="none" style:text-line-through-type="none" style:font-name="Roboto" fo:font-size="12pt" fo:letter-spacing="normal" fo:font-style="normal" style:text-underline-style="none" fo:font-weight="normal" officeooo:rsid="00dcd288" style:text-blinking="false" style:font-size-asian="10.5pt" style:font-style-asian="normal" style:font-weight-asian="normal" style:font-size-complex="12pt" style:font-style-complex="normal" style:font-weight-complex="normal"/>
    </style:style>
    <style:style style:name="T155" style:family="text">
      <style:text-properties fo:font-variant="normal" fo:text-transform="none" fo:color="#0c3c26" loext:opacity="100%" style:text-line-through-style="none" style:text-line-through-type="none" style:font-name="Roboto" fo:font-size="14pt" fo:letter-spacing="normal" fo:font-style="normal" style:text-underline-style="none" fo:font-weight="normal" officeooo:rsid="00d7dbbe" style:text-blinking="false" style:font-size-asian="12.25pt" style:font-style-asian="normal" style:font-weight-asian="normal" style:font-size-complex="14pt" style:font-style-complex="normal" style:font-weight-complex="normal"/>
    </style:style>
    <style:style style:name="T156" style:family="text">
      <style:text-properties fo:font-variant="normal" fo:text-transform="none" fo:color="#0c3c26" loext:opacity="100%" style:text-line-through-style="none" style:text-line-through-type="none" style:font-name="Roboto" fo:font-size="14pt" fo:letter-spacing="normal" fo:font-style="normal" style:text-underline-style="none" fo:font-weight="normal" officeooo:rsid="00eba358" style:text-blinking="false" style:font-size-asian="12.25pt" style:font-style-asian="normal" style:font-weight-asian="normal" style:font-size-complex="14pt" style:font-style-complex="normal" style:font-weight-complex="normal"/>
    </style:style>
    <style:style style:name="T157" style:family="text">
      <style:text-properties fo:font-variant="normal" fo:text-transform="none" fo:color="#0c3c26" loext:opacity="100%" style:text-line-through-style="none" style:text-line-through-type="none" style:font-name="Roboto" fo:font-size="14pt" fo:letter-spacing="normal" fo:font-style="normal" style:text-underline-style="none" fo:font-weight="bold" officeooo:rsid="00d7dbbe" style:text-blinking="false" style:font-size-asian="12.25pt" style:font-style-asian="normal" style:font-weight-asian="bold" style:font-size-complex="14pt" style:font-style-complex="normal" style:font-weight-complex="bold"/>
    </style:style>
    <style:style style:name="T158" style:family="text">
      <style:text-properties fo:font-variant="normal" fo:text-transform="none" fo:color="#0c3c26" loext:opacity="100%" style:text-line-through-style="none" style:text-line-through-type="none" style:font-name="Roboto" fo:font-size="14pt" fo:letter-spacing="normal" fo:font-style="normal" style:text-underline-style="solid" style:text-underline-width="auto" style:text-underline-color="font-color" fo:font-weight="bold" officeooo:rsid="00d7dbbe" style:text-blinking="false" style:font-size-asian="12.25pt" style:font-style-asian="normal" style:font-weight-asian="bold" style:font-size-complex="14pt" style:font-style-complex="normal" style:font-weight-complex="bold"/>
    </style:style>
    <style:style style:name="T159" style:family="text">
      <style:text-properties fo:font-variant="normal" fo:text-transform="none" fo:color="#0c3c26" loext:opacity="100%" style:text-line-through-style="none" style:text-line-through-type="none" style:font-name="Roboto" fo:font-size="26pt" fo:letter-spacing="normal" fo:font-style="normal" style:text-underline-style="solid" style:text-underline-width="auto" style:text-underline-color="font-color" fo:font-weight="bold" officeooo:rsid="00dcd288" style:text-blinking="false" style:font-size-asian="26pt" style:font-style-asian="normal" style:font-weight-asian="bold" style:font-size-complex="26pt" style:font-style-complex="normal" style:font-weight-complex="bold"/>
    </style:style>
    <style:style style:name="T160" style:family="text">
      <style:text-properties fo:font-variant="normal" fo:text-transform="none" fo:color="#0c3c26" loext:opacity="100%" style:text-line-through-style="none" style:text-line-through-type="none" fo:font-size="16pt" fo:letter-spacing="normal" fo:font-style="normal" style:text-underline-style="none" fo:font-weight="bold" officeooo:rsid="008b794f" style:text-blinking="false" style:font-size-asian="16pt" style:font-weight-asian="bold" style:font-size-complex="16pt" style:font-weight-complex="bold"/>
    </style:style>
    <style:style style:name="T161" style:family="text">
      <style:text-properties fo:font-variant="normal" fo:text-transform="none" fo:color="#0c3c26" loext:opacity="100%" style:text-line-through-style="none" style:text-line-through-type="none" fo:font-size="16pt" fo:letter-spacing="normal" fo:font-style="normal" style:text-underline-style="none" fo:font-weight="bold" officeooo:rsid="008e5c1c" style:text-blinking="false" style:font-size-asian="16pt" style:font-weight-asian="bold" style:font-size-complex="16pt" style:font-weight-complex="bold"/>
    </style:style>
    <style:style style:name="T162" style:family="text">
      <style:text-properties fo:font-variant="normal" fo:text-transform="none" fo:color="#0c3c26" loext:opacity="100%" style:text-line-through-style="none" style:text-line-through-type="none" fo:font-size="20pt" fo:letter-spacing="normal" fo:font-style="normal" style:text-underline-style="none" fo:font-weight="normal" officeooo:rsid="0081911a" style:text-blinking="false" style:font-size-asian="20pt" style:font-weight-asian="normal" style:font-size-complex="20pt" style:font-weight-complex="normal"/>
    </style:style>
    <style:style style:name="T163" style:family="text">
      <style:text-properties fo:font-variant="normal" fo:text-transform="none" fo:color="#0c3c26" loext:opacity="100%" style:text-line-through-style="none" style:text-line-through-type="none" fo:font-size="18pt" fo:letter-spacing="normal" fo:font-style="normal" style:text-underline-style="none" fo:font-weight="bold" officeooo:rsid="00c053af" style:text-blinking="false" style:font-size-asian="18pt" style:font-style-asian="normal" style:font-weight-asian="bold" style:font-size-complex="18pt" style:font-style-complex="normal" style:font-weight-complex="bold"/>
    </style:style>
    <style:style style:name="T164" style:family="text">
      <style:text-properties fo:font-variant="normal" fo:text-transform="none" fo:color="#0c3c26" loext:opacity="100%" style:text-line-through-style="none" style:text-line-through-type="none" fo:font-size="10pt" fo:letter-spacing="normal" fo:font-style="normal" style:text-underline-style="none" fo:font-weight="bold" officeooo:rsid="00c7a1e2" style:text-blinking="false" style:font-size-asian="10pt" style:font-style-asian="normal" style:font-weight-asian="bold" style:font-size-complex="10pt" style:font-style-complex="normal" style:font-weight-complex="bold"/>
    </style:style>
    <style:style style:name="T165" style:family="text">
      <style:text-properties fo:font-variant="normal" fo:text-transform="none" fo:color="#0c3c26" loext:opacity="100%" style:text-line-through-style="none" style:text-line-through-type="none" fo:font-size="22pt" fo:letter-spacing="normal" fo:font-style="normal" style:text-underline-style="none" fo:font-weight="bold" officeooo:rsid="00d72aff" style:text-blinking="false" style:font-size-asian="22pt" style:font-style-asian="normal" style:font-weight-asian="bold" style:font-size-complex="22pt" style:font-style-complex="normal" style:font-weight-complex="bold"/>
    </style:style>
    <style:style style:name="T166" style:family="text">
      <style:text-properties fo:font-variant="normal" fo:text-transform="none" fo:color="#0c3c26" loext:opacity="100%" style:text-line-through-style="none" style:text-line-through-type="none" fo:font-size="14pt" fo:letter-spacing="normal" fo:font-style="normal" style:text-underline-style="none" fo:font-weight="normal" officeooo:rsid="00d7dbbe" style:text-blinking="false" style:font-size-asian="12.25pt" style:font-style-asian="normal" style:font-weight-asian="normal" style:font-size-complex="14pt" style:font-style-complex="normal" style:font-weight-complex="normal"/>
    </style:style>
    <style:style style:name="T167" style:family="text">
      <style:text-properties fo:font-variant="normal" fo:text-transform="none" fo:color="#0c3c26" loext:opacity="100%" fo:font-size="20pt" fo:letter-spacing="normal" fo:font-style="normal" style:text-underline-style="none" fo:font-weight="normal" officeooo:rsid="00eda011" style:font-size-asian="20pt" style:font-style-asian="normal" style:font-weight-asian="normal" style:font-size-complex="20pt" style:font-style-complex="normal" style:font-weight-complex="normal"/>
    </style:style>
    <style:style style:name="T168" style:family="text">
      <style:text-properties fo:font-variant="normal" fo:text-transform="none" fo:color="#0c3c26" loext:opacity="100%" fo:font-size="18pt" fo:letter-spacing="normal" fo:font-style="normal" style:text-underline-style="solid" style:text-underline-width="auto" style:text-underline-color="font-color" fo:font-weight="bold" officeooo:rsid="00eda011" style:font-size-asian="18pt" style:font-style-asian="normal" style:font-weight-asian="bold" style:font-size-complex="18pt" style:font-style-complex="normal" style:font-weight-complex="bold"/>
    </style:style>
    <style:style style:name="T169"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style:text-blinking="false"/>
    </style:style>
    <style:style style:name="T170"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385b26" style:text-blinking="false" style:font-size-asian="14pt" style:font-weight-asian="bold" style:font-size-complex="14pt" style:font-weight-complex="bold"/>
    </style:style>
    <style:style style:name="T171"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7af5c2" style:text-blinking="false" style:font-size-asian="13pt" style:font-weight-asian="bold" style:font-size-complex="13pt" style:font-weight-complex="bold"/>
    </style:style>
    <style:style style:name="T172"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7cd62b" style:text-blinking="false" style:font-size-asian="13pt" style:font-weight-asian="bold" style:font-size-complex="13pt" style:font-weight-complex="bold"/>
    </style:style>
    <style:style style:name="T173"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7e0bff" style:text-blinking="false" style:font-size-asian="16pt" style:font-weight-asian="normal" style:font-size-complex="16pt" style:font-weight-complex="normal"/>
    </style:style>
    <style:style style:name="T174"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86f461" style:text-blinking="false" style:font-size-asian="18pt" style:font-weight-asian="bold" style:font-size-complex="18pt" style:font-weight-complex="bold"/>
    </style:style>
    <style:style style:name="T175"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a3f4ec" style:text-blinking="false" style:font-size-asian="20pt" style:font-style-asian="normal" style:font-weight-asian="normal" style:font-size-complex="20pt" style:font-style-complex="normal" style:font-weight-complex="normal"/>
    </style:style>
    <style:style style:name="T176"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eda011" style:text-blinking="false" style:font-size-asian="20pt" style:font-style-asian="normal" style:font-weight-asian="bold" style:font-size-complex="20pt" style:font-style-complex="normal" style:font-weight-complex="bold"/>
    </style:style>
    <style:style style:name="T177"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normal" officeooo:rsid="007db2c8" style:text-blinking="false" style:font-size-asian="16pt" style:font-weight-asian="bold" style:font-size-complex="16pt" style:font-weight-complex="bold"/>
    </style:style>
    <style:style style:name="T178"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normal" officeooo:rsid="007e0bff" style:text-blinking="false" style:font-size-asian="16pt" style:font-weight-asian="normal" style:font-size-complex="16pt" style:font-weight-complex="normal"/>
    </style:style>
    <style:style style:name="T179"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normal" officeooo:rsid="00a3f4ec" style:text-blinking="false" style:font-size-asian="20pt" style:font-style-asian="normal" style:font-weight-asian="normal" style:font-size-complex="20pt" style:font-style-complex="normal" style:font-weight-complex="normal"/>
    </style:style>
    <style:style style:name="T180"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normal" officeooo:rsid="00bd9bbd" style:text-blinking="false" style:font-size-asian="18pt" style:font-style-asian="normal" style:font-weight-asian="normal" style:font-size-complex="18pt" style:font-style-complex="normal" style:font-weight-complex="normal"/>
    </style:style>
    <style:style style:name="T181"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normal" officeooo:rsid="00c053af" style:text-blinking="false" style:font-size-asian="18pt" style:font-style-asian="normal" style:font-weight-asian="bold" style:font-size-complex="18pt" style:font-style-complex="normal" style:font-weight-complex="bold"/>
    </style:style>
    <style:style style:name="T182"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normal" officeooo:rsid="00c7a1e2" style:text-blinking="false" style:font-size-asian="10pt" style:font-style-asian="normal" style:font-weight-asian="bold" style:font-size-complex="10pt" style:font-style-complex="normal" style:font-weight-complex="bold"/>
    </style:style>
    <style:style style:name="T183"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solid" style:text-underline-width="auto" style:text-underline-color="font-color" fo:font-weight="bold" officeooo:rsid="0086f461" style:text-blinking="false" style:font-size-asian="18pt" style:font-weight-asian="bold" style:font-size-complex="18pt" style:font-weight-complex="bold"/>
    </style:style>
    <style:style style:name="T184"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solid" style:text-underline-width="auto" style:text-underline-color="font-color" fo:font-weight="normal" officeooo:rsid="0086f461" style:text-blinking="false" style:font-size-asian="20pt" style:font-weight-asian="bold" style:font-size-complex="20pt" style:font-weight-complex="bold"/>
    </style:style>
    <style:style style:name="T185"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solid" style:text-underline-width="auto" style:text-underline-color="font-color" fo:font-weight="normal" officeooo:rsid="0099ec0f" style:text-blinking="false" style:font-size-asian="20pt" style:font-weight-asian="bold" style:font-size-complex="20pt" style:font-weight-complex="bold"/>
    </style:style>
    <style:style style:name="T186" style:family="text">
      <style:text-properties fo:font-variant="normal" fo:text-transform="none" fo:color="#0c4b33" loext:opacity="100%" style:text-line-through-style="none" style:text-line-through-type="none" style:font-name="Fira Mono" fo:font-size="16pt" fo:letter-spacing="normal" fo:font-style="normal" style:text-underline-style="none" fo:font-weight="bold" style:text-blinking="false" style:font-size-asian="16pt" style:font-size-complex="16pt"/>
    </style:style>
    <style:style style:name="T187" style:family="text">
      <style:text-properties fo:font-variant="normal" fo:text-transform="none" fo:color="#0c4b33" loext:opacity="100%" style:text-line-through-style="none" style:text-line-through-type="none" style:font-name="Fira Mono" fo:font-size="16pt" fo:letter-spacing="normal" fo:font-style="normal" style:text-underline-style="none" fo:font-weight="bold" officeooo:rsid="007e0bff" style:text-blinking="false" style:font-size-asian="16pt" style:font-weight-asian="normal" style:font-size-complex="16pt" style:font-weight-complex="normal"/>
    </style:style>
    <style:style style:name="T188" style:family="text">
      <style:text-properties fo:font-variant="normal" fo:text-transform="none" fo:color="#0c4b33" loext:opacity="100%" style:text-line-through-style="none" style:text-line-through-type="none" style:font-name="Fira Mono" fo:font-size="16pt" fo:letter-spacing="normal" fo:font-style="normal" style:text-underline-style="none" fo:font-weight="normal" officeooo:rsid="007af5c2" style:text-blinking="false" style:font-size-asian="16pt" style:font-weight-asian="normal" style:font-size-complex="16pt" style:font-weight-complex="normal"/>
    </style:style>
    <style:style style:name="T189" style:family="text">
      <style:text-properties fo:font-variant="normal" fo:text-transform="none" fo:color="#0c4b33" loext:opacity="100%" style:text-line-through-style="none" style:text-line-through-type="none" style:font-name="Fira Mono" fo:font-size="16pt" fo:letter-spacing="normal" fo:font-style="normal" style:text-underline-style="none" style:text-blinking="false" style:font-size-asian="16pt" style:font-size-complex="16pt"/>
    </style:style>
    <style:style style:name="T190" style:family="text">
      <style:text-properties fo:font-variant="normal" fo:text-transform="none" fo:color="#0c4b33" loext:opacity="100%" style:text-line-through-style="none" style:text-line-through-type="none" style:font-name="Fira Mono" fo:font-size="16pt" fo:letter-spacing="normal" fo:font-style="normal" style:text-blinking="false" style:font-size-asian="16pt" style:font-size-complex="16pt"/>
    </style:style>
    <style:style style:name="T191" style:family="text">
      <style:text-properties fo:font-variant="normal" fo:text-transform="none" fo:color="#0c4b33" loext:opacity="100%" style:text-line-through-style="none" style:text-line-through-type="none" style:font-name="Fira Mono" fo:font-size="13pt" fo:letter-spacing="normal" fo:font-style="normal" style:text-underline-style="none" fo:font-weight="bold" officeooo:rsid="007af5c2" style:text-blinking="false" style:font-size-asian="13pt" style:font-weight-asian="bold" style:font-size-complex="13pt" style:font-weight-complex="bold"/>
    </style:style>
    <style:style style:name="T192" style:family="text">
      <style:text-properties fo:font-variant="normal" fo:text-transform="none" fo:color="#0c4b33" loext:opacity="100%" style:text-line-through-style="none" style:text-line-through-type="none" style:font-name="Fira Mono" fo:font-size="13pt" fo:letter-spacing="normal" fo:font-style="normal" style:text-underline-style="none" fo:font-weight="bold" officeooo:rsid="007cd62b" style:text-blinking="false" style:font-size-asian="13pt" style:font-weight-asian="bold" style:font-size-complex="13pt" style:font-weight-complex="bold"/>
    </style:style>
    <style:style style:name="T193" style:family="text">
      <style:text-properties fo:font-variant="normal" fo:text-transform="none" fo:color="#0c4b33" loext:opacity="100%" style:text-line-through-style="none" style:text-line-through-type="none" style:font-name="Fira Mono" fo:font-size="20pt" fo:letter-spacing="normal" fo:font-style="normal" style:text-underline-style="solid" style:text-underline-width="auto" style:text-underline-color="font-color" fo:font-weight="bold" officeooo:rsid="007cd62b" style:text-blinking="false" style:font-size-asian="20pt" style:font-weight-asian="bold" style:font-size-complex="20pt" style:font-weight-complex="bold"/>
    </style:style>
    <style:style style:name="T194" style:family="text">
      <style:text-properties fo:font-variant="normal" fo:text-transform="none" fo:color="#0c4b33" loext:opacity="100%" style:text-line-through-style="none" style:text-line-through-type="none" style:font-name="Fira Mono" fo:font-size="15pt" fo:letter-spacing="normal" fo:font-style="normal" style:text-underline-style="none" fo:font-weight="bold" officeooo:rsid="009f98f5" style:text-blinking="false" style:font-size-asian="15pt" style:font-weight-asian="bold" style:font-size-complex="15pt" style:font-weight-complex="bold"/>
    </style:style>
    <style:style style:name="T195" style:family="text">
      <style:text-properties fo:font-variant="normal" fo:text-transform="none" fo:color="#0c4b33" loext:opacity="100%" style:text-line-through-style="none" style:text-line-through-type="none" style:font-name="Fira Mono" fo:font-size="15pt" fo:letter-spacing="normal" fo:font-style="normal" style:text-underline-style="none" fo:font-weight="bold" style:text-blinking="false" style:font-size-asian="15pt" style:font-size-complex="15pt"/>
    </style:style>
    <style:style style:name="T196" style:family="text">
      <style:text-properties fo:font-variant="normal" fo:text-transform="none" fo:color="#0c4b33" loext:opacity="100%" style:text-line-through-style="none" style:text-line-through-type="none" style:font-name="Fira Mono" fo:font-size="15pt" fo:letter-spacing="normal" fo:font-style="normal" style:text-blinking="false" style:font-size-asian="15pt" style:font-size-complex="15pt"/>
    </style:style>
    <style:style style:name="T197" style:family="text">
      <style:text-properties fo:font-variant="normal" fo:text-transform="none" fo:color="#0c4b33" loext:opacity="100%" style:text-line-through-style="none" style:text-line-through-type="none" style:font-name="Fira Mono" fo:font-size="9pt" fo:letter-spacing="normal" fo:font-style="normal" style:text-underline-style="none" fo:font-weight="bold" style:text-blinking="false" style:font-size-asian="9pt" style:font-weight-asian="bold" style:font-size-complex="9pt" style:font-weight-complex="bold"/>
    </style:style>
    <style:style style:name="T198" style:family="text">
      <style:text-properties fo:font-variant="normal" fo:text-transform="none" fo:color="#0c4b33" loext:opacity="100%" style:text-line-through-style="none" style:text-line-through-type="none" style:font-name="Fira Mono" fo:font-size="14pt" fo:letter-spacing="normal" fo:font-style="normal" style:text-underline-style="none" fo:font-weight="bold" officeooo:rsid="00eba358" style:text-blinking="false" style:font-size-asian="12.25pt" style:font-style-asian="normal" style:font-weight-asian="normal" style:font-size-complex="14pt" style:font-style-complex="normal" style:font-weight-complex="normal"/>
    </style:style>
    <style:style style:name="T199" style:family="text">
      <style:text-properties fo:font-variant="normal" fo:text-transform="none" fo:color="#0c4b33" loext:opacity="100%" style:text-line-through-style="none" style:text-line-through-type="none" style:font-name="Fira Mono" fo:font-size="14pt" fo:letter-spacing="normal" fo:font-style="normal" style:text-underline-style="none" officeooo:rsid="00eba358" style:text-blinking="false" style:font-size-asian="12.25pt" style:font-style-asian="normal" style:font-weight-asian="normal" style:font-size-complex="14pt" style:font-style-complex="normal" style:font-weight-complex="normal"/>
    </style:style>
    <style:style style:name="T200" style:family="text">
      <style:text-properties fo:font-variant="normal" fo:text-transform="none" fo:color="#0c4b33" loext:opacity="100%" style:text-line-through-style="none" style:text-line-through-type="none" style:font-name="Fira Mono" fo:font-size="18pt" fo:letter-spacing="normal" fo:font-style="normal" style:text-underline-style="none" fo:font-weight="bold" style:text-blinking="false" style:font-size-asian="18pt" style:font-size-complex="18pt"/>
    </style:style>
    <style:style style:name="T201" style:family="text">
      <style:text-properties fo:font-variant="normal" fo:text-transform="none" fo:color="#0c4b33" loext:opacity="100%" style:text-line-through-style="none" style:text-line-through-type="none" style:font-name="Fira Mono" fo:font-size="18pt" fo:letter-spacing="normal" fo:font-style="normal" style:text-underline-style="none" style:text-blinking="false" style:font-size-asian="18pt" style:font-size-complex="18pt"/>
    </style:style>
    <style:style style:name="T202" style:family="text">
      <style:text-properties fo:font-variant="normal" fo:text-transform="none" fo:color="#0c4b33" loext:opacity="100%" style:text-line-through-style="none" style:text-line-through-type="none" style:font-name="Roboto" fo:font-size="8.39999961853027pt" fo:letter-spacing="normal" fo:font-style="normal" style:text-underline-style="none" fo:font-weight="bold" officeooo:rsid="008041aa" style:text-blinking="false" style:font-size-asian="16pt" style:font-weight-asian="normal" style:font-size-complex="16pt" style:font-weight-complex="normal"/>
    </style:style>
    <style:style style:name="T203" style:family="text">
      <style:text-properties fo:font-variant="normal" fo:text-transform="none" fo:color="#0c4b33" loext:opacity="100%" style:font-name="Fira Mono" fo:font-size="8.39999961853027pt" fo:letter-spacing="normal" fo:font-style="normal"/>
    </style:style>
    <style:style style:name="T204" style:family="text">
      <style:text-properties fo:font-variant="normal" fo:text-transform="none" fo:color="#0c4b33" loext:opacity="100%" style:font-name="Fira Mono" fo:font-size="8.39999961853027pt" fo:letter-spacing="normal" fo:font-style="normal" fo:font-weight="bold"/>
    </style:style>
    <style:style style:name="T205" style:family="text">
      <style:text-properties fo:font-variant="normal" fo:text-transform="none" fo:color="#0c4b33" loext:opacity="100%" style:font-name="Fira Mono" fo:font-size="8.39999961853027pt" fo:letter-spacing="normal" fo:font-style="normal" fo:font-weight="bold" style:font-weight-asian="bold" style:font-weight-complex="bold"/>
    </style:style>
    <style:style style:name="T206" style:family="text">
      <style:text-properties fo:font-variant="normal" fo:text-transform="none" fo:color="#0c4b33" loext:opacity="100%" style:font-name="Fira Mono" fo:font-size="8.39999961853027pt" fo:letter-spacing="normal" fo:font-style="normal" style:font-size-asian="16pt" style:font-size-complex="16pt"/>
    </style:style>
    <style:style style:name="T207" style:family="text">
      <style:text-properties fo:font-variant="normal" fo:text-transform="none" fo:color="#0c4b33" loext:opacity="100%" style:font-name="Fira Mono" fo:font-size="8.39999961853027pt" fo:letter-spacing="normal" fo:font-style="normal" fo:font-weight="normal"/>
    </style:style>
    <style:style style:name="T208" style:family="text">
      <style:text-properties fo:font-variant="normal" fo:text-transform="none" fo:color="#0c4b33" loext:opacity="100%" style:font-name="Fira Mono" fo:font-size="8.39999961853027pt" fo:letter-spacing="normal" fo:font-style="normal" fo:font-weight="normal" style:font-weight-asian="bold" style:font-weight-complex="bold" loext:padding-left="0cm" loext:padding-right="0cm" loext:padding-top="0.049cm" loext:padding-bottom="0.049cm" loext:border-left="none" loext:border-right="none" loext:border-top="0.6pt solid #eaeaea" loext:border-bottom="0.6pt solid #eaeaea"/>
    </style:style>
    <style:style style:name="T209" style:family="text">
      <style:text-properties fo:font-variant="normal" fo:text-transform="none" fo:color="#0c4b33" loext:opacity="100%" style:font-name="Fira Mono" fo:font-size="8.39999961853027pt" fo:letter-spacing="normal" fo:font-style="normal" fo:font-weight="normal" loext:padding="0cm" loext:border="none"/>
    </style:style>
    <style:style style:name="T210" style:family="text">
      <style:text-properties fo:font-variant="normal" fo:text-transform="none" fo:color="#0c4b33" loext:opacity="100%" style:font-name="Fira Mono" fo:font-size="8.39999961853027pt" fo:letter-spacing="normal" fo:font-style="normal" fo:font-weight="normal" officeooo:rsid="003d60c7"/>
    </style:style>
    <style:style style:name="T211" style:family="text">
      <style:text-properties fo:font-variant="normal" fo:text-transform="none" fo:color="#0c4b33" loext:opacity="100%" style:font-name="Fira Mono" fo:font-size="8.39999961853027pt" fo:letter-spacing="normal" fo:font-style="normal" style:text-underline-style="none" fo:font-weight="bold" officeooo:rsid="00385b26" style:font-size-asian="14pt" style:font-weight-asian="bold" style:font-size-complex="14pt" style:font-weight-complex="bold"/>
    </style:style>
    <style:style style:name="T212" style:family="text">
      <style:text-properties fo:font-variant="normal" fo:text-transform="none" fo:color="#0c4b33" loext:opacity="100%" style:font-name="Fira Mono" fo:font-size="8.39999961853027pt" fo:letter-spacing="normal" fo:font-style="normal" style:text-underline-style="none" fo:font-weight="bold" officeooo:rsid="0076b1ca" style:font-size-asian="14pt" style:font-weight-asian="bold" style:font-size-complex="14pt" style:font-weight-complex="bold"/>
    </style:style>
    <style:style style:name="T213" style:family="text">
      <style:text-properties fo:font-variant="normal" fo:text-transform="none" fo:color="#0c4b33" loext:opacity="100%" style:font-name="Fira Mono" fo:font-size="8.39999961853027pt" fo:letter-spacing="normal" fo:font-style="normal" style:text-underline-style="none" fo:font-weight="normal" officeooo:rsid="0036281b" style:font-size-asian="14pt" style:font-weight-asian="bold" style:font-size-complex="14pt" style:font-weight-complex="bold"/>
    </style:style>
    <style:style style:name="T214" style:family="text">
      <style:text-properties fo:font-variant="normal" fo:text-transform="none" fo:color="#0c4b33" loext:opacity="100%" style:font-name="Fira Mono" fo:font-size="8.39999961853027pt" fo:letter-spacing="normal" fo:font-style="normal" style:text-underline-style="none" fo:font-weight="normal" officeooo:rsid="0074f914" style:font-size-asian="14pt" style:font-weight-asian="normal" style:font-size-complex="14pt" style:font-weight-complex="normal"/>
    </style:style>
    <style:style style:name="T215" style:family="text">
      <style:text-properties fo:font-variant="normal" fo:text-transform="none" fo:color="#0c4b33" loext:opacity="100%" style:font-name="Fira Mono" fo:font-size="8.39999961853027pt" fo:letter-spacing="normal" fo:font-style="normal" style:text-underline-style="none" fo:font-weight="normal" style:font-size-asian="12.25pt" style:font-style-asian="normal" style:font-weight-asian="normal" style:font-size-complex="14pt" style:font-style-complex="normal" style:font-weight-complex="normal"/>
    </style:style>
    <style:style style:name="T216" style:family="text">
      <style:text-properties fo:font-variant="normal" fo:text-transform="none" fo:color="#0c4b33" loext:opacity="100%" style:font-name="Fira Mono" fo:font-size="8.39999961853027pt" fo:letter-spacing="normal" fo:font-style="normal" style:text-underline-style="none" fo:font-weight="normal" officeooo:rsid="00eba358" style:font-size-asian="12.25pt" style:font-style-asian="normal" style:font-weight-asian="normal" style:font-size-complex="14pt" style:font-style-complex="normal" style:font-weight-complex="normal"/>
    </style:style>
    <style:style style:name="T217" style:family="text">
      <style:text-properties fo:font-variant="normal" fo:text-transform="none" fo:color="#0c4b33" loext:opacity="100%" style:font-name="Fira Mono" fo:font-size="8.39999961853027pt" fo:letter-spacing="normal" fo:font-style="normal" style:text-underline-style="solid" style:text-underline-width="auto" style:text-underline-color="font-color" fo:font-weight="normal"/>
    </style:style>
    <style:style style:name="T218" style:family="text">
      <style:text-properties fo:font-variant="normal" fo:text-transform="none" fo:color="#0c4b33" loext:opacity="100%" style:font-name="Fira Mono" fo:font-size="8.39999961853027pt" fo:letter-spacing="normal" fo:font-style="normal" style:text-underline-style="solid" style:text-underline-width="auto" style:text-underline-color="font-color" officeooo:rsid="01335935" style:font-size-asian="24pt" style:font-size-complex="24pt"/>
    </style:style>
    <style:style style:name="T219" style:family="text">
      <style:text-properties fo:font-variant="normal" fo:text-transform="none" fo:color="#0c4b33" loext:opacity="100%" style:font-name="Fira Mono" fo:font-size="14pt" fo:letter-spacing="normal" fo:font-style="normal" style:text-underline-style="none" fo:font-weight="normal" officeooo:rsid="0074f914" style:font-size-asian="14pt" style:font-weight-asian="normal" style:font-size-complex="14pt" style:font-weight-complex="normal"/>
    </style:style>
    <style:style style:name="T220" style:family="text">
      <style:text-properties fo:font-variant="normal" fo:text-transform="none" fo:color="#0c4b33" loext:opacity="100%" style:font-name="Fira Mono" fo:font-size="14pt" fo:letter-spacing="normal" fo:font-style="normal" style:text-underline-style="none" fo:font-weight="normal" officeooo:rsid="007535d4" style:font-size-asian="14pt" style:font-weight-asian="normal" style:font-size-complex="14pt" style:font-weight-complex="normal"/>
    </style:style>
    <style:style style:name="T221" style:family="text">
      <style:text-properties fo:font-variant="normal" fo:text-transform="none" fo:color="#0c4b33" loext:opacity="100%" style:font-name="Fira Mono" fo:font-size="14pt" fo:letter-spacing="normal" fo:font-style="normal" style:text-underline-style="none" fo:font-weight="normal" officeooo:rsid="007535d4" fo:background-color="#282a36" loext:char-shading-value="0" style:font-size-asian="14pt" style:font-weight-asian="normal" style:font-size-complex="14pt" style:font-weight-complex="normal"/>
    </style:style>
    <style:style style:name="T222" style:family="text">
      <style:text-properties fo:font-variant="normal" fo:text-transform="none" fo:color="#0c4b33" loext:opacity="100%" style:font-name="Fira Mono" fo:font-size="14pt" fo:letter-spacing="normal" fo:font-style="normal" style:text-underline-style="none" fo:font-weight="bold" officeooo:rsid="0074f914" style:font-size-asian="14pt" style:font-weight-asian="bold" style:font-size-complex="14pt" style:font-weight-complex="bold"/>
    </style:style>
    <style:style style:name="T223" style:family="text">
      <style:text-properties fo:font-variant="normal" fo:text-transform="none" fo:color="#0c4b33" loext:opacity="100%" style:font-name="Fira Mono" fo:font-size="13pt" fo:letter-spacing="normal" fo:font-style="normal" style:text-underline-style="none" fo:font-weight="bold" officeooo:rsid="0074f914" style:font-size-asian="13pt" style:font-weight-asian="bold" style:font-size-complex="13pt" style:font-weight-complex="bold"/>
    </style:style>
    <style:style style:name="T224" style:family="text">
      <style:text-properties fo:font-variant="normal" fo:text-transform="none" fo:color="#0c4b33" loext:opacity="100%" style:font-name="Fira Mono" fo:font-size="13pt" fo:letter-spacing="normal" fo:font-style="normal" style:text-underline-style="none" fo:font-weight="bold" officeooo:rsid="007af5c2" style:font-size-asian="13pt" style:font-weight-asian="bold" style:font-size-complex="13pt" style:font-weight-complex="bold"/>
    </style:style>
    <style:style style:name="T225" style:family="text">
      <style:text-properties fo:font-variant="normal" fo:text-transform="none" fo:color="#0c4b33" loext:opacity="100%" style:font-name="Fira Mono" fo:font-size="20pt" fo:letter-spacing="normal" fo:font-style="normal" style:text-underline-style="none" fo:font-weight="bold" officeooo:rsid="0076b1ca" style:font-size-asian="20pt" style:font-weight-asian="bold" style:font-size-complex="20pt" style:font-weight-complex="bold"/>
    </style:style>
    <style:style style:name="T226" style:family="text">
      <style:text-properties fo:font-variant="normal" fo:text-transform="none" fo:color="#0c4b33" loext:opacity="100%" style:font-name="Fira Mono" fo:font-size="16pt" fo:letter-spacing="normal" fo:font-style="normal" style:text-underline-style="none" fo:font-weight="normal" officeooo:rsid="007af5c2" style:font-size-asian="16pt" style:font-weight-asian="normal" style:font-size-complex="16pt" style:font-weight-complex="normal"/>
    </style:style>
    <style:style style:name="T227" style:family="text">
      <style:text-properties fo:font-variant="normal" fo:text-transform="none" fo:color="#0c4b33" loext:opacity="100%" style:font-name="Fira Mono" fo:font-size="16pt" fo:letter-spacing="normal" fo:font-style="normal" style:text-underline-style="none" fo:font-weight="bold" officeooo:rsid="00f1088e" style:font-size-asian="16pt" style:font-style-asian="normal" style:font-weight-asian="bold" style:font-size-complex="16pt" style:font-style-complex="normal" style:font-weight-complex="bold"/>
    </style:style>
    <style:style style:name="T228" style:family="text">
      <style:text-properties fo:font-variant="normal" fo:text-transform="none" fo:color="#0c4b33" loext:opacity="100%" style:font-name="Fira Mono" fo:font-size="18pt" fo:letter-spacing="normal" fo:font-style="normal" style:text-underline-style="none" style:font-size-asian="18pt" style:font-style-asian="normal" style:font-size-complex="18pt" style:font-style-complex="normal"/>
    </style:style>
    <style:style style:name="T229" style:family="text">
      <style:text-properties fo:font-variant="normal" fo:text-transform="none" fo:color="#0c4b33" loext:opacity="100%" style:font-name="Fira Mono" fo:font-size="18pt" fo:letter-spacing="normal" fo:font-style="normal" style:text-underline-style="none" officeooo:rsid="00eba358" style:font-size-asian="18pt" style:font-style-asian="normal" style:font-size-complex="18pt" style:font-style-complex="normal"/>
    </style:style>
    <style:style style:name="T230" style:family="text">
      <style:text-properties fo:font-variant="normal" fo:text-transform="none" fo:color="#0c4b33" loext:opacity="100%" style:font-name="Fira Mono" fo:font-size="18pt" fo:letter-spacing="normal" fo:font-style="normal" fo:font-weight="bold" style:font-size-asian="18pt" style:font-size-complex="18pt"/>
    </style:style>
    <style:style style:name="T231" style:family="text">
      <style:text-properties fo:font-variant="normal" fo:text-transform="none" fo:color="#0c4b33" loext:opacity="100%" style:font-name="Fira Mono"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T232" style:family="text">
      <style:text-properties fo:font-variant="normal" fo:text-transform="none" fo:color="#0c4b33" loext:opacity="100%" style:font-name="Fira Mono"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33" style:family="text">
      <style:text-properties fo:font-variant="normal" fo:text-transform="none" fo:color="#0c4b33" loext:opacity="100%" style:font-name="Fira Mono" fo:font-size="15pt" fo:letter-spacing="normal" fo:font-style="normal" style:text-underline-style="none" fo:font-weight="bold" officeooo:rsid="00eda011" style:font-size-asian="15pt" style:font-style-asian="normal" style:font-weight-asian="normal" style:font-size-complex="15pt" style:font-style-complex="normal" style:font-weight-complex="normal"/>
    </style:style>
    <style:style style:name="T234" style:family="text">
      <style:text-properties fo:font-variant="normal" fo:text-transform="none" fo:color="#0c4b33" loext:opacity="100%" style:font-name="Fira Mono" fo:font-size="15pt" fo:letter-spacing="normal" fo:font-style="normal" fo:font-weight="bold" style:font-size-asian="15pt" style:font-size-complex="15pt"/>
    </style:style>
    <style:style style:name="T235" style:family="text">
      <style:text-properties fo:font-variant="normal" fo:text-transform="none" fo:color="#0c4b33" loext:opacity="100%" style:font-name="Fira Mono" fo:font-size="26pt" fo:letter-spacing="normal" fo:font-style="normal" style:text-underline-style="solid" style:text-underline-width="auto" style:text-underline-color="font-color" fo:font-weight="bold" officeooo:rsid="00f3688f" style:font-size-asian="26pt" style:font-style-asian="normal" style:font-weight-asian="bold" style:font-size-complex="26pt" style:font-style-complex="normal" style:font-weight-complex="bold"/>
    </style:style>
    <style:style style:name="T236" style:family="text">
      <style:text-properties fo:font-variant="normal" fo:text-transform="none" fo:color="#0c4b33" loext:opacity="100%" style:font-name="Fira Mono" fo:font-size="24pt" fo:letter-spacing="-0.021cm" fo:font-style="normal" style:text-underline-style="solid" style:text-underline-width="auto" style:text-underline-color="font-color" fo:font-weight="bold" style:font-size-asian="24pt" style:font-weight-asian="bold" style:font-size-complex="24pt" style:font-weight-complex="bold"/>
    </style:style>
    <style:style style:name="T237" style:family="text">
      <style:text-properties fo:font-variant="normal" fo:text-transform="none" fo:color="#0c4b33" loext:opacity="100%" style:font-name="Fira Mono" fo:font-size="21pt" fo:letter-spacing="normal" fo:font-style="normal" style:text-underline-style="none" fo:font-weight="bold" style:font-size-asian="21pt" style:font-weight-asian="bold" style:font-size-complex="21pt" style:font-weight-complex="bold"/>
    </style:style>
    <style:style style:name="T238" style:family="text">
      <style:text-properties fo:font-variant="normal" fo:text-transform="none" fo:color="#0c4b33" loext:opacity="100%" style:font-name="Fira Mono" fo:font-size="21pt" fo:letter-spacing="normal" fo:font-style="normal" style:font-size-asian="21pt" style:font-size-complex="21pt"/>
    </style:style>
    <style:style style:name="T239" style:family="text">
      <style:text-properties fo:font-variant="normal" fo:text-transform="none" fo:color="#0c4b33" loext:opacity="100%" style:font-name="Fira Mono" fo:letter-spacing="normal" fo:font-style="normal"/>
    </style:style>
    <style:style style:name="T240" style:family="text">
      <style:text-properties fo:font-variant="normal" fo:text-transform="none" fo:color="#0c4b33" loext:opacity="100%" style:font-name="Fira Mono" fo:letter-spacing="normal" fo:font-style="normal" style:font-size-asian="13pt" style:font-weight-asian="bold" style:font-size-complex="13pt" style:font-weight-complex="bold"/>
    </style:style>
    <style:style style:name="T241" style:family="text">
      <style:text-properties fo:font-variant="normal" fo:text-transform="none" fo:color="#0c4b33" loext:opacity="100%" fo:letter-spacing="normal"/>
    </style:style>
    <style:style style:name="T242" style:family="text">
      <style:text-properties fo:font-variant="normal" fo:text-transform="none" fo:color="#c9211e" loext:opacity="100%" style:font-name="Roboto" fo:font-size="16pt" fo:letter-spacing="normal" fo:font-style="normal" fo:font-weight="normal" officeooo:rsid="00004b8f" style:font-size-asian="16pt" style:font-size-complex="16pt"/>
    </style:style>
    <style:style style:name="T243" style:family="text">
      <style:text-properties fo:font-variant="normal" fo:text-transform="none" fo:color="#c9211e" loext:opacity="100%" style:font-name="Roboto" fo:font-size="16pt" fo:letter-spacing="normal" fo:font-style="normal" fo:font-weight="bold" style:font-size-asian="16pt" style:font-weight-asian="bold" style:font-size-complex="16pt" style:font-weight-complex="bold"/>
    </style:style>
    <style:style style:name="T244" style:family="text">
      <style:text-properties fo:font-variant="normal" fo:text-transform="none" fo:color="#c9211e" loext:opacity="100%" style:font-name="Roboto" fo:font-size="16pt" fo:letter-spacing="normal" fo:font-style="normal" fo:font-weight="bold" officeooo:rsid="000069c8" style:font-size-asian="16pt" style:font-weight-asian="bold" style:font-size-complex="16pt" style:font-weight-complex="bold"/>
    </style:style>
    <style:style style:name="T245" style:family="text">
      <style:text-properties fo:font-variant="normal" fo:text-transform="none" fo:color="#c9211e" loext:opacity="100%" style:font-name="Roboto" fo:font-size="16pt" fo:letter-spacing="normal" fo:font-style="normal" style:font-size-asian="16pt" style:font-size-complex="16pt"/>
    </style:style>
    <style:style style:name="T246" style:family="text">
      <style:text-properties fo:font-variant="normal" fo:text-transform="none" fo:color="#c9211e" loext:opacity="100%" style:font-name="Roboto" fo:font-size="16pt" fo:letter-spacing="normal" fo:font-style="normal" style:text-underline-style="none" fo:font-weight="normal" officeooo:rsid="0005f448" style:font-size-asian="16pt" style:font-weight-asian="normal" style:font-size-complex="16pt" style:font-weight-complex="normal"/>
    </style:style>
    <style:style style:name="T247" style:family="text">
      <style:text-properties fo:font-variant="normal" fo:text-transform="none" fo:color="#c9211e" loext:opacity="100%" style:font-name="Roboto" fo:font-size="8.39999961853027pt" fo:letter-spacing="normal" fo:font-style="normal" style:text-underline-style="none" fo:font-weight="bold" officeooo:rsid="003432cd" style:font-size-asian="14pt" style:font-weight-asian="bold" style:font-size-complex="14pt" style:font-weight-complex="bold"/>
    </style:style>
    <style:style style:name="T248" style:family="text">
      <style:text-properties fo:font-variant="normal" fo:text-transform="none" fo:color="#c9211e" loext:opacity="100%" style:font-name="Roboto" fo:font-size="8.39999961853027pt" fo:letter-spacing="normal" fo:font-style="normal" style:text-underline-style="none" fo:font-weight="normal" officeooo:rsid="0074f914" style:font-size-asian="14pt" style:font-weight-asian="normal" style:font-size-complex="14pt" style:font-weight-complex="normal"/>
    </style:style>
    <style:style style:name="T249" style:family="text">
      <style:text-properties fo:font-variant="normal" fo:text-transform="none" fo:color="#c9211e" loext:opacity="100%" style:font-name="Roboto" fo:font-size="8.39999961853027pt" fo:letter-spacing="normal" fo:font-style="normal" fo:font-weight="normal"/>
    </style:style>
    <style:style style:name="T250" style:family="text">
      <style:text-properties fo:font-variant="normal" fo:text-transform="none" fo:color="#c9211e" loext:opacity="100%" style:font-name="Roboto" fo:font-size="8.39999961853027pt" fo:letter-spacing="normal" fo:font-style="normal" fo:font-weight="normal" style:font-size-asian="14pt" style:font-weight-asian="normal" style:font-size-complex="14pt" style:font-weight-complex="normal"/>
    </style:style>
    <style:style style:name="T251" style:family="text">
      <style:text-properties fo:font-variant="normal" fo:text-transform="none" fo:color="#c9211e" loext:opacity="100%" style:font-name="Roboto" fo:font-size="14pt" fo:letter-spacing="normal" fo:font-style="normal" style:text-underline-style="none" fo:font-weight="bold" officeooo:rsid="003432cd" style:font-size-asian="14pt" style:font-weight-asian="bold" style:font-size-complex="14pt" style:font-weight-complex="bold"/>
    </style:style>
    <style:style style:name="T252" style:family="text">
      <style:text-properties fo:font-variant="normal" fo:text-transform="none" fo:color="#c9211e" loext:opacity="100%" style:font-name="Roboto" fo:font-size="14pt" fo:letter-spacing="normal" fo:font-style="normal" style:text-underline-style="none" fo:font-weight="bold" officeooo:rsid="0044913e" style:font-size-asian="14pt" style:font-weight-asian="bold" style:font-size-complex="14pt" style:font-weight-complex="bold"/>
    </style:style>
    <style:style style:name="T253" style:family="text">
      <style:text-properties fo:font-variant="normal" fo:text-transform="none" fo:color="#c9211e" loext:opacity="100%" style:font-name="Roboto" fo:font-size="14pt" fo:letter-spacing="normal" fo:font-style="normal" style:text-underline-style="none" fo:font-weight="bold" officeooo:rsid="0074f914" style:font-size-asian="14pt" style:font-weight-asian="bold" style:font-size-complex="14pt" style:font-weight-complex="bold"/>
    </style:style>
    <style:style style:name="T254" style:family="text">
      <style:text-properties fo:font-variant="normal" fo:text-transform="none" fo:color="#c9211e" loext:opacity="100%" style:font-name="Roboto" fo:font-size="14pt" fo:letter-spacing="normal" fo:font-style="normal" style:text-underline-style="none" fo:font-weight="bold" officeooo:rsid="00f1088e" style:font-size-asian="14pt" style:font-style-asian="normal" style:font-weight-asian="bold" style:font-size-complex="14pt" style:font-style-complex="normal" style:font-weight-complex="bold"/>
    </style:style>
    <style:style style:name="T255" style:family="text">
      <style:text-properties fo:font-variant="normal" fo:text-transform="none" fo:color="#c9211e" loext:opacity="100%" style:font-name="Roboto" fo:font-size="14pt" fo:letter-spacing="normal" fo:font-style="normal" style:text-underline-style="none" fo:font-weight="normal" officeooo:rsid="0074f914" style:font-size-asian="14pt" style:font-weight-asian="normal" style:font-size-complex="14pt" style:font-weight-complex="normal"/>
    </style:style>
    <style:style style:name="T256" style:family="text">
      <style:text-properties fo:font-variant="normal" fo:text-transform="none" fo:color="#c9211e" loext:opacity="100%" style:font-name="Roboto" fo:letter-spacing="normal" fo:font-style="normal"/>
    </style:style>
    <style:style style:name="T257" style:family="text">
      <style:text-properties fo:font-variant="normal" fo:text-transform="none" fo:color="#c9211e" loext:opacity="100%" style:font-name="Roboto" fo:font-size="20pt" fo:letter-spacing="normal" fo:font-style="normal" style:text-underline-style="none" fo:font-weight="bold" officeooo:rsid="0076b1ca" style:font-size-asian="20pt" style:font-weight-asian="bold" style:font-size-complex="20pt" style:font-weight-complex="bold"/>
    </style:style>
    <style:style style:name="T258" style:family="text">
      <style:text-properties fo:font-variant="normal" fo:text-transform="none" fo:color="#c9211e" loext:opacity="100%" style:text-line-through-style="none" style:text-line-through-type="none" style:font-name="Fira Mono" fo:font-size="14pt" fo:letter-spacing="normal" fo:font-style="normal" style:text-underline-style="none" fo:font-weight="bold" officeooo:rsid="003432cd" style:text-blinking="false" style:font-size-asian="14pt" style:font-weight-asian="bold" style:font-size-complex="14pt" style:font-weight-complex="bold"/>
    </style:style>
    <style:style style:name="T259" style:family="text">
      <style:text-properties fo:font-variant="normal" fo:text-transform="none" fo:color="#c9211e" loext:opacity="100%" style:text-line-through-style="none" style:text-line-through-type="none" style:font-name="Fira Mono" fo:letter-spacing="normal" fo:font-style="normal" style:text-underline-style="none" style:text-blinking="false"/>
    </style:style>
    <style:style style:name="T260" style:family="text">
      <style:text-properties fo:font-variant="normal" fo:text-transform="none" fo:color="#c9211e" loext:opacity="100%" style:text-line-through-style="none" style:text-line-through-type="none" style:font-name="Roboto" fo:font-size="16pt" fo:letter-spacing="normal" fo:font-style="normal" style:text-underline-style="none" fo:font-weight="bold" officeooo:rsid="007e0bff" style:text-blinking="false" style:font-size-asian="16pt" style:font-weight-asian="bold" style:font-size-complex="16pt" style:font-weight-complex="bold"/>
    </style:style>
    <style:style style:name="T261" style:family="text">
      <style:text-properties fo:font-variant="normal" fo:text-transform="none" fo:color="#c9211e" loext:opacity="100%" style:text-line-through-style="none" style:text-line-through-type="none" style:font-name="Roboto" fo:font-size="16pt" fo:letter-spacing="normal" fo:font-style="normal" style:text-underline-style="none" fo:font-weight="bold" officeooo:rsid="00942b8d" style:text-blinking="false" style:font-size-asian="16pt" style:font-weight-asian="bold" style:font-size-complex="16pt" style:font-weight-complex="bold"/>
    </style:style>
    <style:style style:name="T262" style:family="text">
      <style:text-properties fo:font-variant="normal" fo:text-transform="none" fo:color="#c9211e" loext:opacity="100%" style:text-line-through-style="none" style:text-line-through-type="none" style:font-name="Roboto" fo:font-size="16pt" fo:letter-spacing="normal" fo:font-style="normal" style:text-underline-style="none" officeooo:rsid="007e0bff" style:text-blinking="false" style:font-size-asian="16pt" style:font-size-complex="16pt"/>
    </style:style>
    <style:style style:name="T263" style:family="text">
      <style:text-properties fo:font-variant="normal" fo:text-transform="none" fo:color="#c9211e" loext:opacity="100%" style:text-line-through-style="none" style:text-line-through-type="none" style:font-name="Roboto" fo:font-size="16pt" fo:letter-spacing="normal" fo:font-style="normal" style:text-underline-style="solid" style:text-underline-width="auto" style:text-underline-color="font-color" fo:font-weight="bold" officeooo:rsid="007edff5" style:text-blinking="false" style:font-size-asian="16pt" style:font-weight-asian="bold" style:font-size-complex="16pt" style:font-weight-complex="bold"/>
    </style:style>
    <style:style style:name="T264" style:family="text">
      <style:text-properties fo:font-variant="normal" fo:text-transform="none" fo:color="#c9211e" loext:opacity="100%" style:text-line-through-style="none" style:text-line-through-type="none" style:font-name="Roboto" fo:font-size="18pt" fo:letter-spacing="normal" fo:font-style="normal" style:text-underline-style="none" fo:font-weight="bold" officeooo:rsid="00942b8d" style:text-blinking="false" style:font-size-asian="18pt" style:font-weight-asian="bold" style:font-size-complex="18pt" style:font-weight-complex="bold"/>
    </style:style>
    <style:style style:name="T265" style:family="text">
      <style:text-properties fo:font-variant="normal" fo:text-transform="none" fo:color="#c9211e" loext:opacity="100%" style:text-line-through-style="none" style:text-line-through-type="none" style:font-name="Roboto" fo:font-size="18pt" fo:letter-spacing="normal" fo:font-style="normal" style:text-underline-style="none" fo:font-weight="bold" officeooo:rsid="009e89d8" style:text-blinking="false" style:font-size-asian="18pt" style:font-weight-asian="bold" style:font-size-complex="18pt" style:font-weight-complex="bold"/>
    </style:style>
    <style:style style:name="T266" style:family="text">
      <style:text-properties fo:font-variant="normal" fo:text-transform="none" fo:color="#c9211e" loext:opacity="100%" style:text-line-through-style="none" style:text-line-through-type="none" style:font-name="Roboto" fo:font-size="20pt" fo:letter-spacing="normal" fo:font-style="normal" style:text-underline-style="solid" style:text-underline-width="auto" style:text-underline-color="font-color" fo:font-weight="bold" officeooo:rsid="0099ec0f" style:text-blinking="false" style:font-size-asian="20pt" style:font-weight-asian="bold" style:font-size-complex="20pt" style:font-weight-complex="bold"/>
    </style:style>
    <style:style style:name="T267" style:family="text">
      <style:text-properties fo:font-variant="normal" fo:text-transform="none" fo:color="#c9211e" loext:opacity="100%" style:text-line-through-style="none" style:text-line-through-type="none" style:font-name="Roboto" fo:font-size="20pt" fo:letter-spacing="normal" fo:font-style="normal" style:text-underline-style="none" fo:font-weight="normal" officeooo:rsid="0099ec0f" style:text-blinking="false" style:font-size-asian="20pt" style:font-weight-asian="normal" style:font-size-complex="20pt" style:font-weight-complex="normal"/>
    </style:style>
    <style:style style:name="T268" style:family="text">
      <style:text-properties fo:font-variant="normal" fo:text-transform="none" fo:color="#c9211e" loext:opacity="100%" style:text-line-through-style="none" style:text-line-through-type="none" style:font-name="Roboto" fo:font-size="20pt" fo:letter-spacing="normal" fo:font-style="normal" style:text-underline-style="none" officeooo:rsid="00a3f4ec" style:text-blinking="false" style:font-size-asian="20pt" style:font-style-asian="normal" style:font-size-complex="20pt" style:font-style-complex="normal"/>
    </style:style>
    <style:style style:name="T269" style:family="text">
      <style:text-properties fo:font-variant="normal" fo:text-transform="none" fo:color="#c9211e" loext:opacity="100%" style:text-line-through-style="none" style:text-line-through-type="none" style:font-name="Roboto" fo:font-size="20pt" fo:letter-spacing="normal" fo:font-style="normal" style:text-underline-style="none" officeooo:rsid="018c3f9c" style:text-blinking="false" style:font-size-asian="20pt" style:font-style-asian="normal" style:font-size-complex="20pt" style:font-style-complex="normal"/>
    </style:style>
    <style:style style:name="T270" style:family="text">
      <style:text-properties fo:font-variant="normal" fo:text-transform="none" fo:color="#c9211e" loext:opacity="100%" style:text-line-through-style="none" style:text-line-through-type="none" style:font-name="Roboto" fo:font-size="8.39999961853027pt" fo:letter-spacing="normal" fo:font-style="normal" style:text-underline-style="none" fo:font-weight="normal" officeooo:rsid="0086f461" style:text-blinking="false" style:font-size-asian="16pt" style:font-weight-asian="normal" style:font-size-complex="16pt" style:font-weight-complex="normal"/>
    </style:style>
    <style:style style:name="T271" style:family="text">
      <style:text-properties fo:font-variant="normal" fo:text-transform="none" fo:color="#c9211e" loext:opacity="100%" style:text-line-through-style="none" style:text-line-through-type="none" style:font-name="Roboto" fo:font-size="26pt" fo:letter-spacing="normal" fo:font-style="normal" style:text-underline-style="solid" style:text-underline-width="auto" style:text-underline-color="font-color" fo:font-weight="bold" officeooo:rsid="00d7dbbe" style:text-blinking="false" style:font-size-asian="26pt" style:font-style-asian="normal" style:font-weight-asian="bold" style:font-size-complex="26pt" style:font-style-complex="normal" style:font-weight-complex="bold"/>
    </style:style>
    <style:style style:name="T272" style:family="text">
      <style:text-properties fo:font-variant="normal" fo:text-transform="none" fo:color="#c9211e" loext:opacity="100%" style:text-line-through-style="none" style:text-line-through-type="none" fo:font-size="16pt" fo:letter-spacing="normal" fo:font-style="normal" style:text-underline-style="none" officeooo:rsid="007e0bff" style:text-blinking="false" style:font-size-asian="16pt" style:font-size-complex="16pt"/>
    </style:style>
    <style:style style:name="T273" style:family="text">
      <style:text-properties fo:font-variant="normal" fo:text-transform="none" fo:color="#c9211e" loext:opacity="100%" style:text-line-through-style="none" style:text-line-through-type="none" fo:font-size="20pt" fo:letter-spacing="normal" fo:font-style="normal" style:text-underline-style="none" officeooo:rsid="00a3f4ec" style:text-blinking="false" style:font-size-asian="20pt" style:font-style-asian="normal" style:font-size-complex="20pt" style:font-style-complex="normal"/>
    </style:style>
    <style:style style:name="T274" style:family="text">
      <style:text-properties fo:font-variant="normal" fo:text-transform="none" fo:color="#c9211e" loext:opacity="100%" style:font-name="Droid Sans Mono" fo:font-size="8.39999961853027pt" fo:letter-spacing="normal" fo:font-style="normal" style:text-underline-style="none" fo:font-weight="bold" officeooo:rsid="00f1088e" fo:background-color="#282a36" loext:char-shading-value="0" style:font-size-asian="14pt" style:font-style-asian="normal" style:font-weight-asian="bold" style:font-size-complex="14pt" style:font-style-complex="normal" style:font-weight-complex="bold"/>
    </style:style>
    <style:style style:name="T275" style:family="text">
      <style:text-properties fo:font-variant="normal" fo:text-transform="none" fo:color="#c9211e" loext:opacity="100%" style:font-name="Droid Sans Mono" fo:font-size="8.39999961853027pt" fo:letter-spacing="normal" fo:font-style="normal" style:text-underline-style="none" fo:font-weight="normal" officeooo:rsid="0076b1ca" fo:background-color="#282a36" loext:char-shading-value="0" style:font-size-asian="14pt" style:font-weight-asian="bold" style:font-size-complex="14pt" style:font-weight-complex="bold"/>
    </style:style>
    <style:style style:name="T276" style:family="text">
      <style:text-properties fo:font-variant="normal" fo:text-transform="none" fo:color="#c9211e" loext:opacity="100%" fo:font-size="16pt" fo:letter-spacing="normal" fo:font-style="normal" style:font-size-asian="16pt" style:font-size-complex="16pt"/>
    </style:style>
    <style:style style:name="T277" style:family="text">
      <style:text-properties fo:font-variant="normal" fo:text-transform="none" fo:color="#c9211e" loext:opacity="100%" style:font-name="Fira Mono" fo:font-size="8.39999961853027pt" fo:letter-spacing="normal" fo:font-style="normal" fo:font-weight="normal" style:font-size-asian="14pt" style:font-weight-asian="normal" style:font-size-complex="14pt" style:font-weight-complex="normal"/>
    </style:style>
    <style:style style:name="T278" style:family="text">
      <style:text-properties fo:font-variant="normal" fo:text-transform="none" fo:color="#c9211e" loext:opacity="100%" style:font-name="Fira Mono" fo:font-size="8.39999961853027pt" fo:letter-spacing="normal" fo:font-style="normal" style:text-underline-style="none" fo:font-weight="normal" officeooo:rsid="0074f914" style:font-size-asian="14pt" style:font-weight-asian="normal" style:font-size-complex="14pt" style:font-weight-complex="normal"/>
    </style:style>
    <style:style style:name="T279" style:family="text">
      <style:text-properties fo:font-variant="normal" fo:text-transform="none" fo:color="#c9211e" loext:opacity="100%" style:font-name="Fira Mono" fo:font-size="8.39999961853027pt" fo:letter-spacing="normal" fo:font-style="normal" style:text-underline-style="none" fo:font-weight="bold" officeooo:rsid="0076b1ca" style:font-size-asian="14pt" style:font-weight-asian="bold" style:font-size-complex="14pt" style:font-weight-complex="bold"/>
    </style:style>
    <style:style style:name="T280" style:family="text">
      <style:text-properties fo:font-variant="normal" fo:text-transform="none" fo:color="#c9211e" loext:opacity="100%" style:font-name="Fira Mono" fo:font-size="14pt" fo:letter-spacing="normal" fo:font-style="normal" style:text-underline-style="none" fo:font-weight="normal" officeooo:rsid="0074f914" style:font-size-asian="14pt" style:font-weight-asian="normal" style:font-size-complex="14pt" style:font-weight-complex="normal"/>
    </style:style>
    <style:style style:name="T281" style:family="text">
      <style:text-properties fo:font-variant="normal" fo:text-transform="none" fo:color="#c9211e" loext:opacity="100%" style:font-name="Fira Mono" fo:font-size="20pt" fo:letter-spacing="normal" fo:font-style="normal" style:text-underline-style="none" fo:font-weight="bold" officeooo:rsid="0076b1ca" style:font-size-asian="20pt" style:font-weight-asian="bold" style:font-size-complex="20pt" style:font-weight-complex="bold"/>
    </style:style>
    <style:style style:name="T282" style:family="text">
      <style:text-properties fo:font-variant="normal" fo:text-transform="none" fo:color="#c9211e" loext:opacity="100%" style:font-name="Fira Mono" fo:font-size="13pt" fo:letter-spacing="normal" fo:font-style="normal" style:text-underline-style="none" fo:font-weight="bold" officeooo:rsid="00785591" style:font-size-asian="13pt" style:font-weight-asian="bold" style:font-size-complex="13pt" style:font-weight-complex="bold"/>
    </style:style>
    <style:style style:name="T283" style:family="text">
      <style:text-properties fo:font-variant="normal" fo:text-transform="none" fo:color="#c9211e" loext:opacity="100%" fo:font-size="14pt" fo:letter-spacing="normal" fo:font-weight="normal" style:font-size-asian="14pt" style:font-weight-asian="normal" style:font-size-complex="14pt" style:font-weight-complex="normal"/>
    </style:style>
    <style:style style:name="T284" style:family="text">
      <style:text-properties fo:font-variant="normal" fo:text-transform="none" fo:color="#000080" loext:opacity="100%" style:font-name="Roboto" fo:font-size="16pt" fo:letter-spacing="normal" fo:font-style="normal" fo:font-weight="bold" style:font-size-asian="16pt" style:font-size-complex="16pt"/>
    </style:style>
    <style:style style:name="T285" style:family="text">
      <style:text-properties fo:font-variant="normal" fo:text-transform="none" fo:color="#000080" loext:opacity="100%" style:text-line-through-style="none" style:text-line-through-type="none" style:font-name="Fira Mono" fo:font-size="8.39999961853027pt" fo:letter-spacing="normal" fo:font-style="normal" style:text-underline-style="solid" style:text-underline-width="auto" style:text-underline-color="font-color" fo:font-weight="bold" officeooo:rsid="0099ec0f" style:text-blinking="false" style:font-size-asian="20pt" style:font-weight-asian="bold" style:font-size-complex="20pt" style:font-weight-complex="bold"/>
    </style:style>
    <style:style style:name="T286" style:family="text">
      <style:text-properties fo:font-variant="normal" fo:text-transform="none" fo:color="#000080" loext:opacity="100%" style:font-name="Fira Mono" fo:font-size="8.39999961853027pt" fo:letter-spacing="normal" fo:font-style="normal" style:text-underline-style="none" fo:font-weight="bold" style:font-size-asian="12.25pt" style:font-style-asian="normal" style:font-weight-asian="normal" style:font-size-complex="14pt" style:font-style-complex="normal" style:font-weight-complex="normal"/>
    </style:style>
    <style:style style:name="T287" style:family="text">
      <style:text-properties fo:font-variant="normal" fo:text-transform="none" fo:color="#bbbbbb" loext:opacity="100%" style:font-name="Roboto" fo:font-size="16pt" fo:letter-spacing="normal" fo:font-style="normal" style:font-size-asian="16pt" style:font-size-complex="16pt"/>
    </style:style>
    <style:style style:name="T288" style:family="text">
      <style:text-properties fo:font-variant="normal" fo:text-transform="none" fo:color="#bbbbbb" loext:opacity="100%" style:font-name="Roboto" fo:font-size="8.39999961853027pt" fo:letter-spacing="normal" fo:font-style="normal" fo:font-weight="normal"/>
    </style:style>
    <style:style style:name="T289" style:family="text">
      <style:text-properties fo:font-variant="normal" fo:text-transform="none" fo:color="#bbbbbb" loext:opacity="100%" style:font-name="Fira Mono" fo:font-size="8.39999961853027pt" fo:letter-spacing="normal" fo:font-style="normal" style:text-underline-style="none" fo:font-weight="normal" officeooo:rsid="0036281b" style:font-size-asian="14pt" style:font-weight-asian="bold" style:font-size-complex="14pt" style:font-weight-complex="bold"/>
    </style:style>
    <style:style style:name="T290" style:family="text">
      <style:text-properties fo:font-variant="normal" fo:text-transform="none" fo:color="#bbbbbb" loext:opacity="100%" style:font-name="Fira Mono" fo:font-size="8.39999961853027pt" fo:letter-spacing="normal" fo:font-style="normal" style:text-underline-style="none" fo:font-weight="normal" officeooo:rsid="0074f914" style:font-size-asian="14pt" style:font-weight-asian="normal" style:font-size-complex="14pt" style:font-weight-complex="normal"/>
    </style:style>
    <style:style style:name="T291" style:family="text">
      <style:text-properties fo:font-variant="normal" fo:text-transform="none" fo:color="#bbbbbb" loext:opacity="100%" style:font-name="Fira Mono" fo:font-size="8.39999961853027pt" fo:letter-spacing="normal" fo:font-style="normal" fo:font-weight="normal"/>
    </style:style>
    <style:style style:name="T292" style:family="text">
      <style:text-properties fo:font-variant="normal" fo:text-transform="none" fo:color="#bbbbbb" loext:opacity="100%" style:font-name="Fira Mono" fo:font-size="8.39999961853027pt" fo:letter-spacing="normal" fo:font-style="normal" style:text-underline-style="solid" style:text-underline-width="auto" style:text-underline-color="font-color" officeooo:rsid="01335935" style:font-size-asian="24pt" style:font-size-complex="24pt"/>
    </style:style>
    <style:style style:name="T293" style:family="text">
      <style:text-properties fo:font-variant="normal" fo:text-transform="none" fo:color="#bbbbbb" loext:opacity="100%" style:text-line-through-style="none" style:text-line-through-type="none" style:font-name="Fira Mono" fo:font-size="8.39999961853027pt" fo:letter-spacing="normal" fo:font-style="normal" style:text-underline-style="none" fo:font-weight="normal" officeooo:rsid="007db2c8" style:text-blinking="false" style:font-size-asian="16pt" style:font-weight-asian="bold" style:font-size-complex="16pt" style:font-weight-complex="bold"/>
    </style:style>
    <style:style style:name="T294" style:family="text">
      <style:text-properties fo:font-variant="normal" fo:text-transform="none" fo:color="#bbbbbb" loext:opacity="100%" style:text-line-through-style="none" style:text-line-through-type="none" style:font-name="Fira Mono" fo:font-size="8.39999961853027pt" fo:letter-spacing="normal" fo:font-style="normal" style:text-underline-style="none" fo:font-weight="normal" officeooo:rsid="007e0bff" style:text-blinking="false" style:font-size-asian="16pt" style:font-weight-asian="normal" style:font-size-complex="16pt" style:font-weight-complex="normal"/>
    </style:style>
    <style:style style:name="T295" style:family="text">
      <style:text-properties fo:font-variant="normal" fo:text-transform="none" fo:color="#bbbbbb" loext:opacity="100%" style:text-line-through-style="none" style:text-line-through-type="none" style:font-name="Fira Mono" fo:font-size="8.39999961853027pt" fo:letter-spacing="normal" fo:font-style="normal" style:text-underline-style="none" fo:font-weight="normal" officeooo:rsid="00a3f4ec" style:text-blinking="false" style:font-size-asian="20pt" style:font-style-asian="normal" style:font-weight-asian="normal" style:font-size-complex="20pt" style:font-style-complex="normal" style:font-weight-complex="normal"/>
    </style:style>
    <style:style style:name="T296" style:family="text">
      <style:text-properties fo:font-variant="normal" fo:text-transform="none" fo:color="#bbbbbb" loext:opacity="100%" style:text-line-through-style="none" style:text-line-through-type="none" style:font-name="Fira Mono" fo:font-size="8.39999961853027pt" fo:letter-spacing="normal" fo:font-style="normal" style:text-underline-style="none" fo:font-weight="normal" officeooo:rsid="00c7a1e2" style:text-blinking="false" style:font-size-asian="10pt" style:font-style-asian="normal" style:font-weight-asian="bold" style:font-size-complex="10pt" style:font-style-complex="normal" style:font-weight-complex="bold"/>
    </style:style>
    <style:style style:name="T297" style:family="text">
      <style:text-properties fo:font-variant="normal" fo:text-transform="none" fo:color="#bbbbbb" loext:opacity="100%" style:text-line-through-style="none" style:text-line-through-type="none" style:font-name="Fira Mono" fo:font-size="8.39999961853027pt" fo:letter-spacing="normal" fo:font-style="normal" style:text-underline-style="solid" style:text-underline-width="auto" style:text-underline-color="font-color" fo:font-weight="normal" officeooo:rsid="0086f461" style:text-blinking="false" style:font-size-asian="20pt" style:font-weight-asian="bold" style:font-size-complex="20pt" style:font-weight-complex="bold"/>
    </style:style>
    <style:style style:name="T298" style:family="text">
      <style:text-properties fo:font-variant="normal" fo:text-transform="none" fo:color="#666666" loext:opacity="100%" style:font-name="Roboto" fo:font-size="16pt" fo:letter-spacing="normal" fo:font-style="normal" style:font-size-asian="16pt" style:font-size-complex="16pt"/>
    </style:style>
    <style:style style:name="T299" style:family="text">
      <style:text-properties fo:font-variant="normal" fo:text-transform="none" fo:color="#666666" loext:opacity="100%" style:font-name="Fira Mono" fo:font-size="8.39999961853027pt" fo:letter-spacing="normal" fo:font-style="normal"/>
    </style:style>
    <style:style style:name="T300" style:family="text">
      <style:text-properties fo:font-variant="normal" fo:text-transform="none" fo:color="#666666" loext:opacity="100%" style:font-name="Fira Mono" fo:font-size="8.39999961853027pt" fo:letter-spacing="normal" fo:font-style="normal" fo:font-weight="normal"/>
    </style:style>
    <style:style style:name="T301" style:family="text">
      <style:text-properties fo:font-variant="normal" fo:text-transform="none" fo:color="#666666" loext:opacity="100%" style:font-name="Fira Mono" fo:font-size="8.39999961853027pt" fo:letter-spacing="normal" fo:font-style="normal" fo:font-weight="normal" style:font-weight-asian="bold" style:font-weight-complex="bold" loext:padding-left="0cm" loext:padding-right="0cm" loext:padding-top="0.049cm" loext:padding-bottom="0.049cm" loext:border-left="none" loext:border-right="none" loext:border-top="0.6pt solid #eaeaea" loext:border-bottom="0.6pt solid #eaeaea"/>
    </style:style>
    <style:style style:name="T302" style:family="text">
      <style:text-properties fo:font-variant="normal" fo:text-transform="none" fo:color="#666666" loext:opacity="100%" style:font-name="Fira Mono" fo:font-size="8.39999961853027pt" fo:letter-spacing="normal" fo:font-style="normal" style:text-underline-style="none" fo:font-weight="normal" officeooo:rsid="0074f914" style:font-size-asian="14pt" style:font-weight-asian="normal" style:font-size-complex="14pt" style:font-weight-complex="normal"/>
    </style:style>
    <style:style style:name="T303" style:family="text">
      <style:text-properties fo:font-variant="normal" fo:text-transform="none" fo:color="#666666" loext:opacity="100%" style:font-name="Fira Mono" fo:font-size="8.39999961853027pt" fo:letter-spacing="normal" fo:font-style="normal" style:text-underline-style="none" fo:font-weight="normal" style:font-size-asian="12.25pt" style:font-style-asian="normal" style:font-weight-asian="normal" style:font-size-complex="14pt" style:font-style-complex="normal" style:font-weight-complex="normal"/>
    </style:style>
    <style:style style:name="T304" style:family="text">
      <style:text-properties fo:font-variant="normal" fo:text-transform="none" fo:color="#666666" loext:opacity="100%" style:font-name="Fira Mono" fo:font-size="16pt" fo:letter-spacing="normal" fo:font-style="normal" style:text-underline-style="none" fo:font-weight="bold" officeooo:rsid="00f1088e" style:font-size-asian="16pt" style:font-style-asian="normal" style:font-weight-asian="bold" style:font-size-complex="16pt" style:font-style-complex="normal" style:font-weight-complex="bold"/>
    </style:style>
    <style:style style:name="T305" style:family="text">
      <style:text-properties fo:font-variant="normal" fo:text-transform="none" fo:color="#666666" loext:opacity="100%" style:font-name="Fira Mono" fo:font-size="13pt" fo:letter-spacing="normal" fo:font-style="normal" style:text-underline-style="none" fo:font-weight="normal" officeooo:rsid="011cf46c" style:font-size-asian="11.3500003814697pt" style:font-weight-asian="normal" style:font-size-complex="13pt" style:font-weight-complex="normal"/>
    </style:style>
    <style:style style:name="T306" style:family="text">
      <style:text-properties fo:font-variant="normal" fo:text-transform="none" fo:color="#666666" loext:opacity="100%" style:font-name="Fira Mono" fo:letter-spacing="normal" fo:font-style="normal"/>
    </style:style>
    <style:style style:name="T307" style:family="text">
      <style:text-properties fo:font-variant="normal" fo:text-transform="none" fo:color="#666666" loext:opacity="100%" style:font-name="Fira Mono" fo:letter-spacing="normal" fo:font-style="normal" style:font-size-asian="13pt" style:font-weight-asian="bold" style:font-size-complex="13pt" style:font-weight-complex="bold"/>
    </style:style>
    <style:style style:name="T308" style:family="text">
      <style:text-properties fo:font-variant="normal" fo:text-transform="none" fo:color="#666666" loext:opacity="100%" style:text-line-through-style="none" style:text-line-through-type="none" style:font-name="Fira Mono" fo:font-size="8.39999961853027pt" fo:letter-spacing="normal" fo:font-style="normal" style:text-underline-style="none" fo:font-weight="normal" officeooo:rsid="007db2c8" style:text-blinking="false" style:font-size-asian="16pt" style:font-weight-asian="bold" style:font-size-complex="16pt" style:font-weight-complex="bold"/>
    </style:style>
    <style:style style:name="T309" style:family="text">
      <style:text-properties fo:font-variant="normal" fo:text-transform="none" fo:color="#666666" loext:opacity="100%" style:text-line-through-style="none" style:text-line-through-type="none" style:font-name="Fira Mono" fo:font-size="8.39999961853027pt" fo:letter-spacing="normal" fo:font-style="normal" style:text-underline-style="none" fo:font-weight="normal" officeooo:rsid="00bd9bbd" style:text-blinking="false" style:font-size-asian="18pt" style:font-style-asian="normal" style:font-weight-asian="normal" style:font-size-complex="18pt" style:font-style-complex="normal" style:font-weight-complex="normal"/>
    </style:style>
    <style:style style:name="T310" style:family="text">
      <style:text-properties fo:font-variant="normal" fo:text-transform="none" fo:color="#666666" loext:opacity="100%" style:text-line-through-style="none" style:text-line-through-type="none" style:font-name="Fira Mono" fo:font-size="8.39999961853027pt" fo:letter-spacing="normal" fo:font-style="normal" style:text-underline-style="none" fo:font-weight="normal" officeooo:rsid="00c053af" style:text-blinking="false" style:font-size-asian="18pt" style:font-style-asian="normal" style:font-weight-asian="bold" style:font-size-complex="18pt" style:font-style-complex="normal" style:font-weight-complex="bold"/>
    </style:style>
    <style:style style:name="T311" style:family="text">
      <style:text-properties fo:font-variant="normal" fo:text-transform="none" fo:color="#666666" loext:opacity="100%" style:text-line-through-style="none" style:text-line-through-type="none" style:font-name="Fira Mono" fo:font-size="8.39999961853027pt" fo:letter-spacing="normal" fo:font-style="normal" style:text-underline-style="none" fo:font-weight="normal" officeooo:rsid="00c7a1e2" style:text-blinking="false" style:font-size-asian="10pt" style:font-style-asian="normal" style:font-weight-asian="bold" style:font-size-complex="10pt" style:font-style-complex="normal" style:font-weight-complex="bold"/>
    </style:style>
    <style:style style:name="T312" style:family="text">
      <style:text-properties fo:font-variant="normal" fo:text-transform="none" fo:color="#666666" loext:opacity="100%" style:text-line-through-style="none" style:text-line-through-type="none" style:font-name="Fira Mono" fo:font-size="8.39999961853027pt" fo:letter-spacing="normal" fo:font-style="normal" style:text-underline-style="solid" style:text-underline-width="auto" style:text-underline-color="font-color" fo:font-weight="normal" officeooo:rsid="0099ec0f" style:text-blinking="false" style:font-size-asian="20pt" style:font-weight-asian="bold" style:font-size-complex="20pt" style:font-weight-complex="bold"/>
    </style:style>
    <style:style style:name="T313" style:family="text">
      <style:text-properties fo:font-variant="normal" fo:text-transform="none" fo:color="#20aa76" loext:opacity="100%" style:text-line-through-style="none" style:text-line-through-type="none" style:font-name="Roboto" fo:font-size="14pt" fo:letter-spacing="normal" fo:font-style="normal" style:text-underline-style="none" fo:font-weight="normal" officeooo:rsid="00349564" style:text-blinking="false" style:font-size-asian="14pt" style:font-weight-asian="bold" style:font-size-complex="14pt" style:font-weight-complex="bold"/>
    </style:style>
    <style:style style:name="T314" style:family="text">
      <style:text-properties fo:font-variant="normal" fo:text-transform="none" fo:color="#20aa76" loext:opacity="100%" style:text-line-through-style="none" style:text-line-through-type="none" style:font-name="Roboto" fo:font-size="14pt" fo:letter-spacing="normal" fo:font-style="normal" style:text-underline-style="none" fo:font-weight="normal" officeooo:rsid="0039fbd4" style:text-blinking="false" style:font-size-asian="14pt" style:font-weight-asian="bold" style:font-size-complex="14pt" style:font-weight-complex="bold"/>
    </style:style>
    <style:style style:name="T315" style:family="text">
      <style:text-properties fo:font-variant="normal" fo:text-transform="none" fo:color="#20aa76" loext:opacity="100%" style:text-line-through-style="none" style:text-line-through-type="none" style:font-name="Roboto" fo:font-size="14pt" fo:letter-spacing="normal" fo:font-style="normal" style:text-underline-style="none" fo:font-weight="normal" style:text-blinking="false" style:font-size-asian="14pt" style:font-size-complex="14pt"/>
    </style:style>
    <style:style style:name="T316" style:family="text">
      <style:text-properties fo:font-variant="normal" fo:text-transform="none" fo:color="#20aa76" loext:opacity="100%" style:text-line-through-style="none" style:text-line-through-type="none" style:font-name="Roboto" fo:font-size="13pt" fo:letter-spacing="normal" fo:font-style="normal" style:text-underline-style="none" fo:font-weight="normal" officeooo:rsid="007cd62b" style:text-blinking="false" style:font-size-asian="13pt" style:font-weight-asian="bold" style:font-size-complex="13pt" style:font-weight-complex="bold"/>
    </style:style>
    <style:style style:name="T317" style:family="text">
      <style:text-properties fo:font-variant="normal" fo:text-transform="none" fo:color="#20aa76" loext:opacity="100%" style:text-line-through-style="none" style:text-line-through-type="none" style:font-name="Roboto" fo:font-size="13pt" fo:letter-spacing="normal" fo:font-style="normal" style:text-underline-style="none" fo:font-weight="bold" officeooo:rsid="007cd62b" style:text-blinking="false" style:font-size-asian="13pt" style:font-weight-asian="bold" style:font-size-complex="13pt" style:font-weight-complex="bold"/>
    </style:style>
    <style:style style:name="T318" style:family="text">
      <style:text-properties fo:font-variant="normal" fo:text-transform="none" fo:color="#20aa76" loext:opacity="100%" style:text-line-through-style="none" style:text-line-through-type="none" style:font-name="Roboto" fo:font-size="13pt" fo:letter-spacing="-0.021cm" fo:font-style="normal" style:text-underline-style="none" fo:font-weight="normal" style:text-blinking="false" style:font-size-asian="13pt" style:font-weight-asian="bold" style:font-size-complex="13pt" style:font-weight-complex="bold"/>
    </style:style>
    <style:style style:name="T319" style:family="text">
      <style:text-properties fo:font-variant="normal" fo:text-transform="none" fo:color="#20aa76" loext:opacity="100%" style:text-line-through-style="none" style:text-line-through-type="none" style:font-name="Roboto" fo:font-size="20pt" fo:letter-spacing="normal" fo:font-style="normal" style:text-underline-style="none" fo:font-weight="normal" officeooo:rsid="00a3f4ec" style:text-blinking="false" style:font-size-asian="20pt" style:font-style-asian="normal" style:font-weight-asian="normal" style:font-size-complex="20pt" style:font-style-complex="normal" style:font-weight-complex="normal"/>
    </style:style>
    <style:style style:name="T320" style:family="text">
      <style:text-properties fo:font-variant="normal" fo:text-transform="none" fo:color="#20aa76" loext:opacity="100%" style:text-line-through-style="none" style:text-line-through-type="none" style:font-name="Roboto" fo:font-size="20pt" fo:letter-spacing="normal" fo:font-style="normal" style:text-underline-style="none" style:text-blinking="false" style:font-size-asian="20pt" style:font-size-complex="20pt"/>
    </style:style>
    <style:style style:name="T321" style:family="text">
      <style:text-properties fo:font-variant="normal" fo:text-transform="none" fo:color="#20aa76" loext:opacity="100%" style:text-line-through-style="none" style:text-line-through-type="none" style:font-name="Roboto" fo:font-size="16pt" fo:letter-spacing="normal" fo:font-style="normal" style:text-underline-style="solid" style:text-underline-width="auto" style:text-underline-color="font-color" fo:font-weight="normal" officeooo:rsid="00bd2284" style:text-blinking="false" style:font-size-asian="14pt" style:font-style-asian="normal" style:font-weight-asian="normal" style:font-size-complex="16pt" style:font-style-complex="normal" style:font-weight-complex="normal"/>
    </style:style>
    <style:style style:name="T322" style:family="text">
      <style:text-properties fo:font-variant="normal" fo:text-transform="none" fo:color="#20aa76" loext:opacity="100%" style:text-line-through-style="none" style:text-line-through-type="none" style:font-name="Roboto" fo:font-size="16pt" fo:letter-spacing="normal" fo:font-style="normal" style:text-underline-style="solid" style:text-underline-width="auto" style:text-underline-color="font-color" fo:font-weight="bold" officeooo:rsid="00f3688f" style:text-blinking="false" style:font-size-asian="16pt" style:font-style-asian="normal" style:font-weight-asian="bold" style:font-size-complex="16pt" style:font-style-complex="normal" style:font-weight-complex="bold"/>
    </style:style>
    <style:style style:name="T323" style:family="text">
      <style:text-properties fo:font-variant="normal" fo:text-transform="none" fo:color="#20aa76" loext:opacity="100%" style:text-line-through-style="none" style:text-line-through-type="none" style:font-name="Roboto" fo:font-size="12pt" fo:letter-spacing="normal" fo:font-style="normal" style:text-underline-style="none" fo:font-weight="bold" officeooo:rsid="00c053af" style:text-blinking="false" style:font-size-asian="12pt" style:font-style-asian="normal" style:font-weight-asian="bold" style:font-size-complex="12pt" style:font-style-complex="normal" style:font-weight-complex="bold"/>
    </style:style>
    <style:style style:name="T324" style:family="text">
      <style:text-properties fo:font-variant="normal" fo:text-transform="none" fo:color="#20aa76" loext:opacity="100%" style:text-line-through-style="none" style:text-line-through-type="none" style:font-name="Roboto" fo:font-size="12pt" fo:letter-spacing="-0.021cm" fo:font-style="normal" style:text-underline-style="none" fo:font-weight="normal" style:text-blinking="false" style:font-size-asian="12pt" style:font-weight-asian="bold" style:font-size-complex="12pt" style:font-weight-complex="bold"/>
    </style:style>
    <style:style style:name="T325" style:family="text">
      <style:text-properties fo:font-variant="normal" fo:text-transform="none" fo:color="#20aa76" loext:opacity="100%" style:text-line-through-style="none" style:text-line-through-type="none" style:font-name="Roboto" fo:font-size="12pt" fo:letter-spacing="-0.021cm" fo:font-style="normal" style:text-underline-style="none" style:text-blinking="false" style:font-size-asian="12pt" style:font-size-complex="12pt"/>
    </style:style>
    <style:style style:name="T326" style:family="text">
      <style:text-properties fo:font-variant="normal" fo:text-transform="none" fo:color="#20aa76" loext:opacity="100%" style:text-line-through-style="none" style:text-line-through-type="none" style:font-name="Roboto" fo:font-size="22pt" fo:letter-spacing="normal" fo:font-style="normal" style:text-underline-style="none" fo:font-weight="normal" officeooo:rsid="00d77dbe" style:text-blinking="false" style:font-size-asian="22pt" style:font-style-asian="normal" style:font-weight-asian="bold" style:font-size-complex="22pt" style:font-style-complex="normal" style:font-weight-complex="bold"/>
    </style:style>
    <style:style style:name="T327" style:family="text">
      <style:text-properties fo:font-variant="normal" fo:text-transform="none" fo:color="#20aa76" loext:opacity="100%" style:text-line-through-style="none" style:text-line-through-type="none" style:font-name="Roboto" fo:letter-spacing="-0.021cm" fo:font-style="normal" style:text-underline-style="solid" style:text-underline-width="auto" style:text-underline-color="font-color" fo:font-weight="bold" style:text-blinking="false" style:font-weight-asian="bold" style:font-weight-complex="bold"/>
    </style:style>
    <style:style style:name="T328" style:family="text">
      <style:text-properties fo:font-variant="normal" fo:text-transform="none" fo:color="#20aa76" loext:opacity="100%" style:text-line-through-style="none" style:text-line-through-type="none" style:font-name="Roboto" fo:font-size="15pt" fo:letter-spacing="normal" fo:font-style="normal" style:text-underline-style="none" fo:font-weight="normal" officeooo:rsid="00eda011" style:text-blinking="false" style:font-size-asian="15pt" style:font-style-asian="normal" style:font-weight-asian="normal" style:font-size-complex="15pt" style:font-style-complex="normal" style:font-weight-complex="normal"/>
    </style:style>
    <style:style style:name="T329" style:family="text">
      <style:text-properties fo:font-variant="normal" fo:text-transform="none" fo:color="#20aa76" loext:opacity="100%" style:text-line-through-style="none" style:text-line-through-type="none" style:font-name="Roboto" fo:font-size="26pt" fo:letter-spacing="normal" fo:font-style="normal" style:text-underline-style="solid" style:text-underline-width="auto" style:text-underline-color="font-color" fo:font-weight="bold" officeooo:rsid="00f3688f" style:text-blinking="false" style:font-size-asian="26pt" style:font-style-asian="normal" style:font-weight-asian="bold" style:font-size-complex="26pt" style:font-style-complex="normal" style:font-weight-complex="bold"/>
    </style:style>
    <style:style style:name="T330" style:family="text">
      <style:text-properties fo:font-variant="normal" fo:text-transform="none" fo:color="#20aa76" loext:opacity="100%" style:text-line-through-style="none" style:text-line-through-type="none" style:font-name="Roboto" fo:font-size="24pt" fo:letter-spacing="-0.021cm" fo:font-style="normal" style:text-underline-style="none" fo:font-weight="normal" style:text-blinking="false" style:font-size-asian="24pt" style:font-weight-asian="bold" style:font-size-complex="24pt" style:font-weight-complex="bold"/>
    </style:style>
    <style:style style:name="T331" style:family="text">
      <style:text-properties fo:font-variant="normal" fo:text-transform="none" fo:color="#20aa76" loext:opacity="100%" style:text-line-through-style="none" style:text-line-through-type="none" style:font-name="Roboto" fo:font-size="24pt" fo:letter-spacing="-0.021cm" fo:font-style="normal" style:text-underline-style="none" fo:font-weight="bold" style:text-blinking="false" style:font-size-asian="24pt" style:font-weight-asian="bold" style:font-size-complex="24pt" style:font-weight-complex="bold"/>
    </style:style>
    <style:style style:name="T332" style:family="text">
      <style:text-properties fo:font-variant="normal" fo:text-transform="none" fo:color="#20aa76" loext:opacity="100%" style:text-line-through-style="none" style:text-line-through-type="none" style:font-name="Roboto" fo:font-size="24pt" fo:letter-spacing="-0.021cm" fo:font-style="normal" style:text-underline-style="solid" style:text-underline-width="auto" style:text-underline-color="font-color" fo:font-weight="normal" style:text-blinking="false" style:font-size-asian="24pt" style:font-weight-asian="bold" style:font-size-complex="24pt" style:font-weight-complex="bold"/>
    </style:style>
    <style:style style:name="T333" style:family="text">
      <style:text-properties fo:font-variant="normal" fo:text-transform="none" fo:color="#20aa76" loext:opacity="100%" style:text-line-through-style="none" style:text-line-through-type="none" style:font-name="Roboto" fo:font-size="24pt" fo:letter-spacing="-0.021cm" fo:font-style="normal" style:text-underline-style="solid" style:text-underline-width="auto" style:text-underline-color="font-color" fo:font-weight="bold" style:text-blinking="false" style:font-size-asian="24pt" style:font-weight-asian="bold" style:font-size-complex="24pt" style:font-weight-complex="bold"/>
    </style:style>
    <style:style style:name="T334" style:family="text">
      <style:text-properties fo:font-variant="normal" fo:text-transform="none" fo:color="#20aa76" loext:opacity="100%" style:text-line-through-style="none" style:text-line-through-type="none" style:font-name="Roboto" fo:font-size="11pt" fo:letter-spacing="-0.021cm" fo:font-style="normal" style:text-underline-style="none" fo:font-weight="normal" style:text-blinking="false" style:font-size-asian="11pt" style:font-weight-asian="bold" style:font-size-complex="11pt" style:font-weight-complex="bold"/>
    </style:style>
    <style:style style:name="T335" style:family="text">
      <style:text-properties fo:font-variant="normal" fo:text-transform="none" fo:color="#20aa76" loext:opacity="100%" style:text-line-through-style="none" style:text-line-through-type="none" style:font-name="Roboto" fo:font-size="8.39999961853027pt" fo:letter-spacing="normal" fo:font-style="normal" style:text-underline-style="none" fo:font-weight="bold" style:text-blinking="false"/>
    </style:style>
    <style:style style:name="T336" style:family="text">
      <style:text-properties fo:font-variant="normal" fo:text-transform="none" fo:color="#20aa76" loext:opacity="100%" style:text-line-through-style="none" style:text-line-through-type="none" style:font-name="Roboto" fo:font-size="18pt" fo:letter-spacing="normal" fo:font-style="normal" style:text-underline-style="solid" style:text-underline-width="auto" style:text-underline-color="font-color" fo:font-weight="bold" style:text-blinking="false" style:font-size-asian="18pt" style:font-weight-asian="bold" style:font-size-complex="18pt" style:font-weight-complex="bold"/>
    </style:style>
    <style:style style:name="T337" style:family="text">
      <style:text-properties fo:font-variant="normal" fo:text-transform="none" fo:color="#20aa76" loext:opacity="100%" style:text-line-through-style="none" style:text-line-through-type="none" style:font-name="Roboto" fo:font-size="21pt" fo:letter-spacing="normal" fo:font-style="normal" style:text-underline-style="none" fo:font-weight="bold" style:text-blinking="false" style:font-size-asian="21pt" style:font-weight-asian="bold" style:font-size-complex="21pt" style:font-weight-complex="bold"/>
    </style:style>
    <style:style style:name="T338" style:family="text">
      <style:text-properties fo:font-variant="normal" fo:text-transform="none" fo:color="#20aa76" loext:opacity="100%" style:text-line-through-style="none" style:text-line-through-type="none" style:font-name="Roboto" fo:letter-spacing="normal" fo:font-style="normal" style:text-underline-style="none" fo:font-weight="bold" officeooo:rsid="015f8910" style:text-blinking="false" style:font-weight-asian="bold" style:font-weight-complex="bold"/>
    </style:style>
    <style:style style:name="T339" style:family="text">
      <style:text-properties fo:font-variant="normal" fo:text-transform="none" fo:color="#20aa76" loext:opacity="100%" style:text-line-through-style="none" style:text-line-through-type="none" style:font-name="Fira Mono" fo:font-size="8.39999961853027pt" fo:letter-spacing="normal" fo:font-style="normal" style:text-underline-style="none" fo:font-weight="normal" style:text-blinking="false" loext:padding="0cm" loext:border="none"/>
    </style:style>
    <style:style style:name="T340" style:family="text">
      <style:text-properties fo:font-variant="normal" fo:text-transform="none" fo:color="#20aa76" loext:opacity="100%" style:text-line-through-style="none" style:text-line-through-type="none" fo:font-size="12pt" fo:letter-spacing="-0.021cm" fo:font-style="normal" style:text-underline-style="none" fo:font-weight="normal" style:text-blinking="false" style:font-size-asian="12pt" style:font-weight-asian="bold" style:font-size-complex="12pt" style:font-weight-complex="bold"/>
    </style:style>
    <style:style style:name="T341" style:family="text">
      <style:text-properties fo:font-variant="normal" fo:text-transform="none" fo:color="#20aa76" loext:opacity="100%" style:font-name="Roboto" fo:font-size="8.39999961853027pt" fo:letter-spacing="normal" fo:font-style="normal" style:text-underline-style="solid" style:text-underline-width="auto" style:text-underline-color="font-color" fo:font-weight="normal"/>
    </style:style>
    <style:style style:name="T342" style:family="text">
      <style:text-properties fo:font-variant="normal" fo:text-transform="none" fo:color="#20aa76" loext:opacity="100%" style:font-name="Roboto" fo:font-size="20pt" fo:letter-spacing="normal" fo:font-style="normal" fo:font-weight="normal" style:font-size-asian="20pt" style:font-size-complex="20pt"/>
    </style:style>
    <style:style style:name="T343" style:family="text">
      <style:text-properties fo:font-variant="normal" fo:text-transform="none" fo:color="#20aa76" loext:opacity="100%" style:font-name="Roboto" fo:letter-spacing="normal" fo:font-style="normal" fo:font-weight="normal"/>
    </style:style>
    <style:style style:name="T344" style:family="text">
      <style:text-properties fo:font-variant="normal" fo:text-transform="none" fo:color="#20aa76" loext:opacity="100%" fo:letter-spacing="normal" fo:font-style="normal" fo:font-weight="normal"/>
    </style:style>
    <style:style style:name="T345" style:family="text">
      <style:text-properties fo:font-variant="normal" fo:text-transform="none" fo:color="#20aa76" loext:opacity="100%" fo:font-size="20pt" fo:letter-spacing="normal" fo:font-style="normal" fo:font-weight="normal" style:font-size-asian="20pt" style:font-size-complex="20pt"/>
    </style:style>
    <style:style style:name="T346" style:family="text">
      <style:text-properties fo:font-variant="normal" fo:text-transform="none" fo:color="#008000" loext:opacity="100%" style:font-name="Roboto" fo:font-size="8.39999961853027pt" fo:letter-spacing="normal" fo:font-style="normal"/>
    </style:style>
    <style:style style:name="T347" style:family="text">
      <style:text-properties fo:font-variant="normal" fo:text-transform="none" fo:color="#008000" loext:opacity="100%" style:font-name="Fira Mono" fo:font-size="8.39999961853027pt" fo:letter-spacing="normal" fo:font-style="normal"/>
    </style:style>
    <style:style style:name="T348" style:family="text">
      <style:text-properties fo:font-variant="normal" fo:text-transform="none" fo:color="#008000" loext:opacity="100%" style:font-name="Fira Mono" fo:font-size="8.39999961853027pt" fo:letter-spacing="normal" fo:font-style="normal" style:text-underline-style="none" fo:font-weight="bold" officeooo:rsid="0036281b" style:font-size-asian="14pt" style:font-weight-asian="bold" style:font-size-complex="14pt" style:font-weight-complex="bold"/>
    </style:style>
    <style:style style:name="T349" style:family="text">
      <style:text-properties fo:font-variant="normal" fo:text-transform="none" fo:color="#008000" loext:opacity="100%" style:font-name="Fira Mono" fo:font-size="8.39999961853027pt" fo:letter-spacing="normal" fo:font-style="normal" style:text-underline-style="none" fo:font-weight="bold" officeooo:rsid="0074f914" style:font-size-asian="14pt" style:font-weight-asian="normal" style:font-size-complex="14pt" style:font-weight-complex="normal"/>
    </style:style>
    <style:style style:name="T350" style:family="text">
      <style:text-properties fo:font-variant="normal" fo:text-transform="none" fo:color="#008000" loext:opacity="100%" style:font-name="Fira Mono" fo:font-size="8.39999961853027pt" fo:letter-spacing="normal" fo:font-style="normal" fo:font-weight="bold"/>
    </style:style>
    <style:style style:name="T351" style:family="text">
      <style:text-properties fo:font-variant="normal" fo:text-transform="none" fo:color="#008000" loext:opacity="100%" style:font-name="Fira Mono" fo:font-size="8.39999961853027pt" fo:letter-spacing="normal" fo:font-style="normal" fo:font-weight="normal"/>
    </style:style>
    <style:style style:name="T352" style:family="text">
      <style:text-properties fo:font-variant="normal" fo:text-transform="none" fo:color="#008000" loext:opacity="100%" style:font-name="Fira Mono" fo:font-size="8.39999961853027pt" fo:letter-spacing="normal" fo:font-style="normal" style:text-underline-style="solid" style:text-underline-width="auto" style:text-underline-color="font-color" officeooo:rsid="01335935" style:font-size-asian="24pt" style:font-size-complex="24pt"/>
    </style:style>
    <style:style style:name="T353" style:family="text">
      <style:text-properties fo:font-variant="normal" fo:text-transform="none" fo:color="#008000" loext:opacity="100%" style:font-name="Fira Mono" fo:letter-spacing="normal" fo:font-style="normal"/>
    </style:style>
    <style:style style:name="T354" style:family="text">
      <style:text-properties fo:font-variant="normal" fo:text-transform="none" fo:color="#008000" loext:opacity="100%" style:text-line-through-style="none" style:text-line-through-type="none" style:font-name="Fira Mono" fo:font-size="8.39999961853027pt" fo:letter-spacing="normal" fo:font-style="normal" style:text-underline-style="none" fo:font-weight="bold" officeooo:rsid="007db2c8" style:text-blinking="false" style:font-size-asian="16pt" style:font-weight-asian="bold" style:font-size-complex="16pt" style:font-weight-complex="bold"/>
    </style:style>
    <style:style style:name="T355" style:family="text">
      <style:text-properties fo:font-variant="normal" fo:text-transform="none" fo:color="#008000" loext:opacity="100%" style:text-line-through-style="none" style:text-line-through-type="none" style:font-name="Fira Mono" fo:font-size="8.39999961853027pt" fo:letter-spacing="normal" fo:font-style="normal" style:text-underline-style="none" fo:font-weight="bold" officeooo:rsid="007e0bff" style:text-blinking="false" style:font-size-asian="16pt" style:font-weight-asian="normal" style:font-size-complex="16pt" style:font-weight-complex="normal"/>
    </style:style>
    <style:style style:name="T356" style:family="text">
      <style:text-properties fo:font-variant="normal" fo:text-transform="none" fo:color="#008000" loext:opacity="100%" style:text-line-through-style="none" style:text-line-through-type="none" style:font-name="Fira Mono" fo:font-size="8.39999961853027pt" fo:letter-spacing="normal" fo:font-style="normal" style:text-underline-style="none" fo:font-weight="bold" officeooo:rsid="00a3f4ec" style:text-blinking="false" style:font-size-asian="20pt" style:font-style-asian="normal" style:font-weight-asian="normal" style:font-size-complex="20pt" style:font-style-complex="normal" style:font-weight-complex="normal"/>
    </style:style>
    <style:style style:name="T357" style:family="text">
      <style:text-properties fo:font-variant="normal" fo:text-transform="none" fo:color="#008000" loext:opacity="100%" style:text-line-through-style="none" style:text-line-through-type="none" style:font-name="Fira Mono" fo:font-size="8.39999961853027pt" fo:letter-spacing="normal" fo:font-style="normal" style:text-underline-style="none" fo:font-weight="bold" officeooo:rsid="00c7a1e2" style:text-blinking="false" style:font-size-asian="10pt" style:font-style-asian="normal" style:font-weight-asian="bold" style:font-size-complex="10pt" style:font-style-complex="normal" style:font-weight-complex="bold"/>
    </style:style>
    <style:style style:name="T358" style:family="text">
      <style:text-properties fo:font-variant="normal" fo:text-transform="none" fo:color="#008000" loext:opacity="100%" style:text-line-through-style="none" style:text-line-through-type="none" style:font-name="Fira Mono" fo:font-size="8.39999961853027pt" fo:letter-spacing="normal" fo:font-style="normal" style:text-underline-style="solid" style:text-underline-width="auto" style:text-underline-color="font-color" fo:font-weight="bold" officeooo:rsid="0086f461" style:text-blinking="false" style:font-size-asian="20pt" style:font-weight-asian="bold" style:font-size-complex="20pt" style:font-weight-complex="bold"/>
    </style:style>
    <style:style style:name="T359" style:family="text">
      <style:text-properties fo:font-variant="normal" fo:text-transform="none" fo:color="#0000ff" loext:opacity="100%" style:font-name="Roboto" fo:font-size="8.39999961853027pt" fo:letter-spacing="normal" fo:font-style="normal"/>
    </style:style>
    <style:style style:name="T360" style:family="text">
      <style:text-properties fo:font-variant="normal" fo:text-transform="none" fo:color="#0000ff" loext:opacity="100%" style:font-name="Fira Mono" fo:font-size="8.39999961853027pt" fo:letter-spacing="normal" fo:font-style="normal" style:text-underline-style="none" fo:font-weight="bold" officeooo:rsid="0036281b" style:font-size-asian="14pt" style:font-weight-asian="bold" style:font-size-complex="14pt" style:font-weight-complex="bold"/>
    </style:style>
    <style:style style:name="T361" style:family="text">
      <style:text-properties fo:font-variant="normal" fo:text-transform="none" fo:color="#0000ff" loext:opacity="100%" style:font-name="Fira Mono" fo:font-size="8.39999961853027pt" fo:letter-spacing="normal" fo:font-style="normal" style:text-underline-style="none" fo:font-weight="bold" officeooo:rsid="0074f914" style:font-size-asian="14pt" style:font-weight-asian="normal" style:font-size-complex="14pt" style:font-weight-complex="normal"/>
    </style:style>
    <style:style style:name="T362" style:family="text">
      <style:text-properties fo:font-variant="normal" fo:text-transform="none" fo:color="#0000ff" loext:opacity="100%" style:font-name="Fira Mono" fo:font-size="8.39999961853027pt" fo:letter-spacing="normal" fo:font-style="normal" fo:font-weight="bold"/>
    </style:style>
    <style:style style:name="T363" style:family="text">
      <style:text-properties fo:font-variant="normal" fo:text-transform="none" fo:color="#0000ff" loext:opacity="100%" style:font-name="Fira Mono" fo:font-size="8.39999961853027pt" fo:letter-spacing="normal" fo:font-style="normal" style:text-underline-style="solid" style:text-underline-width="auto" style:text-underline-color="font-color" officeooo:rsid="01335935" style:font-size-asian="24pt" style:font-size-complex="24pt"/>
    </style:style>
    <style:style style:name="T364" style:family="text">
      <style:text-properties fo:font-variant="normal" fo:text-transform="none" fo:color="#0000ff" loext:opacity="100%" style:text-line-through-style="none" style:text-line-through-type="none" style:font-name="Fira Mono" fo:font-size="8.39999961853027pt" fo:letter-spacing="normal" fo:font-style="normal" style:text-underline-style="none" fo:font-weight="bold" officeooo:rsid="007db2c8" style:text-blinking="false" style:font-size-asian="16pt" style:font-weight-asian="bold" style:font-size-complex="16pt" style:font-weight-complex="bold"/>
    </style:style>
    <style:style style:name="T365" style:family="text">
      <style:text-properties fo:font-variant="normal" fo:text-transform="none" fo:color="#0000ff" loext:opacity="100%" style:text-line-through-style="none" style:text-line-through-type="none" style:font-name="Fira Mono" fo:font-size="8.39999961853027pt" fo:letter-spacing="normal" fo:font-style="normal" style:text-underline-style="none" fo:font-weight="bold" officeooo:rsid="007e0bff" style:text-blinking="false" style:font-size-asian="16pt" style:font-weight-asian="normal" style:font-size-complex="16pt" style:font-weight-complex="normal"/>
    </style:style>
    <style:style style:name="T366" style:family="text">
      <style:text-properties fo:font-variant="normal" fo:text-transform="none" fo:color="#0000ff" loext:opacity="100%" style:text-line-through-style="none" style:text-line-through-type="none" style:font-name="Fira Mono" fo:font-size="8.39999961853027pt" fo:letter-spacing="normal" fo:font-style="normal" style:text-underline-style="none" fo:font-weight="bold" officeooo:rsid="00a3f4ec" style:text-blinking="false" style:font-size-asian="20pt" style:font-style-asian="normal" style:font-weight-asian="normal" style:font-size-complex="20pt" style:font-style-complex="normal" style:font-weight-complex="normal"/>
    </style:style>
    <style:style style:name="T367" style:family="text">
      <style:text-properties fo:font-variant="normal" fo:text-transform="none" fo:color="#0000ff" loext:opacity="100%" style:text-line-through-style="none" style:text-line-through-type="none" style:font-name="Fira Mono" fo:font-size="8.39999961853027pt" fo:letter-spacing="normal" fo:font-style="normal" style:text-underline-style="none" fo:font-weight="bold" officeooo:rsid="00c7a1e2" style:text-blinking="false" style:font-size-asian="10pt" style:font-style-asian="normal" style:font-weight-asian="bold" style:font-size-complex="10pt" style:font-style-complex="normal" style:font-weight-complex="bold"/>
    </style:style>
    <style:style style:name="T368" style:family="text">
      <style:text-properties fo:font-variant="normal" fo:text-transform="none" fo:color="#0000ff" loext:opacity="100%" style:text-line-through-style="none" style:text-line-through-type="none" style:font-name="Fira Mono" fo:font-size="8.39999961853027pt" fo:letter-spacing="normal" fo:font-style="normal" style:text-underline-style="solid" style:text-underline-width="auto" style:text-underline-color="font-color" fo:font-weight="bold" officeooo:rsid="0086f461" style:text-blinking="false" style:font-size-asian="20pt" style:font-weight-asian="bold" style:font-size-complex="20pt" style:font-weight-complex="bold"/>
    </style:style>
    <style:style style:name="T369" style:family="text">
      <style:text-properties fo:font-variant="normal" fo:text-transform="none" fo:color="#f8f8f2" loext:opacity="100%" style:font-name="Droid Sans Mono" fo:font-size="8.39999961853027pt" fo:letter-spacing="normal" fo:font-style="normal" style:text-underline-style="none" fo:font-weight="normal" officeooo:rsid="0044913e" fo:background-color="#282a36" loext:char-shading-value="0" style:font-size-asian="14pt" style:font-weight-asian="bold" style:font-size-complex="14pt" style:font-weight-complex="bold"/>
    </style:style>
    <style:style style:name="T370" style:family="text">
      <style:text-properties fo:font-variant="normal" fo:text-transform="none" fo:color="#f8f8f2" loext:opacity="100%" style:font-name="Droid Sans Mono" fo:font-size="8.39999961853027pt" fo:letter-spacing="normal" fo:font-style="normal" style:text-underline-style="none" fo:font-weight="normal" officeooo:rsid="007535d4" fo:background-color="#282a36" loext:char-shading-value="0" style:font-size-asian="14pt" style:font-weight-asian="normal" style:font-size-complex="14pt" style:font-weight-complex="normal"/>
    </style:style>
    <style:style style:name="T371" style:family="text">
      <style:text-properties fo:font-variant="normal" fo:text-transform="none" fo:color="#f8f8f2" loext:opacity="100%" style:text-line-through-style="none" style:text-line-through-type="none" style:font-name="Droid Sans Mono" fo:font-size="8.39999961853027pt" fo:letter-spacing="normal" fo:font-style="normal" style:text-underline-style="none" fo:font-weight="normal" officeooo:rsid="007e0bff" style:text-blinking="false" fo:background-color="#282a36" loext:char-shading-value="0" style:font-size-asian="16pt" style:font-weight-asian="bold" style:font-size-complex="16pt" style:font-weight-complex="bold"/>
    </style:style>
    <style:style style:name="T372" style:family="text">
      <style:text-properties fo:font-variant="normal" fo:text-transform="none" fo:color="#ff79c6" loext:opacity="100%" style:font-name="Droid Sans Mono" fo:font-size="8.39999961853027pt" fo:letter-spacing="normal" fo:font-style="normal" style:text-underline-style="none" fo:font-weight="normal" officeooo:rsid="0044913e" fo:background-color="#282a36" loext:char-shading-value="0" style:font-size-asian="14pt" style:font-weight-asian="bold" style:font-size-complex="14pt" style:font-weight-complex="bold"/>
    </style:style>
    <style:style style:name="T373" style:family="text">
      <style:text-properties fo:font-variant="normal" fo:text-transform="none" fo:color="#ff79c6" loext:opacity="100%" style:font-name="Droid Sans Mono" fo:font-size="8.39999961853027pt" fo:letter-spacing="normal" fo:font-style="normal" style:text-underline-style="none" fo:font-weight="normal" officeooo:rsid="007535d4" fo:background-color="#282a36" loext:char-shading-value="0" style:font-size-asian="14pt" style:font-weight-asian="normal" style:font-size-complex="14pt" style:font-weight-complex="normal"/>
    </style:style>
    <style:style style:name="T374" style:family="text">
      <style:text-properties fo:font-variant="normal" fo:text-transform="none" fo:color="#ff79c6" loext:opacity="100%" style:text-line-through-style="none" style:text-line-through-type="none" style:font-name="Droid Sans Mono" fo:font-size="8.39999961853027pt" fo:letter-spacing="normal" fo:font-style="normal" style:text-underline-style="none" fo:font-weight="normal" officeooo:rsid="007e0bff" style:text-blinking="false" fo:background-color="#282a36" loext:char-shading-value="0" style:font-size-asian="16pt" style:font-weight-asian="bold" style:font-size-complex="16pt" style:font-weight-complex="bold"/>
    </style:style>
    <style:style style:name="T375" style:family="text">
      <style:text-properties fo:font-variant="normal" fo:text-transform="none" fo:color="#50fa7b" loext:opacity="100%" style:font-name="Droid Sans Mono" fo:font-size="8.39999961853027pt" fo:letter-spacing="normal" fo:font-style="italic" style:text-underline-style="none" fo:font-weight="normal" officeooo:rsid="0044913e" fo:background-color="#282a36" loext:char-shading-value="0" style:font-size-asian="14pt" style:font-weight-asian="bold" style:font-size-complex="14pt" style:font-weight-complex="bold"/>
    </style:style>
    <style:style style:name="T376" style:family="text">
      <style:text-properties fo:font-variant="normal" fo:text-transform="none" fo:color="#50fa7b" loext:opacity="100%" style:font-name="Roboto" fo:letter-spacing="normal" fo:font-style="normal"/>
    </style:style>
    <style:style style:name="T377" style:family="text">
      <style:text-properties fo:font-variant="normal" fo:text-transform="none" fo:color="#e9f284" loext:opacity="100%" style:font-name="Droid Sans Mono" fo:font-size="8.39999961853027pt" fo:letter-spacing="normal" fo:font-style="normal" style:text-underline-style="none" fo:font-weight="normal" officeooo:rsid="0044913e" fo:background-color="#282a36" loext:char-shading-value="0" style:font-size-asian="14pt" style:font-weight-asian="bold" style:font-size-complex="14pt" style:font-weight-complex="bold"/>
    </style:style>
    <style:style style:name="T378" style:family="text">
      <style:text-properties fo:font-variant="normal" fo:text-transform="none" fo:color="#f1fa8c" loext:opacity="100%" style:font-name="Droid Sans Mono" fo:font-size="8.39999961853027pt" fo:letter-spacing="normal" fo:font-style="normal" style:text-underline-style="none" fo:font-weight="normal" officeooo:rsid="0044913e" fo:background-color="#282a36" loext:char-shading-value="0" style:font-size-asian="14pt" style:font-weight-asian="bold" style:font-size-complex="14pt" style:font-weight-complex="bold"/>
    </style:style>
    <style:style style:name="T379" style:family="text">
      <style:text-properties fo:font-variant="normal" fo:text-transform="none" fo:color="#8be9fd" loext:opacity="100%" style:text-line-through-style="none" style:text-line-through-type="none" style:font-name="Droid Sans Mono" fo:font-size="8.39999961853027pt" fo:letter-spacing="normal" fo:font-style="normal" style:text-underline-style="none" fo:font-weight="normal" officeooo:rsid="007e0bff" style:text-blinking="false" fo:background-color="#282a36" loext:char-shading-value="0" style:font-size-asian="16pt" style:font-weight-asian="bold" style:font-size-complex="16pt" style:font-weight-complex="bold"/>
    </style:style>
    <style:style style:name="T380" style:family="text">
      <style:text-properties fo:font-variant="normal" fo:text-transform="none" fo:color="#8be9fd" loext:opacity="100%" style:text-line-through-style="none" style:text-line-through-type="none" style:font-name="Droid Sans Mono" fo:font-size="8.39999961853027pt" fo:letter-spacing="normal" fo:font-style="italic" style:text-underline-style="none" fo:font-weight="normal" officeooo:rsid="007e0bff" style:text-blinking="false" fo:background-color="#282a36" loext:char-shading-value="0" style:font-size-asian="16pt" style:font-weight-asian="bold" style:font-size-complex="16pt" style:font-weight-complex="bold"/>
    </style:style>
    <style:style style:name="T381" style:family="text">
      <style:text-properties fo:font-variant="normal" fo:text-transform="none" fo:color="#8be9fd" loext:opacity="100%" style:font-name="Roboto" fo:letter-spacing="normal" fo:font-style="normal"/>
    </style:style>
    <style:style style:name="T382" style:family="text">
      <style:text-properties fo:font-variant="normal" fo:text-transform="none" fo:color="#ba2121" loext:opacity="100%" style:text-line-through-style="none" style:text-line-through-type="none" style:font-name="Fira Mono" fo:font-size="8.39999961853027pt" fo:letter-spacing="normal" fo:font-style="normal" style:text-underline-style="solid" style:text-underline-width="auto" style:text-underline-color="font-color" fo:font-weight="normal" officeooo:rsid="0099ec0f" style:text-blinking="false" style:font-size-asian="20pt" style:font-weight-asian="bold" style:font-size-complex="20pt" style:font-weight-complex="bold"/>
    </style:style>
    <style:style style:name="T383" style:family="text">
      <style:text-properties fo:font-variant="normal" fo:text-transform="none" fo:color="#ba2121" loext:opacity="100%" style:font-name="Fira Mono" fo:font-size="8.39999961853027pt" fo:letter-spacing="normal" fo:font-style="normal" style:text-underline-style="none" fo:font-weight="normal" style:font-size-asian="12.25pt" style:font-style-asian="normal" style:font-weight-asian="normal" style:font-size-complex="14pt" style:font-style-complex="normal" style:font-weight-complex="normal"/>
    </style:style>
    <style:style style:name="T384" style:family="text">
      <style:text-properties fo:font-variant="normal" fo:text-transform="none" fo:color="#ba2121" loext:opacity="100%" style:font-name="Fira Mono" fo:font-size="13pt" fo:letter-spacing="normal" fo:font-style="normal" style:text-underline-style="none" fo:font-weight="normal" officeooo:rsid="011cf46c" style:font-size-asian="11.3500003814697pt" style:font-weight-asian="normal" style:font-size-complex="13pt" style:font-weight-complex="normal"/>
    </style:style>
    <style:style style:name="T385" style:family="text">
      <style:text-properties fo:font-variant="normal" fo:text-transform="none" fo:color="#ba2121" loext:opacity="100%" style:font-name="Fira Mono" fo:letter-spacing="normal" fo:font-style="normal" style:font-size-asian="13pt" style:font-weight-asian="bold" style:font-size-complex="13pt" style:font-weight-complex="bold"/>
    </style:style>
    <style:style style:name="T386" style:family="text">
      <style:text-properties fo:font-variant="normal" fo:text-transform="none" fo:color="#000000" loext:opacity="100%" style:text-line-through-style="none" style:text-line-through-type="none" style:font-name="Roboto" fo:font-size="22pt" fo:letter-spacing="normal" fo:font-style="normal" style:text-underline-style="solid" style:text-underline-width="auto" style:text-underline-color="font-color" fo:font-weight="bold" officeooo:rsid="009f98f5" style:text-blinking="false" style:font-size-asian="22pt" style:font-weight-asian="bold" style:font-size-complex="22pt" style:font-weight-complex="bold"/>
    </style:style>
    <style:style style:name="T387" style:family="text">
      <style:text-properties fo:font-variant="normal" fo:text-transform="none" fo:color="#000000" loext:opacity="100%" style:font-name="Fira Mono" fo:font-size="13pt" fo:letter-spacing="normal" fo:font-style="normal" style:text-underline-style="none" fo:font-weight="normal" officeooo:rsid="011cf46c" style:font-size-asian="11.3500003814697pt" style:font-weight-asian="normal" style:font-size-complex="13pt" style:font-weight-complex="normal"/>
    </style:style>
    <style:style style:name="T388" style:family="text">
      <style:text-properties fo:font-variant="normal" fo:text-transform="none" fo:color="#000000" loext:opacity="100%" style:font-name="Roboto" fo:letter-spacing="normal" fo:font-style="normal" style:text-underline-style="none"/>
    </style:style>
    <style:style style:name="T389" style:family="text">
      <style:text-properties fo:font-variant="normal" fo:text-transform="none" fo:color="#000000" loext:opacity="100%" style:font-name="Roboto" fo:letter-spacing="normal" fo:font-style="normal" style:text-underline-style="none" officeooo:rsid="01640920"/>
    </style:style>
    <style:style style:name="T390" style:family="text">
      <style:text-properties fo:font-variant="normal" fo:text-transform="none" fo:color="#000000" loext:opacity="100%" style:font-name="Roboto" fo:font-size="13pt" fo:letter-spacing="normal" fo:font-style="normal" style:text-underline-style="none" fo:font-weight="normal" officeooo:rsid="016c2c10" style:font-size-asian="13pt" style:font-weight-asian="normal" style:font-size-complex="13pt" style:font-weight-complex="normal"/>
    </style:style>
    <style:style style:name="T391" style:family="text">
      <style:text-properties fo:font-variant="normal" fo:text-transform="none" fo:color="#000000" loext:opacity="100%" fo:font-size="13pt" fo:letter-spacing="normal" fo:font-style="normal" style:text-underline-style="none" fo:font-weight="bold" officeooo:rsid="016c2c10" style:font-size-asian="13pt" style:font-weight-asian="bold" style:font-size-complex="13pt" style:font-weight-complex="bold"/>
    </style:style>
    <style:style style:name="T392" style:family="text">
      <style:text-properties fo:font-variant="normal" fo:text-transform="none" fo:color="#6a0e0e" loext:opacity="100%" style:text-line-through-style="none" style:text-line-through-type="none" style:font-name="Roboto" fo:font-size="8.39999961853027pt" fo:letter-spacing="normal" fo:font-style="normal" style:text-underline-style="none" fo:font-weight="normal" style:text-blinking="false"/>
    </style:style>
    <style:style style:name="T393" style:family="text">
      <style:text-properties fo:font-variant="normal" fo:text-transform="none" fo:color="#ff0000" loext:opacity="100%" style:text-line-through-style="none" style:text-line-through-type="none" style:font-name="Roboto" fo:font-size="22pt" fo:letter-spacing="normal" fo:font-style="normal" style:text-underline-style="solid" style:text-underline-width="auto" style:text-underline-color="font-color" fo:font-weight="bold" officeooo:rsid="00ac7b4c" style:text-blinking="false" style:font-size-asian="22pt" style:font-weight-asian="bold" style:font-size-complex="22pt" style:font-weight-complex="bold"/>
    </style:style>
    <style:style style:name="T394" style:family="text">
      <style:text-properties fo:font-variant="normal" fo:text-transform="none" fo:color="#ff0000" loext:opacity="100%" style:font-name="Roboto" fo:letter-spacing="normal" fo:font-style="normal"/>
    </style:style>
    <style:style style:name="T395" style:family="text">
      <style:text-properties fo:font-variant="normal" fo:text-transform="none" fo:color="#ff0000" loext:opacity="100%" style:font-name="Roboto" fo:letter-spacing="normal" fo:font-style="normal" style:text-underline-style="none"/>
    </style:style>
    <style:style style:name="T396" style:family="text">
      <style:text-properties fo:font-variant="normal" fo:text-transform="none" fo:color="#ff0000" loext:opacity="100%" style:font-name="Roboto" fo:letter-spacing="normal" fo:font-style="normal" style:text-underline-style="none" fo:font-weight="bold" style:font-weight-asian="bold" style:font-weight-complex="bold"/>
    </style:style>
    <style:style style:name="T397" style:family="text">
      <style:text-properties fo:font-variant="normal" fo:text-transform="none" fo:color="#ff0000" loext:opacity="100%" fo:letter-spacing="normal" fo:font-style="normal"/>
    </style:style>
    <style:style style:name="T398" style:family="text">
      <style:text-properties fo:font-variant="normal" fo:text-transform="none" style:font-name="Roboto" fo:font-size="24pt" fo:letter-spacing="normal" fo:font-style="normal" fo:font-weight="normal" style:font-size-asian="24pt" style:font-size-complex="24pt"/>
    </style:style>
    <style:style style:name="T399" style:family="text">
      <style:text-properties fo:font-variant="normal" fo:text-transform="none" style:font-name="Roboto" fo:letter-spacing="normal" fo:font-style="normal"/>
    </style:style>
    <style:style style:name="T400" style:family="text">
      <style:text-properties fo:font-variant="normal" fo:text-transform="none" style:font-name="Roboto" fo:letter-spacing="normal" fo:font-style="normal" style:text-underline-style="none" fo:font-weight="normal" style:font-weight-asian="normal" style:font-weight-complex="normal"/>
    </style:style>
    <style:style style:name="T401" style:family="text">
      <style:text-properties fo:font-variant="normal" fo:text-transform="none" style:font-name="Roboto" fo:letter-spacing="normal" fo:font-style="normal" officeooo:rsid="0007859b"/>
    </style:style>
    <style:style style:name="T402" style:family="text">
      <style:text-properties fo:font-variant="normal" fo:text-transform="none" style:font-name="Roboto" fo:font-size="13pt" fo:letter-spacing="normal" fo:font-style="normal" style:font-size-asian="13pt" style:font-size-complex="13pt"/>
    </style:style>
    <style:style style:name="T403" style:family="text">
      <style:text-properties fo:font-variant="normal" fo:text-transform="none" style:font-name="Roboto" fo:font-size="13pt" fo:letter-spacing="normal" fo:font-style="normal" officeooo:rsid="015cc85a" style:font-size-asian="13pt" style:font-size-complex="13pt"/>
    </style:style>
    <style:style style:name="T404" style:family="text">
      <style:text-properties fo:font-variant="normal" fo:text-transform="none" style:font-name="Roboto" fo:font-size="8.39999961853027pt" fo:letter-spacing="normal" fo:font-style="normal"/>
    </style:style>
    <style:style style:name="T405" style:family="text">
      <style:text-properties fo:font-variant="normal" fo:text-transform="none" style:font-name="Roboto" fo:font-size="8.39999961853027pt" fo:letter-spacing="normal" fo:font-style="normal" officeooo:rsid="0031a0bb"/>
    </style:style>
    <style:style style:name="T406" style:family="text">
      <style:text-properties fo:font-variant="normal" fo:text-transform="none" style:font-name="Fira Mono" fo:font-size="24pt" fo:letter-spacing="normal" fo:font-style="normal" fo:font-weight="normal" style:font-size-asian="24pt" style:font-size-complex="24pt"/>
    </style:style>
    <style:style style:name="T407" style:family="text">
      <style:text-properties fo:font-variant="normal" fo:text-transform="none" style:font-name="Fira Mono" fo:letter-spacing="normal" fo:font-style="normal"/>
    </style:style>
    <style:style style:name="T408" style:family="text">
      <style:text-properties fo:font-variant="normal" fo:text-transform="none" fo:letter-spacing="normal" fo:font-style="normal"/>
    </style:style>
    <style:style style:name="T409" style:family="text">
      <style:text-properties fo:font-variant="normal" fo:text-transform="none" fo:letter-spacing="normal" fo:font-style="normal" style:text-underline-style="none" fo:font-weight="normal" style:font-weight-asian="normal" style:font-weight-complex="normal"/>
    </style:style>
    <style:style style:name="T410" style:family="text">
      <style:text-properties fo:font-variant="normal" fo:text-transform="none" fo:font-size="13pt" fo:letter-spacing="normal" fo:font-style="normal" style:font-size-asian="13pt" style:font-size-complex="13pt"/>
    </style:style>
    <style:style style:name="T411" style:family="text">
      <style:text-properties style:text-underline-style="none"/>
    </style:style>
    <style:style style:name="T412" style:family="text">
      <style:text-properties style:text-underline-style="none" officeooo:rsid="00004b8f" style:font-weight-asian="normal" style:font-weight-complex="normal"/>
    </style:style>
    <style:style style:name="T413" style:family="text">
      <style:text-properties style:text-underline-style="none" officeooo:rsid="000eb5d9" style:font-size-asian="15.75pt" style:font-size-complex="18pt"/>
    </style:style>
    <style:style style:name="T414" style:family="text">
      <style:text-properties style:text-underline-style="none" officeooo:rsid="000f7b9f" style:font-size-asian="15.75pt" style:font-size-complex="18pt"/>
    </style:style>
    <style:style style:name="T415" style:family="text">
      <style:text-properties style:text-underline-style="none" officeooo:rsid="000f7b9f" style:font-size-asian="20pt" style:font-weight-asian="normal" style:font-size-complex="20pt" style:font-weight-complex="normal"/>
    </style:style>
    <style:style style:name="T416" style:family="text">
      <style:text-properties style:text-underline-style="none" fo:font-weight="normal" officeooo:rsid="01340b99" style:font-size-asian="24pt" style:font-weight-asian="normal" style:font-size-complex="24pt" style:font-weight-complex="normal"/>
    </style:style>
    <style:style style:name="T417" style:family="text">
      <style:text-properties style:text-underline-style="none" officeooo:rsid="01654d4f"/>
    </style:style>
    <style:style style:name="T418" style:family="text">
      <style:text-properties fo:font-weight="bold" style:font-weight-asian="bold" style:font-weight-complex="bold"/>
    </style:style>
    <style:style style:name="T419" style:family="text">
      <style:text-properties fo:font-weight="bold" officeooo:rsid="0031da66" style:font-weight-asian="bold" style:font-weight-complex="bold"/>
    </style:style>
    <style:style style:name="T420" style:family="text">
      <style:text-properties fo:font-weight="bold" officeooo:rsid="00e373bc" style:font-weight-asian="bold" style:font-weight-complex="bold"/>
    </style:style>
    <style:style style:name="T421" style:family="text">
      <style:text-properties fo:font-weight="bold" officeooo:rsid="014054f4" style:font-weight-asian="bold" style:font-weight-complex="bold"/>
    </style:style>
    <style:style style:name="T422" style:family="text">
      <style:text-properties style:font-name="Fira Mono"/>
    </style:style>
    <style:style style:name="T423" style:family="text">
      <style:text-properties style:font-name="Fira Mono" fo:font-size="8.39999961853027pt" fo:font-style="normal"/>
    </style:style>
    <style:style style:name="T424" style:family="text">
      <style:text-properties style:font-name="Fira Mono" fo:font-size="8.39999961853027pt" fo:font-style="normal" fo:font-weight="normal"/>
    </style:style>
    <style:style style:name="T425" style:family="text">
      <style:text-properties style:font-name="Fira Mono" fo:font-style="normal"/>
    </style:style>
    <style:style style:name="T426" style:family="text">
      <style:text-properties style:font-name="Fira Mono" fo:font-size="20pt" style:font-size-asian="20pt" style:font-size-complex="20pt"/>
    </style:style>
    <style:style style:name="T427" style:family="text">
      <style:text-properties style:font-name="Fira Mono" fo:font-size="20pt" officeooo:rsid="01340b99" style:font-size-asian="20pt" style:font-size-complex="20pt"/>
    </style:style>
    <style:style style:name="T428" style:family="text">
      <style:text-properties style:font-name="Fira Mono" fo:font-size="12pt" officeooo:rsid="01340b99" style:font-size-asian="12pt" style:font-size-complex="12pt"/>
    </style:style>
    <style:style style:name="T429" style:family="text">
      <style:text-properties style:font-name="Fira Mono" style:text-underline-style="none" officeooo:rsid="01340b99" style:font-size-asian="20pt" style:font-weight-asian="bold" style:font-size-complex="20pt" style:font-weight-complex="bold"/>
    </style:style>
    <style:style style:name="T430" style:family="text">
      <style:text-properties style:font-name="Fira Mono" fo:font-size="18pt" style:font-size-asian="18pt" style:font-size-complex="18pt"/>
    </style:style>
    <style:style style:name="T431" style:family="text">
      <style:text-properties fo:color="#0c3c26" loext:opacity="100%"/>
    </style:style>
    <style:style style:name="T432" style:family="text">
      <style:text-properties fo:color="#0c3c26" loext:opacity="100%" style:font-name="Roboto" fo:font-size="16pt" style:font-size-asian="16pt" style:font-size-complex="16pt"/>
    </style:style>
    <style:style style:name="T433" style:family="text">
      <style:text-properties fo:color="#0c3c26" loext:opacity="100%" style:font-name="Roboto" fo:font-size="16pt" officeooo:rsid="0006b3b1" style:font-size-asian="16pt" style:font-size-complex="16pt"/>
    </style:style>
    <style:style style:name="T434" style:family="text">
      <style:text-properties fo:color="#0c3c26" loext:opacity="100%" style:text-underline-style="none" fo:font-weight="normal" style:font-size-asian="24pt" style:font-weight-asian="normal" style:font-size-complex="24pt" style:font-weight-complex="normal"/>
    </style:style>
    <style:style style:name="T435" style:family="text">
      <style:text-properties fo:color="#0c3c26" loext:opacity="100%" fo:font-weight="normal" style:font-size-asian="20pt" style:font-size-complex="20pt"/>
    </style:style>
    <style:style style:name="T436" style:family="text">
      <style:text-properties fo:color="#0c3c26" loext:opacity="100%" style:font-name="Fira Mono"/>
    </style:style>
    <style:style style:name="T437" style:family="text">
      <style:text-properties fo:color="#0c3c26" loext:opacity="100%" style:font-name="Fira Mono" fo:font-size="8.39999961853027pt"/>
    </style:style>
    <style:style style:name="T438" style:family="text">
      <style:text-properties fo:color="#0c3c26" loext:opacity="100%" style:font-name="Fira Mono" fo:font-size="15pt" style:font-size-asian="15pt" style:font-weight-asian="bold" style:font-size-complex="15pt" style:font-weight-complex="bold"/>
    </style:style>
    <style:style style:name="T439" style:family="text">
      <style:text-properties fo:color="#0c3c26" loext:opacity="100%" style:font-name="Fira Mono" fo:font-size="15pt" fo:font-style="normal" style:font-size-asian="15pt" style:font-style-asian="normal" style:font-weight-asian="bold" style:font-size-complex="15pt" style:font-style-complex="normal" style:font-weight-complex="bold"/>
    </style:style>
    <style:style style:name="T440" style:family="text">
      <style:text-properties fo:color="#0c3c26" loext:opacity="100%" style:font-name="Fira Mono" fo:font-size="18pt" fo:font-weight="normal" style:font-size-asian="18pt" style:font-weight-asian="bold" style:font-size-complex="18pt" style:font-weight-complex="bold"/>
    </style:style>
    <style:style style:name="T441" style:family="text">
      <style:text-properties fo:color="#0c3c26" loext:opacity="100%" fo:font-size="26pt" fo:font-style="normal" style:text-underline-style="solid" style:text-underline-width="auto" style:text-underline-color="font-color" style:font-size-asian="26pt" style:font-weight-asian="bold" style:font-size-complex="26pt" style:font-weight-complex="bold"/>
    </style:style>
    <style:style style:name="T442" style:family="text">
      <style:text-properties fo:color="#0c3c26" loext:opacity="100%" fo:font-size="15pt" fo:font-style="normal" style:font-size-asian="15pt" style:font-style-asian="normal" style:font-weight-asian="bold" style:font-size-complex="15pt" style:font-style-complex="normal" style:font-weight-complex="bold"/>
    </style:style>
    <style:style style:name="T443" style:family="text">
      <style:text-properties fo:color="#0c3c26" loext:opacity="100%" fo:font-size="15pt" fo:font-style="normal" officeooo:rsid="01381e1d" style:font-size-asian="15pt" style:font-style-asian="normal" style:font-weight-asian="bold" style:font-size-complex="15pt" style:font-style-complex="normal" style:font-weight-complex="bold"/>
    </style:style>
    <style:style style:name="T444" style:family="text">
      <style:text-properties fo:color="#0c3c26" loext:opacity="100%" fo:font-size="18pt" fo:font-weight="normal" style:font-size-asian="18pt" style:font-size-complex="18pt"/>
    </style:style>
    <style:style style:name="T445" style:family="text">
      <style:text-properties fo:color="#0c3c26" loext:opacity="100%" fo:font-size="18pt" fo:font-weight="normal" style:font-size-asian="18pt" style:font-weight-asian="bold" style:font-size-complex="18pt" style:font-weight-complex="bold"/>
    </style:style>
    <style:style style:name="T446" style:family="text">
      <style:text-properties fo:color="#0c4b33" loext:opacity="100%" style:font-name="Fira Mono" fo:font-size="8.39999961853027pt"/>
    </style:style>
    <style:style style:name="T447" style:family="text">
      <style:text-properties fo:color="#0c4b33" loext:opacity="100%" style:font-name="Fira Mono" fo:font-size="15pt" style:font-size-asian="15pt" style:font-size-complex="15pt"/>
    </style:style>
    <style:style style:name="T448" style:family="text">
      <style:text-properties fo:color="#0c4b33" loext:opacity="100%" style:font-name="Fira Mono" style:text-underline-style="solid" style:text-underline-width="auto" style:text-underline-color="font-color"/>
    </style:style>
    <style:style style:name="T449" style:family="text">
      <style:text-properties fo:color="#0c4b33" loext:opacity="100%" style:font-name="Fira Mono" loext:padding="0cm" loext:border="none"/>
    </style:style>
    <style:style style:name="T450" style:family="text">
      <style:text-properties fo:color="#0c4b33" loext:opacity="100%" style:text-line-through-style="none" style:text-line-through-type="none" style:font-name="Fira Mono" style:text-underline-style="none" fo:font-weight="bold" style:text-blinking="false"/>
    </style:style>
    <style:style style:name="T451" style:family="text">
      <style:text-properties fo:color="#0c4b33" loext:opacity="100%" style:text-line-through-style="none" style:text-line-through-type="none" style:font-name="Fira Mono" style:text-underline-style="none" fo:font-weight="bold" officeooo:rsid="007af5c2" style:text-blinking="false"/>
    </style:style>
    <style:style style:name="T452" style:family="text">
      <style:text-properties fo:color="#000080" loext:opacity="100%" fo:font-weight="bold"/>
    </style:style>
    <style:style style:name="T453" style:family="text">
      <style:text-properties fo:color="#000080" loext:opacity="100%" style:font-name="Fira Mono" fo:font-weight="bold"/>
    </style:style>
    <style:style style:name="T454" style:family="text">
      <style:text-properties fo:color="#000080" loext:opacity="100%" fo:font-size="18pt" fo:font-weight="bold" style:font-size-asian="18pt" style:font-weight-asian="bold" style:font-size-complex="18pt" style:font-weight-complex="bold"/>
    </style:style>
    <style:style style:name="T455" style:family="text">
      <style:text-properties fo:color="#bbbbbb" loext:opacity="100%"/>
    </style:style>
    <style:style style:name="T456" style:family="text">
      <style:text-properties fo:color="#bbbbbb" loext:opacity="100%" style:font-name="Roboto"/>
    </style:style>
    <style:style style:name="T457" style:family="text">
      <style:text-properties fo:color="#bbbbbb" loext:opacity="100%" style:font-name="Roboto" fo:font-size="16pt" style:font-size-asian="16pt" style:font-size-complex="16pt"/>
    </style:style>
    <style:style style:name="T458" style:family="text">
      <style:text-properties fo:color="#bbbbbb" loext:opacity="100%" style:font-name="Fira Mono"/>
    </style:style>
    <style:style style:name="T459" style:family="text">
      <style:text-properties fo:color="#bbbbbb" loext:opacity="100%" style:font-name="Fira Mono" fo:font-size="8.39999961853027pt"/>
    </style:style>
    <style:style style:name="T460" style:family="text">
      <style:text-properties fo:color="#bbbbbb" loext:opacity="100%" style:font-name="Fira Mono" fo:font-size="8.39999961853027pt" fo:font-style="normal"/>
    </style:style>
    <style:style style:name="T461" style:family="text">
      <style:text-properties fo:color="#bbbbbb" loext:opacity="100%" style:font-name="Fira Mono" fo:font-size="8.39999961853027pt" fo:font-style="normal" fo:font-weight="normal"/>
    </style:style>
    <style:style style:name="T462" style:family="text">
      <style:text-properties fo:color="#bbbbbb" loext:opacity="100%" style:font-name="Fira Mono" fo:font-size="15pt" style:font-size-asian="15pt" style:font-size-complex="15pt"/>
    </style:style>
    <style:style style:name="T463" style:family="text">
      <style:text-properties fo:color="#bbbbbb" loext:opacity="100%" style:font-name="Fira Mono" loext:padding="0cm" loext:border="none"/>
    </style:style>
    <style:style style:name="T464" style:family="text">
      <style:text-properties fo:color="#bbbbbb" loext:opacity="100%" style:font-name="Fira Mono" fo:font-style="normal"/>
    </style:style>
    <style:style style:name="T465" style:family="text">
      <style:text-properties fo:color="#bbbbbb" loext:opacity="100%" fo:font-size="14pt" style:font-size-asian="14pt" style:font-size-complex="14pt"/>
    </style:style>
    <style:style style:name="T466" style:family="text">
      <style:text-properties fo:color="#bbbbbb" loext:opacity="100%" fo:font-size="18pt" fo:font-weight="bold" style:font-size-asian="18pt" style:font-weight-asian="bold" style:font-size-complex="18pt" style:font-weight-complex="bold"/>
    </style:style>
    <style:style style:name="T467" style:family="text">
      <style:text-properties fo:color="#666666" loext:opacity="100%"/>
    </style:style>
    <style:style style:name="T468" style:family="text">
      <style:text-properties fo:color="#666666" loext:opacity="100%" style:font-name="Fira Mono"/>
    </style:style>
    <style:style style:name="T469" style:family="text">
      <style:text-properties fo:color="#666666" loext:opacity="100%" style:font-name="Fira Mono" fo:font-size="8.39999961853027pt"/>
    </style:style>
    <style:style style:name="T470" style:family="text">
      <style:text-properties fo:color="#666666" loext:opacity="100%" style:font-name="Fira Mono" fo:font-size="8.39999961853027pt" fo:font-style="normal"/>
    </style:style>
    <style:style style:name="T471" style:family="text">
      <style:text-properties fo:color="#666666" loext:opacity="100%" style:font-name="Fira Mono" fo:font-size="8.39999961853027pt" fo:font-style="normal" fo:font-weight="normal"/>
    </style:style>
    <style:style style:name="T472" style:family="text">
      <style:text-properties fo:color="#666666" loext:opacity="100%" style:font-name="Fira Mono" loext:padding="0cm" loext:border="none"/>
    </style:style>
    <style:style style:name="T473" style:family="text">
      <style:text-properties fo:color="#666666" loext:opacity="100%" style:font-name="Fira Mono" fo:font-size="20pt" style:font-size-asian="20pt" style:font-size-complex="20pt"/>
    </style:style>
    <style:style style:name="T474" style:family="text">
      <style:text-properties fo:color="#666666" loext:opacity="100%" style:font-name="Fira Mono" fo:font-style="normal"/>
    </style:style>
    <style:style style:name="T475" style:family="text">
      <style:text-properties fo:color="#666666" loext:opacity="100%" fo:font-size="14pt" style:font-size-asian="14pt" style:font-size-complex="14pt"/>
    </style:style>
    <style:style style:name="T476" style:family="text">
      <style:text-properties fo:color="#666666" loext:opacity="100%" style:text-underline-style="none"/>
    </style:style>
    <style:style style:name="T477" style:family="text">
      <style:text-properties fo:color="#666666" loext:opacity="100%" style:font-name="Roboto"/>
    </style:style>
    <style:style style:name="T478" style:family="text">
      <style:text-properties officeooo:rsid="000d7066"/>
    </style:style>
    <style:style style:name="T479" style:family="text">
      <style:text-properties fo:color="#008000" loext:opacity="100%"/>
    </style:style>
    <style:style style:name="T480" style:family="text">
      <style:text-properties fo:color="#008000" loext:opacity="100%" fo:font-weight="bold"/>
    </style:style>
    <style:style style:name="T481" style:family="text">
      <style:text-properties fo:color="#008000" loext:opacity="100%" style:font-name="Fira Mono"/>
    </style:style>
    <style:style style:name="T482" style:family="text">
      <style:text-properties fo:color="#008000" loext:opacity="100%" style:font-name="Fira Mono" fo:font-size="8.39999961853027pt" fo:font-weight="bold"/>
    </style:style>
    <style:style style:name="T483" style:family="text">
      <style:text-properties fo:color="#008000" loext:opacity="100%" style:font-name="Fira Mono" fo:font-size="8.39999961853027pt" fo:font-style="normal"/>
    </style:style>
    <style:style style:name="T484" style:family="text">
      <style:text-properties fo:color="#008000" loext:opacity="100%" style:font-name="Fira Mono" fo:font-size="8.39999961853027pt" fo:font-style="normal" fo:font-weight="bold"/>
    </style:style>
    <style:style style:name="T485" style:family="text">
      <style:text-properties fo:color="#008000" loext:opacity="100%" style:font-name="Fira Mono" fo:font-size="8.39999961853027pt" fo:font-style="normal" fo:font-weight="normal"/>
    </style:style>
    <style:style style:name="T486" style:family="text">
      <style:text-properties fo:color="#008000" loext:opacity="100%" style:font-name="Fira Mono" fo:font-weight="bold"/>
    </style:style>
    <style:style style:name="T487" style:family="text">
      <style:text-properties fo:color="#008000" loext:opacity="100%" style:font-name="Fira Mono" fo:font-weight="bold" loext:padding="0cm" loext:border="none"/>
    </style:style>
    <style:style style:name="T488" style:family="text">
      <style:text-properties fo:color="#008000" loext:opacity="100%" style:font-name="Fira Mono" fo:font-size="20pt" style:font-size-asian="20pt" style:font-size-complex="20pt"/>
    </style:style>
    <style:style style:name="T489" style:family="text">
      <style:text-properties fo:color="#008000" loext:opacity="100%" style:font-name="Fira Mono" fo:font-style="normal"/>
    </style:style>
    <style:style style:name="T490" style:family="text">
      <style:text-properties fo:color="#008000" loext:opacity="100%" fo:font-size="14pt" fo:font-weight="bold" style:font-size-asian="14pt" style:font-size-complex="14pt"/>
    </style:style>
    <style:style style:name="T491" style:family="text">
      <style:text-properties fo:color="#008000" loext:opacity="100%" fo:font-size="14pt" fo:font-weight="bold" officeooo:rsid="00745c6c" style:font-size-asian="14pt" style:font-size-complex="14pt"/>
    </style:style>
    <style:style style:name="T492" style:family="text">
      <style:text-properties fo:color="#008000" loext:opacity="100%" fo:font-size="18pt" fo:font-weight="bold" style:font-size-asian="18pt" style:font-weight-asian="bold" style:font-size-complex="18pt" style:font-weight-complex="bold"/>
    </style:style>
    <style:style style:name="T493" style:family="text">
      <style:text-properties fo:color="#008000" loext:opacity="100%" style:font-name="Roboto" fo:font-weight="bold"/>
    </style:style>
    <style:style style:name="T494" style:family="text">
      <style:text-properties fo:color="#0000ff" loext:opacity="100%"/>
    </style:style>
    <style:style style:name="T495" style:family="text">
      <style:text-properties fo:color="#0000ff" loext:opacity="100%" fo:font-weight="bold"/>
    </style:style>
    <style:style style:name="T496" style:family="text">
      <style:text-properties fo:color="#0000ff" loext:opacity="100%" style:font-name="Fira Mono"/>
    </style:style>
    <style:style style:name="T497" style:family="text">
      <style:text-properties fo:color="#0000ff" loext:opacity="100%" style:font-name="Fira Mono" fo:font-size="8.39999961853027pt" fo:font-weight="bold"/>
    </style:style>
    <style:style style:name="T498" style:family="text">
      <style:text-properties fo:color="#0000ff" loext:opacity="100%" style:font-name="Fira Mono" fo:font-size="8.39999961853027pt" fo:font-style="normal"/>
    </style:style>
    <style:style style:name="T499" style:family="text">
      <style:text-properties fo:color="#0000ff" loext:opacity="100%" style:font-name="Fira Mono" fo:font-size="8.39999961853027pt" fo:font-style="normal" fo:font-weight="bold"/>
    </style:style>
    <style:style style:name="T500" style:family="text">
      <style:text-properties fo:color="#0000ff" loext:opacity="100%" style:font-name="Fira Mono" fo:font-size="8.39999961853027pt" fo:font-style="normal" fo:font-weight="normal"/>
    </style:style>
    <style:style style:name="T501" style:family="text">
      <style:text-properties fo:color="#0000ff" loext:opacity="100%" style:font-name="Fira Mono" fo:font-weight="bold" loext:padding="0cm" loext:border="none"/>
    </style:style>
    <style:style style:name="T502" style:family="text">
      <style:text-properties fo:color="#0000ff" loext:opacity="100%" style:font-name="Fira Mono" fo:font-style="normal"/>
    </style:style>
    <style:style style:name="T503" style:family="text">
      <style:text-properties fo:color="#0000ff" loext:opacity="100%" fo:font-size="14pt" fo:font-weight="bold" style:font-size-asian="14pt" style:font-size-complex="14pt"/>
    </style:style>
    <style:style style:name="T504" style:family="text">
      <style:text-properties fo:color="#0000ff" loext:opacity="100%" fo:font-size="18pt" fo:font-weight="bold" style:font-size-asian="18pt" style:font-weight-asian="bold" style:font-size-complex="18pt" style:font-weight-complex="bold"/>
    </style:style>
    <style:style style:name="T505" style:family="text">
      <style:text-properties fo:color="#0000ff" loext:opacity="100%" style:font-name="Roboto" fo:font-weight="bold"/>
    </style:style>
    <style:style style:name="T506" style:family="text">
      <style:text-properties fo:color="#ba2121" loext:opacity="100%"/>
    </style:style>
    <style:style style:name="T507" style:family="text">
      <style:text-properties fo:color="#ba2121" loext:opacity="100%" style:font-name="Fira Mono" fo:font-size="8.39999961853027pt" fo:font-style="normal" fo:font-weight="normal"/>
    </style:style>
    <style:style style:name="T508" style:family="text">
      <style:text-properties officeooo:rsid="000eb5d9"/>
    </style:style>
    <style:style style:name="T509" style:family="text">
      <style:text-properties fo:color="#c9211e" loext:opacity="100%"/>
    </style:style>
    <style:style style:name="T510" style:family="text">
      <style:text-properties fo:color="#c9211e" loext:opacity="100%" fo:font-size="14pt" style:font-size-asian="14pt" style:font-size-complex="14pt"/>
    </style:style>
    <style:style style:name="T511" style:family="text">
      <style:text-properties fo:color="#c9211e" loext:opacity="100%" fo:font-size="14pt" fo:font-weight="bold" style:font-size-asian="14pt" style:font-size-complex="14pt"/>
    </style:style>
    <style:style style:name="T512" style:family="text">
      <style:text-properties fo:color="#c9211e" loext:opacity="100%" fo:font-size="18pt" fo:font-weight="bold" style:font-size-asian="18pt" style:font-weight-asian="bold" style:font-size-complex="18pt" style:font-weight-complex="bold"/>
    </style:style>
    <style:style style:name="T513" style:family="text">
      <style:text-properties fo:color="#c9211e" loext:opacity="100%" fo:font-size="18pt" fo:font-weight="bold" officeooo:rsid="00dae237" style:font-size-asian="18pt" style:font-weight-asian="bold" style:font-size-complex="18pt" style:font-weight-complex="bold"/>
    </style:style>
    <style:style style:name="T514" style:family="text">
      <style:text-properties fo:color="#c9211e" loext:opacity="100%" fo:font-size="18pt" style:font-size-asian="18pt" style:font-size-complex="18pt"/>
    </style:style>
    <style:style style:name="T515" style:family="text">
      <style:text-properties fo:color="#c9211e" loext:opacity="100%" fo:font-size="20pt" fo:font-weight="bold" officeooo:rsid="010dda12" style:font-size-asian="20pt" style:font-weight-asian="bold" style:font-size-complex="20pt" style:font-weight-complex="bold"/>
    </style:style>
    <style:style style:name="T516" style:family="text">
      <style:text-properties fo:color="#c9211e" loext:opacity="100%" fo:font-weight="bold" style:font-weight-asian="bold" style:font-weight-complex="bold"/>
    </style:style>
    <style:style style:name="T517" style:family="text">
      <style:text-properties fo:color="#c9211e" loext:opacity="100%" fo:font-weight="bold" officeooo:rsid="01164fe8" style:font-weight-asian="bold" style:font-weight-complex="bold"/>
    </style:style>
    <style:style style:name="T518" style:family="text">
      <style:text-properties fo:color="#c9211e" loext:opacity="100%" fo:font-weight="bold" officeooo:rsid="0119e0ee" style:font-weight-asian="bold" style:font-weight-complex="bold"/>
    </style:style>
    <style:style style:name="T519" style:family="text">
      <style:text-properties fo:color="#c9211e" loext:opacity="100%" officeooo:rsid="01164fe8"/>
    </style:style>
    <style:style style:name="T520" style:family="text">
      <style:text-properties fo:color="#c9211e" loext:opacity="100%" style:text-underline-style="solid" style:text-underline-width="auto" style:text-underline-color="font-color" fo:font-weight="bold" officeooo:rsid="01164fe8" style:font-weight-asian="bold" style:font-weight-complex="bold"/>
    </style:style>
    <style:style style:name="T521" style:family="text">
      <style:text-properties officeooo:rsid="0022a3f3"/>
    </style:style>
    <style:style style:name="T522" style:family="text">
      <style:text-properties fo:color="#bc7a00" loext:opacity="100%"/>
    </style:style>
    <style:style style:name="T523" style:family="text">
      <style:text-properties fo:color="#19177c" loext:opacity="100%"/>
    </style:style>
    <style:style style:name="T524" style:family="text">
      <style:text-properties fo:color="#19177c" loext:opacity="100%" style:font-name="Fira Mono" fo:font-size="8.39999961853027pt" fo:font-style="normal" fo:font-weight="normal"/>
    </style:style>
    <style:style style:name="T525" style:family="text">
      <style:text-properties fo:color="#7d9029" loext:opacity="100%"/>
    </style:style>
    <style:style style:name="T526" style:family="text">
      <style:text-properties fo:font-size="8.39999961853027pt"/>
    </style:style>
    <style:style style:name="T527" style:family="text">
      <style:text-properties fo:font-size="8.39999961853027pt" fo:font-weight="bold" style:font-weight-asian="bold" style:font-weight-complex="bold"/>
    </style:style>
    <style:style style:name="T528" style:family="text">
      <style:text-properties fo:font-size="14pt" fo:font-weight="bold" officeooo:rsid="0031da66" style:font-size-asian="14pt" style:font-weight-asian="bold" style:font-size-complex="14pt" style:font-weight-complex="bold"/>
    </style:style>
    <style:style style:name="T529" style:family="text">
      <style:text-properties fo:font-size="14pt" style:font-size-asian="14pt" style:font-size-complex="14pt"/>
    </style:style>
    <style:style style:name="T530" style:family="text">
      <style:text-properties fo:font-size="14pt" style:text-underline-style="none" fo:font-weight="normal" style:font-size-asian="14pt" style:font-weight-asian="normal" style:font-size-complex="14pt" style:font-weight-complex="normal"/>
    </style:style>
    <style:style style:name="T531" style:family="text">
      <style:text-properties fo:font-size="14pt" style:text-underline-style="none" style:font-size-asian="14pt" style:font-size-complex="14pt"/>
    </style:style>
    <style:style style:name="T532" style:family="text">
      <style:text-properties fo:font-size="14pt" style:text-underline-style="none" officeooo:rsid="012581e5" style:font-size-asian="14pt" style:font-size-complex="14pt"/>
    </style:style>
    <style:style style:name="T533" style:family="text">
      <style:text-properties fo:font-size="14pt" style:text-underline-style="none" officeooo:rsid="01261af3" style:font-size-asian="14pt" style:font-size-complex="14pt"/>
    </style:style>
    <style:style style:name="T534" style:family="text">
      <style:text-properties officeooo:rsid="0039fbd4"/>
    </style:style>
    <style:style style:name="T535" style:family="text">
      <style:text-properties officeooo:rsid="00406648"/>
    </style:style>
    <style:style style:name="T536" style:family="text">
      <style:text-properties fo:color="#ff79c6" loext:opacity="100%"/>
    </style:style>
    <style:style style:name="T537" style:family="text">
      <style:text-properties fo:color="#50fa7b" loext:opacity="100%"/>
    </style:style>
    <style:style style:name="T538" style:family="text">
      <style:text-properties fo:color="#50fa7b" loext:opacity="100%" fo:font-style="italic"/>
    </style:style>
    <style:style style:name="T539" style:family="text">
      <style:text-properties fo:color="#e9f284" loext:opacity="100%"/>
    </style:style>
    <style:style style:name="T540" style:family="text">
      <style:text-properties fo:color="#f1fa8c" loext:opacity="100%"/>
    </style:style>
    <style:style style:name="T541" style:family="text">
      <style:text-properties fo:color="#ffb86c" loext:opacity="100%" fo:font-style="italic"/>
    </style:style>
    <style:style style:name="T542" style:family="text">
      <style:text-properties officeooo:rsid="00452698"/>
    </style:style>
    <style:style style:name="T543" style:family="text">
      <style:text-properties officeooo:rsid="0046309a"/>
    </style:style>
    <style:style style:name="T544" style:family="text">
      <style:text-properties fo:color="#bd93f9" loext:opacity="100%"/>
    </style:style>
    <style:style style:name="T545" style:family="text">
      <style:text-properties fo:color="#bd93f9" loext:opacity="100%" fo:font-style="italic"/>
    </style:style>
    <style:style style:name="T546" style:family="text">
      <style:text-properties fo:color="#8be9fd" loext:opacity="100%"/>
    </style:style>
    <style:style style:name="T547" style:family="text">
      <style:text-properties fo:color="#8be9fd" loext:opacity="100%" fo:font-style="italic"/>
    </style:style>
    <style:style style:name="T548" style:family="text">
      <style:text-properties fo:color="#111111" loext:opacity="100%" fo:font-size="20pt" style:text-underline-style="none" fo:font-weight="bold" officeooo:rsid="006c2a8c" style:font-size-asian="20pt" style:font-weight-asian="bold" style:font-size-complex="20pt" style:font-weight-complex="bold"/>
    </style:style>
    <style:style style:name="T549" style:family="text">
      <style:text-properties fo:color="#111111" loext:opacity="100%" fo:font-size="20pt" style:text-underline-style="none" officeooo:rsid="01261af3" style:font-size-asian="20pt" style:font-size-complex="20pt"/>
    </style:style>
    <style:style style:name="T550" style:family="text">
      <style:text-properties fo:color="#111111" loext:opacity="100%" fo:font-size="20pt" style:text-underline-style="none" officeooo:rsid="01283b85" style:font-size-asian="20pt" style:font-size-complex="20pt"/>
    </style:style>
    <style:style style:name="T551" style:family="text">
      <style:text-properties fo:color="#111111" loext:opacity="100%" fo:font-size="21pt" style:text-underline-style="none" fo:font-weight="bold" officeooo:rsid="01248799" style:font-size-asian="21pt" style:font-weight-asian="bold" style:font-size-complex="21pt" style:font-weight-complex="bold"/>
    </style:style>
    <style:style style:name="T552" style:family="text">
      <style:text-properties fo:font-size="20pt" style:font-size-asian="20pt" style:font-size-complex="20pt"/>
    </style:style>
    <style:style style:name="T553" style:family="text">
      <style:text-properties fo:font-size="20pt" fo:font-weight="normal" style:font-size-asian="20pt" style:font-weight-asian="normal" style:font-size-complex="20pt" style:font-weight-complex="normal"/>
    </style:style>
    <style:style style:name="T554" style:family="text">
      <style:text-properties fo:font-size="20pt" fo:font-weight="bold" style:font-size-asian="20pt" style:font-weight-asian="bold" style:font-size-complex="20pt" style:font-weight-complex="bold"/>
    </style:style>
    <style:style style:name="T555" style:family="text">
      <style:text-properties fo:font-size="20pt" fo:font-weight="bold" officeooo:rsid="013f64e7" style:font-size-asian="20pt" style:font-weight-asian="bold" style:font-size-complex="20pt" style:font-weight-complex="bold"/>
    </style:style>
    <style:style style:name="T556" style:family="text">
      <style:text-properties fo:font-size="20pt" fo:font-weight="bold" officeooo:rsid="01640920" style:font-size-asian="20pt" style:font-weight-asian="bold" style:font-size-complex="20pt" style:font-weight-complex="bold"/>
    </style:style>
    <style:style style:name="T557" style:family="text">
      <style:text-properties fo:font-size="20pt" style:text-underline-style="none" style:font-size-asian="20pt" style:font-size-complex="20pt"/>
    </style:style>
    <style:style style:name="T558" style:family="text">
      <style:text-properties fo:font-size="20pt" style:text-underline-style="none" officeooo:rsid="01261af3" style:font-size-asian="20pt" style:font-size-complex="20pt"/>
    </style:style>
    <style:style style:name="T559" style:family="text">
      <style:text-properties fo:font-size="20pt" style:text-underline-style="none" officeooo:rsid="01283b85" style:font-size-asian="20pt" style:font-size-complex="20pt"/>
    </style:style>
    <style:style style:name="T560" style:family="text">
      <style:text-properties officeooo:rsid="00727c47"/>
    </style:style>
    <style:style style:name="T561" style:family="text">
      <style:text-properties fo:color="#408080" loext:opacity="100%" style:font-name="Fira Mono" fo:font-size="8.39999961853027pt" fo:font-style="italic"/>
    </style:style>
    <style:style style:name="T562" style:family="text">
      <style:text-properties fo:color="#408080" loext:opacity="100%" style:font-name="Fira Mono" fo:font-size="8.39999961853027pt" fo:font-style="italic" fo:font-weight="normal"/>
    </style:style>
    <style:style style:name="T563" style:family="text">
      <style:text-properties fo:color="#408080" loext:opacity="100%" style:font-name="Fira Mono" fo:font-style="italic"/>
    </style:style>
    <style:style style:name="T564" style:family="text">
      <style:text-properties officeooo:rsid="00887743"/>
    </style:style>
    <style:style style:name="T565" style:family="text">
      <style:text-properties officeooo:rsid="00a22722"/>
    </style:style>
    <style:style style:name="T566" style:family="text">
      <style:text-properties officeooo:rsid="00af700f"/>
    </style:style>
    <style:style style:name="T567" style:family="text">
      <style:text-properties officeooo:rsid="00b103fb"/>
    </style:style>
    <style:style style:name="T568" style:family="text">
      <style:text-properties officeooo:rsid="00b173e9"/>
    </style:style>
    <style:style style:name="T569" style:family="text">
      <style:text-properties fo:font-size="28pt" style:font-size-asian="28pt" style:font-size-complex="28pt"/>
    </style:style>
    <style:style style:name="T570" style:family="text">
      <style:text-properties fo:font-size="18pt" style:font-size-asian="18pt" style:font-size-complex="18pt"/>
    </style:style>
    <style:style style:name="T571" style:family="text">
      <style:text-properties fo:font-size="18pt" officeooo:rsid="01381e1d" style:font-size-asian="18pt" style:font-size-complex="18pt"/>
    </style:style>
    <style:style style:name="T572" style:family="text">
      <style:text-properties fo:font-size="18pt" fo:font-weight="bold" style:font-size-asian="18pt" style:font-weight-asian="bold" style:font-size-complex="18pt" style:font-weight-complex="bold"/>
    </style:style>
    <style:style style:name="T57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74" style:family="text">
      <style:text-properties fo:font-size="18pt" fo:font-weight="normal" style:font-size-asian="18pt" style:font-weight-asian="normal" style:font-size-complex="18pt" style:font-weight-complex="normal"/>
    </style:style>
    <style:style style:name="T575" style:family="text">
      <style:text-properties style:text-line-through-style="none" style:text-line-through-type="none" style:font-name="Fira Mono" fo:font-size="8.39999961853027pt" fo:font-style="normal" style:text-underline-style="none" fo:font-weight="normal" officeooo:rsid="00be6b62" style:text-blinking="false" style:font-size-asian="18pt" style:font-style-asian="normal" style:font-weight-asian="normal" style:font-size-complex="18pt" style:font-style-complex="normal" style:font-weight-complex="normal"/>
    </style:style>
    <style:style style:name="T576" style:family="text">
      <style:text-properties fo:color="#aa22ff" loext:opacity="100%" style:font-name="Fira Mono" fo:font-size="8.39999961853027pt" fo:font-style="normal"/>
    </style:style>
    <style:style style:name="T577" style:family="text">
      <style:text-properties fo:color="#aa22ff" loext:opacity="100%" style:font-name="Fira Mono" fo:font-size="8.39999961853027pt" fo:font-style="normal" fo:font-weight="bold"/>
    </style:style>
    <style:style style:name="T578" style:family="text">
      <style:text-properties officeooo:rsid="00c2484d"/>
    </style:style>
    <style:style style:name="T579" style:family="text">
      <style:text-properties officeooo:rsid="00cadb3a"/>
    </style:style>
    <style:style style:name="T580" style:family="text">
      <style:text-properties officeooo:rsid="00d2528c"/>
    </style:style>
    <style:style style:name="T581" style:family="text">
      <style:text-properties officeooo:rsid="00dae237"/>
    </style:style>
    <style:style style:name="T582" style:family="text">
      <style:text-properties officeooo:rsid="00dca036"/>
    </style:style>
    <style:style style:name="T583" style:family="text">
      <style:text-properties officeooo:rsid="00e5c8d3"/>
    </style:style>
    <style:style style:name="T584" style:family="text">
      <style:text-properties fo:font-size="16pt" fo:font-weight="bold" style:font-size-asian="16pt" style:font-weight-asian="bold" style:font-size-complex="16pt" style:font-weight-complex="bold"/>
    </style:style>
    <style:style style:name="T585" style:family="text">
      <style:text-properties fo:font-size="16pt" style:text-underline-style="none" fo:font-weight="bold" officeooo:rsid="013f64e7" style:font-size-asian="16pt" style:font-weight-asian="bold" style:font-size-complex="16pt" style:font-weight-complex="bold"/>
    </style:style>
    <style:style style:name="T586" style:family="text">
      <style:text-properties fo:font-size="13pt" style:font-size-asian="13pt" style:font-size-complex="13pt"/>
    </style:style>
    <style:style style:name="T587" style:family="text">
      <style:text-properties fo:font-size="13pt" fo:font-weight="normal" style:font-size-asian="11.3500003814697pt" style:font-weight-asian="normal" style:font-size-complex="13pt" style:font-weight-complex="normal"/>
    </style:style>
    <style:style style:name="T588" style:family="text">
      <style:text-properties fo:font-size="12pt" style:font-size-asian="12pt" style:font-size-complex="12pt"/>
    </style:style>
    <style:style style:name="T589" style:family="text">
      <style:text-properties fo:font-size="12pt" fo:font-weight="normal" style:font-size-asian="10.5pt" style:font-weight-asian="normal" style:font-size-complex="12pt" style:font-weight-complex="normal"/>
    </style:style>
    <style:style style:name="T590" style:family="text">
      <style:text-properties fo:font-size="12pt" fo:font-weight="bold" style:font-size-asian="12pt" style:font-weight-asian="bold" style:font-size-complex="12pt" style:font-weight-complex="bold"/>
    </style:style>
    <style:style style:name="T591" style:family="text">
      <style:text-properties officeooo:rsid="0108c89f"/>
    </style:style>
    <style:style style:name="T592" style:family="text">
      <style:text-properties style:text-underline-style="solid" style:text-underline-width="auto" style:text-underline-color="font-color"/>
    </style:style>
    <style:style style:name="T593" style:family="text">
      <style:text-properties style:text-underline-style="solid" style:text-underline-width="auto" style:text-underline-color="font-color" officeooo:rsid="01340b99" style:font-size-asian="24pt" style:font-weight-asian="bold" style:font-size-complex="24pt" style:font-weight-complex="bold"/>
    </style:style>
    <style:style style:name="T594" style:family="text">
      <style:text-properties officeooo:rsid="0110e229"/>
    </style:style>
    <style:style style:name="T595" style:family="text">
      <style:text-properties fo:color="#000000" loext:opacity="100%" style:text-underline-style="none"/>
    </style:style>
    <style:style style:name="T596" style:family="text">
      <style:text-properties fo:color="#000000" loext:opacity="100%" style:text-underline-style="none" fo:font-weight="bold" officeooo:rsid="0119e0ee" style:font-weight-asian="bold" style:font-weight-complex="bold"/>
    </style:style>
    <style:style style:name="T597" style:family="text">
      <style:text-properties fo:color="#000000" loext:opacity="100%" style:text-underline-style="none" fo:font-weight="bold" officeooo:rsid="01229a72" style:font-weight-asian="bold" style:font-weight-complex="bold"/>
    </style:style>
    <style:style style:name="T598" style:family="text">
      <style:text-properties fo:color="#000000" loext:opacity="100%" style:text-underline-style="none" fo:font-weight="normal" style:font-weight-asian="normal" style:font-weight-complex="normal"/>
    </style:style>
    <style:style style:name="T599" style:family="text">
      <style:text-properties fo:color="#000000" loext:opacity="100%" style:text-underline-style="none" fo:font-weight="normal" officeooo:rsid="0120bbe4" style:font-weight-asian="normal" style:font-weight-complex="normal"/>
    </style:style>
    <style:style style:name="T600" style:family="text">
      <style:text-properties fo:color="#000000" loext:opacity="100%" style:text-underline-style="none" fo:font-weight="normal" officeooo:rsid="01229a72" style:font-weight-asian="normal" style:font-weight-complex="normal"/>
    </style:style>
    <style:style style:name="T601" style:family="text">
      <style:text-properties fo:color="#000000" loext:opacity="100%" fo:font-size="13pt" style:text-underline-style="none" fo:font-weight="normal" style:font-size-asian="11.3500003814697pt" style:font-weight-asian="normal" style:font-size-complex="13pt" style:font-weight-complex="normal"/>
    </style:style>
    <style:style style:name="T602" style:family="text">
      <style:text-properties fo:color="#000000" loext:opacity="100%" fo:font-size="13pt" style:text-underline-style="none" fo:font-weight="normal" officeooo:rsid="011cf46c" style:font-size-asian="11.3500003814697pt" style:font-weight-asian="normal" style:font-size-complex="13pt" style:font-weight-complex="normal"/>
    </style:style>
    <style:style style:name="T603" style:family="text">
      <style:text-properties fo:color="#000000" loext:opacity="100%" fo:font-size="18pt" style:text-underline-style="solid" style:text-underline-width="auto" style:text-underline-color="font-color" fo:font-weight="bold" officeooo:rsid="011cf46c" style:font-size-asian="18pt" style:font-weight-asian="bold" style:font-size-complex="18pt" style:font-weight-complex="bold"/>
    </style:style>
    <style:style style:name="T604" style:family="text">
      <style:text-properties fo:color="#000000" loext:opacity="100%" fo:font-size="21pt" style:text-underline-style="none" fo:font-weight="bold" officeooo:rsid="011cf46c" style:font-size-asian="21pt" style:font-weight-asian="bold" style:font-size-complex="21pt" style:font-weight-complex="bold"/>
    </style:style>
    <style:style style:name="T605" style:family="text">
      <style:text-properties fo:color="#000000" loext:opacity="100%" fo:font-size="21pt" style:text-underline-style="none" fo:font-weight="normal" officeooo:rsid="01229a72" style:font-size-asian="21pt" style:font-weight-asian="normal" style:font-size-complex="21pt" style:font-weight-complex="normal"/>
    </style:style>
    <style:style style:name="T606" style:family="text">
      <style:text-properties fo:color="#000000" loext:opacity="100%" fo:font-weight="normal" style:font-weight-asian="normal" style:font-weight-complex="normal"/>
    </style:style>
    <style:style style:name="T607" style:family="text">
      <style:text-properties fo:color="#000000" loext:opacity="100%" fo:font-weight="normal" officeooo:rsid="01229a72" style:font-weight-asian="normal" style:font-weight-complex="normal"/>
    </style:style>
    <style:style style:name="T608" style:family="text">
      <style:text-properties fo:color="#000000" loext:opacity="100%" fo:font-size="14pt" style:text-underline-style="none" fo:font-weight="normal" officeooo:rsid="01229a72" style:font-size-asian="14pt" style:font-weight-asian="normal" style:font-size-complex="14pt" style:font-weight-complex="normal"/>
    </style:style>
    <style:style style:name="T609" style:family="text">
      <style:text-properties officeooo:rsid="011b8bef"/>
    </style:style>
    <style:style style:name="T610" style:family="text">
      <style:text-properties fo:color="#ff0000" loext:opacity="100%"/>
    </style:style>
    <style:style style:name="T611" style:family="text">
      <style:text-properties fo:color="#ff0000" loext:opacity="100%" style:text-underline-style="none" fo:font-weight="normal" style:font-weight-asian="normal" style:font-weight-complex="normal"/>
    </style:style>
    <style:style style:name="T612" style:family="text">
      <style:text-properties officeooo:rsid="0129f8e3"/>
    </style:style>
    <style:style style:name="T613" style:family="text">
      <style:text-properties officeooo:rsid="012c6772"/>
    </style:style>
    <style:style style:name="T614" style:family="text">
      <style:text-properties fo:color="#20aa76" loext:opacity="100%" style:text-line-through-style="none" style:text-line-through-type="none" fo:font-size="26pt" fo:font-style="normal" style:text-underline-style="solid" style:text-underline-width="auto" style:text-underline-color="font-color" style:text-blinking="false" style:font-size-asian="26pt" style:font-weight-asian="bold" style:font-size-complex="26pt" style:font-weight-complex="bold"/>
    </style:style>
    <style:style style:name="T615" style:family="text">
      <style:text-properties fo:font-size="15pt" style:text-underline-style="none" fo:font-weight="bold" officeooo:rsid="013da3b3" style:font-size-asian="15pt" style:font-weight-asian="bold" style:font-size-complex="15pt" style:font-weight-complex="bold"/>
    </style:style>
    <style:style style:name="T616" style:family="text">
      <style:text-properties fo:font-size="15pt" style:text-underline-style="none" fo:font-weight="bold" officeooo:rsid="013da4c6" style:font-size-asian="15pt" style:font-weight-asian="bold" style:font-size-complex="15pt" style:font-weight-complex="bold"/>
    </style:style>
    <style:style style:name="T617" style:family="text">
      <style:text-properties fo:font-size="15pt" style:text-underline-style="none" fo:font-weight="bold" officeooo:rsid="013f64e7" style:font-size-asian="15pt" style:font-weight-asian="bold" style:font-size-complex="15pt" style:font-weight-complex="bold"/>
    </style:style>
    <style:style style:name="T618" style:family="text">
      <style:text-properties fo:font-size="15pt" style:text-underline-style="none" fo:font-weight="bold" officeooo:rsid="01409b40" style:font-size-asian="15pt" style:font-weight-asian="bold" style:font-size-complex="15pt" style:font-weight-complex="bold"/>
    </style:style>
    <style:style style:name="T619" style:family="text">
      <style:text-properties officeooo:rsid="01391b1d"/>
    </style:style>
    <style:style style:name="T620" style:family="text">
      <style:text-properties officeooo:rsid="013c1f68"/>
    </style:style>
    <style:style style:name="T621" style:family="text">
      <style:text-properties officeooo:rsid="014054f4"/>
    </style:style>
    <style:style style:name="T622" style:family="text">
      <style:text-properties officeooo:rsid="014ce52b"/>
    </style:style>
    <style:style style:name="T623" style:family="text">
      <style:text-properties officeooo:rsid="014e29c0"/>
    </style:style>
    <style:style style:name="T624" style:family="text">
      <style:text-properties officeooo:rsid="0152a1d7"/>
    </style:style>
    <style:style style:name="T625" style:family="text">
      <style:text-properties style:font-name="Roboto"/>
    </style:style>
    <style:style style:name="T626" style:family="text">
      <style:text-properties officeooo:rsid="015bc64c"/>
    </style:style>
    <style:style style:name="T627" style:family="text">
      <style:text-properties officeooo:rsid="015f8910"/>
    </style:style>
    <style:style style:name="T628" style:family="text">
      <style:text-properties officeooo:rsid="0161c390"/>
    </style:style>
    <style:style style:name="T629" style:family="text">
      <style:text-properties officeooo:rsid="01632d26"/>
    </style:style>
    <style:style style:name="T630" style:family="text">
      <style:text-properties officeooo:rsid="01640920"/>
    </style:style>
    <style:style style:name="T631" style:family="text">
      <style:text-properties fo:font-weight="normal" style:font-weight-asian="normal" style:font-weight-complex="normal"/>
    </style:style>
    <style:style style:name="T632" style:family="text">
      <style:text-properties officeooo:rsid="0165648d"/>
    </style:style>
    <style:style style:name="T633" style:family="text">
      <style:text-properties fo:font-size="21pt" style:font-size-asian="21pt" style:font-size-complex="21pt"/>
    </style:style>
    <style:style style:name="T634" style:family="text">
      <style:text-properties officeooo:rsid="016ddc92"/>
    </style:style>
    <style:style style:name="T635" style:family="text">
      <style:text-properties fo:color="#6272a4" loext:opacity="100%"/>
    </style:style>
    <style:style style:name="T636" style:family="text">
      <style:text-properties officeooo:rsid="01845717"/>
    </style:style>
    <style:style style:name="T637" style:family="text"/>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JANGO</text:p>
      <text:p text:style-name="P2"/>
      <text:p text:style-name="P4">DESING PATTERN ---&gt; https://medium.com/@amirm.lavasani/design-patterns-in-python-a-series-f502b7804ae5</text:p>
      <text:p text:style-name="P1"/>
      <text:p text:style-name="P2"/>
      <text:p text:style-name="P3">why django</text:p>
      <text:p text:style-name="P452"/>
      <text:h text:style-name="P49" text:outline-level="2">1. Language &amp; Ecosystem</text:h>
      <text:list xml:id="list1938938696" text:style-name="L1">
        <text:list-item>
          <text:p text:style-name="P617"><text:span text:style-name="Strong_20_Emphasis">Django</text:span> → Python 🐍 → Huge ecosystem (AI, ML, Data Science, automation)</text:p>
        </text:list-item>
        <text:list-item>
          <text:p text:style-name="P617"><text:span text:style-name="Strong_20_Emphasis">Ruby on Rails</text:span> → Ruby 💎 → Mainly strong in web apps</text:p>
        </text:list-item>
        <text:list-item>
          <text:p text:style-name="P617"><text:span text:style-name="Strong_20_Emphasis">Express.js</text:span> → JavaScript ⚡ → Works with full JS stack (Node, React, MongoDB)</text:p>
        </text:list-item>
      </text:list>
      <text:p text:style-name="Text_20_body">👉 <text:span text:style-name="Strong_20_Emphasis">Winner (ecosystem): Django &amp; Express</text:span></text:p>
      <text:p text:style-name="Horizontal_20_Line"/>
      <text:h text:style-name="Heading_20_2" text:outline-level="2">2. Architecture Style</text:h>
      <text:list xml:id="list2442703041" text:style-name="L2">
        <text:list-item>
          <text:p text:style-name="P618"><text:span text:style-name="Strong_20_Emphasis">Django</text:span> → <text:span text:style-name="Emphasis">Batteries-included</text:span> (everything built-in: ORM, auth, admin, security)</text:p>
        </text:list-item>
        <text:list-item>
          <text:p text:style-name="P618"><text:span text:style-name="Strong_20_Emphasis">Rails</text:span> → <text:span text:style-name="Emphasis">Convention over configuration</text:span> (automatic structure, fast setup)</text:p>
        </text:list-item>
        <text:list-item>
          <text:p text:style-name="P618"><text:span text:style-name="Strong_20_Emphasis">Express</text:span> → <text:span text:style-name="Emphasis">Minimal &amp; flexible</text:span> (you build everything manually)</text:p>
        </text:list-item>
      </text:list>
      <text:p text:style-name="Text_20_body">👉 <text:span text:style-name="Strong_20_Emphasis">Most structured:</text:span> Django<text:line-break/>👉 <text:span text:style-name="Strong_20_Emphasis">Most flexible:</text:span> Express</text:p>
      <text:p text:style-name="Horizontal_20_Line"/>
      <text:h text:style-name="Heading_20_2" text:outline-level="2">3. Development Speed</text:h>
      <text:list xml:id="list1994203063" text:style-name="L3">
        <text:list-item>
          <text:p text:style-name="P619"><text:span text:style-name="Strong_20_Emphasis">Django</text:span> → Fast (ready-made admin, auth, ORM)</text:p>
        </text:list-item>
        <text:list-item>
          <text:p text:style-name="P619"><text:span text:style-name="Strong_20_Emphasis">Rails</text:span> → Very fast (scaffolding, automatic routing, migrations)</text:p>
        </text:list-item>
        <text:list-item>
          <text:p text:style-name="P619"><text:span text:style-name="Strong_20_Emphasis">Express</text:span> → Slower initially (you must add libraries yourself)</text:p>
        </text:list-item>
      </text:list>
      <text:p text:style-name="Text_20_body">👉 <text:span text:style-name="Strong_20_Emphasis">Fastest for MVP/startup:</text:span> Rails<text:line-break/>👉 <text:span text:style-name="Strong_20_Emphasis">Fast with control:</text:span> Django</text:p>
      <text:p text:style-name="Horizontal_20_Line"/>
      <text:h text:style-name="Heading_20_2" text:outline-level="2"><text:soft-page-break/>4. Performance &amp; Scalability</text:h>
      <text:list xml:id="list3396005612" text:style-name="L4">
        <text:list-item>
          <text:p text:style-name="P620"><text:span text:style-name="Strong_20_Emphasis">Django</text:span> → Good performance, scalable (used by Instagram, Pinterest)</text:p>
        </text:list-item>
        <text:list-item>
          <text:p text:style-name="P620"><text:span text:style-name="Strong_20_Emphasis">Rails</text:span> → Moderate performance, improving</text:p>
        </text:list-item>
        <text:list-item>
          <text:p text:style-name="P620"><text:span text:style-name="Strong_20_Emphasis">Express</text:span> → High performance (non-blocking Node.js, real-time apps)</text:p>
        </text:list-item>
      </text:list>
      <text:p text:style-name="Text_20_body">👉 <text:span text:style-name="Strong_20_Emphasis">Winner (performance): Express</text:span></text:p>
      <text:p text:style-name="Horizontal_20_Line"/>
      <text:h text:style-name="Heading_20_2" text:outline-level="2">5. Job Market &amp; Demand (2026 trend)</text:h>
      <text:list xml:id="list2836670333" text:style-name="L5">
        <text:list-item>
          <text:p text:style-name="P621"><text:span text:style-name="Strong_20_Emphasis">Django (Python)</text:span> → 🔥 Very high demand (backend + AI ecosystem)</text:p>
        </text:list-item>
        <text:list-item>
          <text:p text:style-name="P621"><text:span text:style-name="Strong_20_Emphasis">Rails (Ruby)</text:span> → Fewer jobs, mostly startup companies</text:p>
        </text:list-item>
        <text:list-item>
          <text:p text:style-name="P621"><text:span text:style-name="Strong_20_Emphasis">Express (Node.js)</text:span> → 🔥🔥 Very high demand (full-stack JS developers)</text:p>
        </text:list-item>
      </text:list>
      <text:p text:style-name="Text_20_body">👉 <text:span text:style-name="Strong_20_Emphasis">Best for jobs:</text:span> Django &amp; Express</text:p>
      <text:p text:style-name="P48"/>
      <text:p text:style-name="P7"/>
      <text:p text:style-name="P1"/>
      <text:p text:style-name="P23">DATABASE SETUP (CH2) </text:p>
      <text:p text:style-name="P23"/>
      <text:p text:style-name="P23">pools/model.py </text:p>
      <text:p text:style-name="P23"/>
      <text:p text:style-name="P17">from django.db import models</text:p>
      <text:p text:style-name="P17">class Question(models.Model):</text:p>
      <text:p text:style-name="P17"><text:s text:c="4"/>question_text = models.CharField(max_length=200) --&gt; classs variable </text:p>
      <text:p text:style-name="P17"><text:s text:c="4"/>pub_date = models.DateTimeField("date published")--&gt; classs variable</text:p>
      <text:p text:style-name="P17"/>
      <text:p text:style-name="P17"/>
      <text:p text:style-name="P17">class Choice(models.Model):</text:p>
      <text:p text:style-name="P17"><text:s text:c="2"/>question = models.ForeignKey(Question, on_delete=models.CASCADE) <text:s/></text:p>
      <text:p text:style-name="P17"><text:s text:c="3"/>choice_text = models.CharField(max_length=200)--&gt; classs variable</text:p>
      <text:p text:style-name="P17"><text:s text:c="3"/>votes = models.IntegerField(default=0)--&gt; classs variable</text:p>
      <text:p text:style-name="P23"/>
      <text:p text:style-name="P23"/>
      <text:h text:style-name="P24" text:outline-level="3">1. <text:span text:style-name="Source_20_Text">models</text:span> (small <text:span text:style-name="Strong_20_Emphasis">m</text:span>)</text:h>
      <text:p text:style-name="Text_20_body"><text:span text:style-name="Source_20_Text">models</text:span> = <text:span text:style-name="Strong_20_Emphasis">module / library</text:span></text:p>
      <text:p text:style-name="Text_20_body">It comes from:</text:p>
      <text:p text:style-name="P399"><text:span text:style-name="Source_20_Text">from django.db import models</text:span></text:p>
      <text:p text:style-name="Text_20_body">Inside <text:span text:style-name="Source_20_Text">models</text:span> there are many classes:</text:p>
      <text:list xml:id="list1135933596" text:style-name="L6">
        <text:list-item>
          <text:p text:style-name="P622"><text:soft-page-break/><text:span text:style-name="Source_20_Text">models.Model</text:span></text:p>
        </text:list-item>
        <text:list-item>
          <text:p text:style-name="P622"><text:span text:style-name="Source_20_Text">models.CharField</text:span></text:p>
        </text:list-item>
        <text:list-item>
          <text:p text:style-name="P622"><text:span text:style-name="Source_20_Text">models.IntegerField</text:span></text:p>
        </text:list-item>
        <text:list-item>
          <text:p text:style-name="P622"><text:span text:style-name="Source_20_Text">models.DateTimeField</text:span></text:p>
        </text:list-item>
        <text:list-item>
          <text:p text:style-name="P622">etc.</text:p>
        </text:list-item>
      </text:list>
      <text:p text:style-name="Text_20_body">So <text:span text:style-name="Source_20_Text">models</text:span> = <text:span text:style-name="Strong_20_Emphasis">container of model-related classes</text:span></text:p>
      <text:p text:style-name="Horizontal_20_Line"/>
      <text:h text:style-name="Heading_20_3" text:outline-level="3">2. <text:span text:style-name="Source_20_Text">Model</text:span> (capital <text:span text:style-name="Strong_20_Emphasis">M</text:span>)</text:h>
      <text:p text:style-name="Text_20_body"><text:span text:style-name="Source_20_Text">Model</text:span> = <text:span text:style-name="Strong_20_Emphasis">base class (parent class)</text:span> for all Django models.</text:p>
      <text:p text:style-name="P23"/>
      <text:p text:style-name="P10"/>
      <text:p text:style-name="P131">NOTE--&gt; HERE EACH MODEL IS REPRESENTED <text:s/>BY CLASS</text:p>
      <text:p text:style-name="P131"/>
      <text:p text:style-name="P135"><text:span text:style-name="T412">a) </text:span><text:span text:style-name="T16">Each model has a number of class variables, each of which represents a database field in the model.</text:span></text:p>
      <text:p text:style-name="P178"/>
      <text:p text:style-name="P48"><text:span text:style-name="T242">b)</text:span><text:span text:style-name="T24"> </text:span><text:span text:style-name="T23">Each field is represented by an instance of a </text:span><text:a xlink:type="simple" xlink:href="https://docs.djangoproject.com/en/6.0/ref/models/fields/#django.db.models.Field" text:style-name="Internet_20_link" text:visited-style-name="Visited_20_Internet_20_Link"><text:span text:style-name="Source_20_Text"><text:span text:style-name="T186">Field</text:span></text:span></text:a><text:span text:style-name="T26"> </text:span><text:span text:style-name="T23">class – e.g., </text:span><text:a xlink:type="simple" xlink:href="https://docs.djangoproject.com/en/6.0/ref/models/fields/#django.db.models.CharField" text:style-name="Internet_20_link" text:visited-style-name="Visited_20_Internet_20_Link"><text:span text:style-name="Source_20_Text"><text:span text:style-name="T186">CharField</text:span></text:span></text:a><text:span text:style-name="T26"> </text:span><text:span text:style-name="T23">for character fields and </text:span><text:a xlink:type="simple" xlink:href="https://docs.djangoproject.com/en/6.0/ref/models/fields/#django.db.models.DateTimeField" text:style-name="Internet_20_link" text:visited-style-name="Visited_20_Internet_20_Link"><text:span text:style-name="Source_20_Text"><text:span text:style-name="T186">DateTimeField</text:span></text:span></text:a><text:span text:style-name="T26"> </text:span><text:span text:style-name="T23">for datetimes. This tells Django what type of data each field holds.</text:span></text:p>
      <text:p text:style-name="P179"/>
      <text:p text:style-name="P181">FIELDS (LEARN ABOUT IT FIRST) </text:p>
      <text:p text:style-name="P181"/>
      <text:p text:style-name="P40"><text:span text:style-name="T27">a) </text:span><text:span text:style-name="T26">CharField</text:span></text:p>
      <text:p text:style-name="P190"/>
      <text:p text:style-name="P48"><text:span text:style-name="T29"><text:s text:c="2"/>---&gt; </text:span><text:span text:style-name="T26">Important: </text:span><text:span text:style-name="Source_20_Text"><text:span text:style-name="T85">max_length</text:span></text:span><text:span text:style-name="T26"> (Required)</text:span></text:p>
      <text:list xml:id="list614165516" text:style-name="L7">
        <text:list-item>
          <text:p text:style-name="P623">Defines <text:span text:style-name="Strong_20_Emphasis">maximum number of characters</text:span></text:p>
        </text:list-item>
        <text:list-item>
          <text:p text:style-name="P623">Mandatory for <text:span text:style-name="Source_20_Text">CharField</text:span></text:p>
        </text:list-item>
        <text:list-item>
          <text:p text:style-name="P623">Also used for <text:span text:style-name="Strong_20_Emphasis">DB column size + form validation</text:span></text:p>
        </text:list-item>
      </text:list>
      <text:p text:style-name="P190"/>
      <text:p text:style-name="P190"><text:s/>name = models.CharField(max_length=100, <text:s/>null=True)</text:p>
      <text:h text:style-name="P41" text:outline-level="3"><text:span text:style-name="Source_20_Text"><text:span text:style-name="T26"><text:s text:c="7"/></text:span></text:span><text:span text:style-name="Source_20_Text"><text:span text:style-name="T85">null</text:span></text:span></text:h>
      <text:list xml:id="list2439685148" text:style-name="L8">
        <text:list-item>
          <text:p text:style-name="P624"><text:span text:style-name="Source_20_Text">null=True</text:span> → database can store NULL</text:p>
        </text:list-item>
        <text:list-item>
          <text:p text:style-name="P624">Default → <text:span text:style-name="Source_20_Text">False</text:span></text:p>
        </text:list-item>
      </text:list>
      <text:p text:style-name="P190"><text:s/></text:p>
      <text:p text:style-name="P48"><text:soft-page-break/><text:span text:style-name="T29"><text:s/></text:span><text:span text:style-name="T26">2. </text:span><text:span text:style-name="Source_20_Text"><text:span text:style-name="T85">blank</text:span></text:span></text:p>
      <text:list xml:id="list303953629" text:style-name="L9">
        <text:list-item>
          <text:p text:style-name="P625">Used in <text:span text:style-name="Strong_20_Emphasis">forms / admin</text:span></text:p>
        </text:list-item>
        <text:list-item>
          <text:p text:style-name="P625"><text:span text:style-name="Source_20_Text">blank=True</text:span> → field can be empty in form</text:p>
        </text:list-item>
      </text:list>
      <text:p text:style-name="P399"><text:span text:style-name="Source_20_Text">name = models.CharField(max_length=100, blank=True)</text:span></text:p>
      <text:p text:style-name="Horizontal_20_Line"/>
      <text:h text:style-name="Heading_20_3" text:outline-level="3">3. <text:span text:style-name="Source_20_Text">default</text:span></text:h>
      <text:list xml:id="list819354825" text:style-name="L10">
        <text:list-item>
          <text:p text:style-name="P626">Default value if user doesn't provide</text:p>
        </text:list-item>
      </text:list>
      <text:p text:style-name="P399"><text:span text:style-name="Source_20_Text">status = models.CharField(max_length=20, default="active")</text:span></text:p>
      <text:p text:style-name="Horizontal_20_Line"/>
      <text:h text:style-name="Heading_20_3" text:outline-level="3">4. <text:span text:style-name="Source_20_Text">unique</text:span></text:h>
      <text:list xml:id="list1890667392" text:style-name="L11">
        <text:list-item>
          <text:p text:style-name="P627">Value must be <text:span text:style-name="Strong_20_Emphasis">unique</text:span></text:p>
        </text:list-item>
      </text:list>
      <text:p text:style-name="P399"><text:span text:style-name="Source_20_Text">email = models.CharField(max_length=100, unique=True)</text:span></text:p>
      <text:p text:style-name="Horizontal_20_Line"/>
      <text:h text:style-name="Heading_20_3" text:outline-level="3">5. <text:span text:style-name="Source_20_Text">choices</text:span></text:h>
      <text:list xml:id="list798246748" text:style-name="L12">
        <text:list-item>
          <text:p text:style-name="P628">Restrict values to fixed options</text:p>
        </text:list-item>
      </text:list>
      <text:p text:style-name="P398"><text:span text:style-name="Source_20_Text">GENDER = [</text:span></text:p>
      <text:p text:style-name="P398"><text:span text:style-name="Source_20_Text"><text:s text:c="4"/>("M", "Male"),</text:span></text:p>
      <text:p text:style-name="P398"><text:span text:style-name="Source_20_Text"><text:s text:c="4"/>("F", "Female"),</text:span></text:p>
      <text:p text:style-name="P398"><text:span text:style-name="Source_20_Text">]</text:span></text:p>
      <text:p text:style-name="P398"/>
      <text:p text:style-name="P399"><text:span text:style-name="Source_20_Text">gender = models.CharField(max_length=1, choices=GENDER)</text:span></text:p>
      <text:p text:style-name="P399"><text:span text:style-name="Source_20_Text"><text:span text:style-name="Strong_20_Emphasis">Django expects choices as (value, label) pairs (tuple/list of 2 items)</text:span></text:span><text:span text:style-name="Source_20_Text">.</text:span></text:p>
      <text:p text:style-name="Horizontal_20_Line"/>
      <text:h text:style-name="Heading_20_3" text:outline-level="3">6. <text:span text:style-name="Source_20_Text">db_index</text:span></text:h>
      <text:list xml:id="list873342604" text:style-name="L13">
        <text:list-item>
          <text:p text:style-name="P629">Creates database index → faster search</text:p>
        </text:list-item>
      </text:list>
      <text:p text:style-name="P399"><text:span text:style-name="Source_20_Text"><text:s text:c="4"/>username = models.CharField(max_length=50, db_index=True)</text:span></text:p>
      <text:p text:style-name="Horizontal_20_Line"/>
      <text:h text:style-name="Heading_20_3" text:outline-level="3">7. <text:span text:style-name="Source_20_Text">verbose_name</text:span></text:h>
      <text:list xml:id="list1803176189" text:style-name="L14">
        <text:list-item>
          <text:p text:style-name="P630">Human readable name (admin panel)</text:p>
        </text:list-item>
      </text:list>
      <text:p text:style-name="P399"><text:span text:style-name="Source_20_Text">name = models.CharField(max_length=100, verbose_name="Student Name")</text:span></text:p>
      <text:p text:style-name="P190"/>
      <text:p text:style-name="P40"><text:span text:style-name="T244">b) </text:span><text:span text:style-name="T243">TextField <text:s/>----&gt;</text:span><text:span text:style-name="T26"> <text:s/></text:span></text:p>
      <text:p text:style-name="P190"><text:soft-page-break/></text:p>
      <text:p text:style-name="P48"><text:span text:style-name="T29"><text:s text:c="3"/></text:span><text:span text:style-name="T26">1. What is TextField?</text:span></text:p>
      <text:p text:style-name="Text_20_body"><text:span text:style-name="Source_20_Text">TextField</text:span> is a Django model field used to store <text:span text:style-name="Strong_20_Emphasis">large text data</text:span> (long strings).</text:p>
      <text:p text:style-name="Text_20_body">It stores values like:</text:p>
      <text:list xml:id="list290337520" text:style-name="L15">
        <text:list-item>
          <text:p text:style-name="P631">Paragraphs</text:p>
        </text:list-item>
        <text:list-item>
          <text:p text:style-name="P631">Descriptions</text:p>
        </text:list-item>
        <text:list-item>
          <text:p text:style-name="P631">Comments</text:p>
        </text:list-item>
        <text:list-item>
          <text:p text:style-name="P631">Articles</text:p>
        </text:list-item>
        <text:list-item>
          <text:p text:style-name="P631">Notes</text:p>
        </text:list-item>
        <text:list-item>
          <text:p text:style-name="P631">Logs</text:p>
        </text:list-item>
      </text:list>
      <text:p text:style-name="Text_20_body">Unlike <text:span text:style-name="Source_20_Text">CharField</text:span>, <text:span text:style-name="Strong_20_Emphasis">no max_length is required</text:span>.</text:p>
      <text:p text:style-name="Horizontal_20_Line"/>
      <text:h text:style-name="Heading_20_2" text:outline-level="2">2. Basic Syntax</text:h>
      <text:p text:style-name="P398"><text:span text:style-name="Source_20_Text">from django.db import models</text:span></text:p>
      <text:p text:style-name="P398"/>
      <text:p text:style-name="P398"><text:span text:style-name="Source_20_Text">class Post(models.Model):</text:span></text:p>
      <text:p text:style-name="P399"><text:span text:style-name="Source_20_Text"><text:s text:c="4"/>content = models.TextField()</text:span></text:p>
      <text:p text:style-name="Text_20_body">Creates a <text:span text:style-name="Strong_20_Emphasis">TEXT column</text:span> in database.</text:p>
      <text:p text:style-name="Horizontal_20_Line"/>
      <text:h text:style-name="Heading_20_2" text:outline-level="2">3. How Django Stores It (DB Level)</text:h>
      <table:table table:name="Table9" table:style-name="Table9">
        <table:table-column table:style-name="Table9.A"/>
        <table:table-column table:style-name="Table9.B"/>
        <table:table-header-rows>
          <table:table-row>
            <table:table-cell table:style-name="Table9.A1" office:value-type="string">
              <text:p text:style-name="Table_20_Heading">Database</text:p>
            </table:table-cell>
            <table:table-cell table:style-name="Table9.A1" office:value-type="string">
              <text:p text:style-name="Table_20_Heading">Column Type</text:p>
            </table:table-cell>
          </table:table-row>
        </table:table-header-rows>
        <table:table-row>
          <table:table-cell table:style-name="Table9.A1" office:value-type="string">
            <text:p text:style-name="Table_20_Contents">SQLite</text:p>
          </table:table-cell>
          <table:table-cell table:style-name="Table9.A1" office:value-type="string">
            <text:p text:style-name="Table_20_Contents">TEXT</text:p>
          </table:table-cell>
        </table:table-row>
        <table:table-row>
          <table:table-cell table:style-name="Table9.A1" office:value-type="string">
            <text:p text:style-name="Table_20_Contents">PostgreSQL</text:p>
          </table:table-cell>
          <table:table-cell table:style-name="Table9.A1" office:value-type="string">
            <text:p text:style-name="Table_20_Contents">TEXT</text:p>
          </table:table-cell>
        </table:table-row>
        <table:table-row>
          <table:table-cell table:style-name="Table9.A1" office:value-type="string">
            <text:p text:style-name="Table_20_Contents">MySQL</text:p>
          </table:table-cell>
          <table:table-cell table:style-name="Table9.A1" office:value-type="string">
            <text:p text:style-name="Table_20_Contents">LONGTEXT</text:p>
          </table:table-cell>
        </table:table-row>
      </table:table>
      <text:p text:style-name="Horizontal_20_Line"/>
      <text:h text:style-name="Heading_20_2" text:outline-level="2">4. Important Options (Arguments)</text:h>
      <text:h text:style-name="Heading_20_3" text:outline-level="3">1. <text:span text:style-name="Source_20_Text">null</text:span></text:h>
      <text:p text:style-name="Text_20_body">Allows NULL in database.</text:p>
      <text:p text:style-name="P399"><text:span text:style-name="Source_20_Text">content = models.TextField(null=True)</text:span></text:p>
      <text:p text:style-name="Text_20_body">Default = <text:span text:style-name="Source_20_Text">False</text:span></text:p>
      <text:p text:style-name="Horizontal_20_Line"/>
      <text:h text:style-name="Heading_20_3" text:outline-level="3"><text:soft-page-break/>2. <text:span text:style-name="Source_20_Text">blank</text:span></text:h>
      <text:p text:style-name="Text_20_body">Allows empty in forms/admin.</text:p>
      <text:p text:style-name="P399"><text:span text:style-name="Source_20_Text">content = models.TextField(blank=True)</text:span></text:p>
      <text:p text:style-name="Horizontal_20_Line"/>
      <text:h text:style-name="Heading_20_3" text:outline-level="3">3. <text:span text:style-name="Source_20_Text">default</text:span></text:h>
      <text:p text:style-name="Text_20_body">Sets default value.</text:p>
      <text:p text:style-name="P399"><text:span text:style-name="Source_20_Text">content = models.TextField(default="No description")</text:span></text:p>
      <text:p text:style-name="Horizontal_20_Line"/>
      <text:h text:style-name="Heading_20_3" text:outline-level="3">4. <text:span text:style-name="Source_20_Text">help_text</text:span></text:h>
      <text:p text:style-name="Text_20_body">Shows help in admin panel.</text:p>
      <text:p text:style-name="P399"><text:span text:style-name="Source_20_Text">content = models.TextField(help_text="Enter full description")</text:span></text:p>
      <text:p text:style-name="Horizontal_20_Line"/>
      <text:h text:style-name="Heading_20_3" text:outline-level="3">5. <text:span text:style-name="Source_20_Text">db_index</text:span> ⚠️ (Rarely Used)</text:h>
      <text:p text:style-name="Text_20_body">TextField normally <text:span text:style-name="Strong_20_Emphasis">should not be indexed</text:span> because text can be very large.</text:p>
      <text:p text:style-name="P399"><text:span text:style-name="Source_20_Text">content = models.TextField(db_index=True)</text:span></text:p>
      <text:p text:style-name="Text_20_body">Use only when needed.</text:p>
      <text:p text:style-name="Horizontal_20_Line"/>
      <text:h text:style-name="Heading_20_3" text:outline-level="3">6. <text:span text:style-name="Source_20_Text">editable</text:span></text:h>
      <text:p text:style-name="Text_20_body">Hide field in admin/forms.</text:p>
      <text:p text:style-name="P399"><text:span text:style-name="Source_20_Text">content = models.TextField(editable=False)</text:span></text:p>
      <text:p text:style-name="Horizontal_20_Line"/>
      <text:h text:style-name="Heading_20_2" text:outline-level="2">5. TextField vs CharField</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Feature</text:p>
            </table:table-cell>
            <table:table-cell table:style-name="Table10.A1" office:value-type="string">
              <text:p text:style-name="Table_20_Heading">TextField</text:p>
            </table:table-cell>
            <table:table-cell table:style-name="Table10.A1" office:value-type="string">
              <text:p text:style-name="Table_20_Heading">CharField</text:p>
            </table:table-cell>
          </table:table-row>
        </table:table-header-rows>
        <table:table-row>
          <table:table-cell table:style-name="Table10.A1" office:value-type="string">
            <text:p text:style-name="Table_20_Contents">Max length required</text:p>
          </table:table-cell>
          <table:table-cell table:style-name="Table10.A1" office:value-type="string">
            <text:p text:style-name="Table_20_Contents">❌ No</text:p>
          </table:table-cell>
          <table:table-cell table:style-name="Table10.A1" office:value-type="string">
            <text:p text:style-name="Table_20_Contents">✔ Yes</text:p>
          </table:table-cell>
        </table:table-row>
        <table:table-row>
          <table:table-cell table:style-name="Table10.A1" office:value-type="string">
            <text:p text:style-name="Table_20_Contents">Stores</text:p>
          </table:table-cell>
          <table:table-cell table:style-name="Table10.A1" office:value-type="string">
            <text:p text:style-name="Table_20_Contents">Large text</text:p>
          </table:table-cell>
          <table:table-cell table:style-name="Table10.A1" office:value-type="string">
            <text:p text:style-name="Table_20_Contents">Short text</text:p>
          </table:table-cell>
        </table:table-row>
        <table:table-row>
          <table:table-cell table:style-name="Table10.A1" office:value-type="string">
            <text:p text:style-name="Table_20_Contents">Performance</text:p>
          </table:table-cell>
          <table:table-cell table:style-name="Table10.A1" office:value-type="string">
            <text:p text:style-name="Table_20_Contents">Slightly slower</text:p>
          </table:table-cell>
          <table:table-cell table:style-name="Table10.A1" office:value-type="string">
            <text:p text:style-name="Table_20_Contents">Faster</text:p>
          </table:table-cell>
        </table:table-row>
        <table:table-row>
          <table:table-cell table:style-name="Table10.A1" office:value-type="string">
            <text:p text:style-name="Table_20_Contents">Indexed</text:p>
          </table:table-cell>
          <table:table-cell table:style-name="Table10.A1" office:value-type="string">
            <text:p text:style-name="Table_20_Contents">Not recommended</text:p>
          </table:table-cell>
          <table:table-cell table:style-name="Table10.A1" office:value-type="string">
            <text:p text:style-name="Table_20_Contents">Yes</text:p>
          </table:table-cell>
        </table:table-row>
        <table:table-row>
          <table:table-cell table:style-name="Table10.A1" office:value-type="string">
            <text:p text:style-name="Table_20_Contents">Typical use</text:p>
          </table:table-cell>
          <table:table-cell table:style-name="Table10.A1" office:value-type="string">
            <text:p text:style-name="Table_20_Contents">Description, article</text:p>
          </table:table-cell>
          <table:table-cell table:style-name="Table10.A1" office:value-type="string">
            <text:p text:style-name="Table_20_Contents">Name, title</text:p>
          </table:table-cell>
        </table:table-row>
      </table:table>
      <text:p text:style-name="Horizontal_20_Line"/>
      <text:h text:style-name="Heading_20_2" text:outline-level="2">6. Example Model (Real Use)</text:h>
      <text:p text:style-name="P398"><text:span text:style-name="Source_20_Text">from django.db import models</text:span></text:p>
      <text:p text:style-name="P398"><text:soft-page-break/></text:p>
      <text:p text:style-name="P398"><text:span text:style-name="Source_20_Text">class Blog(models.Model):</text:span></text:p>
      <text:p text:style-name="P398"><text:span text:style-name="Source_20_Text"><text:s text:c="4"/>title = models.CharField(max_length=200)</text:span></text:p>
      <text:p text:style-name="P398"><text:span text:style-name="Source_20_Text"><text:s text:c="4"/></text:span></text:p>
      <text:p text:style-name="P398"><text:span text:style-name="Source_20_Text"><text:s text:c="4"/>body = models.TextField()</text:span></text:p>
      <text:p text:style-name="P398"><text:span text:style-name="Source_20_Text"><text:s text:c="4"/></text:span></text:p>
      <text:p text:style-name="P398"><text:span text:style-name="Source_20_Text"><text:s text:c="4"/>summary = models.TextField(</text:span></text:p>
      <text:p text:style-name="P398"><text:span text:style-name="Source_20_Text"><text:s text:c="8"/>blank=True,</text:span></text:p>
      <text:p text:style-name="P398"><text:span text:style-name="Source_20_Text"><text:s text:c="8"/>default="No summary available"</text:span></text:p>
      <text:p text:style-name="P399"><text:span text:style-name="Source_20_Text"><text:s text:c="4"/>)</text:span></text:p>
      <text:p text:style-name="Horizontal_20_Line"/>
      <text:h text:style-name="Heading_20_2" text:outline-level="2">7. After Adding TextField → Run Commands</text:h>
      <text:p text:style-name="P398"><text:span text:style-name="Source_20_Text">python manage.py makemigrations</text:span></text:p>
      <text:p text:style-name="P399"><text:span text:style-name="Source_20_Text">python manage.py migrate</text:span></text:p>
      <text:p text:style-name="Horizontal_20_Line"/>
      <text:h text:style-name="Heading_20_2" text:outline-level="2">8. Common Errors</text:h>
      <text:h text:style-name="Heading_20_3" text:outline-level="3">❌ Using max_length (Not Required)</text:h>
      <text:p text:style-name="P399"><text:span text:style-name="Source_20_Text">body = models.TextField(max_length=500) <text:s text:c="2"/># NOT needed</text:span></text:p>
      <text:p text:style-name="Text_20_body">Django ignores it for database.</text:p>
      <text:p text:style-name="Horizontal_20_Line"/>
      <text:h text:style-name="Heading_20_3" text:outline-level="3">❌ Using TextField for small data</text:h>
      <text:p text:style-name="P399"><text:span text:style-name="Source_20_Text">name = models.TextField() <text:s text:c="2"/># WRONG</text:span></text:p>
      <text:p text:style-name="Text_20_body">Use <text:span text:style-name="Source_20_Text">CharField(max_length=100)</text:span> instead.</text:p>
      <text:p text:style-name="Horizontal_20_Line"/>
      <text:h text:style-name="Heading_20_3" text:outline-level="3">❌ Indexing large text unnecessarily</text:h>
      <text:p text:style-name="P399"><text:span text:style-name="Source_20_Text">body = models.TextField(db_index=True) <text:s text:c="2"/># BAD unless needed</text:span></text:p>
      <text:p text:style-name="Horizontal_20_Line"/>
      <text:h text:style-name="Heading_20_2" text:outline-level="2">9. Query Examples</text:h>
      <text:h text:style-name="Heading_20_3" text:outline-level="3">Exact match</text:h>
      <text:p text:style-name="P399"><text:span text:style-name="Source_20_Text">Blog.objects.filter(body="Hello world")</text:span></text:p>
      <text:p text:style-name="Horizontal_20_Line"/>
      <text:h text:style-name="Heading_20_3" text:outline-level="3">Contains text</text:h>
      <text:p text:style-name="P399"><text:span text:style-name="Source_20_Text">Blog.objects.filter(body__contains="Django")</text:span></text:p>
      <text:p text:style-name="Horizontal_20_Line"><text:soft-page-break/></text:p>
      <text:h text:style-name="Heading_20_3" text:outline-level="3">Case insensitive search</text:h>
      <text:p text:style-name="P399"><text:span text:style-name="Source_20_Text">Blog.objects.filter(body__icontains="django")</text:span></text:p>
      <text:p text:style-name="Horizontal_20_Line"/>
      <text:h text:style-name="Heading_20_3" text:outline-level="3">Starts with</text:h>
      <text:p text:style-name="P399"><text:span text:style-name="Source_20_Text">Blog.objects.filter(body__startswith="Welcome")</text:span></text:p>
      <text:p text:style-name="Horizontal_20_Line"/>
      <text:h text:style-name="Heading_20_2" text:outline-level="2">10. Real Life Uses</text:h>
      <text:list xml:id="list588665782" text:style-name="L16">
        <text:list-item>
          <text:p text:style-name="P632">Blog content</text:p>
        </text:list-item>
        <text:list-item>
          <text:p text:style-name="P632">Product description</text:p>
        </text:list-item>
        <text:list-item>
          <text:p text:style-name="P632">User bio</text:p>
        </text:list-item>
        <text:list-item>
          <text:p text:style-name="P632">Comments</text:p>
        </text:list-item>
        <text:list-item>
          <text:p text:style-name="P632">Notes / Logs</text:p>
        </text:list-item>
        <text:list-item>
          <text:p text:style-name="P632">Article / Story</text:p>
        </text:list-item>
        <text:list-item>
          <text:p text:style-name="P632">Email body</text:p>
        </text:list-item>
      </text:list>
      <text:p text:style-name="Horizontal_20_Line"/>
      <text:h text:style-name="P151" text:outline-level="2">11. Performance Note</text:h>
      <text:list xml:id="list3649213911" text:style-name="L17">
        <text:list-item>
          <text:p text:style-name="P633"><text:span text:style-name="T509">TextField is </text:span><text:span text:style-name="Strong_20_Emphasis"><text:span text:style-name="T509">heavier than CharField</text:span></text:span></text:p>
        </text:list-item>
        <text:list-item>
          <text:p text:style-name="P634">Avoid filtering large text frequently</text:p>
        </text:list-item>
        <text:list-item>
          <text:p text:style-name="P633"><text:span text:style-name="T509">Use </text:span><text:span text:style-name="Strong_20_Emphasis"><text:span text:style-name="T509">full-text search (PostgreSQL)</text:span></text:span><text:span text:style-name="T509"> for big text search</text:span></text:p>
        </text:list-item>
      </text:list>
      <text:p text:style-name="P320"/>
      <text:p text:style-name="P40"><text:span text:style-name="T27">c) </text:span><text:span text:style-name="T36">IntegerField -----&gt;</text:span></text:p>
      <text:p text:style-name="P190"/>
      <text:p text:style-name="P48"><text:span text:style-name="T29"><text:s text:c="3"/></text:span><text:span text:style-name="T26">IntegerField in Django (Complete Guide)</text:span></text:p>
      <text:h text:style-name="Heading_20_2" text:outline-level="2">1. What is IntegerField?</text:h>
      <text:p text:style-name="Text_20_body"><text:span text:style-name="Source_20_Text">IntegerField</text:span> is a <text:span text:style-name="Strong_20_Emphasis">Django model field</text:span> used to store <text:span text:style-name="Strong_20_Emphasis">whole numbers (integers)</text:span> in the database.</text:p>
      <text:p text:style-name="Text_20_body">It stores values like:</text:p>
      <text:p text:style-name="P399"><text:span text:style-name="Source_20_Text">-10, -1, 0, 5, 100, 9999</text:span></text:p>
      <text:p text:style-name="Text_20_body">❌ It does NOT store decimal numbers (use <text:span text:style-name="Source_20_Text">FloatField</text:span> or <text:span text:style-name="Source_20_Text">DecimalField</text:span> for that).</text:p>
      <text:p text:style-name="Horizontal_20_Line"/>
      <text:h text:style-name="Heading_20_2" text:outline-level="2"><text:soft-page-break/>2. Basic Syntax</text:h>
      <text:p text:style-name="P398"><text:span text:style-name="Source_20_Text">from django.db import models</text:span></text:p>
      <text:p text:style-name="P398"/>
      <text:p text:style-name="P398"><text:span text:style-name="Source_20_Text">class Student(models.Model):</text:span></text:p>
      <text:p text:style-name="P399"><text:span text:style-name="Source_20_Text"><text:s text:c="4"/>age = models.IntegerField()</text:span></text:p>
      <text:p text:style-name="Text_20_body">This creates an <text:span text:style-name="Strong_20_Emphasis">integer column</text:span> in the database.</text:p>
      <text:p text:style-name="Horizontal_20_Line"/>
      <text:h text:style-name="Heading_20_2" text:outline-level="2">3. How Django Stores It (DB Level)</text:h>
      <table:table table:name="Table5" table:style-name="Table5">
        <table:table-column table:style-name="Table5.A"/>
        <table:table-column table:style-name="Table5.B"/>
        <table:table-header-rows>
          <table:table-row>
            <table:table-cell table:style-name="Table5.A1" office:value-type="string">
              <text:p text:style-name="Table_20_Heading">Database</text:p>
            </table:table-cell>
            <table:table-cell table:style-name="Table5.A1" office:value-type="string">
              <text:p text:style-name="Table_20_Heading">Column Type</text:p>
            </table:table-cell>
          </table:table-row>
        </table:table-header-rows>
        <table:table-row>
          <table:table-cell table:style-name="Table5.A1" office:value-type="string">
            <text:p text:style-name="Table_20_Contents">SQLite</text:p>
          </table:table-cell>
          <table:table-cell table:style-name="Table5.A1" office:value-type="string">
            <text:p text:style-name="Table_20_Contents">INTEGER</text:p>
          </table:table-cell>
        </table:table-row>
        <table:table-row>
          <table:table-cell table:style-name="Table5.A1" office:value-type="string">
            <text:p text:style-name="Table_20_Contents">PostgreSQL</text:p>
          </table:table-cell>
          <table:table-cell table:style-name="Table5.A1" office:value-type="string">
            <text:p text:style-name="Table_20_Contents">INTEGER</text:p>
          </table:table-cell>
        </table:table-row>
        <table:table-row>
          <table:table-cell table:style-name="Table5.A1" office:value-type="string">
            <text:p text:style-name="Table_20_Contents">MySQL</text:p>
          </table:table-cell>
          <table:table-cell table:style-name="Table5.A1" office:value-type="string">
            <text:p text:style-name="Table_20_Contents">INT</text:p>
          </table:table-cell>
        </table:table-row>
      </table:table>
      <text:p text:style-name="Horizontal_20_Line"/>
      <text:h text:style-name="Heading_20_2" text:outline-level="2">4. Important Options (Arguments)</text:h>
      <text:h text:style-name="Heading_20_3" text:outline-level="3">1. <text:span text:style-name="Source_20_Text">null</text:span></text:h>
      <text:p text:style-name="Text_20_body">Allows NULL in database.</text:p>
      <text:p text:style-name="P399"><text:span text:style-name="Source_20_Text">age = models.IntegerField(null=True)</text:span></text:p>
      <text:list xml:id="list1445970459" text:style-name="L18">
        <text:list-item>
          <text:p text:style-name="P639"><text:span text:style-name="Source_20_Text">null=True</text:span> → database can store NULL</text:p>
        </text:list-item>
        <text:list-item>
          <text:p text:style-name="P639">Default = <text:span text:style-name="Source_20_Text">False</text:span></text:p>
        </text:list-item>
      </text:list>
      <text:p text:style-name="Horizontal_20_Line"/>
      <text:h text:style-name="Heading_20_3" text:outline-level="3">2. <text:span text:style-name="Source_20_Text">blank</text:span></text:h>
      <text:p text:style-name="Text_20_body">Used in forms/admin validation.</text:p>
      <text:p text:style-name="P399"><text:span text:style-name="Source_20_Text">age = models.IntegerField(blank=True)</text:span></text:p>
      <text:list xml:id="list1563773338" text:style-name="L19">
        <text:list-item>
          <text:p text:style-name="P640"><text:span text:style-name="Source_20_Text">blank=True</text:span> → field can be empty in forms</text:p>
        </text:list-item>
        <text:list-item>
          <text:p text:style-name="P640">Default = <text:span text:style-name="Source_20_Text">False</text:span></text:p>
        </text:list-item>
      </text:list>
      <text:p text:style-name="Horizontal_20_Line"/>
      <text:h text:style-name="Heading_20_3" text:outline-level="3">3. <text:span text:style-name="Source_20_Text">default</text:span></text:h>
      <text:p text:style-name="Text_20_body">Sets default value.</text:p>
      <text:p text:style-name="P399"><text:span text:style-name="Source_20_Text">age = models.IntegerField(default=18)</text:span></text:p>
      <text:p text:style-name="Text_20_body">If no value provided → 18 will be saved.</text:p>
      <text:p text:style-name="Horizontal_20_Line"/>
      <text:h text:style-name="Heading_20_3" text:outline-level="3"><text:soft-page-break/>4. <text:span text:style-name="Source_20_Text">choices</text:span></text:h>
      <text:p text:style-name="Text_20_body">Restricts allowed values.</text:p>
      <text:p text:style-name="P398"><text:span text:style-name="Source_20_Text">class Student(models.Model):</text:span></text:p>
      <text:p text:style-name="P398"><text:span text:style-name="Source_20_Text"><text:s text:c="4"/>YEAR_CHOICES = [</text:span></text:p>
      <text:p text:style-name="P398"><text:span text:style-name="Source_20_Text"><text:s text:c="8"/>(1, "First Year"),</text:span></text:p>
      <text:p text:style-name="P398"><text:span text:style-name="Source_20_Text"><text:s text:c="8"/>(2, "Second Year"),</text:span></text:p>
      <text:p text:style-name="P398"><text:span text:style-name="Source_20_Text"><text:s text:c="8"/>(3, "Third Year"),</text:span></text:p>
      <text:p text:style-name="P398"><text:span text:style-name="Source_20_Text"><text:s text:c="4"/>]</text:span></text:p>
      <text:p text:style-name="P398"><text:span text:style-name="Source_20_Text"><text:s text:c="4"/></text:span></text:p>
      <text:p text:style-name="P399"><text:span text:style-name="Source_20_Text"><text:s text:c="4"/>year = models.IntegerField(choices=YEAR_CHOICES)</text:span></text:p>
      <text:p text:style-name="Text_20_body">Admin/Form will show dropdown.</text:p>
      <text:p text:style-name="Text_20_body"><text:span text:style-name="Strong_20_Emphasis">Django expects choices as (value, label) pairs (tuple/list of 2 items)</text:span>.</text:p>
      <text:p text:style-name="Horizontal_20_Line"/>
      <text:h text:style-name="Heading_20_3" text:outline-level="3">5. <text:span text:style-name="Source_20_Text">validators</text:span></text:h>
      <text:p text:style-name="Text_20_body">Apply custom validation.</text:p>
      <text:p text:style-name="P398"><text:span text:style-name="Source_20_Text">from django.core.validators import MinValueValidator, MaxValueValidator</text:span></text:p>
      <text:p text:style-name="P398"/>
      <text:p text:style-name="P398"><text:span text:style-name="Source_20_Text">age = models.IntegerField(</text:span></text:p>
      <text:p text:style-name="P398"><text:span text:style-name="Source_20_Text"><text:s text:c="4"/>validators=[MinValueValidator(1), MaxValueValidator(120)]</text:span></text:p>
      <text:p text:style-name="P399"><text:span text:style-name="Source_20_Text">)</text:span></text:p>
      <text:p text:style-name="Horizontal_20_Line"/>
      <text:h text:style-name="Heading_20_3" text:outline-level="3">6. <text:span text:style-name="Source_20_Text">unique</text:span></text:h>
      <text:p text:style-name="Text_20_body">Value must be unique.</text:p>
      <text:p text:style-name="P399"><text:span text:style-name="Source_20_Text">roll_no = models.IntegerField(unique=True)</text:span></text:p>
      <text:p text:style-name="Horizontal_20_Line"/>
      <text:h text:style-name="Heading_20_3" text:outline-level="3"><text:span text:style-name="T509">7. </text:span><text:span text:style-name="Source_20_Text"><text:span text:style-name="T509">db_index</text:span></text:span></text:h>
      <text:p text:style-name="P163">Creates DB index (faster queries).</text:p>
      <text:p text:style-name="P399"><text:span text:style-name="Source_20_Text"><text:span text:style-name="T509">age = models.IntegerField(db_index=True)</text:span></text:span></text:p>
      <text:p text:style-name="Horizontal_20_Line"/>
      <text:h text:style-name="Heading_20_3" text:outline-level="3">8. <text:span text:style-name="Source_20_Text">help_text</text:span></text:h>
      <text:p text:style-name="Text_20_body">Shows help in admin.</text:p>
      <text:p text:style-name="P399"><text:span text:style-name="Source_20_Text">age = models.IntegerField(help_text="Enter student age")</text:span></text:p>
      <text:p text:style-name="Horizontal_20_Line"/>
      <text:h text:style-name="Heading_20_2" text:outline-level="2"><text:soft-page-break/>5. Types of Integer Fields in Django</text:h>
      <table:table table:name="Table6" table:style-name="Table6">
        <table:table-column table:style-name="Table6.A"/>
        <table:table-column table:style-name="Table6.B"/>
        <table:table-header-rows>
          <table:table-row>
            <table:table-cell table:style-name="Table6.A1" office:value-type="string">
              <text:p text:style-name="Table_20_Heading">Field Type</text:p>
            </table:table-cell>
            <table:table-cell table:style-name="Table6.A1" office:value-type="string">
              <text:p text:style-name="Table_20_Heading">Range</text:p>
            </table:table-cell>
          </table:table-row>
        </table:table-header-rows>
        <table:table-row>
          <table:table-cell table:style-name="Table6.A1" office:value-type="string">
            <text:p text:style-name="Table_20_Contents"><text:span text:style-name="Source_20_Text">IntegerField</text:span></text:p>
          </table:table-cell>
          <table:table-cell table:style-name="Table6.A1" office:value-type="string">
            <text:p text:style-name="Table_20_Contents">Normal integer</text:p>
          </table:table-cell>
        </table:table-row>
        <table:table-row>
          <table:table-cell table:style-name="Table6.A1" office:value-type="string">
            <text:p text:style-name="Table_20_Contents"><text:span text:style-name="Source_20_Text">SmallIntegerField</text:span></text:p>
          </table:table-cell>
          <table:table-cell table:style-name="Table6.A1" office:value-type="string">
            <text:p text:style-name="Table_20_Contents">Smaller range</text:p>
          </table:table-cell>
        </table:table-row>
        <table:table-row>
          <table:table-cell table:style-name="Table6.A1" office:value-type="string">
            <text:p text:style-name="Table_20_Contents"><text:span text:style-name="Source_20_Text">BigIntegerField</text:span></text:p>
          </table:table-cell>
          <table:table-cell table:style-name="Table6.A1" office:value-type="string">
            <text:p text:style-name="Table_20_Contents">Very large numbers</text:p>
          </table:table-cell>
        </table:table-row>
        <table:table-row>
          <table:table-cell table:style-name="Table6.A1" office:value-type="string">
            <text:p text:style-name="Table_20_Contents"><text:span text:style-name="Source_20_Text">PositiveIntegerField</text:span></text:p>
          </table:table-cell>
          <table:table-cell table:style-name="Table6.A1" office:value-type="string">
            <text:p text:style-name="Table_20_Contents">Only positive (0,1,2,...)</text:p>
          </table:table-cell>
        </table:table-row>
        <table:table-row>
          <table:table-cell table:style-name="Table6.A1" office:value-type="string">
            <text:p text:style-name="Table_20_Contents"><text:span text:style-name="Source_20_Text">PositiveSmallIntegerField</text:span></text:p>
          </table:table-cell>
          <table:table-cell table:style-name="Table6.A1" office:value-type="string">
            <text:p text:style-name="Table_20_Contents">Small + positive</text:p>
          </table:table-cell>
        </table:table-row>
      </table:table>
      <text:p text:style-name="Horizontal_20_Line"/>
      <text:h text:style-name="Heading_20_2" text:outline-level="2">6. Example (Real Model)</text:h>
      <text:p text:style-name="P398"><text:span text:style-name="Source_20_Text">from django.db import models</text:span></text:p>
      <text:p text:style-name="P398"><text:span text:style-name="Source_20_Text">from django.core.validators import MinValueValidator, MaxValueValidator</text:span></text:p>
      <text:p text:style-name="P398"/>
      <text:p text:style-name="P398"><text:span text:style-name="Source_20_Text">class Product(models.Model):</text:span></text:p>
      <text:p text:style-name="P398"><text:span text:style-name="Source_20_Text"><text:s text:c="4"/>name = models.CharField(max_length=100)</text:span></text:p>
      <text:p text:style-name="P398"><text:span text:style-name="Source_20_Text"><text:s text:c="4"/></text:span></text:p>
      <text:p text:style-name="P398"><text:span text:style-name="Source_20_Text"><text:s text:c="4"/>price = models.IntegerField(</text:span></text:p>
      <text:p text:style-name="P398"><text:span text:style-name="Source_20_Text"><text:s text:c="8"/>default=0,</text:span></text:p>
      <text:p text:style-name="P398"><text:span text:style-name="Source_20_Text"><text:s text:c="8"/>validators=[MinValueValidator(0)]</text:span></text:p>
      <text:p text:style-name="P398"><text:span text:style-name="Source_20_Text"><text:s text:c="4"/>)</text:span></text:p>
      <text:p text:style-name="P398"><text:span text:style-name="Source_20_Text"><text:s text:c="4"/></text:span></text:p>
      <text:p text:style-name="P398"><text:span text:style-name="Source_20_Text"><text:s text:c="4"/>stock = models.PositiveIntegerField(default=0)</text:span></text:p>
      <text:p text:style-name="P398"><text:span text:style-name="Source_20_Text"><text:s text:c="4"/></text:span></text:p>
      <text:p text:style-name="P398"><text:span text:style-name="Source_20_Text"><text:s text:c="4"/>rating = models.IntegerField(</text:span></text:p>
      <text:p text:style-name="P398"><text:span text:style-name="Source_20_Text"><text:s text:c="8"/>null=True,</text:span></text:p>
      <text:p text:style-name="P398"><text:span text:style-name="Source_20_Text"><text:s text:c="8"/>blank=True,</text:span></text:p>
      <text:p text:style-name="P398"><text:span text:style-name="Source_20_Text"><text:s text:c="8"/>validators=[MinValueValidator(1), MaxValueValidator(5)]</text:span></text:p>
      <text:p text:style-name="P399"><text:span text:style-name="Source_20_Text"><text:s text:c="4"/>)</text:span></text:p>
      <text:p text:style-name="Horizontal_20_Line"/>
      <text:h text:style-name="Heading_20_2" text:outline-level="2">7. After Adding IntegerField → Run Commands</text:h>
      <text:p text:style-name="P398"><text:span text:style-name="Source_20_Text">python manage.py makemigrations</text:span></text:p>
      <text:p text:style-name="P399"><text:span text:style-name="Source_20_Text">python manage.py migrate</text:span></text:p>
      <text:p text:style-name="Horizontal_20_Line"/>
      <text:h text:style-name="Heading_20_2" text:outline-level="2">8. Common Errors</text:h>
      <text:h text:style-name="Heading_20_3" text:outline-level="3">❌ Storing float</text:h>
      <text:p text:style-name="P399"><text:span text:style-name="Source_20_Text">age = 20.5 <text:s text:c="2"/># ERROR</text:span></text:p>
      <text:p text:style-name="Text_20_body">✔ Use <text:span text:style-name="Source_20_Text">FloatField</text:span> instead.</text:p>
      <text:p text:style-name="Horizontal_20_Line"/>
      <text:h text:style-name="Heading_20_3" text:outline-level="3">❌ Negative value in PositiveIntegerField</text:h>
      <text:p text:style-name="P399"><text:span text:style-name="Source_20_Text">stock = -5 <text:s text:c="2"/># ERROR</text:span></text:p>
      <text:p text:style-name="Horizontal_20_Line"/>
      <text:h text:style-name="Heading_20_3" text:outline-level="3"><text:soft-page-break/>❌ Blank vs Null confusion</text:h>
      <table:table table:name="Table7" table:style-name="Table7">
        <table:table-column table:style-name="Table7.A"/>
        <table:table-column table:style-name="Table7.B"/>
        <table:table-header-rows>
          <table:table-row>
            <table:table-cell table:style-name="Table7.A1" office:value-type="string">
              <text:p text:style-name="Table_20_Heading">Field</text:p>
            </table:table-cell>
            <table:table-cell table:style-name="Table7.A1" office:value-type="string">
              <text:p text:style-name="Table_20_Heading">Meaning</text:p>
            </table:table-cell>
          </table:table-row>
        </table:table-header-rows>
        <table:table-row>
          <table:table-cell table:style-name="Table7.A1" office:value-type="string">
            <text:p text:style-name="Table_20_Contents"><text:span text:style-name="Source_20_Text">null</text:span></text:p>
          </table:table-cell>
          <table:table-cell table:style-name="Table7.A1" office:value-type="string">
            <text:p text:style-name="Table_20_Contents">Database level</text:p>
          </table:table-cell>
        </table:table-row>
        <table:table-row>
          <table:table-cell table:style-name="Table7.A1" office:value-type="string">
            <text:p text:style-name="Table_20_Contents"><text:span text:style-name="Source_20_Text">blank</text:span></text:p>
          </table:table-cell>
          <table:table-cell table:style-name="Table7.A1" office:value-type="string">
            <text:p text:style-name="Table_20_Contents">Form/Admin level</text:p>
          </table:table-cell>
        </table:table-row>
      </table:table>
      <text:p text:style-name="Horizontal_20_Line"/>
      <text:h text:style-name="Heading_20_2" text:outline-level="2">9. Queries Using IntegerField</text:h>
      <text:h text:style-name="Heading_20_3" text:outline-level="3">Filter</text:h>
      <text:p text:style-name="P399"><text:span text:style-name="Source_20_Text">Student.objects.filter(age=20)</text:span></text:p>
      <text:h text:style-name="Heading_20_3" text:outline-level="3">Greater than</text:h>
      <text:p text:style-name="P399"><text:span text:style-name="Source_20_Text">Student.objects.filter(age__gt=18)</text:span></text:p>
      <text:h text:style-name="Heading_20_3" text:outline-level="3">Less than</text:h>
      <text:p text:style-name="P399"><text:span text:style-name="Source_20_Text">Student.objects.filter(age__lt=30)</text:span></text:p>
      <text:h text:style-name="Heading_20_3" text:outline-level="3">Range</text:h>
      <text:p text:style-name="P399"><text:span text:style-name="Source_20_Text">Student.objects.filter(age__range=(18, 25))</text:span></text:p>
      <text:p text:style-name="Horizontal_20_Line"/>
      <text:h text:style-name="Heading_20_2" text:outline-level="2">10. Real Life Uses</text:h>
      <text:list xml:id="list626154574" text:style-name="L20">
        <text:list-item>
          <text:p text:style-name="P641">Age</text:p>
        </text:list-item>
        <text:list-item>
          <text:p text:style-name="P641">Quantity / Stock</text:p>
        </text:list-item>
        <text:list-item>
          <text:p text:style-name="P641">Marks / Score</text:p>
        </text:list-item>
        <text:list-item>
          <text:p text:style-name="P641">Price (sometimes)</text:p>
        </text:list-item>
        <text:list-item>
          <text:p text:style-name="P641">Year / Semester</text:p>
        </text:list-item>
        <text:list-item>
          <text:p text:style-name="P641">Count fields</text:p>
        </text:list-item>
        <text:list-item>
          <text:p text:style-name="P641">Ranking / Rating</text:p>
        </text:list-item>
      </text:list>
      <text:p text:style-name="Horizontal_20_Line"/>
      <text:h text:style-name="P151" text:outline-level="2">11. Difference: IntegerField vs FloatField</text:h>
      <table:table table:name="Table8" table:style-name="Table8">
        <table:table-column table:style-name="Table8.A"/>
        <table:table-column table:style-name="Table8.B"/>
        <table:table-header-rows>
          <table:table-row>
            <table:table-cell table:style-name="Table8.A1" office:value-type="string">
              <text:p text:style-name="P162">IntegerField</text:p>
            </table:table-cell>
            <table:table-cell table:style-name="Table8.A1" office:value-type="string">
              <text:p text:style-name="P162">FloatField</text:p>
            </table:table-cell>
          </table:table-row>
        </table:table-header-rows>
        <table:table-row>
          <table:table-cell table:style-name="Table8.A1" office:value-type="string">
            <text:p text:style-name="P161">Whole numbers only</text:p>
          </table:table-cell>
          <table:table-cell table:style-name="Table8.A1" office:value-type="string">
            <text:p text:style-name="P161">Decimal numbers</text:p>
          </table:table-cell>
        </table:table-row>
        <table:table-row>
          <table:table-cell table:style-name="Table8.A1" office:value-type="string">
            <text:p text:style-name="P161">Faster</text:p>
          </table:table-cell>
          <table:table-cell table:style-name="Table8.A1" office:value-type="string">
            <text:p text:style-name="P161">Slightly slower</text:p>
          </table:table-cell>
        </table:table-row>
        <table:table-row>
          <table:table-cell table:style-name="Table8.A1" office:value-type="string">
            <text:p text:style-name="P161">No precision issue</text:p>
          </table:table-cell>
          <table:table-cell table:style-name="Table8.A1" office:value-type="string">
            <text:p text:style-name="P161">Precision issue possible</text:p>
          </table:table-cell>
        </table:table-row>
      </table:table>
      <text:p text:style-name="P320"/>
      <text:p text:style-name="P194"><text:soft-page-break/>Note --&gt; decimal store fixed number but float store approximate </text:p>
      <text:p text:style-name="P194"/>
      <text:p text:style-name="P40"><text:span text:style-name="T27">d) </text:span><text:span text:style-name="T26">BooleanField</text:span></text:p>
      <text:p text:style-name="P44"><text:span text:style-name="T27">e) </text:span><text:span text:style-name="T26">DateTimeField----&gt; </text:span></text:p>
      <text:p text:style-name="P190"><text:s text:c="6"/></text:p>
      <text:p text:style-name="P190"/>
      <text:p text:style-name="P190">class Post(models.Model):</text:p>
      <text:p text:style-name="P190"><text:s text:c="4"/>created_at = models.DateTimeField()</text:p>
      <text:p text:style-name="P190"/>
      <text:h text:style-name="P195" text:outline-level="2">Important Options</text:h>
      <text:h text:style-name="Heading_20_3" text:outline-level="3"><text:span text:style-name="T509">1. </text:span><text:span text:style-name="Source_20_Text"><text:span text:style-name="T509">auto_now_add=True</text:span></text:span></text:h>
      <text:p text:style-name="Text_20_body"><text:span text:style-name="T509">Set </text:span><text:span text:style-name="Strong_20_Emphasis"><text:span text:style-name="T509">once when object is created</text:span></text:span></text:p>
      <text:p text:style-name="P399"><text:span text:style-name="Source_20_Text"><text:span text:style-name="T509">created_at = models.DateTimeField(auto_now_add=True)</text:span></text:span></text:p>
      <text:p text:style-name="Text_20_body"><text:span text:style-name="T509">✔ Used for </text:span><text:span text:style-name="Strong_20_Emphasis"><text:span text:style-name="T509">creation timestamp</text:span></text:span></text:p>
      <text:p text:style-name="P154"/>
      <text:h text:style-name="Heading_20_3" text:outline-level="3"><text:span text:style-name="T509">2. </text:span><text:span text:style-name="Source_20_Text"><text:span text:style-name="T509">auto_now=True</text:span></text:span></text:h>
      <text:p text:style-name="Text_20_body"><text:span text:style-name="T509">Updates </text:span><text:span text:style-name="Strong_20_Emphasis"><text:span text:style-name="T509">every time object saves</text:span></text:span></text:p>
      <text:p text:style-name="P399"><text:span text:style-name="Source_20_Text"><text:span text:style-name="T509">updated_at = models.DateTimeField(auto_now=True)</text:span></text:span></text:p>
      <text:p text:style-name="Text_20_body"><text:span text:style-name="T509">✔ Used for </text:span><text:span text:style-name="Strong_20_Emphasis"><text:span text:style-name="T509">last modified time</text:span></text:span></text:p>
      <text:p text:style-name="Horizontal_20_Line"/>
      <text:h text:style-name="Heading_20_3" text:outline-level="3">Difference</text:h>
      <table:table table:name="Table1" table:style-name="Table1">
        <table:table-column table:style-name="Table1.A"/>
        <table:table-column table:style-name="Table1.B"/>
        <table:table-header-rows>
          <table:table-row>
            <table:table-cell table:style-name="Table1.A1" office:value-type="string">
              <text:p text:style-name="Table_20_Heading">Option</text:p>
            </table:table-cell>
            <table:table-cell table:style-name="Table1.A1" office:value-type="string">
              <text:p text:style-name="Table_20_Heading">Behavior</text:p>
            </table:table-cell>
          </table:table-row>
        </table:table-header-rows>
        <table:table-row>
          <table:table-cell table:style-name="Table1.A1" office:value-type="string">
            <text:p text:style-name="Table_20_Contents"><text:span text:style-name="Source_20_Text">auto_now_add</text:span></text:p>
          </table:table-cell>
          <table:table-cell table:style-name="Table1.A1" office:value-type="string">
            <text:p text:style-name="Table_20_Contents">Only first time (create)</text:p>
          </table:table-cell>
        </table:table-row>
        <table:table-row>
          <table:table-cell table:style-name="Table1.A1" office:value-type="string">
            <text:p text:style-name="Table_20_Contents"><text:span text:style-name="Source_20_Text">auto_now</text:span></text:p>
          </table:table-cell>
          <table:table-cell table:style-name="Table1.A1" office:value-type="string">
            <text:p text:style-name="Table_20_Contents">Every save</text:p>
          </table:table-cell>
        </table:table-row>
      </table:table>
      <text:p text:style-name="Horizontal_20_Line"/>
      <text:h text:style-name="Heading_20_3" text:outline-level="3">3. <text:span text:style-name="Source_20_Text">default=timezone.now</text:span></text:h>
      <text:p text:style-name="P398"><text:span text:style-name="Source_20_Text">from django.utils import timezone</text:span></text:p>
      <text:p text:style-name="P398"/>
      <text:p text:style-name="P399"><text:span text:style-name="Source_20_Text">created_at = models.DateTimeField(default=timezone.now)</text:span></text:p>
      <text:p text:style-name="Text_20_body">Used when:</text:p>
      <text:list xml:id="list1881645298" text:style-name="L21">
        <text:list-item>
          <text:p text:style-name="P642">You want <text:span text:style-name="Strong_20_Emphasis">editable datetime</text:span></text:p>
        </text:list-item>
        <text:list-item>
          <text:p text:style-name="P642">Not automatic overwrite like <text:span text:style-name="Source_20_Text">auto_now</text:span></text:p>
        </text:list-item>
      </text:list>
      <text:p text:style-name="Horizontal_20_Line"/>
      <text:h text:style-name="Heading_20_3" text:outline-level="3"><text:soft-page-break/>4. <text:span text:style-name="Source_20_Text">null</text:span> and <text:span text:style-name="Source_20_Text">blank</text:span></text:h>
      <text:p text:style-name="P399"><text:span text:style-name="Source_20_Text">time = models.DateTimeField(null=True, blank=True)</text:span></text:p>
      <text:list xml:id="list1755481415" text:style-name="L22">
        <text:list-item>
          <text:p text:style-name="P643"><text:span text:style-name="Source_20_Text">null=True</text:span> → database NULL allowed</text:p>
        </text:list-item>
        <text:list-item>
          <text:p text:style-name="P643"><text:span text:style-name="Source_20_Text">blank=True</text:span> → form empty allowed</text:p>
        </text:list-item>
      </text:list>
      <text:p text:style-name="P209"/>
      <text:p text:style-name="P207">f) EmailField </text:p>
      <text:p text:style-name="P52"><text:span text:style-name="T34"><text:s text:c="5"/></text:span>EmailField in Django (Complete Guide)</text:p>
      <text:h text:style-name="Heading_20_2" text:outline-level="2">1. What is EmailField?</text:h>
      <text:p text:style-name="Text_20_body"><text:span text:style-name="Source_20_Text">EmailField</text:span> is a Django model field used to store <text:span text:style-name="Strong_20_Emphasis">valid email addresses</text:span>.</text:p>
      <text:p text:style-name="Text_20_body">It is basically a <text:span text:style-name="Strong_20_Emphasis">CharField with built-in email validation</text:span>.</text:p>
      <text:p text:style-name="Text_20_body">✔ Stores text<text:line-break/>✔ Automatically checks email format<text:line-break/>❌ Does NOT verify email actually exists</text:p>
      <text:p text:style-name="Text_20_body">Example values:</text:p>
      <text:p text:style-name="P398"><text:span text:style-name="Source_20_Text">abc@gmail.com</text:span></text:p>
      <text:p text:style-name="P398"><text:span text:style-name="Source_20_Text">user123@yahoo.in</text:span></text:p>
      <text:p text:style-name="P399"><text:span text:style-name="Source_20_Text">admin@company.org</text:span></text:p>
      <text:p text:style-name="Horizontal_20_Line"/>
      <text:h text:style-name="Heading_20_2" text:outline-level="2">2. Basic Syntax</text:h>
      <text:p text:style-name="P398"><text:span text:style-name="Source_20_Text">from django.db import models</text:span></text:p>
      <text:p text:style-name="P398"/>
      <text:p text:style-name="P398"><text:span text:style-name="Source_20_Text">class Student(models.Model):</text:span></text:p>
      <text:p text:style-name="P399"><text:span text:style-name="Source_20_Text"><text:s text:c="4"/>email = models.EmailField()</text:span></text:p>
      <text:p text:style-name="Text_20_body">Creates a <text:span text:style-name="Strong_20_Emphasis">VARCHAR column</text:span> in database with email validation.</text:p>
      <text:p text:style-name="Horizontal_20_Line"/>
      <text:h text:style-name="Heading_20_2" text:outline-level="2">3. How Django Stores It (DB Level)</text:h>
      <table:table table:name="Table11" table:style-name="Table11">
        <table:table-column table:style-name="Table11.A"/>
        <table:table-column table:style-name="Table11.B"/>
        <table:table-header-rows>
          <table:table-row>
            <table:table-cell table:style-name="Table11.A1" office:value-type="string">
              <text:p text:style-name="Table_20_Heading">Database</text:p>
            </table:table-cell>
            <table:table-cell table:style-name="Table11.A1" office:value-type="string">
              <text:p text:style-name="Table_20_Heading">Column Type</text:p>
            </table:table-cell>
          </table:table-row>
        </table:table-header-rows>
        <table:table-row>
          <table:table-cell table:style-name="Table11.A1" office:value-type="string">
            <text:p text:style-name="Table_20_Contents">SQLite</text:p>
          </table:table-cell>
          <table:table-cell table:style-name="Table11.A1" office:value-type="string">
            <text:p text:style-name="Table_20_Contents">VARCHAR</text:p>
          </table:table-cell>
        </table:table-row>
        <table:table-row>
          <table:table-cell table:style-name="Table11.A1" office:value-type="string">
            <text:p text:style-name="Table_20_Contents">PostgreSQL</text:p>
          </table:table-cell>
          <table:table-cell table:style-name="Table11.A1" office:value-type="string">
            <text:p text:style-name="Table_20_Contents">VARCHAR</text:p>
          </table:table-cell>
        </table:table-row>
        <table:table-row>
          <table:table-cell table:style-name="Table11.A1" office:value-type="string">
            <text:p text:style-name="Table_20_Contents">MySQL</text:p>
          </table:table-cell>
          <table:table-cell table:style-name="Table11.A1" office:value-type="string">
            <text:p text:style-name="Table_20_Contents">VARCHAR</text:p>
          </table:table-cell>
        </table:table-row>
      </table:table>
      <text:p text:style-name="Text_20_body">Default max length = <text:span text:style-name="Strong_20_Emphasis">254</text:span></text:p>
      <text:p text:style-name="Horizontal_20_Line"/>
      <text:h text:style-name="Heading_20_2" text:outline-level="2"><text:soft-page-break/>4. Important Options (Arguments)</text:h>
      <text:h text:style-name="Heading_20_3" text:outline-level="3">1. <text:span text:style-name="Source_20_Text">max_length</text:span></text:h>
      <text:p text:style-name="Text_20_body">Maximum characters (default = 254).</text:p>
      <text:p text:style-name="P399"><text:span text:style-name="Source_20_Text">email = models.EmailField(max_length=100)</text:span></text:p>
      <text:p text:style-name="Horizontal_20_Line"/>
      <text:h text:style-name="Heading_20_3" text:outline-level="3">2. <text:span text:style-name="Source_20_Text">unique</text:span></text:h>
      <text:p text:style-name="Text_20_body">Ensures no duplicate emails.</text:p>
      <text:p text:style-name="P399"><text:span text:style-name="Source_20_Text">email = models.EmailField(unique=True)</text:span></text:p>
      <text:p text:style-name="Text_20_body">Very common in login systems.</text:p>
      <text:p text:style-name="Horizontal_20_Line"/>
      <text:h text:style-name="Heading_20_3" text:outline-level="3">3. <text:span text:style-name="Source_20_Text">null</text:span></text:h>
      <text:p text:style-name="Text_20_body">Allow NULL in database.</text:p>
      <text:p text:style-name="P399"><text:span text:style-name="Source_20_Text">email = models.EmailField(null=True)</text:span></text:p>
      <text:p text:style-name="Horizontal_20_Line"/>
      <text:h text:style-name="Heading_20_3" text:outline-level="3">4. <text:span text:style-name="Source_20_Text">blank</text:span></text:h>
      <text:p text:style-name="Text_20_body">Allow empty in forms/admin.</text:p>
      <text:p text:style-name="P399"><text:span text:style-name="Source_20_Text">email = models.EmailField(blank=True)</text:span></text:p>
      <text:p text:style-name="Horizontal_20_Line"/>
      <text:h text:style-name="Heading_20_3" text:outline-level="3">5. <text:span text:style-name="Source_20_Text">default</text:span></text:h>
      <text:p text:style-name="Text_20_body">Default value if not provided.</text:p>
      <text:p text:style-name="P399"><text:span text:style-name="Source_20_Text">email = models.EmailField(default="noemail@example.com")</text:span></text:p>
      <text:p text:style-name="Horizontal_20_Line"/>
      <text:h text:style-name="Heading_20_3" text:outline-level="3">6. <text:span text:style-name="Source_20_Text">help_text</text:span></text:h>
      <text:p text:style-name="Text_20_body">Shows help in admin.</text:p>
      <text:p text:style-name="P399"><text:span text:style-name="Source_20_Text">email = models.EmailField(help_text="Enter valid email")</text:span></text:p>
      <text:p text:style-name="Horizontal_20_Line"/>
      <text:h text:style-name="Heading_20_3" text:outline-level="3">7. <text:span text:style-name="Source_20_Text">db_index</text:span></text:h>
      <text:p text:style-name="Text_20_body">Creates database index (faster search).</text:p>
      <text:p text:style-name="P399"><text:span text:style-name="Source_20_Text">email = models.EmailField(db_index=True)</text:span></text:p>
      <text:p text:style-name="Horizontal_20_Line"><text:soft-page-break/></text:p>
      <text:h text:style-name="Heading_20_2" text:outline-level="2">5. Built-in Validation</text:h>
      <text:p text:style-name="Text_20_body">Django automatically checks <text:span text:style-name="Strong_20_Emphasis">email format</text:span>.</text:p>
      <text:p text:style-name="Text_20_body">✔ Valid:</text:p>
      <text:p text:style-name="P398"><text:span text:style-name="Source_20_Text">abc@gmail.com</text:span></text:p>
      <text:p text:style-name="P399"><text:span text:style-name="Source_20_Text">user@domain.in</text:span></text:p>
      <text:p text:style-name="Text_20_body">❌ Invalid:</text:p>
      <text:p text:style-name="P398"><text:span text:style-name="Source_20_Text">abc@gmail</text:span></text:p>
      <text:p text:style-name="P398"><text:span text:style-name="Source_20_Text">user@.com</text:span></text:p>
      <text:p text:style-name="P399"><text:span text:style-name="Source_20_Text">@domain.com</text:span></text:p>
      <text:p text:style-name="Text_20_body">But ⚠️ <text:span text:style-name="Strong_20_Emphasis">Django does NOT check if email really exists</text:span>.</text:p>
      <text:p text:style-name="Horizontal_20_Line"/>
      <text:h text:style-name="Heading_20_2" text:outline-level="2">6. Example Model (Real Use)</text:h>
      <text:p text:style-name="P398"><text:span text:style-name="Source_20_Text">from django.db import models</text:span></text:p>
      <text:p text:style-name="P398"/>
      <text:p text:style-name="P398"><text:span text:style-name="Source_20_Text">class UserProfile(models.Model):</text:span></text:p>
      <text:p text:style-name="P398"><text:span text:style-name="Source_20_Text"><text:s text:c="4"/>name = models.CharField(max_length=100)</text:span></text:p>
      <text:p text:style-name="P398"><text:span text:style-name="Source_20_Text"><text:s text:c="4"/></text:span></text:p>
      <text:p text:style-name="P398"><text:span text:style-name="Source_20_Text"><text:s text:c="4"/>email = models.EmailField(</text:span></text:p>
      <text:p text:style-name="P398"><text:span text:style-name="Source_20_Text"><text:s text:c="8"/>unique=True,</text:span></text:p>
      <text:p text:style-name="P398"><text:span text:style-name="Source_20_Text"><text:s text:c="8"/>help_text="Enter your active email"</text:span></text:p>
      <text:p text:style-name="P398"><text:span text:style-name="Source_20_Text"><text:s text:c="4"/>)</text:span></text:p>
      <text:p text:style-name="P398"><text:span text:style-name="Source_20_Text"><text:s text:c="4"/></text:span></text:p>
      <text:p text:style-name="P398"><text:span text:style-name="Source_20_Text"><text:s text:c="4"/>alternate_email = models.EmailField(</text:span></text:p>
      <text:p text:style-name="P398"><text:span text:style-name="Source_20_Text"><text:s text:c="8"/>blank=True,</text:span></text:p>
      <text:p text:style-name="P398"><text:span text:style-name="Source_20_Text"><text:s text:c="8"/>null=True</text:span></text:p>
      <text:p text:style-name="P399"><text:span text:style-name="Source_20_Text"><text:s text:c="4"/>)</text:span></text:p>
      <text:p text:style-name="Horizontal_20_Line"/>
      <text:h text:style-name="Heading_20_2" text:outline-level="2">7. After Adding EmailField → Run Commands</text:h>
      <text:p text:style-name="P398"><text:span text:style-name="Source_20_Text">python manage.py makemigrations</text:span></text:p>
      <text:p text:style-name="P399"><text:span text:style-name="Source_20_Text">python manage.py migrate</text:span></text:p>
      <text:p text:style-name="Horizontal_20_Line"/>
      <text:h text:style-name="Heading_20_2" text:outline-level="2">8. Common Errors</text:h>
      <text:h text:style-name="Heading_20_3" text:outline-level="3">❌ Invalid email format</text:h>
      <text:p text:style-name="P399"><text:span text:style-name="Source_20_Text">email = "abc@gmail" <text:s text:c="2"/># ERROR</text:span></text:p>
      <text:p text:style-name="Horizontal_20_Line"/>
      <text:h text:style-name="Heading_20_3" text:outline-level="3"><text:soft-page-break/>❌ Confusion: blank vs null</text:h>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A1" office:value-type="string">
              <text:p text:style-name="Table_20_Heading">Meaning</text:p>
            </table:table-cell>
          </table:table-row>
        </table:table-header-rows>
        <table:table-row>
          <table:table-cell table:style-name="Table12.A1" office:value-type="string">
            <text:p text:style-name="Table_20_Contents"><text:span text:style-name="Source_20_Text">null=True</text:span></text:p>
          </table:table-cell>
          <table:table-cell table:style-name="Table12.A1" office:value-type="string">
            <text:p text:style-name="Table_20_Contents">Database allows NULL</text:p>
          </table:table-cell>
        </table:table-row>
        <table:table-row>
          <table:table-cell table:style-name="Table12.A1" office:value-type="string">
            <text:p text:style-name="Table_20_Contents"><text:span text:style-name="Source_20_Text">blank=True</text:span></text:p>
          </table:table-cell>
          <table:table-cell table:style-name="Table12.A1" office:value-type="string">
            <text:p text:style-name="Table_20_Contents">Form/Admin allows empty</text:p>
          </table:table-cell>
        </table:table-row>
      </table:table>
      <text:p text:style-name="Horizontal_20_Line"/>
      <text:h text:style-name="Heading_20_3" text:outline-level="3">❌ Expecting real email verification</text:h>
      <text:p text:style-name="Text_20_body"><text:span text:style-name="Source_20_Text">EmailField</text:span> only checks <text:span text:style-name="Strong_20_Emphasis">format</text:span>, not existence.</text:p>
      <text:p text:style-name="Text_20_body">Use email verification system for that.</text:p>
      <text:p text:style-name="Horizontal_20_Line"/>
      <text:h text:style-name="Heading_20_2" text:outline-level="2">9. Queries Using EmailField</text:h>
      <text:h text:style-name="Heading_20_3" text:outline-level="3">Exact match</text:h>
      <text:p text:style-name="P399"><text:span text:style-name="Source_20_Text">UserProfile.objects.filter(email="abc@gmail.com")</text:span></text:p>
      <text:p text:style-name="Horizontal_20_Line"/>
      <text:h text:style-name="Heading_20_3" text:outline-level="3">Contains</text:h>
      <text:p text:style-name="P399"><text:span text:style-name="Source_20_Text">UserProfile.objects.filter(email__icontains="gmail")</text:span></text:p>
      <text:p text:style-name="Horizontal_20_Line"/>
      <text:h text:style-name="Heading_20_3" text:outline-level="3">Starts with</text:h>
      <text:p text:style-name="P399"><text:span text:style-name="Source_20_Text">UserProfile.objects.filter(email__startswith="admin")</text:span></text:p>
      <text:p text:style-name="Horizontal_20_Line"/>
      <text:h text:style-name="Heading_20_2" text:outline-level="2">10. Real Life Uses</text:h>
      <text:list xml:id="list1311228124" text:style-name="L23">
        <text:list-item>
          <text:p text:style-name="P644">User login email</text:p>
        </text:list-item>
        <text:list-item>
          <text:p text:style-name="P644">Registration email</text:p>
        </text:list-item>
        <text:list-item>
          <text:p text:style-name="P644">Contact email</text:p>
        </text:list-item>
        <text:list-item>
          <text:p text:style-name="P644">Alternate email</text:p>
        </text:list-item>
        <text:list-item>
          <text:p text:style-name="P644">Business email</text:p>
        </text:list-item>
        <text:list-item>
          <text:p text:style-name="P644">Newsletter subscription</text:p>
        </text:list-item>
      </text:list>
      <text:p text:style-name="Horizontal_20_Line"/>
      <text:h text:style-name="Heading_20_2" text:outline-level="2">11. EmailField vs CharField</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Feature</text:p>
            </table:table-cell>
            <table:table-cell table:style-name="Table13.A1" office:value-type="string">
              <text:p text:style-name="Table_20_Heading">EmailField</text:p>
            </table:table-cell>
            <table:table-cell table:style-name="Table13.A1" office:value-type="string">
              <text:p text:style-name="Table_20_Heading">CharField</text:p>
            </table:table-cell>
          </table:table-row>
        </table:table-header-rows>
        <table:table-row>
          <table:table-cell table:style-name="Table13.A1" office:value-type="string">
            <text:p text:style-name="Table_20_Contents">Email validation</text:p>
          </table:table-cell>
          <table:table-cell table:style-name="Table13.A1" office:value-type="string">
            <text:p text:style-name="Table_20_Contents">✔ Yes</text:p>
          </table:table-cell>
          <table:table-cell table:style-name="Table13.A1" office:value-type="string">
            <text:p text:style-name="Table_20_Contents">❌ No</text:p>
          </table:table-cell>
        </table:table-row>
        <text:soft-page-break/>
        <table:table-row>
          <table:table-cell table:style-name="Table13.A1" office:value-type="string">
            <text:p text:style-name="Table_20_Contents">Stores text</text:p>
          </table:table-cell>
          <table:table-cell table:style-name="Table13.A1" office:value-type="string">
            <text:p text:style-name="Table_20_Contents">✔ Yes</text:p>
          </table:table-cell>
          <table:table-cell table:style-name="Table13.A1" office:value-type="string">
            <text:p text:style-name="Table_20_Contents">✔ Yes</text:p>
          </table:table-cell>
        </table:table-row>
        <table:table-row>
          <table:table-cell table:style-name="Table13.A1" office:value-type="string">
            <text:p text:style-name="Table_20_Contents">Default max length</text:p>
          </table:table-cell>
          <table:table-cell table:style-name="Table13.A1" office:value-type="string">
            <text:p text:style-name="Table_20_Contents">254</text:p>
          </table:table-cell>
          <table:table-cell table:style-name="Table13.A1" office:value-type="string">
            <text:p text:style-name="Table_20_Contents">Required manually</text:p>
          </table:table-cell>
        </table:table-row>
        <table:table-row>
          <table:table-cell table:style-name="Table13.A1" office:value-type="string">
            <text:p text:style-name="Table_20_Contents">Used for</text:p>
          </table:table-cell>
          <table:table-cell table:style-name="Table13.A1" office:value-type="string">
            <text:p text:style-name="Table_20_Contents">Emails</text:p>
          </table:table-cell>
          <table:table-cell table:style-name="Table13.A1" office:value-type="string">
            <text:p text:style-name="Table_20_Contents">General text</text:p>
          </table:table-cell>
        </table:table-row>
      </table:table>
      <text:p text:style-name="P189"/>
      <text:p text:style-name="P190"/>
      <text:p text:style-name="P446"><text:span text:style-name="T17">g</text:span><text:span text:style-name="T18">) </text:span><text:span text:style-name="T16">ForeignKey -----&gt; <text:s/></text:span></text:p>
      <text:p text:style-name="P190"/>
      <text:p text:style-name="P48"><text:span text:style-name="T29"><text:s/></text:span><text:span text:style-name="T26">1. What is ForeignKey?</text:span></text:p>
      <text:p text:style-name="Text_20_body"><text:span text:style-name="Source_20_Text">ForeignKey</text:span> is used to <text:span text:style-name="Strong_20_Emphasis">create relationship between two models</text:span>.</text:p>
      <text:p text:style-name="Text_20_body">It represents <text:span text:style-name="Strong_20_Emphasis">Many-to-One relationship</text:span>:</text:p>
      <text:list xml:id="list3223433848" text:style-name="L24">
        <text:list-item>
          <text:p text:style-name="P645">Many Students → belong to one Course</text:p>
        </text:list-item>
      </text:list>
      <text:list xml:id="list2232495217" text:style-name="L25">
        <text:list-item>
          <text:p text:style-name="P646">Many Books → belong to one Author</text:p>
        </text:list-item>
      </text:list>
      <text:p text:style-name="Text_20_body"/>
      <text:h text:style-name="Heading_20_1" text:outline-level="1">Where to Write ForeignKey?</text:h>
      <text:h text:style-name="Heading_20_2" text:outline-level="2">Rule ⭐</text:h>
      <text:p text:style-name="Text_20_body"><text:span text:style-name="Strong_20_Emphasis">ForeignKey is always written on the "Many" side.</text:span></text:p>
      <text:p text:style-name="Text_20_body">Because the <text:span text:style-name="Strong_20_Emphasis">many records need to store reference of the one record.</text:span></text:p>
      <text:p text:style-name="Horizontal_20_Line"/>
      <text:h text:style-name="Heading_20_2" text:outline-level="2">Your Case</text:h>
      <text:list xml:id="list1480444195" text:style-name="L26">
        <text:list-item>
          <text:p text:style-name="P647">One Author → Many Books</text:p>
        </text:list-item>
        <text:list-item>
          <text:p text:style-name="P647">So <text:span text:style-name="Strong_20_Emphasis">Book = MANY side</text:span></text:p>
        </text:list-item>
        <text:list-item>
          <text:p text:style-name="P647">Author = ONE side</text:p>
        </text:list-item>
      </text:list>
      <text:p text:style-name="Text_20_body">👉 Therefore <text:span text:style-name="Strong_20_Emphasis">ForeignKey goes inside Book model</text:span>, not Author.</text:p>
      <text:p text:style-name="Text_20_body"/>
      <text:h text:style-name="Heading_20_2" text:outline-level="2">2. Basic Syntax</text:h>
      <text:p text:style-name="P398"><text:span text:style-name="Source_20_Text">from django.db import models</text:span></text:p>
      <text:p text:style-name="P398"/>
      <text:p text:style-name="P398"><text:span text:style-name="Source_20_Text">class Author(models.Model):</text:span></text:p>
      <text:p text:style-name="P398"><text:span text:style-name="Source_20_Text"><text:s text:c="4"/>name = models.CharField(max_length=100)</text:span></text:p>
      <text:p text:style-name="P398"/>
      <text:p text:style-name="P398"><text:span text:style-name="Source_20_Text">class Book(models.Model):</text:span></text:p>
      <text:p text:style-name="P398"><text:span text:style-name="Source_20_Text"><text:s text:c="4"/>title = models.CharField(max_length=100)</text:span></text:p>
      <text:p text:style-name="P399"><text:span text:style-name="Source_20_Text"><text:s text:c="4"/>author = models.ForeignKey(Author, on_delete=models.CASCADE)</text:span></text:p>
      <text:h text:style-name="Heading_20_2" text:outline-level="2"><text:soft-page-break/>Default Behavior</text:h>
      <text:p text:style-name="Text_20_body">By default, Django ForeignKey always references <text:span text:style-name="Strong_20_Emphasis">primary key (</text:span><text:span text:style-name="Strong_20_Emphasis"><text:span text:style-name="Source_20_Text">id</text:span></text:span><text:span text:style-name="Strong_20_Emphasis">)</text:span>.</text:p>
      <text:p text:style-name="Text_20_body"/>
      <text:p text:style-name="Text_20_body"/>
      <text:h text:style-name="Heading_20_2" text:outline-level="2">3. How it works (Database Level)</text:h>
      <text:p text:style-name="Text_20_body">Django creates:</text:p>
      <text:h text:style-name="Heading_20_3" text:outline-level="3">Author table</text:h>
      <table:table table:name="Table16" table:style-name="Table16">
        <table:table-column table:style-name="Table16.A"/>
        <table:table-column table:style-name="Table16.B"/>
        <table:table-header-rows>
          <table:table-row>
            <table:table-cell table:style-name="Table16.A1" office:value-type="string">
              <text:p text:style-name="Table_20_Heading">id</text:p>
            </table:table-cell>
            <table:table-cell table:style-name="Table16.A1" office:value-type="string">
              <text:p text:style-name="Table_20_Heading">name</text:p>
            </table:table-cell>
          </table:table-row>
        </table:table-header-rows>
      </table:table>
      <text:h text:style-name="Heading_20_3" text:outline-level="3">Book table</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id</text:p>
            </table:table-cell>
            <table:table-cell table:style-name="Table17.A1" office:value-type="string">
              <text:p text:style-name="Table_20_Heading">title</text:p>
            </table:table-cell>
            <table:table-cell table:style-name="Table17.A1" office:value-type="string">
              <text:p text:style-name="Table_20_Heading">author_id</text:p>
            </table:table-cell>
          </table:table-row>
        </table:table-header-rows>
      </table:table>
      <text:p text:style-name="Text_20_body"><text:span text:style-name="Source_20_Text">author_id</text:span> is the <text:span text:style-name="Strong_20_Emphasis">foreign key column</text:span> referencing <text:span text:style-name="Source_20_Text">Author.id</text:span>.</text:p>
      <text:p text:style-name="Horizontal_20_Line"/>
      <text:h text:style-name="Heading_20_2" text:outline-level="2"><text:span text:style-name="T509">4. Required Argument → </text:span><text:span text:style-name="Source_20_Text"><text:span text:style-name="T509">on_delete</text:span></text:span></text:h>
      <text:p text:style-name="Text_20_body"><text:span text:style-name="T509">You </text:span><text:span text:style-name="Strong_20_Emphasis"><text:span text:style-name="T509">must</text:span></text:span><text:span text:style-name="T509"> specify what happens when parent is deleted.</text:span></text:p>
      <text:h text:style-name="P153" text:outline-level="3">Common options:</text:h>
      <text:h text:style-name="Heading_20_3" text:outline-level="3"><text:span text:style-name="T509">1. </text:span><text:span text:style-name="Source_20_Text"><text:span text:style-name="T509">CASCADE</text:span></text:span><text:span text:style-name="T509"> ⭐ (Most used)</text:span></text:h>
      <text:p text:style-name="P163">Delete child when parent deleted.</text:p>
      <text:p text:style-name="P399"><text:span text:style-name="Source_20_Text"><text:span text:style-name="T509">author = models.ForeignKey(Author, on_delete=models.CASCADE)</text:span></text:span></text:p>
      <text:p text:style-name="P163">Delete Author → all related Books deleted.</text:p>
      <text:p text:style-name="P154"/>
      <text:h text:style-name="Heading_20_3" text:outline-level="3"><text:span text:style-name="T509">2. </text:span><text:span text:style-name="Source_20_Text"><text:span text:style-name="T509">SET_NULL</text:span></text:span></text:h>
      <text:p text:style-name="Text_20_body"><text:span text:style-name="T509">Set foreign key = NULL (requires </text:span><text:span text:style-name="Source_20_Text"><text:span text:style-name="T509">null=True</text:span></text:span><text:span text:style-name="T509">).</text:span></text:p>
      <text:p text:style-name="P399"><text:span text:style-name="Source_20_Text"><text:span text:style-name="T509">author = models.ForeignKey(Author, on_delete=models.SET_NULL, null=True)</text:span></text:span></text:p>
      <text:p text:style-name="P154"/>
      <text:h text:style-name="Heading_20_3" text:outline-level="3"><text:span text:style-name="T509">3. </text:span><text:span text:style-name="Source_20_Text"><text:span text:style-name="T509">PROTECT</text:span></text:span></text:h>
      <text:p text:style-name="P163">Prevents deletion.</text:p>
      <text:p text:style-name="P399"><text:span text:style-name="Source_20_Text"><text:span text:style-name="T509">author = models.ForeignKey(Author, on_delete=models.PROTECT)</text:span></text:span></text:p>
      <text:p text:style-name="P163">If Books exist → cannot delete Author.</text:p>
      <text:p text:style-name="P154"/>
      <text:h text:style-name="Heading_20_3" text:outline-level="3"><text:soft-page-break/><text:span text:style-name="T509">4. </text:span><text:span text:style-name="Source_20_Text"><text:span text:style-name="T509">SET_DEFAULT</text:span></text:span></text:h>
      <text:p text:style-name="P163">Set default value.</text:p>
      <text:p text:style-name="P399"><text:span text:style-name="Source_20_Text"><text:span text:style-name="T509">author = models.ForeignKey(Author, on_delete=models.SET_DEFAULT, default=1)</text:span></text:span></text:p>
      <text:p text:style-name="P154"/>
      <text:h text:style-name="Heading_20_3" text:outline-level="3"><text:span text:style-name="T509">5. </text:span><text:span text:style-name="Source_20_Text"><text:span text:style-name="T509">DO_NOTHING</text:span></text:span></text:h>
      <text:p text:style-name="P163">Does nothing (may cause DB error).</text:p>
      <text:p text:style-name="P399"><text:span text:style-name="Source_20_Text"><text:span text:style-name="T509">author = models.ForeignKey(Author, on_delete=models.DO_NOTHING)</text:span></text:span></text:p>
      <text:p text:style-name="P154"/>
      <text:h text:style-name="Heading_20_2" text:outline-level="2">5. Optional Arguments</text:h>
      <text:h text:style-name="Heading_20_3" text:outline-level="3"><text:span text:style-name="Source_20_Text">related_name</text:span></text:h>
      <text:p text:style-name="Text_20_body">Used for reverse access.</text:p>
      <text:p text:style-name="P398"><text:span text:style-name="Source_20_Text">author = models.ForeignKey(</text:span></text:p>
      <text:p text:style-name="P398"><text:span text:style-name="Source_20_Text"><text:s text:c="4"/>Author,</text:span></text:p>
      <text:p text:style-name="P398"><text:span text:style-name="Source_20_Text"><text:s text:c="4"/>on_delete=models.CASCADE,</text:span></text:p>
      <text:p text:style-name="P398"><text:span text:style-name="Source_20_Text"><text:s text:c="4"/>related_name="books"</text:span></text:p>
      <text:p text:style-name="P399"><text:span text:style-name="Source_20_Text">)</text:span></text:p>
      <text:p text:style-name="Text_20_body">Now:</text:p>
      <text:p text:style-name="P399"><text:span text:style-name="Source_20_Text">author.books.all()</text:span></text:p>
      <text:p text:style-name="Horizontal_20_Line"/>
      <text:h text:style-name="Heading_20_3" text:outline-level="3"><text:span text:style-name="Source_20_Text">null</text:span></text:h>
      <text:p text:style-name="Text_20_body">Allow NULL in DB.</text:p>
      <text:p text:style-name="P399"><text:span text:style-name="Source_20_Text">author = models.ForeignKey(Author, on_delete=models.SET_NULL, null=True)</text:span></text:p>
      <text:p text:style-name="Horizontal_20_Line"/>
      <text:h text:style-name="Heading_20_3" text:outline-level="3"><text:span text:style-name="Source_20_Text">blank</text:span></text:h>
      <text:p text:style-name="Text_20_body">Allow empty in forms.</text:p>
      <text:p text:style-name="P399"><text:span text:style-name="Source_20_Text">author = models.ForeignKey(Author, on_delete=models.CASCADE, blank=True)</text:span></text:p>
      <text:p text:style-name="Horizontal_20_Line"/>
      <text:h text:style-name="Heading_20_3" text:outline-level="3"><text:span text:style-name="Source_20_Text">db_index</text:span></text:h>
      <text:p text:style-name="Text_20_body">Create DB index (usually auto created).</text:p>
      <text:p text:style-name="Horizontal_20_Line"/>
      <text:h text:style-name="Heading_20_2" text:outline-level="2"><text:soft-page-break/>6. Example (Real Project)</text:h>
      <text:p text:style-name="P398"><text:span text:style-name="Source_20_Text">class Department(models.Model):</text:span></text:p>
      <text:p text:style-name="P398"><text:span text:style-name="Source_20_Text"><text:s text:c="4"/>name = models.CharField(max_length=100)</text:span></text:p>
      <text:p text:style-name="P398"/>
      <text:p text:style-name="P398"><text:span text:style-name="Source_20_Text">class Employee(models.Model):</text:span></text:p>
      <text:p text:style-name="P398"><text:span text:style-name="Source_20_Text"><text:s text:c="4"/>name = models.CharField(max_length=100)</text:span></text:p>
      <text:p text:style-name="P398"><text:span text:style-name="Source_20_Text"><text:s text:c="4"/>department = models.ForeignKey(</text:span></text:p>
      <text:p text:style-name="P398"><text:span text:style-name="Source_20_Text"><text:s text:c="8"/>Department,</text:span></text:p>
      <text:p text:style-name="P398"><text:span text:style-name="Source_20_Text"><text:s text:c="8"/>on_delete=models.CASCADE,</text:span></text:p>
      <text:p text:style-name="P398"><text:span text:style-name="Source_20_Text"><text:s text:c="8"/>related_name="employees"</text:span></text:p>
      <text:p text:style-name="P399"><text:span text:style-name="Source_20_Text"><text:s text:c="4"/>)</text:span></text:p>
      <text:p text:style-name="Horizontal_20_Line"/>
      <text:h text:style-name="Heading_20_2" text:outline-level="2">7. Creating Objects</text:h>
      <text:p text:style-name="P398"><text:span text:style-name="Source_20_Text">d1 = Department.objects.create(name="IT")</text:span></text:p>
      <text:p text:style-name="P398"/>
      <text:p text:style-name="P399"><text:span text:style-name="Source_20_Text">Employee.objects.create(name="Rahul", department=d1)</text:span></text:p>
      <text:p text:style-name="Horizontal_20_Line"/>
      <text:h text:style-name="Heading_20_2" text:outline-level="2">8. Accessing Relations</text:h>
      <text:h text:style-name="Heading_20_3" text:outline-level="3">From child → parent</text:h>
      <text:p text:style-name="P398"><text:span text:style-name="Source_20_Text">emp = Employee.objects.first()</text:span></text:p>
      <text:p text:style-name="P399"><text:span text:style-name="Source_20_Text">emp.department.name</text:span></text:p>
      <text:p text:style-name="Horizontal_20_Line"/>
      <text:h text:style-name="Heading_20_3" text:outline-level="3">From parent → all children (reverse)</text:h>
      <text:p text:style-name="P398"><text:span text:style-name="Source_20_Text">dept = Department.objects.first()</text:span></text:p>
      <text:p text:style-name="P399"><text:span text:style-name="Source_20_Text">dept.employee_set.all() <text:s text:c="4"/># default</text:span></text:p>
      <text:p text:style-name="Text_20_body">If <text:span text:style-name="Source_20_Text">related_name="employees"</text:span>:</text:p>
      <text:p text:style-name="P399"><text:span text:style-name="Source_20_Text">dept.employees.all()</text:span></text:p>
      <text:p text:style-name="Horizontal_20_Line"/>
      <text:h text:style-name="Heading_20_2" text:outline-level="2">9. Queries with ForeignKey</text:h>
      <text:h text:style-name="Heading_20_3" text:outline-level="3">Filter by parent</text:h>
      <text:p text:style-name="P399"><text:span text:style-name="Source_20_Text">Employee.objects.filter(department=d1)</text:span></text:p>
      <text:p text:style-name="Horizontal_20_Line"/>
      <text:h text:style-name="Heading_20_3" text:outline-level="3">Filter using parent field</text:h>
      <text:p text:style-name="P399"><text:span text:style-name="Source_20_Text">Employee.objects.filter(department__name="IT")</text:span></text:p>
      <text:p text:style-name="Horizontal_20_Line"/>
      <text:h text:style-name="Heading_20_3" text:outline-level="3"><text:soft-page-break/>Get all employees of IT department</text:h>
      <text:p text:style-name="P399"><text:span text:style-name="Source_20_Text">Department.objects.get(name="IT").employees.all()</text:span></text:p>
      <text:p text:style-name="Horizontal_20_Line"/>
      <text:p text:style-name="Text_20_body"/>
      <text:p text:style-name="P464">as we know by defualt foreing key, esatablish relation with id , of other table , but if you want to establish relation with other column make it .</text:p>
      <text:p text:style-name="P464"/>
      <text:p text:style-name="P414">author = models.ForeignKey(</text:p>
      <text:p text:style-name="P414"><text:s text:c="8"/>Author,</text:p>
      <text:p text:style-name="P414"><text:s text:c="8"/>to_field="email", <text:s text:c="9"/># 👈 reference this column</text:p>
      <text:p text:style-name="P414"><text:s text:c="8"/>on_delete=models.CASCADE</text:p>
      <text:p text:style-name="Text_20_body"/>
      <text:p text:style-name="P464">and in author table email must be unique , <text:span text:style-name="T418">email = models.EmailField(unique=True)</text:span></text:p>
      <text:p text:style-name="Text_20_body"/>
      <text:p text:style-name="Text_20_body"/>
      <text:p text:style-name="Text_20_body"/>
      <text:p text:style-name="Text_20_body"/>
      <text:p text:style-name="P190"/>
      <text:p text:style-name="P40"><text:span text:style-name="T28">h</text:span><text:span text:style-name="T27">) </text:span><text:span text:style-name="T26">AutoField (id)</text:span></text:p>
      <text:p text:style-name="P190"/>
      <text:p text:style-name="P190"/>
      <text:p text:style-name="P190"/>
      <text:p text:style-name="P182">next step after making model </text:p>
      <text:p text:style-name="P190"/>
      <text:p text:style-name="P190"/>
      <text:p text:style-name="P191">That small bit of model code gives Django a lot of information. With it, Django is able to:</text:p>
      <text:list xml:id="list1112520777" text:style-name="L27">
        <text:list-item>
          <text:p text:style-name="P648"><text:span text:style-name="T2">Create a database schema (</text:span><text:span text:style-name="Source_20_Text"><text:span text:style-name="T204">CREATE TABLE</text:span></text:span><text:span text:style-name="T2"> statements) for this app.</text:span></text:p>
        </text:list-item>
        <text:list-item>
          <text:p text:style-name="P648"><text:span text:style-name="T2">Create a Python database-access API for accessing </text:span><text:span text:style-name="Source_20_Text"><text:span text:style-name="T204">Question</text:span></text:span><text:span text:style-name="T2"> and </text:span><text:span text:style-name="Source_20_Text"><text:span text:style-name="T204">Choice</text:span></text:span><text:span text:style-name="T2"> objects.</text:span></text:p>
        </text:list-item>
      </text:list>
      <text:p text:style-name="P404"><text:span text:style-name="T2"><text:s text:c="13"/>But first we need to tell our project that the </text:span><text:span text:style-name="Source_20_Text"><text:span text:style-name="T204">polls</text:span></text:span><text:span text:style-name="T2"> app is installed. </text:span><text:span text:style-name="T3">So in setting.py include polls app </text:span></text:p>
      <text:p text:style-name="P190"/>
      <text:p text:style-name="P190"/>
      <text:p text:style-name="P190"/>
      <text:p text:style-name="P190"><text:soft-page-break/></text:p>
      <text:p text:style-name="P187">now run this command </text:p>
      <text:p text:style-name="P187"/>
      <text:p text:style-name="P268"><text:span text:style-name="T433">a) </text:span><text:span text:style-name="T432">python</text:span><text:span text:style-name="T457"> </text:span><text:span text:style-name="T432">manage.py</text:span><text:span text:style-name="T457"> </text:span><text:span text:style-name="T432">makemigrations</text:span><text:span text:style-name="T457"> </text:span><text:span text:style-name="T432">polls</text:span></text:p>
      <text:p text:style-name="P192"/>
      <text:p text:style-name="P42"><text:span text:style-name="T5">By running </text:span><text:span text:style-name="Source_20_Text"><text:span text:style-name="T206">makemigrations</text:span></text:span><text:span text:style-name="T5">, you’re telling Django that you’ve made some changes to your models (in this case, you’ve made new ones) and that you’d like the changes to be stored as a </text:span><text:span text:style-name="Emphasis"><text:span text:style-name="T15">migration</text:span></text:span><text:span text:style-name="T5">.</text:span></text:p>
      <text:p text:style-name="P192"/>
      <text:p text:style-name="P51"><text:span text:style-name="T246"><text:s text:c="4"/></text:span><text:span text:style-name="Source_20_Text"><text:span text:style-name="T276">makemigrations</text:span></text:span><text:span text:style-name="T245"> </text:span><text:span text:style-name="Strong_20_Emphasis"><text:span text:style-name="T245">only tracks DATABASE changes</text:span></text:span><text:span text:style-name="T245">, like:</text:span></text:p>
      <text:list xml:id="list3694569751" text:style-name="L28">
        <text:list-item>
          <text:p text:style-name="P635">Adding / removing fields</text:p>
        </text:list-item>
        <text:list-item>
          <text:p text:style-name="P635">Changing field type</text:p>
        </text:list-item>
        <text:list-item>
          <text:p text:style-name="P635">New model</text:p>
        </text:list-item>
        <text:list-item>
          <text:p text:style-name="P635">Delete model</text:p>
        </text:list-item>
        <text:list-item>
          <text:p text:style-name="P635">Default / null / max_length etc.</text:p>
        </text:list-item>
      </text:list>
      <text:p text:style-name="P192"/>
      <text:p text:style-name="P412"><text:span text:style-name="T32">b) <text:s/></text:span><text:span text:style-name="T284">$ </text:span><text:span text:style-name="T26">python</text:span><text:span text:style-name="T287"> </text:span><text:span text:style-name="T26">manage.py</text:span><text:span text:style-name="T287"> </text:span><text:span text:style-name="T26">sqlmigrate</text:span><text:span text:style-name="T287"> </text:span><text:span text:style-name="T26">polls</text:span><text:span text:style-name="T287"> </text:span><text:span text:style-name="T298">0001</text:span></text:p>
      <text:p text:style-name="P193"><text:s text:c="6"/></text:p>
      <text:p text:style-name="P50"><text:span text:style-name="T30"><text:s text:c="4"/></text:span><text:span text:style-name="T26">It </text:span><text:span text:style-name="Strong_20_Emphasis"><text:span text:style-name="T26">does NOT execute SQL</text:span></text:span></text:p>
      <text:list xml:id="list2616690206" text:style-name="L29">
        <text:list-item>
          <text:p text:style-name="P653">It only <text:span text:style-name="Strong_20_Emphasis">prints SQL</text:span></text:p>
        </text:list-item>
        <text:list-item>
          <text:p text:style-name="P653">Shows what Django will run during <text:span text:style-name="Source_20_Text">migrate</text:span></text:p>
        </text:list-item>
      </text:list>
      <text:p text:style-name="P193">it’s output is this <text:s/>:</text:p>
      <text:p text:style-name="P193"/>
      <text:p text:style-name="P193"><text:s/>BEGIN;</text:p>
      <text:p text:style-name="P193">--</text:p>
      <text:p text:style-name="P193">-- Create model Question</text:p>
      <text:p text:style-name="P193">--</text:p>
      <text:p text:style-name="P193">CREATE TABLE "pools_question" ("id" integer NOT NULL PRIMARY KEY AUTOINCREMENT, "question_text" varchar(200) NOT NULL, "pub_date" datetime NOT NULL);</text:p>
      <text:p text:style-name="P193">--</text:p>
      <text:p text:style-name="P193">-- Create model Choice</text:p>
      <text:p text:style-name="P193">--</text:p>
      <text:p text:style-name="P193">CREATE TABLE "pools_choice" ("id" integer NOT NULL PRIMARY KEY AUTOINCREMENT, "choice_text" varchar(200) NOT NULL, "votes" integer NOT NULL, "question_id" bigint NOT NULL REFERENCES "pools_question" ("id") DEFERRABLE INITIALLY DEFERRED);</text:p>
      <text:p text:style-name="P193"><text:soft-page-break/>CREATE INDEX "pools_choice_question_id_ad7414eb" ON "pools_choice" ("question_id");</text:p>
      <text:p text:style-name="P193">COMMIT;</text:p>
      <text:p text:style-name="P193"/>
      <text:p text:style-name="P193"/>
      <text:p text:style-name="P186">understand one by one </text:p>
      <text:p text:style-name="P186"/>
      <text:h text:style-name="P185" text:outline-level="2">1. Transaction Start</text:h>
      <text:p text:style-name="P399"><text:span text:style-name="Source_20_Text"><text:s text:c="5"/>BEGIN;</text:span></text:p>
      <text:list xml:id="list1517459334" text:style-name="L30">
        <text:list-item>
          <text:p text:style-name="P654">Starts a <text:span text:style-name="Strong_20_Emphasis">database transaction</text:span></text:p>
        </text:list-item>
        <text:list-item>
          <text:p text:style-name="P654">If anything fails → rollback</text:p>
        </text:list-item>
        <text:list-item>
          <text:p text:style-name="P654">Ensures safe migration</text:p>
        </text:list-item>
      </text:list>
      <text:h text:style-name="P185" text:outline-level="2">2. Create Table: Question</text:h>
      <text:p text:style-name="P398"><text:span text:style-name="Source_20_Text">CREATE TABLE "pools_question" (</text:span></text:p>
      <text:p text:style-name="P398"><text:span text:style-name="Source_20_Text"><text:s text:c="4"/>"id" integer NOT NULL PRIMARY KEY AUTOINCREMENT,</text:span></text:p>
      <text:p text:style-name="P398"><text:span text:style-name="Source_20_Text"><text:s text:c="4"/>"question_text" varchar(200) NOT NULL,</text:span></text:p>
      <text:p text:style-name="P398"><text:span text:style-name="Source_20_Text"><text:s text:c="4"/>"pub_date" datetime NOT NULL</text:span></text:p>
      <text:p text:style-name="P399"><text:span text:style-name="Source_20_Text">);</text:span></text:p>
      <text:h text:style-name="P184" text:outline-level="3">Explanation</text:h>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A1" office:value-type="string">
              <text:p text:style-name="Table_20_Heading">Meaning</text:p>
            </table:table-cell>
          </table:table-row>
        </table:table-header-rows>
        <table:table-row>
          <table:table-cell table:style-name="Table2.A1" office:value-type="string">
            <text:p text:style-name="Table_20_Contents"><text:span text:style-name="Source_20_Text">pools_question</text:span></text:p>
          </table:table-cell>
          <table:table-cell table:style-name="Table2.A1" office:value-type="string">
            <text:p text:style-name="Table_20_Contents">table name</text:p>
          </table:table-cell>
        </table:table-row>
        <table:table-row>
          <table:table-cell table:style-name="Table2.A1" office:value-type="string">
            <text:p text:style-name="Table_20_Contents"><text:span text:style-name="Source_20_Text">id</text:span></text:p>
          </table:table-cell>
          <table:table-cell table:style-name="Table2.A1" office:value-type="string">
            <text:p text:style-name="Table_20_Contents">Auto primary key added by Django</text:p>
          </table:table-cell>
        </table:table-row>
        <table:table-row>
          <table:table-cell table:style-name="Table2.A1" office:value-type="string">
            <text:p text:style-name="Table_20_Contents"><text:span text:style-name="Source_20_Text">question_text</text:span></text:p>
          </table:table-cell>
          <table:table-cell table:style-name="Table2.A1" office:value-type="string">
            <text:p text:style-name="Table_20_Contents">from <text:span text:style-name="Source_20_Text">CharField(max_length=200)</text:span></text:p>
          </table:table-cell>
        </table:table-row>
        <table:table-row>
          <table:table-cell table:style-name="Table2.A1" office:value-type="string">
            <text:p text:style-name="Table_20_Contents"><text:span text:style-name="Source_20_Text">pub_date</text:span></text:p>
          </table:table-cell>
          <table:table-cell table:style-name="Table2.A1" office:value-type="string">
            <text:p text:style-name="Table_20_Contents">from <text:span text:style-name="Source_20_Text">DateTimeField()</text:span></text:p>
          </table:table-cell>
        </table:table-row>
      </table:table>
      <text:p text:style-name="P186"/>
      <text:p text:style-name="P186"/>
      <text:p text:style-name="P186"/>
      <text:h text:style-name="P43" text:outline-level="2"><text:span text:style-name="T245">Why table name = </text:span><text:span text:style-name="Source_20_Text"><text:span text:style-name="T276">pools_question</text:span></text:span><text:span text:style-name="T245"> ?</text:span></text:h>
      <text:p text:style-name="P163">Django rule:</text:p>
      <text:p text:style-name="P399"><text:span text:style-name="Source_20_Text"><text:span text:style-name="T509">&lt;app_name&gt;_&lt;model_name&gt;</text:span></text:span></text:p>
      <text:p text:style-name="Text_20_body"><text:span text:style-name="T509">But yours shows </text:span><text:span text:style-name="Strong_20_Emphasis"><text:span text:style-name="T509">pools</text:span></text:span><text:span text:style-name="T509">, not </text:span><text:span text:style-name="Source_20_Text"><text:span text:style-name="T509">polls</text:span></text:span><text:span text:style-name="T509"> → maybe:</text:span></text:p>
      <text:list xml:id="list4265150087" text:style-name="L31">
        <text:list-item>
          <text:p text:style-name="P655"><text:span text:style-name="T509">Your app name is </text:span><text:span text:style-name="Source_20_Text"><text:span text:style-name="T509">pools</text:span></text:span><text:span text:style-name="T509"> (check INSTALLED_APPS)</text:span></text:p>
        </text:list-item>
        <text:list-item>
          <text:p text:style-name="P636">Or typo in folder name</text:p>
        </text:list-item>
      </text:list>
      <text:p text:style-name="Horizontal_20_Line"/>
      <text:h text:style-name="Heading_20_2" text:outline-level="2"><text:soft-page-break/>3. Create Table: Choice</text:h>
      <text:p text:style-name="P398"><text:span text:style-name="Source_20_Text">CREATE TABLE "pools_choice" (</text:span></text:p>
      <text:p text:style-name="P398"><text:span text:style-name="Source_20_Text"><text:s text:c="4"/>"id" integer NOT NULL PRIMARY KEY AUTOINCREMENT,</text:span></text:p>
      <text:p text:style-name="P398"><text:span text:style-name="Source_20_Text"><text:s text:c="4"/>"choice_text" varchar(200) NOT NULL,</text:span></text:p>
      <text:p text:style-name="P398"><text:span text:style-name="Source_20_Text"><text:s text:c="4"/>"votes" integer NOT NULL,</text:span></text:p>
      <text:p text:style-name="P398"><text:span text:style-name="Source_20_Text"><text:s text:c="4"/>"question_id" bigint NOT NULL</text:span></text:p>
      <text:p text:style-name="P398"><text:span text:style-name="Source_20_Text"><text:s text:c="4"/>REFERENCES "pools_question" ("id")</text:span></text:p>
      <text:p text:style-name="P398"><text:span text:style-name="Source_20_Text"><text:s text:c="4"/>DEFERRABLE INITIALLY DEFERRED</text:span></text:p>
      <text:p text:style-name="P399"><text:span text:style-name="Source_20_Text">);</text:span></text:p>
      <text:h text:style-name="Heading_20_3" text:outline-level="3">Explanation</text:h>
      <table:table table:name="Table3" table:style-name="Table3">
        <table:table-column table:style-name="Table3.A"/>
        <table:table-column table:style-name="Table3.B"/>
        <table:table-header-rows>
          <table:table-row>
            <table:table-cell table:style-name="Table3.A1" office:value-type="string">
              <text:p text:style-name="Table_20_Heading">Column</text:p>
            </table:table-cell>
            <table:table-cell table:style-name="Table3.A1" office:value-type="string">
              <text:p text:style-name="Table_20_Heading">Meaning</text:p>
            </table:table-cell>
          </table:table-row>
        </table:table-header-rows>
        <table:table-row>
          <table:table-cell table:style-name="Table3.A1" office:value-type="string">
            <text:p text:style-name="Table_20_Contents"><text:span text:style-name="Source_20_Text">choice_text</text:span></text:p>
          </table:table-cell>
          <table:table-cell table:style-name="Table3.A1" office:value-type="string">
            <text:p text:style-name="Table_20_Contents">from CharField</text:p>
          </table:table-cell>
        </table:table-row>
        <table:table-row>
          <table:table-cell table:style-name="Table3.A1" office:value-type="string">
            <text:p text:style-name="Table_20_Contents"><text:span text:style-name="Source_20_Text">votes</text:span></text:p>
          </table:table-cell>
          <table:table-cell table:style-name="Table3.A1" office:value-type="string">
            <text:p text:style-name="Table_20_Contents">from IntegerField</text:p>
          </table:table-cell>
        </table:table-row>
        <table:table-row>
          <table:table-cell table:style-name="Table3.A1" office:value-type="string">
            <text:p text:style-name="Table_20_Contents"><text:span text:style-name="Source_20_Text">question_id</text:span></text:p>
          </table:table-cell>
          <table:table-cell table:style-name="Table3.A1" office:value-type="string">
            <text:p text:style-name="Table_20_Contents">ForeignKey → Question</text:p>
          </table:table-cell>
        </table:table-row>
      </table:table>
      <text:p text:style-name="Horizontal_20_Line"/>
      <text:h text:style-name="Heading_20_2" text:outline-level="2">Foreign Key Explanation</text:h>
      <text:p text:style-name="P399"><text:span text:style-name="Source_20_Text">REFERENCES "pools_question" ("id")</text:span></text:p>
      <text:p text:style-name="Text_20_body">Means:</text:p>
      <text:p text:style-name="P399"><text:span text:style-name="Source_20_Text">Choice.question → Question.id</text:span></text:p>
      <text:p text:style-name="Text_20_body">So every Choice belongs to <text:span text:style-name="Strong_20_Emphasis">one Question</text:span></text:p>
      <text:p text:style-name="Horizontal_20_Line"/>
      <text:h text:style-name="Heading_20_2" text:outline-level="2">DEFERRABLE INITIALLY DEFERRED</text:h>
      <text:p text:style-name="Text_20_body">Ignore mostly (advanced DB concept)</text:p>
      <text:p text:style-name="Text_20_body">Means:</text:p>
      <text:list xml:id="list59326450" text:style-name="L32">
        <text:list-item>
          <text:p text:style-name="P656">Foreign key checked <text:span text:style-name="Strong_20_Emphasis">at transaction end</text:span></text:p>
        </text:list-item>
        <text:list-item>
          <text:p text:style-name="P656">Not immediately</text:p>
        </text:list-item>
      </text:list>
      <text:p text:style-name="Text_20_body">Used by PostgreSQL mainly.</text:p>
      <text:p text:style-name="Horizontal_20_Line"/>
      <text:h text:style-name="Heading_20_2" text:outline-level="2">4. Index Creation</text:h>
      <text:p text:style-name="P398"><text:span text:style-name="Source_20_Text">CREATE INDEX "pools_choice_question_id_ad7414eb"</text:span></text:p>
      <text:p text:style-name="P399"><text:span text:style-name="Source_20_Text">ON "pools_choice" ("question_id");</text:span></text:p>
      <text:p text:style-name="Text_20_body">Django created <text:span text:style-name="Strong_20_Emphasis">index automatically</text:span> for ForeignKey → faster queries like:</text:p>
      <text:p text:style-name="P399"><text:span text:style-name="Source_20_Text">Choice.objects.filter(question=1)</text:span></text:p>
      <text:p text:style-name="Horizontal_20_Line"/>
      <text:h text:style-name="Heading_20_2" text:outline-level="2"><text:soft-page-break/>5. Transaction End</text:h>
      <text:p text:style-name="P399"><text:span text:style-name="Source_20_Text">COMMIT;</text:span></text:p>
      <text:p text:style-name="Text_20_body">Saves migration permanently.</text:p>
      <text:p text:style-name="P186"/>
      <text:p text:style-name="P186"/>
      <text:p text:style-name="P186"/>
      <text:p text:style-name="P188">c) python manage.py check</text:p>
      <text:p text:style-name="P188"/>
      <text:p text:style-name="P413"><text:span text:style-name="T33">--&gt;</text:span><text:span text:style-name="T38">this checks for any problems in your project without making migrations or touching the database.</text:span></text:p>
      <text:p text:style-name="P199"/>
      <text:p text:style-name="P157"><text:span text:style-name="T401">d) </text:span><text:span text:style-name="T399"><text:s/></text:span><text:span text:style-name="T407">python manage.py migrate</text:span></text:p>
      <text:p text:style-name="P321"/>
      <text:p text:style-name="P166"><text:span text:style-name="T249">The </text:span><text:a xlink:type="simple" xlink:href="https://docs.djangoproject.com/en/6.0/ref/django-admin/#django-admin-migrate" text:style-name="Internet_20_link" text:visited-style-name="Visited_20_Internet_20_Link"><text:span text:style-name="Source_20_Text"><text:span text:style-name="T259">migrate</text:span></text:span></text:a><text:span text:style-name="T256"> </text:span><text:span text:style-name="T249">command takes all the migrations that haven’t been applied and runs them against your database</text:span></text:p>
      <text:p text:style-name="P221"/>
      <text:p text:style-name="P221"/>
      <text:p text:style-name="P200"/>
      <text:p text:style-name="P200"/>
      <text:p text:style-name="P200"/>
      <text:p text:style-name="P200"/>
      <text:p text:style-name="P200"/>
      <text:p text:style-name="P200">IN BRIEF </text:p>
      <text:p text:style-name="P228"/>
      <text:p text:style-name="P165"><text:span text:style-name="T2">Change your models (in </text:span><text:span text:style-name="Source_20_Text"><text:span text:style-name="T203">models.py</text:span></text:span><text:span text:style-name="T2">).</text:span></text:p>
      <text:list xml:id="list947430829" text:style-name="L33">
        <text:list-item>
          <text:p text:style-name="P649"><text:span text:style-name="T2">Run </text:span><text:a xlink:type="simple" xlink:href="https://docs.djangoproject.com/en/6.0/ref/django-admin/#django-admin-makemigrations" text:style-name="Internet_20_link" text:visited-style-name="Visited_20_Internet_20_Link"><text:span text:style-name="Source_20_Text"><text:span text:style-name="T169">python manage.py makemigrations</text:span></text:span></text:a><text:span text:style-name="T2"> to create migrations for those changes</text:span></text:p>
        </text:list-item>
        <text:list-item>
          <text:p text:style-name="P649"><text:span text:style-name="T2">Run </text:span><text:a xlink:type="simple" xlink:href="https://docs.djangoproject.com/en/6.0/ref/django-admin/#django-admin-migrate" text:style-name="Internet_20_link" text:visited-style-name="Visited_20_Internet_20_Link"><text:span text:style-name="Source_20_Text"><text:span text:style-name="T169">python manage.py migrate</text:span></text:span></text:a><text:span text:style-name="T2"> to apply those changes to the database.</text:span></text:p>
        </text:list-item>
      </text:list>
      <text:p text:style-name="P222"/>
      <text:p text:style-name="P214">Migration = Instructions (history) to create / change database structure</text:p>
      <text:p text:style-name="P222"/>
      <text:p text:style-name="P228"/>
      <text:p text:style-name="P234">NOW UNDERSTAND THIS </text:p>
      <text:h text:style-name="P164" text:outline-level="1"><text:span text:style-name="Source_20_Text"><text:span text:style-name="T86">python manage.py shell</text:span></text:span><text:span text:style-name="T25"> — Explained Why NOT just </text:span><text:span text:style-name="Source_20_Text"><text:span text:style-name="T86">python</text:span></text:span><text:span text:style-name="T25"> ?</text:span></text:h>
      <text:p text:style-name="P180"/>
      <text:p text:style-name="P180"/>
      <text:p text:style-name="P180"><text:soft-page-break/>If you run normal Python:</text:p>
      <text:p text:style-name="P399"><text:span text:style-name="Source_20_Text">python</text:span></text:p>
      <text:p text:style-name="Text_20_body">Django <text:span text:style-name="Strong_20_Emphasis">does NOT know your project settings</text:span>:</text:p>
      <text:list xml:id="list1396425989" text:style-name="L34">
        <text:list-item>
          <text:p text:style-name="P657">No database connection</text:p>
        </text:list-item>
        <text:list-item>
          <text:p text:style-name="P657">No models</text:p>
        </text:list-item>
        <text:list-item>
          <text:p text:style-name="P657">No apps</text:p>
        </text:list-item>
        <text:list-item>
          <text:p text:style-name="P657">No Django environment</text:p>
        </text:list-item>
      </text:list>
      <text:p text:style-name="Text_20_body">So queries like:</text:p>
      <text:p text:style-name="P399"><text:span text:style-name="Source_20_Text">from polls.models import Question</text:span></text:p>
      <text:p text:style-name="Text_20_body">❌ may fail or behave wrong.</text:p>
      <text:p text:style-name="P180"/>
      <text:p text:style-name="P183">So let’s understand first shell command </text:p>
      <text:p text:style-name="P274"><text:span text:style-name="T478">a) </text:span>python<text:span text:style-name="T455"> </text:span>manage.py<text:span text:style-name="T455"> </text:span>shell-----&gt; <text:span text:style-name="T478">it will open the shell </text:span></text:p>
      <text:p text:style-name="P274"/>
      <text:p text:style-name="Preformatted_20_Text"><text:span text:style-name="T208">Question</text:span><text:span text:style-name="T301">.</text:span><text:span text:style-name="T208">objects</text:span><text:span text:style-name="T301">.</text:span><text:span text:style-name="T208">all() ----&gt; <text:s/></text:span><text:span text:style-name="Source_20_Text">Question.objects.all()</text:span> <text:span text:style-name="Strong_20_Emphasis">returns a QuerySet</text:span> in Django <text:s/></text:p>
      <text:p text:style-name="P274"/>
      <text:p text:style-name="P168"><text:s text:c="2"/><text:span text:style-name="Strong_20_Emphasis">QuerySet = list-like object of model instances</text:span>.<text:line-break/></text:p>
      <text:p text:style-name="P168"/>
      <text:p text:style-name="P312"><text:s/><text:span text:style-name="T424">No questions are in the system yet.</text:span></text:p>
      <text:p text:style-name="P259"><text:span text:style-name="T452">&gt;&gt;&gt; </text:span>Question<text:span text:style-name="T467">.</text:span>objects<text:span text:style-name="T467">.</text:span>all()</text:p>
      <text:p text:style-name="P313">&lt;QuerySet []&gt;</text:p>
      <text:p text:style-name="P403"/>
      <text:p text:style-name="P313"># Create a new Question.</text:p>
      <text:p text:style-name="P313"># Support for time zones is enabled in the default settings file, so</text:p>
      <text:p text:style-name="P313"># Django expects a datetime with tzinfo for pub_date. Use timezone.now()</text:p>
      <text:p text:style-name="P313"># instead of datetime.datetime.now() and it will do the right thing.</text:p>
      <text:p text:style-name="P259"><text:span text:style-name="T452">&gt;&gt;&gt; </text:span><text:span text:style-name="T480">from</text:span><text:span text:style-name="T455"> </text:span><text:span text:style-name="T495">django.utils</text:span><text:span text:style-name="T455"> </text:span><text:span text:style-name="T480">import</text:span> timezone</text:p>
      <text:p text:style-name="P259"><text:span text:style-name="T452">&gt;&gt;&gt; </text:span>q <text:span text:style-name="T467">=</text:span> Question(question_text<text:span text:style-name="T467">=</text:span><text:span text:style-name="T506">"What's new?"</text:span>, pub_date<text:span text:style-name="T467">=</text:span>timezone<text:span text:style-name="T467">.</text:span>now())</text:p>
      <text:p text:style-name="P403"/>
      <text:p text:style-name="P313"># Save the object into the database. You have to call save() explicitly.</text:p>
      <text:p text:style-name="P259"><text:span text:style-name="T452">&gt;&gt;&gt; </text:span>q<text:span text:style-name="T467">.</text:span>save()</text:p>
      <text:p text:style-name="P403"><text:soft-page-break/></text:p>
      <text:p text:style-name="P313"># Now it has an ID.</text:p>
      <text:p text:style-name="P259"><text:span text:style-name="T452">&gt;&gt;&gt; </text:span>q<text:span text:style-name="T467">.</text:span>id</text:p>
      <text:p text:style-name="P313">1</text:p>
      <text:p text:style-name="P403"/>
      <text:p text:style-name="P313"># Access model field values via Python attributes.</text:p>
      <text:p text:style-name="P259"><text:span text:style-name="T452">&gt;&gt;&gt; </text:span>q<text:span text:style-name="T467">.</text:span>question_text</text:p>
      <text:p text:style-name="P313">"What's new?"</text:p>
      <text:p text:style-name="P259"><text:span text:style-name="T452">&gt;&gt;&gt; </text:span>q<text:span text:style-name="T467">.</text:span>pub_date</text:p>
      <text:p text:style-name="P313">datetime.datetime(2012, 2, 26, 13, 0, 0, 775217, tzinfo=datetime.UTC)</text:p>
      <text:p text:style-name="P403"/>
      <text:p text:style-name="P313"># Change values by changing the attributes, then calling save().</text:p>
      <text:p text:style-name="P259"><text:span text:style-name="T452">&gt;&gt;&gt; </text:span>q<text:span text:style-name="T467">.</text:span>question_text <text:span text:style-name="T467">=</text:span> <text:span text:style-name="T506">"What's up?"</text:span></text:p>
      <text:p text:style-name="P259"><text:span text:style-name="T452">&gt;&gt;&gt; </text:span>q<text:span text:style-name="T467">.</text:span>save()</text:p>
      <text:p text:style-name="P403"/>
      <text:p text:style-name="P313"># objects.all() displays all the questions in the database.</text:p>
      <text:p text:style-name="P259"><text:span text:style-name="T452">&gt;&gt;&gt; </text:span>Question<text:span text:style-name="T467">.</text:span>objects<text:span text:style-name="T467">.</text:span>all()</text:p>
      <text:p text:style-name="P313">&lt;QuerySet [&lt;Question: Question object (1)&gt;]&gt;</text:p>
      <text:p text:style-name="P168"/>
      <text:p text:style-name="P168"/>
      <text:p text:style-name="P168"/>
      <text:h text:style-name="P167" text:outline-level="1">1. <text:span text:style-name="Source_20_Text">objects.all()</text:span></text:h>
      <text:p text:style-name="Text_20_body"><text:span text:style-name="Strong_20_Emphasis">Type:</text:span> QuerySet method<text:line-break/><text:span text:style-name="Strong_20_Emphasis">Belongs to:</text:span> Manager / QuerySet</text:p>
      <text:p text:style-name="Text_20_body"><text:span text:style-name="Strong_20_Emphasis">What it does:</text:span><text:line-break/>Returns <text:span text:style-name="Strong_20_Emphasis">all rows</text:span> from table.</text:p>
      <text:p text:style-name="P399"><text:span text:style-name="Source_20_Text">Question.objects.all()</text:span></text:p>
      <text:p text:style-name="Horizontal_20_Line"/>
      <text:h text:style-name="Heading_20_1" text:outline-level="1"><text:soft-page-break/>2. <text:span text:style-name="Source_20_Text">filter()</text:span></text:h>
      <text:p text:style-name="Text_20_body"><text:span text:style-name="Strong_20_Emphasis">Type:</text:span> QuerySet method</text:p>
      <text:p text:style-name="Text_20_body"><text:span text:style-name="Strong_20_Emphasis">What it does:</text:span><text:line-break/>Returns <text:span text:style-name="Strong_20_Emphasis">QuerySet (0,1, many objects)</text:span> matching condition.</text:p>
      <text:p text:style-name="P398"><text:span text:style-name="Source_20_Text">Question.objects.filter(id=1)</text:span></text:p>
      <text:p text:style-name="P399"><text:span text:style-name="Source_20_Text">Question.objects.filter(question_text__startswith="What")</text:span></text:p>
      <text:p text:style-name="Text_20_body">No error if nothing found ✔</text:p>
      <text:p text:style-name="Horizontal_20_Line"/>
      <text:h text:style-name="Heading_20_1" text:outline-level="1">3. <text:span text:style-name="Source_20_Text">get()</text:span></text:h>
      <text:p text:style-name="Text_20_body"><text:span text:style-name="Strong_20_Emphasis">Type:</text:span> QuerySet method</text:p>
      <text:p text:style-name="Text_20_body"><text:span text:style-name="Strong_20_Emphasis">What it does:</text:span><text:line-break/>Returns <text:span text:style-name="Strong_20_Emphasis">single object only</text:span></text:p>
      <text:p text:style-name="Text_20_body">Errors:</text:p>
      <text:list xml:id="list1681460434" text:style-name="L35">
        <text:list-item>
          <text:p text:style-name="P658">0 → <text:span text:style-name="Source_20_Text">DoesNotExist</text:span></text:p>
        </text:list-item>
        <text:list-item>
          <text:p text:style-name="P616">1 → <text:span text:style-name="Source_20_Text">MultipleObjectsReturned</text:span></text:p>
        </text:list-item>
      </text:list>
      <text:p text:style-name="P399"><text:span text:style-name="Source_20_Text">Question.objects.get(pk=1)</text:span></text:p>
      <text:p text:style-name="Horizontal_20_Line"/>
      <text:h text:style-name="Heading_20_1" text:outline-level="1">4. <text:span text:style-name="Source_20_Text">pk</text:span></text:h>
      <text:p text:style-name="Text_20_body"><text:span text:style-name="Strong_20_Emphasis">Type:</text:span> Field shortcut (NOT method)</text:p>
      <text:p text:style-name="Text_20_body"><text:span text:style-name="Strong_20_Emphasis">What it is:</text:span><text:line-break/>Alias for <text:span text:style-name="Strong_20_Emphasis">primary key (id)</text:span></text:p>
      <text:p text:style-name="P399"><text:span text:style-name="Source_20_Text">Question.objects.get(pk=1)</text:span></text:p>
      <text:p text:style-name="Horizontal_20_Line"/>
      <text:h text:style-name="Heading_20_1" text:outline-level="1">5. <text:span text:style-name="Source_20_Text">was_published_recently()</text:span></text:h>
      <text:p text:style-name="Text_20_body"><text:span text:style-name="Strong_20_Emphasis">Type:</text:span> Custom Model method</text:p>
      <text:p text:style-name="Text_20_body"><text:span text:style-name="Strong_20_Emphasis">Belongs to:</text:span> Your <text:span text:style-name="Source_20_Text">Question</text:span> model</text:p>
      <text:p text:style-name="Text_20_body"><text:span text:style-name="Strong_20_Emphasis">What it does:</text:span><text:line-break/>Runs <text:span text:style-name="Strong_20_Emphasis">your Python logic</text:span> (no DB query unless you add one)</text:p>
      <text:p text:style-name="P399"><text:span text:style-name="Source_20_Text">q.was_published_recently()</text:span></text:p>
      <text:p text:style-name="Horizontal_20_Line"><text:soft-page-break/></text:p>
      <text:h text:style-name="Heading_20_1" text:outline-level="1">6. <text:span text:style-name="Source_20_Text">choice_set</text:span></text:h>
      <text:p text:style-name="Text_20_body"><text:span text:style-name="Strong_20_Emphasis">Type:</text:span> RelatedManager object (NOT method)</text:p>
      <text:p text:style-name="Text_20_body"><text:span text:style-name="Strong_20_Emphasis">What it is:</text:span><text:line-break/>Reverse ForeignKey manager → gives access to related objects.</text:p>
      <text:p text:style-name="P399"><text:span text:style-name="Source_20_Text">q.choice_set</text:span></text:p>
      <text:p text:style-name="P399"><text:span text:style-name="Source_20_Text"/></text:p>
      <text:h text:style-name="P400" text:outline-level="1"><text:span text:style-name="Source_20_Text">Why Reverse Manager only on "One" side?</text:span></text:h>
      <text:p text:style-name="P465"><text:span text:style-name="Source_20_Text"><text:span text:style-name="T521">Many(book)----&gt;Author(one) </text:span></text:span></text:p>
      <text:p text:style-name="Text_20_body">Because:</text:p>
      <text:list xml:id="list482255414" text:style-name="L36">
        <text:list-item>
          <text:p text:style-name="P659">Many side (Book) already has <text:span text:style-name="Strong_20_Emphasis">real column → author</text:span></text:p>
        </text:list-item>
        <text:list-item>
          <text:p text:style-name="P659">One side (Author) has <text:span text:style-name="Strong_20_Emphasis">no column → Django must create virtual access</text:span></text:p>
        </text:list-item>
      </text:list>
      <text:p text:style-name="P399"><text:span text:style-name="Source_20_Text"/></text:p>
      <text:p text:style-name="P401"><text:span text:style-name="Source_20_Text">Here:</text:span></text:p>
      <text:list xml:id="list1784279631" text:style-name="L37">
        <text:list-item>
          <text:p text:style-name="P660">One Author → Many Books</text:p>
        </text:list-item>
        <text:list-item>
          <text:p text:style-name="P660">So reverse manager will exist on <text:span text:style-name="Strong_20_Emphasis">Author side</text:span></text:p>
        </text:list-item>
      </text:list>
      <text:p text:style-name="Text_20_body"><text:span text:style-name="Strong_20_Emphasis"/></text:p>
      <text:p text:style-name="Text_20_body"><text:span text:style-name="Strong_20_Emphasis"/></text:p>
      <text:p text:style-name="P399"><text:span text:style-name="Source_20_Text"/></text:p>
      <text:p text:style-name="Horizontal_20_Line"/>
      <text:h text:style-name="Heading_20_1" text:outline-level="1">7. <text:span text:style-name="Source_20_Text">choice_set.all()</text:span></text:h>
      <text:p text:style-name="Text_20_body"><text:span text:style-name="Strong_20_Emphasis">Type:</text:span> QuerySet method (called on RelatedManager)</text:p>
      <text:p text:style-name="Text_20_body"><text:span text:style-name="Strong_20_Emphasis">What it does:</text:span><text:line-break/>Returns all <text:span text:style-name="Strong_20_Emphasis">Choices related to this Question</text:span></text:p>
      <text:p text:style-name="Horizontal_20_Line"/>
      <text:h text:style-name="Heading_20_1" text:outline-level="1"><text:soft-page-break/>8. <text:span text:style-name="Source_20_Text">create()</text:span></text:h>
      <text:p text:style-name="Text_20_body"><text:span text:style-name="Strong_20_Emphasis">Type:</text:span> Manager / RelatedManager method</text:p>
      <text:p text:style-name="Text_20_body"><text:span text:style-name="Strong_20_Emphasis">What it does:</text:span><text:line-break/>Creates object + saves to DB in <text:span text:style-name="Strong_20_Emphasis">one step</text:span></text:p>
      <text:p text:style-name="P399"><text:span text:style-name="Source_20_Text">q.choice_set.create(choice_text="Not much", votes=0)</text:span></text:p>
      <text:p text:style-name="Horizontal_20_Line"/>
      <text:h text:style-name="Heading_20_1" text:outline-level="1">9. <text:span text:style-name="Source_20_Text">count()</text:span></text:h>
      <text:p text:style-name="Text_20_body"><text:span text:style-name="Strong_20_Emphasis">Type:</text:span> QuerySet method</text:p>
      <text:p text:style-name="Text_20_body"><text:span text:style-name="Strong_20_Emphasis">What it does:</text:span><text:line-break/>Returns <text:span text:style-name="Strong_20_Emphasis">number of rows</text:span> (uses SQL COUNT)</text:p>
      <text:p text:style-name="P399"><text:span text:style-name="Source_20_Text">q.choice_set.count()</text:span></text:p>
      <text:p text:style-name="Horizontal_20_Line"/>
      <text:h text:style-name="Heading_20_1" text:outline-level="1">10. ForeignKey access (<text:span text:style-name="Source_20_Text">c.question</text:span>)</text:h>
      <text:p text:style-name="Text_20_body"><text:span text:style-name="Strong_20_Emphasis">Type:</text:span> Attribute (NOT method)</text:p>
      <text:p text:style-name="Text_20_body"><text:span text:style-name="Strong_20_Emphasis">What it does:</text:span><text:line-break/>Returns related <text:span text:style-name="Strong_20_Emphasis">Question object</text:span></text:p>
      <text:p text:style-name="P399"><text:span text:style-name="Source_20_Text">c.question</text:span></text:p>
      <text:p text:style-name="Horizontal_20_Line"/>
      <text:h text:style-name="Heading_20_1" text:outline-level="1">11. Double underscore lookup (<text:span text:style-name="Source_20_Text">__</text:span>)</text:h>
      <text:p text:style-name="Text_20_body"><text:span text:style-name="Strong_20_Emphasis">Type:</text:span> ORM lookup syntax (NOT method)</text:p>
      <text:p text:style-name="Text_20_body"><text:span text:style-name="Strong_20_Emphasis">What it does:</text:span><text:line-break/>Traverses relationships / applies field lookups.</text:p>
      <text:p text:style-name="P399"><text:span text:style-name="Source_20_Text">Choice.objects.filter(question__pub_date__year=current_year)</text:span></text:p>
      <text:p text:style-name="Horizontal_20_Line"/>
      <text:h text:style-name="Heading_20_1" text:outline-level="1">12. <text:span text:style-name="Source_20_Text">delete()</text:span></text:h>
      <text:p text:style-name="Text_20_body"><text:span text:style-name="Strong_20_Emphasis">Type:</text:span> QuerySet / Model method</text:p>
      <text:p text:style-name="Text_20_body"><text:span text:style-name="Strong_20_Emphasis">What it does:</text:span><text:line-break/>Deletes row(s) from DB</text:p>
      <text:p text:style-name="P399"><text:soft-page-break/><text:span text:style-name="Source_20_Text">c.delete()</text:span></text:p>
      <text:p text:style-name="Text_20_body">Return:</text:p>
      <text:p text:style-name="P399"><text:span text:style-name="Source_20_Text">(number_deleted, details_dict)</text:span></text:p>
      <text:p text:style-name="P399"><text:span text:style-name="Source_20_Text"/></text:p>
      <text:p text:style-name="P466"><text:span text:style-name="Source_20_Text"><text:span text:style-name="T528">13 <text:s/>order_by() </text:span></text:span><text:span text:style-name="Source_20_Text"><text:span text:style-name="T419"><text:s/>----&gt; <text:s/>it sort data on the basic of filed that you assing </text:span></text:span></text:p>
      <text:p text:style-name="P466"><text:span text:style-name="Source_20_Text"><text:span text:style-name="T418"><text:s text:c="2"/></text:span></text:span><text:span text:style-name="Source_20_Text"><text:span text:style-name="T419">fiedl should any column name </text:span></text:span></text:p>
      <text:p text:style-name="P466"><text:span text:style-name="Source_20_Text">Model.objects.order_by("field") <text:s text:c="5"/># Ascending (small → big)</text:span></text:p>
      <text:p text:style-name="P466"><text:span text:style-name="Source_20_Text">Model.objects.order_by("-field") <text:s text:c="4"/># Descending (big → small)</text:span></text:p>
      <text:p text:style-name="P466"><text:span text:style-name="Source_20_Text"/></text:p>
      <text:p text:style-name="P466"><text:span text:style-name="Source_20_Text"/></text:p>
      <text:p text:style-name="Horizontal_20_Line"/>
      <text:h text:style-name="Heading_20_1" text:outline-level="1">ALL METHODS + TYPES SUMMARY 🔥</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A1" office:value-type="string">
              <text:p text:style-name="Table_20_Heading">Type</text:p>
            </table:table-cell>
            <table:table-cell table:style-name="Table4.A1" office:value-type="string">
              <text:p text:style-name="Table_20_Heading">What it is</text:p>
            </table:table-cell>
          </table:table-row>
        </table:table-header-rows>
        <table:table-row>
          <table:table-cell table:style-name="Table4.A1" office:value-type="string">
            <text:p text:style-name="Table_20_Contents"><text:span text:style-name="Source_20_Text">all()</text:span></text:p>
          </table:table-cell>
          <table:table-cell table:style-name="Table4.A1" office:value-type="string">
            <text:p text:style-name="Table_20_Contents">QuerySet method</text:p>
          </table:table-cell>
          <table:table-cell table:style-name="Table4.A1" office:value-type="string">
            <text:p text:style-name="Table_20_Contents">Fetch all rows</text:p>
          </table:table-cell>
        </table:table-row>
        <table:table-row>
          <table:table-cell table:style-name="Table4.A1" office:value-type="string">
            <text:p text:style-name="Table_20_Contents"><text:span text:style-name="Source_20_Text">filter()</text:span></text:p>
          </table:table-cell>
          <table:table-cell table:style-name="Table4.A1" office:value-type="string">
            <text:p text:style-name="Table_20_Contents">QuerySet method</text:p>
          </table:table-cell>
          <table:table-cell table:style-name="Table4.A1" office:value-type="string">
            <text:p text:style-name="Table_20_Contents">Conditional fetch</text:p>
          </table:table-cell>
        </table:table-row>
        <table:table-row>
          <table:table-cell table:style-name="Table4.A1" office:value-type="string">
            <text:p text:style-name="Table_20_Contents"><text:span text:style-name="Source_20_Text">get()</text:span></text:p>
          </table:table-cell>
          <table:table-cell table:style-name="Table4.A1" office:value-type="string">
            <text:p text:style-name="Table_20_Contents">QuerySet method</text:p>
          </table:table-cell>
          <table:table-cell table:style-name="Table4.A1" office:value-type="string">
            <text:p text:style-name="Table_20_Contents">Single object</text:p>
          </table:table-cell>
        </table:table-row>
        <table:table-row>
          <table:table-cell table:style-name="Table4.A1" office:value-type="string">
            <text:p text:style-name="Table_20_Contents"><text:span text:style-name="Source_20_Text"><text:span text:style-name="T509">create()</text:span></text:span></text:p>
          </table:table-cell>
          <table:table-cell table:style-name="Table4.A1" office:value-type="string">
            <text:p text:style-name="Table_20_Contents">Manager method</text:p>
          </table:table-cell>
          <table:table-cell table:style-name="Table4.A1" office:value-type="string">
            <text:p text:style-name="Table_20_Contents">Insert row</text:p>
          </table:table-cell>
        </table:table-row>
        <table:table-row>
          <table:table-cell table:style-name="Table4.A1" office:value-type="string">
            <text:p text:style-name="Table_20_Contents"><text:span text:style-name="Source_20_Text">count()</text:span></text:p>
          </table:table-cell>
          <table:table-cell table:style-name="Table4.A1" office:value-type="string">
            <text:p text:style-name="Table_20_Contents">QuerySet method</text:p>
          </table:table-cell>
          <table:table-cell table:style-name="Table4.A1" office:value-type="string">
            <text:p text:style-name="Table_20_Contents">Count rows</text:p>
          </table:table-cell>
        </table:table-row>
        <table:table-row>
          <table:table-cell table:style-name="Table4.A1" office:value-type="string">
            <text:p text:style-name="Table_20_Contents"><text:span text:style-name="Source_20_Text"><text:span text:style-name="T509">delete()</text:span></text:span></text:p>
          </table:table-cell>
          <table:table-cell table:style-name="Table4.A1" office:value-type="string">
            <text:p text:style-name="Table_20_Contents">Model/QuerySet method</text:p>
          </table:table-cell>
          <table:table-cell table:style-name="Table4.A1" office:value-type="string">
            <text:p text:style-name="Table_20_Contents">Delete rows</text:p>
          </table:table-cell>
        </table:table-row>
        <table:table-row>
          <table:table-cell table:style-name="Table4.A1" office:value-type="string">
            <text:p text:style-name="Table_20_Contents"><text:span text:style-name="Source_20_Text">was_published_recently()</text:span></text:p>
          </table:table-cell>
          <table:table-cell table:style-name="Table4.A1" office:value-type="string">
            <text:p text:style-name="Table_20_Contents">Model method</text:p>
          </table:table-cell>
          <table:table-cell table:style-name="Table4.A1" office:value-type="string">
            <text:p text:style-name="Table_20_Contents">Custom Python logic</text:p>
          </table:table-cell>
        </table:table-row>
        <table:table-row>
          <table:table-cell table:style-name="Table4.A1" office:value-type="string">
            <text:p text:style-name="Table_20_Contents"><text:span text:style-name="Source_20_Text">pk</text:span></text:p>
          </table:table-cell>
          <table:table-cell table:style-name="Table4.A1" office:value-type="string">
            <text:p text:style-name="Table_20_Contents">Field alias</text:p>
          </table:table-cell>
          <table:table-cell table:style-name="Table4.A1" office:value-type="string">
            <text:p text:style-name="Table_20_Contents">Primary key</text:p>
          </table:table-cell>
        </table:table-row>
        <table:table-row>
          <table:table-cell table:style-name="Table4.A1" office:value-type="string">
            <text:p text:style-name="Table_20_Contents"><text:span text:style-name="Source_20_Text">choice_set</text:span></text:p>
          </table:table-cell>
          <table:table-cell table:style-name="Table4.A1" office:value-type="string">
            <text:p text:style-name="Table_20_Contents">RelatedManager</text:p>
          </table:table-cell>
          <table:table-cell table:style-name="Table4.A1" office:value-type="string">
            <text:p text:style-name="Table_20_Contents">Reverse relation</text:p>
          </table:table-cell>
        </table:table-row>
        <table:table-row>
          <table:table-cell table:style-name="Table4.A1" office:value-type="string">
            <text:p text:style-name="Table_20_Contents"><text:span text:style-name="Source_20_Text">c.question</text:span></text:p>
          </table:table-cell>
          <table:table-cell table:style-name="Table4.A1" office:value-type="string">
            <text:p text:style-name="Table_20_Contents">Attribute</text:p>
          </table:table-cell>
          <table:table-cell table:style-name="Table4.A1" office:value-type="string">
            <text:p text:style-name="Table_20_Contents">FK forward access</text:p>
          </table:table-cell>
        </table:table-row>
        <table:table-row>
          <table:table-cell table:style-name="Table4.A1" office:value-type="string">
            <text:p text:style-name="Table_20_Contents"><text:span text:style-name="Source_20_Text">__</text:span></text:p>
          </table:table-cell>
          <table:table-cell table:style-name="Table4.A1" office:value-type="string">
            <text:p text:style-name="Table_20_Contents">ORM syntax</text:p>
          </table:table-cell>
          <table:table-cell table:style-name="Table4.A1" office:value-type="string">
            <text:p text:style-name="Table_20_Contents">Lookup / relation traversal</text:p>
          </table:table-cell>
        </table:table-row>
      </table:table>
      <text:p text:style-name="Horizontal_20_Line"/>
      <text:p text:style-name="Text_20_body">If you want next level (VERY IMP<text:span text:style-name="T636">)</text:span></text:p>
      <text:p text:style-name="Text_20_body"><text:span text:style-name="Strong_20_Emphasis">Ek line me crystal clear difference</text:span> 👇</text:p>
      <text:p text:style-name="Text_20_body"><text:span text:style-name="T509"><text:s/></text:span><text:span text:style-name="Strong_20_Emphasis"><text:span text:style-name="T509">Manager methods → Model se directly call hote hain</text:span></text:span><text:span text:style-name="T509"><text:line-break/> </text:span><text:span text:style-name="Strong_20_Emphasis"><text:span text:style-name="T509">QuerySet methods → QuerySet database query ko refine karta hai</text:span></text:span></text:p>
      <text:p text:style-name="P154"/>
      <text:h text:style-name="P153" text:outline-level="3">🔥 Example</text:h>
      <text:section text:style-name="Sect1" text:name="Section133">
        <text:p text:style-name="P155"><text:bookmark text:name="code-block-viewer118"/>Person.objects.active_users() <text:s text:c="2"/># Manager method</text:p>
      </text:section>
      <text:section text:style-name="Sect1" text:name="Section134">
        <text:p text:style-name="P155"><text:bookmark text:name="code-block-viewer133"/>Person.objects.filter(age=20) <text:s text:c="2"/># QuerySet method</text:p>
      </text:section>
      <text:p text:style-name="P163"/>
      <text:p text:style-name="P168"><text:soft-page-break/></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169" text:outline-level="2">Introducing the Django Admin</text:h>
      <text:p text:style-name="P172"/>
      <text:h text:style-name="P171" text:outline-level="3">Creating an admin use<text:span text:style-name="T508">r :-&gt; </text:span><text:span text:style-name="T446">python</text:span><text:span text:style-name="T459"> </text:span><text:span text:style-name="T446">manage.py</text:span><text:span text:style-name="T459"> </text:span><text:span text:style-name="T446">createsuperuser</text:span></text:h>
      <text:p text:style-name="P269"/>
      <text:p text:style-name="P173">After this command you get option for </text:p>
      <text:p text:style-name="P196">username </text:p>
      <text:p text:style-name="P196">email </text:p>
      <text:p text:style-name="P196">password </text:p>
      <text:p text:style-name="P196"/>
      <text:p text:style-name="P175"><text:span text:style-name="T413">after filling all of this , </text:span><text:span text:style-name="T414">run this command </text:span></text:p>
      <text:p text:style-name="P201"><text:span text:style-name="T453">$ </text:span><text:span text:style-name="T447">python</text:span><text:span text:style-name="T462"> </text:span><text:span text:style-name="T447">manage.py</text:span><text:span text:style-name="T462"> </text:span><text:span text:style-name="T447">runserver</text:span></text:p>
      <text:p text:style-name="P206">now navigate on /admin then </text:p>
      <text:p text:style-name="P213">a) fill username </text:p>
      <text:p text:style-name="P213">b) password </text:p>
      <text:p text:style-name="P215">then login , but here there is one problem , that is you cannot get your own model so for this ,</text:p>
      <text:p text:style-name="P215">go in<text:span text:style-name="T418"> model.py </text:span></text:p>
      <text:p text:style-name="P216"><text:soft-page-break/></text:p>
      <text:p text:style-name="P205"><text:span text:style-name="T415">a) </text:span><text:span text:style-name="T482">from</text:span><text:span text:style-name="T459"> </text:span><text:span text:style-name="T497">.models</text:span><text:span text:style-name="T459"> </text:span><text:span text:style-name="T482">import</text:span><text:span text:style-name="T446"> Question</text:span></text:p>
      <text:p text:style-name="P205"><text:span text:style-name="T415">b) </text:span><text:span text:style-name="T446">admin</text:span><text:span text:style-name="T469">.</text:span><text:span text:style-name="T446">site</text:span><text:span text:style-name="T469">.</text:span><text:span text:style-name="T446">register(Question)</text:span></text:p>
      <text:p text:style-name="P206"/>
      <text:p text:style-name="P206"/>
      <text:p text:style-name="P208"/>
      <text:p text:style-name="P316">DAY3 </text:p>
      <text:p text:style-name="P316"/>
      <text:p text:style-name="P252">DJANGO PART3 VIEW AND TEMPLATE </text:p>
      <text:p text:style-name="P241"/>
      <text:p text:style-name="P244">VIEWS </text:p>
      <text:p text:style-name="P233">A view is a “type” of web page in your Django application that generally serves a specific function and has a specific template. For example, in a blog application, you might have the following views:</text:p>
      <text:list xml:id="list1593112775" text:style-name="L38">
        <text:list-item>
          <text:p text:style-name="P661">Blog homepage – displays the latest few entries.</text:p>
        </text:list-item>
        <text:list-item>
          <text:p text:style-name="P661">Entry “detail” page – permalink page for a single entry.</text:p>
        </text:list-item>
        <text:list-item>
          <text:p text:style-name="P661">Year-based archive page – displays all months with entries in the given year.</text:p>
        </text:list-item>
        <text:list-item>
          <text:p text:style-name="P661">Month-based archive page – displays all days with entries in the given month.</text:p>
        </text:list-item>
        <text:list-item>
          <text:p text:style-name="P661">Day-based archive page – displays all entries in the given day.</text:p>
        </text:list-item>
        <text:list-item>
          <text:p text:style-name="P661">Comment action – handles posting comments to a given entry.</text:p>
        </text:list-item>
      </text:list>
      <text:p text:style-name="P197">NOTE--&gt; django webpage are delivered by views </text:p>
      <text:p text:style-name="P176"><text:span text:style-name="T526"><text:s text:c="23"/></text:span><text:span text:style-name="T527"><text:s/>Each view is represented by a Python function</text:span></text:p>
      <text:p text:style-name="P59"><text:span text:style-name="T7"><text:s text:c="9"/></text:span><text:span text:style-name="T8">a) </text:span><text:span text:style-name="T9">A URL pattern is the general form of a URL - for example: </text:span><text:span text:style-name="Source_20_Text"><text:span text:style-name="T205">/newsarchive/&lt;year&gt;/&lt;month&gt;/</text:span></text:span><text:span text:style-name="T9">. <text:s/></text:span></text:p>
      <text:p text:style-name="P226"><text:s text:c="6"/></text:p>
      <text:p text:style-name="P59"><text:span text:style-name="T2"><text:s text:c="2"/></text:span><text:span text:style-name="T9"><text:s text:c="7"/></text:span><text:span text:style-name="T10">b)</text:span><text:span text:style-name="T9"> A URLconf maps URL patterns to views.</text:span></text:p>
      <text:p text:style-name="P59"><text:span text:style-name="T9"><text:s text:c="8"/></text:span><text:span text:style-name="T10">Means </text:span></text:p>
      <text:p text:style-name="P227"/>
      <text:p text:style-name="P59"><text:span text:style-name="T4"><text:s text:c="8"/>Django uses a special file (</text:span><text:span text:style-name="Strong_20_Emphasis"><text:span text:style-name="T1">urls.py</text:span></text:span><text:span text:style-name="T4">) to </text:span><text:span text:style-name="Strong_20_Emphasis"><text:span text:style-name="T1">connect a URL (web address)</text:span></text:span><text:span text:style-name="T4"> with the </text:span><text:span text:style-name="Strong_20_Emphasis"><text:span text:style-name="T1">function or class (view)</text:span></text:span><text:span text:style-name="T4"> that should handle that request.</text:span></text:p>
      <text:p text:style-name="P227"/>
      <text:p text:style-name="P227"/>
      <text:p text:style-name="P235"><text:soft-page-break/></text:p>
      <text:p text:style-name="P236">In urls.py </text:p>
      <text:p text:style-name="P236"/>
      <text:p text:style-name="P229">path("&lt;int:question_id&gt;/", views.detail)</text:p>
      <text:p text:style-name="P229"/>
      <text:p text:style-name="P415"><text:span text:style-name="Source_20_Text"><text:span text:style-name="T90">int</text:span></text:span><text:span text:style-name="T1"> tells Django </text:span><text:span text:style-name="Strong_20_Emphasis"><text:span text:style-name="T1">what type of data to expect and convert</text:span></text:span><text:span text:style-name="T1"> from the URL.</text:span></text:p>
      <text:p text:style-name="Text_20_body">So: <text:span text:style-name="T535">ex-&gt;</text:span></text:p>
      <text:p text:style-name="P399"><text:span text:style-name="Source_20_Text"><text:span text:style-name="T534">a) </text:span></text:span><text:span text:style-name="Source_20_Text">&lt;int:question_id&gt;</text:span></text:p>
      <text:p text:style-name="P399"><text:span text:style-name="Source_20_Text"><text:span text:style-name="T534">b) </text:span></text:span><text:span text:style-name="Source_20_Text">path('&lt;int:question_id&gt;/&lt;str:action&gt;/', detail, name="detail")</text:span></text:p>
      <text:p text:style-name="P399"><text:span text:style-name="Source_20_Text"><text:s text:c="3"/></text:span><text:span text:style-name="Source_20_Text"><text:span text:style-name="T534">for b in view <text:s/></text:span></text:span></text:p>
      <text:p text:style-name="P399"><text:span text:style-name="Source_20_Text"><text:s text:c="4"/>def detail(request, question_id, action):</text:span></text:p>
      <text:p text:style-name="P399"><text:span text:style-name="Source_20_Text"><text:s text:c="4"/>print(question_id, action)</text:span></text:p>
      <text:p text:style-name="P229"/>
      <text:p text:style-name="P326">IF YOU ACCESS INVALID PATH THEN THIS YOU CNA <text:s/>DO TO HANDLE IT ? </text:p>
      <text:p text:style-name="P326"/>
      <text:p text:style-name="P327"/>
      <text:p text:style-name="P327">from django.http import HttpResponse</text:p>
      <text:p text:style-name="P327"/>
      <text:p text:style-name="P158"><text:span text:style-name="T404">def fallback(request, </text:span><text:span text:style-name="T405">invalid_</text:span><text:span text:style-name="T404">path=None):</text:span></text:p>
      <text:p text:style-name="P327"><text:s text:c="4"/>return HttpResponse("Invalid URL")</text:p>
      <text:p text:style-name="P327"/>
      <text:p text:style-name="P327">urlpatterns = [</text:p>
      <text:p text:style-name="P327"><text:s text:c="4"/>path("home/", views.home),</text:p>
      <text:p text:style-name="P327"><text:s text:c="4"/>path("about/", views.about),</text:p>
      <text:p text:style-name="P327"/>
      <text:p text:style-name="P327"><text:s text:c="4"/># must be LAST</text:p>
      <text:p text:style-name="P327"><text:s text:c="4"/>path("&lt;path:invalid_path&gt;/", fallback),</text:p>
      <text:p text:style-name="P327">]</text:p>
      <text:p text:style-name="P327"/>
      <text:p text:style-name="P327"/>
      <text:h text:style-name="P230" text:outline-level="2">The View Function</text:h>
      <text:p text:style-name="P231"/>
      <text:p text:style-name="P398"><text:span text:style-name="Source_20_Text">from django.http import HttpResponse</text:span></text:p>
      <text:p text:style-name="P398"/>
      <text:p text:style-name="P398"><text:span text:style-name="Source_20_Text">def fallback(request, path=None):</text:span></text:p>
      <text:p text:style-name="P399"><text:span text:style-name="Source_20_Text"><text:s text:c="4"/>return HttpResponse("Invalid URL")</text:span></text:p>
      <text:h text:style-name="Heading_20_3" text:outline-level="3">Meaning</text:h>
      <text:list xml:id="list1929710395" text:style-name="L39">
        <text:list-item>
          <text:p text:style-name="P665"><text:span text:style-name="Source_20_Text">fallback</text:span> → runs when unknown URL is accessed</text:p>
        </text:list-item>
        <text:list-item>
          <text:p text:style-name="P665"><text:span text:style-name="Source_20_Text">request</text:span> → normal Django request object</text:p>
        </text:list-item>
        <text:list-item>
          <text:p text:style-name="P665"><text:span text:style-name="Source_20_Text">path=None</text:span> → optional parameter (not really used here)</text:p>
        </text:list-item>
        <text:list-item>
          <text:p text:style-name="P665">Returns → simple response <text:span text:style-name="Strong_20_Emphasis">"Invalid URL"</text:span></text:p>
        </text:list-item>
      </text:list>
      <text:p text:style-name="Horizontal_20_Line"/>
      <text:h text:style-name="Heading_20_2" text:outline-level="2"><text:soft-page-break/>URL Patterns</text:h>
      <text:p text:style-name="P398"><text:span text:style-name="Source_20_Text">urlpatterns = [</text:span></text:p>
      <text:p text:style-name="P398"><text:span text:style-name="Source_20_Text"><text:s text:c="4"/>path("home/", views.home),</text:span></text:p>
      <text:p text:style-name="P398"><text:span text:style-name="Source_20_Text"><text:s text:c="4"/>path("about/", views.about),</text:span></text:p>
      <text:p text:style-name="P398"/>
      <text:p text:style-name="P398"><text:span text:style-name="Source_20_Text"><text:s text:c="4"/># must be LAST</text:span></text:p>
      <text:p text:style-name="P398"><text:span text:style-name="Source_20_Text"><text:s text:c="4"/>path("&lt;path:invalid_path&gt;/", fallback),</text:span></text:p>
      <text:p text:style-name="P399"><text:span text:style-name="Source_20_Text">]</text:span></text:p>
      <text:p text:style-name="P229"/>
      <text:p text:style-name="P229"/>
      <text:p text:style-name="P210">TEMPLATE </text:p>
      <text:p text:style-name="P210"/>
      <text:p text:style-name="P467"><text:span text:style-name="T16">--&gt; </text:span><text:span text:style-name="T38">it show the static files </text:span></text:p>
      <text:p text:style-name="P198"/>
      <text:p text:style-name="P198">directory structue to make template :</text:p>
      <text:p text:style-name="P198"/>
      <text:p text:style-name="P258">inside application ---&gt; templates/app_name/index.html <text:s/></text:p>
      <text:p text:style-name="P258"/>
      <text:p text:style-name="P258"/>
      <text:p text:style-name="P475"><text:span text:style-name="T16">{{varible_name}} ----&gt; </text:span><text:span text:style-name="T19"><text:s/>this is used to write variable name inside template </text:span></text:p>
      <text:p text:style-name="P258"/>
      <text:p text:style-name="P475"><text:span text:style-name="T16">{% <text:s/>%} <text:s/>---&gt; </text:span><text:span text:style-name="T19">it is used to specify condition </text:span></text:p>
      <text:p text:style-name="P198"/>
      <text:p text:style-name="P198"/>
      <text:p text:style-name="P198"/>
      <text:p text:style-name="P198"/>
      <text:p text:style-name="P174">now in views.py <text:s/>how to include template ?</text:p>
      <text:p text:style-name="P174"/>
      <text:p text:style-name="P476"><text:span text:style-name="T20">a) </text:span><text:span text:style-name="T346">from</text:span><text:span text:style-name="T288"> </text:span><text:span text:style-name="T359">django.template</text:span><text:span text:style-name="T288"> </text:span><text:span text:style-name="T346">import</text:span><text:span text:style-name="T2"> loader</text:span></text:p>
      <text:p text:style-name="P60"><text:span text:style-name="T40"><text:s text:c="2"/></text:span><text:span text:style-name="Strong_20_Emphasis"><text:span text:style-name="Source_20_Text"><text:span text:style-name="T92">loader</text:span></text:span></text:span><text:span text:style-name="T16"> is a Django module used to </text:span><text:span text:style-name="Strong_20_Emphasis"><text:span text:style-name="T16">load templates manually from Python code</text:span></text:span></text:p>
      <text:p text:style-name="P60"><text:span text:style-name="Strong_20_Emphasis"><text:span text:style-name="T40"/></text:span></text:p>
      <text:p text:style-name="P60"><text:span text:style-name="Strong_20_Emphasis"><text:span text:style-name="T40"><text:s/></text:span></text:span><text:span text:style-name="Strong_20_Emphasis"><text:span text:style-name="T44">from django.template import loader</text:span></text:span></text:p>
      <text:p text:style-name="P60"><text:span text:style-name="Strong_20_Emphasis"><text:span text:style-name="T44"/></text:span></text:p>
      <text:p text:style-name="P60"><text:span text:style-name="Strong_20_Emphasis"><text:span text:style-name="T44">template = loader.get_template('index.html')</text:span></text:span></text:p>
      <text:p text:style-name="P60"><text:span text:style-name="Strong_20_Emphasis"><text:span text:style-name="T44">Django searches for index.html inside your templates folder.</text:span></text:span></text:p>
      <text:p text:style-name="P60"><text:span text:style-name="Strong_20_Emphasis"><text:span text:style-name="T44"/></text:span></text:p>
      <text:p text:style-name="P61"><text:span text:style-name="Strong_20_Emphasis"><text:span text:style-name="T45">Views.py </text:span></text:span></text:p>
      <text:p text:style-name="P61"><text:span text:style-name="Strong_20_Emphasis"><text:span text:style-name="T45"/></text:span></text:p>
      <text:p text:style-name="P60"><text:span text:style-name="Strong_20_Emphasis"><text:span text:style-name="T56">from django.shortcuts import render</text:span></text:span></text:p>
      <text:p text:style-name="P60"><text:span text:style-name="Strong_20_Emphasis"><text:span text:style-name="T56"/></text:span></text:p>
      <text:p text:style-name="P60"><text:span text:style-name="Strong_20_Emphasis"><text:span text:style-name="T56">from .models import Question</text:span></text:span></text:p>
      <text:p text:style-name="P60"><text:span text:style-name="Strong_20_Emphasis"><text:span text:style-name="T56"/></text:span></text:p>
      <text:p text:style-name="P60"><text:span text:style-name="Strong_20_Emphasis"><text:span text:style-name="T56"/></text:span></text:p>
      <text:p text:style-name="P60"><text:span text:style-name="Strong_20_Emphasis"><text:span text:style-name="T56">def index(request):</text:span></text:span></text:p>
      <text:p text:style-name="P60"><text:soft-page-break/><text:span text:style-name="Strong_20_Emphasis"><text:span text:style-name="T56"><text:s text:c="4"/>latest_question_list = Question.objects.order_by("-pub_date")[:5]</text:span></text:span></text:p>
      <text:p text:style-name="P60"><text:span text:style-name="Strong_20_Emphasis"><text:span text:style-name="T56"><text:s text:c="4"/>context = {"latest_question_list": latest_question_list}</text:span></text:span></text:p>
      <text:p text:style-name="P60"><text:span text:style-name="Strong_20_Emphasis"><text:span text:style-name="T56"><text:s text:c="4"/>return render(request, "polls/index.html", context)</text:span></text:span></text:p>
      <text:p text:style-name="P60"><text:span text:style-name="Strong_20_Emphasis"><text:span text:style-name="T56"/></text:span></text:p>
      <text:p text:style-name="P60"><text:span text:style-name="Strong_20_Emphasis"><text:span text:style-name="T56"/></text:span></text:p>
      <text:p text:style-name="P60"><text:span text:style-name="Strong_20_Emphasis"><text:span text:style-name="T247">The </text:span></text:span><text:a xlink:type="simple" xlink:href="https://docs.djangoproject.com/en/6.0/topics/http/shortcuts/#django.shortcuts.render" text:style-name="Internet_20_link" text:visited-style-name="Visited_20_Internet_20_Link"><text:span text:style-name="Strong_20_Emphasis"><text:span text:style-name="Source_20_Text"><text:span text:style-name="T258">render()</text:span></text:span></text:span></text:a><text:span text:style-name="Strong_20_Emphasis"><text:span text:style-name="T251"> </text:span></text:span><text:span text:style-name="Strong_20_Emphasis"><text:span text:style-name="T247">function takes the request object as its first argument, a template name as its second argument and a dictionary as its optional third argument. It returns an </text:span></text:span><text:a xlink:type="simple" xlink:href="https://docs.djangoproject.com/en/6.0/ref/request-response/#django.http.HttpResponse" text:style-name="Internet_20_link" text:visited-style-name="Visited_20_Internet_20_Link"><text:span text:style-name="Strong_20_Emphasis"><text:span text:style-name="Source_20_Text"><text:span text:style-name="T258">HttpResponse</text:span></text:span></text:span></text:a><text:span text:style-name="Strong_20_Emphasis"><text:span text:style-name="T251"> </text:span></text:span><text:span text:style-name="Strong_20_Emphasis"><text:span text:style-name="T247">object of the given template rendered with the given context.</text:span></text:span></text:p>
      <text:p text:style-name="P60"><text:span text:style-name="Strong_20_Emphasis"><text:span text:style-name="T56"/></text:span></text:p>
      <text:p text:style-name="P60"><text:span text:style-name="Strong_20_Emphasis"><text:span text:style-name="T56"/></text:span></text:p>
      <text:p text:style-name="P60"><text:span text:style-name="Strong_20_Emphasis"><text:span text:style-name="T56"/></text:span></text:p>
      <text:p text:style-name="P54"><text:span text:style-name="Strong_20_Emphasis"><text:span text:style-name="T57">We can also handle error ? </text:span></text:span></text:p>
      <text:p text:style-name="P54"><text:span text:style-name="Strong_20_Emphasis"><text:span text:style-name="T57"/></text:span></text:p>
      <text:h text:style-name="P53" text:outline-level="2"><text:span text:style-name="Strong_20_Emphasis"><text:span text:style-name="T47">Raising a 404 error</text:span></text:span><text:a xlink:type="simple" xlink:href="https://docs.djangoproject.com/en/6.0/intro/tutorial03/#raising-a-404-error" text:style-name="Internet_20_link" text:visited-style-name="Visited_20_Internet_20_Link"><text:span text:style-name="Strong_20_Emphasis"><text:span text:style-name="T313">¶</text:span></text:span></text:a></text:h>
      <text:p text:style-name="P223">Now, let’s tackle the question detail view – the page that displays the question text for a given poll. Here’s the view:</text:p>
      <text:section text:style-name="Sect2" text:name="id8">
        <text:p text:style-name="P405"><text:span text:style-name="Source_20_Text"><text:span text:style-name="T209">polls/views.py</text:span></text:span><text:a xlink:type="simple" xlink:href="https://docs.djangoproject.com/en/6.0/intro/tutorial03/#id8" text:style-name="Internet_20_link" text:visited-style-name="Visited_20_Internet_20_Link"><text:span text:style-name="T339">¶</text:span></text:a></text:p>
        <text:p text:style-name="P260"><text:span text:style-name="T480">from</text:span><text:span text:style-name="T455"> </text:span><text:span text:style-name="T495">django.http</text:span><text:span text:style-name="T455"> </text:span><text:span text:style-name="T480">import</text:span> Http404</text:p>
        <text:p text:style-name="P260"><text:span text:style-name="T480">from</text:span><text:span text:style-name="T455"> </text:span><text:span text:style-name="T495">django.shortcuts</text:span><text:span text:style-name="T455"> </text:span><text:span text:style-name="T480">import</text:span> render</text:p>
        <text:p text:style-name="P403"/>
        <text:p text:style-name="P260"><text:span text:style-name="T480">from</text:span><text:span text:style-name="T455"> </text:span><text:span text:style-name="T495">.models</text:span><text:span text:style-name="T455"> </text:span><text:span text:style-name="T480">import</text:span> Question</text:p>
        <text:p text:style-name="P315"># ...</text:p>
        <text:p text:style-name="P260"><text:span text:style-name="T480">def</text:span><text:span text:style-name="T455"> </text:span><text:span text:style-name="T494">detail</text:span>(request, question_id):</text:p>
        <text:p text:style-name="P291"><text:s text:c="4"/><text:span text:style-name="T484">try</text:span><text:span text:style-name="T424">:</text:span></text:p>
        <text:p text:style-name="P291"><text:s text:c="8"/><text:span text:style-name="T424">question </text:span><text:span text:style-name="T471">=</text:span><text:span text:style-name="T424"> Question</text:span><text:span text:style-name="T471">.</text:span><text:span text:style-name="T424">objects</text:span><text:span text:style-name="T471">.</text:span><text:span text:style-name="T424">get(pk</text:span><text:span text:style-name="T471">=</text:span><text:span text:style-name="T424">question_id)</text:span></text:p>
        <text:p text:style-name="P291"><text:s text:c="4"/><text:span text:style-name="T484">except</text:span><text:span text:style-name="T424"> Question</text:span><text:span text:style-name="T471">.</text:span><text:span text:style-name="T424">DoesNotExist:</text:span></text:p>
        <text:p text:style-name="P291"><text:s text:c="8"/><text:span text:style-name="T484">raise</text:span><text:span text:style-name="T424"> Http404(</text:span><text:span text:style-name="T507">"Question does not exist"</text:span><text:span text:style-name="T424">)</text:span></text:p>
        <text:p text:style-name="P291"><text:s text:c="4"/><text:span text:style-name="T484">return</text:span><text:span text:style-name="T424"> render(request, </text:span><text:span text:style-name="T507">"polls/detail.htm</text:span></text:p>
      </text:section>
      <text:p text:style-name="P54"><text:span text:style-name="Strong_20_Emphasis"><text:span text:style-name="T57"/></text:span></text:p>
      <text:p text:style-name="P58"><text:span text:style-name="Strong_20_Emphasis"><text:span text:style-name="T58"/></text:span></text:p>
      <text:p text:style-name="P58"><text:span text:style-name="Strong_20_Emphasis"><text:span text:style-name="T58"/></text:span></text:p>
      <text:p text:style-name="P58"><text:span text:style-name="Strong_20_Emphasis"><text:span text:style-name="T58"/></text:span></text:p>
      <text:p text:style-name="P58"><text:span text:style-name="Strong_20_Emphasis"><text:span text:style-name="T58"/></text:span></text:p>
      <text:p text:style-name="P58"><text:span text:style-name="Strong_20_Emphasis"><text:span text:style-name="T58"/></text:span></text:p>
      <text:p text:style-name="P58"><text:soft-page-break/><text:span text:style-name="Strong_20_Emphasis"><text:span text:style-name="T58">SHORTCUTS OF HANDLING THIS </text:span></text:span></text:p>
      <text:p text:style-name="P58"><text:span text:style-name="Strong_20_Emphasis"><text:span text:style-name="T58"/></text:span></text:p>
      <text:p text:style-name="P57"><text:span text:style-name="Strong_20_Emphasis"><text:span text:style-name="T348">from</text:span></text:span><text:span text:style-name="Strong_20_Emphasis"><text:span text:style-name="T289"> </text:span></text:span><text:span text:style-name="Strong_20_Emphasis"><text:span text:style-name="T360">django.shortcuts</text:span></text:span><text:span text:style-name="Strong_20_Emphasis"><text:span text:style-name="T289"> </text:span></text:span><text:span text:style-name="Strong_20_Emphasis"><text:span text:style-name="T348">import</text:span></text:span><text:span text:style-name="Strong_20_Emphasis"><text:span text:style-name="T213"> get_object_or_404, render</text:span></text:span></text:p>
      <text:p text:style-name="P403"/>
      <text:p text:style-name="P403"><text:span text:style-name="T350">from</text:span><text:span text:style-name="T291"> </text:span><text:span text:style-name="T362">.models</text:span><text:span text:style-name="T291"> </text:span><text:span text:style-name="T350">import</text:span><text:span text:style-name="T207"> Questio</text:span><text:span text:style-name="T210">n</text:span></text:p>
      <text:p text:style-name="P314"># ...</text:p>
      <text:p text:style-name="P259"><text:span text:style-name="T480">def</text:span><text:span text:style-name="T455"> </text:span><text:span text:style-name="T494">detail</text:span>(request, question_id):</text:p>
      <text:p text:style-name="P292"><text:s text:c="4"/><text:span text:style-name="T424">question </text:span><text:span text:style-name="T471">=</text:span><text:span text:style-name="T424"> get_object_or_404(Question, pk</text:span><text:span text:style-name="T471">=</text:span><text:span text:style-name="T424">question_id)</text:span></text:p>
      <text:p text:style-name="P292"><text:s text:c="4"/><text:span text:style-name="T484">return</text:span><text:span text:style-name="T424"> render(request, </text:span><text:span text:style-name="T507">"polls/detail.html"</text:span><text:span text:style-name="T424">, {</text:span><text:span text:style-name="T507">"question"</text:span><text:span text:style-name="T424">: question})</text:span></text:p>
      <text:p text:style-name="P58"><text:span text:style-name="Strong_20_Emphasis"><text:span text:style-name="T58"/></text:span></text:p>
      <text:p text:style-name="P58"><text:span text:style-name="Strong_20_Emphasis"><text:span text:style-name="T58"/></text:span></text:p>
      <text:p text:style-name="P62"><text:span text:style-name="Strong_20_Emphasis"><text:span text:style-name="T59">NOTE <text:s/>:-&gt;</text:span></text:span></text:p>
      <text:p text:style-name="P62"><text:span text:style-name="Strong_20_Emphasis"><text:span text:style-name="T59"/></text:span></text:p>
      <text:p text:style-name="P62"><text:span text:style-name="Strong_20_Emphasis"><text:span text:style-name="T59">a) href =”polls/2 <text:s/>--&gt; here it means path start relative to <text:s text:c="5"/>current url </text:span></text:span></text:p>
      <text:p text:style-name="P62"><text:span text:style-name="Strong_20_Emphasis"><text:span text:style-name="T59"/></text:span></text:p>
      <text:p text:style-name="P62"><text:span text:style-name="Strong_20_Emphasis"><text:span text:style-name="T59">b) href =”/polls/2” <text:s/>--&gt; here it means absolut path </text:span></text:span></text:p>
      <text:p text:style-name="P62"><text:span text:style-name="Strong_20_Emphasis"><text:span text:style-name="T59"/></text:span></text:p>
      <text:p text:style-name="P62"><text:span text:style-name="Strong_20_Emphasis"><text:span text:style-name="T59"/></text:span></text:p>
      <text:p text:style-name="P63"><text:span text:style-name="Strong_20_Emphasis"><text:span text:style-name="T60">HOW TO REMOVE HARDCODED URL </text:span></text:span></text:p>
      <text:p text:style-name="P63"><text:span text:style-name="Strong_20_Emphasis"><text:span text:style-name="T60"/></text:span></text:p>
      <text:p text:style-name="P64"><text:span text:style-name="Strong_20_Emphasis"><text:span text:style-name="T11">he problem with this hardcoded, tightly-coupled approach is that it becomes challenging to change URLs on projects with a lot of templates. However, since you defined the </text:span></text:span><text:span text:style-name="Strong_20_Emphasis"><text:span text:style-name="Source_20_Text"><text:span text:style-name="T211">name</text:span></text:span></text:span><text:span text:style-name="Strong_20_Emphasis"><text:span text:style-name="T11"> argument in the </text:span></text:span><text:a xlink:type="simple" xlink:href="https://docs.djangoproject.com/en/6.0/ref/urls/#django.urls.path" text:style-name="Internet_20_link" text:visited-style-name="Visited_20_Internet_20_Link"><text:span text:style-name="Strong_20_Emphasis"><text:span text:style-name="Source_20_Text"><text:span text:style-name="T170">path()</text:span></text:span></text:span></text:a><text:span text:style-name="Strong_20_Emphasis"><text:span text:style-name="T11"> functions in the </text:span></text:span><text:span text:style-name="Strong_20_Emphasis"><text:span text:style-name="Source_20_Text"><text:span text:style-name="T211">polls.urls</text:span></text:span></text:span><text:span text:style-name="Strong_20_Emphasis"><text:span text:style-name="T11"> module, you can remove a reliance on specific URL paths defined in your url configurations by using the </text:span></text:span><text:span text:style-name="Strong_20_Emphasis"><text:span text:style-name="Source_20_Text"><text:span text:style-name="T211">{% url %}</text:span></text:span></text:span><text:span text:style-name="Strong_20_Emphasis"><text:span text:style-name="T11"> template tag:</text:span></text:span></text:p>
      <text:p text:style-name="P261">&lt;<text:span text:style-name="T480">li</text:span>&gt;&lt;<text:span text:style-name="T480">a</text:span> <text:span text:style-name="T525">href</text:span><text:span text:style-name="T467">=</text:span><text:span text:style-name="T506">"</text:span><text:span text:style-name="T522">{%</text:span> <text:span text:style-name="T480">url</text:span> <text:span text:style-name="T506">'detail'</text:span> <text:span text:style-name="T523">question.id</text:span> <text:span text:style-name="T522">%}</text:span><text:span text:style-name="T506">"</text:span>&gt;<text:span text:style-name="T522">{{</text:span> <text:span text:style-name="T523">question.question_text</text:span> <text:span text:style-name="T522">}}</text:span>&lt;/<text:span text:style-name="T480">a</text:span>&gt;&lt;/<text:span text:style-name="T480">li</text:span>&gt;</text:p>
      <text:p text:style-name="P63"><text:span text:style-name="Strong_20_Emphasis"><text:span text:style-name="T60">bro how to handle error that occur while url mismathch </text:span></text:span></text:p>
      <text:p text:style-name="P63"><text:span text:style-name="Strong_20_Emphasis"><text:span text:style-name="T60"/></text:span></text:p>
      <text:p text:style-name="P63"><text:span text:style-name="Strong_20_Emphasis"><text:span text:style-name="T60">{% url 'detail' data.id as link %}</text:span></text:span></text:p>
      <text:p text:style-name="P63"><text:span text:style-name="Strong_20_Emphasis"><text:span text:style-name="T60">{% if link %}</text:span></text:span></text:p>
      <text:p text:style-name="P63"><text:span text:style-name="Strong_20_Emphasis"><text:span text:style-name="T60"><text:s text:c="4"/>&lt;a href="{{ link }}"&gt;Open&lt;/a&gt;</text:span></text:span></text:p>
      <text:p text:style-name="P63"><text:span text:style-name="Strong_20_Emphasis"><text:span text:style-name="T60">{% else %}</text:span></text:span></text:p>
      <text:p text:style-name="P63"><text:span text:style-name="Strong_20_Emphasis"><text:span text:style-name="T60"><text:s text:c="4"/>&lt;p&gt;Invalid URL&lt;/p&gt;</text:span></text:span></text:p>
      <text:p text:style-name="P63"><text:span text:style-name="Strong_20_Emphasis"><text:span text:style-name="T60">{% endif %}</text:span></text:span></text:p>
      <text:p text:style-name="P63"><text:span text:style-name="Strong_20_Emphasis"><text:span text:style-name="T60"/></text:span></text:p>
      <text:p text:style-name="P65"><text:span text:style-name="Strong_20_Emphasis"><text:span text:style-name="T252">understand this pattern </text:span></text:span></text:p>
      <text:p text:style-name="P65"><text:span text:style-name="Strong_20_Emphasis"><text:span text:style-name="T252">urls.py </text:span></text:span></text:p>
      <text:p text:style-name="P65"><text:span text:style-name="Strong_20_Emphasis"><text:span text:style-name="T369">urlpatterns </text:span></text:span><text:span text:style-name="Strong_20_Emphasis"><text:span text:style-name="T372">=</text:span></text:span><text:span text:style-name="Strong_20_Emphasis"><text:span text:style-name="T369"> [</text:span></text:span></text:p>
      <text:p text:style-name="P484"><text:span text:style-name="T537">path</text:span>(<text:span text:style-name="T539">"</text:span><text:span text:style-name="T540">user/</text:span><text:span text:style-name="T539">"</text:span>,<text:span text:style-name="T537">user_detail</text:span>,<text:span text:style-name="T541">name</text:span><text:span text:style-name="T536">=</text:span><text:span text:style-name="T539">"</text:span><text:span text:style-name="T540">user_detail</text:span><text:span text:style-name="T539">"</text:span>),</text:p>
      <text:p text:style-name="P484"><text:span text:style-name="T537">path</text:span>(<text:span text:style-name="T539">"</text:span><text:span text:style-name="T540">post/&lt;int:user_id&gt;/xz/cv/&lt;str:username&gt;</text:span><text:span text:style-name="T539">"</text:span>,<text:span text:style-name="T537">post_detail</text:span>,<text:span text:style-name="T541">name</text:span><text:span text:style-name="T536">=</text:span><text:span text:style-name="T539">"</text:span><text:span text:style-name="T540">post_detail</text:span><text:span text:style-name="T539">"</text:span>)</text:p>
      <text:p text:style-name="P489"/>
      <text:p text:style-name="P484"><text:soft-page-break/>]</text:p>
      <text:p text:style-name="P65"><text:span text:style-name="Strong_20_Emphasis"><text:span text:style-name="T62"/></text:span></text:p>
      <text:p text:style-name="P65"><text:span text:style-name="Strong_20_Emphasis"><text:span text:style-name="T62">user.html </text:span></text:span></text:p>
      <text:p text:style-name="P65"><text:span text:style-name="Strong_20_Emphasis"><text:span text:style-name="T62"/></text:span></text:p>
      <text:p text:style-name="P65"><text:span text:style-name="Strong_20_Emphasis"><text:span text:style-name="T369">&lt;</text:span></text:span><text:span text:style-name="Strong_20_Emphasis"><text:span text:style-name="T372">li</text:span></text:span><text:span text:style-name="Strong_20_Emphasis"><text:span text:style-name="T369">&gt;&lt;</text:span></text:span><text:span text:style-name="Strong_20_Emphasis"><text:span text:style-name="T372">a</text:span></text:span><text:span text:style-name="Strong_20_Emphasis"><text:span text:style-name="T369"> </text:span></text:span><text:span text:style-name="Strong_20_Emphasis"><text:span text:style-name="T375">href</text:span></text:span><text:span text:style-name="Strong_20_Emphasis"><text:span text:style-name="T372">=</text:span></text:span><text:span text:style-name="Strong_20_Emphasis"><text:span text:style-name="T377">"</text:span></text:span><text:span text:style-name="Strong_20_Emphasis"><text:span text:style-name="T378">{% url 'blog:post_detail' user_data.id user_data.username %}</text:span></text:span><text:span text:style-name="Strong_20_Emphasis"><text:span text:style-name="T377">"</text:span></text:span><text:span text:style-name="Strong_20_Emphasis"><text:span text:style-name="T369">&gt;{{user_data.username}}&lt;/</text:span></text:span><text:span text:style-name="Strong_20_Emphasis"><text:span text:style-name="T372">a</text:span></text:span><text:span text:style-name="Strong_20_Emphasis"><text:span text:style-name="T369">&gt;&lt;/</text:span></text:span><text:span text:style-name="Strong_20_Emphasis"><text:span text:style-name="T372">li</text:span></text:span><text:span text:style-name="Strong_20_Emphasis"><text:span text:style-name="T369">&gt;</text:span></text:span></text:p>
      <text:p text:style-name="P65"><text:span text:style-name="Strong_20_Emphasis"><text:span text:style-name="T62"/></text:span></text:p>
      <text:p text:style-name="P65"><text:span text:style-name="Strong_20_Emphasis"><text:span text:style-name="T62">note agar app_name = “blog” specify kiya hai url.py mai href mai bhi blog:name hai jo path mai wo dalan parega </text:span></text:span></text:p>
      <text:p text:style-name="P63"><text:span text:style-name="Strong_20_Emphasis"><text:span text:style-name="T60"/></text:span></text:p>
      <text:p text:style-name="P63"><text:span text:style-name="Strong_20_Emphasis"><text:span text:style-name="T60"/></text:span></text:p>
      <text:p text:style-name="P63"><text:span text:style-name="Strong_20_Emphasis"><text:span text:style-name="T60"/></text:span></text:p>
      <text:p text:style-name="P63"><text:span text:style-name="Strong_20_Emphasis"><text:span text:style-name="T60"/></text:span></text:p>
      <text:p text:style-name="P56"><text:span text:style-name="Strong_20_Emphasis"><text:span text:style-name="T61">name space for this hardcoded urls </text:span></text:span></text:p>
      <text:p text:style-name="P56"><text:span text:style-name="Strong_20_Emphasis"><text:span text:style-name="T61"/></text:span></text:p>
      <text:h text:style-name="P55" text:outline-level="2"><text:span text:style-name="Strong_20_Emphasis"><text:span text:style-name="T48">Namespacing URL names</text:span></text:span><text:a xlink:type="simple" xlink:href="https://docs.djangoproject.com/en/6.0/intro/tutorial03/#namespacing-url-names" text:style-name="Internet_20_link" text:visited-style-name="Visited_20_Internet_20_Link"><text:span text:style-name="Strong_20_Emphasis"><text:span text:style-name="T314">¶</text:span></text:span></text:a></text:h>
      <text:p text:style-name="P404"><text:span text:style-name="T2">The tutorial project has just one app, </text:span><text:span text:style-name="Source_20_Text"><text:span text:style-name="T204">polls</text:span></text:span><text:span text:style-name="T2">. In real Django projects, there might be five, ten, twenty apps or more. How does Django differentiate the URL names between them? For example, the </text:span><text:span text:style-name="Source_20_Text"><text:span text:style-name="T204">polls</text:span></text:span><text:span text:style-name="T2"> app has a </text:span><text:span text:style-name="Source_20_Text"><text:span text:style-name="T204">detail</text:span></text:span><text:span text:style-name="T2"> view, and so might an app on the same project that is for a blog. How does one make it so that Django knows which app view to create for a url when using the </text:span><text:span text:style-name="Source_20_Text"><text:span text:style-name="T204">{% url %}</text:span></text:span><text:span text:style-name="T2"> template tag?</text:span></text:p>
      <text:p text:style-name="P404"><text:span text:style-name="T2">The answer is to add namespaces to your URLconf. In the </text:span><text:span text:style-name="Source_20_Text"><text:span text:style-name="T204">polls/urls.py</text:span></text:span><text:span text:style-name="T2"> file, go ahead and add an </text:span><text:span text:style-name="Source_20_Text"><text:span text:style-name="T204">app_name</text:span></text:span><text:span text:style-name="T2"> to set the application namespace:</text:span></text:p>
      <text:section text:style-name="Sect2" text:name="id12">
        <text:p text:style-name="P405"><text:span text:style-name="Source_20_Text"><text:span text:style-name="T209">polls/urls.py</text:span></text:span><text:a xlink:type="simple" xlink:href="https://docs.djangoproject.com/en/6.0/intro/tutorial03/#id12" text:style-name="Internet_20_link" text:visited-style-name="Visited_20_Internet_20_Link"><text:span text:style-name="T339">¶</text:span></text:a></text:p>
        <text:p text:style-name="P260"><text:span text:style-name="T480">from</text:span><text:span text:style-name="T455"> </text:span><text:span text:style-name="T495">django.urls</text:span><text:span text:style-name="T455"> </text:span><text:span text:style-name="T480">import</text:span> path</text:p>
        <text:p text:style-name="P403"/>
        <text:p text:style-name="P260"><text:span text:style-name="T480">from</text:span><text:span text:style-name="T455"> </text:span><text:span text:style-name="T495">.</text:span><text:span text:style-name="T455"> </text:span><text:span text:style-name="T480">import</text:span> views</text:p>
        <text:p text:style-name="P403"/>
        <text:p text:style-name="P260">app_name <text:span text:style-name="T467">=</text:span> <text:span text:style-name="T506">"polls"</text:span></text:p>
        <text:p text:style-name="P260">urlpatterns <text:span text:style-name="T467">=</text:span> [</text:p>
        <text:p text:style-name="P291"><text:s text:c="4"/><text:span text:style-name="T424">path(</text:span><text:span text:style-name="T507">""</text:span><text:span text:style-name="T424">, views</text:span><text:span text:style-name="T471">.</text:span><text:span text:style-name="T424">index, name</text:span><text:span text:style-name="T471">=</text:span><text:span text:style-name="T507">"index"</text:span><text:span text:style-name="T424">),</text:span></text:p>
        <text:p text:style-name="P291"><text:s text:c="4"/><text:span text:style-name="T424">path(</text:span><text:span text:style-name="T507">"&lt;int:question_id&gt;/"</text:span><text:span text:style-name="T424">, views</text:span><text:span text:style-name="T471">.</text:span><text:span text:style-name="T424">detail, name</text:span><text:span text:style-name="T471">=</text:span><text:span text:style-name="T507">"detail"</text:span><text:span text:style-name="T424">),</text:span></text:p>
        <text:p text:style-name="P291"><text:s text:c="4"/><text:span text:style-name="T424">path(</text:span><text:span text:style-name="T507">"&lt;int:question_id&gt;/results/"</text:span><text:span text:style-name="T424">, views</text:span><text:span text:style-name="T471">.</text:span><text:span text:style-name="T424">results, name</text:span><text:span text:style-name="T471">=</text:span><text:span text:style-name="T507">"results"</text:span><text:span text:style-name="T424">),</text:span></text:p>
        <text:p text:style-name="P291"><text:s text:c="4"/><text:span text:style-name="T424">path(</text:span><text:span text:style-name="T507">"&lt;int:question_id&gt;/vote/"</text:span><text:span text:style-name="T424">, views</text:span><text:span text:style-name="T471">.</text:span><text:span text:style-name="T424">vote, name</text:span><text:span text:style-name="T471">=</text:span><text:span text:style-name="T507">"vote"</text:span><text:span text:style-name="T424">),</text:span></text:p>
        <text:p text:style-name="P260">]</text:p>
      </text:section>
      <text:p text:style-name="P404"><text:span text:style-name="T2">Now change your </text:span><text:span text:style-name="Source_20_Text"><text:span text:style-name="T204">polls/index.html</text:span></text:span><text:span text:style-name="T2"> template from:</text:span></text:p>
      <text:section text:style-name="Sect2" text:name="id13">
        <text:p text:style-name="P405"><text:span text:style-name="Source_20_Text"><text:span text:style-name="T209">polls/templates/polls/index.html</text:span></text:span><text:a xlink:type="simple" xlink:href="https://docs.djangoproject.com/en/6.0/intro/tutorial03/#id13" text:style-name="Internet_20_link" text:visited-style-name="Visited_20_Internet_20_Link"><text:span text:style-name="T339">¶</text:span></text:a></text:p>
        <text:p text:style-name="P260"><text:soft-page-break/>&lt;<text:span text:style-name="T480">li</text:span>&gt;&lt;<text:span text:style-name="T480">a</text:span> <text:span text:style-name="T525">href</text:span><text:span text:style-name="T467">=</text:span><text:span text:style-name="T506">"</text:span><text:span text:style-name="T522">{%</text:span> <text:span text:style-name="T480">url</text:span> <text:span text:style-name="T506">'detail'</text:span> <text:span text:style-name="T523">question.id</text:span> <text:span text:style-name="T522">%}</text:span><text:span text:style-name="T506">"</text:span>&gt;<text:span text:style-name="T522">{{</text:span> <text:span text:style-name="T523">question.question_text</text:span> <text:span text:style-name="T522">}}</text:span>&lt;/<text:span text:style-name="T480">a</text:span>&gt;&lt;/<text:span text:style-name="T480">li</text:span>&gt;</text:p>
      </text:section>
      <text:p text:style-name="P223">to point at the namespaced detail view:</text:p>
      <text:section text:style-name="Sect2" text:name="id14">
        <text:p text:style-name="P405"><text:span text:style-name="Source_20_Text"><text:span text:style-name="T209">polls/templates/polls/index.html</text:span></text:span><text:a xlink:type="simple" xlink:href="https://docs.djangoproject.com/en/6.0/intro/tutorial03/#id14" text:style-name="Internet_20_link" text:visited-style-name="Visited_20_Internet_20_Link"><text:span text:style-name="T339">¶</text:span></text:a></text:p>
        <text:p text:style-name="P260">&lt;<text:span text:style-name="T480">li</text:span>&gt;&lt;<text:span text:style-name="T480">a</text:span> <text:span text:style-name="T525">href</text:span><text:span text:style-name="T467">=</text:span><text:span text:style-name="T506">"</text:span><text:span text:style-name="T522">{%</text:span> <text:span text:style-name="T480">url</text:span> <text:span text:style-name="T506">'polls:detail'</text:span> <text:span text:style-name="T523">question.id</text:span> <text:span text:style-name="T522">%}</text:span><text:span text:style-name="T506">"</text:span>&gt;<text:span text:style-name="T522">{{</text:span> <text:span text:style-name="T523">question.question_text</text:span> <text:span text:style-name="T522">}}</text:span>&lt;/<text:span text:style-name="T480">a</text:span>&gt;&lt;/<text:span text:style-name="T480">li</text:span>&gt;</text:p>
      </text:section>
      <text:p text:style-name="Text_20_body"><text:line-break/></text:p>
      <text:p text:style-name="Text_20_body"/>
      <text:p text:style-name="Text_20_body"/>
      <text:p text:style-name="Text_20_body"/>
      <text:p text:style-name="Text_20_body"/>
      <text:h text:style-name="P257" text:outline-level="1">DAY 4 </text:h>
      <text:h text:style-name="P256" text:outline-level="1">Writing your first Django app, part 4<text:span text:style-name="T542">(ch</text:span><text:span text:style-name="T543">4</text:span><text:span text:style-name="T542">)</text:span></text:h>
      <text:p text:style-name="Text_20_body"/>
      <text:p text:style-name="P46">detail.html <text:s text:c="2"/></text:p>
      <text:p text:style-name="P46"/>
      <text:p text:style-name="P488">&lt;!DOCTYPE html&gt;</text:p>
      <text:p text:style-name="P484">&lt;<text:span text:style-name="T536">html</text:span> <text:span text:style-name="T538">lang</text:span>=<text:span text:style-name="T539">"</text:span><text:span text:style-name="T540">en</text:span><text:span text:style-name="T539">"</text:span>&gt;</text:p>
      <text:p text:style-name="P484">&lt;<text:span text:style-name="T536">head</text:span>&gt;</text:p>
      <text:p text:style-name="P484">&lt;<text:span text:style-name="T536">meta</text:span> <text:span text:style-name="T538">charset</text:span>=<text:span text:style-name="T539">"</text:span><text:span text:style-name="T540">UTF-8</text:span><text:span text:style-name="T539">"</text:span>&gt;</text:p>
      <text:p text:style-name="P484">&lt;<text:span text:style-name="T536">meta</text:span> <text:span text:style-name="T538">name</text:span>=<text:span text:style-name="T539">"</text:span><text:span text:style-name="T540">viewport</text:span><text:span text:style-name="T539">"</text:span> <text:span text:style-name="T538">content</text:span>=<text:span text:style-name="T539">"</text:span><text:span text:style-name="T540">width=device-width, initial-scale=1.0</text:span><text:span text:style-name="T539">"</text:span>&gt;</text:p>
      <text:p text:style-name="P484">&lt;<text:span text:style-name="T536">title</text:span>&gt;Document&lt;/<text:span text:style-name="T536">title</text:span>&gt;</text:p>
      <text:p text:style-name="P484">&lt;/<text:span text:style-name="T536">head</text:span>&gt;</text:p>
      <text:p text:style-name="P484">&lt;<text:span text:style-name="T536">body</text:span>&gt;</text:p>
      <text:p text:style-name="P484">&lt;<text:span text:style-name="T536">form</text:span> <text:span text:style-name="T538">action</text:span>=<text:span text:style-name="T539">"</text:span><text:span text:style-name="T536">{% url </text:span><text:span text:style-name="T539">'</text:span><text:span text:style-name="T540">polls:vote</text:span><text:span text:style-name="T539">'</text:span><text:span text:style-name="T536"> </text:span><text:span text:style-name="T540">question</text:span><text:span text:style-name="T536">.</text:span><text:span text:style-name="T540">id</text:span><text:span text:style-name="T536"> %}</text:span><text:span text:style-name="T539">"</text:span> <text:span text:style-name="T538">method</text:span>=<text:span text:style-name="T539">"</text:span><text:span text:style-name="T540">post</text:span><text:span text:style-name="T539">"</text:span>&gt;</text:p>
      <text:p text:style-name="P491">{% csrf_token %}</text:p>
      <text:p text:style-name="P484">&lt;<text:span text:style-name="T536">fieldset</text:span>&gt;</text:p>
      <text:p text:style-name="P484">&lt;<text:span text:style-name="T536">legend</text:span>&gt;&lt;<text:span text:style-name="T536">h1</text:span>&gt;<text:span text:style-name="T536">{{ </text:span><text:span text:style-name="T540">question</text:span><text:span text:style-name="T536">.</text:span><text:span text:style-name="T540">question_text</text:span><text:span text:style-name="T536"> }}</text:span>&lt;/<text:span text:style-name="T536">h1</text:span>&gt;&lt;/<text:span text:style-name="T536">legend</text:span>&gt;</text:p>
      <text:p text:style-name="P484"><text:span text:style-name="T536">{% if </text:span><text:span text:style-name="T540">error_message</text:span><text:span text:style-name="T536"> %}</text:span>&lt;<text:span text:style-name="T536">p</text:span>&gt;&lt;<text:span text:style-name="T536">strong</text:span>&gt;<text:span text:style-name="T536">{{ </text:span><text:span text:style-name="T540">error_message</text:span><text:span text:style-name="T536"> }}</text:span>&lt;/<text:span text:style-name="T536">strong</text:span>&gt;&lt;/<text:span text:style-name="T536">p</text:span>&gt;<text:span text:style-name="T536">{% endif %}</text:span></text:p>
      <text:p text:style-name="P484"><text:span text:style-name="T536">{% for </text:span><text:span text:style-name="T540">choice</text:span><text:span text:style-name="T536"> in </text:span><text:span text:style-name="T540">question</text:span><text:span text:style-name="T536">.</text:span><text:span text:style-name="T540">choice_set</text:span><text:span text:style-name="T536">.</text:span><text:span text:style-name="T540">all</text:span><text:span text:style-name="T536"> %}</text:span></text:p>
      <text:p text:style-name="P484">&lt;<text:span text:style-name="T536">input</text:span> <text:span text:style-name="T538">type</text:span>=<text:span text:style-name="T539">"</text:span><text:span text:style-name="T540">radio</text:span><text:span text:style-name="T539">"</text:span> <text:span text:style-name="T538">name</text:span>=<text:span text:style-name="T539">"</text:span><text:span text:style-name="T540">choice</text:span><text:span text:style-name="T539">"</text:span> <text:span text:style-name="T538">id</text:span><text:span text:style-name="T536">=</text:span><text:span text:style-name="T539">"</text:span><text:span text:style-name="T540">choice</text:span><text:span text:style-name="T536">{{ </text:span><text:span text:style-name="T540">forloop</text:span><text:span text:style-name="T536">.</text:span><text:span text:style-name="T540">counter</text:span><text:span text:style-name="T536"> }}</text:span><text:span text:style-name="T539">"</text:span> <text:span text:style-name="T538">value</text:span>=<text:span text:style-name="T539">"</text:span><text:span text:style-name="T536">{{ </text:span><text:span text:style-name="T540">choice</text:span><text:span text:style-name="T536">.</text:span><text:span text:style-name="T540">id</text:span><text:span text:style-name="T536"> }}</text:span><text:span text:style-name="T539">"</text:span>&gt;</text:p>
      <text:p text:style-name="P484">&lt;<text:span text:style-name="T536">label</text:span> <text:span text:style-name="T538">for</text:span>=<text:span text:style-name="T539">"</text:span><text:span text:style-name="T540">choice</text:span><text:span text:style-name="T536">{{ </text:span><text:span text:style-name="T540">forloop</text:span><text:span text:style-name="T536">.</text:span><text:span text:style-name="T540">counter</text:span><text:span text:style-name="T536"> }}</text:span><text:span text:style-name="T539">"</text:span>&gt;<text:span text:style-name="T536">{{ </text:span><text:span text:style-name="T540">choice</text:span><text:span text:style-name="T536">.</text:span><text:span text:style-name="T540">choice_text</text:span><text:span text:style-name="T536"> }}</text:span>&lt;/<text:span text:style-name="T536">label</text:span>&gt;&lt;<text:span text:style-name="T536">br</text:span>&gt;</text:p>
      <text:p text:style-name="P491">{% endfor %}</text:p>
      <text:p text:style-name="P484">&lt;/<text:span text:style-name="T536">fieldset</text:span>&gt;</text:p>
      <text:p text:style-name="P484">&lt;<text:span text:style-name="T536">input</text:span> <text:span text:style-name="T538">type</text:span>=<text:span text:style-name="T539">"</text:span><text:span text:style-name="T540">submit</text:span><text:span text:style-name="T539">"</text:span> <text:span text:style-name="T538">value</text:span>=<text:span text:style-name="T539">"</text:span><text:span text:style-name="T540">Vote</text:span><text:span text:style-name="T539">"</text:span>&gt;</text:p>
      <text:p text:style-name="P484">&lt;/<text:span text:style-name="T536">form</text:span>&gt;</text:p>
      <text:p text:style-name="P484">&lt;/<text:span text:style-name="T536">body</text:span>&gt;</text:p>
      <text:p text:style-name="P484">&lt;/<text:span text:style-name="T536">html</text:span>&gt;</text:p>
      <text:p text:style-name="P46"/>
      <text:p text:style-name="P46"/>
      <text:h text:style-name="P152" text:outline-level="2"><text:soft-page-break/>CSRF Token</text:h>
      <text:p text:style-name="P399"><text:span text:style-name="Source_20_Text"><text:span text:style-name="T516">{% csrf_token %}</text:span></text:span></text:p>
      <text:p text:style-name="Text_20_body"><text:span text:style-name="T516">Security token required by Django for POST request.<text:line-break/>Without this → </text:span><text:span text:style-name="Strong_20_Emphasis"><text:span text:style-name="T516">403 Forbidden error</text:span></text:span><text:span text:style-name="T516">.</text:span></text:p>
      <text:h text:style-name="P45" text:outline-level="2">Fieldset</text:h>
      <text:p text:style-name="P399"><text:span text:style-name="Source_20_Text">&lt;fieldset&gt;</text:span></text:p>
      <text:p text:style-name="Text_20_body">Groups related form fields together (HTML semantic tag).</text:p>
      <text:p text:style-name="P46"/>
      <text:p text:style-name="P46"><text:span text:style-name="Strong_20_Emphasis">forloop.counter </text:span>→ unique id for label connection start from 1 </text:p>
      <text:p text:style-name="Text_20_body"/>
      <text:p text:style-name="P6">views.py </text:p>
      <text:p text:style-name="P484"><text:span text:style-name="T536">def</text:span> <text:span text:style-name="T537">vote</text:span>(<text:span text:style-name="T541">request</text:span>, <text:span text:style-name="T541">question_id</text:span>,<text:span text:style-name="T536">**</text:span><text:span text:style-name="T541">kwargs</text:span>):</text:p>
      <text:p text:style-name="P484"><text:span text:style-name="T537">print</text:span>(<text:span text:style-name="T541">request</text:span>.<text:span text:style-name="T544">POST</text:span>)</text:p>
      <text:p text:style-name="P484">question <text:span text:style-name="T536">=</text:span> <text:span text:style-name="T537">get_object_or_404</text:span>(<text:span text:style-name="T546">Question</text:span>, <text:span text:style-name="T541">pk</text:span><text:span text:style-name="T536">=</text:span><text:span text:style-name="T541">question_id</text:span>)</text:p>
      <text:p text:style-name="P484"><text:span text:style-name="T536">try</text:span>:</text:p>
      <text:p text:style-name="P484">selected_choice <text:span text:style-name="T536">=</text:span> question.choice_set.get(<text:span text:style-name="T541">pk</text:span><text:span text:style-name="T536">=</text:span><text:span text:style-name="T541">request</text:span>.<text:span text:style-name="T544">POST</text:span>[<text:span text:style-name="T539">"</text:span><text:span text:style-name="T540">choice</text:span><text:span text:style-name="T539">"</text:span>])</text:p>
      <text:p text:style-name="P484"><text:span text:style-name="T536">except</text:span> (<text:span text:style-name="T546">KeyError</text:span>, <text:span text:style-name="T546">Choice</text:span>.DoesNotExist):</text:p>
      <text:p text:style-name="P492"># Redisplay the question voting form.</text:p>
      <text:p text:style-name="P484"><text:span text:style-name="T536">return</text:span> <text:span text:style-name="T537">render</text:span>(</text:p>
      <text:p text:style-name="P484"><text:span text:style-name="T541">request</text:span>,</text:p>
      <text:p text:style-name="P484"><text:span text:style-name="T539">"</text:span><text:span text:style-name="T540">polls/detail.html</text:span><text:span text:style-name="T539">"</text:span>,</text:p>
      <text:p text:style-name="P484">{</text:p>
      <text:p text:style-name="P484"><text:span text:style-name="T539">"</text:span><text:span text:style-name="T540">question</text:span><text:span text:style-name="T539">"</text:span>: question,</text:p>
      <text:p text:style-name="P484"><text:span text:style-name="T539">"</text:span><text:span text:style-name="T540">error_message</text:span><text:span text:style-name="T539">"</text:span>: <text:span text:style-name="T539">"</text:span><text:span text:style-name="T540">You didn't select a choice.</text:span><text:span text:style-name="T539">"</text:span>,</text:p>
      <text:p text:style-name="P484">},</text:p>
      <text:p text:style-name="P484">)</text:p>
      <text:p text:style-name="P484"><text:span text:style-name="T536">else</text:span>:</text:p>
      <text:p text:style-name="P484">selected_choice.votes <text:span text:style-name="T536">+=</text:span> <text:span text:style-name="T544">1</text:span></text:p>
      <text:p text:style-name="P484">selected_choice.save()</text:p>
      <text:p text:style-name="P492"># Always return an HttpResponseRedirect after successfully dealing</text:p>
      <text:p text:style-name="P492"># with POST data. This prevents data from being posted twice if a</text:p>
      <text:p text:style-name="P492"># user hits the Back button.</text:p>
      <text:p text:style-name="P484"><text:span text:style-name="T536">return</text:span> <text:span text:style-name="T546">HttpResponseRedirect</text:span>(<text:span text:style-name="T537">reverse</text:span>(<text:span text:style-name="T539">"</text:span><text:span text:style-name="T540">polls:result</text:span><text:span text:style-name="T539">"</text:span>, <text:span text:style-name="T541">args</text:span><text:span text:style-name="T536">=</text:span>(question.id,)))</text:p>
      <text:p text:style-name="P485"/>
      <text:h text:style-name="P5" text:outline-level="2"><text:span text:style-name="Source_20_Text"><text:span text:style-name="T509">reverse()</text:span></text:span><text:span text:style-name="T509"> Syntax</text:span></text:h>
      <text:p text:style-name="P398"><text:span text:style-name="Source_20_Text"><text:span text:style-name="T509">from django.urls import reverse</text:span></text:span></text:p>
      <text:p text:style-name="P156"/>
      <text:p text:style-name="P399"><text:span text:style-name="Source_20_Text"><text:span text:style-name="T509">reverse(viewname, args=None, kwargs=None)</text:span></text:span></text:p>
      <text:p text:style-name="P8"><text:soft-page-break/>without reverse appko kist path navigate krne ke liat explicit path dena parega jo ki sahi nhi hai for example like this :-&gt; </text:p>
      <text:p text:style-name="P136">HttpResponseRedirect("/polls/3/result/")</text:p>
      <text:p text:style-name="P137">but if you use reverse you have to write like this mean s dynamically update url </text:p>
      <text:p text:style-name="P137"/>
      <text:p text:style-name="P284">reverse(<text:span text:style-name="T506">"polls:results"</text:span>, args<text:span text:style-name="T467">=</text:span>(question<text:span text:style-name="T467">.</text:span>id,)</text:p>
      <text:p text:style-name="P284"/>
      <text:p text:style-name="P286">DAY 4</text:p>
      <text:p text:style-name="P285"/>
      <text:p text:style-name="P279"/>
      <text:h text:style-name="P278" text:outline-level="1">Methods to CREATE object in Django ORM</text:h>
      <text:h text:style-name="Heading_20_2" text:outline-level="2">1. <text:span text:style-name="Source_20_Text">.create()</text:span> ⭐ (Most common)</text:h>
      <text:p text:style-name="P399"><text:span text:style-name="Source_20_Text">post = Post.objects.create(title="Hello", content="World")</text:span></text:p>
      <text:list xml:id="list3160117692" text:style-name="L40">
        <text:list-item>
          <text:p text:style-name="P666">Auto save ✔</text:p>
        </text:list-item>
        <text:list-item>
          <text:p text:style-name="P666">Single query</text:p>
        </text:list-item>
        <text:list-item>
          <text:p text:style-name="P666">Most used</text:p>
        </text:list-item>
      </text:list>
      <text:p text:style-name="Horizontal_20_Line"/>
      <text:h text:style-name="Heading_20_2" text:outline-level="2">2. Model Constructor + <text:span text:style-name="Source_20_Text">.save()</text:span></text:h>
      <text:p text:style-name="P398"><text:span text:style-name="Source_20_Text">post = Post(title="Hello", content="World")</text:span></text:p>
      <text:p text:style-name="P399"><text:span text:style-name="Source_20_Text">post.save()</text:span></text:p>
      <text:list xml:id="list3106597696" text:style-name="L41">
        <text:list-item>
          <text:p text:style-name="P667">Manual save needed</text:p>
        </text:list-item>
        <text:list-item>
          <text:p text:style-name="P667"><text:soft-page-break/>Useful when modify before save</text:p>
        </text:list-item>
      </text:list>
      <text:p text:style-name="Horizontal_20_Line"/>
      <text:h text:style-name="Heading_20_2" text:outline-level="2">3. Related Manager <text:span text:style-name="Source_20_Text">.create()</text:span> (ForeignKey case)</text:h>
      <text:p text:style-name="P399"><text:span text:style-name="Source_20_Text">u1.post_set.create(title="Hello", content="World")</text:span></text:p>
      <text:list xml:id="list1971035747" text:style-name="L42">
        <text:list-item>
          <text:p text:style-name="P668">FK auto set</text:p>
        </text:list-item>
        <text:list-item>
          <text:p text:style-name="P668">Clean when parent object known</text:p>
        </text:list-item>
      </text:list>
      <text:p text:style-name="Horizontal_20_Line"/>
      <text:h text:style-name="Heading_20_2" text:outline-level="2">4. <text:span text:style-name="Source_20_Text">.bulk_create()</text:span> (Multiple objects at once) 🔥</text:h>
      <text:p text:style-name="P398"><text:span text:style-name="Source_20_Text">Post.objects.bulk_create([</text:span></text:p>
      <text:p text:style-name="P398"><text:span text:style-name="Source_20_Text"><text:s text:c="4"/>Post(title="A", content="1"),</text:span></text:p>
      <text:p text:style-name="P398"><text:span text:style-name="Source_20_Text"><text:s text:c="4"/>Post(title="B", content="2"),</text:span></text:p>
      <text:p text:style-name="P398"><text:span text:style-name="Source_20_Text"><text:s text:c="4"/>Post(title="C", content="3"),</text:span></text:p>
      <text:p text:style-name="P399"><text:span text:style-name="Source_20_Text">])</text:span></text:p>
      <text:list xml:id="list1567505160" text:style-name="L43">
        <text:list-item>
          <text:p text:style-name="P669">Fast (single query)</text:p>
        </text:list-item>
        <text:list-item>
          <text:p text:style-name="P669">No <text:span text:style-name="Source_20_Text">save()</text:span> call internally</text:p>
        </text:list-item>
        <text:list-item>
          <text:p text:style-name="P669"><text:span text:style-name="T509">Signals </text:span><text:span text:style-name="Strong_20_Emphasis"><text:span text:style-name="T509">not triggered</text:span></text:span></text:p>
        </text:list-item>
        <text:list-item>
          <text:p text:style-name="P669">Used for large data insert</text:p>
        </text:list-item>
      </text:list>
      <text:p text:style-name="Horizontal_20_Line"/>
      <text:h text:style-name="Heading_20_2" text:outline-level="2">5. <text:span text:style-name="Source_20_Text">.get_or_create()</text:span> (Create if not exists)</text:h>
      <text:p text:style-name="P398"><text:span text:style-name="Source_20_Text">post, created = Post.objects.get_or_create(</text:span></text:p>
      <text:p text:style-name="P398"><text:span text:style-name="Source_20_Text"><text:s text:c="4"/>title="Hello",</text:span></text:p>
      <text:p text:style-name="P398"><text:span text:style-name="Source_20_Text"><text:s text:c="4"/>defaults={"content": "World"}</text:span></text:p>
      <text:p text:style-name="P399"><text:span text:style-name="Source_20_Text">)</text:span></text:p>
      <text:list xml:id="list3437312850" text:style-name="L44">
        <text:list-item>
          <text:p text:style-name="P670">Prevent duplicates</text:p>
        </text:list-item>
        <text:list-item>
          <text:p text:style-name="P670">Returns <text:span text:style-name="Source_20_Text">(object, created_bool)</text:span></text:p>
        </text:list-item>
      </text:list>
      <text:p text:style-name="Horizontal_20_Line"/>
      <text:h text:style-name="Heading_20_2" text:outline-level="2">6. <text:span text:style-name="Source_20_Text">.update_or_create()</text:span></text:h>
      <text:p text:style-name="P398"><text:span text:style-name="Source_20_Text">post, created = Post.objects.update_or_create(</text:span></text:p>
      <text:p text:style-name="P398"><text:span text:style-name="Source_20_Text"><text:s text:c="4"/>title="Hello",</text:span></text:p>
      <text:p text:style-name="P398"><text:span text:style-name="Source_20_Text"><text:s text:c="4"/>defaults={"content": "Updated"}</text:span></text:p>
      <text:p text:style-name="P399"><text:span text:style-name="Source_20_Text">)</text:span></text:p>
      <text:list xml:id="list3023892799" text:style-name="L45">
        <text:list-item>
          <text:p text:style-name="P671">If exists → update</text:p>
        </text:list-item>
        <text:list-item>
          <text:p text:style-name="P671">Else → create</text:p>
        </text:list-item>
      </text:list>
      <text:p text:style-name="P279"><text:soft-page-break/></text:p>
      <text:p text:style-name="P279"/>
      <text:h text:style-name="P281" text:outline-level="2">Main Difference</text:h>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Source_20_Text">q.choice_set.create()</text:span></text:p>
            </table:table-cell>
            <table:table-cell table:style-name="Table14.A1" office:value-type="string">
              <text:p text:style-name="Table_20_Heading"><text:span text:style-name="Source_20_Text">Choice.objects.create()</text:span></text:p>
            </table:table-cell>
          </table:table-row>
        </table:table-header-rows>
        <table:table-row>
          <table:table-cell table:style-name="Table14.A1" office:value-type="string">
            <text:p text:style-name="Table_20_Contents">Related manager</text:p>
          </table:table-cell>
          <table:table-cell table:style-name="Table14.A1" office:value-type="string">
            <text:p text:style-name="Table_20_Contents">Default manager</text:p>
          </table:table-cell>
        </table:table-row>
        <table:table-row>
          <table:table-cell table:style-name="Table14.A1" office:value-type="string">
            <text:p text:style-name="Table_20_Contents">FK auto fill</text:p>
          </table:table-cell>
          <table:table-cell table:style-name="Table14.A1" office:value-type="string">
            <text:p text:style-name="Table_20_Contents">FK manually dena</text:p>
          </table:table-cell>
        </table:table-row>
        <table:table-row>
          <table:table-cell table:style-name="Table14.A1" office:value-type="string">
            <text:p text:style-name="Table_20_Contents">Short &amp; clean</text:p>
          </table:table-cell>
          <table:table-cell table:style-name="Table14.A1" office:value-type="string">
            <text:p text:style-name="Table_20_Contents">Explicit</text:p>
          </table:table-cell>
        </table:table-row>
        <table:table-row>
          <table:table-cell table:style-name="Table14.A1" office:value-type="string">
            <text:p text:style-name="Table_20_Contents">Use when parent object hai</text:p>
          </table:table-cell>
          <table:table-cell table:style-name="Table14.A1" office:value-type="string">
            <text:p text:style-name="Table_20_Contents">Use anywhere</text:p>
            <text:p text:style-name="Table_20_Contents"/>
            <text:p text:style-name="P493"/>
            <text:p text:style-name="P493"/>
          </table:table-cell>
        </table:table-row>
      </table:table>
      <text:p text:style-name="P282"><text:s/></text:p>
      <text:p text:style-name="Text_20_body"><text:span text:style-name="Strong_20_Emphasis"/></text:p>
      <text:p text:style-name="Horizontal_20_Line"/>
      <text:h text:style-name="P280" text:outline-level="1">Methods to UPDATE object in Django</text:h>
      <text:h text:style-name="Heading_20_2" text:outline-level="2">1. Object change + <text:span text:style-name="Source_20_Text">.save()</text:span> ⭐ (Most common)</text:h>
      <text:p text:style-name="P398"><text:span text:style-name="Source_20_Text">post = Post.objects.get(id=1)</text:span></text:p>
      <text:p text:style-name="P398"><text:span text:style-name="Source_20_Text">post.title = "New Title"</text:span></text:p>
      <text:p text:style-name="P398"><text:span text:style-name="Source_20_Text">post.content = "Updated content"</text:span></text:p>
      <text:p text:style-name="P399"><text:span text:style-name="Source_20_Text">post.save()</text:span></text:p>
      <text:p text:style-name="Text_20_body">✔ Most used<text:line-break/>✔ Signals trigger hote hain<text:line-break/>✔ <text:span text:style-name="Source_20_Text">auto_now</text:span> update hota hai</text:p>
      <text:p text:style-name="Horizontal_20_Line"/>
      <text:h text:style-name="Heading_20_2" text:outline-level="2">2. <text:span text:style-name="Source_20_Text">.update()</text:span> (QuerySet level) 🔥</text:h>
      <text:p text:style-name="P399"><text:span text:style-name="Source_20_Text">Post.objects.filter(id=1).update(title="New Title", content="Updated")</text:span></text:p>
      <text:list xml:id="list663837787" text:style-name="L46">
        <text:list-item>
          <text:p text:style-name="P637">Direct DB update (single query)</text:p>
        </text:list-item>
        <text:list-item>
          <text:p text:style-name="P672"><text:span text:style-name="Strong_20_Emphasis">No model save()</text:span></text:p>
        </text:list-item>
        <text:list-item>
          <text:p text:style-name="P672"><text:span text:style-name="Strong_20_Emphasis">No signals</text:span></text:p>
        </text:list-item>
        <text:list-item>
          <text:p text:style-name="P672"><text:span text:style-name="Source_20_Text">auto_now</text:span> <text:span text:style-name="Strong_20_Emphasis">not triggered automatically</text:span></text:p>
        </text:list-item>
        <text:list-item>
          <text:p text:style-name="P672">Faster than save()</text:p>
        </text:list-item>
      </text:list>
      <text:p text:style-name="P163">👉 Use when bulk/fast update chahiye.</text:p>
      <text:p text:style-name="P154"/>
      <text:h text:style-name="Heading_20_2" text:outline-level="2"><text:soft-page-break/><text:span text:style-name="T509">3. Update only specific fields (</text:span><text:span text:style-name="Source_20_Text"><text:span text:style-name="T509">update_fields</text:span></text:span><text:span text:style-name="T509">)</text:span></text:h>
      <text:p text:style-name="P398"><text:span text:style-name="Source_20_Text"><text:span text:style-name="T509">post = Post.objects.get(id=1)</text:span></text:span></text:p>
      <text:p text:style-name="P398"><text:span text:style-name="Source_20_Text"><text:span text:style-name="T509">post.title = "New Title"</text:span></text:span></text:p>
      <text:p text:style-name="P399"><text:span text:style-name="Source_20_Text"><text:span text:style-name="T509">post.save(update_fields=["title"])</text:span></text:span></text:p>
      <text:list xml:id="list2773295223" text:style-name="L47">
        <text:list-item>
          <text:p text:style-name="P638">Sirf selected fields update</text:p>
        </text:list-item>
        <text:list-item>
          <text:p text:style-name="P638">Performance better</text:p>
        </text:list-item>
        <text:list-item>
          <text:p text:style-name="P638">Signals trigger ✔</text:p>
        </text:list-item>
      </text:list>
      <text:p text:style-name="P154"/>
      <text:h text:style-name="Heading_20_2" text:outline-level="2">4. <text:span text:style-name="Source_20_Text">.update_or_create()</text:span> (Update if exists)</text:h>
      <text:p text:style-name="P398"><text:span text:style-name="Source_20_Text">post, created = Post.objects.update_or_create(</text:span></text:p>
      <text:p text:style-name="P398"><text:span text:style-name="Source_20_Text"><text:s text:c="4"/>id=1,</text:span></text:p>
      <text:p text:style-name="P398"><text:span text:style-name="Source_20_Text"><text:s text:c="4"/>defaults={"title": "Updated Title"}</text:span></text:p>
      <text:p text:style-name="P399"><text:span text:style-name="Source_20_Text">)</text:span></text:p>
      <text:list xml:id="list2565400032" text:style-name="L48">
        <text:list-item>
          <text:p text:style-name="P673">If exists → update</text:p>
        </text:list-item>
        <text:list-item>
          <text:p text:style-name="P673">Else → create</text:p>
        </text:list-item>
      </text:list>
      <text:p text:style-name="Horizontal_20_Line"/>
      <text:h text:style-name="Heading_20_2" text:outline-level="2">5. Bulk update (many objects)</text:h>
      <text:p text:style-name="P398"><text:span text:style-name="Source_20_Text">posts = Post.objects.all()</text:span></text:p>
      <text:p text:style-name="P398"/>
      <text:p text:style-name="P398"><text:span text:style-name="Source_20_Text">for p in posts:</text:span></text:p>
      <text:p text:style-name="P398"><text:span text:style-name="Source_20_Text"><text:s text:c="4"/>p.title = "Same title"</text:span></text:p>
      <text:p text:style-name="P398"/>
      <text:p text:style-name="P399"><text:span text:style-name="Source_20_Text">Post.objects.bulk_update(posts, ["title"])</text:span></text:p>
      <text:list xml:id="list2142570915" text:style-name="L49">
        <text:list-item>
          <text:p text:style-name="P674">Fast update multiple rows</text:p>
        </text:list-item>
        <text:list-item>
          <text:p text:style-name="P674"><text:span text:style-name="Strong_20_Emphasis">No signals</text:span></text:p>
        </text:list-item>
        <text:list-item>
          <text:p text:style-name="P674"><text:span text:style-name="Source_20_Text">save()</text:span> not called</text:p>
        </text:list-item>
      </text:list>
      <text:p text:style-name="Horizontal_20_Line"/>
      <text:h text:style-name="Heading_20_2" text:outline-level="2">6. Related manager update</text:h>
      <text:p text:style-name="P399"><text:span text:style-name="Source_20_Text">u1.post_set.filter(id=1).update(title="Updated")</text:span></text:p>
      <text:p text:style-name="Text_20_body">Same as <text:span text:style-name="Source_20_Text">.update()</text:span> but through relation.</text:p>
      <text:p text:style-name="P283"/>
      <text:p text:style-name="P283"/>
      <text:p text:style-name="P283"><text:soft-page-break/></text:p>
      <text:p text:style-name="P283"/>
      <text:p text:style-name="P140">For redirection we use these in django </text:p>
      <text:p text:style-name="P140">Short answer </text:p>
      <text:p text:style-name="P140"><text:s/><text:span text:style-name="Strong_20_Emphasis">Practically haan — Django me redirect ke liye main 2 hi use hote hain:</text:span></text:p>
      <text:list xml:id="list2379527747" text:style-name="L50">
        <text:list-item>
          <text:p text:style-name="P675"><text:span text:style-name="Source_20_Text">HttpResponseRedirect</text:span></text:p>
        </text:list-item>
        <text:list-item>
          <text:p text:style-name="P675"><text:span text:style-name="Strong_20_Emphasis"><text:span text:style-name="Source_20_Text">redirect()</text:span></text:span><text:span text:style-name="Strong_20_Emphasis"> (shortcut)</text:span></text:p>
        </text:list-item>
      </text:list>
      <text:p text:style-name="Text_20_body">Lekin concept thoda aur clear kar deta hoon 👇</text:p>
      <text:p text:style-name="Horizontal_20_Line"/>
      <text:h text:style-name="Heading_20_2" text:outline-level="2">1. <text:span text:style-name="Source_20_Text">redirect()</text:span> ⭐ (Most used)</text:h>
      <text:p text:style-name="P398"><text:span text:style-name="Source_20_Text">from django.shortcuts import redirect</text:span></text:p>
      <text:p text:style-name="P398"/>
      <text:p text:style-name="P399"><text:span text:style-name="Source_20_Text">return redirect("polls:results", question.id)</text:span></text:p>
      <text:list xml:id="list3994222104" text:style-name="L51">
        <text:list-item>
          <text:p text:style-name="P676">Internally <text:span text:style-name="Source_20_Text">HttpResponseRedirect</text:span> use karta hai</text:p>
        </text:list-item>
        <text:list-item>
          <text:p text:style-name="P676">URL name, object, ya direct URL sab accept karta hai</text:p>
        </text:list-item>
        <text:list-item>
          <text:p text:style-name="P676">Clean &amp; recommended</text:p>
        </text:list-item>
      </text:list>
      <text:p text:style-name="Horizontal_20_Line"/>
      <text:h text:style-name="Heading_20_2" text:outline-level="2">2. <text:span text:style-name="Source_20_Text">HttpResponseRedirect</text:span></text:h>
      <text:p text:style-name="P398"><text:span text:style-name="Source_20_Text">from django.http import HttpResponseRedirect</text:span></text:p>
      <text:p text:style-name="P398"><text:span text:style-name="Source_20_Text">from django.urls import reverse</text:span></text:p>
      <text:p text:style-name="P398"/>
      <text:p text:style-name="P399"><text:span text:style-name="Source_20_Text">return HttpResponseRedirect(reverse("polls:results", args=(question.id,)))</text:span></text:p>
      <text:list xml:id="list3518764279" text:style-name="L52">
        <text:list-item>
          <text:p text:style-name="P677">Low-level class</text:p>
        </text:list-item>
        <text:list-item>
          <text:p text:style-name="P677">Manual control</text:p>
        </text:list-item>
      </text:list>
      <text:p text:style-name="Horizontal_20_Line"/>
      <text:h text:style-name="Heading_20_2" text:outline-level="2"><text:soft-page-break/>3. Ek aur bhi hai → <text:span text:style-name="Source_20_Text">HttpResponsePermanentRedirect</text:span> (301)</text:h>
      <text:p text:style-name="P398"><text:span text:style-name="Source_20_Text">from django.http import HttpResponsePermanentRedirect</text:span></text:p>
      <text:p text:style-name="P398"/>
      <text:p text:style-name="P399"><text:span text:style-name="Source_20_Text">return HttpResponsePermanentRedirect("/new-url/")</text:span></text:p>
      <text:list xml:id="list968327498" text:style-name="L53">
        <text:list-item>
          <text:p text:style-name="P678">Permanent redirect (SEO, caching)</text:p>
        </text:list-item>
        <text:list-item>
          <text:p text:style-name="P678">Rare use in normal apps</text:p>
        </text:list-item>
      </text:list>
      <text:p text:style-name="P140"/>
      <text:p text:style-name="P496"/>
      <text:p text:style-name="P496"/>
      <text:p text:style-name="P496"/>
      <text:p text:style-name="P496"/>
      <text:p text:style-name="P496"/>
      <text:p text:style-name="P496"/>
      <text:p text:style-name="P496"/>
      <text:p text:style-name="P496"/>
      <text:p text:style-name="P498">SETTING.PY IN DETAIL </text:p>
      <text:p text:style-name="P498"/>
      <text:p text:style-name="P499">a) <text:s/>BASE_DIR = Path(__file__).resolve().parent.parent</text:p>
      <text:p text:style-name="P499"/>
      <text:p text:style-name="P516"><text:span text:style-name="T548"><text:s text:c="3"/></text:span><text:span text:style-name="T552">. </text:span><text:span text:style-name="Source_20_Text"><text:span text:style-name="T552">__file__</text:span></text:span></text:p>
      <text:list xml:id="list3319825258" text:style-name="L54">
        <text:list-item>
          <text:p text:style-name="P679"><text:span text:style-name="T552">Ye </text:span><text:span text:style-name="Strong_20_Emphasis"><text:span text:style-name="T552">current file ka path</text:span></text:span><text:span text:style-name="T552"> deta hai (yaha </text:span><text:span text:style-name="Source_20_Text"><text:span text:style-name="T552">settings.py</text:span></text:span><text:span text:style-name="T552"> ka).</text:span></text:p>
        </text:list-item>
        <text:list-item>
          <text:p text:style-name="P680">Example:</text:p>
          <text:p text:style-name="P614"><text:span text:style-name="Source_20_Text"><text:span text:style-name="T552">/home/user/project/project/settings.py</text:span></text:span></text:p>
        </text:list-item>
      </text:list>
      <text:h text:style-name="P494" text:outline-level="3"><text:soft-page-break/><text:span text:style-name="Source_20_Text"><text:span text:style-name="T552">.</text:span></text:span><text:span text:style-name="Source_20_Text"><text:span text:style-name="T553">resolve()</text:span></text:span></text:h>
      <text:list xml:id="list1402084607" text:style-name="L55">
        <text:list-item>
          <text:p text:style-name="P683"><text:span text:style-name="T552">Ye </text:span><text:span text:style-name="Strong_20_Emphasis"><text:span text:style-name="T552">absolute path</text:span></text:span><text:span text:style-name="T552"> nikalta hai (full real path, no shortcuts).</text:span></text:p>
        </text:list-item>
        <text:list-item>
          <text:p text:style-name="P681">Example:</text:p>
          <text:p text:style-name="P615"><text:span text:style-name="Source_20_Text"><text:span text:style-name="T552">/home/user/project/project/settings.py</text:span></text:span></text:p>
        </text:list-item>
      </text:list>
      <text:p text:style-name="P499"/>
      <text:h text:style-name="P495" text:outline-level="3"><text:span text:style-name="Source_20_Text"><text:span text:style-name="T552">.parent.parent</text:span></text:span></text:h>
      <text:list xml:id="list3420109277" text:style-name="L56">
        <text:list-item>
          <text:p text:style-name="P684"><text:span text:style-name="T552">Do baar </text:span><text:span text:style-name="Source_20_Text"><text:span text:style-name="T552">.parent</text:span></text:span><text:span text:style-name="T552"> → </text:span><text:span text:style-name="Strong_20_Emphasis"><text:span text:style-name="T552">do folder upar</text:span></text:span><text:span text:style-name="T552">.</text:span></text:p>
        </text:list-item>
        <text:list-item>
          <text:p text:style-name="P682">Final:</text:p>
        </text:list-item>
      </text:list>
      <text:p text:style-name="P497"><text:span text:style-name="T552">means now your are at root folder of your project</text:span> </text:p>
      <text:p text:style-name="P497"/>
      <text:p text:style-name="P497"/>
      <text:p text:style-name="P503">DAY 4</text:p>
      <text:p text:style-name="P500">THE MODEL LAYER <text:span text:style-name="T560">(model folder)</text:span></text:p>
      <text:p text:style-name="P500"/>
      <text:p text:style-name="P328">A model is the single, definitive source of information about your data. It contains the essential fields and behaviors of the data you’re storing. </text:p>
      <text:p text:style-name="P253"/>
      <text:p text:style-name="P253"><text:soft-page-break/>Bro yaha <text:span text:style-name="Strong_20_Emphasis">“definitive source”</text:span> ka matlab hai:</text:p>
      <text:p text:style-name="Quotations"><text:span text:style-name="Strong_20_Emphasis">Final / asli / ek hi trusted jagah</text:span></text:p>
      <text:p text:style-name="P170">The basics:</text:p>
      <text:list xml:id="list4191653040" text:style-name="L57">
        <text:list-item>
          <text:p text:style-name="P650"><text:span text:style-name="T2">Each model is a Python class that subclasses </text:span><text:a xlink:type="simple" xlink:href="https://docs.djangoproject.com/en/6.0/ref/models/instances/#django.db.models.Model" text:style-name="Internet_20_link" text:visited-style-name="Visited_20_Internet_20_Link"><text:span text:style-name="Source_20_Text"><text:span text:style-name="T169">django.db.models.Model</text:span></text:span></text:a><text:span text:style-name="T2">.</text:span></text:p>
        </text:list-item>
        <text:list-item>
          <text:p text:style-name="P662">Each attribute of the model represents a database field.</text:p>
        </text:list-item>
      </text:list>
      <text:p text:style-name="P254"><text:span text:style-name="Source_20_Text"><text:span text:style-name="T511">models</text:span></text:span><text:span text:style-name="T510"> = Django ka module (library) jisme tools hote hain,</text:span></text:p>
      <text:p text:style-name="P322">tools liek fields,</text:p>
      <text:p text:style-name="P322">tools means --&gt; a) field </text:p>
      <text:p text:style-name="P322"><text:s text:c="26"/>b) BaseClass jo ki Model hai </text:p>
      <text:p text:style-name="P322"><text:s text:c="26"/>c) realtionship liek foreign key </text:p>
      <text:p text:style-name="P254"><text:span text:style-name="Source_20_Text"><text:span text:style-name="T511">Model</text:span></text:span><text:span text:style-name="T510"> = us module ki base class jisse tum apne database models banate ho.</text:span></text:p>
      <text:p text:style-name="P323"/>
      <text:p text:style-name="P330"/>
      <text:p text:style-name="P330"/>
      <text:p text:style-name="P330"/>
      <text:p text:style-name="P270"><text:span text:style-name="T491">a) f</text:span><text:span text:style-name="T490">rom</text:span><text:span text:style-name="T465"> </text:span><text:span text:style-name="T503">django.db</text:span><text:span text:style-name="T465"> </text:span><text:span text:style-name="T490">import</text:span><text:span text:style-name="T529"> models</text:span></text:p>
      <text:p text:style-name="P403"/>
      <text:p text:style-name="P403"/>
      <text:p text:style-name="P259"><text:span text:style-name="T480">class</text:span><text:span text:style-name="T455"> </text:span><text:span text:style-name="T495">Person</text:span>(models<text:span text:style-name="T467">.</text:span>Model):</text:p>
      <text:p text:style-name="P292"><text:s text:c="4"/><text:span text:style-name="T424">first_name </text:span><text:span text:style-name="T471">=</text:span><text:span text:style-name="T424"> models</text:span><text:span text:style-name="T471">.</text:span><text:span text:style-name="T424">CharField(max_length</text:span><text:span text:style-name="T471">=30</text:span><text:span text:style-name="T424">)</text:span></text:p>
      <text:p text:style-name="P292"><text:s text:c="4"/><text:span text:style-name="T424">last_name </text:span><text:span text:style-name="T471">=</text:span><text:span text:style-name="T424"> models</text:span><text:span text:style-name="T471">.</text:span><text:span text:style-name="T424">CharField(max_length</text:span><text:span text:style-name="T471">=30</text:span><text:span text:style-name="T424">)</text:span></text:p>
      <text:p text:style-name="P217"/>
      <text:p text:style-name="P218">here each field in person class called class attribute and each attributes maps to database column </text:p>
      <text:p text:style-name="P218"/>
      <text:p text:style-name="P219">internally it create like this :</text:p>
      <text:p text:style-name="P271"><text:soft-page-break/><text:span text:style-name="T490">CREATE</text:span><text:span text:style-name="T465"> </text:span><text:span text:style-name="T490">TABLE</text:span><text:span text:style-name="T465"> </text:span><text:span text:style-name="T529">myapp_person</text:span><text:span text:style-name="T465"> </text:span><text:span text:style-name="T529">(</text:span></text:p>
      <text:p text:style-name="P292"><text:span text:style-name="T455"><text:s text:c="4"/></text:span><text:span text:style-name="T524">"id"</text:span><text:span text:style-name="T461"> </text:span><text:span text:style-name="T485">bigint</text:span><text:span text:style-name="T461"> </text:span><text:span text:style-name="T484">NOT</text:span><text:span text:style-name="T461"> </text:span><text:span text:style-name="T484">NULL</text:span><text:span text:style-name="T461"> </text:span><text:span text:style-name="T484">PRIMARY</text:span><text:span text:style-name="T461"> </text:span><text:span text:style-name="T484">KEY</text:span><text:span text:style-name="T461"> </text:span><text:span text:style-name="T484">GENERATED</text:span><text:span text:style-name="T461"> </text:span><text:span text:style-name="T484">BY</text:span><text:span text:style-name="T461"> </text:span><text:span text:style-name="T484">DEFAULT</text:span><text:span text:style-name="T461"> </text:span><text:span text:style-name="T484">AS</text:span><text:span text:style-name="T461"> </text:span><text:span text:style-name="T484">IDENTITY</text:span><text:span text:style-name="T424">,</text:span></text:p>
      <text:p text:style-name="P292"><text:span text:style-name="T455"><text:s text:c="4"/></text:span><text:span text:style-name="T524">"first_name"</text:span><text:span text:style-name="T461"> </text:span><text:span text:style-name="T485">varchar</text:span><text:span text:style-name="T424">(</text:span><text:span text:style-name="T471">30</text:span><text:span text:style-name="T424">)</text:span><text:span text:style-name="T461"> </text:span><text:span text:style-name="T484">NOT</text:span><text:span text:style-name="T461"> </text:span><text:span text:style-name="T484">NULL</text:span><text:span text:style-name="T424">,</text:span></text:p>
      <text:p text:style-name="P292"><text:span text:style-name="T455"><text:s text:c="4"/></text:span><text:span text:style-name="T524">"last_name"</text:span><text:span text:style-name="T461"> </text:span><text:span text:style-name="T485">varchar</text:span><text:span text:style-name="T424">(</text:span><text:span text:style-name="T471">30</text:span><text:span text:style-name="T424">)</text:span><text:span text:style-name="T461"> </text:span><text:span text:style-name="T484">NOT</text:span><text:span text:style-name="T461"> </text:span><text:span text:style-name="T484">NULL</text:span></text:p>
      <text:p text:style-name="P259">);</text:p>
      <text:p text:style-name="P218"/>
      <text:p text:style-name="P663">NOTE --&gt; AS WE KNOW DJANGO AUTOMATIC ADD PRIMARY KEY ID BUT IF YOU WANT TO OVERRIDE IT YOU CAN ADD ONE PARAMETER IN YOUR FIELD THAT IS </text:p>
      <text:p text:style-name="P324">PRIMARY_KEY = True </text:p>
      <text:p text:style-name="P220"/>
      <text:p text:style-name="P79"><text:span text:style-name="T63">b)</text:span><text:span text:style-name="T69">Using models</text:span><text:a xlink:type="simple" xlink:href="https://docs.djangoproject.com/en/6.0/topics/db/models/#using-models" text:style-name="Internet_20_link" text:visited-style-name="Visited_20_Internet_20_Link"><text:span text:style-name="T315">¶</text:span></text:a></text:p>
      <text:p text:style-name="P404"><text:span text:style-name="T2">Once you have defined your models, you need to tell Django you’re going to </text:span><text:span text:style-name="Emphasis"><text:span text:style-name="T2">use</text:span></text:span><text:span text:style-name="T2"> those models. Do this by editing your settings file and changing the </text:span><text:a xlink:type="simple" xlink:href="https://docs.djangoproject.com/en/6.0/ref/settings/#std-setting-INSTALLED_APPS" text:style-name="Internet_20_link" text:visited-style-name="Visited_20_Internet_20_Link"><text:span text:style-name="Source_20_Text"><text:span text:style-name="T169">INSTALLED_APPS</text:span></text:span></text:a><text:span text:style-name="T2"> setting to add the name of the module that contains your </text:span><text:span text:style-name="Source_20_Text"><text:span text:style-name="T204">models.py</text:span></text:span><text:span text:style-name="T2">.</text:span></text:p>
      <text:p text:style-name="P220"/>
      <text:p text:style-name="P220">c) fields</text:p>
      <text:p text:style-name="P220"/>
      <text:p text:style-name="P272"><text:span text:style-name="T490">class</text:span><text:span text:style-name="T465"> </text:span><text:span text:style-name="T503">Musician</text:span><text:span text:style-name="T529">(models</text:span><text:span text:style-name="T475">.</text:span><text:span text:style-name="T529">Model):</text:span></text:p>
      <text:p text:style-name="P292"><text:s text:c="4"/><text:span text:style-name="T424">first_name </text:span><text:span text:style-name="T471">=</text:span><text:span text:style-name="T424"> models</text:span><text:span text:style-name="T471">.</text:span><text:span text:style-name="T424">CharField(max_length</text:span><text:span text:style-name="T471">=50</text:span><text:span text:style-name="T424">)</text:span></text:p>
      <text:p text:style-name="P292"><text:s text:c="4"/><text:span text:style-name="T424">last_name </text:span><text:span text:style-name="T471">=</text:span><text:span text:style-name="T424"> models</text:span><text:span text:style-name="T471">.</text:span><text:span text:style-name="T424">CharField(max_length</text:span><text:span text:style-name="T471">=50</text:span><text:span text:style-name="T424">)</text:span></text:p>
      <text:p text:style-name="P292"><text:s text:c="4"/><text:span text:style-name="T424">instrument </text:span><text:span text:style-name="T471">=</text:span><text:span text:style-name="T424"> models</text:span><text:span text:style-name="T471">.</text:span><text:span text:style-name="T424">CharField(max_length</text:span><text:span text:style-name="T471">=100</text:span><text:span text:style-name="T424">)</text:span></text:p>
      <text:p text:style-name="P403"/>
      <text:p text:style-name="P403"/>
      <text:p text:style-name="P259"><text:span text:style-name="T480">class</text:span><text:span text:style-name="T455"> </text:span><text:span text:style-name="T495">Album</text:span>(models<text:span text:style-name="T467">.</text:span>Model):</text:p>
      <text:p text:style-name="P292"><text:s text:c="4"/><text:span text:style-name="T424">artist </text:span><text:span text:style-name="T471">=</text:span><text:span text:style-name="T424"> models</text:span><text:span text:style-name="T471">.</text:span><text:span text:style-name="T424">ForeignKey(Musician, on_delete</text:span><text:span text:style-name="T471">=</text:span><text:span text:style-name="T424">models</text:span><text:span text:style-name="T471">.</text:span><text:span text:style-name="T424">CASCADE)</text:span></text:p>
      <text:p text:style-name="P292"><text:s text:c="4"/><text:span text:style-name="T424">name </text:span><text:span text:style-name="T471">=</text:span><text:span text:style-name="T424"> models</text:span><text:span text:style-name="T471">.</text:span><text:span text:style-name="T424">CharField(max_length</text:span><text:span text:style-name="T471">=100</text:span><text:span text:style-name="T424">)</text:span></text:p>
      <text:p text:style-name="P292"><text:s text:c="4"/><text:span text:style-name="T424">release_date </text:span><text:span text:style-name="T471">=</text:span><text:span text:style-name="T424"> models</text:span><text:span text:style-name="T471">.</text:span><text:span text:style-name="T424">DateField()</text:span></text:p>
      <text:p text:style-name="P292"><text:s text:c="4"/><text:span text:style-name="T424">num_stars </text:span><text:span text:style-name="T471">=</text:span><text:span text:style-name="T424"> models</text:span><text:span text:style-name="T471">.</text:span><text:span text:style-name="T424">IntegerField()</text:span></text:p>
      <text:p text:style-name="P220"><text:soft-page-break/></text:p>
      <text:p text:style-name="P220">a) if you make foregin key by default it realtes with id of specified filed here id of Musician artis is connected </text:p>
      <text:p text:style-name="P220"/>
      <text:p text:style-name="P325">b) FIELD OPTOINS </text:p>
      <text:p text:style-name="P73"><text:span text:style-name="T253"><text:s text:c="3"/></text:span><text:span text:style-name="T255">1) </text:span><text:span text:style-name="T253">null </text:span><text:span text:style-name="T255">--&gt; </text:span><text:span text:style-name="T250">If </text:span><text:span text:style-name="Source_20_Text"><text:span text:style-name="T277">True</text:span></text:span><text:span text:style-name="T250">, Django will store empty values as </text:span><text:span text:style-name="Source_20_Text"><text:span text:style-name="T277">NULL</text:span></text:span><text:span text:style-name="T283"> </text:span><text:span text:style-name="T250">in the database. Default is </text:span><text:span text:style-name="Source_20_Text"><text:span text:style-name="T277">False</text:span></text:span><text:span text:style-name="T250">.</text:span></text:p>
      <text:p text:style-name="P73"><text:span text:style-name="T248"><text:s text:c="6"/></text:span><text:span text:style-name="T253">2</text:span><text:span text:style-name="T255">) </text:span><text:span text:style-name="T253">blank</text:span><text:span text:style-name="T255"> --&gt; </text:span><text:span text:style-name="T248">If </text:span><text:span text:style-name="Source_20_Text"><text:span text:style-name="T278">True</text:span></text:span><text:span text:style-name="T248">, the field is allowed to be blank. Default is </text:span><text:span text:style-name="Source_20_Text"><text:span text:style-name="T278">False</text:span></text:span></text:p>
      <text:p text:style-name="P80"><text:span text:style-name="Source_20_Text"><text:span text:style-name="T280"><text:s text:c="3"/></text:span></text:span></text:p>
      <text:p text:style-name="P80"><text:span text:style-name="Source_20_Text"><text:span text:style-name="T219">3) </text:span></text:span><text:span text:style-name="Source_20_Text"><text:span text:style-name="T222">choices </text:span></text:span><text:span text:style-name="Source_20_Text"><text:span text:style-name="T219">--&gt; allow you to select any value from this only</text:span></text:span></text:p>
      <text:p text:style-name="P73"><text:span text:style-name="Source_20_Text"><text:span text:style-name="T219"><text:s/>ex --&gt; </text:span></text:span><text:span text:style-name="Source_20_Text"><text:span text:style-name="T214">YEAR_IN_SCHOOL_CHOICES </text:span></text:span><text:span text:style-name="Source_20_Text"><text:span text:style-name="T302">=</text:span></text:span><text:span text:style-name="Source_20_Text"><text:span text:style-name="T214"> [</text:span></text:span></text:p>
      <text:p text:style-name="P292"><text:s text:c="4"/><text:span text:style-name="T424">(</text:span><text:span text:style-name="T507">"FR"</text:span><text:span text:style-name="T424">, </text:span><text:span text:style-name="T507">"Freshman"</text:span><text:span text:style-name="T424">),</text:span></text:p>
      <text:p text:style-name="P292"><text:s text:c="4"/><text:span text:style-name="T424">(</text:span><text:span text:style-name="T507">"SO"</text:span><text:span text:style-name="T424">, </text:span><text:span text:style-name="T507">"Sophomore"</text:span><text:span text:style-name="T424">),</text:span></text:p>
      <text:p text:style-name="P292"><text:s text:c="4"/><text:span text:style-name="T424">(</text:span><text:span text:style-name="T507">"JR"</text:span><text:span text:style-name="T424">, </text:span><text:span text:style-name="T507">"Junior"</text:span><text:span text:style-name="T424">),</text:span></text:p>
      <text:p text:style-name="P292"><text:s text:c="4"/><text:span text:style-name="T424">(</text:span><text:span text:style-name="T507">"SR"</text:span><text:span text:style-name="T424">, </text:span><text:span text:style-name="T507">"Senior"</text:span><text:span text:style-name="T424">),</text:span></text:p>
      <text:p text:style-name="P292"><text:s text:c="4"/><text:span text:style-name="T424">(</text:span><text:span text:style-name="T507">"GR"</text:span><text:span text:style-name="T424">, </text:span><text:span text:style-name="T507">"Graduate"</text:span><text:span text:style-name="T424">),</text:span></text:p>
      <text:p text:style-name="P259">]</text:p>
      <text:p text:style-name="P78"><text:span text:style-name="Source_20_Text"><text:span text:style-name="T220"/></text:span></text:p>
      <text:p text:style-name="P78"><text:span text:style-name="Source_20_Text"><text:span text:style-name="T220"/></text:span></text:p>
      <text:p text:style-name="P78"><text:span text:style-name="Source_20_Text"><text:span text:style-name="T220">OR YOU CAN ALSO CREATE IT LIKE THIS </text:span></text:span></text:p>
      <text:p text:style-name="P77"><text:span text:style-name="Source_20_Text"><text:span text:style-name="T221"/></text:span></text:p>
      <text:p text:style-name="P77"><text:span text:style-name="Source_20_Text"><text:span text:style-name="T370">SHIRT_SIZES </text:span></text:span><text:span text:style-name="Source_20_Text"><text:span text:style-name="T373">=</text:span></text:span><text:span text:style-name="Source_20_Text"><text:span text:style-name="T370"> {</text:span></text:span></text:p>
      <text:p text:style-name="P484"><text:span text:style-name="T539">"</text:span><text:span text:style-name="T540">S</text:span><text:span text:style-name="T539">"</text:span>: <text:span text:style-name="T539">"</text:span><text:span text:style-name="T540">Small</text:span><text:span text:style-name="T539">"</text:span>,</text:p>
      <text:p text:style-name="P484"><text:span text:style-name="T539">"</text:span><text:span text:style-name="T540">M</text:span><text:span text:style-name="T539">"</text:span>: <text:span text:style-name="T539">"</text:span><text:span text:style-name="T540">Medium</text:span><text:span text:style-name="T539">"</text:span>,</text:p>
      <text:p text:style-name="P484"><text:span text:style-name="T539">"</text:span><text:span text:style-name="T540">L</text:span><text:span text:style-name="T539">"</text:span>: <text:span text:style-name="T539">"</text:span><text:span text:style-name="T540">Large</text:span><text:span text:style-name="T539">"</text:span>,</text:p>
      <text:p text:style-name="P484">}</text:p>
      <text:p text:style-name="P78"><text:span text:style-name="Source_20_Text"><text:span text:style-name="T220"/></text:span></text:p>
      <text:p text:style-name="P73"><text:span text:style-name="Source_20_Text"><text:span text:style-name="T219"/></text:span></text:p>
      <text:p text:style-name="P73"><text:span text:style-name="Source_20_Text"><text:span text:style-name="T219">note ---&gt;</text:span></text:span></text:p>
      <text:p text:style-name="P73"><text:span text:style-name="Source_20_Text"><text:span text:style-name="T222"><text:s/>a)</text:span></text:span><text:span text:style-name="Source_20_Text"><text:span text:style-name="T219"> </text:span></text:span><text:span text:style-name="Source_20_Text"><text:span text:style-name="T46">A new migration is created each time the order of </text:span></text:span><text:span text:style-name="Source_20_Text"><text:span text:style-name="T219">choices</text:span></text:span><text:span text:style-name="Source_20_Text"><text:span text:style-name="T88"> </text:span></text:span><text:span text:style-name="Source_20_Text"><text:span text:style-name="T46">changes.</text:span></text:span></text:p>
      <text:p text:style-name="P73"><text:span text:style-name="Source_20_Text"><text:span text:style-name="T222"><text:s/>b) </text:span></text:span><text:span text:style-name="Source_20_Text"><text:span text:style-name="T223"><text:s/></text:span></text:span><text:span text:style-name="Source_20_Text"><text:span text:style-name="T39">The first element in each tuple is the value that will be stored in the database. The second element is displayed by the field’s form widget.</text:span></text:span></text:p>
      <text:p text:style-name="P73"><text:soft-page-break/><text:span text:style-name="Source_20_Text"><text:span text:style-name="T214"/></text:span></text:p>
      <text:p text:style-name="P72"><text:span text:style-name="Source_20_Text"><text:span text:style-name="T349">class</text:span></text:span><text:span text:style-name="Source_20_Text"><text:span text:style-name="T290"> </text:span></text:span><text:span text:style-name="Source_20_Text"><text:span text:style-name="T361">Person</text:span></text:span><text:span text:style-name="Source_20_Text"><text:span text:style-name="T214">(models</text:span></text:span><text:span text:style-name="Source_20_Text"><text:span text:style-name="T302">.</text:span></text:span><text:span text:style-name="Source_20_Text"><text:span text:style-name="T214">Model):</text:span></text:span></text:p>
      <text:p text:style-name="P292"><text:s text:c="4"/><text:span text:style-name="T424">SHIRT_SIZES </text:span><text:span text:style-name="T471">=</text:span><text:span text:style-name="T424"> {</text:span></text:p>
      <text:p text:style-name="P292"><text:s text:c="8"/><text:span text:style-name="T507">"S"</text:span><text:span text:style-name="T424">: </text:span><text:span text:style-name="T507">"Small"</text:span><text:span text:style-name="T424">,</text:span></text:p>
      <text:p text:style-name="P292"><text:s text:c="8"/><text:span text:style-name="T507">"M"</text:span><text:span text:style-name="T424">: </text:span><text:span text:style-name="T507">"Medium"</text:span><text:span text:style-name="T424">,</text:span></text:p>
      <text:p text:style-name="P292"><text:s text:c="8"/><text:span text:style-name="T507">"L"</text:span><text:span text:style-name="T424">: </text:span><text:span text:style-name="T507">"Large"</text:span><text:span text:style-name="T424">,</text:span></text:p>
      <text:p text:style-name="P292"><text:s text:c="4"/><text:span text:style-name="T424">}</text:span></text:p>
      <text:p text:style-name="P292"><text:s text:c="4"/><text:span text:style-name="T424">name </text:span><text:span text:style-name="T471">=</text:span><text:span text:style-name="T424"> models</text:span><text:span text:style-name="T471">.</text:span><text:span text:style-name="T424">CharField(max_length</text:span><text:span text:style-name="T471">=60</text:span><text:span text:style-name="T424">)</text:span></text:p>
      <text:p text:style-name="P292"><text:s text:c="4"/><text:span text:style-name="T424">shirt_size </text:span><text:span text:style-name="T471">=</text:span><text:span text:style-name="T424"> models</text:span><text:span text:style-name="T471">.</text:span><text:span text:style-name="T424">CharField(max_length</text:span><text:span text:style-name="T471">=1</text:span><text:span text:style-name="T424">, choices</text:span><text:span text:style-name="T471">=</text:span><text:span text:style-name="T424">SHIRT_SIZES)</text:span></text:p>
      <text:p text:style-name="P73"><text:span text:style-name="Source_20_Text"><text:span text:style-name="T214"/></text:span></text:p>
      <text:p text:style-name="P80"><text:span text:style-name="Source_20_Text"><text:span text:style-name="T212">You can access second element of choices by this command </text:span></text:span></text:p>
      <text:p text:style-name="P80"><text:span text:style-name="Source_20_Text"><text:span text:style-name="T212">p = Person.objects.get(id=1) </text:span></text:span></text:p>
      <text:p text:style-name="P80"><text:span text:style-name="Source_20_Text"><text:span text:style-name="T212">p.get_shirt_size.display() </text:span></text:span></text:p>
      <text:p text:style-name="P80"><text:span text:style-name="Source_20_Text"><text:span text:style-name="T212"/></text:span></text:p>
      <text:p text:style-name="P80"><text:span text:style-name="Source_20_Text"><text:span text:style-name="T225"/></text:span></text:p>
      <text:p text:style-name="P80"><text:span text:style-name="Source_20_Text"><text:span text:style-name="T225"/></text:span></text:p>
      <text:p text:style-name="P80"><text:span text:style-name="Source_20_Text"><text:span text:style-name="T225"/></text:span></text:p>
      <text:p text:style-name="P80"><text:span text:style-name="Source_20_Text"><text:span text:style-name="T257">You can also use enumeration classes to define </text:span></text:span><text:span text:style-name="Source_20_Text"><text:span text:style-name="T281">choices </text:span></text:span><text:span text:style-name="Source_20_Text"><text:span text:style-name="T257">in a concise way:</text:span></text:span></text:p>
      <text:p text:style-name="P80"><text:span text:style-name="Source_20_Text"><text:span text:style-name="T279"/></text:span></text:p>
      <text:p text:style-name="P486"><text:span text:style-name="Source_20_Text"><text:span text:style-name="T275"/></text:span></text:p>
      <text:p text:style-name="P160">class Runner(models.Model):</text:p>
      <text:p text:style-name="P163">MedalType = models.TextChoices("MedalType","gold test")</text:p>
      <text:p text:style-name="P163">name = models.CharField(max_length=60)</text:p>
      <text:p text:style-name="P163">medal = models.CharField(max_length=50 ,choices=MedalType.choices)</text:p>
      <text:p text:style-name="P159"/>
      <text:p text:style-name="P80"><text:span text:style-name="Source_20_Text"><text:span text:style-name="T279"/></text:span></text:p>
      <text:p text:style-name="P81"><text:span text:style-name="Source_20_Text"><text:span text:style-name="T282">text choices <text:s/>mai fist parmeter is labels and second parameter aapko kitna option dalana hai jitne bhi daloge usko aap space se sperate kr dena </text:span></text:span></text:p>
      <text:p text:style-name="P81"><text:span text:style-name="Source_20_Text"><text:span text:style-name="T282"/></text:span></text:p>
      <text:p text:style-name="P82"><text:soft-page-break/><text:span text:style-name="Source_20_Text"><text:span text:style-name="T224">d)</text:span></text:span><text:span text:style-name="Source_20_Text"><text:span text:style-name="T226"> </text:span></text:span><text:a xlink:type="simple" xlink:href="https://docs.djangoproject.com/en/6.0/ref/models/fields/#django.db.models.Field.default" text:style-name="Internet_20_link" text:visited-style-name="Visited_20_Internet_20_Link"><text:span text:style-name="Source_20_Text">default</text:span></text:a><text:span text:style-name="Source_20_Text"><text:span text:style-name="T188"> --&gt;</text:span></text:span><text:span text:style-name="Source_20_Text"><text:span text:style-name="T171"> </text:span></text:span><text:span text:style-name="Source_20_Text"><text:span text:style-name="T94">The default value for the field. This can be a value or a callable object. If callable it will be called every time a new object is created.</text:span></text:span></text:p>
      <text:p text:style-name="P224"/>
      <text:p text:style-name="P408"><text:span text:style-name="T70">e) </text:span><text:a xlink:type="simple" xlink:href="https://docs.djangoproject.com/en/6.0/ref/models/fields/#django.db.models.Field.help_text" text:style-name="Internet_20_link" text:visited-style-name="Visited_20_Internet_20_Link"><text:span text:style-name="Source_20_Text">help_text</text:span></text:a><text:span text:style-name="Source_20_Text"><text:span text:style-name="T450"> <text:s/>---&gt; </text:span></text:span><text:span text:style-name="Source_20_Text"><text:span text:style-name="T451">it display help text to widget </text:span></text:span></text:p>
      <text:p text:style-name="P82"><text:span text:style-name="Source_20_Text"><text:span text:style-name="T224">f) </text:span></text:span><text:a xlink:type="simple" xlink:href="https://docs.djangoproject.com/en/6.0/ref/models/fields/#django.db.models.Field.primary_key" text:style-name="Internet_20_link" text:visited-style-name="Visited_20_Internet_20_Link"><text:span text:style-name="Source_20_Text">primary_key</text:span></text:a><text:span text:style-name="Source_20_Text"><text:span text:style-name="T191"> <text:s/>--&gt; if it is true then that field treat as a primary <text:s text:c="8"/>key</text:span></text:span></text:p>
      <text:p text:style-name="P82"><text:span text:style-name="Source_20_Text"><text:span text:style-name="T191">g) </text:span></text:span><text:a xlink:type="simple" xlink:href="https://docs.djangoproject.com/en/6.0/ref/models/fields/#django.db.models.Field.unique" text:style-name="Internet_20_link" text:visited-style-name="Visited_20_Internet_20_Link"><text:span text:style-name="Source_20_Text">unique</text:span></text:a><text:span text:style-name="Source_20_Text"><text:span text:style-name="T191"> <text:s/>----&gt; <text:s/>if it is true then that field is must be unque so jab aap apne se kisi field ko primay key banoge to uske unique ko true krna is important </text:span></text:span></text:p>
      <text:p text:style-name="P83"><text:span text:style-name="Source_20_Text"><text:span text:style-name="T192">h) </text:span></text:span><text:span text:style-name="Source_20_Text"><text:span text:style-name="T106">Automatic primary key fields</text:span></text:span><text:a xlink:type="simple" xlink:href="https://docs.djangoproject.com/en/6.0/topics/db/models/#automatic-primary-key-fields" text:style-name="Internet_20_link" text:visited-style-name="Visited_20_Internet_20_Link"><text:span text:style-name="Source_20_Text"><text:span text:style-name="T316">¶</text:span></text:span></text:a></text:p>
      <text:p text:style-name="P223">By default, Django gives each model an auto-incrementing primary key </text:p>
      <text:p text:style-name="P275"><text:span text:style-name="T479">id</text:span> <text:span text:style-name="T467">=</text:span> models<text:span text:style-name="T467">.</text:span>BigAutoField(primary_key<text:span text:style-name="T467">=</text:span><text:span text:style-name="T479">True</text:span>)</text:p>
      <text:p text:style-name="P404"><text:span text:style-name="T2">If you’d like to specify a custom primary key, specify </text:span><text:a xlink:type="simple" xlink:href="https://docs.djangoproject.com/en/6.0/ref/models/fields/#django.db.models.Field.primary_key" text:style-name="Internet_20_link" text:visited-style-name="Visited_20_Internet_20_Link"><text:span text:style-name="Source_20_Text"><text:span text:style-name="T169">primary_key=True</text:span></text:span></text:a><text:span text:style-name="T2"> on one of your fields. If Django sees you’ve explicitly set </text:span><text:a xlink:type="simple" xlink:href="https://docs.djangoproject.com/en/6.0/ref/models/fields/#django.db.models.Field.primary_key" text:style-name="Internet_20_link" text:visited-style-name="Visited_20_Internet_20_Link"><text:span text:style-name="Source_20_Text"><text:span text:style-name="T169">Field.primary_key</text:span></text:span></text:a><text:span text:style-name="T2">, it won’t add the automatic </text:span><text:span text:style-name="Source_20_Text"><text:span text:style-name="T204">id</text:span></text:span><text:span text:style-name="T2"> column.</text:span></text:p>
      <text:p text:style-name="P83"><text:span text:style-name="Source_20_Text"><text:span text:style-name="T192">i) </text:span></text:span><text:span text:style-name="Source_20_Text"><text:span text:style-name="T107">Verbose field names</text:span></text:span><text:a xlink:type="simple" xlink:href="https://docs.djangoproject.com/en/6.0/topics/db/models/#verbose-field-names" text:style-name="Internet_20_link" text:visited-style-name="Visited_20_Internet_20_Link"><text:span text:style-name="Source_20_Text"><text:span text:style-name="T317">¶</text:span></text:span></text:a></text:p>
      <text:p text:style-name="P404"><text:span text:style-name="T2">Each field type, except for </text:span><text:a xlink:type="simple" xlink:href="https://docs.djangoproject.com/en/6.0/ref/models/fields/#django.db.models.ForeignKey" text:style-name="Internet_20_link" text:visited-style-name="Visited_20_Internet_20_Link"><text:span text:style-name="Source_20_Text"><text:span text:style-name="T169">ForeignKey</text:span></text:span></text:a><text:span text:style-name="T2">, </text:span><text:a xlink:type="simple" xlink:href="https://docs.djangoproject.com/en/6.0/ref/models/fields/#django.db.models.ManyToManyField" text:style-name="Internet_20_link" text:visited-style-name="Visited_20_Internet_20_Link"><text:span text:style-name="Source_20_Text"><text:span text:style-name="T169">ManyToManyField</text:span></text:span></text:a><text:span text:style-name="T2"> and </text:span><text:a xlink:type="simple" xlink:href="https://docs.djangoproject.com/en/6.0/ref/models/fields/#django.db.models.OneToOneField" text:style-name="Internet_20_link" text:visited-style-name="Visited_20_Internet_20_Link"><text:span text:style-name="Source_20_Text"><text:span text:style-name="T169">OneToOneField</text:span></text:span></text:a><text:span text:style-name="T2">, takes an optional first positional argument – a verbose name. If the verbose name isn’t given, Django will automatically create it using the field’s attribute name, converting underscores to spaces.</text:span></text:p>
      <text:p text:style-name="P404"><text:span text:style-name="T2">In this example, the verbose name is </text:span><text:span text:style-name="Source_20_Text"><text:span text:style-name="T204">"person's first name"</text:span></text:span><text:span text:style-name="T2">:</text:span></text:p>
      <text:p text:style-name="P261">first_name <text:span text:style-name="T467">=</text:span> models<text:span text:style-name="T467">.</text:span>CharField(<text:span text:style-name="T506">"person's first name"</text:span>, max_length<text:span text:style-name="T467">=30</text:span>)</text:p>
      <text:p text:style-name="P404"><text:span text:style-name="T2">In this example, the verbose name is </text:span><text:span text:style-name="Source_20_Text"><text:span text:style-name="T204">"first name"</text:span></text:span><text:span text:style-name="T2">:</text:span></text:p>
      <text:p text:style-name="P83"><text:a xlink:type="simple" xlink:href="https://docs.djangoproject.com/en/6.0/ref/models/fields/#django.db.models.ForeignKey" text:style-name="Internet_20_link" text:visited-style-name="Visited_20_Internet_20_Link"><text:span text:style-name="Source_20_Text"><text:span text:style-name="T172">ForeignKey</text:span></text:span></text:a><text:span text:style-name="Source_20_Text"><text:span text:style-name="T95">, </text:span></text:span><text:a xlink:type="simple" xlink:href="https://docs.djangoproject.com/en/6.0/ref/models/fields/#django.db.models.ManyToManyField" text:style-name="Internet_20_link" text:visited-style-name="Visited_20_Internet_20_Link"><text:span text:style-name="Source_20_Text"><text:span text:style-name="T172">ManyToManyField</text:span></text:span></text:a><text:span text:style-name="Source_20_Text"><text:span text:style-name="T95"> and </text:span></text:span><text:a xlink:type="simple" xlink:href="https://docs.djangoproject.com/en/6.0/ref/models/fields/#django.db.models.OneToOneField" text:style-name="Internet_20_link" text:visited-style-name="Visited_20_Internet_20_Link"><text:span text:style-name="Source_20_Text"><text:span text:style-name="T172">OneToOneField</text:span></text:span></text:a><text:span text:style-name="Source_20_Text"><text:span text:style-name="T95"> require the first argument to be a model class, so use the </text:span></text:span><text:a xlink:type="simple" xlink:href="https://docs.djangoproject.com/en/6.0/ref/models/fields/#django.db.models.Field.verbose_name" text:style-name="Internet_20_link" text:visited-style-name="Visited_20_Internet_20_Link"><text:span text:style-name="Source_20_Text"><text:span text:style-name="T172">verbose_name</text:span></text:span></text:a><text:span text:style-name="Source_20_Text"><text:span text:style-name="T95"> keyword argument:</text:span></text:span></text:p>
      <text:p text:style-name="P261">poll <text:span text:style-name="T467">=</text:span> models<text:span text:style-name="T467">.</text:span>ForeignKey(</text:p>
      <text:p text:style-name="P295"><text:s text:c="4"/><text:span text:style-name="T424">Poll,</text:span></text:p>
      <text:p text:style-name="P295"><text:s text:c="4"/><text:span text:style-name="T424">on_delete</text:span><text:span text:style-name="T471">=</text:span><text:span text:style-name="T424">models</text:span><text:span text:style-name="T471">.</text:span><text:span text:style-name="T424">CASCADE,</text:span></text:p>
      <text:p text:style-name="P296"><text:s text:c="4"/><text:span text:style-name="T424">verbose_name</text:span><text:span text:style-name="T471">=</text:span><text:span text:style-name="T507">"the related poll"</text:span><text:span text:style-name="T424">,</text:span></text:p>
      <text:p text:style-name="P262">)</text:p>
      <text:p text:style-name="P261">sites <text:span text:style-name="T467">=</text:span> models<text:span text:style-name="T467">.</text:span>ManyToManyField(Site, verbose_name<text:span text:style-name="T467">=</text:span><text:span text:style-name="T506">"list of sites"</text:span>)</text:p>
      <text:p text:style-name="P261">place <text:span text:style-name="T467">=</text:span> models<text:span text:style-name="T467">.</text:span>OneToOneField(</text:p>
      <text:p text:style-name="P295"><text:s text:c="4"/><text:span text:style-name="T424">Place,</text:span></text:p>
      <text:p text:style-name="P295"><text:soft-page-break/><text:s text:c="4"/><text:span text:style-name="T424">on_delete</text:span><text:span text:style-name="T471">=</text:span><text:span text:style-name="T424">models</text:span><text:span text:style-name="T471">.</text:span><text:span text:style-name="T424">CASCADE,</text:span></text:p>
      <text:p text:style-name="P295"><text:s text:c="4"/><text:span text:style-name="T424">verbose_name</text:span><text:span text:style-name="T471">=</text:span><text:span text:style-name="T507">"related place"</text:span><text:span text:style-name="T424">,</text:span></text:p>
      <text:p text:style-name="P261">)</text:p>
      <text:p text:style-name="P404"><text:span text:style-name="T2">The convention is not to capitalize the first letter of the </text:span><text:a xlink:type="simple" xlink:href="https://docs.djangoproject.com/en/6.0/ref/models/fields/#django.db.models.Field.verbose_name" text:style-name="Internet_20_link" text:visited-style-name="Visited_20_Internet_20_Link"><text:span text:style-name="Source_20_Text"><text:span text:style-name="T169">verbose_name</text:span></text:span></text:a><text:span text:style-name="T2">. Django will automatically capitalize the first letter where it needs to.</text:span></text:p>
      <text:p text:style-name="P83"><text:span text:style-name="Source_20_Text"><text:span text:style-name="T192"/></text:span></text:p>
      <text:p text:style-name="P453"><text:span text:style-name="Source_20_Text"><text:span text:style-name="T192"><text:s text:c="3"/></text:span></text:span><text:span text:style-name="Source_20_Text"><text:span text:style-name="T193">RELATIONSHIP </text:span></text:span></text:p>
      <text:p text:style-name="P453"><text:span text:style-name="Source_20_Text"><text:span text:style-name="T193"/></text:span></text:p>
      <text:p text:style-name="P75"><text:span text:style-name="Source_20_Text"><text:span text:style-name="T108">Django offers ways to define the three most common types of database relationships: </text:span></text:span></text:p>
      <text:p text:style-name="P75"><text:span text:style-name="Source_20_Text"><text:span text:style-name="T114">a) </text:span></text:span><text:span text:style-name="Source_20_Text"><text:span text:style-name="T108">many-to-one, ----&gt; </text:span></text:span><text:span text:style-name="Source_20_Text"><text:span text:style-name="T109">primary key se kr lena </text:span></text:span></text:p>
      <text:p text:style-name="P75"><text:span text:style-name="Source_20_Text"><text:span text:style-name="T114">b)</text:span></text:span><text:span text:style-name="Source_20_Text"><text:span text:style-name="T109"> </text:span></text:span><text:span text:style-name="Source_20_Text"><text:span text:style-name="T108">many-to-many </text:span></text:span></text:p>
      <text:p text:style-name="P75"><text:span text:style-name="Source_20_Text"><text:span text:style-name="T114">c)</text:span></text:span><text:span text:style-name="Source_20_Text"><text:span text:style-name="T109"> </text:span></text:span><text:span text:style-name="Source_20_Text"><text:span text:style-name="T108">one-to-one.</text:span></text:span></text:p>
      <text:p text:style-name="P75"><text:span text:style-name="Source_20_Text"><text:span text:style-name="T108"/></text:span></text:p>
      <text:p text:style-name="P75"><text:span text:style-name="Source_20_Text"><text:span text:style-name="T108"/></text:span></text:p>
      <text:p text:style-name="P75"><text:span text:style-name="Source_20_Text"><text:span text:style-name="T108"/></text:span></text:p>
      <text:p text:style-name="P75"><text:span text:style-name="Source_20_Text"><text:span text:style-name="T109">a) </text:span></text:span><text:span text:style-name="Source_20_Text"><text:span text:style-name="T121">Many to One Relatonship --&gt;</text:span></text:span></text:p>
      <text:p text:style-name="P74"><text:span text:style-name="Source_20_Text"><text:span text:style-name="T354">class</text:span></text:span><text:span text:style-name="Source_20_Text"><text:span text:style-name="T293"> </text:span></text:span><text:span text:style-name="Source_20_Text"><text:span text:style-name="T364">Manufacturer</text:span></text:span><text:span text:style-name="Source_20_Text"><text:span text:style-name="T177">(models</text:span></text:span><text:span text:style-name="Source_20_Text"><text:span text:style-name="T308">.</text:span></text:span><text:span text:style-name="Source_20_Text"><text:span text:style-name="T177">Model):</text:span></text:span></text:p>
      <text:p text:style-name="P292"><text:s text:c="4"/><text:span text:style-name="T562"># ...</text:span></text:p>
      <text:p text:style-name="P292"><text:s text:c="4"/><text:span text:style-name="T484">pass</text:span></text:p>
      <text:p text:style-name="P75"><text:span text:style-name="Source_20_Text"><text:span text:style-name="T114"/></text:span></text:p>
      <text:p text:style-name="P75"><text:span text:style-name="Source_20_Text"><text:span text:style-name="T114"><text:s/></text:span></text:span><text:span text:style-name="Source_20_Text"><text:span text:style-name="T354">class</text:span></text:span><text:span text:style-name="Source_20_Text"><text:span text:style-name="T293"> </text:span></text:span><text:span text:style-name="Source_20_Text"><text:span text:style-name="T364">Car</text:span></text:span><text:span text:style-name="Source_20_Text"><text:span text:style-name="T177">(models</text:span></text:span><text:span text:style-name="Source_20_Text"><text:span text:style-name="T308">.</text:span></text:span><text:span text:style-name="Source_20_Text"><text:span text:style-name="T177">Model):</text:span></text:span></text:p>
      <text:p text:style-name="P292"><text:s text:c="4"/><text:span text:style-name="T424">manufacturer </text:span><text:span text:style-name="T471">=</text:span><text:span text:style-name="T424"> models</text:span><text:span text:style-name="T471">.</text:span><text:span text:style-name="T424">ForeignKey(Manufacturer, on_delete</text:span><text:span text:style-name="T471">=</text:span><text:span text:style-name="T424">models</text:span><text:span text:style-name="T471">.</text:span><text:span text:style-name="T424">CASCADE)</text:span></text:p>
      <text:p text:style-name="P75"><text:span text:style-name="Source_20_Text"><text:span text:style-name="T114">ForeignKey mai jo option hai usko aapne upar padha hai dekh lena </text:span></text:span></text:p>
      <text:p text:style-name="P69"><text:span text:style-name="Source_20_Text"><text:span text:style-name="T115"><text:s/></text:span></text:span></text:p>
      <text:p text:style-name="P69"><text:span text:style-name="Source_20_Text"><text:span text:style-name="T260">NOTE <text:s/>----&gt; <text:s text:c="2"/>------&gt; <text:s text:c="3"/>-----&gt; <text:s text:c="3"/>-----&gt; <text:s text:c="2"/>------&gt; <text:s text:c="2"/>-----&gt; </text:span></text:span></text:p>
      <text:p text:style-name="P69"><text:soft-page-break/><text:span text:style-name="Source_20_Text"><text:span text:style-name="T260">Bro </text:span></text:span><text:span text:style-name="Strong_20_Emphasis"><text:span text:style-name="Source_20_Text"><text:span text:style-name="T272">related_name</text:span></text:span></text:span><text:span text:style-name="Source_20_Text"><text:span text:style-name="T260"> Django me </text:span></text:span><text:span text:style-name="Source_20_Text"><text:span text:style-name="Strong_20_Emphasis"><text:span text:style-name="T262">reverse access ka naam</text:span></text:span></text:span><text:span text:style-name="Source_20_Text"><text:span text:style-name="T260"> hota hai.<text:line-break/>Matlab: </text:span></text:span><text:span text:style-name="Source_20_Text"><text:span text:style-name="Strong_20_Emphasis"><text:span text:style-name="T262">Parent object se child objects ko kis naam se access karoge.</text:span></text:span></text:span></text:p>
      <text:p text:style-name="Text_20_body">Simple language 👇</text:p>
      <text:p text:style-name="Quotations"><text:span text:style-name="Source_20_Text">related_name</text:span> = <text:span text:style-name="Emphasis">peeche se relation ka variable name</text:span></text:p>
      <text:p text:style-name="Horizontal_20_Line"/>
      <text:h text:style-name="Heading_20_2" text:outline-level="2">Example</text:h>
      <text:p text:style-name="P398"><text:span text:style-name="Source_20_Text">class Manufacturer(models.Model):</text:span></text:p>
      <text:p text:style-name="P398"><text:span text:style-name="Source_20_Text"><text:s text:c="4"/>name = models.CharField(max_length=100)</text:span></text:p>
      <text:p text:style-name="P398"/>
      <text:p text:style-name="P398"><text:span text:style-name="Source_20_Text">class Car(models.Model):</text:span></text:p>
      <text:p text:style-name="P398"><text:span text:style-name="Source_20_Text"><text:s text:c="4"/>manufacturer = models.ForeignKey(</text:span></text:p>
      <text:p text:style-name="P398"><text:span text:style-name="Source_20_Text"><text:s text:c="8"/>Manufacturer,</text:span></text:p>
      <text:p text:style-name="P398"><text:span text:style-name="Source_20_Text"><text:s text:c="8"/>on_delete=models.CASCADE,</text:span></text:p>
      <text:p text:style-name="P398"><text:span text:style-name="Source_20_Text"><text:s text:c="8"/>related_name="cars"</text:span></text:p>
      <text:p text:style-name="P398"><text:span text:style-name="Source_20_Text"><text:s text:c="4"/>)</text:span></text:p>
      <text:p text:style-name="P399"><text:span text:style-name="Source_20_Text"><text:s text:c="4"/>name = models.CharField(max_length=100)</text:span></text:p>
      <text:h text:style-name="Heading_20_3" text:outline-level="3">Ab kya hua?</text:h>
      <text:list xml:id="list1545382640" text:style-name="L58">
        <text:list-item>
          <text:p text:style-name="P685">Ek <text:span text:style-name="Strong_20_Emphasis">Manufacturer → many Cars</text:span></text:p>
        </text:list-item>
        <text:list-item>
          <text:p text:style-name="P685"><text:span text:style-name="Source_20_Text">related_name="cars"</text:span> diya hai</text:p>
        </text:list-item>
      </text:list>
      <text:p text:style-name="Text_20_body">So ab tum <text:span text:style-name="Strong_20_Emphasis">Manufacturer object se Cars access kar sakte ho</text:span> 👇</text:p>
      <text:p text:style-name="P398"><text:span text:style-name="Source_20_Text">m = Manufacturer.objects.get(id=1)</text:span></text:p>
      <text:p text:style-name="P398"/>
      <text:p text:style-name="P398"><text:span text:style-name="Source_20_Text">m.cars.all() <text:s text:c="7"/># sab cars</text:span></text:p>
      <text:p text:style-name="P398"><text:span text:style-name="Source_20_Text">m.cars.count() <text:s text:c="5"/># kitni cars</text:span></text:p>
      <text:p text:style-name="P399"><text:span text:style-name="Source_20_Text">m.cars.first() <text:s text:c="5"/># first car</text:span></text:p>
      <text:p text:style-name="Text_20_body">Yaha <text:span text:style-name="Source_20_Text">cars</text:span> hi <text:span text:style-name="Strong_20_Emphasis">related_name</text:span> hai.</text:p>
      <text:p text:style-name="Horizontal_20_Line"/>
      <text:h text:style-name="Heading_20_2" text:outline-level="2">Agar <text:span text:style-name="Source_20_Text">related_name</text:span> na likho to?</text:h>
      <text:p text:style-name="Text_20_body">Django default naam deta hai:</text:p>
      <text:p text:style-name="P399"><text:span text:style-name="Source_20_Text">car_set</text:span></text:p>
      <text:p text:style-name="Text_20_body">Use like:</text:p>
      <text:p text:style-name="P399"><text:span text:style-name="Source_20_Text">m.car_set.all()</text:span></text:p>
      <text:p text:style-name="Horizontal_20_Line"/>
      <text:h text:style-name="Heading_20_2" text:outline-level="2"><text:soft-page-break/>Interview-level points 🔥</text:h>
      <text:h text:style-name="Heading_20_3" text:outline-level="3">1. Reverse relation ke liye use hota hai</text:h>
      <text:p text:style-name="Text_20_body">Child → Parent (ForeignKey field name)<text:line-break/>Parent → Child (<text:span text:style-name="Strong_20_Emphasis">related_name</text:span>)</text:p>
      <text:h text:style-name="Heading_20_3" text:outline-level="3"><text:span text:style-name="T509">2. </text:span><text:span text:style-name="Source_20_Text"><text:span text:style-name="T509">"+"</text:span></text:span><text:span text:style-name="T509"> dene se reverse relation disable ho jata hai</text:span></text:h>
      <text:p text:style-name="P398"><text:span text:style-name="Source_20_Text"><text:span text:style-name="T509">manufacturer = models.ForeignKey(</text:span></text:span></text:p>
      <text:p text:style-name="P398"><text:span text:style-name="Source_20_Text"><text:span text:style-name="T509"><text:s text:c="4"/>Manufacturer,</text:span></text:span></text:p>
      <text:p text:style-name="P398"><text:span text:style-name="Source_20_Text"><text:span text:style-name="T509"><text:s text:c="4"/>on_delete=models.CASCADE,</text:span></text:span></text:p>
      <text:p text:style-name="P398"><text:span text:style-name="Source_20_Text"><text:span text:style-name="T509"><text:s text:c="4"/>related_name="+"</text:span></text:span></text:p>
      <text:p text:style-name="P399"><text:span text:style-name="Source_20_Text"><text:span text:style-name="T509">)</text:span></text:span></text:p>
      <text:p text:style-name="Text_20_body">Ab:</text:p>
      <text:p text:style-name="P398"><text:span text:style-name="Source_20_Text">m.cars ❌ error</text:span></text:p>
      <text:p text:style-name="P399"><text:span text:style-name="Source_20_Text">m.car_set ❌ error</text:span></text:p>
      <text:p text:style-name="Text_20_body">(No reverse access)</text:p>
      <text:h text:style-name="Heading_20_3" text:outline-level="3">3. <text:span text:style-name="Source_20_Text">related_name</text:span> unique hona chahiye</text:h>
      <text:p text:style-name="Text_20_body">Ek model me same related_name do jagah use nahi kar sakte ❌</text:p>
      <text:p text:style-name="Horizontal_20_Line"><text:span text:style-name="Source_20_Text"><text:span text:style-name="T260"/></text:span></text:p>
      <text:p text:style-name="P69"><text:span text:style-name="Source_20_Text"><text:span text:style-name="T260"/></text:span></text:p>
      <text:p text:style-name="P69"><text:span text:style-name="Source_20_Text"><text:span text:style-name="T115"/></text:span></text:p>
      <text:p text:style-name="P69"><text:span text:style-name="Source_20_Text"><text:span text:style-name="T115"/></text:span></text:p>
      <text:h text:style-name="P67" text:outline-level="3"><text:span text:style-name="Source_20_Text"><text:span text:style-name="T115">Aur simple examples</text:span></text:span></text:h>
      <text:list xml:id="list1487938796" text:style-name="L59">
        <text:list-item>
          <text:p text:style-name="P686"><text:span text:style-name="Strong_20_Emphasis">Employees → Company</text:span><text:line-break/>Many employees work in one company.</text:p>
        </text:list-item>
        <text:list-item>
          <text:p text:style-name="P686"><text:span text:style-name="Strong_20_Emphasis">Orders → Customer</text:span><text:line-break/>Ek customer multiple orders kar sakta hai, par har order ek hi customer ka hota hai.</text:p>
        </text:list-item>
        <text:list-item>
          <text:p text:style-name="P686"><text:span text:style-name="Strong_20_Emphasis">Cities → State</text:span><text:line-break/>Bahut cities ek hi state me hoti hain, par ek city ek hi state me hoti hai.</text:p>
        </text:list-item>
      </text:list>
      <text:p text:style-name="P69"><text:span text:style-name="Source_20_Text"><text:span text:style-name="T115"/></text:span></text:p>
      <text:h text:style-name="P70" text:outline-level="1"><text:span text:style-name="Source_20_Text"><text:span text:style-name="T115">📊 Many-to-One (ForeignKey) Methods Table</text:span></text:span></text:h>
      <text:p text:style-name="P71"><text:span text:style-name="Source_20_Text"><text:span text:style-name="T374">class</text:span></text:span><text:span text:style-name="Source_20_Text"><text:span text:style-name="T371"> </text:span></text:span><text:span text:style-name="Source_20_Text"><text:span text:style-name="T379">Author</text:span></text:span><text:span text:style-name="Source_20_Text"><text:span text:style-name="T371">(</text:span></text:span><text:span text:style-name="Source_20_Text"><text:span text:style-name="T380">models</text:span></text:span><text:span text:style-name="Source_20_Text"><text:span text:style-name="T371">.</text:span></text:span><text:span text:style-name="Source_20_Text"><text:span text:style-name="T379">Model</text:span></text:span><text:span text:style-name="Source_20_Text"><text:span text:style-name="T371">):</text:span></text:span></text:p>
      <text:p text:style-name="P484">name <text:span text:style-name="T536">=</text:span> models.<text:span text:style-name="T546">CharField</text:span>(<text:span text:style-name="T541">help_text</text:span><text:span text:style-name="T536">=</text:span><text:span text:style-name="T539">"</text:span><text:span text:style-name="T540">enter your name</text:span><text:span text:style-name="T539">"</text:span>,<text:span text:style-name="T541">max_length</text:span><text:span text:style-name="T536">=</text:span><text:span text:style-name="T544">50</text:span>)</text:p>
      <text:p text:style-name="P484"><text:span text:style-name="T536">def</text:span> <text:span text:style-name="T544">__str__</text:span>(<text:span text:style-name="T545">self</text:span>):</text:p>
      <text:p text:style-name="P484"><text:span text:style-name="T536">return</text:span> <text:span text:style-name="T545">self</text:span>.name</text:p>
      <text:p text:style-name="P490"/>
      <text:p text:style-name="P484"><text:soft-page-break/><text:span text:style-name="T536">class</text:span> <text:span text:style-name="T546">Book</text:span>(<text:span text:style-name="T547">models</text:span>.<text:span text:style-name="T546">Model</text:span>):</text:p>
      <text:p text:style-name="P484">book_name <text:span text:style-name="T536">=</text:span> models.<text:span text:style-name="T546">CharField</text:span>(<text:span text:style-name="T541">max_length</text:span><text:span text:style-name="T536">=</text:span><text:span text:style-name="T544">50</text:span>)</text:p>
      <text:p text:style-name="P484">author <text:span text:style-name="T536">=</text:span> models.<text:span text:style-name="T546">ForeignKey</text:span>(<text:span text:style-name="T546">Author</text:span> , <text:span text:style-name="T541">on_delete</text:span><text:span text:style-name="T536">=</text:span>models.<text:span text:style-name="T537">CASCADE</text:span>)</text:p>
      <text:p text:style-name="P484"><text:span text:style-name="T536">def</text:span> <text:span text:style-name="T544">__str__</text:span>(<text:span text:style-name="T545">self</text:span>):</text:p>
      <text:p text:style-name="P484"><text:span text:style-name="T536">return</text:span> <text:span text:style-name="T545">self</text:span>.book_name</text:p>
      <text:p text:style-name="P69"><text:span text:style-name="Source_20_Text"><text:span text:style-name="T115"/></text:span></text:p>
      <text:h text:style-name="Heading_20_2" text:outline-level="2">🔹 Forward Side ( <text:span text:style-name="Source_20_Text">book.author</text:span> )</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Method / Operation</text:p>
            </table:table-cell>
            <table:table-cell table:style-name="Table18.A1" office:value-type="string">
              <text:p text:style-name="Table_20_Heading">Works?</text:p>
            </table:table-cell>
            <table:table-cell table:style-name="Table18.A1" office:value-type="string">
              <text:p text:style-name="Table_20_Heading">Notes</text:p>
            </table:table-cell>
          </table:table-row>
        </table:table-header-rows>
        <table:table-row>
          <table:table-cell table:style-name="Table18.A1" office:value-type="string">
            <text:p text:style-name="Table_20_Contents"><text:span text:style-name="Source_20_Text">book.author = author</text:span></text:p>
          </table:table-cell>
          <table:table-cell table:style-name="Table18.A1" office:value-type="string">
            <text:p text:style-name="Table_20_Contents">✅</text:p>
          </table:table-cell>
          <table:table-cell table:style-name="Table18.A1" office:value-type="string">
            <text:p text:style-name="Table_20_Contents">Author assign / change</text:p>
          </table:table-cell>
        </table:table-row>
        <table:table-row>
          <table:table-cell table:style-name="Table18.A1" office:value-type="string">
            <text:p text:style-name="Table_20_Contents"><text:span text:style-name="Source_20_Text">book.author = None</text:span></text:p>
          </table:table-cell>
          <table:table-cell table:style-name="Table18.A1" office:value-type="string">
            <text:p text:style-name="Table_20_Contents">✅ (only if <text:span text:style-name="Source_20_Text">null=True</text:span>)</text:p>
          </table:table-cell>
          <table:table-cell table:style-name="Table18.A1" office:value-type="string">
            <text:p text:style-name="Table_20_Contents">Relation remove</text:p>
          </table:table-cell>
        </table:table-row>
        <table:table-row>
          <table:table-cell table:style-name="Table18.A1" office:value-type="string">
            <text:p text:style-name="Table_20_Contents"><text:span text:style-name="Source_20_Text">book.save()</text:span></text:p>
          </table:table-cell>
          <table:table-cell table:style-name="Table18.A1" office:value-type="string">
            <text:p text:style-name="Table_20_Contents">✅</text:p>
          </table:table-cell>
          <table:table-cell table:style-name="Table18.A1" office:value-type="string">
            <text:p text:style-name="Table_20_Contents">FK change save</text:p>
          </table:table-cell>
        </table:table-row>
        <table:table-row>
          <table:table-cell table:style-name="Table18.A1" office:value-type="string">
            <text:p text:style-name="Table_20_Contents"><text:span text:style-name="Source_20_Text">book.delete()</text:span></text:p>
          </table:table-cell>
          <table:table-cell table:style-name="Table18.A1" office:value-type="string">
            <text:p text:style-name="Table_20_Contents">✅</text:p>
          </table:table-cell>
          <table:table-cell table:style-name="Table18.A1" office:value-type="string">
            <text:p text:style-name="Table_20_Contents">Book delete</text:p>
          </table:table-cell>
        </table:table-row>
        <table:table-row>
          <table:table-cell table:style-name="Table18.A1" office:value-type="string">
            <text:p text:style-name="Table_20_Contents"><text:span text:style-name="Source_20_Text">book.author_id</text:span></text:p>
          </table:table-cell>
          <table:table-cell table:style-name="Table18.A1" office:value-type="string">
            <text:p text:style-name="Table_20_Contents">✅</text:p>
          </table:table-cell>
          <table:table-cell table:style-name="Table18.A1" office:value-type="string">
            <text:p text:style-name="Table_20_Contents">Direct FK value</text:p>
          </table:table-cell>
        </table:table-row>
        <table:table-row>
          <table:table-cell table:style-name="Table18.A1" office:value-type="string">
            <text:p text:style-name="Table_20_Contents"><text:span text:style-name="Source_20_Text">add()</text:span></text:p>
          </table:table-cell>
          <table:table-cell table:style-name="Table18.A1" office:value-type="string">
            <text:p text:style-name="Table_20_Contents">❌</text:p>
          </table:table-cell>
          <table:table-cell table:style-name="Table18.A1" office:value-type="string">
            <text:p text:style-name="Table_20_Contents">Not a list relation</text:p>
          </table:table-cell>
        </table:table-row>
        <table:table-row>
          <table:table-cell table:style-name="Table18.A1" office:value-type="string">
            <text:p text:style-name="Table_20_Contents"><text:span text:style-name="Source_20_Text">remove()</text:span></text:p>
          </table:table-cell>
          <table:table-cell table:style-name="Table18.A1" office:value-type="string">
            <text:p text:style-name="Table_20_Contents">❌</text:p>
          </table:table-cell>
          <table:table-cell table:style-name="Table18.A1" office:value-type="string">
            <text:p text:style-name="Table_20_Contents">Single FK</text:p>
          </table:table-cell>
        </table:table-row>
        <table:table-row>
          <table:table-cell table:style-name="Table18.A1" office:value-type="string">
            <text:p text:style-name="Table_20_Contents"><text:span text:style-name="Source_20_Text">clear()</text:span></text:p>
          </table:table-cell>
          <table:table-cell table:style-name="Table18.A1" office:value-type="string">
            <text:p text:style-name="Table_20_Contents">❌</text:p>
          </table:table-cell>
          <table:table-cell table:style-name="Table18.A1" office:value-type="string">
            <text:p text:style-name="Table_20_Contents">Not supported</text:p>
          </table:table-cell>
        </table:table-row>
        <table:table-row>
          <table:table-cell table:style-name="Table18.A1" office:value-type="string">
            <text:p text:style-name="Table_20_Contents"><text:span text:style-name="Source_20_Text">set()</text:span></text:p>
          </table:table-cell>
          <table:table-cell table:style-name="Table18.A1" office:value-type="string">
            <text:p text:style-name="Table_20_Contents">❌</text:p>
          </table:table-cell>
          <table:table-cell table:style-name="Table18.A1" office:value-type="string">
            <text:p text:style-name="Table_20_Contents">Not supported</text:p>
          </table:table-cell>
        </table:table-row>
        <table:table-row>
          <table:table-cell table:style-name="Table18.A1" office:value-type="string">
            <text:p text:style-name="Table_20_Contents"><text:span text:style-name="Source_20_Text">create()</text:span></text:p>
          </table:table-cell>
          <table:table-cell table:style-name="Table18.A1" office:value-type="string">
            <text:p text:style-name="Table_20_Contents">❌</text:p>
          </table:table-cell>
          <table:table-cell table:style-name="Table18.A1" office:value-type="string">
            <text:p text:style-name="Table_20_Contents">Not supported</text:p>
          </table:table-cell>
        </table:table-row>
      </table:table>
      <text:p text:style-name="Horizontal_20_Line"/>
      <text:h text:style-name="Heading_20_2" text:outline-level="2">🔹 Reverse Side ( <text:span text:style-name="Source_20_Text">author.book_set</text:span> )</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Method</text:p>
            </table:table-cell>
            <table:table-cell table:style-name="Table19.A1" office:value-type="string">
              <text:p text:style-name="Table_20_Heading">Works?</text:p>
            </table:table-cell>
            <table:table-cell table:style-name="Table19.A1" office:value-type="string">
              <text:p text:style-name="Table_20_Heading">What it does</text:p>
            </table:table-cell>
          </table:table-row>
        </table:table-header-rows>
        <table:table-row>
          <table:table-cell table:style-name="Table19.A1" office:value-type="string">
            <text:p text:style-name="Table_20_Contents"><text:span text:style-name="Source_20_Text">author.book_set.add(book)</text:span></text:p>
          </table:table-cell>
          <table:table-cell table:style-name="Table19.A1" office:value-type="string">
            <text:p text:style-name="Table_20_Contents">⚠️</text:p>
          </table:table-cell>
          <table:table-cell table:style-name="Table19.A1" office:value-type="string">
            <text:p text:style-name="Table_20_Contents"><text:span text:style-name="Source_20_Text">book.author = author</text:span> set karta hai</text:p>
          </table:table-cell>
        </table:table-row>
        <table:table-row>
          <table:table-cell table:style-name="Table19.A1" office:value-type="string">
            <text:p text:style-name="Table_20_Contents"><text:span text:style-name="Source_20_Text">author.book_set.create(**data)</text:span></text:p>
          </table:table-cell>
          <table:table-cell table:style-name="Table19.A1" office:value-type="string">
            <text:p text:style-name="Table_20_Contents">✅</text:p>
          </table:table-cell>
          <table:table-cell table:style-name="Table19.A1" office:value-type="string">
            <text:p text:style-name="Table_20_Contents">New Book + FK auto set</text:p>
          </table:table-cell>
        </table:table-row>
        <table:table-row>
          <table:table-cell table:style-name="Table19.A1" office:value-type="string">
            <text:p text:style-name="Table_20_Contents"><text:span text:style-name="Source_20_Text">author.book_set.get_or_create(**data)</text:span></text:p>
          </table:table-cell>
          <table:table-cell table:style-name="Table19.A1" office:value-type="string">
            <text:p text:style-name="Table_20_Contents">✅</text:p>
          </table:table-cell>
          <table:table-cell table:style-name="Table19.A1" office:value-type="string">
            <text:p text:style-name="Table_20_Contents">Get/Create + FK set</text:p>
          </table:table-cell>
        </table:table-row>
        <table:table-row>
          <table:table-cell table:style-name="Table19.A1" office:value-type="string">
            <text:p text:style-name="Table_20_Contents"><text:span text:style-name="Source_20_Text">author.book_set.set([b1,b2])</text:span></text:p>
          </table:table-cell>
          <table:table-cell table:style-name="Table19.A1" office:value-type="string">
            <text:p text:style-name="Table_20_Contents">⚠️</text:p>
          </table:table-cell>
          <table:table-cell table:style-name="Table19.A1" office:value-type="string">
            <text:p text:style-name="Table_20_Contents">Books ka FK update karta hai</text:p>
          </table:table-cell>
        </table:table-row>
        <table:table-row>
          <table:table-cell table:style-name="Table19.A1" office:value-type="string">
            <text:p text:style-name="Table_20_Contents"><text:span text:style-name="Source_20_Text">author.book_set.update(...)</text:span></text:p>
          </table:table-cell>
          <table:table-cell table:style-name="Table19.A1" office:value-type="string">
            <text:p text:style-name="Table_20_Contents">✅</text:p>
          </table:table-cell>
          <table:table-cell table:style-name="Table19.A1" office:value-type="string">
            <text:p text:style-name="Table_20_Contents">All related books update</text:p>
          </table:table-cell>
        </table:table-row>
        <table:table-row>
          <table:table-cell table:style-name="Table19.A1" office:value-type="string">
            <text:p text:style-name="Table_20_Contents"><text:span text:style-name="Source_20_Text">author.book_set.all()</text:span></text:p>
          </table:table-cell>
          <table:table-cell table:style-name="Table19.A1" office:value-type="string">
            <text:p text:style-name="Table_20_Contents">✅</text:p>
          </table:table-cell>
          <table:table-cell table:style-name="Table19.A1" office:value-type="string">
            <text:p text:style-name="Table_20_Contents">All books</text:p>
          </table:table-cell>
        </table:table-row>
        <table:table-row>
          <table:table-cell table:style-name="Table19.A1" office:value-type="string">
            <text:p text:style-name="Table_20_Contents"><text:span text:style-name="Source_20_Text">author.book_set.filter(...)</text:span></text:p>
          </table:table-cell>
          <table:table-cell table:style-name="Table19.A1" office:value-type="string">
            <text:p text:style-name="Table_20_Contents">✅</text:p>
          </table:table-cell>
          <table:table-cell table:style-name="Table19.A1" office:value-type="string">
            <text:p text:style-name="Table_20_Contents">Filter books</text:p>
          </table:table-cell>
        </table:table-row>
        <table:table-row>
          <table:table-cell table:style-name="Table19.A1" office:value-type="string">
            <text:p text:style-name="Table_20_Contents"><text:span text:style-name="Source_20_Text">author.book_set.count()</text:span></text:p>
          </table:table-cell>
          <table:table-cell table:style-name="Table19.A1" office:value-type="string">
            <text:p text:style-name="Table_20_Contents">✅</text:p>
          </table:table-cell>
          <table:table-cell table:style-name="Table19.A1" office:value-type="string">
            <text:p text:style-name="Table_20_Contents">Count</text:p>
          </table:table-cell>
        </table:table-row>
        <table:table-row>
          <table:table-cell table:style-name="Table19.A1" office:value-type="string">
            <text:p text:style-name="Table_20_Contents"><text:span text:style-name="Source_20_Text">author.book_set.exists()</text:span></text:p>
          </table:table-cell>
          <table:table-cell table:style-name="Table19.A1" office:value-type="string">
            <text:p text:style-name="Table_20_Contents">✅</text:p>
          </table:table-cell>
          <table:table-cell table:style-name="Table19.A1" office:value-type="string">
            <text:p text:style-name="Table_20_Contents">Check relation</text:p>
          </table:table-cell>
        </table:table-row>
        <table:table-row>
          <table:table-cell table:style-name="Table19.A1" office:value-type="string">
            <text:p text:style-name="Table_20_Contents"><text:span text:style-name="Source_20_Text">remove()</text:span></text:p>
          </table:table-cell>
          <table:table-cell table:style-name="Table19.A1" office:value-type="string">
            <text:p text:style-name="Table_20_Contents">❌</text:p>
          </table:table-cell>
          <table:table-cell table:style-name="Table19.A1" office:value-type="string">
            <text:p text:style-name="Table_20_Contents">FK single value hai</text:p>
          </table:table-cell>
        </table:table-row>
        <table:table-row>
          <table:table-cell table:style-name="Table19.A1" office:value-type="string">
            <text:p text:style-name="Table_20_Contents"><text:span text:style-name="Source_20_Text">clear()</text:span></text:p>
          </table:table-cell>
          <table:table-cell table:style-name="Table19.A1" office:value-type="string">
            <text:p text:style-name="Table_20_Contents">❌</text:p>
          </table:table-cell>
          <table:table-cell table:style-name="Table19.A1" office:value-type="string">
            <text:p text:style-name="Table_20_Contents">FK NULL auto nahi hota</text:p>
          </table:table-cell>
        </table:table-row>
      </table:table>
      <text:p text:style-name="P69"><text:span text:style-name="Source_20_Text"><text:span text:style-name="T115"/></text:span></text:p>
      <text:p text:style-name="P69"><text:span text:style-name="Source_20_Text"><text:span text:style-name="T115"/></text:span></text:p>
      <text:p text:style-name="P91"><text:span text:style-name="Source_20_Text"><text:span text:style-name="T118">Note --&gt; Many-to-One me </text:span></text:span><text:span text:style-name="Source_20_Text"><text:span text:style-name="T160">remove()</text:span></text:span><text:span text:style-name="Source_20_Text"><text:span text:style-name="T118"> / </text:span></text:span><text:span text:style-name="Source_20_Text"><text:span text:style-name="T160">clear()/</text:span></text:span><text:span text:style-name="Source_20_Text"><text:span text:style-name="T161">add()</text:span></text:span><text:span text:style-name="Source_20_Text"><text:span text:style-name="T118"> work nahi karta kyunki relation separate table me store nahi hoti, balki single ForeignKey column me </text:span></text:span><text:soft-page-break/><text:span text:style-name="Source_20_Text"><text:span text:style-name="T118">hoti hai — jise safely unlink karna logically possible nahi without setting NULL or modifying object.</text:span></text:span></text:p>
      <text:p text:style-name="P69"/>
      <text:p text:style-name="P69"><text:span text:style-name="Source_20_Text"><text:span text:style-name="T115"/></text:span></text:p>
      <text:p text:style-name="P69"><text:span text:style-name="Source_20_Text"><text:span text:style-name="T115"/></text:span></text:p>
      <text:p text:style-name="P84"><text:span text:style-name="Source_20_Text"><text:span text:style-name="T263">RECURSIVE RELATIONSHIP </text:span></text:span></text:p>
      <text:p text:style-name="P84"><text:span text:style-name="Source_20_Text"><text:span text:style-name="T122"/></text:span></text:p>
      <text:p text:style-name="P84"><text:span text:style-name="Source_20_Text"><text:span text:style-name="T130">we can also implement recursive realtion (khuse self se ) by using foreing key </text:span></text:span></text:p>
      <text:h text:style-name="P66" text:outline-level="2"><text:span text:style-name="Source_20_Text"><text:span text:style-name="T115">Django Model (Recursive ForeignKey)</text:span></text:span></text:h>
      <text:p text:style-name="P398"><text:span text:style-name="Source_20_Text">from django.db import models</text:span></text:p>
      <text:p text:style-name="P398"/>
      <text:p text:style-name="P398"><text:span text:style-name="Source_20_Text">class Category(models.Model):</text:span></text:p>
      <text:p text:style-name="P398"><text:span text:style-name="Source_20_Text"><text:s text:c="4"/>name = models.CharField(max_length=100)</text:span></text:p>
      <text:p text:style-name="P398"><text:span text:style-name="Source_20_Text"><text:s text:c="4"/>parent = models.ForeignKey(</text:span></text:p>
      <text:p text:style-name="P398"><text:span text:style-name="Source_20_Text"><text:s text:c="8"/>"self", <text:s text:c="16"/># khud ko reference</text:span></text:p>
      <text:p text:style-name="P398"><text:span text:style-name="Source_20_Text"><text:s text:c="8"/>on_delete=models.CASCADE,</text:span></text:p>
      <text:p text:style-name="P398"><text:span text:style-name="Source_20_Text"><text:s text:c="8"/>null=True,</text:span></text:p>
      <text:p text:style-name="P398"><text:span text:style-name="Source_20_Text"><text:s text:c="8"/>blank=True,</text:span></text:p>
      <text:p text:style-name="P398"><text:span text:style-name="Source_20_Text"><text:s text:c="8"/>related_name="children"</text:span></text:p>
      <text:p text:style-name="P398"><text:span text:style-name="Source_20_Text"><text:s text:c="4"/>)</text:span></text:p>
      <text:p text:style-name="P398"/>
      <text:p text:style-name="P398"><text:span text:style-name="Source_20_Text"><text:s text:c="4"/>def __str__(self):</text:span></text:p>
      <text:p text:style-name="P399"><text:span text:style-name="Source_20_Text"><text:s text:c="8"/>return self.name</text:span></text:p>
      <text:p text:style-name="Horizontal_20_Line"/>
      <text:h text:style-name="Heading_20_2" text:outline-level="2">Data Example</text:h>
      <text:p text:style-name="P398"><text:span text:style-name="Source_20_Text">electronics = Category.objects.create(name="Electronics")</text:span></text:p>
      <text:p text:style-name="P398"/>
      <text:p text:style-name="P398"><text:span text:style-name="Source_20_Text">mobile = Category.objects.create(</text:span></text:p>
      <text:p text:style-name="P398"><text:span text:style-name="Source_20_Text"><text:s text:c="4"/>name="Mobile",</text:span></text:p>
      <text:p text:style-name="P398"><text:span text:style-name="Source_20_Text"><text:s text:c="4"/>parent=electronics</text:span></text:p>
      <text:p text:style-name="P398"><text:span text:style-name="Source_20_Text">)</text:span></text:p>
      <text:p text:style-name="P398"/>
      <text:p text:style-name="P398"><text:span text:style-name="Source_20_Text">android = Category.objects.create(</text:span></text:p>
      <text:p text:style-name="P398"><text:span text:style-name="Source_20_Text"><text:s text:c="4"/>name="Android",</text:span></text:p>
      <text:p text:style-name="P398"><text:span text:style-name="Source_20_Text"><text:s text:c="4"/>parent=mobile</text:span></text:p>
      <text:p text:style-name="P399"><text:span text:style-name="Source_20_Text">)</text:span></text:p>
      <text:p text:style-name="P69"><text:span text:style-name="Source_20_Text"><text:span text:style-name="T115"/></text:span></text:p>
      <text:p text:style-name="P85"><text:span text:style-name="Source_20_Text"><text:span text:style-name="T116">real world example </text:span></text:span></text:p>
      <text:p text:style-name="P69"><text:span text:style-name="Source_20_Text"><text:span text:style-name="Strong_20_Emphasis"><text:span text:style-name="T119">Folder → Subfolder (File system)</text:span></text:span></text:span><text:span text:style-name="Source_20_Text"><text:span text:style-name="T115"><text:line-break/>Folder ke andar folder ke andar folder</text:span></text:span></text:p>
      <text:list xml:id="list3856571247" text:style-name="L60">
        <text:list-item>
          <text:p text:style-name="P687"><text:soft-page-break/><text:span text:style-name="Strong_20_Emphasis">Comments → Replies (Instagram / YouTube)</text:span><text:line-break/>Comment ka reply bhi comment hi hota hai</text:p>
        </text:list-item>
      </text:list>
      <text:p text:style-name="P69"><text:span text:style-name="Source_20_Text"><text:span text:style-name="T115"/></text:span></text:p>
      <text:p text:style-name="P69"><text:span text:style-name="Source_20_Text"><text:span text:style-name="T115"/></text:span></text:p>
      <text:p text:style-name="P69"><text:span text:style-name="Source_20_Text"><text:span text:style-name="T115"/></text:span></text:p>
      <text:p text:style-name="P69"><text:span text:style-name="Source_20_Text"><text:span text:style-name="T115">b) </text:span></text:span><text:span text:style-name="Source_20_Text"><text:span text:style-name="T120">Many to Many relationship </text:span></text:span></text:p>
      <text:p text:style-name="P69"><text:span text:style-name="Source_20_Text"><text:span text:style-name="T120"/></text:span></text:p>
      <text:p text:style-name="P69"><text:span text:style-name="Source_20_Text"><text:span text:style-name="T110"><text:s/></text:span></text:span><text:span text:style-name="Source_20_Text"><text:span text:style-name="T111">a) </text:span></text:span><text:span text:style-name="Source_20_Text"><text:span text:style-name="T110">T</text:span></text:span><text:span text:style-name="Source_20_Text"><text:span text:style-name="T96">o define a many-to-many relationship, use </text:span></text:span><text:a xlink:type="simple" xlink:href="https://docs.djangoproject.com/en/6.0/ref/models/fields/#django.db.models.ManyToManyField" text:style-name="Internet_20_link" text:visited-style-name="Visited_20_Internet_20_Link"><text:span text:style-name="Source_20_Text"><text:span text:style-name="T187">ManyToManyField</text:span></text:span></text:a><text:span text:style-name="Source_20_Text"><text:span text:style-name="T96">.</text:span></text:span></text:p>
      <text:p text:style-name="P69"><text:span text:style-name="Source_20_Text"><text:span text:style-name="T96"><text:s text:c="2"/>b</text:span></text:span><text:span text:style-name="Source_20_Text"><text:span text:style-name="T202">) </text:span></text:span><text:span text:style-name="Source_20_Text"><text:span text:style-name="T96"><text:s/></text:span></text:span><text:a xlink:type="simple" xlink:href="https://docs.djangoproject.com/en/6.0/ref/models/fields/#django.db.models.ManyToManyField" text:style-name="Internet_20_link" text:visited-style-name="Visited_20_Internet_20_Link"><text:span text:style-name="Source_20_Text"><text:span text:style-name="T173">ManyToManyField</text:span></text:span></text:a><text:span text:style-name="Source_20_Text"><text:span text:style-name="T96"> requires a positional argument: the class to which the model is related.</text:span></text:span></text:p>
      <text:p text:style-name="P69"><text:span text:style-name="Source_20_Text"><text:span text:style-name="T96"/></text:span></text:p>
      <text:p text:style-name="P76"><text:span text:style-name="Source_20_Text"><text:span text:style-name="T98">Example <text:s/>----&gt; <text:s/></text:span></text:span></text:p>
      <text:p text:style-name="P68"><text:span text:style-name="Source_20_Text"><text:span text:style-name="T96"/></text:span></text:p>
      <text:p text:style-name="P68"><text:span text:style-name="Source_20_Text"><text:span text:style-name="T355">from</text:span></text:span><text:span text:style-name="Source_20_Text"><text:span text:style-name="T294"> </text:span></text:span><text:span text:style-name="Source_20_Text"><text:span text:style-name="T365">django.db</text:span></text:span><text:span text:style-name="Source_20_Text"><text:span text:style-name="T294"> </text:span></text:span><text:span text:style-name="Source_20_Text"><text:span text:style-name="T355">import</text:span></text:span><text:span text:style-name="Source_20_Text"><text:span text:style-name="T178"> models</text:span></text:span></text:p>
      <text:p text:style-name="P259"><text:span text:style-name="T480">class</text:span><text:span text:style-name="T455"> </text:span><text:span text:style-name="T495">Publication</text:span>(models<text:span text:style-name="T467">.</text:span>Model):</text:p>
      <text:p text:style-name="P403"><text:span text:style-name="T241"><text:s text:c="4"/></text:span><text:span text:style-name="T207">title </text:span><text:span text:style-name="T300">=</text:span><text:span text:style-name="T207"> models</text:span><text:span text:style-name="T300">.</text:span><text:span text:style-name="T207">CharField(max_length</text:span><text:span text:style-name="T300">=30</text:span><text:span text:style-name="T207">)</text:span></text:p>
      <text:p text:style-name="P292"><text:s text:c="4"/><text:span text:style-name="T484">class</text:span><text:span text:style-name="T461"> </text:span><text:span text:style-name="T499">Meta</text:span><text:span text:style-name="T424">:</text:span></text:p>
      <text:p text:style-name="P292"><text:s text:c="8"/><text:span text:style-name="T424">ordering </text:span><text:span text:style-name="T471">=</text:span><text:span text:style-name="T424"> [</text:span><text:span text:style-name="T507">"title"</text:span><text:span text:style-name="T424">]</text:span></text:p>
      <text:p text:style-name="P403"/>
      <text:p text:style-name="P292"><text:s text:c="4"/><text:span text:style-name="T484">def</text:span><text:span text:style-name="T461"> </text:span><text:span text:style-name="T424">__str__(</text:span><text:span text:style-name="T485">self</text:span><text:span text:style-name="T424">):</text:span></text:p>
      <text:p text:style-name="P292"><text:s text:c="8"/><text:span text:style-name="T484">return</text:span><text:span text:style-name="T424"> </text:span><text:span text:style-name="T485">self</text:span><text:span text:style-name="T471">.</text:span><text:span text:style-name="T424">title</text:span></text:p>
      <text:p text:style-name="P403"/>
      <text:p text:style-name="P403"/>
      <text:p text:style-name="P259"><text:span text:style-name="T480">class</text:span><text:span text:style-name="T455"> </text:span><text:span text:style-name="T495">Article</text:span>(models<text:span text:style-name="T467">.</text:span>Model):</text:p>
      <text:p text:style-name="P292"><text:s text:c="4"/><text:span text:style-name="T424">headline </text:span><text:span text:style-name="T471">=</text:span><text:span text:style-name="T424"> models</text:span><text:span text:style-name="T471">.</text:span><text:span text:style-name="T424">CharField(max_length</text:span><text:span text:style-name="T471">=100</text:span><text:span text:style-name="T424">)</text:span></text:p>
      <text:p text:style-name="P292"><text:s text:c="4"/><text:span text:style-name="T424">publications </text:span><text:span text:style-name="T471">=</text:span><text:span text:style-name="T424"> models</text:span><text:span text:style-name="T471">.</text:span><text:span text:style-name="T424">ManyToManyField(Publication)</text:span></text:p>
      <text:p text:style-name="P403"/>
      <text:p text:style-name="P292"><text:s text:c="4"/><text:span text:style-name="T484">class</text:span><text:span text:style-name="T461"> </text:span><text:span text:style-name="T499">Meta</text:span><text:span text:style-name="T424">:</text:span></text:p>
      <text:p text:style-name="P292"><text:s text:c="8"/><text:span text:style-name="T424">ordering </text:span><text:span text:style-name="T471">=</text:span><text:span text:style-name="T424"> [</text:span><text:span text:style-name="T507">"headline"</text:span><text:span text:style-name="T424">]</text:span></text:p>
      <text:p text:style-name="P409"><text:soft-page-break/><text:span text:style-name="T350"><text:s text:c="14"/>def</text:span><text:span text:style-name="T291"> </text:span><text:span text:style-name="T207">__str__(</text:span><text:span text:style-name="T351">self</text:span><text:span text:style-name="T207">):</text:span></text:p>
      <text:p text:style-name="P292"><text:s text:c="8"/><text:span text:style-name="T484">return</text:span><text:span text:style-name="T424"> </text:span><text:span text:style-name="T485">self</text:span><text:span text:style-name="T471">.</text:span><text:span text:style-name="T424">headline</text:span></text:p>
      <text:p text:style-name="P69"><text:span text:style-name="Source_20_Text"><text:span text:style-name="T96"/></text:span></text:p>
      <text:p text:style-name="P69"><text:span text:style-name="Source_20_Text"><text:span text:style-name="T96"/></text:span></text:p>
      <text:p text:style-name="P69"><text:span text:style-name="Source_20_Text"><text:span text:style-name="T96"/></text:span></text:p>
      <text:p text:style-name="P86"><text:span text:style-name="Source_20_Text"><text:span text:style-name="T117">note ---&gt; </text:span></text:span><text:span text:style-name="Source_20_Text"><text:span text:style-name="T112">L</text:span></text:span><text:span text:style-name="Source_20_Text"><text:span text:style-name="T103">ets say you create three publicaions now you want to create articles so there is a problem that is <text:line-break/> <text:s text:c="10"/>let’s say you create a article a1 , then if you write a1.publications.add(p1) here p1 is created publications already , so it’s throw error because djano says <text:s/></text:span></text:span></text:p>
      <text:p text:style-name="P86"><text:span text:style-name="Source_20_Text"><text:span text:style-name="T103">Django lets you build web apps easily&gt;" needs to have a value for field "id" before this many-to-many relationship can be used.</text:span></text:span></text:p>
      <text:p text:style-name="P86"><text:span text:style-name="Source_20_Text"><text:span text:style-name="T103"/></text:span></text:p>
      <text:p text:style-name="P69"><text:span text:style-name="Source_20_Text"><text:span text:style-name="T96"><text:s text:c="2"/></text:span></text:span><text:span text:style-name="Source_20_Text"><text:span text:style-name="T102">Some methos that we have to use here and it also exist in all </text:span></text:span></text:p>
      <text:p text:style-name="P69"><text:span text:style-name="Source_20_Text"><text:span text:style-name="T97"><text:s text:c="4"/>Quick Table (Reference)</text:span></text:span></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A1" office:value-type="string">
              <text:p text:style-name="Table_20_Heading">Purpose</text:p>
            </table:table-cell>
          </table:table-row>
        </table:table-header-rows>
        <table:table-row>
          <table:table-cell table:style-name="Table15.A1" office:value-type="string">
            <text:p text:style-name="Table_20_Contents"><text:span text:style-name="Source_20_Text">.add()</text:span></text:p>
          </table:table-cell>
          <table:table-cell table:style-name="Table15.A1" office:value-type="string">
            <text:p text:style-name="Table_20_Contents">Add existing object relation</text:p>
          </table:table-cell>
        </table:table-row>
        <table:table-row>
          <table:table-cell table:style-name="Table15.A1" office:value-type="string">
            <text:p text:style-name="Table_20_Contents"><text:span text:style-name="Source_20_Text">.remove()</text:span></text:p>
          </table:table-cell>
          <table:table-cell table:style-name="Table15.A1" office:value-type="string">
            <text:p text:style-name="Table_20_Contents">Remove relation</text:p>
          </table:table-cell>
        </table:table-row>
        <table:table-row>
          <table:table-cell table:style-name="Table15.A1" office:value-type="string">
            <text:p text:style-name="Table_20_Contents"><text:span text:style-name="Source_20_Text">.clear()</text:span></text:p>
          </table:table-cell>
          <table:table-cell table:style-name="Table15.A1" office:value-type="string">
            <text:p text:style-name="Table_20_Contents">Remove all relations</text:p>
          </table:table-cell>
        </table:table-row>
        <table:table-row>
          <table:table-cell table:style-name="Table15.A1" office:value-type="string">
            <text:p text:style-name="Table_20_Contents"><text:span text:style-name="Source_20_Text">.set()</text:span></text:p>
          </table:table-cell>
          <table:table-cell table:style-name="Table15.A1" office:value-type="string">
            <text:p text:style-name="Table_20_Contents">Replace all relations</text:p>
          </table:table-cell>
        </table:table-row>
        <table:table-row>
          <table:table-cell table:style-name="Table15.A1" office:value-type="string">
            <text:p text:style-name="Table_20_Contents"><text:span text:style-name="Source_20_Text">.all()</text:span></text:p>
          </table:table-cell>
          <table:table-cell table:style-name="Table15.A1" office:value-type="string">
            <text:p text:style-name="Table_20_Contents">Get all related objects</text:p>
          </table:table-cell>
        </table:table-row>
        <table:table-row>
          <table:table-cell table:style-name="Table15.A1" office:value-type="string">
            <text:p text:style-name="Table_20_Contents"><text:span text:style-name="Source_20_Text">.filter()</text:span></text:p>
          </table:table-cell>
          <table:table-cell table:style-name="Table15.A1" office:value-type="string">
            <text:p text:style-name="Table_20_Contents">Get filtered related objects</text:p>
          </table:table-cell>
        </table:table-row>
        <table:table-row>
          <table:table-cell table:style-name="Table15.A1" office:value-type="string">
            <text:p text:style-name="Table_20_Contents"><text:span text:style-name="Source_20_Text">.get()</text:span></text:p>
          </table:table-cell>
          <table:table-cell table:style-name="Table15.A1" office:value-type="string">
            <text:p text:style-name="Table_20_Contents">Get single related object</text:p>
          </table:table-cell>
        </table:table-row>
        <table:table-row>
          <table:table-cell table:style-name="Table15.A1" office:value-type="string">
            <text:p text:style-name="Table_20_Contents"><text:span text:style-name="Source_20_Text">.create()</text:span></text:p>
          </table:table-cell>
          <table:table-cell table:style-name="Table15.A1" office:value-type="string">
            <text:p text:style-name="Table_20_Contents">Create new related object + add relation</text:p>
          </table:table-cell>
        </table:table-row>
      </table:table>
      <text:p text:style-name="P69"><text:span text:style-name="Source_20_Text"><text:span text:style-name="T97"/></text:span></text:p>
      <text:p text:style-name="P69"><text:span text:style-name="Source_20_Text"><text:span text:style-name="T97"/></text:span></text:p>
      <text:p text:style-name="P69"><text:span text:style-name="Source_20_Text"><text:span text:style-name="T97">a1 = Article.objects.get(id=1)</text:span></text:span></text:p>
      <text:p text:style-name="P69"><text:span text:style-name="Source_20_Text"><text:span text:style-name="T97">Article.objects → ✅ sahi, class-level query</text:span></text:span></text:p>
      <text:p text:style-name="P69"><text:span text:style-name="Source_20_Text"><text:span text:style-name="T97"/></text:span></text:p>
      <text:p text:style-name="P69"><text:span text:style-name="Source_20_Text"><text:span text:style-name="T97">a1.objects → ❌ galat, instance-level pe .objects nahi hota</text:span></text:span></text:p>
      <text:p text:style-name="P69"><text:span text:style-name="Source_20_Text"><text:span text:style-name="T97"/></text:span></text:p>
      <text:p text:style-name="P69"><text:span text:style-name="Source_20_Text"><text:span text:style-name="T97">Instance-level pe related manager hota hai (ManyToMany / ForeignKey)</text:span></text:span></text:p>
      <text:p text:style-name="P69"><text:span text:style-name="Source_20_Text"><text:span text:style-name="T97"/></text:span></text:p>
      <text:p text:style-name="P69"><text:span text:style-name="Source_20_Text"><text:span text:style-name="T97"/></text:span></text:p>
      <text:h text:style-name="P67" text:outline-level="3"><text:span text:style-name="Source_20_Text"><text:span text:style-name="T134">1️⃣ </text:span></text:span><text:span text:style-name="Source_20_Text"><text:span text:style-name="T162">.add(*objs)</text:span></text:span></text:h>
      <text:list xml:id="list786973727" text:style-name="L61">
        <text:list-item>
          <text:p text:style-name="P688">Existing objects ke saath <text:span text:style-name="Strong_20_Emphasis">relation add</text:span> karta hai</text:p>
        </text:list-item>
        <text:list-item>
          <text:p text:style-name="P688">Object ko save karna mandatory hai (<text:span text:style-name="Source_20_Text">id</text:span> chahiye)</text:p>
        </text:list-item>
      </text:list>
      <text:p text:style-name="P399"><text:span text:style-name="Source_20_Text">a1.publications.add(p1, p2)</text:span></text:p>
      <text:p text:style-name="Horizontal_20_Line"/>
      <text:h text:style-name="Heading_20_3" text:outline-level="3"><text:soft-page-break/>2️⃣ <text:span text:style-name="Source_20_Text">.remove(*objs)</text:span></text:h>
      <text:list xml:id="list160339040" text:style-name="L62">
        <text:list-item>
          <text:p text:style-name="P689">Junction table me se <text:span text:style-name="Strong_20_Emphasis">relation remove</text:span> karta hai <text:span text:style-name="T564">jo aap specify kroge <text:s/>and if emtpy rakhoge to kuch nhi hoga and error bhi nhi aayega </text:span></text:p>
        </text:list-item>
        <text:list-item>
          <text:p text:style-name="P689">Actual Publication ya Article delete nahi hota</text:p>
        </text:list-item>
      </text:list>
      <text:p text:style-name="P399"><text:span text:style-name="Source_20_Text">a1.publications.remove(p1)</text:span></text:p>
      <text:p text:style-name="Horizontal_20_Line"/>
      <text:h text:style-name="Heading_20_3" text:outline-level="3">3️⃣ <text:span text:style-name="Source_20_Text">.clear()</text:span></text:h>
      <text:list xml:id="list1818742436" text:style-name="L63">
        <text:list-item>
          <text:p text:style-name="P690"><text:span text:style-name="Strong_20_Emphasis">Saare relations</text:span> remove kar deta hai</text:p>
        </text:list-item>
      </text:list>
      <text:p text:style-name="P399"><text:span text:style-name="Source_20_Text">a1.publications.clear()</text:span></text:p>
      <text:p text:style-name="Horizontal_20_Line"/>
      <text:h text:style-name="Heading_20_3" text:outline-level="3">4️⃣ <text:span text:style-name="Source_20_Text">.set(objs)</text:span></text:h>
      <text:list xml:id="list1487093451" text:style-name="L64">
        <text:list-item>
          <text:p text:style-name="P691">Existing relations ko <text:span text:style-name="Strong_20_Emphasis">replace</text:span> karta hai</text:p>
        </text:list-item>
        <text:list-item>
          <text:p text:style-name="P691">Old relations remove, new add</text:p>
        </text:list-item>
      </text:list>
      <text:p text:style-name="P399"><text:span text:style-name="Source_20_Text">a1.publications.set([p2, p3]) --&gt;</text:span><text:span text:style-name="Source_20_Text"><text:span text:style-name="T564">iske baad kewal p2 and p3 hi reh jayenge </text:span></text:span></text:p>
      <text:p text:style-name="Horizontal_20_Line"/>
      <text:h text:style-name="Heading_20_3" text:outline-level="3">5️⃣ <text:span text:style-name="Source_20_Text">.all()</text:span></text:h>
      <text:list xml:id="list2464835118" text:style-name="L65">
        <text:list-item>
          <text:p text:style-name="P692"><text:span text:style-name="Strong_20_Emphasis">Saare related objects</text:span> return karta hai</text:p>
        </text:list-item>
      </text:list>
      <text:p text:style-name="P399"><text:span text:style-name="Source_20_Text">a1.publications.all()</text:span></text:p>
      <text:p text:style-name="Horizontal_20_Line"/>
      <text:h text:style-name="Heading_20_3" text:outline-level="3">6️⃣ <text:span text:style-name="Source_20_Text">.filter(**kwargs)</text:span></text:h>
      <text:list xml:id="list2061648711" text:style-name="L66">
        <text:list-item>
          <text:p text:style-name="P693">Related objects me <text:span text:style-name="Strong_20_Emphasis">filter</text:span> apply karta hai</text:p>
        </text:list-item>
      </text:list>
      <text:p text:style-name="P399"><text:span text:style-name="Source_20_Text">a1.publications.filter(title__contains="Science")</text:span></text:p>
      <text:p text:style-name="Horizontal_20_Line"/>
      <text:h text:style-name="Heading_20_3" text:outline-level="3">7️⃣ <text:span text:style-name="Source_20_Text">.get(**kwargs)</text:span></text:h>
      <text:list xml:id="list3735154469" text:style-name="L67">
        <text:list-item>
          <text:p text:style-name="P694"><text:span text:style-name="Strong_20_Emphasis">Single object</text:span> return karta hai, agar multiple mile to error</text:p>
        </text:list-item>
        <text:list-item>
          <text:p text:style-name="P694">Useful agar tum sure ho <text:span text:style-name="Strong_20_Emphasis">exactly one match hoga</text:span></text:p>
        </text:list-item>
      </text:list>
      <text:p text:style-name="P399"><text:span text:style-name="Source_20_Text">p = a1.publications.get(title="Science News")</text:span></text:p>
      <text:p text:style-name="Horizontal_20_Line"/>
      <text:h text:style-name="Heading_20_3" text:outline-level="3">8️⃣ <text:span text:style-name="Source_20_Text">.create(**kwargs)</text:span> ✅</text:h>
      <text:list xml:id="list3014108932" text:style-name="L68">
        <text:list-item>
          <text:p text:style-name="P695">Related object <text:span text:style-name="Strong_20_Emphasis">naya create karke automatically relation bhi banata hai</text:span></text:p>
        </text:list-item>
        <text:list-item>
          <text:p text:style-name="P695"><text:soft-page-break/>Object save karne ki zaroorat nahi (Django internally save karta hai)</text:p>
        </text:list-item>
      </text:list>
      <text:p text:style-name="P399"><text:span text:style-name="Source_20_Text">a1.publications.create(title="New Publication")</text:span></text:p>
      <text:list xml:id="list3015698578" text:style-name="L69">
        <text:list-item>
          <text:p text:style-name="P696">Ye <text:span text:style-name="Strong_20_Emphasis">shortcut</text:span> hai:</text:p>
        </text:list-item>
      </text:list>
      <text:p text:style-name="P398"><text:span text:style-name="Source_20_Text">p = Publication.objects.create(title="New Publication")</text:span></text:p>
      <text:p text:style-name="P399"><text:span text:style-name="Source_20_Text">a1.publications.add(p)</text:span></text:p>
      <text:p text:style-name="Horizontal_20_Line"/>
      <text:p text:style-name="P69"><text:span text:style-name="Source_20_Text"><text:span text:style-name="T97"/></text:span></text:p>
      <text:p text:style-name="P92"><text:span text:style-name="Source_20_Text"><text:span text:style-name="T261">NOTE ---&gt; </text:span></text:span></text:p>
      <text:h text:style-name="P66" text:outline-level="2"><text:span text:style-name="Source_20_Text"><text:span text:style-name="T102">Why direct assignment not allowed in Many-to-Many?</text:span></text:span></text:h>
      <text:p text:style-name="P92"><text:span text:style-name="Source_20_Text"><text:span text:style-name="T104">LET P1 PERSON CLASS ka row hai and car cars class ka row hai jisme person wale row main many to many relatinoship hai </text:span></text:span></text:p>
      <text:p text:style-name="P399"><text:span text:style-name="Source_20_Text"><text:span text:style-name="T418">car.person = p1 <text:s text:c="2"/>❌ ERROR</text:span></text:span></text:p>
      <text:p text:style-name="Text_20_body"><text:span text:style-name="Strong_20_Emphasis"><text:span text:style-name="T418">Reason:</text:span></text:span><text:span text:style-name="T418"><text:line-break/>Many-to-Many relation </text:span><text:span text:style-name="Strong_20_Emphasis"><text:span text:style-name="T418">ek field nahi hoti</text:span></text:span><text:span text:style-name="T418">, balki </text:span><text:span text:style-name="Strong_20_Emphasis"><text:span text:style-name="T418">separate join table</text:span></text:span><text:span text:style-name="T418"> hota hai.</text:span></text:p>
      <text:p text:style-name="P417">Example:</text:p>
      <text:p text:style-name="P398"><text:span text:style-name="Source_20_Text"><text:span text:style-name="T418">Car table</text:span></text:span></text:p>
      <text:p text:style-name="P398"><text:span text:style-name="Source_20_Text"><text:span text:style-name="T418">Person table</text:span></text:span></text:p>
      <text:p text:style-name="P399"><text:span text:style-name="Source_20_Text"><text:span text:style-name="T418">Car_Person (join table) <text:s/>← real relation yahan store hota hai</text:span></text:span></text:p>
      <text:p text:style-name="P69"><text:span text:style-name="Source_20_Text"><text:span text:style-name="T102"/></text:span></text:p>
      <text:p text:style-name="P69"><text:span text:style-name="Source_20_Text"><text:span text:style-name="T102"/></text:span></text:p>
      <text:p text:style-name="P69"><text:span text:style-name="Source_20_Text"><text:span text:style-name="T102"/></text:span></text:p>
      <text:p text:style-name="P69"><text:span text:style-name="Source_20_Text"><text:span text:style-name="T102"/></text:span></text:p>
      <text:p text:style-name="P69"><text:span text:style-name="Source_20_Text"><text:span text:style-name="T102"/></text:span></text:p>
      <text:p text:style-name="P92"><text:span text:style-name="Source_20_Text"><text:span text:style-name="T104"/></text:span></text:p>
      <text:p text:style-name="P92"><text:span text:style-name="Source_20_Text"><text:span text:style-name="T264">NOTE2 ---&gt; as we know in many to many ek junction table banta hai so if you wnat to access that junction table you can access it like that </text:span></text:span></text:p>
      <text:p text:style-name="P92"><text:span text:style-name="Source_20_Text"><text:span text:style-name="T264">Car.person.through.objects.all()</text:span></text:span></text:p>
      <text:p text:style-name="P92"><text:span text:style-name="Source_20_Text"><text:span text:style-name="T264">Car--&gt; wo model jisme many to many field hai </text:span></text:span></text:p>
      <text:p text:style-name="P92"><text:span text:style-name="Source_20_Text"><text:span text:style-name="T264">person--&gt; many to many field wala attribute </text:span></text:span></text:p>
      <text:p text:style-name="P92"><text:span text:style-name="Source_20_Text"><text:span text:style-name="T264">through is built in method to access it </text:span></text:span></text:p>
      <text:p text:style-name="P92"><text:soft-page-break/><text:span text:style-name="Source_20_Text"><text:span text:style-name="T264">and baki aapko pata hai </text:span></text:span></text:p>
      <text:p text:style-name="P92"><text:span text:style-name="Source_20_Text"><text:span text:style-name="T104"/></text:span></text:p>
      <text:p text:style-name="P87"><text:span text:style-name="Source_20_Text"><text:span text:style-name="T123">MANY TO MANY FIELD ALSO RECEIVE SOME EXTRA ARGUMENT</text:span></text:span><text:span text:style-name="Source_20_Text"><text:span text:style-name="T124">(DJANGOPRACTISE)</text:span></text:span></text:p>
      <text:p text:style-name="P87"><text:span text:style-name="Source_20_Text"><text:span text:style-name="T131"/></text:span></text:p>
      <text:p text:style-name="P88"><text:span text:style-name="Source_20_Text"><text:span text:style-name="T358">from</text:span></text:span><text:span text:style-name="Source_20_Text"><text:span text:style-name="T297"> </text:span></text:span><text:span text:style-name="Source_20_Text"><text:span text:style-name="T368">django.db</text:span></text:span><text:span text:style-name="Source_20_Text"><text:span text:style-name="T297"> </text:span></text:span><text:span text:style-name="Source_20_Text"><text:span text:style-name="T358">import</text:span></text:span><text:span text:style-name="Source_20_Text"><text:span text:style-name="T184"> models</text:span></text:span></text:p>
      <text:p text:style-name="P403"/>
      <text:p text:style-name="P403"/>
      <text:p text:style-name="P259"><text:span text:style-name="T480">class</text:span><text:span text:style-name="T455"> </text:span><text:span text:style-name="T495">Person</text:span>(models<text:span text:style-name="T467">.</text:span>Model):</text:p>
      <text:p text:style-name="P292"><text:s text:c="4"/><text:span text:style-name="T424">name </text:span><text:span text:style-name="T471">=</text:span><text:span text:style-name="T424"> models</text:span><text:span text:style-name="T471">.</text:span><text:span text:style-name="T424">CharField(max_length</text:span><text:span text:style-name="T471">=128</text:span><text:span text:style-name="T424">)</text:span></text:p>
      <text:p text:style-name="P403"/>
      <text:p text:style-name="P292"><text:s text:c="4"/><text:span text:style-name="T484">def</text:span><text:span text:style-name="T461"> </text:span><text:span text:style-name="T424">__str__(</text:span><text:span text:style-name="T485">self</text:span><text:span text:style-name="T424">):</text:span></text:p>
      <text:p text:style-name="P292"><text:s text:c="8"/><text:span text:style-name="T484">return</text:span><text:span text:style-name="T424"> </text:span><text:span text:style-name="T485">self</text:span><text:span text:style-name="T471">.</text:span><text:span text:style-name="T424">name</text:span></text:p>
      <text:p text:style-name="P403"/>
      <text:p text:style-name="P403"/>
      <text:p text:style-name="P259"><text:span text:style-name="T480">class</text:span><text:span text:style-name="T455"> </text:span><text:span text:style-name="T495">Group</text:span>(models<text:span text:style-name="T467">.</text:span>Model):</text:p>
      <text:p text:style-name="P292"><text:s text:c="4"/><text:span text:style-name="T424">name </text:span><text:span text:style-name="T471">=</text:span><text:span text:style-name="T424"> models</text:span><text:span text:style-name="T471">.</text:span><text:span text:style-name="T424">CharField(max_length</text:span><text:span text:style-name="T471">=128</text:span><text:span text:style-name="T424">)</text:span></text:p>
      <text:p text:style-name="P292"><text:s text:c="4"/><text:span text:style-name="T424">members </text:span><text:span text:style-name="T471">=</text:span><text:span text:style-name="T424"> models</text:span><text:span text:style-name="T471">.</text:span><text:span text:style-name="T424">ManyToManyField(Person, through</text:span><text:span text:style-name="T471">=</text:span><text:span text:style-name="T507">"Membership"</text:span><text:span text:style-name="T424">)</text:span></text:p>
      <text:p text:style-name="P403"/>
      <text:p text:style-name="P292"><text:s text:c="4"/><text:span text:style-name="T484">def</text:span><text:span text:style-name="T461"> </text:span><text:span text:style-name="T424">__str__(</text:span><text:span text:style-name="T485">self</text:span><text:span text:style-name="T424">):</text:span></text:p>
      <text:p text:style-name="P292"><text:s text:c="8"/><text:span text:style-name="T484">return</text:span><text:span text:style-name="T424"> </text:span><text:span text:style-name="T485">self</text:span><text:span text:style-name="T471">.</text:span><text:span text:style-name="T424">name</text:span></text:p>
      <text:p text:style-name="P403"/>
      <text:p text:style-name="P403"/>
      <text:p text:style-name="P259"><text:span text:style-name="T480">class</text:span><text:span text:style-name="T455"> </text:span><text:span text:style-name="T495">Membership</text:span>(models<text:span text:style-name="T467">.</text:span>Model):</text:p>
      <text:p text:style-name="P292"><text:s text:c="4"/><text:span text:style-name="T424">person </text:span><text:span text:style-name="T471">=</text:span><text:span text:style-name="T424"> models</text:span><text:span text:style-name="T471">.</text:span><text:span text:style-name="T424">ForeignKey(Person, on_delete</text:span><text:span text:style-name="T471">=</text:span><text:span text:style-name="T424">models</text:span><text:span text:style-name="T471">.</text:span><text:span text:style-name="T424">CASCADE)</text:span></text:p>
      <text:p text:style-name="P292"><text:s text:c="4"/><text:span text:style-name="T424">group </text:span><text:span text:style-name="T471">=</text:span><text:span text:style-name="T424"> models</text:span><text:span text:style-name="T471">.</text:span><text:span text:style-name="T424">ForeignKey(Group, on_delete</text:span><text:span text:style-name="T471">=</text:span><text:span text:style-name="T424">models</text:span><text:span text:style-name="T471">.</text:span><text:span text:style-name="T424">CASCADE)</text:span></text:p>
      <text:p text:style-name="P292"><text:soft-page-break/><text:s text:c="4"/><text:span text:style-name="T424">date_joined </text:span><text:span text:style-name="T471">=</text:span><text:span text:style-name="T424"> models</text:span><text:span text:style-name="T471">.</text:span><text:span text:style-name="T424">DateField()</text:span></text:p>
      <text:p text:style-name="P292"><text:s text:c="4"/><text:span text:style-name="T424">invite_reason </text:span><text:span text:style-name="T471">=</text:span><text:span text:style-name="T424"> models</text:span><text:span text:style-name="T471">.</text:span><text:span text:style-name="T424">CharField(max_length</text:span><text:span text:style-name="T471">=64</text:span><text:span text:style-name="T424">)</text:span></text:p>
      <text:p text:style-name="P403"/>
      <text:p text:style-name="P292"><text:s text:c="4"/><text:span text:style-name="T484">class</text:span><text:span text:style-name="T461"> </text:span><text:span text:style-name="T499">Meta</text:span><text:span text:style-name="T424">:</text:span></text:p>
      <text:p text:style-name="P292"><text:s text:c="8"/><text:span text:style-name="T424">constraints </text:span><text:span text:style-name="T471">=</text:span><text:span text:style-name="T424"> [</text:span></text:p>
      <text:p text:style-name="P292"><text:s text:c="12"/><text:span text:style-name="T424">models</text:span><text:span text:style-name="T471">.</text:span><text:span text:style-name="T424">UniqueConstraint(</text:span></text:p>
      <text:p text:style-name="P292"><text:s text:c="16"/><text:span text:style-name="T424">fields</text:span><text:span text:style-name="T471">=</text:span><text:span text:style-name="T424">[</text:span><text:span text:style-name="T507">"person"</text:span><text:span text:style-name="T424">, </text:span><text:span text:style-name="T507">"group"</text:span><text:span text:style-name="T424">], name</text:span><text:span text:style-name="T471">=</text:span><text:span text:style-name="T507">"unique_person_group"</text:span></text:p>
      <text:p text:style-name="P292"><text:s text:c="12"/><text:span text:style-name="T424">)</text:span></text:p>
      <text:p text:style-name="P292"><text:s text:c="8"/><text:span text:style-name="T424">]</text:span></text:p>
      <text:p text:style-name="P90"><text:span text:style-name="Source_20_Text"><text:span text:style-name="T266">NOTE--&gt;</text:span></text:span><text:span text:style-name="Source_20_Text"><text:span text:style-name="T267"> through field jab add krte hai jo bhi model ka name usem add kia hai usem done class ka foreing key define krna is importnat </text:span></text:span></text:p>
      <text:p text:style-name="P90"><text:span text:style-name="Source_20_Text"><text:span text:style-name="T267">for example yah person or group ko foreing key mai dala hai memberhsip mai . </text:span></text:span></text:p>
      <text:p text:style-name="P90"><text:span text:style-name="Source_20_Text"><text:span text:style-name="T267"/></text:span></text:p>
      <text:p text:style-name="P87"><text:span text:style-name="Source_20_Text"><text:span text:style-name="T131"/></text:span></text:p>
      <text:p text:style-name="P90"><text:span text:style-name="Source_20_Text"><text:span text:style-name="T132">HOW TO PERFORM OPRATION <text:s/>HERE AFTER USING THROUGH ?</text:span></text:span></text:p>
      <text:p text:style-name="P90"><text:span text:style-name="Source_20_Text"><text:span text:style-name="T132"/></text:span></text:p>
      <text:p text:style-name="P89"><text:span text:style-name="Source_20_Text"><text:span text:style-name="T285">&gt;&gt;&gt; </text:span></text:span><text:span text:style-name="Source_20_Text"><text:span text:style-name="T185">ringo </text:span></text:span><text:span text:style-name="Source_20_Text"><text:span text:style-name="T312">=</text:span></text:span><text:span text:style-name="Source_20_Text"><text:span text:style-name="T185"> Person</text:span></text:span><text:span text:style-name="Source_20_Text"><text:span text:style-name="T312">.</text:span></text:span><text:span text:style-name="Source_20_Text"><text:span text:style-name="T185">objects</text:span></text:span><text:span text:style-name="Source_20_Text"><text:span text:style-name="T312">.</text:span></text:span><text:span text:style-name="Source_20_Text"><text:span text:style-name="T185">create(name</text:span></text:span><text:span text:style-name="Source_20_Text"><text:span text:style-name="T312">=</text:span></text:span><text:span text:style-name="Source_20_Text"><text:span text:style-name="T382">"Ringo Starr"</text:span></text:span><text:span text:style-name="Source_20_Text"><text:span text:style-name="T185">)</text:span></text:span></text:p>
      <text:p text:style-name="P259"><text:span text:style-name="T452">&gt;&gt;&gt; </text:span>paul <text:span text:style-name="T467">=</text:span> Person<text:span text:style-name="T467">.</text:span>objects<text:span text:style-name="T467">.</text:span>create(name<text:span text:style-name="T467">=</text:span><text:span text:style-name="T506">"Paul McCartney"</text:span>)</text:p>
      <text:p text:style-name="P259"><text:span text:style-name="T452">&gt;&gt;&gt; </text:span>beatles <text:span text:style-name="T467">=</text:span> Group<text:span text:style-name="T467">.</text:span>objects<text:span text:style-name="T467">.</text:span>create(name<text:span text:style-name="T467">=</text:span><text:span text:style-name="T506">"The Beatles"</text:span>)</text:p>
      <text:p text:style-name="P329">&gt;&gt;&gt; m1 = Membership(</text:p>
      <text:p text:style-name="P329">... <text:s text:c="4"/>person=ringo,</text:p>
      <text:p text:style-name="P329">... <text:s text:c="4"/>group=beatles,</text:p>
      <text:p text:style-name="P329">... <text:s text:c="4"/>date_joined=date(1962, 8, 16),</text:p>
      <text:p text:style-name="P329"><text:soft-page-break/>... <text:s text:c="4"/>invite_reason="Needed a new drummer.",</text:p>
      <text:p text:style-name="P329">... )</text:p>
      <text:p text:style-name="P259"><text:span text:style-name="T452">&gt;&gt;&gt; </text:span>m1<text:span text:style-name="T467">.</text:span>save()</text:p>
      <text:p text:style-name="P259"><text:span text:style-name="T452">&gt;&gt;&gt; </text:span>beatles<text:span text:style-name="T467">.</text:span>members<text:span text:style-name="T467">.</text:span>all()</text:p>
      <text:p text:style-name="P313">&lt;QuerySet [&lt;Person: Ringo Starr&gt;]&gt;</text:p>
      <text:p text:style-name="P259"><text:span text:style-name="T452">&gt;&gt;&gt; </text:span>ringo<text:span text:style-name="T467">.</text:span>group_set<text:span text:style-name="T467">.</text:span>all()</text:p>
      <text:p text:style-name="P313">&lt;QuerySet [&lt;Group: The Beatles&gt;]&gt;</text:p>
      <text:p text:style-name="P259"><text:span text:style-name="T452">&gt;&gt;&gt; </text:span>m2 <text:span text:style-name="T467">=</text:span> Membership<text:span text:style-name="T467">.</text:span>objects<text:span text:style-name="T467">.</text:span>create(</text:p>
      <text:p text:style-name="P259"><text:span text:style-name="T452">... </text:span><text:s text:c="4"/>person<text:span text:style-name="T467">=</text:span>paul,</text:p>
      <text:p text:style-name="P259"><text:span text:style-name="T452">... </text:span><text:s text:c="4"/>group<text:span text:style-name="T467">=</text:span>beatles,</text:p>
      <text:p text:style-name="P259"><text:span text:style-name="T452">... </text:span><text:s text:c="4"/>date_joined<text:span text:style-name="T467">=</text:span>date(<text:span text:style-name="T467">1960</text:span>, <text:span text:style-name="T467">8</text:span>, <text:span text:style-name="T467">1</text:span>),</text:p>
      <text:p text:style-name="P259"><text:span text:style-name="T452">... </text:span><text:s text:c="4"/>invite_reason<text:span text:style-name="T467">=</text:span><text:span text:style-name="T506">"Wanted to form a band."</text:span>,</text:p>
      <text:p text:style-name="P259"><text:span text:style-name="T452">... </text:span>)</text:p>
      <text:p text:style-name="P259"><text:span text:style-name="T452">&gt;&gt;&gt; </text:span>beatles<text:span text:style-name="T467">.</text:span>members<text:span text:style-name="T467">.</text:span>all()</text:p>
      <text:p text:style-name="P90"><text:span text:style-name="Source_20_Text"><text:span text:style-name="T132"/></text:span></text:p>
      <text:p text:style-name="P90"><text:span text:style-name="Source_20_Text"><text:span text:style-name="T132"/></text:span></text:p>
      <text:p text:style-name="P87"><text:span text:style-name="Source_20_Text"><text:span text:style-name="T105">You can also use </text:span></text:span><text:a xlink:type="simple" xlink:href="https://docs.djangoproject.com/en/6.0/ref/models/relations/#django.db.models.fields.related.RelatedManager.add" text:style-name="Internet_20_link" text:visited-style-name="Visited_20_Internet_20_Link"><text:span text:style-name="Source_20_Text"><text:span text:style-name="T174">add()</text:span></text:span></text:a><text:span text:style-name="Source_20_Text"><text:span text:style-name="T105">, </text:span></text:span><text:a xlink:type="simple" xlink:href="https://docs.djangoproject.com/en/6.0/ref/models/relations/#django.db.models.fields.related.RelatedManager.create" text:style-name="Internet_20_link" text:visited-style-name="Visited_20_Internet_20_Link"><text:span text:style-name="Source_20_Text"><text:span text:style-name="T174">create()</text:span></text:span></text:a><text:span text:style-name="Source_20_Text"><text:span text:style-name="T105">, or </text:span></text:span><text:a xlink:type="simple" xlink:href="https://docs.djangoproject.com/en/6.0/ref/models/relations/#django.db.models.fields.related.RelatedManager.set" text:style-name="Internet_20_link" text:visited-style-name="Visited_20_Internet_20_Link"><text:span text:style-name="Source_20_Text"><text:span text:style-name="T174">set()</text:span></text:span></text:a><text:span text:style-name="Source_20_Text"><text:span text:style-name="T105"> to create relationships, as long as you specify </text:span></text:span><text:span text:style-name="Source_20_Text"><text:span text:style-name="T183">through_defaults</text:span></text:span><text:span text:style-name="Source_20_Text"><text:span text:style-name="T105"> for any required fields:</text:span></text:span></text:p>
      <text:p text:style-name="P263"><text:span text:style-name="T452">&gt;&gt;&gt; </text:span>beatles<text:span text:style-name="T467">.</text:span>members<text:span text:style-name="T467">.</text:span>add(john, through_defaults<text:span text:style-name="T467">=</text:span>{<text:span text:style-name="T506">"date_joined"</text:span>: date(<text:span text:style-name="T467">1960</text:span>, <text:span text:style-name="T467">8</text:span>, <text:span text:style-name="T467">1</text:span>)})</text:p>
      <text:p text:style-name="P263"><text:span text:style-name="T452">&gt;&gt;&gt; </text:span>beatles<text:span text:style-name="T467">.</text:span>members<text:span text:style-name="T467">.</text:span>create(</text:p>
      <text:p text:style-name="P263"><text:span text:style-name="T452">... </text:span><text:s text:c="4"/>name<text:span text:style-name="T467">=</text:span><text:span text:style-name="T506">"George Harrison"</text:span>, through_defaults<text:span text:style-name="T467">=</text:span>{<text:span text:style-name="T506">"date_joined"</text:span>: date(<text:span text:style-name="T467">1960</text:span>, <text:span text:style-name="T467">8</text:span>, <text:span text:style-name="T467">1</text:span>)}</text:p>
      <text:p text:style-name="P263"><text:span text:style-name="T452">... </text:span>)</text:p>
      <text:p text:style-name="P263"><text:span text:style-name="T452">&gt;&gt;&gt; </text:span>beatles<text:span text:style-name="T467">.</text:span>members<text:span text:style-name="T467">.</text:span>set(</text:p>
      <text:p text:style-name="P263"><text:span text:style-name="T452">... </text:span><text:s text:c="4"/>[john, paul, ringo, george], through_defaults<text:span text:style-name="T467">=</text:span>{<text:span text:style-name="T506">"date_joined"</text:span>: date(<text:span text:style-name="T467">1960</text:span>, <text:span text:style-name="T467">8</text:span>, <text:span text:style-name="T467">1</text:span>)}</text:p>
      <text:p text:style-name="P263"><text:span text:style-name="T452">... </text:span>)</text:p>
      <text:p text:style-name="P87"><text:span text:style-name="Source_20_Text"><text:span text:style-name="T123"/></text:span></text:p>
      <text:p text:style-name="P93"><text:soft-page-break/><text:span text:style-name="Source_20_Text"><text:span text:style-name="T265">NOTE --&gt; ISKO AISE SMJHO SAB KUCH SAME HAI MANY TO MANY JAISE BAS THROUGH FIELD KAI USE SAI HAM APNE JUNCTION TABLE AAPNE MUTABIK BANA SKTE HAI AND SARE OPERAION JO HAM WHA MANY TO MAY MAI KR RAHE HAI WO YAHA BHI HO JAYENGE </text:span></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87"><text:span text:style-name="Source_20_Text"><text:span text:style-name="T270"/></text:span></text:p>
      <text:p text:style-name="P454"><text:span text:style-name="Source_20_Text"><text:span text:style-name="T386"/></text:span></text:p>
      <text:p text:style-name="P455"><text:span text:style-name="Source_20_Text"><text:span text:style-name="T393">DAY5 </text:span></text:span></text:p>
      <text:p text:style-name="P455"><text:span text:style-name="Source_20_Text"><text:span text:style-name="T386">ONE TO ONE RELATIONSHIP </text:span></text:span></text:p>
      <text:p text:style-name="P454"><text:span text:style-name="Source_20_Text"><text:span text:style-name="T386"/></text:span></text:p>
      <text:p text:style-name="P98"><text:span text:style-name="Source_20_Text"><text:span text:style-name="T99">a) To define a one-to-one relationship, use </text:span></text:span><text:a xlink:type="simple" xlink:href="https://docs.djangoproject.com/en/6.0/ref/models/fields/#django.db.models.OneToOneField" text:style-name="Internet_20_link" text:visited-style-name="Visited_20_Internet_20_Link"><text:span text:style-name="Source_20_Text"><text:span text:style-name="T194">OneToOneField</text:span></text:span></text:a><text:span text:style-name="Source_20_Text"><text:span text:style-name="T137">.</text:span></text:span></text:p>
      <text:p text:style-name="P98"><text:span text:style-name="Source_20_Text"><text:span text:style-name="T137">b) </text:span></text:span><text:a xlink:type="simple" xlink:href="https://docs.djangoproject.com/en/6.0/ref/models/fields/#django.db.models.OneToOneField" text:style-name="Internet_20_link" text:visited-style-name="Visited_20_Internet_20_Link"><text:span text:style-name="Source_20_Text"><text:span text:style-name="T194">OneToOneField</text:span></text:span></text:a><text:span text:style-name="Source_20_Text"><text:span text:style-name="T137"> </text:span></text:span><text:span text:style-name="Source_20_Text"><text:span text:style-name="T100">requires a positional argument: the class to which the model is related.</text:span></text:span></text:p>
      <text:p text:style-name="P99"><text:span text:style-name="Source_20_Text"><text:span text:style-name="T138">c) Reason</text:span></text:span></text:p>
      <text:p text:style-name="Text_20_body"><text:span text:style-name="Source_20_Text"><text:span text:style-name="T565">restaurant</text:span></text:span><text:span text:style-name="Source_20_Text">_set</text:span> is created <text:span text:style-name="Strong_20_Emphasis">only for </text:span><text:span text:style-name="Strong_20_Emphasis"><text:span text:style-name="Source_20_Text">ForeignKey</text:span></text:span><text:span text:style-name="Strong_20_Emphasis"> (one-to-many)</text:span>, not for <text:span text:style-name="Source_20_Text">OneToOneField</text:span>.</text:p>
      <text:h text:style-name="Heading_20_3" text:outline-level="3"><text:soft-page-break/>In One-to-One</text:h>
      <text:p text:style-name="Text_20_body">There is <text:span text:style-name="Strong_20_Emphasis">only ONE related object</text:span>, so Django gives <text:span text:style-name="Strong_20_Emphasis">single object access</text:span>, not a queryset.</text:p>
      <text:p text:style-name="Text_20_body">✅ Single object</text:p>
      <text:p text:style-name="Text_20_body">NOT:</text:p>
      <text:section text:style-name="Sect1" text:name="Section141">
        <text:p text:style-name="Preformatted_20_Text"><text:bookmark text:name="code-block-viewer153"/>&lt;QuerySet&gt;</text:p>
      </text:section>
      <text:p text:style-name="Horizontal_20_Line"/>
      <text:h text:style-name="Heading_20_1" text:outline-level="1">🔥 Why?</text:h>
      <text:p text:style-name="Text_20_body">Because database rule says:</text:p>
      <text:section text:style-name="Sect1" text:name="Section142">
        <text:p text:style-name="Preformatted_20_Text"><text:bookmark text:name="code-block-viewer154"/>One User → Only One Profile</text:p>
      </text:section>
      <text:p text:style-name="Text_20_body">So Django directly gives the object.</text:p>
      <text:p text:style-name="Text_20_body"/>
      <text:h text:style-name="P100" text:outline-level="1"><text:span text:style-name="Source_20_Text"><text:span text:style-name="T138">✅ Basic Real Example — User &amp; Profile</text:span></text:span></text:h>
      <text:p text:style-name="Text_20_body">Most common Django example 👇</text:p>
      <text:p text:style-name="Horizontal_20_Line"/>
      <text:h text:style-name="Heading_20_2" text:outline-level="2">Models</text:h>
      <text:section text:style-name="Sect1" text:name="Section135">
        <text:p text:style-name="Preformatted_20_Text"><text:bookmark text:name="code-block-viewer147"/>from django.db import models</text:p>
        <text:p text:style-name="Preformatted_20_Text">from django.contrib.auth.models import User</text:p>
        <text:p text:style-name="Preformatted_20_Text">class Profile(models.Model):</text:p>
        <text:p text:style-name="Preformatted_20_Text"><text:s text:c="4"/>user = models.OneToOneField(</text:p>
        <text:p text:style-name="Preformatted_20_Text"><text:s text:c="8"/>User,</text:p>
        <text:p text:style-name="Preformatted_20_Text"><text:s text:c="8"/>on_delete=models.CASCADE</text:p>
        <text:p text:style-name="Preformatted_20_Text"><text:s text:c="4"/>)</text:p>
        <text:p text:style-name="Preformatted_20_Text"><text:s text:c="4"/>phone = models.CharField(max_length=15)</text:p>
        <text:p text:style-name="Preformatted_20_Text"><text:s text:c="4"/>address = models.TextField()</text:p>
      </text:section>
      <text:p text:style-name="Horizontal_20_Line"/>
      <text:h text:style-name="Heading_20_2" text:outline-level="2">✅ Relationship Meaning</text:h>
      <text:section text:style-name="Sect1" text:name="Section136">
        <text:p text:style-name="Preformatted_20_Text"><text:bookmark text:name="code-block-viewer148"/>One User → One Profile</text:p>
        <text:p text:style-name="Preformatted_20_Text">One Profile → One User</text:p>
      </text:section>
      <text:p text:style-name="Text_20_body">✅ 1 ↔ 1 relation</text:p>
      <text:p text:style-name="Horizontal_20_Line"/>
      <text:h text:style-name="Heading_20_2" text:outline-level="2">✅ Database Understanding</text:h>
      <text:p text:style-name="Text_20_body">Tables:</text:p>
      <text:h text:style-name="Heading_20_3" text:outline-level="3">User Table</text:h>
      <table:table table:name="Table29" table:style-name="Table29">
        <table:table-column table:style-name="Table29.A"/>
        <table:table-column table:style-name="Table29.B"/>
        <table:table-header-rows>
          <table:table-row>
            <table:table-cell table:style-name="Table29.A1" office:value-type="string">
              <text:p text:style-name="Table_20_Heading">id</text:p>
            </table:table-cell>
            <table:table-cell table:style-name="Table29.A1" office:value-type="string">
              <text:p text:style-name="Table_20_Heading">username</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adarsh</text:p>
          </table:table-cell>
        </table:table-row>
      </table:table>
      <text:h text:style-name="Heading_20_3" text:outline-level="3"><text:soft-page-break/>Profile Table</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id</text:p>
            </table:table-cell>
            <table:table-cell table:style-name="Table30.A1" office:value-type="string">
              <text:p text:style-name="Table_20_Heading">user_id</text:p>
            </table:table-cell>
            <table:table-cell table:style-name="Table30.A1" office:value-type="string">
              <text:p text:style-name="Table_20_Heading">phone</text:p>
            </table:table-cell>
          </table:table-row>
        </table:table-header-rows>
        <table:table-row>
          <table:table-cell table:style-name="Table30.A1" office:value-type="string">
            <text:p text:style-name="Table_20_Contents">1</text:p>
          </table:table-cell>
          <table:table-cell table:style-name="Table30.A1" office:value-type="string">
            <text:p text:style-name="Table_20_Contents">1</text:p>
          </table:table-cell>
          <table:table-cell table:style-name="Table30.A1" office:value-type="string">
            <text:p text:style-name="Table_20_Contents">9999</text:p>
          </table:table-cell>
        </table:table-row>
      </table:table>
      <text:p text:style-name="Text_20_body"><text:span text:style-name="Source_20_Text">user_id</text:span> is <text:span text:style-name="Strong_20_Emphasis">unique</text:span> internally.</text:p>
      <text:p text:style-name="Horizontal_20_Line"/>
      <text:h text:style-name="Heading_20_2" text:outline-level="2">✅ Access From Both Sides</text:h>
      <text:h text:style-name="Heading_20_3" text:outline-level="3">Forward Access</text:h>
      <text:section text:style-name="Sect1" text:name="Section137">
        <text:p text:style-name="Preformatted_20_Text"><text:bookmark text:name="code-block-viewer149"/>profile.user.username</text:p>
      </text:section>
      <text:p text:style-name="Horizontal_20_Line"/>
      <text:h text:style-name="Heading_20_3" text:outline-level="3">Reverse Access (automatic)</text:h>
      <text:section text:style-name="Sect1" text:name="Section138">
        <text:p text:style-name="Preformatted_20_Text"><text:bookmark text:name="code-block-viewer150"/>user.profile.phone</text:p>
      </text:section>
      <text:p text:style-name="Text_20_body">Django automatically creates reverse name = <text:span text:style-name="Source_20_Text">profile</text:span>.</text:p>
      <text:p text:style-name="Horizontal_20_Line"/>
      <text:h text:style-name="Heading_20_2" text:outline-level="2">✅ Using <text:span text:style-name="Source_20_Text">related_name</text:span></text:h>
      <text:section text:style-name="Sect1" text:name="Section139">
        <text:p text:style-name="Preformatted_20_Text"><text:bookmark text:name="code-block-viewer151"/>class Profile(models.Model):</text:p>
        <text:p text:style-name="Preformatted_20_Text"><text:s text:c="4"/>user = models.OneToOneField(</text:p>
        <text:p text:style-name="Preformatted_20_Text"><text:s text:c="8"/>User,</text:p>
        <text:p text:style-name="Preformatted_20_Text"><text:s text:c="8"/>on_delete=models.CASCADE,</text:p>
        <text:p text:style-name="Preformatted_20_Text"><text:s text:c="8"/>related_name="user_profile"</text:p>
        <text:p text:style-name="Preformatted_20_Text"><text:s text:c="4"/>)</text:p>
      </text:section>
      <text:p text:style-name="Text_20_body">Now:</text:p>
      <text:section text:style-name="Sect1" text:name="Section140">
        <text:p text:style-name="Preformatted_20_Text"><text:bookmark text:name="code-block-viewer152"/>user.user_profile.phone</text:p>
      </text:section>
      <text:p text:style-name="P99"><text:span text:style-name="Source_20_Text"><text:span text:style-name="T138"/></text:span></text:p>
      <text:p text:style-name="P99"><text:span text:style-name="Source_20_Text"><text:span text:style-name="T138"/></text:span></text:p>
      <text:p text:style-name="P97"><text:span text:style-name="Source_20_Text"><text:span text:style-name="T136">META CLASS </text:span></text:span></text:p>
      <text:p text:style-name="P97"><text:span text:style-name="Source_20_Text"><text:span text:style-name="T136"/></text:span></text:p>
      <text:p text:style-name="P130"><text:span text:style-name="Strong_20_Emphasis"><text:span text:style-name="Source_20_Text"><text:span text:style-name="T273">class Meta</text:span></text:span></text:span><text:span text:style-name="Source_20_Text"><text:span text:style-name="Strong_20_Emphasis"><text:span text:style-name="T268"> is used to give extra settings (configuration) to your model.</text:span></text:span></text:span></text:p>
      <text:p text:style-name="P130"><text:span text:style-name="Strong_20_Emphasis"><text:span text:style-name="T269">ex-&gt;ordering,proxy,abstract</text:span></text:span></text:p>
      <text:p text:style-name="Text_20_body">It does <text:span text:style-name="Strong_20_Emphasis">NOT create fields</text:span> and does <text:span text:style-name="Strong_20_Emphasis">NOT store data</text:span> — it only controls model behavior.</text:p>
      <text:p text:style-name="P97"><text:span text:style-name="Source_20_Text"><text:span text:style-name="T135"/></text:span></text:p>
      <text:p text:style-name="P96"><text:span text:style-name="Source_20_Text"><text:span text:style-name="T356">from</text:span></text:span><text:span text:style-name="Source_20_Text"><text:span text:style-name="T295"> </text:span></text:span><text:span text:style-name="Source_20_Text"><text:span text:style-name="T366">django.db</text:span></text:span><text:span text:style-name="Source_20_Text"><text:span text:style-name="T295"> </text:span></text:span><text:span text:style-name="Source_20_Text"><text:span text:style-name="T356">import</text:span></text:span><text:span text:style-name="Source_20_Text"><text:span text:style-name="T179"> models</text:span></text:span></text:p>
      <text:p text:style-name="P403"/>
      <text:p text:style-name="P403"><text:soft-page-break/></text:p>
      <text:p text:style-name="P259"><text:span text:style-name="T480">class</text:span><text:span text:style-name="T455"> </text:span><text:span text:style-name="T495">Ox</text:span>(models<text:span text:style-name="T467">.</text:span>Model):</text:p>
      <text:p text:style-name="P292"><text:s text:c="4"/><text:span text:style-name="T424">horn_length </text:span><text:span text:style-name="T471">=</text:span><text:span text:style-name="T424"> models</text:span><text:span text:style-name="T471">.</text:span><text:span text:style-name="T424">IntegerField()</text:span></text:p>
      <text:p text:style-name="P403"/>
      <text:p text:style-name="P292"><text:s text:c="4"/><text:span text:style-name="T484">class</text:span><text:span text:style-name="T461"> </text:span><text:span text:style-name="T499">Meta</text:span><text:span text:style-name="T424">:</text:span></text:p>
      <text:p text:style-name="P292"><text:s text:c="8"/><text:span text:style-name="T424">ordering </text:span><text:span text:style-name="T471">=</text:span><text:span text:style-name="T424"> [</text:span><text:span text:style-name="T507">"horn_length"</text:span><text:span text:style-name="T424">]</text:span></text:p>
      <text:p text:style-name="P292"><text:s text:c="8"/><text:span text:style-name="T424">verbose_name_plural </text:span><text:span text:style-name="T471">=</text:span><text:span text:style-name="T424"> </text:span><text:span text:style-name="T507">"oxen"</text:span></text:p>
      <text:p text:style-name="P97"><text:span text:style-name="Source_20_Text"><text:span text:style-name="T135"/></text:span></text:p>
      <text:h text:style-name="P94" text:outline-level="2"><text:span text:style-name="Source_20_Text"><text:span text:style-name="T135">Model attributes</text:span></text:span><text:a xlink:type="simple" xlink:href="https://docs.djangoproject.com/en/6.0/topics/db/models/#model-attributes" text:style-name="Internet_20_link" text:visited-style-name="Visited_20_Internet_20_Link"><text:span text:style-name="Source_20_Text"><text:span text:style-name="T319">¶</text:span></text:span></text:a></text:h>
      <text:p text:style-name="P407"><text:span text:style-name="Source_20_Text"><text:span text:style-name="T204">objects</text:span></text:span></text:p>
      <text:p text:style-name="P410"><text:span text:style-name="T2">The most important attribute of a model is the </text:span><text:a xlink:type="simple" xlink:href="https://docs.djangoproject.com/en/6.0/topics/db/managers/#django.db.models.Manager" text:style-name="Internet_20_link" text:visited-style-name="Visited_20_Internet_20_Link"><text:span text:style-name="Source_20_Text"><text:span text:style-name="T169">Manager</text:span></text:span></text:a><text:span text:style-name="T2">. It’s the interface through which database query operations are provided to Django models and is used to </text:span><text:a xlink:type="simple" xlink:href="https://docs.djangoproject.com/en/6.0/topics/db/queries/#retrieving-objects" text:style-name="Internet_20_link" text:visited-style-name="Visited_20_Internet_20_Link"><text:span text:style-name="T392">retrieve the instances</text:span></text:a><text:span text:style-name="T2"> from the database. If no custom </text:span><text:span text:style-name="Source_20_Text"><text:span text:style-name="T204">Manager</text:span></text:span><text:span text:style-name="T2"> is defined, the default name is </text:span><text:a xlink:type="simple" xlink:href="https://docs.djangoproject.com/en/6.0/ref/models/class/#django.db.models.Model.objects" text:style-name="Internet_20_link" text:visited-style-name="Visited_20_Internet_20_Link"><text:span text:style-name="Source_20_Text"><text:span text:style-name="T169">objects</text:span></text:span></text:a><text:span text:style-name="T2">. Managers are only accessible via model classes, not the model instances.</text:span></text:p>
      <text:p text:style-name="P95"><text:a xlink:type="simple" xlink:href="https://docs.djangoproject.com/en/6.0/ref/models/instances/#django.db.models.Model.get_absolute_url" text:style-name="Internet_20_link" text:visited-style-name="Visited_20_Internet_20_Link"><text:span text:style-name="Source_20_Text"><text:span text:style-name="T175">get_absolute_url()</text:span></text:span></text:a></text:p>
      <text:p text:style-name="P225">This tells Django how to calculate the URL for an object. Django uses this in its admin interface, and any time it needs to figure out a URL for an object.</text:p>
      <text:p text:style-name="P97"><text:span text:style-name="Source_20_Text"><text:span text:style-name="T135"/></text:span></text:p>
      <text:p text:style-name="P97"><text:span text:style-name="Source_20_Text"><text:span text:style-name="T135"/></text:span></text:p>
      <text:h text:style-name="P94" text:outline-level="2"><text:span text:style-name="Source_20_Text"><text:span text:style-name="T135">Model inheritance</text:span></text:span><text:a xlink:type="simple" xlink:href="https://docs.djangoproject.com/en/6.0/topics/db/models/#model-inheritance" text:style-name="Internet_20_link" text:visited-style-name="Visited_20_Internet_20_Link"><text:span text:style-name="Source_20_Text"><text:span text:style-name="T319">¶</text:span></text:span></text:a></text:h>
      <text:p text:style-name="P517">Model inheritance in Django works almost identically to the way normal class inheritance works in Python, but the basics at the beginning of the page should still be followed. That means the base class should subclass <text:a xlink:type="simple" xlink:href="https://docs.djangoproject.com/en/6.0/ref/models/instances/#django.db.models.Model" text:style-name="Internet_20_link" text:visited-style-name="Visited_20_Internet_20_Link"><text:span text:style-name="Source_20_Text"><text:span text:style-name="T450">django.db.models.Model</text:span></text:span></text:a>.</text:p>
      <text:p text:style-name="P517">There are three styles of inheritance that are possible in Django.</text:p>
      <text:list xml:id="list647948981" text:style-name="L70">
        <text:list-item>
          <text:h text:style-name="P613" text:outline-level="2"><text:span text:style-name="Source_20_Text"><text:span text:style-name="T135">1. Abstract Base Class</text:span></text:span></text:h>
        </text:list-item>
      </text:list>
      <text:p text:style-name="Text_20_body"><text:span text:style-name="Strong_20_Emphasis">Use when:</text:span> Parent is only for sharing common fields.<text:line-break/><text:span text:style-name="Strong_20_Emphasis">Database table:</text:span> ❌ No table for parent. Only child table created.</text:p>
      <text:p text:style-name="Text_20_body"><text:span text:style-name="Strong_20_Emphasis">Key idea:</text:span> Reuse fields without creating separate model table.</text:p>
      <text:p text:style-name="Text_20_body"><text:span text:style-name="Strong_20_Emphasis">Example:</text:span></text:p>
      <text:p text:style-name="P398"><text:span text:style-name="Source_20_Text">class CommonInfo(models.Model):</text:span></text:p>
      <text:p text:style-name="P398"><text:span text:style-name="Source_20_Text"><text:s text:c="4"/>name = models.CharField(max_length=100)</text:span></text:p>
      <text:p text:style-name="P398"><text:span text:style-name="Source_20_Text"><text:s text:c="4"/>age = models.IntegerField()</text:span></text:p>
      <text:p text:style-name="P398"/>
      <text:p text:style-name="P398"><text:span text:style-name="Source_20_Text"><text:s text:c="2"/></text:span><text:span text:style-name="Source_20_Text"><text:span text:style-name="T418"><text:s text:c="2"/>class Meta:</text:span></text:span></text:p>
      <text:p text:style-name="P398"><text:soft-page-break/><text:span text:style-name="Source_20_Text"><text:span text:style-name="T418"><text:s text:c="8"/>abstract = True <text:s text:c="2"/># IMPORTANT</text:span></text:span></text:p>
      <text:p text:style-name="P398"><text:span text:style-name="Source_20_Text"><text:s text:c="8"/></text:span></text:p>
      <text:p text:style-name="P398"/>
      <text:p text:style-name="P398"><text:span text:style-name="Source_20_Text">class Student(CommonInfo):</text:span></text:p>
      <text:p text:style-name="P399"><text:span text:style-name="Source_20_Text"><text:s text:c="4"/></text:span><text:span text:style-name="Source_20_Text"><text:span text:style-name="T566">home_group</text:span></text:span><text:span text:style-name="Source_20_Text"> = models.CharField(max_length=10)</text:span></text:p>
      <text:p text:style-name="Text_20_body"><text:span text:style-name="Strong_20_Emphasis">Result in DB:</text:span></text:p>
      <text:list xml:id="list1102407185" text:style-name="L71">
        <text:list-item>
          <text:p text:style-name="P697">Only <text:span text:style-name="Strong_20_Emphasis">Student table</text:span></text:p>
        </text:list-item>
        <text:list-item>
          <text:p text:style-name="P697">Columns → name, age, <text:span text:style-name="T566">home_group</text:span></text:p>
        </text:list-item>
      </text:list>
      <text:h text:style-name="Heading_20_2" text:outline-level="2"><text:span text:style-name="T566">a)</text:span>. Meta inheritance from Abstract Base Class</text:h>
      <text:list xml:id="list3769317963" text:style-name="L72">
        <text:list-item>
          <text:p text:style-name="P698">If <text:span text:style-name="Strong_20_Emphasis">child does NOT define </text:span><text:span text:style-name="Strong_20_Emphasis"><text:span text:style-name="Source_20_Text">Meta</text:span></text:span>, it <text:span text:style-name="Strong_20_Emphasis">automatically inherits parent Meta</text:span>.</text:p>
        </text:list-item>
        <text:list-item>
          <text:p text:style-name="P698">Parent must be <text:span text:style-name="Strong_20_Emphasis">abstract = True</text:span>.</text:p>
        </text:list-item>
      </text:list>
      <text:h text:style-name="Heading_20_3" text:outline-level="3">Example</text:h>
      <text:p text:style-name="P398"><text:span text:style-name="Source_20_Text">class CommonInfo(models.Model):</text:span></text:p>
      <text:p text:style-name="P398"><text:span text:style-name="Source_20_Text"><text:s text:c="4"/>class Meta:</text:span></text:p>
      <text:p text:style-name="P398"><text:span text:style-name="Source_20_Text"><text:s text:c="8"/>abstract = True</text:span></text:p>
      <text:p text:style-name="P398"><text:span text:style-name="Source_20_Text"><text:s text:c="8"/>ordering = ["name"]</text:span></text:p>
      <text:p text:style-name="P398"/>
      <text:p text:style-name="P398"><text:span text:style-name="Source_20_Text">class Student(CommonInfo):</text:span></text:p>
      <text:p text:style-name="P399"><text:span text:style-name="Source_20_Text"><text:s text:c="4"/>pass</text:span></text:p>
      <text:p text:style-name="Text_20_body">👉 <text:span text:style-name="Source_20_Text">Student</text:span> will automatically use:</text:p>
      <text:p text:style-name="P399"><text:span text:style-name="Source_20_Text">ordering = ["name"]</text:span></text:p>
      <text:p text:style-name="Text_20_body"/>
      <text:p text:style-name="Text_20_body"/>
      <text:h text:style-name="Heading_20_2" text:outline-level="2"><text:span text:style-name="T566">b)</text:span> Extending parent Meta (inherit + add new options)</text:h>
      <text:p text:style-name="Text_20_body">If child wants <text:span text:style-name="Strong_20_Emphasis">parent Meta + extra settings</text:span>, subclass Meta.</text:p>
      <text:p text:style-name="P398"><text:span text:style-name="Source_20_Text">class Student(CommonInfo):</text:span></text:p>
      <text:p text:style-name="P398"><text:span text:style-name="Source_20_Text"><text:s text:c="4"/>class Meta(CommonInfo.Meta):</text:span></text:p>
      <text:p text:style-name="P399"><text:span text:style-name="Source_20_Text"><text:s text:c="6"/>db_table = "student_info" <text:s/>// </text:span><text:span text:style-name="Source_20_Text"><text:span text:style-name="T567">it gives your model name in sql student_info</text:span></text:span></text:p>
      <text:p text:style-name="Text_20_body">Now Student has:</text:p>
      <text:list xml:id="list879921759" text:style-name="L73">
        <text:list-item>
          <text:p text:style-name="P699">ordering = ["name"] (from parent)</text:p>
        </text:list-item>
        <text:list-item>
          <text:p text:style-name="P699">db_table = "student_info" (own)</text:p>
        </text:list-item>
      </text:list>
      <text:p text:style-name="Text_20_body"/>
      <text:p text:style-name="Text_20_body"/>
      <text:p text:style-name="Text_20_body"/>
      <text:h text:style-name="Heading_20_2" text:outline-level="2"><text:soft-page-break/><text:span text:style-name="T567">c)</text:span> Django auto-sets <text:span text:style-name="Source_20_Text">abstract=False</text:span> for child</text:h>
      <text:p text:style-name="Text_20_body">Even if parent is abstract:</text:p>
      <text:p text:style-name="P398"><text:span text:style-name="Source_20_Text">class CommonInfo(models.Model):</text:span></text:p>
      <text:p text:style-name="P398"><text:span text:style-name="Source_20_Text"><text:s text:c="4"/>class Meta:</text:span></text:p>
      <text:p text:style-name="P399"><text:span text:style-name="Source_20_Text"><text:s text:c="8"/>abstract = True</text:span></text:p>
      <text:p text:style-name="Text_20_body">Child will <text:span text:style-name="Strong_20_Emphasis">NOT automatically be abstract</text:span>.</text:p>
      <text:p text:style-name="Text_20_body">👉 If you want child also abstract → must write:</text:p>
      <text:p text:style-name="P398"><text:span text:style-name="Source_20_Text">class Student(CommonInfo):</text:span></text:p>
      <text:p text:style-name="P398"><text:span text:style-name="Source_20_Text"><text:s text:c="4"/>class Meta:</text:span></text:p>
      <text:p text:style-name="P399"><text:span text:style-name="Source_20_Text"><text:s text:c="8"/>abstract = True</text:span></text:p>
      <text:h text:style-name="Heading_20_2" text:outline-level="2"><text:span text:style-name="T567">d) </text:span>Don’t put <text:span text:style-name="Source_20_Text">db_table</text:span> in Abstract Base Class ❌</text:h>
      <text:p text:style-name="Text_20_body">Bad example:</text:p>
      <text:p text:style-name="P398"><text:span text:style-name="Source_20_Text">class CommonInfo(models.Model):</text:span></text:p>
      <text:p text:style-name="P398"><text:span text:style-name="Source_20_Text"><text:s text:c="4"/>class Meta:</text:span></text:p>
      <text:p text:style-name="P398"><text:span text:style-name="Source_20_Text"><text:s text:c="8"/>abstract = True</text:span></text:p>
      <text:p text:style-name="P399"><text:span text:style-name="Source_20_Text"><text:s text:c="8"/>db_table = "common_table" <text:s text:c="2"/># ❌ BAD</text:span></text:p>
      <text:p text:style-name="Text_20_body">Why bad?</text:p>
      <text:list xml:id="list1193615756" text:style-name="L74">
        <text:list-item>
          <text:p text:style-name="P700">All child models will try to use <text:span text:style-name="Strong_20_Emphasis">same table</text:span></text:p>
        </text:list-item>
        <text:list-item>
          <text:p text:style-name="P700">Causes conflicts / wrong design</text:p>
        </text:list-item>
      </text:list>
      <text:p text:style-name="Text_20_body">👉 <text:span text:style-name="Source_20_Text">db_table</text:span> should usually be in <text:span text:style-name="Strong_20_Emphasis">concrete models only</text:span>.</text:p>
      <text:p text:style-name="Text_20_body"/>
      <text:p text:style-name="Text_20_body"/>
      <text:h text:style-name="Heading_20_2" text:outline-level="2"><text:span text:style-name="T567">e)</text:span>. Multiple Abstract Base Classes → only FIRST Meta inherited</text:h>
      <text:p text:style-name="P398"><text:span text:style-name="Source_20_Text">class A(models.Model):</text:span></text:p>
      <text:p text:style-name="P398"><text:span text:style-name="Source_20_Text"><text:s text:c="4"/>class Meta:</text:span></text:p>
      <text:p text:style-name="P398"><text:span text:style-name="Source_20_Text"><text:s text:c="8"/>abstract = True</text:span></text:p>
      <text:p text:style-name="P398"><text:span text:style-name="Source_20_Text"><text:s text:c="8"/>ordering = ["name"]</text:span></text:p>
      <text:p text:style-name="P398"/>
      <text:p text:style-name="P398"><text:span text:style-name="Source_20_Text">class B(models.Model):</text:span></text:p>
      <text:p text:style-name="P398"><text:span text:style-name="Source_20_Text"><text:s text:c="4"/>class Meta:</text:span></text:p>
      <text:p text:style-name="P398"><text:span text:style-name="Source_20_Text"><text:s text:c="8"/>abstract = True</text:span></text:p>
      <text:p text:style-name="P398"><text:span text:style-name="Source_20_Text"><text:s text:c="8"/>managed = False <text:s/></text:span></text:p>
      <text:p text:style-name="P398"/>
      <text:p text:style-name="P398"><text:span text:style-name="Source_20_Text">class Student(A, B):</text:span></text:p>
      <text:p text:style-name="P399"><text:span text:style-name="Source_20_Text"><text:s text:c="4"/>pass</text:span></text:p>
      <text:p text:style-name="Text_20_body">👉 Only <text:span text:style-name="Strong_20_Emphasis">A.Meta</text:span> is inherited by default<text:line-break/><text:span text:style-name="Source_20_Text">ordering = ["name"]</text:span> ✔<text:line-break/><text:span text:style-name="Source_20_Text">managed = False</text:span> ❌ (ignored)</text:p>
      <text:p text:style-name="Horizontal_20_Line"/>
      <text:h text:style-name="Heading_20_2" text:outline-level="2"><text:soft-page-break/><text:span text:style-name="T567">f)</text:span> How to inherit Meta from MULTIPLE parents</text:h>
      <text:p text:style-name="Text_20_body">You must explicitly subclass both:</text:p>
      <text:p text:style-name="P398"><text:span text:style-name="Source_20_Text">class Student(A, B):</text:span></text:p>
      <text:p text:style-name="P398"><text:span text:style-name="Source_20_Text"><text:s text:c="4"/>class Meta(A.Meta, B.Meta):</text:span></text:p>
      <text:p text:style-name="P399"><text:span text:style-name="Source_20_Text"><text:s text:c="8"/>pass</text:span></text:p>
      <text:p text:style-name="Text_20_body">Now Student gets:</text:p>
      <text:list xml:id="list1047264999" text:style-name="L75">
        <text:list-item>
          <text:p text:style-name="P701">ordering = ["name"]</text:p>
        </text:list-item>
        <text:list-item>
          <text:p text:style-name="P701">managed = False</text:p>
        </text:list-item>
      </text:list>
      <text:p text:style-name="Text_20_body"/>
      <text:h text:style-name="Heading_20_1" text:outline-level="1">Problem: same <text:span text:style-name="Source_20_Text">related_name</text:span> causes conflict <text:span text:style-name="T568">in abstarct calss </text:span></text:h>
      <text:h text:style-name="Heading_20_3" text:outline-level="3">Base abstract model</text:h>
      <text:p text:style-name="P398"><text:span text:style-name="Source_20_Text">from django.db import models</text:span></text:p>
      <text:p text:style-name="P398"/>
      <text:p text:style-name="P398"><text:span text:style-name="Source_20_Text">class Other(models.Model):</text:span></text:p>
      <text:p text:style-name="P398"><text:span text:style-name="Source_20_Text"><text:s text:c="4"/>name = models.CharField(max_length=50)</text:span></text:p>
      <text:p text:style-name="P398"/>
      <text:p text:style-name="P398"/>
      <text:p text:style-name="P398"><text:span text:style-name="Source_20_Text">class Base(models.Model):</text:span></text:p>
      <text:p text:style-name="P398"><text:span text:style-name="Source_20_Text"><text:s text:c="4"/>field = models.ForeignKey(</text:span></text:p>
      <text:p text:style-name="P398"><text:span text:style-name="Source_20_Text"><text:s text:c="8"/>Other,</text:span></text:p>
      <text:p text:style-name="P398"><text:span text:style-name="Source_20_Text"><text:s text:c="8"/>on_delete=models.CASCADE,</text:span></text:p>
      <text:p text:style-name="P398"><text:span text:style-name="Source_20_Text"><text:s text:c="8"/>related_name="items" <text:s text:c="2"/># ⚠️ SAME for every child</text:span></text:p>
      <text:p text:style-name="P398"><text:span text:style-name="Source_20_Text"><text:s text:c="4"/>)</text:span></text:p>
      <text:p text:style-name="P398"/>
      <text:p text:style-name="P398"><text:span text:style-name="Source_20_Text"><text:s text:c="4"/>class Meta:</text:span></text:p>
      <text:p text:style-name="P399"><text:span text:style-name="Source_20_Text"><text:s text:c="8"/>abstract = True</text:span></text:p>
      <text:p text:style-name="Horizontal_20_Line"/>
      <text:h text:style-name="Heading_20_3" text:outline-level="3">Two child models</text:h>
      <text:p text:style-name="P398"><text:span text:style-name="Source_20_Text">class ChildA(Base):</text:span></text:p>
      <text:p text:style-name="P398"><text:span text:style-name="Source_20_Text"><text:s text:c="4"/>title = models.CharField(max_length=50)</text:span></text:p>
      <text:p text:style-name="P398"/>
      <text:p text:style-name="P398"/>
      <text:p text:style-name="P398"><text:span text:style-name="Source_20_Text">class ChildB(Base):</text:span></text:p>
      <text:p text:style-name="P399"><text:span text:style-name="Source_20_Text"><text:s text:c="4"/>title = models.CharField(max_length=50)</text:span></text:p>
      <text:p text:style-name="Text_20_body"/>
      <text:h text:style-name="Heading_20_2" text:outline-level="2">What goes wrong ❌</text:h>
      <text:p text:style-name="Text_20_body">Both models try to create <text:span text:style-name="Strong_20_Emphasis">same reverse relation</text:span> in <text:span text:style-name="Source_20_Text">Other</text:span>:</text:p>
      <text:p text:style-name="P398"><text:span text:style-name="Source_20_Text">Other.items <text:s/>← from ChildA</text:span></text:p>
      <text:p text:style-name="P399"><text:span text:style-name="Source_20_Text">Other.items <text:s/>← from ChildB</text:span></text:p>
      <text:p text:style-name="Text_20_body"><text:soft-page-break/>Django cannot create two same reverse names → <text:span text:style-name="Strong_20_Emphasis">migration error</text:span>:</text:p>
      <text:p text:style-name="Text_20_body"/>
      <text:p text:style-name="Text_20_body"/>
      <text:p text:style-name="P420">so the solution is use placeholder </text:p>
      <text:p text:style-name="P420"/>
      <text:h text:style-name="P418" text:outline-level="1">✅ Fix: use placeholders</text:h>
      <text:p text:style-name="Text_20_body">Use:</text:p>
      <text:list xml:id="list3534358334" text:style-name="L76">
        <text:list-item>
          <text:p text:style-name="P702"><text:span text:style-name="Source_20_Text">%(class)s</text:span> → replaced with child model name</text:p>
        </text:list-item>
        <text:list-item>
          <text:p text:style-name="P702"><text:span text:style-name="Source_20_Text">%(app_label)s</text:span> → replaced with app name</text:p>
        </text:list-item>
      </text:list>
      <text:p text:style-name="Horizontal_20_Line"/>
      <text:h text:style-name="Heading_20_3" text:outline-level="3">Correct Base model</text:h>
      <text:p text:style-name="P398"><text:span text:style-name="Source_20_Text">class Base(models.Model):</text:span></text:p>
      <text:p text:style-name="P398"><text:span text:style-name="Source_20_Text"><text:s text:c="4"/>field = models.ForeignKey(</text:span></text:p>
      <text:p text:style-name="P398"><text:span text:style-name="Source_20_Text"><text:s text:c="8"/>Other,</text:span></text:p>
      <text:p text:style-name="P398"><text:span text:style-name="Source_20_Text"><text:s text:c="8"/>on_delete=models.CASCADE,</text:span></text:p>
      <text:p text:style-name="P398"><text:span text:style-name="Source_20_Text"><text:s text:c="8"/>related_name="%(app_label)s_%(class)s_items",</text:span></text:p>
      <text:p text:style-name="P398"><text:span text:style-name="Source_20_Text"><text:s text:c="8"/>related_query_name="%(app_label)s_%(class)s_item",</text:span></text:p>
      <text:p text:style-name="P398"><text:span text:style-name="Source_20_Text"><text:s text:c="4"/>)</text:span></text:p>
      <text:p text:style-name="P398"/>
      <text:p text:style-name="P398"><text:span text:style-name="Source_20_Text"><text:s text:c="4"/>class Meta:</text:span></text:p>
      <text:p text:style-name="P399"><text:span text:style-name="Source_20_Text"><text:s text:c="8"/>abstract = True</text:span></text:p>
      <text:p text:style-name="P399"><text:span text:style-name="Source_20_Text"/></text:p>
      <text:p text:style-name="P399"><text:span text:style-name="Source_20_Text"/></text:p>
      <text:p text:style-name="P399"/>
      <text:p text:style-name="P399"><text:span text:style-name="Source_20_Text"/></text:p>
      <text:h text:style-name="P419" text:outline-level="3">1. Using <text:span text:style-name="Source_20_Text">related_name</text:span> (access objects)</text:h>
      <text:p text:style-name="P398"><text:span text:style-name="Source_20_Text">a = Author.objects.first()</text:span></text:p>
      <text:p text:style-name="P399"><text:span text:style-name="Source_20_Text">a.books.all()</text:span></text:p>
      <text:p text:style-name="Text_20_body">👉 <text:span text:style-name="Source_20_Text">"books"</text:span> comes from <text:span text:style-name="Source_20_Text">related_name</text:span></text:p>
      <text:p text:style-name="Horizontal_20_Line"/>
      <text:h text:style-name="Heading_20_3" text:outline-level="3">2. Using <text:span text:style-name="Source_20_Text">related_query_name</text:span> (filtering)</text:h>
      <text:p text:style-name="P399"><text:span text:style-name="Source_20_Text">Author.objects.filter(book__title="Django")</text:span></text:p>
      <text:p text:style-name="Text_20_body">👉 <text:span text:style-name="Source_20_Text">"book"</text:span> comes from <text:span text:style-name="Source_20_Text">related_query_name</text:span></text:p>
      <text:p text:style-name="P420"/>
      <text:p text:style-name="Text_20_body"><text:soft-page-break/></text:p>
      <text:h text:style-name="Heading_20_2" text:outline-level="2">Simple Rule 🔥</text:h>
      <table:table table:name="Table20" table:style-name="Table20">
        <table:table-column table:style-name="Table20.A"/>
        <table:table-column table:style-name="Table20.B"/>
        <table:table-header-rows>
          <table:table-row>
            <table:table-cell table:style-name="Table20.A1" office:value-type="string">
              <text:p text:style-name="Table_20_Heading">Use case</text:p>
            </table:table-cell>
            <table:table-cell table:style-name="Table20.A1" office:value-type="string">
              <text:p text:style-name="Table_20_Heading">Use</text:p>
            </table:table-cell>
          </table:table-row>
        </table:table-header-rows>
        <table:table-row>
          <table:table-cell table:style-name="Table20.A1" office:value-type="string">
            <text:p text:style-name="Table_20_Contents">Reverse object access</text:p>
          </table:table-cell>
          <table:table-cell table:style-name="Table20.A1" office:value-type="string">
            <text:p text:style-name="Table_20_Contents"><text:span text:style-name="Source_20_Text">related_name</text:span></text:p>
          </table:table-cell>
        </table:table-row>
        <table:table-row>
          <table:table-cell table:style-name="Table20.A1" office:value-type="string">
            <text:p text:style-name="Table_20_Contents">ORM filter / query join</text:p>
          </table:table-cell>
          <table:table-cell table:style-name="Table20.A1" office:value-type="string">
            <text:p text:style-name="Table_20_Contents"><text:span text:style-name="Source_20_Text">related_query_name</text:span></text:p>
          </table:table-cell>
        </table:table-row>
      </table:table>
      <text:p text:style-name="Text_20_body"/>
      <text:p text:style-name="Text_20_body"/>
      <text:p text:style-name="Text_20_body">o1.person_childb_items.all() <text:s text:c="7"/># ✔ object access</text:p>
      <text:p text:style-name="Text_20_body"/>
      <text:p text:style-name="Text_20_body">Other.objects.filter(</text:p>
      <text:p text:style-name="Text_20_body"><text:s text:c="4"/>person_childb_item__title="i am don"</text:p>
      <text:p text:style-name="Text_20_body">) <text:s text:c="34"/># ✔ query lookup</text:p>
      <text:p text:style-name="Horizontal_20_Line"/>
      <text:p text:style-name="Text_20_body"/>
      <text:p text:style-name="Text_20_body"/>
      <text:p text:style-name="Text_20_body"/>
      <text:p text:style-name="P139">ALL ABOUT PARENT LINK IN ONE T O ONE RELATIONSHIP <text:s/></text:p>
      <text:p text:style-name="P139"/>
      <text:h text:style-name="P138" text:outline-level="1">Django <text:span text:style-name="Source_20_Text">parent_link=True</text:span> — Notes</text:h>
      <text:h text:style-name="Heading_20_2" text:outline-level="2">What is <text:span text:style-name="Source_20_Text">parent_link=True</text:span></text:h>
      <text:p text:style-name="Text_20_body"><text:span text:style-name="Source_20_Text">parent_link=True</text:span> is used in <text:span text:style-name="Strong_20_Emphasis">multi-table inheritance</text:span> when you manually define the <text:span text:style-name="Source_20_Text">OneToOneField</text:span> that connects <text:span text:style-name="Strong_20_Emphasis">Child → Parent</text:span>.</text:p>
      <text:p text:style-name="Text_20_body">It tells Django:</text:p>
      <text:list xml:id="list1822996240" text:style-name="L77">
        <text:list-item>
          <text:p text:style-name="P703">This field is the <text:span text:style-name="Strong_20_Emphasis">inheritance link</text:span></text:p>
        </text:list-item>
        <text:list-item>
          <text:p text:style-name="P703">Do <text:span text:style-name="Strong_20_Emphasis">not create the automatic hidden parent pointer field</text:span></text:p>
        </text:list-item>
        <text:list-item>
          <text:p text:style-name="P703">Use <text:span text:style-name="Strong_20_Emphasis">this field as Parent ↔ Child connector</text:span></text:p>
        </text:list-item>
      </text:list>
      <text:p text:style-name="Horizontal_20_Line"/>
      <text:h text:style-name="Heading_20_2" text:outline-level="2"><text:soft-page-break/>Without <text:span text:style-name="Source_20_Text">parent_link=True</text:span> (Automatic Behavior)</text:h>
      <text:p text:style-name="P398"><text:span text:style-name="Source_20_Text">class Animal(models.Model):</text:span></text:p>
      <text:p text:style-name="P398"><text:span text:style-name="Source_20_Text"><text:s text:c="4"/>breed = models.CharField(max_length=50)</text:span></text:p>
      <text:p text:style-name="P398"/>
      <text:p text:style-name="P398"><text:span text:style-name="Source_20_Text">class Ox(Animal):</text:span></text:p>
      <text:p text:style-name="P399"><text:span text:style-name="Source_20_Text"><text:s text:c="4"/>name = models.CharField(max_length=50)</text:span></text:p>
      <text:p text:style-name="Text_20_body">Django automatically creates a hidden field in <text:span text:style-name="Source_20_Text">Ox</text:span>:</text:p>
      <text:p text:style-name="P398"><text:span text:style-name="Source_20_Text">animal_ptr = OneToOneField(</text:span></text:p>
      <text:p text:style-name="P398"><text:span text:style-name="Source_20_Text"><text:s text:c="4"/>Animal,</text:span></text:p>
      <text:p text:style-name="P398"><text:span text:style-name="Source_20_Text"><text:s text:c="4"/>on_delete=models.CASCADE,</text:span></text:p>
      <text:p text:style-name="P398"><text:span text:style-name="Source_20_Text"><text:s text:c="4"/>parent_link=True,</text:span></text:p>
      <text:p text:style-name="P398"><text:span text:style-name="Source_20_Text"><text:s text:c="4"/>primary_key=True</text:span></text:p>
      <text:p text:style-name="P399"><text:span text:style-name="Source_20_Text">)</text:span></text:p>
      <text:h text:style-name="Heading_20_3" text:outline-level="3">DB Structure</text:h>
      <text:p text:style-name="Text_20_body"><text:span text:style-name="Strong_20_Emphasis">Animal table</text:span></text:p>
      <text:p text:style-name="P399"><text:span text:style-name="Source_20_Text">id | breed</text:span></text:p>
      <text:p text:style-name="Text_20_body"><text:span text:style-name="Strong_20_Emphasis">Ox table</text:span></text:p>
      <text:p text:style-name="P399"><text:span text:style-name="Source_20_Text">animal_ptr_id (PK, FK → Animal.id) | name</text:span></text:p>
      <text:p text:style-name="Horizontal_20_Line"/>
      <text:h text:style-name="Heading_20_2" text:outline-level="2">With <text:span text:style-name="Source_20_Text">parent_link=True</text:span> (Manual Control)</text:h>
      <text:p text:style-name="P398"><text:span text:style-name="Source_20_Text">class Animal(models.Model):</text:span></text:p>
      <text:p text:style-name="P398"><text:span text:style-name="Source_20_Text"><text:s text:c="4"/>breed = models.CharField(max_length=50)</text:span></text:p>
      <text:p text:style-name="P398"/>
      <text:p text:style-name="P398"><text:span text:style-name="Source_20_Text">class Ox(Animal):</text:span></text:p>
      <text:p text:style-name="P398"><text:span text:style-name="Source_20_Text"><text:s text:c="4"/>animal = models.OneToOneField(</text:span></text:p>
      <text:p text:style-name="P398"><text:span text:style-name="Source_20_Text"><text:s text:c="8"/>Animal,</text:span></text:p>
      <text:p text:style-name="P398"><text:span text:style-name="Source_20_Text"><text:s text:c="8"/>on_delete=models.CASCADE,</text:span></text:p>
      <text:p text:style-name="P398"><text:span text:style-name="Source_20_Text"><text:s text:c="8"/>parent_link=True,</text:span></text:p>
      <text:p text:style-name="P398"><text:span text:style-name="Source_20_Text"><text:s text:c="8"/>primary_key=True</text:span></text:p>
      <text:p text:style-name="P398"><text:span text:style-name="Source_20_Text"><text:s text:c="4"/>)</text:span></text:p>
      <text:p text:style-name="P399"><text:span text:style-name="Source_20_Text"><text:s text:c="4"/>name = models.CharField(max_length=50)</text:span></text:p>
      <text:h text:style-name="Heading_20_3" text:outline-level="3">What changes</text:h>
      <text:list xml:id="list2585489673" text:style-name="L78">
        <text:list-item>
          <text:p text:style-name="P704">Django <text:span text:style-name="Strong_20_Emphasis">does NOT create </text:span><text:span text:style-name="Strong_20_Emphasis"><text:span text:style-name="Source_20_Text">animal_ptr</text:span></text:span></text:p>
        </text:list-item>
        <text:list-item>
          <text:p text:style-name="P704">Your <text:span text:style-name="Source_20_Text">animal</text:span> field becomes the inheritance link</text:p>
        </text:list-item>
        <text:list-item>
          <text:p text:style-name="P704">No extra hidden column in DB</text:p>
        </text:list-item>
      </text:list>
      <text:p text:style-name="Text_20_body"><text:span text:style-name="Strong_20_Emphasis">Ox table</text:span></text:p>
      <text:p text:style-name="P399"><text:span text:style-name="Source_20_Text">animal_id (PK, FK → Animal.id) | name</text:span></text:p>
      <text:p text:style-name="Horizontal_20_Line"/>
      <text:h text:style-name="Heading_20_2" text:outline-level="2"><text:soft-page-break/>Accessing Parent and Child</text:h>
      <text:h text:style-name="Heading_20_3" text:outline-level="3">Create objects</text:h>
      <text:p text:style-name="P398"><text:span text:style-name="Source_20_Text">a1 = Animal.objects.create(breed="sahiwal")</text:span></text:p>
      <text:p text:style-name="P399"><text:span text:style-name="Source_20_Text">o1 = Ox.objects.create(animal=a1, name="Rani")</text:span></text:p>
      <text:p text:style-name="Horizontal_20_Line"/>
      <text:h text:style-name="Heading_20_2" text:outline-level="2">Access Parent from Child</text:h>
      <text:p text:style-name="P398"><text:span text:style-name="Source_20_Text">o1.animal <text:s text:c="9"/># Parent object</text:span></text:p>
      <text:p text:style-name="P399"><text:span text:style-name="Source_20_Text">o1.animal.breed</text:span></text:p>
      <text:p text:style-name="Horizontal_20_Line"/>
      <text:h text:style-name="Heading_20_2" text:outline-level="2">Access Child from Parent (Reverse OneToOne)</text:h>
      <text:p text:style-name="P398"><text:span text:style-name="Source_20_Text">a1.ox <text:s text:c="13"/># Child object (NOT ox_set)</text:span></text:p>
      <text:p text:style-name="P399"><text:span text:style-name="Source_20_Text">a1.ox.name</text:span></text:p>
      <text:h text:style-name="Heading_20_3" text:outline-level="3">Important</text:h>
      <text:list xml:id="list128359716" text:style-name="L79">
        <text:list-item>
          <text:p text:style-name="P705">Reverse name is <text:span text:style-name="Strong_20_Emphasis">lowercase child model name</text:span></text:p>
        </text:list-item>
        <text:list-item>
          <text:p text:style-name="P705">Because relation is <text:span text:style-name="Strong_20_Emphasis">OneToOne</text:span>, not Many</text:p>
        </text:list-item>
        <text:list-item>
          <text:p text:style-name="P705">So <text:span text:style-name="Strong_20_Emphasis">no </text:span><text:span text:style-name="Strong_20_Emphasis"><text:span text:style-name="Source_20_Text">.all()</text:span></text:span><text:span text:style-name="Strong_20_Emphasis"> and no </text:span><text:span text:style-name="Strong_20_Emphasis"><text:span text:style-name="Source_20_Text">_set</text:span></text:span></text:p>
        </text:list-item>
      </text:list>
      <text:p text:style-name="P139"/>
      <text:p text:style-name="Text_20_body"/>
      <text:p text:style-name="Text_20_body"/>
      <text:p text:style-name="Text_20_body"/>
      <text:p text:style-name="Text_20_body"/>
      <text:h text:style-name="P520" text:outline-level="2">2. Multi-Table Inheritance</text:h>
      <text:p text:style-name="Text_20_body"><text:span text:style-name="Strong_20_Emphasis">Use when:</text:span> Parent should also be a real model (own table).<text:line-break/><text:span text:style-name="Strong_20_Emphasis">Database table:</text:span> ✔ Parent table + ✔ Child table</text:p>
      <text:p text:style-name="Text_20_body"><text:span text:style-name="Strong_20_Emphasis">Key idea:</text:span> Child gets parent fields via <text:span text:style-name="Strong_20_Emphasis">OneToOne link automatically</text:span>.</text:p>
      <text:p text:style-name="Text_20_body"><text:span text:style-name="Strong_20_Emphasis">Example:</text:span></text:p>
      <text:p text:style-name="P398"><text:span text:style-name="Source_20_Text">class Person(models.Model):</text:span></text:p>
      <text:p text:style-name="P398"><text:span text:style-name="Source_20_Text"><text:s text:c="4"/>name = models.CharField(max_length=100)</text:span></text:p>
      <text:p text:style-name="P398"/>
      <text:p text:style-name="P398"><text:span text:style-name="Source_20_Text">class Employee(Person):</text:span></text:p>
      <text:p text:style-name="P399"><text:span text:style-name="Source_20_Text"><text:s text:c="4"/>salary = models.IntegerField()</text:span></text:p>
      <text:p text:style-name="Text_20_body"><text:span text:style-name="Strong_20_Emphasis">Result in DB:</text:span></text:p>
      <text:list xml:id="list3250470689" text:style-name="L80">
        <text:list-item>
          <text:p text:style-name="P706"><text:soft-page-break/>Person table → id, name</text:p>
        </text:list-item>
        <text:list-item>
          <text:p text:style-name="P706">Employee table → person_ptr_id (OneToOne), salary</text:p>
        </text:list-item>
      </text:list>
      <text:p text:style-name="Text_20_body">Each child object = record in <text:span text:style-name="Strong_20_Emphasis">both tables</text:span>.</text:p>
      <text:h text:style-name="Heading_20_2" text:outline-level="2"/>
      <text:p text:style-name="Text_20_body"/>
      <text:h text:style-name="P521" text:outline-level="2">Day6 </text:h>
      <text:h text:style-name="P534" text:outline-level="2"/>
      <text:h text:style-name="P534" text:outline-level="2">Proxy Model</text:h>
      <text:p text:style-name="P535"/>
      <text:h text:style-name="P536" text:outline-level="2">1. Why Proxy Models exist</text:h>
      <text:p text:style-name="Text_20_body">Normally in <text:span text:style-name="Strong_20_Emphasis">multi-table inheritance</text:span> → every child model gets a <text:span text:style-name="Strong_20_Emphasis">new DB table</text:span>.</text:p>
      <text:p text:style-name="Text_20_body">But sometimes you <text:span text:style-name="Strong_20_Emphasis">DON’T want a new table</text:span>.<text:line-break/>You only want to change <text:span text:style-name="Strong_20_Emphasis">Python behavior</text:span>, like:</text:p>
      <text:list xml:id="list589208139" text:style-name="L81">
        <text:list-item>
          <text:p text:style-name="P707">Change default ordering</text:p>
        </text:list-item>
        <text:list-item>
          <text:p text:style-name="P707">Add new methods</text:p>
        </text:list-item>
        <text:list-item>
          <text:p text:style-name="P707">Change default manager</text:p>
        </text:list-item>
      </text:list>
      <text:p text:style-name="Text_20_body"><text:s text:c="2"/>For this, Django gives <text:span text:style-name="Strong_20_Emphasis">Proxy Models</text:span>.</text:p>
      <text:h text:style-name="P522" text:outline-level="2"><text:span text:style-name="T569">. </text:span><text:span text:style-name="T570">What is a Proxy Model</text:span></text:h>
      <text:p text:style-name="Text_20_body">A Proxy Model:</text:p>
      <text:list xml:id="list2163409357" text:style-name="L82">
        <text:list-item>
          <text:p text:style-name="P708">Uses <text:span text:style-name="Strong_20_Emphasis">same database table</text:span> as parent</text:p>
        </text:list-item>
        <text:list-item>
          <text:p text:style-name="P708">Does <text:span text:style-name="Strong_20_Emphasis">NOT create new table</text:span></text:p>
        </text:list-item>
        <text:list-item>
          <text:p text:style-name="P708">Stores <text:span text:style-name="Strong_20_Emphasis">no new fields</text:span></text:p>
        </text:list-item>
        <text:list-item>
          <text:p text:style-name="P708">Only changes <text:span text:style-name="Strong_20_Emphasis">Python-level behavior</text:span></text:p>
        </text:list-item>
      </text:list>
      <text:h text:style-name="P536" text:outline-level="2"><text:soft-page-break/>3. How to create a Proxy Model</text:h>
      <text:p text:style-name="P398"><text:span text:style-name="Source_20_Text">class Person(models.Model):</text:span></text:p>
      <text:p text:style-name="P398"><text:span text:style-name="Source_20_Text"><text:s text:c="4"/>first_name = models.CharField(max_length=30)</text:span></text:p>
      <text:p text:style-name="P398"><text:span text:style-name="Source_20_Text"><text:s text:c="4"/>last_name = models.CharField(max_length=30)</text:span></text:p>
      <text:p text:style-name="P398"/>
      <text:p text:style-name="P398"/>
      <text:p text:style-name="P398"><text:span text:style-name="Source_20_Text">class MyPerson(Person):</text:span></text:p>
      <text:p text:style-name="P398"><text:span text:style-name="Source_20_Text"><text:s text:c="4"/>class Meta:</text:span></text:p>
      <text:p text:style-name="P398"><text:span text:style-name="Source_20_Text"><text:s text:c="8"/>proxy = True</text:span></text:p>
      <text:p text:style-name="P398"/>
      <text:p text:style-name="P398"><text:span text:style-name="Source_20_Text"><text:s text:c="4"/>def do_something(self):</text:span></text:p>
      <text:p text:style-name="P399"><text:span text:style-name="Source_20_Text"><text:s text:c="8"/>print("New behavior added")</text:span></text:p>
      <text:h text:style-name="Heading_20_3" text:outline-level="3">Key line</text:h>
      <text:p text:style-name="P399"><text:span text:style-name="Source_20_Text">proxy = True</text:span></text:p>
      <text:p text:style-name="Text_20_body">This tells Django:</text:p>
      <text:p text:style-name="Quotations">Do NOT create a new table, just reuse <text:span text:style-name="Source_20_Text">Person</text:span> table.</text:p>
      <text:p text:style-name="Horizontal_20_Line"/>
      <text:h text:style-name="Heading_20_2" text:outline-level="2">4. How Proxy works internally</text:h>
      <text:p text:style-name="Text_20_body">Both models use <text:span text:style-name="Strong_20_Emphasis">same DB table</text:span></text:p>
      <text:p text:style-name="P398"><text:span text:style-name="Source_20_Text">Person table</text:span></text:p>
      <text:p text:style-name="P399"><text:span text:style-name="Source_20_Text">id | first_name | last_name</text:span></text:p>
      <text:p text:style-name="Text_20_body">No <text:span text:style-name="Source_20_Text">MyPerson</text:span> table created ❌</text:p>
      <text:p text:style-name="Horizontal_20_Line"/>
      <text:h text:style-name="P536" text:outline-level="2">5. Objects are shared</text:h>
      <text:p text:style-name="P398"><text:span text:style-name="Source_20_Text">p = Person.objects.create(first_name="John", last_name="Doe")</text:span></text:p>
      <text:p text:style-name="P398"/>
      <text:p text:style-name="P399"><text:span text:style-name="Source_20_Text">MyPerson.objects.get(first_name="John")</text:span></text:p>
      <text:p text:style-name="Text_20_body">✔ Works — same data, same table.</text:p>
      <text:h text:style-name="P536" text:outline-level="2">6. Changing Default Ordering using Proxy</text:h>
      <text:p text:style-name="P398"><text:span text:style-name="Source_20_Text">class OrderedPerson(Person):</text:span></text:p>
      <text:p text:style-name="P398"><text:span text:style-name="Source_20_Text"><text:s text:c="4"/>class Meta:</text:span></text:p>
      <text:p text:style-name="P398"><text:span text:style-name="Source_20_Text"><text:s text:c="8"/>proxy = True</text:span></text:p>
      <text:p text:style-name="P399"><text:span text:style-name="Source_20_Text"><text:s text:c="8"/>ordering = ["last_name"]</text:span></text:p>
      <text:p text:style-name="Text_20_body">Now:</text:p>
      <text:p text:style-name="P398"><text:soft-page-break/><text:span text:style-name="Source_20_Text">Person.objects.all() <text:s text:c="7"/># unordered</text:span></text:p>
      <text:p text:style-name="P399"><text:span text:style-name="Source_20_Text">OrderedPerson.objects.all() # ordered by last_name</text:span></text:p>
      <text:h text:style-name="P536" text:outline-level="2">7. QuerySets return requested model type</text:h>
      <text:p text:style-name="Text_20_body">Important rule:</text:p>
      <text:p text:style-name="P398"><text:span text:style-name="Source_20_Text">Person.objects.get(...) <text:s text:c="4"/>→ returns Person object</text:span></text:p>
      <text:p text:style-name="P399"><text:span text:style-name="Source_20_Text">MyPerson.objects.get(...) <text:s text:c="2"/>→ returns MyPerson object</text:span></text:p>
      <text:p text:style-name="Text_20_body">Proxy <text:span text:style-name="Strong_20_Emphasis">does NOT replace original model everywhere</text:span>.</text:p>
      <text:h text:style-name="P536" text:outline-level="2">8. Base Class Restrictions</text:h>
      <text:p text:style-name="Text_20_body">Proxy model must:</text:p>
      <text:list xml:id="list421186352" text:style-name="L83">
        <text:list-item>
          <text:p text:style-name="P709">Inherit from <text:span text:style-name="Strong_20_Emphasis">exactly ONE non-abstract model</text:span></text:p>
        </text:list-item>
        <text:list-item>
          <text:p text:style-name="P709">Cannot inherit from multiple real models ❌</text:p>
        </text:list-item>
        <text:list-item>
          <text:p text:style-name="P709">Can inherit from multiple <text:span text:style-name="Strong_20_Emphasis">abstract models (without fields)</text:span> ✔</text:p>
        </text:list-item>
        <text:list-item>
          <text:p text:style-name="P709">Can inherit from multiple <text:span text:style-name="Strong_20_Emphasis">proxy models sharing same parent</text:span> ✔</text:p>
        </text:list-item>
      </text:list>
      <text:h text:style-name="P536" text:outline-level="2">9. Proxy Model Managers</text:h>
      <text:p text:style-name="Text_20_body">If you <text:span text:style-name="Strong_20_Emphasis">don’t define manager</text:span> → inherits parent manager.</text:p>
      <text:p text:style-name="Text_20_body">If you define one → becomes <text:span text:style-name="Strong_20_Emphasis">default manager</text:span>.</text:p>
      <text:p text:style-name="P398"><text:span text:style-name="Source_20_Text">class NewManager(models.Manager):</text:span></text:p>
      <text:p text:style-name="P398"><text:span text:style-name="Source_20_Text"><text:s text:c="4"/>pass</text:span></text:p>
      <text:p text:style-name="P398"/>
      <text:p text:style-name="P398"/>
      <text:p text:style-name="P398"><text:span text:style-name="Source_20_Text">class MyPerson(Person):</text:span></text:p>
      <text:p text:style-name="P398"><text:span text:style-name="Source_20_Text"><text:s text:c="4"/>objects = NewManager()</text:span></text:p>
      <text:p text:style-name="P398"/>
      <text:p text:style-name="P398"><text:span text:style-name="Source_20_Text"><text:s text:c="4"/>class Meta:</text:span></text:p>
      <text:p text:style-name="P399"><text:span text:style-name="Source_20_Text"><text:s text:c="8"/>proxy = True</text:span></text:p>
      <text:p text:style-name="Text_20_body">Now <text:span text:style-name="Source_20_Text">MyPerson.objects</text:span> uses <text:span text:style-name="Source_20_Text">NewManager</text:span>.</text:p>
      <text:h text:style-name="P522" text:outline-level="2">10. Adding extra manager without replacing default</text:h>
      <text:p text:style-name="P398"><text:span text:style-name="Source_20_Text">class ExtraManagers(models.Model):</text:span></text:p>
      <text:p text:style-name="P398"><text:span text:style-name="Source_20_Text"><text:s text:c="4"/>secondary = NewManager()</text:span></text:p>
      <text:p text:style-name="P398"/>
      <text:p text:style-name="P398"><text:span text:style-name="Source_20_Text"><text:s text:c="4"/>class Meta:</text:span></text:p>
      <text:p text:style-name="P398"><text:span text:style-name="Source_20_Text"><text:s text:c="8"/>abstract = True</text:span></text:p>
      <text:p text:style-name="P398"/>
      <text:p text:style-name="P398"/>
      <text:p text:style-name="P398"><text:span text:style-name="Source_20_Text">class MyPerson(Person, ExtraManagers):</text:span></text:p>
      <text:p text:style-name="P398"><text:soft-page-break/><text:span text:style-name="Source_20_Text"><text:s text:c="4"/>class Meta:</text:span></text:p>
      <text:p text:style-name="P399"><text:span text:style-name="Source_20_Text"><text:s text:c="8"/>proxy = True</text:span></text:p>
      <text:p text:style-name="Text_20_body">Now:</text:p>
      <text:p text:style-name="P398"><text:span text:style-name="Source_20_Text">MyPerson.objects <text:s text:c="5"/># original manager</text:span></text:p>
      <text:p text:style-name="P399"><text:span text:style-name="Source_20_Text">MyPerson.secondary <text:s text:c="3"/># new manager</text:span></text:p>
      <text:h text:style-name="P522" text:outline-level="2">11. Proxy vs Unmanaged Models</text:h>
      <text:p text:style-name="Text_20_body">Both look similar but are very different.</text:p>
      <text:h text:style-name="Heading_20_3" text:outline-level="3">Proxy Model (<text:span text:style-name="Source_20_Text">proxy=True</text:span>)</text:h>
      <text:list xml:id="list2181269699" text:style-name="L84">
        <text:list-item>
          <text:p text:style-name="P710">Same table as parent</text:p>
        </text:list-item>
        <text:list-item>
          <text:p text:style-name="P710">Always synced with parent</text:p>
        </text:list-item>
        <text:list-item>
          <text:p text:style-name="P710">Same fields</text:p>
        </text:list-item>
        <text:list-item>
          <text:p text:style-name="P710">Only Python behavior changes</text:p>
        </text:list-item>
        <text:list-item>
          <text:p text:style-name="P710">Managed by Django ✔</text:p>
        </text:list-item>
      </text:list>
      <text:h text:style-name="Heading_20_3" text:outline-level="3">Unmanaged Model (<text:span text:style-name="Source_20_Text">managed=False</text:span>)</text:h>
      <text:list xml:id="list209936049" text:style-name="L85">
        <text:list-item>
          <text:p text:style-name="P711">Django does NOT control table</text:p>
        </text:list-item>
        <text:list-item>
          <text:p text:style-name="P711">Used for existing DB tables / views</text:p>
        </text:list-item>
        <text:list-item>
          <text:p text:style-name="P711">You must manually keep schema synced</text:p>
        </text:list-item>
        <text:list-item>
          <text:p text:style-name="P711">Fragile if DB changes</text:p>
        </text:list-item>
      </text:list>
      <text:p text:style-name="P523"/>
      <text:p text:style-name="P456"><text:span text:style-name="Source_20_Text"><text:span text:style-name="T135"/></text:span></text:p>
      <text:p text:style-name="P457"><text:span text:style-name="Source_20_Text"><text:span text:style-name="T139">FIELDS </text:span></text:span></text:p>
      <text:p text:style-name="P107"><text:span text:style-name="Source_20_Text"><text:span text:style-name="T113"/></text:span></text:p>
      <text:p text:style-name="P106"><text:a xlink:type="simple" xlink:href="https://docs.djangoproject.com/en/6.0/ref/models/fields/#field-options" text:style-name="Internet_20_link" text:visited-style-name="Visited_20_Internet_20_Link"><text:span text:style-name="Source_20_Text"><text:span text:style-name="T321">Field options</text:span></text:span></text:a></text:p>
      <text:list xml:id="list3934973482" text:style-name="L86">
        <text:list-item>
          <text:p text:style-name="P712"><text:a xlink:type="simple" xlink:href="https://docs.djangoproject.com/en/6.0/ref/models/fields/#null" text:style-name="Internet_20_link" text:visited-style-name="Visited_20_Internet_20_Link"><text:span text:style-name="Source_20_Text"><text:span text:style-name="T448">null</text:span></text:span></text:a></text:p>
        </text:list-item>
        <text:list-item>
          <text:p text:style-name="P712"><text:a xlink:type="simple" xlink:href="https://docs.djangoproject.com/en/6.0/ref/models/fields/#blank" text:style-name="Internet_20_link" text:visited-style-name="Visited_20_Internet_20_Link"><text:span text:style-name="Source_20_Text"><text:span text:style-name="T448">blank</text:span></text:span></text:a></text:p>
        </text:list-item>
        <text:list-item>
          <text:p text:style-name="P712"><text:a xlink:type="simple" xlink:href="https://docs.djangoproject.com/en/6.0/ref/models/fields/#choices" text:style-name="Internet_20_link" text:visited-style-name="Visited_20_Internet_20_Link"><text:span text:style-name="Source_20_Text"><text:span text:style-name="T448">choices</text:span></text:span></text:a></text:p>
          <text:list>
            <text:list-header>
              <text:p text:style-name="P713">all these 3 we know </text:p>
            </text:list-header>
          </text:list>
        </text:list-item>
      </text:list>
      <text:p text:style-name="P105"><text:span text:style-name="Source_20_Text"><text:span text:style-name="T125">CHOICES </text:span></text:span></text:p>
      <text:p text:style-name="P105"><text:soft-page-break/><text:span text:style-name="Source_20_Text"><text:span text:style-name="T125"/></text:span></text:p>
      <text:p text:style-name="P104"><text:span text:style-name="Source_20_Text"><text:span text:style-name="T180">YEAR_IN_SCHOOL_CHOICES </text:span></text:span><text:span text:style-name="Source_20_Text"><text:span text:style-name="T309">=</text:span></text:span><text:span text:style-name="Source_20_Text"><text:span text:style-name="T180"> {</text:span></text:span></text:p>
      <text:p text:style-name="P292"><text:s text:c="4"/><text:span text:style-name="T507">"FR"</text:span><text:span text:style-name="T424">: </text:span><text:span text:style-name="T507">"Freshman"</text:span><text:span text:style-name="T424">,</text:span></text:p>
      <text:p text:style-name="P292"><text:s text:c="4"/><text:span text:style-name="T507">"SO"</text:span><text:span text:style-name="T424">: </text:span><text:span text:style-name="T507">"Sophomore"</text:span><text:span text:style-name="T424">,</text:span></text:p>
      <text:p text:style-name="P292"><text:s text:c="4"/><text:span text:style-name="T507">"JR"</text:span><text:span text:style-name="T424">: </text:span><text:span text:style-name="T507">"Junior"</text:span><text:span text:style-name="T424">,</text:span></text:p>
      <text:p text:style-name="P292"><text:s text:c="4"/><text:span text:style-name="T507">"SR"</text:span><text:span text:style-name="T424">: </text:span><text:span text:style-name="T507">"Senior"</text:span><text:span text:style-name="T424">,</text:span></text:p>
      <text:p text:style-name="P292"><text:s text:c="4"/><text:span text:style-name="T507">"GR"</text:span><text:span text:style-name="T424">: </text:span><text:span text:style-name="T507">"Graduate"</text:span><text:span text:style-name="T424">,</text:span></text:p>
      <text:p text:style-name="P259">}</text:p>
      <text:p text:style-name="P104"><text:span text:style-name="Source_20_Text"><text:span text:style-name="T180">YEAR_IN_SCHOOL_CHOICES </text:span></text:span><text:span text:style-name="Source_20_Text"><text:span text:style-name="T309">=</text:span></text:span><text:span text:style-name="Source_20_Text"><text:span text:style-name="T180"> [</text:span></text:span></text:p>
      <text:p text:style-name="P292"><text:s text:c="4"/><text:span text:style-name="T424">(</text:span><text:span text:style-name="T507">"FR"</text:span><text:span text:style-name="T424">, </text:span><text:span text:style-name="T507">"Freshman"</text:span><text:span text:style-name="T424">),</text:span></text:p>
      <text:p text:style-name="P292"><text:s text:c="4"/><text:span text:style-name="T424">(</text:span><text:span text:style-name="T507">"SO"</text:span><text:span text:style-name="T424">, </text:span><text:span text:style-name="T507">"Sophomore"</text:span><text:span text:style-name="T424">),</text:span></text:p>
      <text:p text:style-name="P292"><text:s text:c="4"/><text:span text:style-name="T424">(</text:span><text:span text:style-name="T507">"JR"</text:span><text:span text:style-name="T424">, </text:span><text:span text:style-name="T507">"Junior"</text:span><text:span text:style-name="T424">),</text:span></text:p>
      <text:p text:style-name="P292"><text:s text:c="4"/><text:span text:style-name="T424">(</text:span><text:span text:style-name="T507">"SR"</text:span><text:span text:style-name="T424">, </text:span><text:span text:style-name="T507">"Senior"</text:span><text:span text:style-name="T424">),</text:span></text:p>
      <text:p text:style-name="P292"><text:s text:c="4"/><text:span text:style-name="T424">(</text:span><text:span text:style-name="T507">"GR"</text:span><text:span text:style-name="T424">, </text:span><text:span text:style-name="T507">"Graduate"</text:span><text:span text:style-name="T424">),</text:span></text:p>
      <text:p text:style-name="P259">]</text:p>
      <text:p text:style-name="P108"><text:span text:style-name="Source_20_Text"><text:span text:style-name="T127">you can also add choices like this :-&gt; <text:s/></text:span></text:span></text:p>
      <text:p text:style-name="P108"><text:span text:style-name="Source_20_Text"><text:span text:style-name="T127"/></text:span></text:p>
      <text:p text:style-name="P103"><text:span text:style-name="Source_20_Text"><text:span text:style-name="T126">a) </text:span></text:span></text:p>
      <text:p text:style-name="P294"><text:s text:c="2"/><text:span text:style-name="T424">FRESHMAN </text:span><text:span text:style-name="T471">=</text:span><text:span text:style-name="T424"> </text:span><text:span text:style-name="T507">"FR"</text:span></text:p>
      <text:p text:style-name="P293"><text:s text:c="4"/><text:span text:style-name="T424">SOPHOMORE </text:span><text:span text:style-name="T471">=</text:span><text:span text:style-name="T424"> </text:span><text:span text:style-name="T507">"SO"</text:span></text:p>
      <text:p text:style-name="P293"><text:s text:c="4"/><text:span text:style-name="T424">JUNIOR </text:span><text:span text:style-name="T471">=</text:span><text:span text:style-name="T424"> </text:span><text:span text:style-name="T507">"JR"</text:span></text:p>
      <text:p text:style-name="P293"><text:s text:c="4"/><text:span text:style-name="T424">SENIOR </text:span><text:span text:style-name="T471">=</text:span><text:span text:style-name="T424"> </text:span><text:span text:style-name="T507">"SR"</text:span></text:p>
      <text:p text:style-name="P293"><text:s text:c="4"/><text:span text:style-name="T424">GRADUATE </text:span><text:span text:style-name="T471">=</text:span><text:span text:style-name="T424"> </text:span><text:span text:style-name="T507">"GR"</text:span></text:p>
      <text:p text:style-name="P293"><text:s text:c="4"/><text:span text:style-name="T424">YEAR_IN_SCHOOL_CHOICES </text:span><text:span text:style-name="T471">=</text:span><text:span text:style-name="T424"> {</text:span></text:p>
      <text:p text:style-name="P293"><text:s text:c="8"/><text:span text:style-name="T424">FRESHMAN: </text:span><text:span text:style-name="T507">"Freshman"</text:span><text:span text:style-name="T424">,</text:span></text:p>
      <text:p text:style-name="P293"><text:s text:c="8"/><text:span text:style-name="T424">SOPHOMORE: </text:span><text:span text:style-name="T507">"Sophomore"</text:span><text:span text:style-name="T424">,</text:span></text:p>
      <text:p text:style-name="P293"><text:soft-page-break/><text:s text:c="8"/><text:span text:style-name="T424">JUNIOR: </text:span><text:span text:style-name="T507">"Junior"</text:span><text:span text:style-name="T424">,</text:span></text:p>
      <text:p text:style-name="P293"><text:s text:c="8"/><text:span text:style-name="T424">SENIOR: </text:span><text:span text:style-name="T507">"Senior"</text:span><text:span text:style-name="T424">,</text:span></text:p>
      <text:p text:style-name="P293"><text:s text:c="8"/><text:span text:style-name="T424">GRADUATE: </text:span><text:span text:style-name="T507">"Graduate"</text:span><text:span text:style-name="T424">,</text:span></text:p>
      <text:p text:style-name="P297"><text:span text:style-name="Source_20_Text"><text:span text:style-name="T575"><text:s text:c="4"/>}</text:span></text:span></text:p>
      <text:p text:style-name="P108"><text:span text:style-name="Source_20_Text"><text:span text:style-name="T127"/></text:span></text:p>
      <text:p text:style-name="P103"><text:span text:style-name="Source_20_Text"><text:span text:style-name="T126">b) </text:span></text:span><text:span text:style-name="Source_20_Text"><text:span text:style-name="T181">MEDIA_CHOICES </text:span></text:span><text:span text:style-name="Source_20_Text"><text:span text:style-name="T310">=</text:span></text:span><text:span text:style-name="Source_20_Text"><text:span text:style-name="T181"> {</text:span></text:span></text:p>
      <text:p text:style-name="P292"><text:s text:c="4"/><text:span text:style-name="T507">"Audio"</text:span><text:span text:style-name="T424">: {</text:span></text:p>
      <text:p text:style-name="P292"><text:s text:c="8"/><text:span text:style-name="T507">"vinyl"</text:span><text:span text:style-name="T424">: </text:span><text:span text:style-name="T507">"Vinyl"</text:span><text:span text:style-name="T424">,</text:span></text:p>
      <text:p text:style-name="P292"><text:s text:c="8"/><text:span text:style-name="T507">"cd"</text:span><text:span text:style-name="T424">: </text:span><text:span text:style-name="T507">"CD"</text:span><text:span text:style-name="T424">,</text:span></text:p>
      <text:p text:style-name="P292"><text:s text:c="4"/><text:span text:style-name="T424">},</text:span></text:p>
      <text:p text:style-name="P292"><text:s text:c="4"/><text:span text:style-name="T507">"Video"</text:span><text:span text:style-name="T424">: {</text:span></text:p>
      <text:p text:style-name="P292"><text:s text:c="8"/><text:span text:style-name="T507">"vhs"</text:span><text:span text:style-name="T424">: </text:span><text:span text:style-name="T507">"VHS Tape"</text:span><text:span text:style-name="T424">,</text:span></text:p>
      <text:p text:style-name="P292"><text:s text:c="8"/><text:span text:style-name="T507">"dvd"</text:span><text:span text:style-name="T424">: </text:span><text:span text:style-name="T507">"DVD"</text:span><text:span text:style-name="T424">,</text:span></text:p>
      <text:p text:style-name="P292"><text:s text:c="4"/><text:span text:style-name="T424">},</text:span></text:p>
      <text:p text:style-name="P292"><text:s text:c="4"/><text:span text:style-name="T507">"unknown"</text:span><text:span text:style-name="T424">: </text:span><text:span text:style-name="T507">"Unknown"</text:span><text:span text:style-name="T424">,</text:span></text:p>
      <text:p text:style-name="P259">}</text:p>
      <text:p text:style-name="P103"><text:span text:style-name="Source_20_Text"><text:span text:style-name="T126"/></text:span></text:p>
      <text:p text:style-name="P103"><text:span text:style-name="Source_20_Text"><text:span text:style-name="T126">c)</text:span></text:span><text:span text:style-name="Source_20_Text"><text:span text:style-name="T181">MEDIA_CHOICES </text:span></text:span><text:span text:style-name="Source_20_Text"><text:span text:style-name="T310">=</text:span></text:span><text:span text:style-name="Source_20_Text"><text:span text:style-name="T181"> [</text:span></text:span></text:p>
      <text:p text:style-name="P292"><text:s text:c="4"/><text:span text:style-name="T424">(</text:span></text:p>
      <text:p text:style-name="P292"><text:s text:c="8"/><text:span text:style-name="T507">"Audio"</text:span><text:span text:style-name="T424">,</text:span></text:p>
      <text:p text:style-name="P292"><text:s text:c="8"/><text:span text:style-name="T424">(</text:span></text:p>
      <text:p text:style-name="P292"><text:s text:c="12"/><text:span text:style-name="T424">(</text:span><text:span text:style-name="T507">"vinyl"</text:span><text:span text:style-name="T424">, </text:span><text:span text:style-name="T507">"Vinyl"</text:span><text:span text:style-name="T424">),</text:span></text:p>
      <text:p text:style-name="P292"><text:s text:c="12"/><text:span text:style-name="T424">(</text:span><text:span text:style-name="T507">"cd"</text:span><text:span text:style-name="T424">, </text:span><text:span text:style-name="T507">"CD"</text:span><text:span text:style-name="T424">),</text:span></text:p>
      <text:p text:style-name="P292"><text:s text:c="8"/><text:span text:style-name="T424">),</text:span></text:p>
      <text:p text:style-name="P292"><text:s text:c="4"/><text:span text:style-name="T424">),</text:span></text:p>
      <text:p text:style-name="P292"><text:soft-page-break/><text:s text:c="4"/><text:span text:style-name="T424">(</text:span></text:p>
      <text:p text:style-name="P292"><text:s text:c="8"/><text:span text:style-name="T507">"Video"</text:span><text:span text:style-name="T424">,</text:span></text:p>
      <text:p text:style-name="P292"><text:s text:c="8"/><text:span text:style-name="T424">(</text:span></text:p>
      <text:p text:style-name="P292"><text:s text:c="12"/><text:span text:style-name="T424">(</text:span><text:span text:style-name="T507">"vhs"</text:span><text:span text:style-name="T424">, </text:span><text:span text:style-name="T507">"VHS Tape"</text:span><text:span text:style-name="T424">),</text:span></text:p>
      <text:p text:style-name="P292"><text:s text:c="12"/><text:span text:style-name="T424">(</text:span><text:span text:style-name="T507">"dvd"</text:span><text:span text:style-name="T424">, </text:span><text:span text:style-name="T507">"DVD"</text:span><text:span text:style-name="T424">),</text:span></text:p>
      <text:p text:style-name="P292"><text:s text:c="8"/><text:span text:style-name="T424">),</text:span></text:p>
      <text:p text:style-name="P292"><text:s text:c="4"/><text:span text:style-name="T424">),</text:span></text:p>
      <text:p text:style-name="P292"><text:s text:c="4"/><text:span text:style-name="T424">(</text:span><text:span text:style-name="T507">"unknown"</text:span><text:span text:style-name="T424">, </text:span><text:span text:style-name="T507">"Unknown"</text:span><text:span text:style-name="T424">),</text:span></text:p>
      <text:p text:style-name="P259">]</text:p>
      <text:p text:style-name="P103"><text:span text:style-name="Source_20_Text"><text:span text:style-name="T126">note ---&gt; </text:span></text:span><text:span text:style-name="Source_20_Text"><text:span text:style-name="T101">A new migration is created each time the order of </text:span></text:span><text:span text:style-name="Source_20_Text"><text:span text:style-name="T181">choices</text:span></text:span><text:span text:style-name="Source_20_Text"><text:span text:style-name="T126"> </text:span></text:span><text:span text:style-name="Source_20_Text"><text:span text:style-name="T101">changes.</text:span></text:span></text:p>
      <text:p text:style-name="P103"><text:span text:style-name="Source_20_Text"><text:span text:style-name="T126"/></text:span></text:p>
      <text:h text:style-name="P102" text:outline-level="4"><text:span text:style-name="Source_20_Text"><text:span text:style-name="T133">Enumeration types</text:span></text:span></text:h>
      <text:p text:style-name="P103"><text:span text:style-name="Source_20_Text"><text:span text:style-name="T323">Enumeration = </text:span></text:span><text:span text:style-name="Source_20_Text"><text:span text:style-name="Strong_20_Emphasis"><text:span text:style-name="T323">fixed predefined values ka set</text:span></text:span></text:span></text:p>
      <text:p text:style-name="P264"><text:span text:style-name="T480">from</text:span><text:span text:style-name="T455"> </text:span><text:span text:style-name="T495">django.utils.translation</text:span><text:span text:style-name="T455"> </text:span><text:span text:style-name="T480">import</text:span> gettext_lazy <text:span text:style-name="T480">as</text:span> _<text:span text:style-name="T578">(it is used for interlization ) </text:span></text:p>
      <text:p text:style-name="P331"/>
      <text:p text:style-name="P409"><text:span text:style-name="T350">class</text:span><text:span text:style-name="T291"> </text:span><text:span text:style-name="T362">Student</text:span><text:span text:style-name="T207">(models</text:span><text:span text:style-name="T300">.</text:span><text:span text:style-name="T207">Model):</text:span></text:p>
      <text:p text:style-name="P292"><text:s text:c="4"/><text:span text:style-name="T484">class</text:span><text:span text:style-name="T461"> </text:span><text:span text:style-name="T499">YearInSchool</text:span><text:span text:style-name="T424">(models</text:span><text:span text:style-name="T471">.</text:span><text:span text:style-name="T424">TextChoices):</text:span></text:p>
      <text:p text:style-name="P292"><text:s text:c="8"/><text:span text:style-name="T424">FRESHMAN </text:span><text:span text:style-name="T471">=</text:span><text:span text:style-name="T424"> </text:span><text:span text:style-name="T507">"FR"</text:span><text:span text:style-name="T424">, _(</text:span><text:span text:style-name="T507">"Freshman"</text:span><text:span text:style-name="T424">)</text:span></text:p>
      <text:p text:style-name="P292"><text:s text:c="8"/><text:span text:style-name="T424">SOPHOMORE </text:span><text:span text:style-name="T471">=</text:span><text:span text:style-name="T424"> </text:span><text:span text:style-name="T507">"SO"</text:span><text:span text:style-name="T424">, _(</text:span><text:span text:style-name="T507">"Sophomore"</text:span><text:span text:style-name="T424">)</text:span></text:p>
      <text:p text:style-name="P292"><text:s text:c="8"/><text:span text:style-name="T424">JUNIOR </text:span><text:span text:style-name="T471">=</text:span><text:span text:style-name="T424"> </text:span><text:span text:style-name="T507">"JR"</text:span><text:span text:style-name="T424">, _(</text:span><text:span text:style-name="T507">"Junior"</text:span><text:span text:style-name="T424">)</text:span></text:p>
      <text:p text:style-name="P292"><text:s text:c="8"/><text:span text:style-name="T424">SENIOR </text:span><text:span text:style-name="T471">=</text:span><text:span text:style-name="T424"> </text:span><text:span text:style-name="T507">"SR"</text:span><text:span text:style-name="T424">, _(</text:span><text:span text:style-name="T507">"Senior"</text:span><text:span text:style-name="T424">)</text:span></text:p>
      <text:p text:style-name="P292"><text:s text:c="8"/><text:span text:style-name="T424">GRADUATE </text:span><text:span text:style-name="T471">=</text:span><text:span text:style-name="T424"> </text:span><text:span text:style-name="T507">"GR"</text:span><text:span text:style-name="T424">, _(</text:span><text:span text:style-name="T507">"Graduate"</text:span><text:span text:style-name="T424">)</text:span></text:p>
      <text:p text:style-name="P403"/>
      <text:p text:style-name="P292"><text:s text:c="4"/><text:span text:style-name="T424">year_in_school </text:span><text:span text:style-name="T471">=</text:span><text:span text:style-name="T424"> models</text:span><text:span text:style-name="T471">.</text:span><text:span text:style-name="T424">CharField(</text:span></text:p>
      <text:p text:style-name="P292"><text:s text:c="8"/><text:span text:style-name="T424">max_length</text:span><text:span text:style-name="T471">=2</text:span><text:span text:style-name="T424">,</text:span></text:p>
      <text:p text:style-name="P292"><text:s text:c="8"/><text:span text:style-name="T424">choices</text:span><text:span text:style-name="T471">=</text:span><text:span text:style-name="T424">YearInSchool,</text:span></text:p>
      <text:p text:style-name="P292"><text:soft-page-break/><text:s text:c="8"/><text:span text:style-name="T424">default</text:span><text:span text:style-name="T471">=</text:span><text:span text:style-name="T424">YearInSchool</text:span><text:span text:style-name="T471">.</text:span><text:span text:style-name="T424">FRESHMAN,</text:span></text:p>
      <text:p text:style-name="P292"><text:s text:c="4"/><text:span text:style-name="T424">)</text:span></text:p>
      <text:p text:style-name="P403"/>
      <text:p text:style-name="P292"><text:s text:c="4"/><text:span text:style-name="T484">def</text:span><text:span text:style-name="T461"> </text:span><text:span text:style-name="T500">is_upperclass</text:span><text:span text:style-name="T424">(</text:span><text:span text:style-name="T485">self</text:span><text:span text:style-name="T424">):</text:span></text:p>
      <text:p text:style-name="P292"><text:s text:c="8"/><text:span text:style-name="T484">return</text:span><text:span text:style-name="T424"> </text:span><text:span text:style-name="T485">self</text:span><text:span text:style-name="T471">.</text:span><text:span text:style-name="T424">year_in_school </text:span><text:span text:style-name="T577">in</text:span><text:span text:style-name="T424"> {</text:span></text:p>
      <text:p text:style-name="P292"><text:s text:c="12"/><text:span text:style-name="T485">self</text:span><text:span text:style-name="T471">.</text:span><text:span text:style-name="T424">YearInSchool</text:span><text:span text:style-name="T471">.</text:span><text:span text:style-name="T424">JUNIOR,</text:span></text:p>
      <text:p text:style-name="P292"><text:s text:c="12"/><text:span text:style-name="T485">self</text:span><text:span text:style-name="T471">.</text:span><text:span text:style-name="T424">YearInSchool</text:span><text:span text:style-name="T471">.</text:span><text:span text:style-name="T424">SENIOR,</text:span></text:p>
      <text:p text:style-name="P292"><text:s text:c="8"/><text:span text:style-name="T424">}</text:span></text:p>
      <text:p text:style-name="P103"/>
      <text:h text:style-name="P101" text:outline-level="2"><text:span text:style-name="Source_20_Text"><text:span text:style-name="T126">1. </text:span></text:span><text:span text:style-name="Source_20_Text"><text:span text:style-name="T163">gettext_lazy as _</text:span></text:span></text:h>
      <text:p text:style-name="Text_20_body"><text:span text:style-name="Source_20_Text">_</text:span> एक function है जो <text:span text:style-name="Strong_20_Emphasis">text को translation-ready</text:span> बनाता है.</text:p>
      <text:p text:style-name="P399"><text:span text:style-name="Source_20_Text">_("Freshman")</text:span></text:p>
      <text:p text:style-name="Text_20_body">मतलब future में अगर site multi-language हुई तो Django इसे translate कर सके।</text:p>
      <text:p text:style-name="Text_20_body">अगर translation नहीं चाहिए तो <text:span text:style-name="Source_20_Text">_</text:span> जरूरी नहीं है।</text:p>
      <text:h text:style-name="P101" text:outline-level="2"><text:span text:style-name="Source_20_Text"><text:span text:style-name="T126">2. </text:span></text:span><text:span text:style-name="Source_20_Text"><text:span text:style-name="T163">class YearInSchool(models.TextChoices)</text:span></text:span></text:h>
      <text:p text:style-name="Text_20_body">यह Django का <text:span text:style-name="Strong_20_Emphasis">Enum system for choices field</text:span> है.</text:p>
      <text:p text:style-name="Text_20_body">इसका use fixed values define करने के लिए होता है (dropdown/choices field).</text:p>
      <text:p text:style-name="P399"><text:span text:style-name="Source_20_Text">FRESHMAN = "FR", _("Freshman")</text:span></text:p>
      <text:p text:style-name="Text_20_body">यहाँ:</text:p>
      <text:list xml:id="list2354292200" text:style-name="L87">
        <text:list-item>
          <text:p text:style-name="P714"><text:span text:style-name="Source_20_Text">"FR"</text:span> → database में store होगा</text:p>
        </text:list-item>
        <text:list-item>
          <text:p text:style-name="P714"><text:span text:style-name="Source_20_Text">"Freshman"</text:span> → form/admin में दिखेगा</text:p>
        </text:list-item>
      </text:list>
      <text:p text:style-name="Horizontal_20_Line"><text:span text:style-name="Source_20_Text"><text:span text:style-name="T127"/></text:span></text:p>
      <text:h text:style-name="Heading_20_2" text:outline-level="2"><text:span text:style-name="Source_20_Text"><text:span text:style-name="T127">3. Enum member value structure</text:span></text:span></text:h>
      <text:p text:style-name="Text_20_body">Normally tuple होता है:</text:p>
      <text:p text:style-name="P399"><text:span text:style-name="Source_20_Text">(value, label)</text:span></text:p>
      <text:p text:style-name="Text_20_body">Example:</text:p>
      <text:p text:style-name="P398"><text:soft-page-break/><text:span text:style-name="Source_20_Text">"FR" → DB value <text:s/></text:span></text:p>
      <text:p text:style-name="P399"><text:span text:style-name="Source_20_Text">"Freshman" → human readable label</text:span></text:p>
      <text:p text:style-name="Text_20_body">अगर label नहीं दोगे तो Django खुद बना देगा member name से.</text:p>
      <text:p text:style-name="Text_20_body"><text:span text:style-name="Source_20_Text"><text:span text:style-name="T127"/></text:span></text:p>
      <text:h text:style-name="Heading_20_2" text:outline-level="2"><text:span text:style-name="Source_20_Text"><text:span text:style-name="T127">5. Extra properties Django देता है</text:span></text:span></text:h>
      <text:p text:style-name="Text_20_body">Enum class में ये ready-made lists मिलती हैं:</text:p>
      <text:list xml:id="list1683042153" text:style-name="L88">
        <text:list-item>
          <text:p text:style-name="P715"><text:span text:style-name="Source_20_Text">.choices</text:span> → <text:span text:style-name="Source_20_Text">[('FR','Freshman'), ('SO','Sophomore')]</text:span></text:p>
        </text:list-item>
        <text:list-item>
          <text:p text:style-name="P715"><text:span text:style-name="Source_20_Text">.labels</text:span> → <text:span text:style-name="Source_20_Text">['Freshman','Sophomore']</text:span></text:p>
        </text:list-item>
        <text:list-item>
          <text:p text:style-name="P715"><text:span text:style-name="Source_20_Text">.values</text:span> → <text:span text:style-name="Source_20_Text">['FR','SO']</text:span></text:p>
        </text:list-item>
        <text:list-item>
          <text:p text:style-name="P715"><text:span text:style-name="Source_20_Text">.names</text:span> → <text:span text:style-name="Source_20_Text">['FRESHMAN','SOPHOMORE']</text:span></text:p>
        </text:list-item>
      </text:list>
      <text:p text:style-name="Text_20_body">इनसे data आसानी से access कर सकते हो.</text:p>
      <text:p text:style-name="Text_20_body"><text:span text:style-name="Source_20_Text"><text:span text:style-name="T127">Student.YearInSchool.labels</text:span></text:span><text:span text:style-name="Source_20_Text"><text:span text:style-name="T128">(you can access it like that ) </text:span></text:span></text:p>
      <text:p text:style-name="Text_20_body"><text:span text:style-name="Source_20_Text"><text:span text:style-name="T128"/></text:span></text:p>
      <text:h text:style-name="Heading_20_2" text:outline-level="2"><text:span text:style-name="Source_20_Text"><text:span text:style-name="T128">7. Enum access करने के तरीके</text:span></text:span></text:h>
      <text:p text:style-name="Text_20_body">तीनों same हैं:</text:p>
      <text:p text:style-name="P398"><text:span text:style-name="Source_20_Text">YearInSchool.SENIOR</text:span></text:p>
      <text:p text:style-name="P398"><text:span text:style-name="Source_20_Text">YearInSchool["SENIOR"]</text:span></text:p>
      <text:p text:style-name="P399"><text:span text:style-name="Source_20_Text">YearInSchool("SR")</text:span></text:p>
      <text:p text:style-name="P526"><text:span text:style-name="Source_20_Text"><text:span text:style-name="T128">and you can access it like that </text:span></text:span></text:p>
      <text:p text:style-name="P526"><text:span text:style-name="Source_20_Text"><text:span text:style-name="T128">Student.YearInSchool.SENIOR.name or [“SENIOR”]</text:span></text:span></text:p>
      <text:p text:style-name="P526"><text:span text:style-name="Source_20_Text"><text:span text:style-name="T128"/></text:span></text:p>
      <text:h text:style-name="P525" text:outline-level="2"><text:span text:style-name="Source_20_Text"><text:span text:style-name="T128">8. Auto label generation</text:span></text:span></text:h>
      <text:p text:style-name="Text_20_body">अगर label नहीं दिया:</text:p>
      <text:p text:style-name="P399"><text:span text:style-name="Source_20_Text">JET_SKI = "J"</text:span></text:p>
      <text:p text:style-name="Text_20_body">तो Django खुद बनाएगा:</text:p>
      <text:p text:style-name="P399"><text:span text:style-name="Source_20_Text">Jet Ski</text:span></text:p>
      <text:p text:style-name="P532"><text:span text:style-name="Source_20_Text"><text:span text:style-name="T129">example <text:s text:c="2"/>----&gt; <text:s/></text:span></text:span></text:p>
      <text:p text:style-name="P532"><text:soft-page-break/><text:span text:style-name="Source_20_Text"><text:span text:style-name="T141">from django.db import models</text:span></text:span></text:p>
      <text:p text:style-name="P532"><text:span text:style-name="Source_20_Text"><text:span text:style-name="T141"/></text:span></text:p>
      <text:p text:style-name="P532"><text:span text:style-name="Source_20_Text"><text:span text:style-name="T141">class Vehicle(models.Model):</text:span></text:span></text:p>
      <text:p text:style-name="P532"><text:span text:style-name="Source_20_Text"><text:span text:style-name="T141"/></text:span></text:p>
      <text:p text:style-name="P532"><text:span text:style-name="Source_20_Text"><text:span text:style-name="T141"><text:s text:c="4"/>class VehicleType(models.TextChoices):</text:span></text:span></text:p>
      <text:p text:style-name="P532"><text:span text:style-name="Source_20_Text"><text:span text:style-name="T141"><text:s text:c="8"/>CAR = "C" <text:s text:c="16"/># label → "Car"</text:span></text:span></text:p>
      <text:p text:style-name="P532"><text:span text:style-name="Source_20_Text"><text:span text:style-name="T141"><text:s text:c="8"/>JET_SKI = "J" <text:s text:c="12"/># label → "Jet Ski"</text:span></text:span></text:p>
      <text:p text:style-name="P532"><text:span text:style-name="Source_20_Text"><text:span text:style-name="T141"><text:s text:c="8"/>VERY_FAST_CAR = "V" <text:s text:c="6"/># label → "Very Fast Car"</text:span></text:span></text:p>
      <text:p text:style-name="P532"><text:span text:style-name="Source_20_Text"><text:span text:style-name="T141"/></text:span></text:p>
      <text:p text:style-name="P532"><text:span text:style-name="Source_20_Text"><text:span text:style-name="T141"><text:s text:c="4"/>type = models.CharField(</text:span></text:span></text:p>
      <text:p text:style-name="P532"><text:span text:style-name="Source_20_Text"><text:span text:style-name="T141"><text:s text:c="8"/>max_length=1,</text:span></text:span></text:p>
      <text:p text:style-name="P532"><text:span text:style-name="Source_20_Text"><text:span text:style-name="T141"><text:s text:c="8"/>choices=VehicleType.choices,</text:span></text:span></text:p>
      <text:p text:style-name="P532"><text:span text:style-name="Source_20_Text"><text:span text:style-name="T141"><text:s text:c="8"/>default=VehicleType.CAR, <text:s/>//* </text:span></text:span><text:span text:style-name="Source_20_Text"><text:span text:style-name="T142">DEFAULT MAI YE AAYAEGA </text:span></text:span></text:p>
      <text:p text:style-name="P532"><text:span text:style-name="Source_20_Text"><text:span text:style-name="T141"><text:s text:c="4"/>)</text:span></text:span></text:p>
      <text:p text:style-name="P532"><text:span text:style-name="Source_20_Text"><text:span text:style-name="T141"/></text:span></text:p>
      <text:p text:style-name="P532"><text:span text:style-name="Source_20_Text"><text:span text:style-name="T141"/></text:span></text:p>
      <text:p text:style-name="P528"><text:span text:style-name="Source_20_Text"><text:span text:style-name="T143">FOR INTEGER CHOICE WE CAN DO LIKE THAT </text:span></text:span></text:p>
      <text:h text:style-name="P527" text:outline-level="2"><text:span text:style-name="Source_20_Text"><text:span text:style-name="T143">9. </text:span></text:span><text:span text:style-name="Source_20_Text"><text:span text:style-name="T164">IntegerChoices</text:span></text:span></text:h>
      <text:p text:style-name="Text_20_body">जब choices integer हों:</text:p>
      <text:p text:style-name="P398"><text:span text:style-name="Source_20_Text"><text:span text:style-name="T357">class</text:span></text:span><text:span text:style-name="Source_20_Text"><text:span text:style-name="T296"> </text:span></text:span><text:span text:style-name="Source_20_Text"><text:span text:style-name="T367">Card</text:span></text:span><text:span text:style-name="Source_20_Text"><text:span text:style-name="T182">(models</text:span></text:span><text:span text:style-name="Source_20_Text"><text:span text:style-name="T311">.</text:span></text:span><text:span text:style-name="Source_20_Text"><text:span text:style-name="T182">Model):</text:span></text:span></text:p>
      <text:p text:style-name="P292"><text:s text:c="4"/><text:span text:style-name="T484">class</text:span><text:span text:style-name="T461"> </text:span><text:span text:style-name="T499">Suit</text:span><text:span text:style-name="T424">(models</text:span><text:span text:style-name="T471">.</text:span><text:span text:style-name="T424">IntegerChoices):</text:span></text:p>
      <text:p text:style-name="P292"><text:s text:c="8"/><text:span text:style-name="T424">DIAMOND </text:span><text:span text:style-name="T471">=</text:span><text:span text:style-name="T424"> </text:span><text:span text:style-name="T471">1</text:span></text:p>
      <text:p text:style-name="P292"><text:s text:c="8"/><text:span text:style-name="T424">SPADE </text:span><text:span text:style-name="T471">=</text:span><text:span text:style-name="T424"> </text:span><text:span text:style-name="T471">2</text:span></text:p>
      <text:p text:style-name="P292"><text:s text:c="8"/><text:span text:style-name="T424">HEART </text:span><text:span text:style-name="T471">=</text:span><text:span text:style-name="T424"> </text:span><text:span text:style-name="T471">3</text:span></text:p>
      <text:p text:style-name="P292"><text:s text:c="8"/><text:span text:style-name="T424">CLUB </text:span><text:span text:style-name="T471">=</text:span><text:span text:style-name="T424"> </text:span><text:span text:style-name="T471">4</text:span></text:p>
      <text:p text:style-name="P403"/>
      <text:p text:style-name="P292"><text:s text:c="4"/><text:span text:style-name="T424">suit </text:span><text:span text:style-name="T471">=</text:span><text:span text:style-name="T424"> models</text:span><text:span text:style-name="T471">.</text:span><text:span text:style-name="T424">IntegerField(choices</text:span><text:span text:style-name="T471">=</text:span><text:span text:style-name="T424">Suit)</text:span></text:p>
      <text:p text:style-name="P398"><text:span text:style-name="Source_20_Text"><text:span text:style-name="T143"/></text:span></text:p>
      <text:p text:style-name="P398"><text:span text:style-name="Source_20_Text"><text:span text:style-name="T143"/></text:span></text:p>
      <text:p text:style-name="P528"><text:span text:style-name="Source_20_Text"><text:span text:style-name="T143">IF YOU LEFT YOUR FIELD IS EMPTY THE ALSO YOU HAVE OPTION </text:span></text:span></text:p>
      <text:p text:style-name="P528"><text:span text:style-name="Source_20_Text"><text:span text:style-name="T143"/></text:span></text:p>
      <text:p text:style-name="P528"><text:span text:style-name="Source_20_Text"><text:span text:style-name="T143">class Answer(models.IntegerChoices):</text:span></text:span></text:p>
      <text:p text:style-name="P528"><text:span text:style-name="Source_20_Text"><text:span text:style-name="T143"><text:s text:c="4"/>NO = 0, _("No")</text:span></text:span></text:p>
      <text:p text:style-name="P528"><text:soft-page-break/><text:span text:style-name="Source_20_Text"><text:span text:style-name="T143"><text:s text:c="4"/>YES = 1, _("Yes")</text:span></text:span></text:p>
      <text:p text:style-name="P528"><text:span text:style-name="Source_20_Text"><text:span text:style-name="T143"><text:s text:c="4"/>__empty__ = _("(Unknown)")</text:span></text:span></text:p>
      <text:p text:style-name="P528"><text:span text:style-name="Source_20_Text"><text:span text:style-name="T143"/></text:span></text:p>
      <text:p text:style-name="P528"><text:span text:style-name="Source_20_Text"><text:span text:style-name="T143">अगर field empty होगा → </text:span></text:span><text:span text:style-name="Source_20_Text"><text:span text:style-name="T164">(Unknown)</text:span></text:span><text:span text:style-name="Source_20_Text"><text:span text:style-name="T143"> दिखेगा.</text:span></text:span></text:p>
      <text:p text:style-name="P528"><text:span text:style-name="Source_20_Text"><text:span text:style-name="T143"/></text:span></text:p>
      <text:p text:style-name="P528"><text:span text:style-name="Source_20_Text"><text:span text:style-name="T143">enum.unique --&gt; djangoo internally isko use krat hai taki tumhara lavel duplicate na ho </text:span></text:span></text:p>
      <text:p text:style-name="P528"><text:span text:style-name="Source_20_Text"><text:span text:style-name="T143"/></text:span></text:p>
      <text:p text:style-name="P528"><text:span text:style-name="Source_20_Text"><text:span text:style-name="T143"/></text:span></text:p>
      <text:p text:style-name="P528"><text:span text:style-name="Source_20_Text"><text:span text:style-name="T143"/></text:span></text:p>
      <text:p text:style-name="P528"><text:span text:style-name="Source_20_Text"><text:span text:style-name="T143"/></text:span></text:p>
      <text:p text:style-name="P528"><text:span text:style-name="Source_20_Text"><text:span text:style-name="T143"/></text:span></text:p>
      <text:p text:style-name="P533"><text:span text:style-name="Source_20_Text"><text:span text:style-name="T144">LET’S START FIELD options </text:span></text:span></text:p>
      <text:p text:style-name="P533"><text:span text:style-name="Source_20_Text"><text:span text:style-name="T144"/></text:span></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Option</text:p>
            </table:table-cell>
            <table:table-cell table:style-name="Table21.A1" office:value-type="string">
              <text:p text:style-name="Table_20_Heading">Meaning (Simple)</text:p>
            </table:table-cell>
            <table:table-cell table:style-name="Table21.A1" office:value-type="string">
              <text:p text:style-name="Table_20_Heading">Example</text:p>
            </table:table-cell>
            <table:table-cell table:style-name="Table21.A1" office:value-type="string">
              <text:p text:style-name="Table_20_Heading">Notes</text:p>
            </table:table-cell>
          </table:table-row>
        </table:table-header-rows>
        <table:table-row>
          <table:table-cell table:style-name="Table21.A1" office:value-type="string">
            <text:p text:style-name="Table_20_Contents"><text:span text:style-name="Strong_20_Emphasis">db_column</text:span></text:p>
          </table:table-cell>
          <table:table-cell table:style-name="Table21.A1" office:value-type="string">
            <text:p text:style-name="Table_20_Contents">Database me column ka custom naam set karta hai</text:p>
          </table:table-cell>
          <table:table-cell table:style-name="Table21.A1" office:value-type="string">
            <text:p text:style-name="Table_20_Contents"><text:span text:style-name="Source_20_Text">name = models.CharField(db_column="student_name")</text:span></text:p>
          </table:table-cell>
          <table:table-cell table:style-name="Table21.A1" office:value-type="string">
            <text:p text:style-name="Table_20_Contents">Agar nahi diya → Django field name use karega</text:p>
          </table:table-cell>
        </table:table-row>
        <table:table-row>
          <table:table-cell table:style-name="Table21.A1" office:value-type="string">
            <text:p text:style-name="Table_20_Contents"><text:span text:style-name="Strong_20_Emphasis">db_comment</text:span></text:p>
          </table:table-cell>
          <table:table-cell table:style-name="Table21.A1" office:value-type="string">
            <text:p text:style-name="Table_20_Contents">Database column ke liye comment add karta hai</text:p>
          </table:table-cell>
          <table:table-cell table:style-name="Table21.A1" office:value-type="string">
            <text:p text:style-name="Table_20_Contents"><text:span text:style-name="Source_20_Text">age = models.IntegerField(db_comment="Student age")</text:span></text:p>
          </table:table-cell>
          <table:table-cell table:style-name="Table21.A1" office:value-type="string">
            <text:p text:style-name="Table_20_Contents">Sab DB support nahi karte</text:p>
          </table:table-cell>
        </table:table-row>
        <table:table-row>
          <table:table-cell table:style-name="Table21.A1" office:value-type="string">
            <text:p text:style-name="Table_20_Contents"><text:span text:style-name="Strong_20_Emphasis">db_default</text:span></text:p>
          </table:table-cell>
          <table:table-cell table:style-name="Table21.A1" office:value-type="string">
            <text:p text:style-name="Table_20_Contents">Database level default value set karta hai</text:p>
          </table:table-cell>
          <table:table-cell table:style-name="Table21.A1" office:value-type="string">
            <text:p text:style-name="Table_20_Contents"><text:span text:style-name="Source_20_Text">count = models.IntegerField(db_default=0)</text:span></text:p>
          </table:table-cell>
          <table:table-cell table:style-name="Table21.A1" office:value-type="string">
            <text:p text:style-name="Table_20_Contents">Django 5+ feature</text:p>
          </table:table-cell>
        </table:table-row>
        <table:table-row>
          <table:table-cell table:style-name="Table21.A1" office:value-type="string">
            <text:p text:style-name="Table_20_Contents"><text:span text:style-name="Strong_20_Emphasis">db_index</text:span></text:p>
          </table:table-cell>
          <table:table-cell table:style-name="Table21.A1" office:value-type="string">
            <text:p text:style-name="Table_20_Contents">Column par index banata hai (fast search)</text:p>
          </table:table-cell>
          <table:table-cell table:style-name="Table21.A1" office:value-type="string">
            <text:p text:style-name="Table_20_Contents"><text:span text:style-name="Source_20_Text">email = models.EmailField(db_index=True)</text:span></text:p>
          </table:table-cell>
          <table:table-cell table:style-name="Table21.A1" office:value-type="string">
            <text:p text:style-name="Table_20_Contents">Query fast hoti hai</text:p>
          </table:table-cell>
        </table:table-row>
        <table:table-row>
          <table:table-cell table:style-name="Table21.A1" office:value-type="string">
            <text:p text:style-name="Table_20_Contents"><text:span text:style-name="Strong_20_Emphasis">db_tablespace</text:span></text:p>
          </table:table-cell>
          <table:table-cell table:style-name="Table21.A1" office:value-type="string">
            <text:p text:style-name="Table_20_Contents">Index kis tablespace me store hoga</text:p>
          </table:table-cell>
          <table:table-cell table:style-name="Table21.A1" office:value-type="string">
            <text:p text:style-name="Table_20_Contents"><text:span text:style-name="Source_20_Text">name = models.CharField(db_tablespace="index_space")</text:span></text:p>
          </table:table-cell>
          <table:table-cell table:style-name="Table21.A1" office:value-type="string">
            <text:p text:style-name="Table_20_Contents">Advanced use</text:p>
          </table:table-cell>
        </table:table-row>
        <table:table-row>
          <table:table-cell table:style-name="Table21.A1" office:value-type="string">
            <text:p text:style-name="Table_20_Contents"><text:span text:style-name="Strong_20_Emphasis">default</text:span></text:p>
          </table:table-cell>
          <table:table-cell table:style-name="Table21.A1" office:value-type="string">
            <text:p text:style-name="Table_20_Contents">Django side default value</text:p>
          </table:table-cell>
          <table:table-cell table:style-name="Table21.A1" office:value-type="string">
            <text:p text:style-name="Table_20_Contents"><text:span text:style-name="Source_20_Text">age = models.IntegerField(default=18)</text:span></text:p>
          </table:table-cell>
          <table:table-cell table:style-name="Table21.A1" office:value-type="string">
            <text:p text:style-name="Table_20_Contents">Python level default</text:p>
          </table:table-cell>
        </table:table-row>
        <table:table-row>
          <table:table-cell table:style-name="Table21.A1" office:value-type="string">
            <text:p text:style-name="Table_20_Contents"><text:span text:style-name="Strong_20_Emphasis">editable</text:span></text:p>
          </table:table-cell>
          <table:table-cell table:style-name="Table21.A1" office:value-type="string">
            <text:p text:style-name="Table_20_Contents">Admin/form me field editable hoga ya nahi, <text:span text:style-name="T579">by default ye true hota hai , agar aap isko false kr doge to wo field visible nhi hogi </text:span></text:p>
          </table:table-cell>
          <table:table-cell table:style-name="Table21.A1" office:value-type="string">
            <text:p text:style-name="Table_20_Contents"><text:span text:style-name="Source_20_Text">created = models.DateTimeField(editable=False)</text:span></text:p>
          </table:table-cell>
          <table:table-cell table:style-name="Table21.A1" office:value-type="string">
            <text:p text:style-name="Table_20_Contents">False → hidden in admin</text:p>
          </table:table-cell>
        </table:table-row>
        <table:table-row>
          <table:table-cell table:style-name="Table21.A1" office:value-type="string">
            <text:p text:style-name="Table_20_Contents"><text:span text:style-name="Strong_20_Emphasis">error_messages</text:span></text:p>
          </table:table-cell>
          <table:table-cell table:style-name="Table21.A1" office:value-type="string">
            <text:p text:style-name="Table_20_Contents">Custom error messages set karta hai</text:p>
          </table:table-cell>
          <table:table-cell table:style-name="Table21.A1" office:value-type="string">
            <text:p text:style-name="Table_20_Contents"><text:span text:style-name="Source_20_Text">name = models.CharField(error_messages={"blank":"Name required"})</text:span></text:p>
          </table:table-cell>
          <table:table-cell table:style-name="Table21.A1" office:value-type="string">
            <text:p text:style-name="Table_20_Contents">Validation customize</text:p>
          </table:table-cell>
        </table:table-row>
        <text:soft-page-break/>
        <table:table-row>
          <table:table-cell table:style-name="Table21.A1" office:value-type="string">
            <text:p text:style-name="Table_20_Contents"><text:span text:style-name="Strong_20_Emphasis">help_text</text:span></text:p>
          </table:table-cell>
          <table:table-cell table:style-name="Table21.A1" office:value-type="string">
            <text:p text:style-name="Table_20_Contents">Admin/form me help text show karta hai</text:p>
          </table:table-cell>
          <table:table-cell table:style-name="Table21.A1" office:value-type="string">
            <text:p text:style-name="Table_20_Contents"><text:span text:style-name="Source_20_Text">email = models.EmailField(help_text="Enter valid email")</text:span></text:p>
          </table:table-cell>
          <table:table-cell table:style-name="Table21.A1" office:value-type="string">
            <text:p text:style-name="Table_20_Contents">UI guide</text:p>
          </table:table-cell>
        </table:table-row>
        <table:table-row>
          <table:table-cell table:style-name="Table21.A1" office:value-type="string">
            <text:p text:style-name="Table_20_Contents"><text:span text:style-name="Strong_20_Emphasis">primary_key</text:span></text:p>
          </table:table-cell>
          <table:table-cell table:style-name="Table21.A1" office:value-type="string">
            <text:p text:style-name="Table_20_Contents">Field ko Primary Key banata hai</text:p>
          </table:table-cell>
          <table:table-cell table:style-name="Table21.A1" office:value-type="string">
            <text:p text:style-name="Table_20_Contents"><text:span text:style-name="Source_20_Text">id = models.IntegerField(primary_key=True)</text:span></text:p>
          </table:table-cell>
          <table:table-cell table:style-name="Table21.A1" office:value-type="string">
            <text:p text:style-name="Table_20_Contents">Ek model me sirf ek</text:p>
          </table:table-cell>
        </table:table-row>
        <table:table-row>
          <table:table-cell table:style-name="Table21.A1" office:value-type="string">
            <text:p text:style-name="Table_20_Contents"><text:span text:style-name="Strong_20_Emphasis">unique</text:span></text:p>
          </table:table-cell>
          <table:table-cell table:style-name="Table21.A1" office:value-type="string">
            <text:p text:style-name="Table_20_Contents">Field value unique honi chahiye</text:p>
          </table:table-cell>
          <table:table-cell table:style-name="Table21.A1" office:value-type="string">
            <text:p text:style-name="Table_20_Contents"><text:span text:style-name="Source_20_Text">email = models.EmailField(unique=True)</text:span></text:p>
          </table:table-cell>
          <table:table-cell table:style-name="Table21.A1" office:value-type="string">
            <text:p text:style-name="Table_20_Contents">Duplicate allowed nahi</text:p>
          </table:table-cell>
        </table:table-row>
        <table:table-row>
          <table:table-cell table:style-name="Table21.A1" office:value-type="string">
            <text:p text:style-name="Table_20_Contents"><text:span text:style-name="Strong_20_Emphasis">unique_for_date</text:span></text:p>
          </table:table-cell>
          <table:table-cell table:style-name="Table21.A1" office:value-type="string">
            <text:p text:style-name="Table_20_Contents">Same date ke liye value unique</text:p>
          </table:table-cell>
          <table:table-cell table:style-name="Table21.A1" office:value-type="string">
            <text:p text:style-name="Table_20_Contents"><text:span text:style-name="Source_20_Text">title = models.CharField(unique_for_date="created")</text:span></text:p>
          </table:table-cell>
          <table:table-cell table:style-name="Table21.A1" office:value-type="string">
            <text:p text:style-name="Table_20_Contents">DateField ke sath</text:p>
          </table:table-cell>
        </table:table-row>
        <table:table-row>
          <table:table-cell table:style-name="Table21.A1" office:value-type="string">
            <text:p text:style-name="Table_20_Contents"><text:span text:style-name="Strong_20_Emphasis">unique_for_month</text:span></text:p>
          </table:table-cell>
          <table:table-cell table:style-name="Table21.A1" office:value-type="string">
            <text:p text:style-name="Table_20_Contents">Same month ke liye unique</text:p>
          </table:table-cell>
          <table:table-cell table:style-name="Table21.A1" office:value-type="string">
            <text:p text:style-name="Table_20_Contents"><text:span text:style-name="Source_20_Text">title = models.CharField(unique_for_month="created")</text:span></text:p>
          </table:table-cell>
          <table:table-cell table:style-name="Table21.A1" office:value-type="string">
            <text:p text:style-name="P531"/>
          </table:table-cell>
        </table:table-row>
        <table:table-row>
          <table:table-cell table:style-name="Table21.A1" office:value-type="string">
            <text:p text:style-name="Table_20_Contents"><text:span text:style-name="Strong_20_Emphasis">unique_for_year</text:span></text:p>
          </table:table-cell>
          <table:table-cell table:style-name="Table21.A1" office:value-type="string">
            <text:p text:style-name="Table_20_Contents">Same year ke liye unique</text:p>
          </table:table-cell>
          <table:table-cell table:style-name="Table21.A1" office:value-type="string">
            <text:p text:style-name="Table_20_Contents"><text:span text:style-name="Source_20_Text">title = models.CharField(unique_for_year="created")</text:span></text:p>
          </table:table-cell>
          <table:table-cell table:style-name="Table21.A1" office:value-type="string">
            <text:p text:style-name="P531"/>
          </table:table-cell>
        </table:table-row>
        <table:table-row>
          <table:table-cell table:style-name="Table21.A1" office:value-type="string">
            <text:p text:style-name="Table_20_Contents"><text:span text:style-name="Strong_20_Emphasis">verbose_name</text:span></text:p>
          </table:table-cell>
          <table:table-cell table:style-name="Table21.A1" office:value-type="string">
            <text:p text:style-name="Table_20_Contents">Human readable field name</text:p>
          </table:table-cell>
          <table:table-cell table:style-name="Table21.A1" office:value-type="string">
            <text:p text:style-name="Table_20_Contents"><text:span text:style-name="Source_20_Text">name = models.CharField(verbose_name="Student Name")</text:span></text:p>
          </table:table-cell>
          <table:table-cell table:style-name="Table21.A1" office:value-type="string">
            <text:p text:style-name="Table_20_Contents">Admin me show hota</text:p>
          </table:table-cell>
        </table:table-row>
        <table:table-row>
          <table:table-cell table:style-name="Table21.A1" office:value-type="string">
            <text:p text:style-name="Table_20_Contents"><text:span text:style-name="Strong_20_Emphasis">validators</text:span></text:p>
          </table:table-cell>
          <table:table-cell table:style-name="Table21.A1" office:value-type="string">
            <text:p text:style-name="Table_20_Contents">Custom validation functions</text:p>
          </table:table-cell>
          <table:table-cell table:style-name="Table21.A1" office:value-type="string">
            <text:p text:style-name="Table_20_Contents"><text:span text:style-name="Source_20_Text">age = models.IntegerField(validators=[MinValueValidator(18)])</text:span></text:p>
          </table:table-cell>
          <table:table-cell table:style-name="Table21.A1" office:value-type="string">
            <text:p text:style-name="Table_20_Contents">Multiple allowed</text:p>
          </table:table-cell>
        </table:table-row>
      </table:table>
      <text:p text:style-name="P533"><text:span text:style-name="Source_20_Text"><text:span text:style-name="T144"/></text:span></text:p>
      <text:p text:style-name="P533"><text:span text:style-name="Source_20_Text"><text:span text:style-name="T144"/></text:span></text:p>
      <text:p text:style-name="P533"><text:span text:style-name="Source_20_Text"><text:span text:style-name="T144"/></text:span></text:p>
      <text:p text:style-name="P533"><text:span text:style-name="Source_20_Text"><text:span text:style-name="T144"/></text:span></text:p>
      <text:p text:style-name="P530"><text:span text:style-name="Source_20_Text"><text:span text:style-name="T149">FIELD TYPES <text:s/></text:span></text:span></text:p>
      <text:h text:style-name="P529" text:outline-level="2"><text:span text:style-name="Source_20_Text"><text:span text:style-name="T147">1. AutoField</text:span></text:span></text:h>
      <text:p text:style-name="Text_20_body">Auto-increment integer (default primary key)</text:p>
      <text:p text:style-name="P399"><text:span text:style-name="Source_20_Text">id = models.AutoField(primary_key=True)</text:span></text:p>
      <text:p text:style-name="Horizontal_20_Line"/>
      <text:h text:style-name="Heading_20_2" text:outline-level="2">2. BigAutoField</text:h>
      <text:p text:style-name="Text_20_body">Auto-increment <text:span text:style-name="Strong_20_Emphasis">BIGINT (64-bit)</text:span> primary key (large tables)</text:p>
      <text:p text:style-name="P399"><text:span text:style-name="Source_20_Text">id = models.BigAutoField(primary_key=True)</text:span></text:p>
      <text:p text:style-name="Horizontal_20_Line"/>
      <text:h text:style-name="Heading_20_2" text:outline-level="2"><text:soft-page-break/>3. BigIntegerField</text:h>
      <text:p text:style-name="Text_20_body">Very large integer store karta</text:p>
      <text:p text:style-name="P399"><text:span text:style-name="Source_20_Text">views = models.BigIntegerField()</text:span></text:p>
      <text:p text:style-name="Horizontal_20_Line"/>
      <text:h text:style-name="Heading_20_2" text:outline-level="2">4. BinaryField</text:h>
      <text:p text:style-name="Text_20_body">Binary data (bytes) store karta</text:p>
      <text:p text:style-name="P399"><text:span text:style-name="Source_20_Text">data = models.BinaryField()</text:span></text:p>
      <text:p text:style-name="Horizontal_20_Line"/>
      <text:h text:style-name="Heading_20_2" text:outline-level="2">5. BooleanField</text:h>
      <text:p text:style-name="Text_20_body">True / False</text:p>
      <text:p text:style-name="P399"><text:span text:style-name="Source_20_Text">is_active = models.BooleanField(default=True)</text:span></text:p>
      <text:p text:style-name="Horizontal_20_Line"/>
      <text:h text:style-name="Heading_20_2" text:outline-level="2">6. CompositePrimaryKey</text:h>
      <text:p text:style-name="Text_20_body">Multiple fields milke primary key (rare use, mostly manually)</text:p>
      <text:p text:style-name="P398"><text:span text:style-name="Source_20_Text">class Meta:</text:span></text:p>
      <text:p text:style-name="P398"><text:span text:style-name="Source_20_Text"><text:s text:c="4"/>constraints = [</text:span></text:p>
      <text:p text:style-name="P398"><text:span text:style-name="Source_20_Text"><text:s text:c="8"/>models.UniqueConstraint(fields=["a", "b"], name="composite_pk")</text:span></text:p>
      <text:p text:style-name="P399"><text:span text:style-name="Source_20_Text"><text:s text:c="4"/>]</text:span></text:p>
      <text:p text:style-name="Horizontal_20_Line"/>
      <text:h text:style-name="Heading_20_2" text:outline-level="2">7. CharField</text:h>
      <text:p text:style-name="Text_20_body">Short text (must give max_length)</text:p>
      <text:p text:style-name="P399"><text:span text:style-name="Source_20_Text">name = models.CharField(max_length=100)</text:span></text:p>
      <text:p text:style-name="Horizontal_20_Line"/>
      <text:h text:style-name="Heading_20_2" text:outline-level="2">8. DateField</text:h>
      <text:p text:style-name="Text_20_body">Only date (YYYY-MM-DD)</text:p>
      <text:p text:style-name="P399"><text:span text:style-name="Source_20_Text">dob = models.DateField()</text:span></text:p>
      <text:p text:style-name="Horizontal_20_Line"/>
      <text:h text:style-name="Heading_20_2" text:outline-level="2">9. DateTimeField</text:h>
      <text:p text:style-name="Text_20_body">Date + Time</text:p>
      <text:p text:style-name="P399"><text:soft-page-break/><text:span text:style-name="Source_20_Text">created_at = models.DateTimeField(auto_now_add=True)</text:span></text:p>
      <text:p text:style-name="Horizontal_20_Line"/>
      <text:h text:style-name="Heading_20_2" text:outline-level="2">10. DecimalField</text:h>
      <text:p text:style-name="Text_20_body">Exact decimal (money etc.)</text:p>
      <text:p text:style-name="P399"><text:span text:style-name="Source_20_Text">price = models.DecimalField(max_digits=8, decimal_places=2)</text:span></text:p>
      <text:p text:style-name="Horizontal_20_Line"/>
      <text:h text:style-name="Heading_20_2" text:outline-level="2">11. DurationField</text:h>
      <text:p text:style-name="Text_20_body">Time duration store karta</text:p>
      <text:p text:style-name="P399"><text:span text:style-name="Source_20_Text">duration = models.DurationField()</text:span></text:p>
      <text:p text:style-name="P399"><text:span text:style-name="Source_20_Text">DurationField </text:span><text:span text:style-name="Source_20_Text"><text:span text:style-name="Strong_20_Emphasis">datetime.timedelta object</text:span></text:span><text:span text:style-name="Source_20_Text"> expect karta hai.<text:line-break/>Matlab → </text:span><text:span text:style-name="Source_20_Text"><text:span text:style-name="Strong_20_Emphasis">time duration / time difference</text:span></text:span><text:span text:style-name="Source_20_Text"> (kitna time beeta).</text:span></text:p>
      <text:p text:style-name="Horizontal_20_Line"/>
      <text:h text:style-name="Heading_20_2" text:outline-level="2">12. EmailField</text:h>
      <text:p text:style-name="Text_20_body">Email validation ke sath</text:p>
      <text:p text:style-name="P399"><text:span text:style-name="Source_20_Text">email = models.EmailField()</text:span></text:p>
      <text:p text:style-name="Horizontal_20_Line"/>
      <text:h text:style-name="Heading_20_2" text:outline-level="2">13. FileField</text:h>
      <text:p text:style-name="Text_20_body">File upload</text:p>
      <text:p text:style-name="P399"><text:span text:style-name="Source_20_Text">file = models.FileField(upload_to="files/")</text:span></text:p>
      <text:p text:style-name="P399"><text:span text:style-name="Source_20_Text"/></text:p>
      <text:p text:style-name="P399"><text:span text:style-name="Source_20_Text"/></text:p>
      <text:p text:style-name="P538"><text:span text:style-name="Source_20_Text"><text:span text:style-name="T580">for using this in setting.py do this :</text:span></text:span></text:p>
      <text:p text:style-name="P538"><text:span text:style-name="Source_20_Text">MEDIA_ROOT = "media"</text:span></text:p>
      <text:p text:style-name="P538"><text:span text:style-name="Source_20_Text">MEDIA_URL = "/media/"</text:span></text:p>
      <text:h text:style-name="P537" text:outline-level="2"><text:span text:style-name="Source_20_Text">1. MEDIA_ROOT = "media"</text:span></text:h>
      <text:p text:style-name="Text_20_body">👉 This is the <text:span text:style-name="Strong_20_Emphasis">physical folder (on disk)</text:span> where uploaded files are saved.</text:p>
      <text:p text:style-name="Text_20_body">So when you upload using <text:span text:style-name="Source_20_Text">FileField</text:span> / <text:span text:style-name="Source_20_Text">ImageField</text:span>, Django stores files inside:</text:p>
      <text:p text:style-name="P398"><text:span text:style-name="Source_20_Text">project_folder/</text:span></text:p>
      <text:p text:style-name="P398"><text:span text:style-name="Source_20_Text"><text:s text:c="4"/>media/</text:span></text:p>
      <text:p text:style-name="P398"><text:soft-page-break/><text:span text:style-name="Source_20_Text"><text:s text:c="8"/>uploads/</text:span></text:p>
      <text:p text:style-name="P398"><text:span text:style-name="Source_20_Text"><text:s text:c="8"/>images/</text:span></text:p>
      <text:p text:style-name="P399"><text:span text:style-name="Source_20_Text"><text:s text:c="8"/>documents/</text:span></text:p>
      <text:p text:style-name="P538"><text:span text:style-name="Source_20_Text"/></text:p>
      <text:h text:style-name="P537" text:outline-level="2"><text:span text:style-name="Source_20_Text">MEDIA_URL = "/media/"</text:span></text:h>
      <text:p text:style-name="Text_20_body">👉 This is the <text:span text:style-name="Strong_20_Emphasis">URL path used in browser</text:span> to access uploaded files.</text:p>
      <text:p text:style-name="P538"><text:span text:style-name="Source_20_Text"/></text:p>
      <text:p text:style-name="Horizontal_20_Line"/>
      <text:h text:style-name="Heading_20_2" text:outline-level="2">14. FilePathField</text:h>
      <text:p text:style-name="Text_20_body">System path se file choose</text:p>
      <text:p text:style-name="P399"><text:span text:style-name="Source_20_Text">file_path = models.FilePathField(path="/home/files")</text:span></text:p>
      <text:p text:style-name="Horizontal_20_Line"/>
      <text:h text:style-name="Heading_20_2" text:outline-level="2">15. FloatField</text:h>
      <text:p text:style-name="Text_20_body">Floating number (approximate)</text:p>
      <text:p text:style-name="P399"><text:span text:style-name="Source_20_Text">rating = models.FloatField()</text:span></text:p>
      <text:p text:style-name="Horizontal_20_Line"/>
      <text:h text:style-name="Heading_20_2" text:outline-level="2">16. GeneratedField</text:h>
      <text:p text:style-name="Text_20_body">Database generated value (computed column)</text:p>
      <text:p text:style-name="P398"><text:span text:style-name="Source_20_Text">total = models.GeneratedField(</text:span></text:p>
      <text:p text:style-name="P398"><text:span text:style-name="Source_20_Text"><text:s text:c="4"/>expression=models.F("price") * models.F("qty"),</text:span></text:p>
      <text:p text:style-name="P398"><text:span text:style-name="Source_20_Text"><text:s text:c="4"/>output_field=models.IntegerField(),</text:span></text:p>
      <text:p text:style-name="P398"><text:span text:style-name="Source_20_Text"><text:s text:c="4"/>db_persist=True</text:span></text:p>
      <text:p text:style-name="P399"><text:span text:style-name="Source_20_Text">)</text:span></text:p>
      <text:p text:style-name="Horizontal_20_Line"/>
      <text:h text:style-name="Heading_20_2" text:outline-level="2">17. GenericIPAddressField</text:h>
      <text:p text:style-name="Text_20_body">IPv4 / IPv6 address</text:p>
      <text:p text:style-name="P399"><text:span text:style-name="Source_20_Text">ip = models.GenericIPAddressField()</text:span></text:p>
      <text:p text:style-name="Horizontal_20_Line"/>
      <text:h text:style-name="Heading_20_2" text:outline-level="2">18. ImageField</text:h>
      <text:p text:style-name="Text_20_body">Image upload (Pillow required)</text:p>
      <text:p text:style-name="P399"><text:span text:style-name="Source_20_Text">image = models.ImageField(upload_to="images/")</text:span></text:p>
      <text:p text:style-name="Horizontal_20_Line"><text:soft-page-break/></text:p>
      <text:h text:style-name="Heading_20_2" text:outline-level="2">19. IntegerField</text:h>
      <text:p text:style-name="Text_20_body">Normal integer</text:p>
      <text:p text:style-name="P399"><text:span text:style-name="Source_20_Text">age = models.IntegerField()</text:span></text:p>
      <text:p text:style-name="Horizontal_20_Line"/>
      <text:h text:style-name="Heading_20_2" text:outline-level="2">20. JSONField</text:h>
      <text:p text:style-name="Text_20_body">JSON data store</text:p>
      <text:p text:style-name="P399"><text:span text:style-name="Source_20_Text">data = models.JSONField()</text:span></text:p>
      <text:p text:style-name="Horizontal_20_Line"/>
      <text:h text:style-name="Heading_20_2" text:outline-level="2">21. PositiveBigIntegerField</text:h>
      <text:p text:style-name="Text_20_body">Only positive BIGINT</text:p>
      <text:p text:style-name="P399"><text:span text:style-name="Source_20_Text">count = models.PositiveBigIntegerField()</text:span></text:p>
      <text:p text:style-name="Horizontal_20_Line"/>
      <text:h text:style-name="Heading_20_2" text:outline-level="2">22. PositiveIntegerField</text:h>
      <text:p text:style-name="Text_20_body">Only positive integer</text:p>
      <text:p text:style-name="P399"><text:span text:style-name="Source_20_Text">qty = models.PositiveIntegerField()</text:span></text:p>
      <text:p text:style-name="Horizontal_20_Line"/>
      <text:h text:style-name="Heading_20_2" text:outline-level="2">23. PositiveSmallIntegerField</text:h>
      <text:p text:style-name="Text_20_body">Small + positive integer</text:p>
      <text:p text:style-name="P399"><text:span text:style-name="Source_20_Text">small_no = models.PositiveSmallIntegerField()</text:span></text:p>
      <text:p text:style-name="Horizontal_20_Line"/>
      <text:h text:style-name="Heading_20_2" text:outline-level="2">24. SlugField</text:h>
      <text:p text:style-name="Text_20_body">URL friendly text</text:p>
      <text:p text:style-name="P399"><text:span text:style-name="Source_20_Text">slug = models.SlugField()</text:span></text:p>
      <text:h text:style-name="P402" text:outline-level="2"><text:span text:style-name="Source_20_Text">Why use SlugField if it stores text?</text:span></text:h>
      <text:p text:style-name="Text_20_body">Because <text:span text:style-name="Strong_20_Emphasis">SlugField is made for URL-friendly text</text:span>, not normal text.</text:p>
      <text:p text:style-name="Text_20_body">Example slug:</text:p>
      <text:p text:style-name="P398"><text:soft-page-break/><text:span text:style-name="Source_20_Text">my-first-post</text:span></text:p>
      <text:p text:style-name="P398"><text:span text:style-name="Source_20_Text">django-tutorial</text:span></text:p>
      <text:p text:style-name="P399"><text:span text:style-name="Source_20_Text">product-iphone-15</text:span></text:p>
      <text:p text:style-name="Text_20_body">❌ Not valid slug:</text:p>
      <text:p text:style-name="P398"><text:span text:style-name="Source_20_Text">Hello World <text:s text:c="7"/>(space not allowed)</text:span></text:p>
      <text:p text:style-name="P398"><text:span text:style-name="Source_20_Text">WWW.GOOGLE.COM <text:s text:c="4"/>(uppercase + dots)</text:span></text:p>
      <text:p text:style-name="P399"><text:span text:style-name="Source_20_Text">My Post!!! <text:s text:c="8"/>(special chars)</text:span></text:p>
      <text:p text:style-name="Horizontal_20_Line"/>
      <text:h text:style-name="Heading_20_2" text:outline-level="2">Difference: SlugField vs TextFiel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Feature</text:p>
            </table:table-cell>
            <table:table-cell table:style-name="Table22.A1" office:value-type="string">
              <text:p text:style-name="Table_20_Heading">SlugField</text:p>
            </table:table-cell>
            <table:table-cell table:style-name="Table22.A1" office:value-type="string">
              <text:p text:style-name="Table_20_Heading">TextField</text:p>
            </table:table-cell>
          </table:table-row>
        </table:table-header-rows>
        <table:table-row>
          <table:table-cell table:style-name="Table22.A1" office:value-type="string">
            <text:p text:style-name="Table_20_Contents">Stores text</text:p>
          </table:table-cell>
          <table:table-cell table:style-name="Table22.A1" office:value-type="string">
            <text:p text:style-name="Table_20_Contents">✅ Yes</text:p>
          </table:table-cell>
          <table:table-cell table:style-name="Table22.A1" office:value-type="string">
            <text:p text:style-name="Table_20_Contents">✅ Yes</text:p>
          </table:table-cell>
        </table:table-row>
        <table:table-row>
          <table:table-cell table:style-name="Table22.A1" office:value-type="string">
            <text:p text:style-name="Table_20_Contents">URL friendly only</text:p>
          </table:table-cell>
          <table:table-cell table:style-name="Table22.A1" office:value-type="string">
            <text:p text:style-name="Table_20_Contents">✅ Yes</text:p>
          </table:table-cell>
          <table:table-cell table:style-name="Table22.A1" office:value-type="string">
            <text:p text:style-name="Table_20_Contents">❌ No</text:p>
          </table:table-cell>
        </table:table-row>
        <table:table-row>
          <table:table-cell table:style-name="Table22.A1" office:value-type="string">
            <text:p text:style-name="Table_20_Contents">Allows spaces</text:p>
          </table:table-cell>
          <table:table-cell table:style-name="Table22.A1" office:value-type="string">
            <text:p text:style-name="Table_20_Contents">❌ No</text:p>
          </table:table-cell>
          <table:table-cell table:style-name="Table22.A1" office:value-type="string">
            <text:p text:style-name="Table_20_Contents">✅ Yes</text:p>
          </table:table-cell>
        </table:table-row>
        <table:table-row>
          <table:table-cell table:style-name="Table22.A1" office:value-type="string">
            <text:p text:style-name="Table_20_Contents">Allows special chars</text:p>
          </table:table-cell>
          <table:table-cell table:style-name="Table22.A1" office:value-type="string">
            <text:p text:style-name="Table_20_Contents">❌ No</text:p>
          </table:table-cell>
          <table:table-cell table:style-name="Table22.A1" office:value-type="string">
            <text:p text:style-name="Table_20_Contents">✅ Yes</text:p>
          </table:table-cell>
        </table:table-row>
        <table:table-row>
          <table:table-cell table:style-name="Table22.A1" office:value-type="string">
            <text:p text:style-name="Table_20_Contents">Usually used in URL</text:p>
          </table:table-cell>
          <table:table-cell table:style-name="Table22.A1" office:value-type="string">
            <text:p text:style-name="Table_20_Contents">✅ Yes</text:p>
          </table:table-cell>
          <table:table-cell table:style-name="Table22.A1" office:value-type="string">
            <text:p text:style-name="Table_20_Contents">❌ No</text:p>
          </table:table-cell>
        </table:table-row>
        <table:table-row>
          <table:table-cell table:style-name="Table22.A1" office:value-type="string">
            <text:p text:style-name="Table_20_Contents">Indexed / unique often</text:p>
          </table:table-cell>
          <table:table-cell table:style-name="Table22.A1" office:value-type="string">
            <text:p text:style-name="Table_20_Contents">✅ Yes</text:p>
          </table:table-cell>
          <table:table-cell table:style-name="Table22.A1" office:value-type="string">
            <text:p text:style-name="Table_20_Contents">❌ Rare</text:p>
          </table:table-cell>
        </table:table-row>
      </table:table>
      <text:p text:style-name="P399"><text:span text:style-name="Source_20_Text"/></text:p>
      <text:p text:style-name="Horizontal_20_Line"/>
      <text:h text:style-name="Heading_20_2" text:outline-level="2">25. SmallAutoField</text:h>
      <text:p text:style-name="Text_20_body">Small auto-increment integer</text:p>
      <text:p text:style-name="P399"><text:span text:style-name="Source_20_Text">id = models.SmallAutoField(primary_key=True)</text:span></text:p>
      <text:p text:style-name="Horizontal_20_Line"/>
      <text:h text:style-name="Heading_20_2" text:outline-level="2">26. SmallIntegerField</text:h>
      <text:p text:style-name="Text_20_body">Small integer range</text:p>
      <text:p text:style-name="P399"><text:span text:style-name="Source_20_Text">num = models.SmallIntegerField()</text:span></text:p>
      <text:p text:style-name="Horizontal_20_Line"/>
      <text:h text:style-name="Heading_20_2" text:outline-level="2">27. TextField</text:h>
      <text:p text:style-name="Text_20_body">Large text (no max_length)</text:p>
      <text:p text:style-name="P399"><text:span text:style-name="Source_20_Text">description = models.TextField()</text:span></text:p>
      <text:p text:style-name="Horizontal_20_Line"/>
      <text:h text:style-name="Heading_20_2" text:outline-level="2">28. TimeField</text:h>
      <text:p text:style-name="Text_20_body">Only time</text:p>
      <text:p text:style-name="P399"><text:soft-page-break/><text:span text:style-name="Source_20_Text">start_time = models.TimeField()</text:span></text:p>
      <text:p text:style-name="Horizontal_20_Line"/>
      <text:h text:style-name="Heading_20_2" text:outline-level="2">29. URLField</text:h>
      <text:p text:style-name="Text_20_body">URL validation ke sath</text:p>
      <text:p text:style-name="P399"><text:span text:style-name="Source_20_Text">website = models.URLField()</text:span></text:p>
      <text:p text:style-name="Horizontal_20_Line"/>
      <text:h text:style-name="Heading_20_2" text:outline-level="2">30. UUIDField</text:h>
      <text:p text:style-name="Text_20_body">Unique ID (UUID)</text:p>
      <text:p text:style-name="P398"><text:span text:style-name="Source_20_Text">import uuid</text:span></text:p>
      <text:p text:style-name="P399"><text:span text:style-name="Source_20_Text">uid = models.UUIDField(default=uuid.uuid4, editable=False)</text:span></text:p>
      <text:p text:style-name="Horizontal_20_Line"/>
      <text:p text:style-name="P530"><text:span text:style-name="Source_20_Text"><text:span text:style-name="T147"/></text:span></text:p>
      <text:p text:style-name="P541"><text:span text:style-name="Source_20_Text"><text:span text:style-name="T271">DAY7 </text:span></text:span></text:p>
      <text:p text:style-name="P530"><text:span text:style-name="Source_20_Text"><text:span text:style-name="T147"/></text:span></text:p>
      <text:p text:style-name="P460"><text:span text:style-name="Source_20_Text"><text:span text:style-name="T150">LAZY RELATIONSHIP </text:span></text:span></text:p>
      <text:p text:style-name="P114"><text:span text:style-name="Source_20_Text"><text:span text:style-name="T151"/></text:span></text:p>
      <text:p text:style-name="P114"><text:span text:style-name="Source_20_Text"><text:span text:style-name="T151">a)</text:span></text:span><text:span text:style-name="Source_20_Text"><text:span text:style-name="T145"> <text:s/>Recursive Relationship </text:span></text:span></text:p>
      <text:p text:style-name="P114"><text:span text:style-name="Source_20_Text"><text:span text:style-name="T145"/></text:span></text:p>
      <text:h text:style-name="P113" text:outline-level="2"><text:span text:style-name="Source_20_Text"><text:span text:style-name="T145">Your Model</text:span></text:span></text:h>
      <text:p text:style-name="P398"><text:span text:style-name="Source_20_Text">class Manufacturer(models.Model):</text:span></text:p>
      <text:p text:style-name="P398"><text:span text:style-name="Source_20_Text"><text:s text:c="4"/>name = models.TextField()</text:span></text:p>
      <text:p text:style-name="P399"><text:span text:style-name="Source_20_Text"><text:s text:c="4"/>suppliers = models.ManyToManyField("self", symmetrical=False)</text:span></text:p>
      <text:p text:style-name="Text_20_body">This means:</text:p>
      <text:p text:style-name="Quotations">A <text:span text:style-name="Strong_20_Emphasis">Manufacturer can have many suppliers</text:span>, and those suppliers are also <text:span text:style-name="Strong_20_Emphasis">Manufacturer objects</text:span>.</text:p>
      <text:p text:style-name="Text_20_body">So this is a <text:span text:style-name="Strong_20_Emphasis">self-relationship (Many-to-Many with same model)</text:span>.</text:p>
      <text:p text:style-name="P114"><text:span text:style-name="Source_20_Text"><text:span text:style-name="T165">"self"</text:span></text:span><text:span text:style-name="Source_20_Text"><text:span text:style-name="T145"> →</text:span></text:span><text:span text:style-name="Source_20_Text"><text:span text:style-name="T153"> relationship with </text:span></text:span><text:span text:style-name="Source_20_Text"><text:span text:style-name="Strong_20_Emphasis"><text:span text:style-name="T153">same table/mode</text:span></text:span></text:span></text:p>
      <text:p text:style-name="P114"><text:soft-page-break/><text:span text:style-name="Strong_20_Emphasis">a = Manufacturer.objects.create(name="Apple")</text:span></text:p>
      <text:p text:style-name="P114"><text:span text:style-name="Strong_20_Emphasis"><text:span text:style-name="T153">s = Manufacturer.objects.create(name="Samsung")</text:span></text:span></text:p>
      <text:p text:style-name="P114"><text:span text:style-name="Strong_20_Emphasis"><text:span text:style-name="T153">f = Manufacturer.objects.create(name="Foxconn")</text:span></text:span></text:p>
      <text:p text:style-name="P114"><text:span text:style-name="Strong_20_Emphasis"><text:span text:style-name="T153">l = Manufacturer.objects.create(name="LG")</text:span></text:span></text:p>
      <text:p text:style-name="P114"><text:span text:style-name="Strong_20_Emphasis"><text:span text:style-name="T153">Add suppliers</text:span></text:span></text:p>
      <text:p text:style-name="P114"><text:span text:style-name="Strong_20_Emphasis"><text:span text:style-name="T153">a.suppliers.add(f) <text:s text:c="2"/># Foxconn supplies Apple</text:span></text:span></text:p>
      <text:p text:style-name="P114"><text:span text:style-name="Strong_20_Emphasis"><text:span text:style-name="T153">s.suppliers.add(l)</text:span></text:span></text:p>
      <text:p text:style-name="P117"><text:span text:style-name="Source_20_Text"><text:span text:style-name="T152"/></text:span></text:p>
      <text:p text:style-name="P117"><text:span text:style-name="Source_20_Text"><text:span text:style-name="T152">b)</text:span></text:span><text:span text:style-name="Source_20_Text"><text:span text:style-name="T146"> <text:s/>relative relationship <text:s/></text:span></text:span></text:p>
      <text:h text:style-name="P115" text:outline-level="2"><text:span text:style-name="Source_20_Text"><text:span text:style-name="T146">Problem Django solves</text:span></text:span></text:h>
      <text:p text:style-name="Text_20_body">Sometimes you create a relationship with a model <text:span text:style-name="Strong_20_Emphasis">that is not defined yet</text:span> (below in file).<text:line-break/>If you write the class directly → Python throws <text:span text:style-name="Strong_20_Emphasis">NameError</text:span> ❌</text:p>
      <text:p text:style-name="Text_20_body">Example ❌ (will fail):</text:p>
      <text:p text:style-name="P398"><text:span text:style-name="Source_20_Text">class Car(models.Model):</text:span></text:p>
      <text:p text:style-name="P399"><text:span text:style-name="Source_20_Text"><text:s text:c="4"/>manufacturer = models.ForeignKey(Manufacturer, on_delete=models.CASCADE)</text:span></text:p>
      <text:p text:style-name="Text_20_body">Because <text:span text:style-name="Source_20_Text">Manufacturer</text:span> is defined <text:span text:style-name="Strong_20_Emphasis">after</text:span> <text:span text:style-name="Source_20_Text">Car</text:span>.</text:p>
      <text:p text:style-name="Horizontal_20_Line"/>
      <text:h text:style-name="Heading_20_2" text:outline-level="2">Solution → Use string <text:span text:style-name="Source_20_Text">"Manufacturer"</text:span></text:h>
      <text:p text:style-name="P398"><text:span text:style-name="Source_20_Text">class Car(models.Model):</text:span></text:p>
      <text:p text:style-name="P398"><text:span text:style-name="Source_20_Text"><text:s text:c="4"/>manufacturer = models.ForeignKey(</text:span></text:p>
      <text:p text:style-name="P398"><text:span text:style-name="Source_20_Text"><text:s text:c="8"/>"Manufacturer", <text:s text:c="2"/># string reference (lazy)</text:span></text:p>
      <text:p text:style-name="P398"><text:span text:style-name="Source_20_Text"><text:s text:c="8"/>on_delete=models.CASCADE,</text:span></text:p>
      <text:p text:style-name="P399"><text:span text:style-name="Source_20_Text"><text:s text:c="4"/>)</text:span></text:p>
      <text:p text:style-name="Text_20_body">Django will <text:span text:style-name="Strong_20_Emphasis">resolve it later automatically</text:span> when all models are loaded.</text:p>
      <text:p text:style-name="Text_20_body">This is called:</text:p>
      <text:p text:style-name="Quotations"><text:span text:style-name="Strong_20_Emphasis">Lazy reference / Relative reference</text:span></text:p>
      <text:p text:style-name="Horizontal_20_Line"/>
      <text:h text:style-name="Heading_20_2" text:outline-level="2">Your Full Example Explained</text:h>
      <text:p text:style-name="P398"><text:span text:style-name="Source_20_Text">class Car(models.Model):</text:span></text:p>
      <text:p text:style-name="P398"><text:span text:style-name="Source_20_Text"><text:s text:c="4"/>manufacturer = models.ForeignKey(</text:span></text:p>
      <text:p text:style-name="P398"><text:span text:style-name="Source_20_Text"><text:s text:c="8"/>"Manufacturer",</text:span></text:p>
      <text:p text:style-name="P398"><text:span text:style-name="Source_20_Text"><text:s text:c="8"/>on_delete=models.CASCADE,</text:span></text:p>
      <text:p text:style-name="P399"><text:span text:style-name="Source_20_Text"><text:s text:c="4"/>)</text:span></text:p>
      <text:list xml:id="list2627346304" text:style-name="L89">
        <text:list-item>
          <text:p text:style-name="P716"><text:soft-page-break/>Each <text:span text:style-name="Strong_20_Emphasis">Car belongs to one Manufacturer</text:span></text:p>
        </text:list-item>
        <text:list-item>
          <text:p text:style-name="P716">If Manufacturer deleted → Car also deleted (<text:span text:style-name="Source_20_Text">CASCADE</text:span>)</text:p>
        </text:list-item>
      </text:list>
      <text:p text:style-name="Horizontal_20_Line"/>
      <text:p text:style-name="P398"><text:span text:style-name="Source_20_Text">class Manufacturer(models.Model):</text:span></text:p>
      <text:p text:style-name="P398"><text:span text:style-name="Source_20_Text"><text:s text:c="4"/>name = models.TextField()</text:span></text:p>
      <text:p text:style-name="P399"><text:span text:style-name="Source_20_Text"><text:s text:c="4"/>suppliers = models.ManyToManyField("self", symmetrical=False)</text:span></text:p>
      <text:list xml:id="list2210487116" text:style-name="L90">
        <text:list-item>
          <text:p text:style-name="P717">Manufacturer defined <text:span text:style-name="Strong_20_Emphasis">after</text:span>, still works because <text:span text:style-name="Source_20_Text">"Manufacturer"</text:span> used as string</text:p>
        </text:list-item>
        <text:list-item>
          <text:p text:style-name="P717"><text:span text:style-name="Source_20_Text">suppliers = ManyToManyField("self")</text:span> → self-relationship (same model)</text:p>
        </text:list-item>
        <text:list-item>
          <text:p text:style-name="P717"><text:span text:style-name="Source_20_Text">symmetrical=False</text:span> → one-direction supplier relation (not mutual)</text:p>
        </text:list-item>
      </text:list>
      <text:p text:style-name="Horizontal_20_Line"/>
      <text:h text:style-name="P116" text:outline-level="4"><text:span text:style-name="Source_20_Text"><text:span text:style-name="T148">Absolute</text:span></text:span><text:a xlink:type="simple" xlink:href="https://docs.djangoproject.com/en/6.0/ref/models/fields/#absolute" text:style-name="Internet_20_link" text:visited-style-name="Visited_20_Internet_20_Link"><text:span text:style-name="Source_20_Text"><text:span text:style-name="T326">¶</text:span></text:span></text:a></text:h>
      <text:p text:style-name="P404"><text:span text:style-name="T2">Absolute references specify a model using its </text:span><text:span text:style-name="Source_20_Text"><text:span text:style-name="T204">app_label</text:span></text:span><text:span text:style-name="T2"> and class name, allowing for model references across different applications. This type of lazy relationship can also help resolve circular imports.</text:span></text:p>
      <text:p text:style-name="P404"><text:span text:style-name="T2">For example, if the </text:span><text:span text:style-name="Source_20_Text"><text:span text:style-name="T204">Manufacturer</text:span></text:span><text:span text:style-name="T2"> model is defined in another application called </text:span><text:span text:style-name="Source_20_Text"><text:span text:style-name="T204">thirdpartyapp</text:span></text:span><text:span text:style-name="T2">, it can be referenced as:</text:span></text:p>
      <text:p text:style-name="P263"><text:span text:style-name="T480">class</text:span><text:span text:style-name="T455"> </text:span><text:span text:style-name="T495">Car</text:span>(models<text:span text:style-name="T467">.</text:span>Model):</text:p>
      <text:p text:style-name="P298"><text:s text:c="4"/><text:span text:style-name="T424">manufacturer </text:span><text:span text:style-name="T471">=</text:span><text:span text:style-name="T424"> models</text:span><text:span text:style-name="T471">.</text:span><text:span text:style-name="T424">ForeignKey(</text:span></text:p>
      <text:p text:style-name="P298"><text:s text:c="8"/><text:span text:style-name="T507">"thirdpartyapp.Manufacturer"</text:span><text:span text:style-name="T424">,</text:span></text:p>
      <text:p text:style-name="P298"><text:s text:c="8"/><text:span text:style-name="T424">on_delete</text:span><text:span text:style-name="T471">=</text:span><text:span text:style-name="T424">models</text:span><text:span text:style-name="T471">.</text:span><text:span text:style-name="T424">CASCADE,</text:span></text:p>
      <text:p text:style-name="P298"><text:s text:c="4"/><text:span text:style-name="T424">)</text:span></text:p>
      <text:p text:style-name="P117"><text:span text:style-name="Source_20_Text"><text:span text:style-name="T146"/></text:span></text:p>
      <text:p text:style-name="P461"><text:span text:style-name="Source_20_Text"><text:span text:style-name="T140">INDEX </text:span></text:span></text:p>
      <text:p text:style-name="P110"><text:span text:style-name="Source_20_Text"><text:span text:style-name="T158">Index </text:span></text:span><text:span text:style-name="Source_20_Text"><text:span text:style-name="T155">= database ka speed booster, menas by using this you can optimize your searching </text:span></text:span></text:p>
      <text:p text:style-name="P110"><text:span text:style-name="Source_20_Text"><text:span text:style-name="T155">Book.objects.filter(title="Django")</text:span></text:span></text:p>
      <text:p text:style-name="P110"><text:span text:style-name="Source_20_Text"><text:span text:style-name="T155">Agar title pe index hai → DB fast search karega (like book index pages).</text:span></text:span></text:p>
      <text:p text:style-name="P110"><text:span text:style-name="Source_20_Text"><text:span text:style-name="T155"/></text:span></text:p>
      <text:p text:style-name="P110"><text:span text:style-name="Source_20_Text"><text:span text:style-name="T155">Add in model:</text:span></text:span></text:p>
      <text:p text:style-name="P110"><text:span text:style-name="Source_20_Text"><text:span text:style-name="T155"/></text:span></text:p>
      <text:p text:style-name="P110"><text:soft-page-break/><text:span text:style-name="Source_20_Text"><text:span text:style-name="T157">class Book(models.Model):</text:span></text:span></text:p>
      <text:p text:style-name="P110"><text:span text:style-name="Source_20_Text"><text:span text:style-name="T157"><text:s text:c="4"/>title = models.CharField(max_length=100)</text:span></text:span></text:p>
      <text:p text:style-name="P110"><text:span text:style-name="Source_20_Text"><text:span text:style-name="T157"><text:s text:c="4"/>pages = models.IntegerField()</text:span></text:span></text:p>
      <text:p text:style-name="P110"><text:span text:style-name="Source_20_Text"><text:span text:style-name="T157"><text:s text:c="4"/>pub_date = models.DateField()</text:span></text:span></text:p>
      <text:p text:style-name="P110"><text:span text:style-name="Source_20_Text"><text:span text:style-name="T157"/></text:span></text:p>
      <text:p text:style-name="P110"><text:span text:style-name="Source_20_Text"><text:span text:style-name="T157"><text:s text:c="4"/>class Meta:</text:span></text:span></text:p>
      <text:p text:style-name="P110"><text:span text:style-name="Source_20_Text"><text:span text:style-name="T157"><text:s text:c="8"/>indexes = [</text:span></text:span></text:p>
      <text:p text:style-name="P110"><text:span text:style-name="Source_20_Text"><text:span text:style-name="T157"><text:s text:c="12"/>models.Index(fields=["title"], name="title_idx"),</text:span></text:span></text:p>
      <text:p text:style-name="P110"><text:span text:style-name="Source_20_Text"><text:span text:style-name="T157"><text:s text:c="12"/>models.Index(fields=["-pub_date"], name="date_desc_idx"),</text:span></text:span></text:p>
      <text:p text:style-name="P110"><text:span text:style-name="Source_20_Text"><text:span text:style-name="T157"><text:s text:c="12"/>models.Index(fields=["pages"], condition=mod</text:span></text:span><text:span text:style-name="Source_20_Text"><text:span text:style-name="T155">els.Q(pages__gt=300), name="big_book_idx"),</text:span></text:span></text:p>
      <text:p text:style-name="P110"><text:span text:style-name="Source_20_Text"><text:span text:style-name="T155"><text:s text:c="8"/>]</text:span></text:span></text:p>
      <text:p text:style-name="P110"><text:span text:style-name="Source_20_Text"><text:span text:style-name="T155"/></text:span></text:p>
      <text:h text:style-name="P109" text:outline-level="1"><text:span text:style-name="Source_20_Text"><text:span text:style-name="T155">2. </text:span></text:span><text:span text:style-name="Source_20_Text"><text:span text:style-name="T166">expressions</text:span></text:span><text:span text:style-name="Source_20_Text"><text:span text:style-name="T155"> (Functional Index)</text:span></text:span></text:h>
      <text:p text:style-name="Text_20_body">Normal index field pe hota hai,<text:line-break/><text:span text:style-name="Strong_20_Emphasis">expression index = calculated value pe index</text:span></text:p>
      <text:p text:style-name="Text_20_body">Example:</text:p>
      <text:p text:style-name="P398"><text:span text:style-name="Source_20_Text">from django.db.models.functions import Lower</text:span></text:p>
      <text:p text:style-name="P398"/>
      <text:p text:style-name="P399"><text:span text:style-name="Source_20_Text">models.Index(Lower("title"), name="lower_title_idx")</text:span></text:p>
      <text:p text:style-name="Text_20_body">👉 Ye <text:span text:style-name="Source_20_Text">title.lower()</text:span> pe index banayega<text:line-break/>Use-case: case-insensitive search fast ho jaati hai</text:p>
      <text:p text:style-name="Text_20_body">Example query:</text:p>
      <text:p text:style-name="P399"><text:span text:style-name="Source_20_Text">Book.objects.filter(title__iexact="django")</text:span></text:p>
      <text:p text:style-name="P539"><text:span text:style-name="Source_20_Text">__iexact --&gt; </text:span><text:span text:style-name="Source_20_Text"><text:span text:style-name="T581">ye use hota hai to make it caseinsensitive </text:span></text:span></text:p>
      <text:p text:style-name="P539"><text:span text:style-name="Source_20_Text"/></text:p>
      <text:p text:style-name="P539"><text:span text:style-name="Source_20_Text"><text:span text:style-name="T513">how to view this all </text:span></text:span></text:p>
      <text:p text:style-name="P539"><text:span text:style-name="Source_20_Text"><text:span text:style-name="T512"/></text:span></text:p>
      <text:p text:style-name="P539"><text:span text:style-name="Source_20_Text"><text:span text:style-name="T513">step 1) <text:s/>sqlite3 db.sqlite3</text:span></text:span></text:p>
      <text:p text:style-name="P539"><text:soft-page-break/><text:span text:style-name="Source_20_Text"><text:span text:style-name="T513">step 2) PRAGMA index_list(index_books);</text:span></text:span></text:p>
      <text:p text:style-name="Horizontal_20_Line"/>
      <text:h text:style-name="P109" text:outline-level="1"><text:span text:style-name="Source_20_Text"><text:span text:style-name="T155">4. </text:span></text:span><text:span text:style-name="Source_20_Text"><text:span text:style-name="T166">name</text:span></text:span><text:span text:style-name="Source_20_Text"><text:span text:style-name="T155"> (Index Name)</text:span></text:span></text:h>
      <text:p text:style-name="Text_20_body">Index ka database name.</text:p>
      <text:p text:style-name="P399"><text:span text:style-name="Source_20_Text">models.Index(fields=["title"], name="title_idx")</text:span></text:p>
      <text:p text:style-name="Text_20_body">Rules:</text:p>
      <text:list xml:id="list752944083" text:style-name="L91">
        <text:list-item>
          <text:p text:style-name="P718">Max 30 chars</text:p>
        </text:list-item>
        <text:list-item>
          <text:p text:style-name="P718">Number se start nahi</text:p>
        </text:list-item>
        <text:list-item>
          <text:p text:style-name="P718"><text:span text:style-name="Source_20_Text">_</text:span> se start nahi</text:p>
        </text:list-item>
      </text:list>
      <text:p text:style-name="Text_20_body">Agar na do → Django auto-generate karega.</text:p>
      <text:h text:style-name="P109" text:outline-level="1"><text:span text:style-name="Source_20_Text"><text:span text:style-name="T155">5. </text:span></text:span><text:span text:style-name="Source_20_Text"><text:span text:style-name="T166">db_tablespace</text:span></text:span></text:h>
      <text:p text:style-name="Text_20_body">Index kis tablespace me store hoga (advanced DB feature).</text:p>
      <text:p text:style-name="P399"><text:span text:style-name="Source_20_Text">models.Index(fields=["title"], db_tablespace="index_space")</text:span></text:p>
      <text:p text:style-name="Text_20_body">Mostly ignore kar sakte ho unless large DB / production.</text:p>
      <text:p text:style-name="P110"><text:span text:style-name="Source_20_Text"><text:span text:style-name="T155"/></text:span></text:p>
      <text:h text:style-name="P109" text:outline-level="1"><text:span text:style-name="Source_20_Text"><text:span text:style-name="T155">7. </text:span></text:span><text:span text:style-name="Source_20_Text"><text:span text:style-name="T166">condition</text:span></text:span><text:span text:style-name="Source_20_Text"><text:span text:style-name="T155"> (Partial Index)</text:span></text:span></text:h>
      <text:p text:style-name="Text_20_body"><text:span text:style-name="Strong_20_Emphasis">Index sirf kuch rows pe banega </text:span><text:span text:style-name="Strong_20_Emphasis"><text:span text:style-name="T582">according to niche only unpe jinpe pages &gt;300</text:span></text:span></text:p>
      <text:p text:style-name="Text_20_body">Example:</text:p>
      <text:p text:style-name="P398"><text:span text:style-name="Source_20_Text">from django.db.models import Q</text:span></text:p>
      <text:p text:style-name="P398"/>
      <text:p text:style-name="P398"><text:span text:style-name="Source_20_Text">models.Index(</text:span></text:p>
      <text:p text:style-name="P398"><text:span text:style-name="Source_20_Text"><text:s text:c="4"/>fields=["pages"],</text:span></text:p>
      <text:p text:style-name="P398"><text:span text:style-name="Source_20_Text"><text:s text:c="4"/>name="big_books_idx",</text:span></text:p>
      <text:p text:style-name="P398"><text:span text:style-name="Source_20_Text"><text:s text:c="4"/>condition=Q(pages__gt=400)</text:span></text:p>
      <text:p text:style-name="P399"><text:span text:style-name="Source_20_Text">)</text:span></text:p>
      <text:p text:style-name="Text_20_body">👉 Sirf books jinke pages &gt; 400 unpe index</text:p>
      <text:p text:style-name="P110"><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110"><text:soft-page-break/><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110"><text:span text:style-name="Source_20_Text"><text:span text:style-name="T155"/></text:span></text:p>
      <text:p text:style-name="P459"><text:span text:style-name="Source_20_Text"><text:span text:style-name="T159">META OPTIONS </text:span></text:span></text:p>
      <text:p text:style-name="P112"><text:span text:style-name="Source_20_Text"><text:span text:style-name="T154"/></text:span></text:p>
      <text:h text:style-name="P111" text:outline-level="1">Django Model Meta Options (Explained)</text:h>
      <text:p text:style-name="Horizontal_20_Line"/>
      <text:h text:style-name="Heading_20_2" text:outline-level="2">1. <text:span text:style-name="Source_20_Text">abstract</text:span></text:h>
      <text:p text:style-name="Text_20_body">Model table create nahi hoti, sirf inheritance ke liye use hota.</text:p>
      <text:p text:style-name="P398"><text:span text:style-name="Source_20_Text">class Base(models.Model):</text:span></text:p>
      <text:p text:style-name="P398"><text:span text:style-name="Source_20_Text"><text:s text:c="4"/>created = models.DateTimeField()</text:span></text:p>
      <text:p text:style-name="P398"/>
      <text:p text:style-name="P398"><text:span text:style-name="Source_20_Text"><text:s text:c="4"/>class Meta:</text:span></text:p>
      <text:p text:style-name="P399"><text:span text:style-name="Source_20_Text"><text:s text:c="8"/>abstract = True</text:span></text:p>
      <text:p text:style-name="Horizontal_20_Line"/>
      <text:h text:style-name="Heading_20_2" text:outline-level="2">2. <text:span text:style-name="Source_20_Text">app_label</text:span></text:h>
      <text:p text:style-name="Text_20_body">Model kis app ka hai manually set karne ke liye (rare use).</text:p>
      <text:p text:style-name="P398"><text:span text:style-name="Source_20_Text">class MyModel(models.Model):</text:span></text:p>
      <text:p text:style-name="P398"><text:span text:style-name="Source_20_Text"><text:s text:c="4"/>class Meta:</text:span></text:p>
      <text:p text:style-name="P399"><text:span text:style-name="Source_20_Text"><text:s text:c="8"/>app_label = "myapp"</text:span></text:p>
      <text:p text:style-name="Horizontal_20_Line"/>
      <text:h text:style-name="Heading_20_2" text:outline-level="2">3. <text:span text:style-name="Source_20_Text">base_manager_name</text:span></text:h>
      <text:p text:style-name="Text_20_body">Custom base manager set karta hai.</text:p>
      <text:p text:style-name="P398"><text:span text:style-name="Source_20_Text">class Meta:</text:span></text:p>
      <text:p text:style-name="P399"><text:span text:style-name="Source_20_Text"><text:s text:c="4"/>base_manager_name = "objects"</text:span></text:p>
      <text:p text:style-name="P399"><text:span text:style-name="Source_20_Text"/></text:p>
      <text:p text:style-name="P540"><text:span text:style-name="Source_20_Text"><text:span text:style-name="T420">or agar tere ko koi custom dena hai to </text:span></text:span></text:p>
      <text:p text:style-name="P540"><text:span text:style-name="Source_20_Text">class Person(MetaOptions):</text:span></text:p>
      <text:p text:style-name="P540"><text:soft-page-break/><text:span text:style-name="Source_20_Text"><text:s text:c="4"/>location = models.CharField(help_text="my location is :", max_length=40)</text:span></text:p>
      <text:p text:style-name="P540"><text:span text:style-name="Source_20_Text"/></text:p>
      <text:p text:style-name="P540"><text:span text:style-name="Source_20_Text"><text:s text:c="4"/>adarsh = models.Manager() <text:s text:c="2"/># 👈 manager create</text:span></text:p>
      <text:p text:style-name="P540"><text:span text:style-name="Source_20_Text"/></text:p>
      <text:p text:style-name="P540"><text:span text:style-name="Source_20_Text"><text:s text:c="4"/>class Meta:</text:span></text:p>
      <text:p text:style-name="P540"><text:span text:style-name="Source_20_Text"><text:s text:c="8"/>db_table = "myapp"</text:span></text:p>
      <text:p text:style-name="P540"><text:span text:style-name="Source_20_Text"><text:s text:c="8"/>base_manager_name = "adarsh"</text:span></text:p>
      <text:p text:style-name="Horizontal_20_Line"/>
      <text:h text:style-name="Heading_20_2" text:outline-level="2">4. <text:span text:style-name="Source_20_Text">db_table</text:span></text:h>
      <text:p text:style-name="Text_20_body">Database table ka custom name.</text:p>
      <text:p text:style-name="P398"><text:span text:style-name="Source_20_Text">class Meta:</text:span></text:p>
      <text:p text:style-name="P399"><text:span text:style-name="Source_20_Text"><text:s text:c="4"/>db_table = "my_custom_table"</text:span></text:p>
      <text:p text:style-name="Horizontal_20_Line"/>
      <text:h text:style-name="Heading_20_2" text:outline-level="2">5. <text:span text:style-name="Source_20_Text">db_table_comment</text:span></text:h>
      <text:p text:style-name="Text_20_body">Table ke liye DB comment (documentation).</text:p>
      <text:p text:style-name="P398"><text:span text:style-name="Source_20_Text">class Meta:</text:span></text:p>
      <text:p text:style-name="P399"><text:span text:style-name="Source_20_Text"><text:s text:c="4"/>db_table_comment = "Stores book records"</text:span></text:p>
      <text:p text:style-name="Horizontal_20_Line"/>
      <text:h text:style-name="Heading_20_2" text:outline-level="2">6. <text:span text:style-name="Source_20_Text">db_tablespace</text:span></text:h>
      <text:p text:style-name="Text_20_body">Table kis tablespace me store hogi (advanced DB feature).</text:p>
      <text:p text:style-name="P398"><text:span text:style-name="Source_20_Text">class Meta:</text:span></text:p>
      <text:p text:style-name="P399"><text:span text:style-name="Source_20_Text"><text:s text:c="4"/>db_tablespace = "my_space"</text:span></text:p>
      <text:p text:style-name="Horizontal_20_Line"/>
      <text:h text:style-name="Heading_20_2" text:outline-level="2">7. <text:span text:style-name="Source_20_Text">default_manager_name</text:span></text:h>
      <text:p text:style-name="Text_20_body">Default manager set karta hai.</text:p>
      <text:p text:style-name="P398"><text:span text:style-name="Source_20_Text">class Meta:</text:span></text:p>
      <text:p text:style-name="P399"><text:span text:style-name="Source_20_Text"><text:s text:c="4"/>default_manager_name = "objects"</text:span></text:p>
      <text:p text:style-name="P399"><text:span text:style-name="Source_20_Text"><text:span text:style-name="T418">class Person(models.Model):</text:span></text:span></text:p>
      <text:p text:style-name="P399"><text:span text:style-name="Source_20_Text"><text:span text:style-name="T418"><text:s text:c="4"/>name = models.CharField(max_length=20)</text:span></text:span></text:p>
      <text:p text:style-name="P399"><text:span text:style-name="Source_20_Text"><text:span text:style-name="T418"/></text:span></text:p>
      <text:p text:style-name="P399"><text:soft-page-break/><text:span text:style-name="Source_20_Text"><text:span text:style-name="T418"><text:s text:c="4"/>mymanager = models.Manager()</text:span></text:span></text:p>
      <text:p text:style-name="P399"><text:span text:style-name="Source_20_Text"><text:span text:style-name="T418"/></text:span></text:p>
      <text:p text:style-name="P399"><text:span text:style-name="Source_20_Text"><text:span text:style-name="T418"><text:s text:c="4"/>class Meta:</text:span></text:span></text:p>
      <text:p text:style-name="P399"><text:span text:style-name="Source_20_Text"><text:span text:style-name="T418"><text:s text:c="8"/>default_manager_name = "mymanager"</text:span></text:span></text:p>
      <text:p text:style-name="Horizontal_20_Line"/>
      <text:h text:style-name="Heading_20_2" text:outline-level="2">8. <text:span text:style-name="Source_20_Text">default_related_name</text:span></text:h>
      <text:p text:style-name="Text_20_body">Reverse relation ka default naam set karta hai.</text:p>
      <text:p text:style-name="P398"><text:span text:style-name="Source_20_Text">class Meta:</text:span></text:p>
      <text:p text:style-name="P399"><text:span text:style-name="Source_20_Text"><text:s text:c="4"/>default_related_name = "books"</text:span></text:p>
      <text:p text:style-name="P399"><text:span text:style-name="Source_20_Text"/></text:p>
      <text:p text:style-name="P399"><text:span text:style-name="Source_20_Text"><text:span text:style-name="T418">class Book(models.Model):</text:span></text:span></text:p>
      <text:p text:style-name="P399"><text:span text:style-name="Source_20_Text"><text:span text:style-name="T418"><text:s text:c="4"/>author = models.ForeignKey(Author, on_delete=models.CASCADE)</text:span></text:span></text:p>
      <text:p text:style-name="P399"><text:span text:style-name="Source_20_Text"><text:span text:style-name="T418"/></text:span></text:p>
      <text:p text:style-name="P399"><text:span text:style-name="Source_20_Text"><text:span text:style-name="T418"><text:s text:c="4"/>class Meta:</text:span></text:span></text:p>
      <text:p text:style-name="P399"><text:span text:style-name="Source_20_Text"><text:span text:style-name="T418"><text:s text:c="8"/>default_related_name = "books"</text:span></text:span></text:p>
      <text:p text:style-name="Horizontal_20_Line"/>
      <text:h text:style-name="Heading_20_2" text:outline-level="2">9. <text:span text:style-name="Source_20_Text">get_latest_by</text:span></text:h>
      <text:p text:style-name="Text_20_body">Latest object nikalne ke liye default field.</text:p>
      <text:p text:style-name="P398"><text:span text:style-name="Source_20_Text">class Meta:</text:span></text:p>
      <text:p text:style-name="P399"><text:span text:style-name="Source_20_Text"><text:s text:c="4"/>get_latest_by = "created_at"</text:span></text:p>
      <text:p text:style-name="Text_20_body">Use:</text:p>
      <text:p text:style-name="P399"><text:span text:style-name="Source_20_Text">Book.objects.latest()</text:span></text:p>
      <text:p text:style-name="P399"><text:span text:style-name="Source_20_Text"/></text:p>
      <text:p text:style-name="P399"><text:span text:style-name="Source_20_Text"><text:span text:style-name="T418">class Book(models.Model):</text:span></text:span></text:p>
      <text:p text:style-name="P399"><text:span text:style-name="Source_20_Text"><text:span text:style-name="T418"><text:s text:c="4"/>title = models.CharField(max_length=50)</text:span></text:span></text:p>
      <text:p text:style-name="P399"><text:span text:style-name="Source_20_Text"><text:span text:style-name="T418"><text:s text:c="4"/>created_at = models.DateTimeField(auto_now_add=True)</text:span></text:span></text:p>
      <text:p text:style-name="P399"><text:span text:style-name="Source_20_Text"><text:span text:style-name="T418"/></text:span></text:p>
      <text:p text:style-name="P399"><text:span text:style-name="Source_20_Text"><text:span text:style-name="T418"><text:s text:c="4"/>class Meta:</text:span></text:span></text:p>
      <text:p text:style-name="P399"><text:span text:style-name="Source_20_Text"><text:span text:style-name="T418"><text:s text:c="8"/>get_latest_by = "created_at"</text:span></text:span></text:p>
      <text:p text:style-name="P399"><text:soft-page-break/><text:span text:style-name="Source_20_Text"><text:span text:style-name="T418">Use kaise karte hain?</text:span></text:span></text:p>
      <text:p text:style-name="P399"><text:span text:style-name="Source_20_Text"><text:span text:style-name="T418">Book.objects.latest()</text:span></text:span></text:p>
      <text:p text:style-name="Horizontal_20_Line"/>
      <text:h text:style-name="Heading_20_2" text:outline-level="2">10. <text:span text:style-name="Source_20_Text">managed</text:span></text:h>
      <text:p text:style-name="Text_20_body">Django table manage kare ya nahi.</text:p>
      <text:p text:style-name="P398"><text:span text:style-name="Source_20_Text">class Meta:</text:span></text:p>
      <text:p text:style-name="P399"><text:span text:style-name="Source_20_Text"><text:s text:c="4"/>managed = False</text:span></text:p>
      <text:p text:style-name="Text_20_body">Use: existing DB table, views, legacy DB.</text:p>
      <text:p text:style-name="Text_20_body"/>
      <text:h text:style-name="Heading_20_1" text:outline-level="1">Default behavior</text:h>
      <text:p text:style-name="P398"><text:span text:style-name="Source_20_Text">class Meta:</text:span></text:p>
      <text:p text:style-name="P399"><text:span text:style-name="Source_20_Text"><text:s text:c="4"/>managed = True <text:s text:c="2"/># default</text:span></text:p>
      <text:p text:style-name="Text_20_body">Matlab:</text:p>
      <text:list xml:id="list1379859929" text:style-name="L92">
        <text:list-item>
          <text:p text:style-name="P719"><text:span text:style-name="Source_20_Text">makemigrations</text:span> → migration banegi</text:p>
        </text:list-item>
        <text:list-item>
          <text:p text:style-name="P719"><text:span text:style-name="Source_20_Text">migrate</text:span> → table create hoga</text:p>
        </text:list-item>
        <text:list-item>
          <text:p text:style-name="P719"><text:span text:style-name="Source_20_Text">flush / migrate zero</text:span> → table drop bhi ho sakta</text:p>
        </text:list-item>
      </text:list>
      <text:p text:style-name="Text_20_body">👉 Django <text:span text:style-name="Strong_20_Emphasis">poori tarah DB manage karega</text:span></text:p>
      <text:p text:style-name="Horizontal_20_Line"/>
      <text:h text:style-name="Heading_20_1" text:outline-level="1">🔴 <text:span text:style-name="Source_20_Text">managed = False</text:span></text:h>
      <text:p text:style-name="P398"><text:span text:style-name="Source_20_Text">class Meta:</text:span></text:p>
      <text:p text:style-name="P399"><text:span text:style-name="Source_20_Text"><text:s text:c="4"/>managed = False</text:span></text:p>
      <text:p text:style-name="Text_20_body">Matlab:</text:p>
      <text:list xml:id="list2751081006" text:style-name="L93">
        <text:list-item>
          <text:p text:style-name="P720">Django <text:span text:style-name="Strong_20_Emphasis">table create nahi karega</text:span></text:p>
        </text:list-item>
        <text:list-item>
          <text:p text:style-name="P720">Django <text:span text:style-name="Strong_20_Emphasis">table modify nahi karega</text:span></text:p>
        </text:list-item>
        <text:list-item>
          <text:p text:style-name="P720">Django <text:span text:style-name="Strong_20_Emphasis">table delete nahi karega</text:span></text:p>
        </text:list-item>
        <text:list-item>
          <text:p text:style-name="P720">Migrations ignore ho jayengi (table ke liye)</text:p>
        </text:list-item>
      </text:list>
      <text:p text:style-name="Text_20_body">👉 Model sirf <text:span text:style-name="Strong_20_Emphasis">existing table ko map karega</text:span></text:p>
      <text:p text:style-name="Text_20_body"/>
      <text:p text:style-name="Horizontal_20_Line"/>
      <text:h text:style-name="Heading_20_2" text:outline-level="2"><text:soft-page-break/>11. <text:span text:style-name="Source_20_Text">order_with_respect_to</text:span></text:h>
      <text:p text:style-name="Text_20_body">Parent-child ordering maintain karta hai.</text:p>
      <text:p text:style-name="P398"><text:span text:style-name="Source_20_Text">class Meta:</text:span></text:p>
      <text:p text:style-name="P399"><text:span text:style-name="Source_20_Text"><text:s text:c="4"/>order_with_respect_to = "category"</text:span></text:p>
      <text:p text:style-name="Horizontal_20_Line"/>
      <text:h text:style-name="Heading_20_2" text:outline-level="2">12. <text:span text:style-name="Source_20_Text">ordering</text:span></text:h>
      <text:p text:style-name="Text_20_body">Default sorting order.</text:p>
      <text:p text:style-name="P398"><text:span text:style-name="Source_20_Text">class Meta:</text:span></text:p>
      <text:p text:style-name="P398"><text:span text:style-name="Source_20_Text"><text:s text:c="4"/>ordering = ["name"] <text:s text:c="9"/># ASC</text:span></text:p>
      <text:p text:style-name="P399"><text:span text:style-name="Source_20_Text"><text:s text:c="4"/># ordering = ["-created"] <text:s text:c="3"/># DESC</text:span></text:p>
      <text:p text:style-name="Horizontal_20_Line"/>
      <text:h text:style-name="Heading_20_2" text:outline-level="2">13. <text:span text:style-name="Source_20_Text"><text:span text:style-name="T592">permissions</text:span></text:span></text:h>
      <text:p text:style-name="Text_20_body">Custom permissions add karne ke liye.</text:p>
      <text:p text:style-name="Text_20_body">This lets you <text:span text:style-name="Strong_20_Emphasis">create your own custom permission</text:span></text:p>
      <text:p text:style-name="P398"><text:span text:style-name="Source_20_Text">class Meta:</text:span></text:p>
      <text:p text:style-name="P398"><text:span text:style-name="Source_20_Text"><text:s text:c="4"/>permissions = [</text:span></text:p>
      <text:p text:style-name="P398"><text:span text:style-name="Source_20_Text"><text:s text:c="8"/>("can_publish", "Can publish posts"),</text:span></text:p>
      <text:p text:style-name="P399"><text:span text:style-name="Source_20_Text"><text:s text:c="4"/>]</text:span></text:p>
      <text:p text:style-name="Horizontal_20_Line"/>
      <text:h text:style-name="Heading_20_2" text:outline-level="2">14. <text:span text:style-name="Source_20_Text">default_permissions</text:span></text:h>
      <text:p text:style-name="Text_20_body">Default CRUD permissions control karta hai.</text:p>
      <text:p text:style-name="P398"><text:span text:style-name="Source_20_Text">class Meta:</text:span></text:p>
      <text:p text:style-name="P399"><text:span text:style-name="Source_20_Text"><text:s text:c="4"/>default_permissions = ("add", "change", "delete", "view")</text:span></text:p>
      <text:p text:style-name="Text_20_body">Disable:</text:p>
      <text:p text:style-name="P399"><text:span text:style-name="Source_20_Text">default_permissions = []</text:span></text:p>
      <text:p text:style-name="P561"><text:span text:style-name="Source_20_Text"><text:span text:style-name="T591">note --&gt; only work on orm not on shell </text:span></text:span></text:p>
      <text:p text:style-name="Horizontal_20_Line"/>
      <text:h text:style-name="Heading_20_2" text:outline-level="2">15. <text:span text:style-name="Source_20_Text">proxy</text:span></text:h>
      <text:p text:style-name="Text_20_body">Proxy model (same table, different behavior).</text:p>
      <text:p text:style-name="P398"><text:span text:style-name="Source_20_Text">class Meta:</text:span></text:p>
      <text:p text:style-name="P399"><text:span text:style-name="Source_20_Text"><text:s text:c="4"/>proxy = True</text:span></text:p>
      <text:p text:style-name="Horizontal_20_Line"/>
      <text:h text:style-name="Heading_20_2" text:outline-level="2"><text:soft-page-break/>16. <text:span text:style-name="Source_20_Text">required_db_features</text:span></text:h>
      <text:p text:style-name="Text_20_body">Model tabhi create hoga jab DB feature support kare.</text:p>
      <text:p text:style-name="P398"><text:span text:style-name="Source_20_Text">class Meta:</text:span></text:p>
      <text:p text:style-name="P399"><text:span text:style-name="Source_20_Text"><text:s text:c="4"/>required_db_features = ["supports_transactions"]</text:span></text:p>
      <text:p text:style-name="Horizontal_20_Line"/>
      <text:h text:style-name="Heading_20_2" text:outline-level="2">17. <text:span text:style-name="Source_20_Text">required_db_vendor</text:span></text:h>
      <text:p text:style-name="Text_20_body">Specific DB ke liye model.</text:p>
      <text:p text:style-name="P398"><text:span text:style-name="Source_20_Text">class Meta:</text:span></text:p>
      <text:p text:style-name="P399"><text:span text:style-name="Source_20_Text"><text:s text:c="4"/>required_db_vendor = "postgresql"</text:span></text:p>
      <text:p text:style-name="Horizontal_20_Line"/>
      <text:h text:style-name="Heading_20_2" text:outline-level="2">18. <text:span text:style-name="Source_20_Text">select_on_save</text:span></text:h>
      <text:p text:style-name="Text_20_body">Force SELECT before UPDATE (rare).</text:p>
      <text:p text:style-name="P398"><text:span text:style-name="Source_20_Text">class Meta:</text:span></text:p>
      <text:p text:style-name="P399"><text:span text:style-name="Source_20_Text"><text:s text:c="4"/>select_on_save = True</text:span></text:p>
      <text:p text:style-name="Horizontal_20_Line"/>
      <text:h text:style-name="Heading_20_2" text:outline-level="2">19. <text:span text:style-name="Source_20_Text">indexes</text:span></text:h>
      <text:p text:style-name="Text_20_body">Custom DB indexes.</text:p>
      <text:p text:style-name="P398"><text:span text:style-name="Source_20_Text">class Meta:</text:span></text:p>
      <text:p text:style-name="P398"><text:span text:style-name="Source_20_Text"><text:s text:c="4"/>indexes = [</text:span></text:p>
      <text:p text:style-name="P398"><text:span text:style-name="Source_20_Text"><text:s text:c="8"/>models.Index(fields=["name"]),</text:span></text:p>
      <text:p text:style-name="P399"><text:span text:style-name="Source_20_Text"><text:s text:c="4"/>]</text:span></text:p>
      <text:p text:style-name="Horizontal_20_Line"/>
      <text:p text:style-name="Horizontal_20_Line"/>
      <text:h text:style-name="Heading_20_2" text:outline-level="2">21. <text:span text:style-name="Source_20_Text">constraints</text:span></text:h>
      <text:p text:style-name="Text_20_body">Advanced DB constraints (recommended).</text:p>
      <text:p text:style-name="P398"><text:span text:style-name="Source_20_Text">from django.db.models import UniqueConstraint</text:span></text:p>
      <text:p text:style-name="P398"/>
      <text:p text:style-name="P398"><text:span text:style-name="Source_20_Text">class Meta:</text:span></text:p>
      <text:p text:style-name="P398"><text:span text:style-name="Source_20_Text"><text:s text:c="4"/>constraints = [</text:span></text:p>
      <text:p text:style-name="P398"><text:span text:style-name="Source_20_Text"><text:s text:c="8"/>UniqueConstraint(fields=["email", "username"], name="unique_user"),</text:span></text:p>
      <text:p text:style-name="P399"><text:span text:style-name="Source_20_Text"><text:s text:c="4"/>]</text:span></text:p>
      <text:p text:style-name="Horizontal_20_Line"/>
      <text:h text:style-name="Heading_20_2" text:outline-level="2">22. <text:span text:style-name="Source_20_Text">verbose_name</text:span></text:h>
      <text:p text:style-name="Text_20_body">Single object readable name.</text:p>
      <text:p text:style-name="P398"><text:soft-page-break/><text:span text:style-name="Source_20_Text">class Meta:</text:span></text:p>
      <text:p text:style-name="P399"><text:span text:style-name="Source_20_Text"><text:s text:c="4"/>verbose_name = "Book"</text:span></text:p>
      <text:p text:style-name="Horizontal_20_Line"/>
      <text:h text:style-name="Heading_20_2" text:outline-level="2">23. <text:span text:style-name="Source_20_Text">verbose_name_plural</text:span></text:h>
      <text:p text:style-name="Text_20_body">Plural readable name.</text:p>
      <text:p text:style-name="P398"><text:span text:style-name="Source_20_Text">class Meta:</text:span></text:p>
      <text:p text:style-name="P399"><text:span text:style-name="Source_20_Text"><text:s text:c="4"/>verbose_name_plural = "Books"</text:span></text:p>
      <text:p text:style-name="Horizontal_20_Line"/>
      <text:h text:style-name="Heading_20_1" text:outline-level="1">Read-Only Meta Attributes</text:h>
      <text:p text:style-name="Horizontal_20_Line"/>
      <text:h text:style-name="Heading_20_2" text:outline-level="2">24. <text:span text:style-name="Source_20_Text">label</text:span></text:h>
      <text:p text:style-name="Text_20_body">Full model label → <text:span text:style-name="Source_20_Text">"app.Model"</text:span></text:p>
      <text:p text:style-name="Text_20_body">Example:</text:p>
      <text:p text:style-name="P398"><text:span text:style-name="Source_20_Text">Book._meta.label</text:span></text:p>
      <text:p text:style-name="P399"><text:span text:style-name="Source_20_Text"># "library.Book"</text:span></text:p>
      <text:p text:style-name="Horizontal_20_Line"/>
      <text:h text:style-name="Heading_20_2" text:outline-level="2">25. <text:span text:style-name="Source_20_Text">label_lower</text:span></text:h>
      <text:p text:style-name="Text_20_body">Lowercase label.</text:p>
      <text:p text:style-name="P398"><text:span text:style-name="Source_20_Text">Book._meta.label_lower</text:span></text:p>
      <text:p text:style-name="P399"><text:span text:style-name="Source_20_Text"># "library.book"</text:span></text:p>
      <text:p text:style-name="P112"/>
      <text:p text:style-name="P112"/>
      <text:h text:style-name="P458" text:outline-level="1"><text:span text:style-name="T75">Model class reference</text:span><text:a xlink:type="simple" xlink:href="https://docs.djangoproject.com/en/6.0/ref/models/class/#model-class-reference" text:style-name="Internet_20_link" text:visited-style-name="Visited_20_Internet_20_Link"><text:span text:style-name="T327">¶</text:span></text:a></text:h>
      <text:p text:style-name="P112"/>
      <text:h text:style-name="P111" text:outline-level="1"><text:span text:style-name="Source_20_Text">Model.DoesNotExist</text:span></text:h>
      <text:h text:style-name="Heading_20_3" text:outline-level="3">Kya hai?</text:h>
      <text:p text:style-name="Text_20_body">Ye exception tab raise hota hai jab <text:span text:style-name="Strong_20_Emphasis"><text:span text:style-name="Source_20_Text">.get()</text:span></text:span><text:span text:style-name="Strong_20_Emphasis"> ko koi object nahi milta</text:span>.</text:p>
      <text:h text:style-name="Heading_20_3" text:outline-level="3"><text:soft-page-break/>Example <text:span text:style-name="T583">to avoid this exception </text:span></text:h>
      <text:p text:style-name="P398"><text:span text:style-name="Source_20_Text">try:</text:span></text:p>
      <text:p text:style-name="P398"><text:span text:style-name="Source_20_Text"><text:s text:c="4"/>Person.objects.get(id=999)</text:span></text:p>
      <text:p text:style-name="P398"><text:span text:style-name="Source_20_Text">except Person.DoesNotExist:</text:span></text:p>
      <text:p text:style-name="P399"><text:span text:style-name="Source_20_Text"><text:s text:c="4"/>print("Person not found")</text:span></text:p>
      <text:h text:style-name="P111" text:outline-level="1">2️⃣ <text:span text:style-name="Source_20_Text">Model.MultipleObjectsReturned</text:span></text:h>
      <text:h text:style-name="Heading_20_3" text:outline-level="3">Kya hai?</text:h>
      <text:p text:style-name="Text_20_body">Ye exception tab raise hota hai jab <text:span text:style-name="Source_20_Text">.get()</text:span> ko <text:span text:style-name="Strong_20_Emphasis">ek se zyada objects mil jaate hain</text:span>.</text:p>
      <text:h text:style-name="P111" text:outline-level="1">3️⃣ <text:span text:style-name="Source_20_Text">Model.NotUpdated</text:span> (Django 6.0+)</text:h>
      <text:h text:style-name="Heading_20_3" text:outline-level="3">Kya hai?</text:h>
      <text:p text:style-name="Text_20_body">Ye tab raise hota hai jab tum <text:span text:style-name="Strong_20_Emphasis">force update karte ho but DB me koi row update nahi hoti</text:span>.</text:p>
      <text:h text:style-name="Heading_20_3" text:outline-level="3">Example</text:h>
      <text:p text:style-name="P398"><text:span text:style-name="Source_20_Text">p = Person.objects.get(id=1)</text:span></text:p>
      <text:p text:style-name="P398"><text:span text:style-name="Source_20_Text">p.name = "New"</text:span></text:p>
      <text:p text:style-name="P399"><text:span text:style-name="Source_20_Text">p.save(force_update=True)</text:span></text:p>
      <text:p text:style-name="Text_20_body">Agar row exist nahi → <text:span text:style-name="Source_20_Text">Person.NotUpdated</text:span> raise ho sakta hai.</text:p>
      <text:h text:style-name="Heading_20_3" text:outline-level="3">Notes</text:h>
      <text:list xml:id="list375512514" text:style-name="L94">
        <text:list-item>
          <text:p text:style-name="P721">Subclass of <text:span text:style-name="Source_20_Text">ObjectNotUpdated</text:span></text:p>
        </text:list-item>
        <text:list-item>
          <text:p text:style-name="P721">DB error family me aata hai</text:p>
        </text:list-item>
      </text:list>
      <text:p text:style-name="Horizontal_20_Line"/>
      <text:h text:style-name="P111" text:outline-level="1">4️⃣ <text:span text:style-name="Source_20_Text">Model.objects</text:span> (Default Manager)</text:h>
      <text:h text:style-name="Heading_20_3" text:outline-level="3">Kya hai?</text:h>
      <text:p text:style-name="Text_20_body">Har non-abstract model me <text:span text:style-name="Strong_20_Emphasis">kam se kam ek Manager hota hi hai</text:span> — default naam: <text:span text:style-name="Source_20_Text">objects</text:span>.</text:p>
      <text:p text:style-name="P481">We can create any number of manager </text:p>
      <text:p text:style-name="P481"/>
      <text:p text:style-name="P423">from django.db import models</text:p>
      <text:p text:style-name="P423">class Person(models.Model):</text:p>
      <text:p text:style-name="P423"><text:s text:c="4"/>name = models.CharField(max_length=20)</text:p>
      <text:p text:style-name="P423"><text:s text:c="4"/>age = models.IntegerField()</text:p>
      <text:p text:style-name="P423"><text:soft-page-break/></text:p>
      <text:p text:style-name="P423"><text:s text:c="4"/>objects = models.Manager() <text:s text:c="7"/># default manager</text:p>
      <text:p text:style-name="P423"><text:s text:c="4"/>adults = models.Manager() <text:s text:c="8"/># custom manager</text:p>
      <text:p text:style-name="P423"><text:s text:c="4"/>teens = models.Manager() <text:s text:c="9"/># another manager</text:p>
      <text:p text:style-name="P423"/>
      <text:p text:style-name="P423"/>
      <text:p text:style-name="P423"/>
      <text:p text:style-name="P423"/>
      <text:p text:style-name="P423"/>
      <text:p text:style-name="P148">DAY 7</text:p>
      <text:p text:style-name="P423"/>
      <text:p text:style-name="P426"><text:span text:style-name="Strong_20_Emphasis"><text:span text:style-name="T76">QuerySets</text:span></text:span></text:p>
      <text:p text:style-name="P423"><text:span text:style-name="Strong_20_Emphasis"><text:span text:style-name="T51"/></text:span></text:p>
      <text:p text:style-name="P422"><text:span text:style-name="Source_20_Text"><text:span text:style-name="T229">a) </text:span></text:span><text:span text:style-name="Source_20_Text"><text:span text:style-name="T228">exclude(**kwargs)</text:span></text:span></text:p>
      <text:p text:style-name="P421"><text:span text:style-name="Source_20_Text"><text:span text:style-name="T232"/></text:span></text:p>
      <text:p text:style-name="P406"><text:span text:style-name="T78">-----&gt; Returns a new </text:span><text:a xlink:type="simple" xlink:href="https://docs.djangoproject.com/en/6.0/ref/models/querysets/#django.db.models.query.QuerySet" text:style-name="Internet_20_link" text:visited-style-name="Visited_20_Internet_20_Link"><text:span text:style-name="Source_20_Text"><text:span text:style-name="T197">QuerySet</text:span></text:span></text:a><text:span text:style-name="T78"> containing objects that do </text:span><text:span text:style-name="Emphasis"><text:span text:style-name="T78">not</text:span></text:span><text:span text:style-name="T78"> match the given lookup parameters</text:span></text:p>
      <text:p text:style-name="P425"><text:span text:style-name="Strong_20_Emphasis"><text:span text:style-name="T55"/></text:span></text:p>
      <text:p text:style-name="P425"><text:span text:style-name="Strong_20_Emphasis"><text:span text:style-name="T55">if you didnot give any keyword in exclude it will return only one object that is first </text:span></text:span></text:p>
      <text:p text:style-name="P118"><text:span text:style-name="Strong_20_Emphasis"><text:span text:style-name="T52"><text:s text:c="3"/></text:span></text:span><text:span text:style-name="Strong_20_Emphasis"><text:span text:style-name="T286">&gt;&gt; </text:span></text:span><text:span text:style-name="Strong_20_Emphasis"><text:span text:style-name="T215">q1 </text:span></text:span><text:span text:style-name="Strong_20_Emphasis"><text:span text:style-name="T303">=</text:span></text:span><text:span text:style-name="Strong_20_Emphasis"><text:span text:style-name="T215"> Entry</text:span></text:span><text:span text:style-name="Strong_20_Emphasis"><text:span text:style-name="T303">.</text:span></text:span><text:span text:style-name="Strong_20_Emphasis"><text:span text:style-name="T215">objects</text:span></text:span><text:span text:style-name="Strong_20_Emphasis"><text:span text:style-name="T303">.</text:span></text:span><text:span text:style-name="Strong_20_Emphasis"><text:span text:style-name="T215">filter(headline__startswith</text:span></text:span><text:span text:style-name="Strong_20_Emphasis"><text:span text:style-name="T303">=</text:span></text:span><text:span text:style-name="Strong_20_Emphasis"><text:span text:style-name="T383">"What"</text:span></text:span><text:span text:style-name="Strong_20_Emphasis"><text:span text:style-name="T215">)</text:span></text:span></text:p>
      <text:p text:style-name="P259"><text:span text:style-name="T452">&gt;&gt;&gt; </text:span>q2 <text:span text:style-name="T467">=</text:span> q1<text:span text:style-name="T467">.</text:span>exclude(pub_date__gte<text:span text:style-name="T467">=</text:span>datetime<text:span text:style-name="T467">.</text:span>date<text:span text:style-name="T467">.</text:span>today())</text:p>
      <text:p text:style-name="P259"><text:span text:style-name="T452">&gt;&gt;&gt; </text:span>q3 <text:span text:style-name="T467">=</text:span> q1<text:span text:style-name="T467">.</text:span>filter(pub_date__gte<text:span text:style-name="T467">=</text:span>datetime<text:span text:style-name="T467">.</text:span>date<text:span text:style-name="T467">.</text:span>today())</text:p>
      <text:p text:style-name="P118"><text:span text:style-name="Strong_20_Emphasis"><text:span text:style-name="T52"><text:s text:c="2"/></text:span></text:span><text:span text:style-name="Strong_20_Emphasis"><text:span text:style-name="T286">&gt;&gt;&gt; </text:span></text:span><text:span text:style-name="Strong_20_Emphasis"><text:span text:style-name="T215">q1 </text:span></text:span><text:span text:style-name="Strong_20_Emphasis"><text:span text:style-name="T303">=</text:span></text:span><text:span text:style-name="Strong_20_Emphasis"><text:span text:style-name="T215"> Entry</text:span></text:span><text:span text:style-name="Strong_20_Emphasis"><text:span text:style-name="T303">.</text:span></text:span><text:span text:style-name="Strong_20_Emphasis"><text:span text:style-name="T215">objects</text:span></text:span><text:span text:style-name="Strong_20_Emphasis"><text:span text:style-name="T303">.</text:span></text:span><text:span text:style-name="Strong_20_Emphasis"><text:span text:style-name="T215">filter(headline__startswith</text:span></text:span><text:span text:style-name="Strong_20_Emphasis"><text:span text:style-name="T303">=</text:span></text:span><text:span text:style-name="Strong_20_Emphasis"><text:span text:style-name="T383">"What"</text:span></text:span><text:span text:style-name="Strong_20_Emphasis"><text:span text:style-name="T215">)</text:span></text:span></text:p>
      <text:p text:style-name="P259"><text:span text:style-name="T452">&gt;&gt;&gt; </text:span>q2 <text:span text:style-name="T467">=</text:span> q1<text:span text:style-name="T467">.</text:span>exclude(pub_date__gte<text:span text:style-name="T467">=</text:span>datetime<text:span text:style-name="T467">.</text:span>date<text:span text:style-name="T467">.</text:span>today())</text:p>
      <text:p text:style-name="P259"><text:span text:style-name="T452">&gt;&gt;&gt; </text:span>q3 <text:span text:style-name="T467">=</text:span> q1<text:span text:style-name="T467">.</text:span>filter(pub_date__gte<text:span text:style-name="T467">=</text:span>datetime<text:span text:style-name="T467">.</text:span>date<text:span text:style-name="T467">.</text:span>today())</text:p>
      <text:p text:style-name="P259"/>
      <text:p text:style-name="P124"><text:span text:style-name="Strong_20_Emphasis"><text:span text:style-name="T66">b) __icontains </text:span></text:span><text:span text:style-name="Strong_20_Emphasis"><text:span text:style-name="T53">----&gt; <text:s/></text:span></text:span><text:span text:style-name="Strong_20_Emphasis"><text:span text:style-name="T54">i</text:span></text:span><text:span text:style-name="Strong_20_Emphasis"><text:span text:style-name="T53">t checks whether a field </text:span></text:span><text:span text:style-name="Strong_20_Emphasis"><text:span text:style-name="T67">contains a given value anywhere inside it</text:span></text:span><text:span text:style-name="Strong_20_Emphasis"><text:span text:style-name="T53">, ignoring uppercase/lowercase.</text:span></text:span></text:p>
      <text:p text:style-name="P124"><text:span text:style-name="Strong_20_Emphasis"><text:span text:style-name="T53"/></text:span></text:p>
      <text:p text:style-name="P424"><text:soft-page-break/><text:span text:style-name="Strong_20_Emphasis"><text:span text:style-name="T156">c</text:span></text:span><text:span text:style-name="Strong_20_Emphasis">) </text:span><text:a xlink:type="simple" xlink:href="https://docs.djangoproject.com/en/6.0/ref/models/querysets/#django.db.models.query.QuerySet.get" text:style-name="Internet_20_link" text:visited-style-name="Visited_20_Internet_20_Link"><text:span text:style-name="Strong_20_Emphasis"><text:span text:style-name="Source_20_Text"><text:span text:style-name="T199">Get()</text:span></text:span></text:span></text:a><text:span text:style-name="Strong_20_Emphasis"><text:span text:style-name="T53">  --&gt; it return only one object if more than one it throw error, </text:span></text:span><text:a xlink:type="simple" xlink:href="https://docs.djangoproject.com/en/6.0/ref/exceptions/#django.core.exceptions.MultipleObjectsReturned" text:style-name="Internet_20_link" text:visited-style-name="Visited_20_Internet_20_Link"><text:span text:style-name="Source_20_Text"><text:span text:style-name="T199">MultipleObjectsReturned</text:span></text:span></text:a><text:span text:style-name="Strong_20_Emphasis"><text:span text:style-name="T12">,</text:span></text:span></text:p>
      <text:p text:style-name="P124"><text:span text:style-name="Strong_20_Emphasis"><text:span text:style-name="T53"><text:s text:c="16"/></text:span></text:span></text:p>
      <text:p text:style-name="P124"><text:span text:style-name="Strong_20_Emphasis"><text:span text:style-name="T53">d) note --&gt; </text:span></text:span><text:span text:style-name="Strong_20_Emphasis"><text:span text:style-name="T12">f there are no results that match the query, </text:span></text:span><text:a xlink:type="simple" xlink:href="https://docs.djangoproject.com/en/6.0/ref/models/querysets/#django.db.models.query.QuerySet.get" text:style-name="Internet_20_link" text:visited-style-name="Visited_20_Internet_20_Link"><text:span text:style-name="Strong_20_Emphasis"><text:span text:style-name="Source_20_Text"><text:span text:style-name="T198">get()</text:span></text:span></text:span></text:a><text:span text:style-name="Strong_20_Emphasis"><text:span text:style-name="T53"> </text:span></text:span><text:span text:style-name="Strong_20_Emphasis"><text:span text:style-name="T12">will raise a </text:span></text:span><text:span text:style-name="Strong_20_Emphasis"><text:span text:style-name="Source_20_Text"><text:span text:style-name="T216">DoesNotExist</text:span></text:span></text:span><text:span text:style-name="Strong_20_Emphasis"><text:span text:style-name="T53"> </text:span></text:span><text:span text:style-name="Strong_20_Emphasis"><text:span text:style-name="T12">exception.</text:span></text:span></text:p>
      <text:p text:style-name="P121"><text:span text:style-name="Strong_20_Emphasis"><text:span text:style-name="T79">e) Limiting </text:span></text:span><text:span text:style-name="Strong_20_Emphasis"><text:span text:style-name="Source_20_Text"><text:span text:style-name="T233">QuerySet</text:span></text:span></text:span><text:span text:style-name="Strong_20_Emphasis"><text:span text:style-name="T79">s</text:span></text:span><text:a xlink:type="simple" xlink:href="https://docs.djangoproject.com/en/6.0/topics/db/queries/#limiting-querysets" text:style-name="Internet_20_link" text:visited-style-name="Visited_20_Internet_20_Link"><text:span text:style-name="Strong_20_Emphasis"><text:span text:style-name="T328">¶</text:span></text:span></text:a></text:p>
      <text:p text:style-name="P404"><text:span text:style-name="T82">Use a subset of Python’s array-slicing syntax to limit your </text:span><text:a xlink:type="simple" xlink:href="https://docs.djangoproject.com/en/6.0/ref/models/querysets/#django.db.models.query.QuerySet" text:style-name="Internet_20_link" text:visited-style-name="Visited_20_Internet_20_Link"><text:span text:style-name="Source_20_Text"><text:span text:style-name="T195">QuerySet</text:span></text:span></text:a><text:span text:style-name="T82"> to a certain number of results. This is the equivalent of SQL’s </text:span><text:span text:style-name="Source_20_Text"><text:span text:style-name="T234">LIMIT</text:span></text:span><text:span text:style-name="T82"> and </text:span><text:span text:style-name="Source_20_Text"><text:span text:style-name="T234">OFFSET</text:span></text:span><text:span text:style-name="T82"> clauses.</text:span></text:p>
      <text:p text:style-name="P404"><text:span text:style-name="T82">For example, this returns the first 5 objects (</text:span><text:span text:style-name="Source_20_Text"><text:span text:style-name="T234">LIMIT 5</text:span></text:span><text:span text:style-name="T82">):</text:span></text:p>
      <text:p text:style-name="P287"><text:span text:style-name="T452">&gt;&gt;&gt; </text:span>Entry<text:span text:style-name="T467">.</text:span>objects<text:span text:style-name="T467">.</text:span>all()[:<text:span text:style-name="T467">5</text:span>]</text:p>
      <text:p text:style-name="P121"><text:span text:style-name="Strong_20_Emphasis"><text:span text:style-name="T13"/></text:span></text:p>
      <text:p text:style-name="P121"><text:span text:style-name="Strong_20_Emphasis"><text:span text:style-name="T72">F)1. </text:span></text:span><text:span text:style-name="Strong_20_Emphasis"><text:span text:style-name="Source_20_Text"><text:span text:style-name="T167">exact</text:span></text:span></text:span><text:span text:style-name="Strong_20_Emphasis"><text:span text:style-name="T72"> (default lookup)</text:span></text:span></text:p>
      <text:p text:style-name="Text_20_body"><text:span text:style-name="Strong_20_Emphasis">Meaning:</text:span> Value must match <text:span text:style-name="Strong_20_Emphasis">exactly</text:span> (case-sensitive).</text:p>
      <text:p text:style-name="P398"><text:span text:style-name="Source_20_Text">Blog.objects.get(id__exact=14)</text:span></text:p>
      <text:p text:style-name="P399"><text:span text:style-name="Source_20_Text">Blog.objects.get(id=14) <text:s text:c="2"/># same thing (exact is implied)</text:span></text:p>
      <text:h text:style-name="P119" text:outline-level="1"><text:span text:style-name="Strong_20_Emphasis"><text:span text:style-name="Source_20_Text"><text:span text:style-name="T167">iexact</text:span></text:span></text:span><text:span text:style-name="Strong_20_Emphasis"><text:span text:style-name="T72"> (case-insensitive exact)</text:span></text:span></text:h>
      <text:p text:style-name="Text_20_body"><text:span text:style-name="Strong_20_Emphasis">Meaning:</text:span> Exact match <text:span text:style-name="Strong_20_Emphasis">but ignore case</text:span></text:p>
      <text:p text:style-name="P399"><text:span text:style-name="Source_20_Text">Blog.objects.get(name__iexact="beatles blog")</text:span></text:p>
      <text:p text:style-name="P121"><text:span text:style-name="Strong_20_Emphasis"><text:span text:style-name="T72"/></text:span></text:p>
      <text:p text:style-name="P121"><text:span text:style-name="Strong_20_Emphasis"><text:span text:style-name="T72">g)</text:span></text:span><text:span text:style-name="Strong_20_Emphasis"><text:span text:style-name="T71"> </text:span></text:span><text:a xlink:type="simple" xlink:href="https://docs.djangoproject.com/en/6.0/ref/models/querysets/#std-fieldlookup-contains" text:style-name="Internet_20_link" text:visited-style-name="Visited_20_Internet_20_Link"><text:span text:style-name="Strong_20_Emphasis"><text:span text:style-name="Source_20_Text"><text:span text:style-name="T176">contains</text:span></text:span></text:span></text:a></text:p>
      <text:p text:style-name="P232">Case-sensitive containment test. For example:</text:p>
      <text:p text:style-name="P276">Entry<text:span text:style-name="T467">.</text:span>objects<text:span text:style-name="T467">.</text:span>get(headline__contains<text:span text:style-name="T467">=</text:span><text:span text:style-name="T506">"Lennon"</text:span>)</text:p>
      <text:p text:style-name="P232">Roughly translates to this SQL:</text:p>
      <text:p text:style-name="P276"><text:span text:style-name="T479">SELECT</text:span><text:span text:style-name="T455"> </text:span>...<text:span text:style-name="T455"> </text:span><text:span text:style-name="T479">WHERE</text:span><text:span text:style-name="T455"> </text:span>headline<text:span text:style-name="T455"> </text:span><text:span text:style-name="T479">LIKE</text:span><text:span text:style-name="T455"> </text:span><text:span text:style-name="T506">'%Lennon%'</text:span>;</text:p>
      <text:p text:style-name="P121"><text:span text:style-name="Strong_20_Emphasis"><text:span text:style-name="T72"/></text:span></text:p>
      <text:h text:style-name="P119" text:outline-level="1"><text:soft-page-break/><text:span text:style-name="Strong_20_Emphasis"><text:span text:style-name="T73">1. What does “Lookups that span relationships” mean?</text:span></text:span></text:h>
      <text:p text:style-name="Text_20_body">It means:</text:p>
      <text:p text:style-name="Text_20_body">👉 You can <text:span text:style-name="Strong_20_Emphasis">query fields from related models</text:span> using <text:span text:style-name="Source_20_Text">__</text:span> (double underscore).<text:line-break/>👉 Django automatically performs <text:span text:style-name="Strong_20_Emphasis">SQL JOIN</text:span> behind the scenes.</text:p>
      <text:p text:style-name="P121"><text:span text:style-name="Strong_20_Emphasis"><text:span text:style-name="T13"/></text:span></text:p>
      <text:p text:style-name="P121"><text:span text:style-name="Strong_20_Emphasis"><text:span text:style-name="T13">Entry.objects.filter(blog__name="Beatles Blog")</text:span></text:span></text:p>
      <text:p text:style-name="P121"><text:span text:style-name="Strong_20_Emphasis"><text:span text:style-name="T13">Meaning (step-by-step)</text:span></text:span></text:p>
      <text:p text:style-name="P121"><text:span text:style-name="Strong_20_Emphasis"><text:span text:style-name="T13">Entry → starting model</text:span></text:span></text:p>
      <text:p text:style-name="P121"><text:span text:style-name="Strong_20_Emphasis"><text:span text:style-name="T13"/></text:span></text:p>
      <text:p text:style-name="P121"><text:span text:style-name="Strong_20_Emphasis"><text:span text:style-name="T13">blog → go to related Blog (ForeignKey)</text:span></text:span></text:p>
      <text:p text:style-name="P121"><text:span text:style-name="Strong_20_Emphasis"><text:span text:style-name="T13"/></text:span></text:p>
      <text:p text:style-name="P121"><text:span text:style-name="Strong_20_Emphasis"><text:span text:style-name="T13">name → Blog’s name field</text:span></text:span></text:p>
      <text:p text:style-name="P121"><text:span text:style-name="Strong_20_Emphasis"><text:span text:style-name="T13"/></text:span></text:p>
      <text:p text:style-name="P121"><text:span text:style-name="Strong_20_Emphasis"><text:span text:style-name="T13">"Beatles Blog" → filter value</text:span></text:span></text:p>
      <text:p text:style-name="P121"><text:span text:style-name="Strong_20_Emphasis"><text:span text:style-name="T13"/></text:span></text:p>
      <text:p text:style-name="P121"><text:span text:style-name="Strong_20_Emphasis"><text:span text:style-name="T13">👉 Return all Entry objects whose Blog name = "Beatles Blog"</text:span></text:span></text:p>
      <text:p text:style-name="P121"><text:span text:style-name="Strong_20_Emphasis"><text:span text:style-name="T13"/></text:span></text:p>
      <text:h text:style-name="P119" text:outline-level="1"><text:span text:style-name="Strong_20_Emphasis"><text:span text:style-name="T13">3. Reverse relationship lookup (backward)</text:span></text:span></text:h>
      <text:p text:style-name="Text_20_body">Now starting from <text:span text:style-name="Strong_20_Emphasis">Blog → Entry</text:span></text:p>
      <text:p text:style-name="P399"><text:span text:style-name="Source_20_Text">Blog.objects.filter(entry__headline__contains="Lennon")</text:span></text:p>
      <text:h text:style-name="Heading_20_3" text:outline-level="3">Meaning</text:h>
      <text:list xml:id="list1279081779" text:style-name="L95">
        <text:list-item>
          <text:p text:style-name="P722">Start from <text:span text:style-name="Source_20_Text">Blog</text:span></text:p>
        </text:list-item>
        <text:list-item>
          <text:p text:style-name="P722"><text:span text:style-name="Source_20_Text">entry</text:span> → reverse ForeignKey (Blog → Entry)</text:p>
        </text:list-item>
        <text:list-item>
          <text:p text:style-name="P722"><text:span text:style-name="Source_20_Text">headline</text:span> → Entry field</text:p>
        </text:list-item>
        <text:list-item>
          <text:p text:style-name="P722"><text:span text:style-name="Source_20_Text">contains="Lennon"</text:span></text:p>
        </text:list-item>
      </text:list>
      <text:p text:style-name="P558">👉 Return <text:span text:style-name="Strong_20_Emphasis">all Blogs having at least one Entry whose headline contains "Lennon"</text:span></text:p>
      <text:p text:style-name="P121"><text:span text:style-name="Strong_20_Emphasis"><text:span text:style-name="T13"/></text:span></text:p>
      <text:p text:style-name="P121"><text:span text:style-name="Strong_20_Emphasis"><text:span text:style-name="T13"/></text:span></text:p>
      <text:p text:style-name="P121"><text:span text:style-name="Strong_20_Emphasis"><text:span text:style-name="T80">Blog.objects.filter(entry__authors__name__isnull=True)</text:span></text:span></text:p>
      <text:p text:style-name="P121"><text:span text:style-name="Strong_20_Emphasis"><text:span text:style-name="T80"/></text:span></text:p>
      <text:p text:style-name="P121"><text:span text:style-name="Strong_20_Emphasis"><text:span text:style-name="T80">What it REALLY means</text:span></text:span></text:p>
      <text:p text:style-name="P121"><text:span text:style-name="Strong_20_Emphasis"><text:span text:style-name="T80">It returns Blogs where ANY of these is true:</text:span></text:span></text:p>
      <text:p text:style-name="P121"><text:soft-page-break/><text:span text:style-name="Strong_20_Emphasis"><text:span text:style-name="T79"/></text:span></text:p>
      <text:p text:style-name="P121"><text:span text:style-name="Strong_20_Emphasis"><text:span text:style-name="T79">Entry has an Author but author.name is NULL</text:span></text:span></text:p>
      <text:p text:style-name="P121"><text:span text:style-name="Strong_20_Emphasis"><text:span text:style-name="T79"/></text:span></text:p>
      <text:p text:style-name="P121"><text:span text:style-name="Strong_20_Emphasis"><text:span text:style-name="T79">Entry has NO author at all (author relation missing)</text:span></text:span></text:p>
      <text:p text:style-name="P121"><text:span text:style-name="Strong_20_Emphasis"><text:span text:style-name="T80"/></text:span></text:p>
      <text:p text:style-name="P127"><text:span text:style-name="Strong_20_Emphasis"><text:span text:style-name="T81">all major lookups </text:span></text:span></text:p>
      <text:p text:style-name="P127"><text:span text:style-name="Strong_20_Emphasis"><text:span text:style-name="T81"/></text:span></text:p>
      <text:p text:style-name="P127"><text:span text:style-name="Strong_20_Emphasis"><text:span text:style-name="T81"/></text:span></text:p>
      <table:table table:name="Table24" table:style-name="Table24">
        <table:table-column table:style-name="Table24.A"/>
        <table:table-column table:style-name="Table24.B"/>
        <table:table-header-rows>
          <table:table-row>
            <table:table-cell table:style-name="Table24.A1" office:value-type="string">
              <text:p text:style-name="Table_20_Heading">Lookup</text:p>
            </table:table-cell>
            <table:table-cell table:style-name="Table24.A1" office:value-type="string">
              <text:p text:style-name="Table_20_Heading">Meaning</text:p>
            </table:table-cell>
          </table:table-row>
        </table:table-header-rows>
        <table:table-row>
          <table:table-cell table:style-name="Table24.A1" office:value-type="string">
            <text:p text:style-name="Table_20_Contents"><text:span text:style-name="Source_20_Text">exact</text:span></text:p>
          </table:table-cell>
          <table:table-cell table:style-name="Table24.A1" office:value-type="string">
            <text:p text:style-name="Table_20_Contents">exact match</text:p>
          </table:table-cell>
        </table:table-row>
        <table:table-row>
          <table:table-cell table:style-name="Table24.A1" office:value-type="string">
            <text:p text:style-name="Table_20_Contents"><text:span text:style-name="Source_20_Text">iexact</text:span></text:p>
          </table:table-cell>
          <table:table-cell table:style-name="Table24.A1" office:value-type="string">
            <text:p text:style-name="Table_20_Contents">case-insensitive exact</text:p>
          </table:table-cell>
        </table:table-row>
        <table:table-row>
          <table:table-cell table:style-name="Table24.A1" office:value-type="string">
            <text:p text:style-name="Table_20_Contents"><text:span text:style-name="Source_20_Text">contains</text:span></text:p>
          </table:table-cell>
          <table:table-cell table:style-name="Table24.A1" office:value-type="string">
            <text:p text:style-name="Table_20_Contents">substring</text:p>
          </table:table-cell>
        </table:table-row>
        <table:table-row>
          <table:table-cell table:style-name="Table24.A1" office:value-type="string">
            <text:p text:style-name="Table_20_Contents"><text:span text:style-name="Source_20_Text">icontains</text:span></text:p>
          </table:table-cell>
          <table:table-cell table:style-name="Table24.A1" office:value-type="string">
            <text:p text:style-name="Table_20_Contents">case-insensitive substring</text:p>
          </table:table-cell>
        </table:table-row>
        <table:table-row>
          <table:table-cell table:style-name="Table24.A1" office:value-type="string">
            <text:p text:style-name="Table_20_Contents"><text:span text:style-name="Source_20_Text">gt</text:span></text:p>
          </table:table-cell>
          <table:table-cell table:style-name="Table24.A1" office:value-type="string">
            <text:p text:style-name="Table_20_Contents">greater than</text:p>
          </table:table-cell>
        </table:table-row>
        <table:table-row>
          <table:table-cell table:style-name="Table24.A1" office:value-type="string">
            <text:p text:style-name="Table_20_Contents"><text:span text:style-name="Source_20_Text">lt</text:span></text:p>
          </table:table-cell>
          <table:table-cell table:style-name="Table24.A1" office:value-type="string">
            <text:p text:style-name="Table_20_Contents">less than</text:p>
          </table:table-cell>
        </table:table-row>
        <table:table-row>
          <table:table-cell table:style-name="Table24.A1" office:value-type="string">
            <text:p text:style-name="Table_20_Contents"><text:span text:style-name="Source_20_Text">gte</text:span></text:p>
          </table:table-cell>
          <table:table-cell table:style-name="Table24.A1" office:value-type="string">
            <text:p text:style-name="Table_20_Contents">≥</text:p>
          </table:table-cell>
        </table:table-row>
        <table:table-row>
          <table:table-cell table:style-name="Table24.A1" office:value-type="string">
            <text:p text:style-name="Table_20_Contents"><text:span text:style-name="Source_20_Text">lte</text:span></text:p>
          </table:table-cell>
          <table:table-cell table:style-name="Table24.A1" office:value-type="string">
            <text:p text:style-name="Table_20_Contents">≤</text:p>
          </table:table-cell>
        </table:table-row>
        <table:table-row>
          <table:table-cell table:style-name="Table24.A1" office:value-type="string">
            <text:p text:style-name="Table_20_Contents"><text:span text:style-name="Source_20_Text">startswith</text:span></text:p>
          </table:table-cell>
          <table:table-cell table:style-name="Table24.A1" office:value-type="string">
            <text:p text:style-name="Table_20_Contents">starts with</text:p>
          </table:table-cell>
        </table:table-row>
        <table:table-row>
          <table:table-cell table:style-name="Table24.A1" office:value-type="string">
            <text:p text:style-name="Table_20_Contents"><text:span text:style-name="Source_20_Text">endswith</text:span></text:p>
          </table:table-cell>
          <table:table-cell table:style-name="Table24.A1" office:value-type="string">
            <text:p text:style-name="Table_20_Contents">ends with</text:p>
          </table:table-cell>
        </table:table-row>
        <table:table-row>
          <table:table-cell table:style-name="Table24.A1" office:value-type="string">
            <text:p text:style-name="Table_20_Contents"><text:span text:style-name="Source_20_Text">isnull</text:span></text:p>
          </table:table-cell>
          <table:table-cell table:style-name="Table24.A1" office:value-type="string">
            <text:p text:style-name="Table_20_Contents">NULL check</text:p>
          </table:table-cell>
        </table:table-row>
      </table:table>
      <text:p text:style-name="P127"><text:span text:style-name="Strong_20_Emphasis"><text:span text:style-name="T81"/></text:span></text:p>
      <text:p text:style-name="P127"><text:span text:style-name="Strong_20_Emphasis"><text:span text:style-name="T81">Before all this lookups double underscore is importnat </text:span></text:span></text:p>
      <text:p text:style-name="P125"><text:span text:style-name="Strong_20_Emphasis"><text:span text:style-name="T37">multivalued handling </text:span></text:span></text:p>
      <text:h text:style-name="P120" text:outline-level="2"><text:span text:style-name="Strong_20_Emphasis"><text:span text:style-name="T14">Case 1 — Same Entry must satisfy BOTH conditions</text:span></text:span></text:h>
      <text:p text:style-name="Quotations"><text:span text:style-name="T418">Blogs having </text:span><text:span text:style-name="Strong_20_Emphasis"><text:span text:style-name="T418">an entry from 2008 AND headline contains "Lennon"</text:span></text:span><text:span text:style-name="T418"><text:line-break/>(Both must be true for the SAME entry)</text:span></text:p>
      <text:p text:style-name="P398"><text:span text:style-name="Source_20_Text"><text:span text:style-name="T418">Blog.objects.filter(</text:span></text:span></text:p>
      <text:p text:style-name="P398"><text:span text:style-name="Source_20_Text"><text:span text:style-name="T418"><text:s text:c="4"/>entry__headline__contains="Lennon",</text:span></text:span></text:p>
      <text:p text:style-name="P398"><text:span text:style-name="Source_20_Text"><text:span text:style-name="T418"><text:s text:c="4"/>entry__pub_date__year=2008</text:span></text:span></text:p>
      <text:p text:style-name="P399"><text:span text:style-name="Source_20_Text"><text:span text:style-name="T418">)</text:span></text:span></text:p>
      <text:h text:style-name="P120" text:outline-level="2"><text:span text:style-name="Strong_20_Emphasis"><text:span text:style-name="T14">To FORCE same entry strictly</text:span></text:span></text:h>
      <text:p text:style-name="Text_20_body">Use <text:span text:style-name="Strong_20_Emphasis"><text:span text:style-name="Source_20_Text">filter()</text:span></text:span><text:span text:style-name="Strong_20_Emphasis"> chaining on same relation</text:span></text:p>
      <text:p text:style-name="P398"><text:span text:style-name="Source_20_Text">Blog.objects.filter(</text:span></text:p>
      <text:p text:style-name="P398"><text:span text:style-name="Source_20_Text"><text:s text:c="4"/>entry__headline__contains="Lennon"</text:span></text:p>
      <text:p text:style-name="P398"><text:span text:style-name="Source_20_Text">).filter(</text:span></text:p>
      <text:p text:style-name="P398"><text:span text:style-name="Source_20_Text"><text:s text:c="4"/>entry__pub_date__year=2008</text:span></text:p>
      <text:p text:style-name="P399"><text:span text:style-name="Source_20_Text">)</text:span></text:p>
      <text:p text:style-name="P121"><text:soft-page-break/><text:span text:style-name="Strong_20_Emphasis"><text:span text:style-name="T14"/></text:span></text:p>
      <text:p text:style-name="P121"><text:span text:style-name="Strong_20_Emphasis"><text:span text:style-name="T14"/></text:span></text:p>
      <text:h text:style-name="P119" text:outline-level="1"><text:span text:style-name="Strong_20_Emphasis"><text:span text:style-name="T42">What is </text:span></text:span><text:span text:style-name="Strong_20_Emphasis"><text:span text:style-name="Source_20_Text"><text:span text:style-name="T168">F()</text:span></text:span></text:span><text:span text:style-name="Strong_20_Emphasis"><text:span text:style-name="T42"> Expression?</text:span></text:span></text:h>
      <text:p text:style-name="Text_20_body"><text:span text:style-name="Source_20_Text"><text:span text:style-name="T530">F()</text:span></text:span><text:span text:style-name="T530"> is used when you want to </text:span><text:span text:style-name="Strong_20_Emphasis"><text:span text:style-name="T530">compare one field with another field inside the same database row</text:span></text:span><text:span text:style-name="T530"> (without loading data into Python).</text:span></text:p>
      <text:p text:style-name="P121"><text:span text:style-name="Strong_20_Emphasis"><text:span text:style-name="Source_20_Text"><text:span text:style-name="T93">F()</text:span></text:span></text:span><text:span text:style-name="Strong_20_Emphasis"><text:span text:style-name="T68"> compares fields inside the SAME row (record)</text:span></text:span><text:span text:style-name="Strong_20_Emphasis"><text:span text:style-name="T49"> of the table</text:span></text:span></text:p>
      <text:h text:style-name="P119" text:outline-level="1"><text:span text:style-name="Strong_20_Emphasis"><text:span text:style-name="T49">1. Compare one field with another</text:span></text:span></text:h>
      <text:h text:style-name="Heading_20_2" text:outline-level="2">comments &gt; pingbacks</text:h>
      <text:p text:style-name="P399"><text:span text:style-name="Source_20_Text">Post.objects.filter(comments__gt=F("pingbacks"))</text:span></text:p>
      <text:p text:style-name="Text_20_body"><text:span text:style-name="Strong_20_Emphasis">Meaning:</text:span> comments &gt; pingbacks (same row)</text:p>
      <text:p text:style-name="Horizontal_20_Line"/>
      <text:h text:style-name="Heading_20_1" text:outline-level="1"><text:span text:style-name="T586">2. Arithmetic with </text:span><text:span text:style-name="Source_20_Text"><text:span text:style-name="T586">F()</text:span></text:span></text:h>
      <text:h text:style-name="Heading_20_2" text:outline-level="2">comments &gt; 2 × pingbacks</text:h>
      <text:p text:style-name="P399"><text:span text:style-name="Source_20_Text">Post.objects.filter(comments__gt=F("pingbacks") * 2)</text:span></text:p>
      <text:p text:style-name="Horizontal_20_Line"/>
      <text:h text:style-name="Heading_20_1" text:outline-level="1"><text:span text:style-name="T588">3. Arithmetic with two </text:span><text:span text:style-name="Source_20_Text"><text:span text:style-name="T588">F()</text:span></text:span><text:span text:style-name="T588"> fields</text:span></text:h>
      <text:h text:style-name="Heading_20_2" text:outline-level="2">rating &lt; comments + pingbacks</text:h>
      <text:p text:style-name="P399"><text:span text:style-name="Source_20_Text">Post.objects.filter(rating__lt=F("comments") + F("pingbacks"))</text:span></text:p>
      <text:p text:style-name="P121"><text:span text:style-name="Strong_20_Emphasis"><text:span text:style-name="T49"/></text:span></text:p>
      <text:p text:style-name="P121"><text:span text:style-name="Strong_20_Emphasis"><text:span text:style-name="T49"/></text:span></text:p>
      <text:p text:style-name="P121"><text:span text:style-name="Strong_20_Emphasis"><text:span text:style-name="T49"/></text:span></text:p>
      <text:p text:style-name="P123"><text:span text:style-name="Strong_20_Emphasis"><text:span text:style-name="T254">NOTE -----&gt; <text:s/></text:span></text:span><text:span text:style-name="Strong_20_Emphasis"><text:span text:style-name="T274">pub_date = models.DateField()</text:span></text:span></text:p>
      <text:p text:style-name="P123"><text:span text:style-name="Strong_20_Emphasis"><text:span text:style-name="T254">here if you do pub_date__year --&gt; you get the year </text:span></text:span></text:p>
      <text:p text:style-name="P123"><text:span text:style-name="Strong_20_Emphasis"><text:span text:style-name="T254"><text:s text:c="24"/>pub_date__date ---&gt; <text:s/>you get the date </text:span></text:span></text:p>
      <text:p text:style-name="P123"><text:span text:style-name="Strong_20_Emphasis"><text:span text:style-name="T254"><text:s text:c="24"/>pub_date__month --&gt; you get the month </text:span></text:span></text:p>
      <text:p text:style-name="P123"><text:span text:style-name="Strong_20_Emphasis"><text:span text:style-name="T50"/></text:span></text:p>
      <text:p text:style-name="P123"><text:span text:style-name="Strong_20_Emphasis"><text:span text:style-name="T50"/></text:span></text:p>
      <text:p text:style-name="P122"><text:soft-page-break/><text:span text:style-name="Strong_20_Emphasis"><text:span text:style-name="T227">h</text:span></text:span><text:span text:style-name="Strong_20_Emphasis"><text:span text:style-name="T35">) </text:span></text:span><text:span text:style-name="Strong_20_Emphasis"><text:span text:style-name="T227">Blog</text:span></text:span><text:span text:style-name="Strong_20_Emphasis"><text:span text:style-name="T304">.</text:span></text:span><text:span text:style-name="Strong_20_Emphasis"><text:span text:style-name="T227">objects</text:span></text:span><text:span text:style-name="Strong_20_Emphasis"><text:span text:style-name="T304">.</text:span></text:span><text:span text:style-name="Strong_20_Emphasis"><text:span text:style-name="T227">filter(pk__in</text:span></text:span><text:span text:style-name="Strong_20_Emphasis"><text:span text:style-name="T304">=</text:span></text:span><text:span text:style-name="Strong_20_Emphasis"><text:span text:style-name="T227">[</text:span></text:span><text:span text:style-name="Strong_20_Emphasis"><text:span text:style-name="T304">1</text:span></text:span><text:span text:style-name="Strong_20_Emphasis"><text:span text:style-name="T227">, </text:span></text:span><text:span text:style-name="Strong_20_Emphasis"><text:span text:style-name="T304">4</text:span></text:span><text:span text:style-name="Strong_20_Emphasis"><text:span text:style-name="T227">, </text:span></text:span><text:span text:style-name="Strong_20_Emphasis"><text:span text:style-name="T304">7</text:span></text:span><text:span text:style-name="Strong_20_Emphasis"><text:span text:style-name="T227">])</text:span></text:span></text:p>
      <text:p text:style-name="P123"><text:span text:style-name="Strong_20_Emphasis"><text:span text:style-name="T64"/></text:span></text:p>
      <text:p text:style-name="P126"><text:span text:style-name="Strong_20_Emphasis"><text:span text:style-name="T65"/></text:span></text:p>
      <text:p text:style-name="P126"><text:span text:style-name="Strong_20_Emphasis"><text:span text:style-name="T65"/></text:span></text:p>
      <text:h text:style-name="P462" text:outline-level="2"><text:span text:style-name="Strong_20_Emphasis"><text:span text:style-name="T83">Querying </text:span></text:span><text:span text:style-name="Strong_20_Emphasis"><text:span text:style-name="Source_20_Text"><text:span text:style-name="T235">JSONField</text:span></text:span></text:span><text:a xlink:type="simple" xlink:href="https://docs.djangoproject.com/en/6.0/topics/db/queries/#querying-jsonfield" text:style-name="Internet_20_link" text:visited-style-name="Visited_20_Internet_20_Link"><text:span text:style-name="Strong_20_Emphasis"><text:span text:style-name="T329">¶</text:span></text:span></text:a></text:h>
      <text:p text:style-name="P463"><text:span text:style-name="Strong_20_Emphasis"><text:span text:style-name="T322"/></text:span></text:p>
      <text:p text:style-name="P517">Lookups implementation is different in <text:a xlink:type="simple" xlink:href="https://docs.djangoproject.com/en/6.0/ref/models/fields/#django.db.models.JSONField" text:style-name="Internet_20_link" text:visited-style-name="Visited_20_Internet_20_Link"><text:span text:style-name="Source_20_Text"><text:span text:style-name="T450">JSONField</text:span></text:span></text:a>, mainly due to the existence of key transformations. To demonstrate, we will use the following example model:</text:p>
      <text:p text:style-name="P547"><text:span text:style-name="T480">from</text:span><text:span text:style-name="T455"> </text:span><text:span text:style-name="T495">django.db</text:span><text:span text:style-name="T455"> </text:span><text:span text:style-name="T480">import</text:span> models</text:p>
      <text:p text:style-name="P549"><text:span text:style-name="T487"><text:s text:c="2"/>class</text:span><text:span text:style-name="T463"> </text:span><text:span text:style-name="T501">Dog</text:span><text:span text:style-name="T449">(models</text:span><text:span text:style-name="T472">.</text:span><text:span text:style-name="T449">Model):</text:span></text:p>
      <text:p text:style-name="P548"><text:s text:c="4"/><text:span text:style-name="T422">name </text:span><text:span text:style-name="T468">=</text:span><text:span text:style-name="T422"> models</text:span><text:span text:style-name="T468">.</text:span><text:span text:style-name="T422">CharField(max_length</text:span><text:span text:style-name="T468">=200</text:span><text:span text:style-name="T422">)</text:span></text:p>
      <text:p text:style-name="P548"><text:s text:c="4"/><text:span text:style-name="T422">data </text:span><text:span text:style-name="T468">=</text:span><text:span text:style-name="T422"> models</text:span><text:span text:style-name="T468">.</text:span><text:span text:style-name="T422">JSONField(null</text:span><text:span text:style-name="T468">=</text:span><text:span text:style-name="T486">True</text:span><text:span text:style-name="T422">)</text:span></text:p>
      <text:p text:style-name="P546"/>
      <text:p text:style-name="P548"><text:s text:c="4"/><text:span text:style-name="T486">def</text:span><text:span text:style-name="T458"> </text:span><text:span text:style-name="T422">__str__(</text:span><text:span text:style-name="T481">self</text:span><text:span text:style-name="T422">):</text:span></text:p>
      <text:p text:style-name="P548"><text:s text:c="8"/><text:span text:style-name="T486">return</text:span><text:span text:style-name="T422"> </text:span><text:span text:style-name="T481">self</text:span><text:span text:style-name="T468">.</text:span><text:span text:style-name="T422">name</text:span></text:p>
      <text:p text:style-name="P517"><text:bookmark text:name="storing-and-querying-for-none"/><text:line-break/></text:p>
      <text:h text:style-name="P518" text:outline-level="1">Core Idea</text:h>
      <text:p text:style-name="Text_20_body">In <text:span text:style-name="Strong_20_Emphasis">JSONField</text:span>, there are <text:span text:style-name="Strong_20_Emphasis">two different NULL types</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Type</text:p>
            </table:table-cell>
            <table:table-cell table:style-name="Table23.A1" office:value-type="string">
              <text:p text:style-name="Table_20_Heading">Stored in DB</text:p>
            </table:table-cell>
            <table:table-cell table:style-name="Table23.A1" office:value-type="string">
              <text:p text:style-name="Table_20_Heading">Meaning</text:p>
            </table:table-cell>
          </table:table-row>
        </table:table-header-rows>
        <table:table-row>
          <table:table-cell table:style-name="Table23.A1" office:value-type="string">
            <text:p text:style-name="Table_20_Contents"><text:span text:style-name="Strong_20_Emphasis">SQL NULL</text:span></text:p>
          </table:table-cell>
          <table:table-cell table:style-name="Table23.A1" office:value-type="string">
            <text:p text:style-name="Table_20_Contents">Database NULL</text:p>
          </table:table-cell>
          <table:table-cell table:style-name="Table23.A1" office:value-type="string">
            <text:p text:style-name="Table_20_Contents">Field has <text:span text:style-name="Emphasis">no value</text:span></text:p>
          </table:table-cell>
        </table:table-row>
        <table:table-row>
          <table:table-cell table:style-name="Table23.A1" office:value-type="string">
            <text:p text:style-name="Table_20_Contents"><text:span text:style-name="Strong_20_Emphasis">JSON null</text:span></text:p>
          </table:table-cell>
          <table:table-cell table:style-name="Table23.A1" office:value-type="string">
            <text:p text:style-name="Table_20_Contents">JSON <text:span text:style-name="Source_20_Text">null</text:span></text:p>
          </table:table-cell>
          <table:table-cell table:style-name="Table23.A1" office:value-type="string">
            <text:p text:style-name="Table_20_Contents">Field has value = null</text:p>
          </table:table-cell>
        </table:table-row>
      </table:table>
      <text:p text:style-name="Text_20_body">But ⚠️ <text:span text:style-name="Strong_20_Emphasis">in Python both become </text:span><text:span text:style-name="Strong_20_Emphasis"><text:span text:style-name="Source_20_Text">None</text:span></text:span>, so they look same when you read them.</text:p>
      <text:h text:style-name="P519" text:outline-level="2">Case 2 — JSON null</text:h>
      <text:p text:style-name="P398"><text:span text:style-name="Source_20_Text">from django.db.models import Value, JSONField</text:span></text:p>
      <text:p text:style-name="P398"/>
      <text:p text:style-name="P399"><text:span text:style-name="Source_20_Text">Dog.objects.create(name="Archie", data=Value(None, JSONField()))</text:span></text:p>
      <text:p text:style-name="Text_20_body">Stored in DB:</text:p>
      <text:p text:style-name="P399"><text:span text:style-name="Source_20_Text">data = null <text:s text:c="2"/>(JSON null inside JSON)</text:span></text:p>
      <text:p text:style-name="Horizontal_20_Line"><text:soft-page-break/></text:p>
      <text:h text:style-name="Heading_20_1" text:outline-level="1">2. When retrieving from DB</text:h>
      <text:p text:style-name="Text_20_body">Both become:</text:p>
      <text:p text:style-name="P399"><text:span text:style-name="Source_20_Text">None</text:span></text:p>
      <text:p text:style-name="Text_20_body">So Python <text:span text:style-name="Strong_20_Emphasis">cannot distinguish</text:span>:</text:p>
      <text:p text:style-name="P398"><text:span text:style-name="Source_20_Text">dog1.data == None <text:s text:c="2"/># True (SQL NULL)</text:span></text:p>
      <text:p text:style-name="P399"><text:span text:style-name="Source_20_Text">dog2.data == None <text:s text:c="2"/># True (JSON null)</text:span></text:p>
      <text:p text:style-name="Text_20_body">That’s why confusion happens.</text:p>
      <text:p text:style-name="P517"/>
      <text:h text:style-name="P518" text:outline-level="1">3. Querying behavior (VERY IMPORTANT ⚡)</text:h>
      <text:h text:style-name="Heading_20_2" text:outline-level="2">Query using <text:span text:style-name="Source_20_Text">None</text:span></text:h>
      <text:p text:style-name="P399"><text:span text:style-name="Source_20_Text">Dog.objects.filter(data=None)</text:span></text:p>
      <text:p text:style-name="Text_20_body">This <text:span text:style-name="Strong_20_Emphasis">searches JSON null</text:span>, NOT SQL NULL.</text:p>
      <text:p text:style-name="Text_20_body">Result:</text:p>
      <text:p text:style-name="P399"><text:span text:style-name="Source_20_Text">Archie <text:s/>(JSON null)</text:span></text:p>
      <text:p text:style-name="Text_20_body">Same:</text:p>
      <text:p text:style-name="P399"><text:span text:style-name="Source_20_Text">Dog.objects.filter(data=Value(None, JSONField()))</text:span></text:p>
      <text:p text:style-name="Text_20_body">Also finds JSON null.</text:p>
      <text:p text:style-name="P517"/>
      <text:p text:style-name="P517"/>
      <text:p text:style-name="P559"><text:span text:style-name="T584">I</text:span><text:span text:style-name="T572">NSIDE JSON LET’S SAY WE HAVE , NESTED JSON , IN THIS CASE TO TRAVESE ON IT WE USE DOUBLE UNDERSCORE __</text:span></text:p>
      <text:p text:style-name="P477"/>
      <text:p text:style-name="P478">example ---&gt; <text:s/></text:p>
      <text:p text:style-name="P478"><text:s/>Dog.objects.create(</text:p>
      <text:p text:style-name="P478"><text:soft-page-break/>... <text:s text:c="4"/>name="Shep",</text:p>
      <text:p text:style-name="P478">... <text:s text:c="4"/>data={</text:p>
      <text:p text:style-name="P478">... <text:s text:c="8"/>"owner": {"name": "Bob"},</text:p>
      <text:p text:style-name="P478">... <text:s text:c="8"/>"breed": ["collie", "lhasa apso"],</text:p>
      <text:p text:style-name="P478">... <text:s text:c="4"/>},</text:p>
      <text:p text:style-name="P478">... )</text:p>
      <text:p text:style-name="P141">now to access it :-&gt; <text:s/>Dog.objects.filter(data__owner__name = "Bob")</text:p>
      <text:p text:style-name="P141"/>
      <text:p text:style-name="P141"/>
      <text:h text:style-name="P542" text:outline-level="1"><text:span text:style-name="T512">1. </text:span><text:span text:style-name="Source_20_Text"><text:span text:style-name="T512">has_key</text:span></text:span></text:h>
      <text:h text:style-name="Heading_20_2" text:outline-level="2">Meaning</text:h>
      <text:p text:style-name="Text_20_body">Returns objects where <text:span text:style-name="Strong_20_Emphasis">ONE specific key exists</text:span> in JSON (top-level only).</text:p>
      <text:h text:style-name="Heading_20_2" text:outline-level="2">Example data</text:h>
      <text:p text:style-name="P398"><text:span text:style-name="Source_20_Text">Dog.objects.create(name="Rufus", data={"breed": "labrador"})</text:span></text:p>
      <text:p text:style-name="P399"><text:span text:style-name="Source_20_Text">Dog.objects.create(name="Meg", data={"breed": "collie", "owner": "Bob"})</text:span></text:p>
      <text:h text:style-name="Heading_20_2" text:outline-level="2">Query</text:h>
      <text:p text:style-name="P399"><text:span text:style-name="Source_20_Text">Dog.objects.filter(data__has_key="owner")</text:span></text:p>
      <text:h text:style-name="Heading_20_2" text:outline-level="2">Result</text:h>
      <text:p text:style-name="P399"><text:span text:style-name="Source_20_Text">Meg</text:span></text:p>
      <text:p text:style-name="Text_20_body">Because only <text:span text:style-name="Strong_20_Emphasis">Meg</text:span> has <text:span text:style-name="Source_20_Text">"owner"</text:span> key.</text:p>
      <text:p text:style-name="Horizontal_20_Line"/>
      <text:h text:style-name="Heading_20_1" text:outline-level="1"><text:soft-page-break/>2. <text:span text:style-name="Source_20_Text">has_keys</text:span></text:h>
      <text:h text:style-name="Heading_20_2" text:outline-level="2">Meaning</text:h>
      <text:p text:style-name="Text_20_body">Returns objects where <text:span text:style-name="Strong_20_Emphasis">ALL given keys must exist</text:span> (AND condition).</text:p>
      <text:h text:style-name="Heading_20_2" text:outline-level="2">Query</text:h>
      <text:p text:style-name="P399"><text:span text:style-name="Source_20_Text">Dog.objects.filter(data__has_keys=["breed", "owner"])</text:span></text:p>
      <text:h text:style-name="Heading_20_2" text:outline-level="2">Result</text:h>
      <text:p text:style-name="P399"><text:span text:style-name="Source_20_Text">Meg</text:span></text:p>
      <text:p text:style-name="Text_20_body">Because:</text:p>
      <text:list xml:id="list1454500226" text:style-name="L96">
        <text:list-item>
          <text:p text:style-name="P723">Rufus → only <text:span text:style-name="Source_20_Text">breed</text:span> ❌ missing <text:span text:style-name="Source_20_Text">owner</text:span></text:p>
        </text:list-item>
        <text:list-item>
          <text:p text:style-name="P723">Meg → has both <text:span text:style-name="Source_20_Text">breed</text:span> AND <text:span text:style-name="Source_20_Text">owner</text:span> ✅</text:p>
        </text:list-item>
      </text:list>
      <text:p text:style-name="Horizontal_20_Line"/>
      <text:h text:style-name="Heading_20_1" text:outline-level="1">3. <text:span text:style-name="Source_20_Text">has_any_keys</text:span></text:h>
      <text:h text:style-name="Heading_20_2" text:outline-level="2">Meaning</text:h>
      <text:p text:style-name="Text_20_body">Returns objects where <text:span text:style-name="Strong_20_Emphasis">AT LEAST ONE key exists</text:span> (OR condition).</text:p>
      <text:h text:style-name="Heading_20_2" text:outline-level="2">Query</text:h>
      <text:p text:style-name="P399"><text:span text:style-name="Source_20_Text">Dog.objects.filter(data__has_any_keys=["owner", "color"])</text:span></text:p>
      <text:p text:style-name="P141"/>
      <text:p text:style-name="P147">ASYNCHRONUS </text:p>
      <text:p text:style-name="P142"/>
      <text:p text:style-name="P545"><text:span text:style-name="Strong_20_Emphasis"><text:span text:style-name="T514">Async code me normal Django ORM query use nahi kar sakte</text:span></text:span><text:span text:style-name="T512"> (kyunki wo blocking hoti hai).</text:span></text:p>
      <text:list xml:id="list888083812" text:style-name="L97">
        <text:list-item>
          <text:p text:style-name="P724">Agar use ki → <text:span text:style-name="Strong_20_Emphasis"><text:span text:style-name="Source_20_Text">SynchronousOnlyOperation</text:span></text:span><text:span text:style-name="Strong_20_Emphasis"> error</text:span> aayega.</text:p>
        </text:list-item>
      </text:list>
      <text:p text:style-name="Horizontal_20_Line"/>
      <text:h text:style-name="Heading_20_3" text:outline-level="3">Solution</text:h>
      <text:list xml:id="list1650971718" text:style-name="L98">
        <text:list-item>
          <text:p text:style-name="P725">Blocking methods ka <text:span text:style-name="Strong_20_Emphasis">async version use karo</text:span></text:p>
        </text:list-item>
      </text:list>
      <table:table table:name="Table25" table:style-name="Table25">
        <table:table-column table:style-name="Table25.A"/>
        <table:table-column table:style-name="Table25.B"/>
        <table:table-header-rows>
          <text:soft-page-break/>
          <table:table-row>
            <table:table-cell table:style-name="Table25.A1" office:value-type="string">
              <text:p text:style-name="Table_20_Heading">Sync</text:p>
            </table:table-cell>
            <table:table-cell table:style-name="Table25.A1" office:value-type="string">
              <text:p text:style-name="Table_20_Heading">Async</text:p>
            </table:table-cell>
          </table:table-row>
        </table:table-header-rows>
        <table:table-row>
          <table:table-cell table:style-name="Table25.A1" office:value-type="string">
            <text:p text:style-name="Table_20_Contents"><text:span text:style-name="Source_20_Text">get()</text:span></text:p>
          </table:table-cell>
          <table:table-cell table:style-name="Table25.A1" office:value-type="string">
            <text:p text:style-name="Table_20_Contents"><text:span text:style-name="Source_20_Text">aget()</text:span></text:p>
          </table:table-cell>
        </table:table-row>
        <table:table-row>
          <table:table-cell table:style-name="Table25.A1" office:value-type="string">
            <text:p text:style-name="Table_20_Contents"><text:span text:style-name="Source_20_Text">create()</text:span></text:p>
          </table:table-cell>
          <table:table-cell table:style-name="Table25.A1" office:value-type="string">
            <text:p text:style-name="Table_20_Contents"><text:span text:style-name="Source_20_Text">acreate()</text:span></text:p>
          </table:table-cell>
        </table:table-row>
        <table:table-row>
          <table:table-cell table:style-name="Table25.A1" office:value-type="string">
            <text:p text:style-name="Table_20_Contents"><text:span text:style-name="Source_20_Text">delete()</text:span></text:p>
          </table:table-cell>
          <table:table-cell table:style-name="Table25.A1" office:value-type="string">
            <text:p text:style-name="Table_20_Contents"><text:span text:style-name="Source_20_Text">adelete()</text:span></text:p>
          </table:table-cell>
        </table:table-row>
        <table:table-row>
          <table:table-cell table:style-name="Table25.A1" office:value-type="string">
            <text:p text:style-name="Table_20_Contents">iteration <text:span text:style-name="Source_20_Text">for</text:span></text:p>
          </table:table-cell>
          <table:table-cell table:style-name="Table25.A1" office:value-type="string">
            <text:p text:style-name="Table_20_Contents"><text:span text:style-name="Source_20_Text">async for</text:span></text:p>
          </table:table-cell>
        </table:table-row>
      </table:table>
      <text:p text:style-name="Horizontal_20_Line"/>
      <text:h text:style-name="Heading_20_3" text:outline-level="3">Example</text:h>
      <text:p text:style-name="P398"><text:span text:style-name="Source_20_Text">async for entry in Authors.objects.filter(name__startswith="A"):</text:span></text:p>
      <text:p text:style-name="P399"><text:span text:style-name="Source_20_Text"><text:s text:c="4"/>print(entry)</text:span></text:p>
      <text:list xml:id="list182244046" text:style-name="L99">
        <text:list-item>
          <text:p text:style-name="P726">Normal <text:span text:style-name="Source_20_Text">for</text:span> → ❌ blocking</text:p>
        </text:list-item>
        <text:list-item>
          <text:p text:style-name="P726"><text:span text:style-name="Source_20_Text">async for</text:span> → ✅ non-blocking</text:p>
        </text:list-item>
      </text:list>
      <text:p text:style-name="Horizontal_20_Line"/>
      <text:h text:style-name="Heading_20_3" text:outline-level="3">Important point</text:h>
      <text:list xml:id="list2754903775" text:style-name="L100">
        <text:list-item>
          <text:p text:style-name="P727"><text:span text:style-name="Source_20_Text">filter()</text:span>, <text:span text:style-name="Source_20_Text">exclude()</text:span> <text:span text:style-name="Strong_20_Emphasis">query run nahi karte</text:span>, sirf queryset banate hain → async me allowed ✔️</text:p>
        </text:list-item>
        <text:list-item>
          <text:p text:style-name="P727">Query <text:span text:style-name="Strong_20_Emphasis">tab run hoti hai jab iterate karte ho</text:span></text:p>
        </text:list-item>
      </text:list>
      <text:p text:style-name="Text_20_body">Isliye:</text:p>
      <text:p text:style-name="P398"><text:span text:style-name="Source_20_Text">list(qs) <text:s text:c="2"/>❌ blocking</text:span></text:p>
      <text:p text:style-name="P398"><text:span text:style-name="Source_20_Text">for obj in qs ❌ blocking</text:span></text:p>
      <text:p text:style-name="P399"><text:span text:style-name="Source_20_Text">async for obj in qs ✅ correct</text:span></text:p>
      <text:p text:style-name="Horizontal_20_Line"/>
      <text:p text:style-name="Text_20_body">Bas ye hi bol raha hai 👍</text:p>
      <text:p text:style-name="P142"/>
      <text:h text:style-name="P544" text:outline-level="2"><text:span text:style-name="Source_20_Text"><text:span text:style-name="T512">await</text:span></text:span><text:span text:style-name="T512"> kya hota hai?</text:span></text:h>
      <text:p text:style-name="Text_20_body"><text:span text:style-name="Strong_20_Emphasis"><text:span text:style-name="Source_20_Text">await</text:span></text:span><text:span text:style-name="Strong_20_Emphasis"> = “ruk ja, result aane de, par pura program block mat kar”</text:span></text:p>
      <text:p text:style-name="Text_20_body">Matlab:</text:p>
      <text:list xml:id="list1096366928" text:style-name="L101">
        <text:list-item>
          <text:p text:style-name="P728">Ye <text:span text:style-name="Strong_20_Emphasis">sirf async function ke andar use hota hai</text:span></text:p>
        </text:list-item>
        <text:list-item>
          <text:p text:style-name="P728">Ye <text:span text:style-name="Strong_20_Emphasis">non-blocking wait</text:span> karta hai</text:p>
        </text:list-item>
        <text:list-item>
          <text:p text:style-name="P728">Event loop ko free rakhta hai (dusre kaam chal sakte hain)</text:p>
        </text:list-item>
      </text:list>
      <text:p text:style-name="Horizontal_20_Line"/>
      <text:h text:style-name="Heading_20_2" text:outline-level="2"><text:soft-page-break/>Normal wait vs await</text:h>
      <text:h text:style-name="Heading_20_3" text:outline-level="3">❌ Normal (blocking)</text:h>
      <text:p text:style-name="P398"><text:span text:style-name="Source_20_Text">user = User.objects.get(id=1) <text:s text:c="2"/># DB slow hua → pura program ruk gaya</text:span></text:p>
      <text:p text:style-name="P399"><text:span text:style-name="Source_20_Text">print(user)</text:span></text:p>
      <text:p text:style-name="Text_20_body">Yaha program <text:span text:style-name="Strong_20_Emphasis">freeze</text:span> ho jata hai jab tak DB result na de.</text:p>
      <text:p text:style-name="Horizontal_20_Line"/>
      <text:h text:style-name="Heading_20_3" text:outline-level="3">✅ Async + await (non-blocking)</text:h>
      <text:p text:style-name="P398"><text:span text:style-name="Source_20_Text">user = await User.objects.aget(id=1)</text:span></text:p>
      <text:p text:style-name="P399"><text:span text:style-name="Source_20_Text">print(user)</text:span></text:p>
      <text:p text:style-name="Text_20_body">Yaha:</text:p>
      <text:list xml:id="list3483425029" text:style-name="L102">
        <text:list-item>
          <text:p text:style-name="P729">Program <text:span text:style-name="Strong_20_Emphasis">freeze nahi hota</text:span></text:p>
        </text:list-item>
        <text:list-item>
          <text:p text:style-name="P729">Jab tak DB se data aaye → event loop dusre kaam kar leta hai</text:p>
        </text:list-item>
        <text:list-item>
          <text:p text:style-name="P729">Result aate hi execution continue</text:p>
        </text:list-item>
      </text:list>
      <text:p text:style-name="Horizontal_20_Line"/>
      <text:h text:style-name="Heading_20_2" text:outline-level="2">Real life example</text:h>
      <text:p text:style-name="Text_20_body">Socho tum pizza order karte ho 🍕</text:p>
      <text:h text:style-name="Heading_20_3" text:outline-level="3">Blocking style</text:h>
      <text:p text:style-name="Text_20_body">Tum counter pe khade ho jab tak pizza bane → kuch aur nahi kar sakte ❌</text:p>
      <text:h text:style-name="Heading_20_3" text:outline-level="3">Async + await style</text:h>
      <text:p text:style-name="Text_20_body">Pizza order kiya → side me baith gaye → phone chala liya → pizza aaya → le liya ✅</text:p>
      <text:p text:style-name="Text_20_body"><text:span text:style-name="Strong_20_Emphasis"><text:span text:style-name="Source_20_Text">await</text:span></text:span><text:span text:style-name="Strong_20_Emphasis"> = pizza ka wait, bina time waste kiye</text:span></text:p>
      <text:p text:style-name="Horizontal_20_Line"/>
      <text:h text:style-name="Heading_20_2" text:outline-level="2">Rule yaad rakh</text:h>
      <text:list xml:id="list3916471751" text:style-name="L103">
        <text:list-item>
          <text:p text:style-name="P730"><text:span text:style-name="Source_20_Text">await</text:span> <text:span text:style-name="Strong_20_Emphasis">sirf async function me use hota hai</text:span></text:p>
        </text:list-item>
      </text:list>
      <text:p text:style-name="P398"><text:span text:style-name="Source_20_Text">async def view():</text:span></text:p>
      <text:p text:style-name="P399"><text:span text:style-name="Source_20_Text"><text:s text:c="4"/>user = await User.objects.aget(id=1)</text:span></text:p>
      <text:list xml:id="list336788701" text:style-name="L104">
        <text:list-item>
          <text:p text:style-name="P731"><text:span text:style-name="Source_20_Text">await</text:span> <text:span text:style-name="Strong_20_Emphasis">sirf async / coroutine par lagta hai</text:span></text:p>
        </text:list-item>
      </text:list>
      <text:p text:style-name="Text_20_body">✔️</text:p>
      <text:p text:style-name="P398"><text:span text:style-name="Source_20_Text">await aget()</text:span></text:p>
      <text:p text:style-name="P398"><text:span text:style-name="Source_20_Text">await afirst()</text:span></text:p>
      <text:p text:style-name="P399"><text:span text:style-name="Source_20_Text">await asyncio.sleep(1)</text:span></text:p>
      <text:p text:style-name="Text_20_body"><text:soft-page-break/>❌</text:p>
      <text:p text:style-name="P399"><text:span text:style-name="Source_20_Text">await get() <text:s text:c="2"/># error (sync hai)</text:span></text:p>
      <text:list xml:id="list675228296" text:style-name="L105">
        <text:list-item>
          <text:p text:style-name="P732"><text:span text:style-name="Source_20_Text">await</text:span> lagate hi function <text:span text:style-name="Strong_20_Emphasis">temporarily pause hota hai, block nahi</text:span></text:p>
        </text:list-item>
      </text:list>
      <text:p text:style-name="P142"/>
      <text:p text:style-name="P142"/>
      <text:h text:style-name="P543" text:outline-level="1"><text:span text:style-name="Source_20_Text"><text:span text:style-name="T236">QuerySet</text:span></text:span><text:span text:style-name="T77"> API reference</text:span><text:a xlink:type="simple" xlink:href="https://docs.djangoproject.com/en/6.0/ref/models/querysets/#queryset-api-reference" text:style-name="Internet_20_link" text:visited-style-name="Visited_20_Internet_20_Link"><text:span text:style-name="T332">¶</text:span></text:a></text:h>
      <text:p text:style-name="P332"/>
      <text:p text:style-name="P560"><text:span text:style-name="T331">a)</text:span><text:span text:style-name="T333"> Values -----&gt;</text:span><text:span text:style-name="T330"> return all the object </text:span></text:p>
      <text:p text:style-name="P333">----&gt; Entry.objects.values()</text:p>
      <text:p text:style-name="P560"><text:span text:style-name="T330"><text:s text:c="6"/></text:span><text:span text:style-name="T318">Entry.objects.values("id",'headline')</text:span></text:p>
      <text:p text:style-name="P560"><text:span text:style-name="T330"><text:s text:c="8"/>--&gt; </text:span><text:span text:style-name="T334">i</text:span><text:span text:style-name="T324">t return only id and headline</text:span></text:p>
      <text:p text:style-name="P560"><text:span text:style-name="T324">With </text:span><text:span text:style-name="Source_20_Text"><text:span text:style-name="T340">values()</text:span></text:span><text:span text:style-name="T324"> → Django </text:span><text:span text:style-name="Strong_20_Emphasis"><text:span text:style-name="T325">groups rows </text:span></text:span><text:span text:style-name="Strong_20_Emphasis"><text:span text:style-name="T324">. </text:span></text:span></text:p>
      <text:p text:style-name="P142">[</text:p>
      <text:p text:style-name="P142"><text:s text:c="2"/>{"id": 1, "name": "Beatles Blog"},</text:p>
      <text:p text:style-name="P142"><text:s text:c="2"/>{"id": 2, "name": "Pop Blog"}</text:p>
      <text:p text:style-name="P142">]</text:p>
      <text:p text:style-name="P144"><text:s/>a1) value_list() ----&gt; <text:s/></text:p>
      <text:p text:style-name="P144"><text:span text:style-name="T2">This is similar to </text:span><text:span text:style-name="Source_20_Text"><text:span text:style-name="T207">values()</text:span></text:span><text:span text:style-name="T91"> </text:span><text:span text:style-name="T2">except that instead of returning dictionaries, it returns tuples when iterated over.</text:span></text:p>
      <text:p text:style-name="P265"><text:span text:style-name="T454">&gt;&gt;&gt; </text:span><text:span text:style-name="T492">import</text:span><text:span text:style-name="T466"> </text:span><text:span text:style-name="T504">pickle</text:span></text:p>
      <text:p text:style-name="P259"><text:span text:style-name="T452">&gt;&gt;&gt; </text:span>qs <text:span text:style-name="T467">=</text:span> Blog<text:span text:style-name="T467">.</text:span>objects<text:span text:style-name="T467">.</text:span>values_list(<text:span text:style-name="T506">"id"</text:span>, <text:span text:style-name="T506">"name"</text:span>)</text:p>
      <text:p text:style-name="P259"><text:span text:style-name="T452">&gt;&gt;&gt; </text:span>qs</text:p>
      <text:p text:style-name="P313">&lt;QuerySet [(1, 'Beatles Blog')]&gt;</text:p>
      <text:p text:style-name="P259"><text:span text:style-name="T452">&gt;&gt;&gt; </text:span>reloaded_qs <text:span text:style-name="T467">=</text:span> Blog<text:span text:style-name="T467">.</text:span>objects<text:span text:style-name="T467">.</text:span>all()</text:p>
      <text:p text:style-name="P259"><text:soft-page-break/><text:span text:style-name="T452">&gt;&gt;&gt; </text:span>reloaded_qs<text:span text:style-name="T467">.</text:span>query <text:span text:style-name="T467">=</text:span> pickle<text:span text:style-name="T467">.</text:span>loads(pickle<text:span text:style-name="T467">.</text:span>dumps(qs<text:span text:style-name="T467">.</text:span>query))</text:p>
      <text:p text:style-name="P259"><text:span text:style-name="T452">&gt;&gt;&gt; </text:span>reloaded_qs</text:p>
      <text:p text:style-name="P313">&lt;QuerySet [{'id': 1, 'name': 'Beatles Blog'}]&gt;</text:p>
      <text:p text:style-name="P142"/>
      <text:p text:style-name="P564"><text:span text:style-name="T515">b) </text:span><text:span text:style-name="T573">What is </text:span><text:span text:style-name="Source_20_Text"><text:span text:style-name="T573">annotate()</text:span></text:span><text:span text:style-name="T573">?</text:span></text:p>
      <text:p text:style-name="Text_20_body"><text:span text:style-name="Source_20_Text">annotate()</text:span> is like <text:span text:style-name="Strong_20_Emphasis">sticking a sticker on each group of toys</text:span> that tells you <text:span text:style-name="Strong_20_Emphasis">something extra</text:span> — like “how many toys of this type do I have?”</text:p>
      <text:p text:style-name="P565">It <text:span text:style-name="Strong_20_Emphasis">adds extra info to each object</text:span> in your query.</text:p>
      <text:p text:style-name="P566">Note --&gt; agar groups banake annotate lagoge taab aapko wo column bhi visible hoga jo annotate mai dala hai </text:p>
      <text:p text:style-name="P427">Entry.objects.values("headline").annotate(total=Count('id'))</text:p>
      <text:p text:style-name="P429"/>
      <text:p text:style-name="P428">Entry.objects.annotate(total=Count('id')) --&gt; <text:span text:style-name="T594">it will not show count of id because all group form nhi krta hai </text:span></text:p>
      <text:p text:style-name="P143"/>
      <text:p text:style-name="P9"><text:span text:style-name="T517">c) <text:s/></text:span><text:span text:style-name="T520">alias()</text:span></text:p>
      <text:p text:style-name="P11"><text:span text:style-name="T519">-----&gt; <text:s text:c="2"/></text:span><text:span text:style-name="T517">secret nickname (hidden naam)</text:span></text:p>
      <text:p text:style-name="P132"/>
      <text:p text:style-name="P11"><text:span text:style-name="T517">a=Blog.objects.annotate(entry_count=Count('id')) --&gt; </text:span><text:span text:style-name="T518">yaha pai aap loop ke through a ke andar se entry_count access ho jayega </text:span></text:p>
      <text:p text:style-name="P133"/>
      <text:p text:style-name="P133">b=Blog.objects.alias(entry_count=Count('id'))-----&gt; but in alias you can’t access it <text:s/>direclty but opeation mai access kr skte ho like filter etc </text:p>
      <text:p text:style-name="P133"/>
      <text:p text:style-name="P134">example ---&gt; Blog.objects.alias(c=Count("entry")).filter(c__gt=2)</text:p>
      <text:p text:style-name="P145"/>
      <text:p text:style-name="P146">d) order_by()</text:p>
      <text:p text:style-name="P567">Entry.objects.all().order_by("-headline")</text:p>
      <text:p text:style-name="P567">Entry.objects.order_by("field1", "field2", "field3")</text:p>
      <text:p text:style-name="P29"><text:span text:style-name="T596">e)</text:span><text:bookmark text:name="django.db.models.query.QuerySet.reverse"/><text:span text:style-name="T596"> </text:span><text:span text:style-name="T87">reverse</text:span><text:span text:style-name="T21">()</text:span></text:p>
      <text:p text:style-name="P404"><text:soft-page-break/><text:span text:style-name="T9">Use the </text:span><text:span text:style-name="Source_20_Text"><text:span text:style-name="T205">reverse()</text:span></text:span><text:span text:style-name="T9"> method to reverse the order in which a queryset’s elements are returned. Calling </text:span><text:span text:style-name="Source_20_Text"><text:span text:style-name="T205">reverse()</text:span></text:span><text:span text:style-name="T9"> a second time restores the ordering back to the normal direction</text:span></text:p>
      <text:p text:style-name="P583">note --&gt; reverse tabhi kaaam kareg jaab ordering define ho </text:p>
      <text:p text:style-name="P568">c=Entry.objects.all().order_by("headline").<text:span text:style-name="T609">reverse() </text:span></text:p>
      <text:p text:style-name="P273">Entry.objects.order_by("id")[:3].reverse()</text:p>
      <text:p text:style-name="P568"/>
      <text:p text:style-name="P569">f) distinct </text:p>
      <text:p text:style-name="P569">--&gt;<text:span text:style-name="T587">Entry.objects.values("blog").distinct()</text:span></text:p>
      <text:p text:style-name="P585">but when you are using order by then all the field that you specidy in order by must be specify in distinct </text:p>
      <text:p text:style-name="P570">Entry.objects.order_by("blog").distinct("blog") <text:s text:c="2"/>✔ safe</text:p>
      <text:p text:style-name="P570"/>
      <text:p text:style-name="P587"><text:span text:style-name="T603">g) </text:span><text:span text:style-name="Source_20_Text"><text:span text:style-name="T231">dates()</text:span></text:span><text:a xlink:type="simple" xlink:href="https://docs.djangoproject.com/en/6.0/ref/models/querysets/#dates" text:style-name="Internet_20_link" text:visited-style-name="Visited_20_Internet_20_Link"><text:span text:style-name="T336">¶</text:span></text:a></text:p>
      <text:p text:style-name="P407"><text:bookmark text:name="django.db.models.query.QuerySet.dates"/><text:span text:style-name="T89">dates</text:span><text:span text:style-name="T6">(</text:span><text:span text:style-name="Emphasis"><text:span text:style-name="T89">field</text:span></text:span><text:span text:style-name="T6">, </text:span><text:span text:style-name="Emphasis"><text:span text:style-name="T89">kind</text:span></text:span><text:span text:style-name="T6">, </text:span><text:span text:style-name="Emphasis"><text:span text:style-name="T89">order='ASC'</text:span></text:span><text:span text:style-name="T6">)</text:span><text:a xlink:type="simple" xlink:href="https://docs.djangoproject.com/en/6.0/ref/models/querysets/#django.db.models.query.QuerySet.dates" text:style-name="Internet_20_link" text:visited-style-name="Visited_20_Internet_20_Link"><text:span text:style-name="T335">¶</text:span></text:a></text:p>
      <text:p text:style-name="P404"><text:span text:style-name="T2">Returns a </text:span><text:span text:style-name="Source_20_Text"><text:span text:style-name="T204">QuerySet</text:span></text:span><text:span text:style-name="T2"> that evaluates to a list of </text:span><text:a xlink:type="simple" xlink:href="https://docs.python.org/3/library/datetime.html#datetime.date" text:style-name="Internet_20_link" text:visited-style-name="Visited_20_Internet_20_Link"><text:span text:style-name="Source_20_Text"><text:span text:style-name="T169">datetime.date</text:span></text:span></text:a><text:span text:style-name="T2"> objects representing all available dates of a particular kind within the contents of the </text:span><text:span text:style-name="Source_20_Text"><text:span text:style-name="T204">QuerySet</text:span></text:span><text:span text:style-name="T2">.</text:span></text:p>
      <text:p text:style-name="P223"/>
      <text:p text:style-name="P404"><text:span text:style-name="Source_20_Text"><text:span text:style-name="T230">field</text:span></text:span><text:span text:style-name="T43"> should be the name of a </text:span><text:span text:style-name="Source_20_Text"><text:span text:style-name="T230">DateField</text:span></text:span><text:span text:style-name="T43"> of your model. </text:span><text:span text:style-name="Source_20_Text"><text:span text:style-name="T230">kind</text:span></text:span><text:span text:style-name="T43"> should be either </text:span><text:span text:style-name="Source_20_Text"><text:span text:style-name="T230">"year"</text:span></text:span><text:span text:style-name="T43">, </text:span><text:span text:style-name="Source_20_Text"><text:span text:style-name="T230">"month"</text:span></text:span><text:span text:style-name="T43">, </text:span><text:span text:style-name="Source_20_Text"><text:span text:style-name="T230">"week"</text:span></text:span><text:span text:style-name="T43">, or </text:span><text:span text:style-name="Source_20_Text"><text:span text:style-name="T230">"day"</text:span></text:span><text:span text:style-name="T43">. Each </text:span><text:a xlink:type="simple" xlink:href="https://docs.python.org/3/library/datetime.html#datetime.date" text:style-name="Internet_20_link" text:visited-style-name="Visited_20_Internet_20_Link"><text:span text:style-name="Source_20_Text"><text:span text:style-name="T200">datetime.date</text:span></text:span></text:a><text:span text:style-name="T43"> object in the result list is “truncated” to the given </text:span><text:span text:style-name="Source_20_Text"><text:span text:style-name="T230">type</text:span></text:span><text:span text:style-name="T43">.</text:span></text:p>
      <text:list xml:id="list3420542709" text:style-name="L106">
        <text:list-item>
          <text:p text:style-name="P651"><text:span text:style-name="Source_20_Text"><text:span text:style-name="T230">"year"</text:span></text:span><text:span text:style-name="T43"> returns a list of all distinct year values for the field.</text:span></text:p>
        </text:list-item>
        <text:list-item>
          <text:p text:style-name="P651"><text:span text:style-name="Source_20_Text"><text:span text:style-name="T230">"month"</text:span></text:span><text:span text:style-name="T43"> returns a list of all distinct year/month values for the field.</text:span></text:p>
        </text:list-item>
        <text:list-item>
          <text:p text:style-name="P651"><text:span text:style-name="Source_20_Text"><text:span text:style-name="T230">"week"</text:span></text:span><text:span text:style-name="T43"> returns a list of all distinct year/week values for the field. All dates will be a Monday.</text:span></text:p>
        </text:list-item>
        <text:list-item>
          <text:p text:style-name="P651"><text:soft-page-break/><text:span text:style-name="Source_20_Text"><text:span text:style-name="T230">"day"</text:span></text:span><text:span text:style-name="T43"> returns a list of all distinct year/month/day values for the field.</text:span></text:p>
        </text:list-item>
      </text:list>
      <text:p text:style-name="P404"><text:span text:style-name="Source_20_Text"><text:span text:style-name="T230">order</text:span></text:span><text:span text:style-name="T43">, which defaults to </text:span><text:span text:style-name="Source_20_Text"><text:span text:style-name="T230">'ASC'</text:span></text:span><text:span text:style-name="T43">, should be either </text:span><text:span text:style-name="Source_20_Text"><text:span text:style-name="T230">'ASC'</text:span></text:span><text:span text:style-name="T43"> or </text:span><text:span text:style-name="Source_20_Text"><text:span text:style-name="T230">'DESC'</text:span></text:span><text:span text:style-name="T43">. This specifies how to order the results.</text:span></text:p>
      <text:p text:style-name="Text_20_body"><text:line-break/><text:span text:style-name="T602">Example ----&gt; <text:s/></text:span><text:span text:style-name="T387">Entry</text:span><text:span text:style-name="T305">.</text:span><text:span text:style-name="T387">objects</text:span><text:span text:style-name="T305">.</text:span><text:span text:style-name="T387">dates(</text:span><text:span text:style-name="T384">"pub_date"</text:span><text:span text:style-name="T387">, </text:span><text:span text:style-name="T384">"year"</text:span><text:span text:style-name="T387">)</text:span></text:p>
      <text:p text:style-name="P571"/>
      <text:p text:style-name="P572"/>
      <text:p text:style-name="P572"/>
      <text:p text:style-name="P588"><text:span text:style-name="T604">h) </text:span><text:span text:style-name="Source_20_Text"><text:span text:style-name="T237">datetimes()</text:span></text:span><text:a xlink:type="simple" xlink:href="https://docs.djangoproject.com/en/6.0/ref/models/querysets/#datetimes" text:style-name="Internet_20_link" text:visited-style-name="Visited_20_Internet_20_Link"><text:span text:style-name="T337">¶</text:span></text:a></text:p>
      <text:p text:style-name="P407"><text:bookmark text:name="django.db.models.query.QuerySet.datetimes"/><text:span text:style-name="T89">datetimes</text:span><text:span text:style-name="T6">(</text:span><text:span text:style-name="Emphasis"><text:span text:style-name="T89">field_name</text:span></text:span><text:span text:style-name="T6">, </text:span><text:span text:style-name="Emphasis"><text:span text:style-name="T89">kind</text:span></text:span><text:span text:style-name="T6">, </text:span><text:span text:style-name="Emphasis"><text:span text:style-name="T89">order='ASC'</text:span></text:span><text:span text:style-name="T6">, </text:span><text:span text:style-name="Emphasis"><text:span text:style-name="T89">tzinfo=None</text:span></text:span><text:span text:style-name="T6">)</text:span><text:a xlink:type="simple" xlink:href="https://docs.djangoproject.com/en/6.0/ref/models/querysets/#django.db.models.query.QuerySet.datetimes" text:style-name="Internet_20_link" text:visited-style-name="Visited_20_Internet_20_Link"><text:span text:style-name="T335">¶</text:span></text:a></text:p>
      <text:p text:style-name="P404"><text:span text:style-name="T2">Returns a </text:span><text:span text:style-name="Source_20_Text"><text:span text:style-name="T204">QuerySet</text:span></text:span><text:span text:style-name="T2"> that evaluates to a list of </text:span><text:a xlink:type="simple" xlink:href="https://docs.python.org/3/library/datetime.html#datetime.datetime" text:style-name="Internet_20_link" text:visited-style-name="Visited_20_Internet_20_Link"><text:span text:style-name="Source_20_Text"><text:span text:style-name="T169">datetime.datetime</text:span></text:span></text:a><text:span text:style-name="T2"> objects representing all available dates of a particular kind within the contents of the </text:span><text:span text:style-name="Source_20_Text"><text:span text:style-name="T204">QuerySet</text:span></text:span><text:span text:style-name="T2">.</text:span></text:p>
      <text:p text:style-name="P404"><text:span text:style-name="Source_20_Text"><text:span text:style-name="T204">field_name</text:span></text:span><text:span text:style-name="T2"> should be the name of a </text:span><text:span text:style-name="Source_20_Text"><text:span text:style-name="T204">DateTimeField</text:span></text:span><text:span text:style-name="T2"> of your model.</text:span></text:p>
      <text:p text:style-name="Text_20_body"/>
      <text:p text:style-name="P472">i) none</text:p>
      <text:p text:style-name="Text_20_body"><text:span text:style-name="Source_20_Text"><text:span text:style-name="T602">none()</text:span></text:span><text:span text:style-name="T602"> = empty QuerySet without hitting database </text:span></text:p>
      <text:p text:style-name="P589"><text:span text:style-name="T602">u</text:span><text:span text:style-name="T601">se case --&gt; union and intersection ke sath kre lena</text:span></text:p>
      <text:p text:style-name="P573"/>
      <text:p text:style-name="P574">j) union ----&gt; union kewal query set ko combine krta <text:s text:c="4"/>hai </text:p>
      <text:p text:style-name="P266"><text:span text:style-name="T595">qs1</text:span><text:span text:style-name="T476">.</text:span><text:span text:style-name="T595">union(qs2, qs3)</text:span></text:p>
      <text:p text:style-name="P574"/>
      <table:table table:name="Table26" table:style-name="Table26">
        <table:table-column table:style-name="Table26.A"/>
        <table:table-column table:style-name="Table26.B"/>
        <table:table-header-rows>
          <table:table-row>
            <table:table-cell table:style-name="Table26.A1" office:value-type="string">
              <text:p text:style-name="Table_20_Heading">Code</text:p>
            </table:table-cell>
            <table:table-cell table:style-name="Table26.A1" office:value-type="string">
              <text:p text:style-name="Table_20_Heading">Type</text:p>
            </table:table-cell>
          </table:table-row>
        </table:table-header-rows>
        <table:table-row>
          <table:table-cell table:style-name="Table26.A1" office:value-type="string">
            <text:p text:style-name="Table_20_Contents"><text:span text:style-name="Source_20_Text">Entry.objects.all()</text:span></text:p>
          </table:table-cell>
          <table:table-cell table:style-name="Table26.A1" office:value-type="string">
            <text:p text:style-name="Table_20_Contents">QuerySet ✔</text:p>
          </table:table-cell>
        </table:table-row>
        <table:table-row>
          <table:table-cell table:style-name="Table26.A1" office:value-type="string">
            <text:p text:style-name="Table_20_Contents"><text:span text:style-name="Source_20_Text">Entry.objects.filter()</text:span></text:p>
          </table:table-cell>
          <table:table-cell table:style-name="Table26.A1" office:value-type="string">
            <text:p text:style-name="Table_20_Contents">QuerySet ✔</text:p>
          </table:table-cell>
        </table:table-row>
        <table:table-row>
          <table:table-cell table:style-name="Table26.A1" office:value-type="string">
            <text:p text:style-name="Table_20_Contents"><text:span text:style-name="Source_20_Text">Entry.objects.none()</text:span></text:p>
          </table:table-cell>
          <table:table-cell table:style-name="Table26.A1" office:value-type="string">
            <text:p text:style-name="Table_20_Contents">QuerySet ✔</text:p>
          </table:table-cell>
        </table:table-row>
        <table:table-row>
          <table:table-cell table:style-name="Table26.A1" office:value-type="string">
            <text:p text:style-name="Table_20_Contents"><text:span text:style-name="Source_20_Text">Entry.objects.all()[1]</text:span></text:p>
          </table:table-cell>
          <table:table-cell table:style-name="Table26.A1" office:value-type="string">
            <text:p text:style-name="Table_20_Contents">❌ Single object</text:p>
          </table:table-cell>
        </table:table-row>
        <table:table-row>
          <table:table-cell table:style-name="Table26.A1" office:value-type="string">
            <text:p text:style-name="Table_20_Contents"><text:span text:style-name="Source_20_Text">Entry.objects.get(id=1)</text:span></text:p>
          </table:table-cell>
          <table:table-cell table:style-name="Table26.A1" office:value-type="string">
            <text:p text:style-name="Table_20_Contents">❌ Single object</text:p>
          </table:table-cell>
        </table:table-row>
      </table:table>
      <text:p text:style-name="P574"/>
      <text:p text:style-name="P574"><text:soft-page-break/>qs1 = Entry.objects.filter(pk=1)---&gt; </text:p>
      <text:p text:style-name="P574">qs2 = Entry.objects.filter(pk=2)</text:p>
      <text:p text:style-name="P574"/>
      <text:p text:style-name="P574">qs1.union(qs2)</text:p>
      <text:p text:style-name="P448"><text:span text:style-name="T611">ye teeno — </text:span><text:span text:style-name="Source_20_Text"><text:span text:style-name="T611">union()</text:span></text:span><text:span text:style-name="T611">, </text:span><text:span text:style-name="Source_20_Text"><text:span text:style-name="T611">intersection()</text:span></text:span><text:span text:style-name="T611">, </text:span><text:span text:style-name="Source_20_Text"><text:span text:style-name="T611">difference()</text:span></text:span><text:span text:style-name="T611"> — sirf QuerySet par hi kaam karte hain.</text:span></text:p>
      <text:p text:style-name="P576">k) difference()</text:p>
      <text:p text:style-name="P575">qs1 = Entry.objects.filter(id__in=[1, 2, 3, 4])</text:p>
      <text:p text:style-name="P575">qs2 = Entry.objects.filter(id__in=[3, 4])</text:p>
      <text:p text:style-name="P448"><text:span text:style-name="T598">qs1.differe</text:span><text:span text:style-name="T599">n</text:span><text:span text:style-name="T598">ce(qs2)</text:span></text:p>
      <text:p text:style-name="P575"/>
      <text:p text:style-name="P447"><text:span text:style-name="T607">i) </text:span><text:span text:style-name="T606">select_related()</text:span></text:p>
      <text:p text:style-name="P13"><text:span text:style-name="T600">JOIN karke </text:span><text:span text:style-name="T597">related object ko ek hi query me le aata hai</text:span><text:span text:style-name="T605">,</text:span><text:span text:style-name="T608">jsike wajah se bar bar db <text:s/>hit se bachata hia</text:span></text:p>
      <text:p text:style-name="P582">understand problem </text:p>
      <text:p text:style-name="P586">entries = Entry.objects.all()</text:p>
      <text:p text:style-name="P586">for e in entries:</text:p>
      <text:p text:style-name="P586"><text:s text:c="4"/>print(e.blog.name)</text:p>
      <text:p text:style-name="P586">yaha jo blog table hai wo each time hit ho reha hai jab tak loop chal reha hai </text:p>
      <text:p text:style-name="P586"/>
      <text:p text:style-name="P586">so the solution is use select_related() <text:s/></text:p>
      <text:p text:style-name="P513">entries = Entry.objects.select_related("blog")</text:p>
      <text:p text:style-name="P513"/>
      <text:p text:style-name="P513"><text:soft-page-break/>for e in entries:</text:p>
      <text:p text:style-name="P513"><text:s text:c="4"/>print(e.blog.name)</text:p>
      <text:p text:style-name="P513"/>
      <text:h text:style-name="P512" text:outline-level="2">Multiple relations</text:h>
      <text:p text:style-name="P399"><text:span text:style-name="Source_20_Text">Entry.objects.select_related("blog", "author")</text:span></text:p>
      <text:p text:style-name="P513"/>
      <text:h text:style-name="P515" text:outline-level="2">Kab use karein</text:h>
      <text:p text:style-name="Text_20_body">Use when relation is:</text:p>
      <text:list xml:id="list2651057733" text:style-name="L107">
        <text:list-item>
          <text:p text:style-name="P733"><text:span text:style-name="Source_20_Text">ForeignKey</text:span> ✔</text:p>
        </text:list-item>
        <text:list-item>
          <text:p text:style-name="P733"><text:span text:style-name="Source_20_Text">OneToOneField</text:span> ✔</text:p>
        </text:list-item>
      </text:list>
      <text:p text:style-name="P514">it is not working in many to many field </text:p>
      <text:p text:style-name="P514"/>
      <text:p text:style-name="P511">j) prfetch_related() </text:p>
      <text:p text:style-name="P590"><text:span text:style-name="T551">---&gt; </text:span>related objects ko alag query me lekar Python me join karta hai</text:p>
      <text:h text:style-name="P506" text:outline-level="2"><text:span text:style-name="Source_20_Text"><text:span text:style-name="T530">select_related</text:span></text:span><text:span text:style-name="T530"> vs </text:span><text:span text:style-name="Source_20_Text"><text:span text:style-name="T530">prefetch_related</text:span></text:span></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Feature</text:p>
            </table:table-cell>
            <table:table-cell table:style-name="Table27.A1" office:value-type="string">
              <text:p text:style-name="Table_20_Heading">select_related</text:p>
            </table:table-cell>
            <table:table-cell table:style-name="Table27.A1" office:value-type="string">
              <text:p text:style-name="Table_20_Heading">prefetch_related</text:p>
            </table:table-cell>
          </table:table-row>
        </table:table-header-rows>
        <table:table-row>
          <table:table-cell table:style-name="Table27.A1" office:value-type="string">
            <text:p text:style-name="Table_20_Contents">Query count</text:p>
          </table:table-cell>
          <table:table-cell table:style-name="Table27.A1" office:value-type="string">
            <text:p text:style-name="Table_20_Contents">1 (JOIN)</text:p>
          </table:table-cell>
          <table:table-cell table:style-name="Table27.A1" office:value-type="string">
            <text:p text:style-name="Table_20_Contents">2+</text:p>
          </table:table-cell>
        </table:table-row>
        <table:table-row>
          <table:table-cell table:style-name="Table27.A1" office:value-type="string">
            <text:p text:style-name="Table_20_Contents">FK / O2O</text:p>
          </table:table-cell>
          <table:table-cell table:style-name="Table27.A1" office:value-type="string">
            <text:p text:style-name="Table_20_Contents">✔ Best</text:p>
          </table:table-cell>
          <table:table-cell table:style-name="Table27.A1" office:value-type="string">
            <text:p text:style-name="Table_20_Contents">✔</text:p>
          </table:table-cell>
        </table:table-row>
        <table:table-row>
          <table:table-cell table:style-name="Table27.A1" office:value-type="string">
            <text:p text:style-name="Table_20_Contents">ManyToMany</text:p>
          </table:table-cell>
          <table:table-cell table:style-name="Table27.A1" office:value-type="string">
            <text:p text:style-name="Table_20_Contents">❌ No</text:p>
          </table:table-cell>
          <table:table-cell table:style-name="Table27.A1" office:value-type="string">
            <text:p text:style-name="Table_20_Contents">✔ Best</text:p>
          </table:table-cell>
        </table:table-row>
        <table:table-row>
          <table:table-cell table:style-name="Table27.A1" office:value-type="string">
            <text:p text:style-name="Table_20_Contents">Reverse FK</text:p>
          </table:table-cell>
          <table:table-cell table:style-name="Table27.A1" office:value-type="string">
            <text:p text:style-name="Table_20_Contents">❌</text:p>
          </table:table-cell>
          <table:table-cell table:style-name="Table27.A1" office:value-type="string">
            <text:p text:style-name="Table_20_Contents">✔</text:p>
          </table:table-cell>
        </table:table-row>
        <table:table-row>
          <table:table-cell table:style-name="Table27.A1" office:value-type="string">
            <text:p text:style-name="Table_20_Contents">Heavy data</text:p>
          </table:table-cell>
          <table:table-cell table:style-name="Table27.A1" office:value-type="string">
            <text:p text:style-name="P563">Sometimes s</text:p>
            <text:p text:style-name="P563">low</text:p>
          </table:table-cell>
          <table:table-cell table:style-name="Table27.A1" office:value-type="string">
            <text:p text:style-name="Table_20_Contents">Safer</text:p>
          </table:table-cell>
        </table:table-row>
      </table:table>
      <text:p text:style-name="P507"><text:span text:style-name="Strong_20_Emphasis"><text:span text:style-name="T531"/></text:span></text:p>
      <text:p text:style-name="P505"><text:span text:style-name="Source_20_Text"><text:span text:style-name="T530">select_related()</text:span></text:span><text:span text:style-name="Strong_20_Emphasis"><text:span text:style-name="T530"> → SQL JOIN<text:line-break/></text:span></text:span><text:span text:style-name="Source_20_Text"><text:span text:style-name="T530">prefetch_related()</text:span></text:span><text:span text:style-name="Strong_20_Emphasis"><text:span text:style-name="T530"> → </text:span></text:span><text:span text:style-name="Strong_20_Emphasis"><text:span text:style-name="T531">Separate queries + Python join</text:span></text:span></text:p>
      <text:p text:style-name="P505"><text:span text:style-name="Strong_20_Emphasis"><text:span text:style-name="T531"/></text:span></text:p>
      <text:p text:style-name="P505"><text:span text:style-name="Strong_20_Emphasis"><text:span text:style-name="T531"/></text:span></text:p>
      <text:h text:style-name="P504" text:outline-level="1"><text:soft-page-break/><text:span text:style-name="Strong_20_Emphasis"><text:span text:style-name="T531">1️⃣ Without anything (N+1 Problem) </text:span></text:span><text:span text:style-name="Strong_20_Emphasis"><text:span text:style-name="T532">anythin meand prefetch_related and select_related</text:span></text:span></text:h>
      <text:h text:style-name="Heading_20_2" text:outline-level="2">Code</text:h>
      <text:p text:style-name="P398"><text:span text:style-name="Source_20_Text">books = Book.objects.all()</text:span></text:p>
      <text:p text:style-name="P398"><text:span text:style-name="Source_20_Text">for b in books:</text:span></text:p>
      <text:p text:style-name="P399"><text:span text:style-name="Source_20_Text"><text:s text:c="4"/>print(b.author.name)</text:span></text:p>
      <text:h text:style-name="Heading_20_2" text:outline-level="2">DB hits ❌</text:h>
      <text:p text:style-name="P398"><text:span text:style-name="Source_20_Text">Query 1: <text:s/>Get all Books</text:span></text:p>
      <text:p text:style-name="P398"><text:span text:style-name="Source_20_Text">Query 2: <text:s/>Get Author of Book 1</text:span></text:p>
      <text:p text:style-name="P398"><text:span text:style-name="Source_20_Text">Query 3: <text:s/>Get Author of Book 2</text:span></text:p>
      <text:p text:style-name="P398"><text:span text:style-name="Source_20_Text">Query 4: <text:s/>Get Author of Book 3</text:span></text:p>
      <text:p text:style-name="P399"><text:span text:style-name="Source_20_Text">...</text:span></text:p>
      <text:h text:style-name="Heading_20_2" text:outline-level="2"/>
      <text:h text:style-name="Heading_20_2" text:outline-level="2">Diagram</text:h>
      <text:p text:style-name="P398"><text:span text:style-name="Source_20_Text">DB</text:span></text:p>
      <text:p text:style-name="P398"><text:span text:style-name="Source_20_Text">│</text:span></text:p>
      <text:p text:style-name="P398"><text:span text:style-name="Source_20_Text">├── Books ──&gt; Python</text:span></text:p>
      <text:p text:style-name="P398"><text:span text:style-name="Source_20_Text">│ <text:s text:c="13"/>│</text:span></text:p>
      <text:p text:style-name="P398"><text:span text:style-name="Source_20_Text">│ <text:s text:c="13"/>├── ask Author again → DB ❌</text:span></text:p>
      <text:p text:style-name="P398"><text:span text:style-name="Source_20_Text">│ <text:s text:c="13"/>├── ask Author again → DB ❌</text:span></text:p>
      <text:p text:style-name="P399"><text:span text:style-name="Source_20_Text">│ <text:s text:c="13"/>├── ask Author again → DB ❌</text:span></text:p>
      <text:p text:style-name="Text_20_body">👉 Many DB trips = <text:span text:style-name="Strong_20_Emphasis">slow</text:span></text:p>
      <text:p text:style-name="Horizontal_20_Line"/>
      <text:h text:style-name="Heading_20_1" text:outline-level="1">2️⃣ select_related() (SQL JOIN)</text:h>
      <text:h text:style-name="Heading_20_2" text:outline-level="2">Code</text:h>
      <text:p text:style-name="P399"><text:span text:style-name="Source_20_Text">books = Book.objects.select_related("author")</text:span></text:p>
      <text:h text:style-name="Heading_20_2" text:outline-level="2">DB hits ✅ (ONLY 1)</text:h>
      <text:p text:style-name="P398"><text:span text:style-name="Source_20_Text">Query 1:</text:span></text:p>
      <text:p text:style-name="P399"><text:span text:style-name="Source_20_Text">Books JOIN Author <text:s/>(single query)</text:span></text:p>
      <text:h text:style-name="Heading_20_2" text:outline-level="2">Diagram</text:h>
      <text:p text:style-name="P398"><text:span text:style-name="Source_20_Text">DB</text:span></text:p>
      <text:p text:style-name="P398"><text:span text:style-name="Source_20_Text">│</text:span></text:p>
      <text:p text:style-name="P398"><text:span text:style-name="Source_20_Text">├── Books + Author (JOIN) ──&gt; Python</text:span></text:p>
      <text:p text:style-name="P398"><text:span text:style-name="Source_20_Text">│</text:span></text:p>
      <text:p text:style-name="P398"><text:span text:style-name="Source_20_Text">│ <text:s text:c="2"/>Book1 → Author1</text:span></text:p>
      <text:p text:style-name="P398"><text:span text:style-name="Source_20_Text">│ <text:s text:c="2"/>Book2 → Author2</text:span></text:p>
      <text:p text:style-name="P399"><text:soft-page-break/><text:span text:style-name="Source_20_Text">│ <text:s text:c="2"/>Book3 → Author3</text:span></text:p>
      <text:p text:style-name="Text_20_body">👉 Everything came <text:span text:style-name="Strong_20_Emphasis">in ONE query</text:span><text:line-break/>👉 No extra DB trips 🚀 <text:s/></text:p>
      <text:p text:style-name="Horizontal_20_Line"/>
      <text:h text:style-name="Heading_20_2" text:outline-level="2">How JOIN looks internally</text:h>
      <text:p text:style-name="P398"><text:span text:style-name="Source_20_Text">BOOK TABLE <text:s text:c="7"/>AUTHOR TABLE</text:span></text:p>
      <text:p text:style-name="P398"><text:span text:style-name="Source_20_Text">----------- <text:s text:c="6"/>------------</text:span></text:p>
      <text:p text:style-name="P398"><text:span text:style-name="Source_20_Text">book_id <text:s text:c="10"/>author_id</text:span></text:p>
      <text:p text:style-name="P398"><text:span text:style-name="Source_20_Text">author_id <text:s text:c="2"/>---&gt; <text:s/>id</text:span></text:p>
      <text:p text:style-name="P398"><text:span text:style-name="Source_20_Text">title <text:s text:c="12"/>name</text:span></text:p>
      <text:p text:style-name="P398"/>
      <text:p text:style-name="P399"><text:span text:style-name="Source_20_Text">JOIN → merge rows → send together</text:span></text:p>
      <text:p text:style-name="Horizontal_20_Line"/>
      <text:h text:style-name="Heading_20_1" text:outline-level="1">3️⃣ prefetch_related() (Separate query + Python join)</text:h>
      <text:h text:style-name="Heading_20_2" text:outline-level="2">Code</text:h>
      <text:p text:style-name="P399"><text:span text:style-name="Source_20_Text">books = Book.objects.prefetch_related("authors")</text:span></text:p>
      <text:h text:style-name="Heading_20_2" text:outline-level="2">DB hits ✅ (2 queries)</text:h>
      <text:p text:style-name="P398"><text:span text:style-name="Source_20_Text">Query 1 → All Books</text:span></text:p>
      <text:p text:style-name="P399"><text:span text:style-name="Source_20_Text">Query 2 → All Authors of those Books</text:span></text:p>
      <text:h text:style-name="Heading_20_2" text:outline-level="2">Diagram</text:h>
      <text:p text:style-name="P398"><text:span text:style-name="Source_20_Text">DB</text:span></text:p>
      <text:p text:style-name="P398"><text:span text:style-name="Source_20_Text">│</text:span></text:p>
      <text:p text:style-name="P398"><text:span text:style-name="Source_20_Text">├── Query 1: Books ───────────────┐</text:span></text:p>
      <text:p text:style-name="P398"><text:span text:style-name="Source_20_Text">│ <text:s text:c="32"/>│</text:span></text:p>
      <text:p text:style-name="P398"><text:span text:style-name="Source_20_Text">├── Query 2: Authors ─────────────┘</text:span></text:p>
      <text:p text:style-name="P398"><text:span text:style-name="Source_20_Text"><text:s text:c="16"/>↓</text:span></text:p>
      <text:p text:style-name="P399"><text:span text:style-name="Source_20_Text"><text:s text:c="13"/>Python joins them</text:span></text:p>
      <text:h text:style-name="Heading_20_3" text:outline-level="3">Python side mapping</text:h>
      <text:p text:style-name="P398"><text:span text:style-name="Source_20_Text">Book1 → [Author1, Author2]</text:span></text:p>
      <text:p text:style-name="P398"><text:span text:style-name="Source_20_Text">Book2 → [Author3]</text:span></text:p>
      <text:p text:style-name="P399"><text:span text:style-name="Source_20_Text">Book3 → [Author1, Author4]</text:span></text:p>
      <text:p text:style-name="Text_20_body">👉 DB did NOT join<text:line-break/>👉 Python matched relations in memory</text:p>
      <text:p text:style-name="Horizontal_20_Line"/>
      <text:p text:style-name="P505"><text:soft-page-break/><text:span text:style-name="Strong_20_Emphasis"><text:span text:style-name="T531"/></text:span></text:p>
      <text:h text:style-name="P504" text:outline-level="1"><text:span text:style-name="Strong_20_Emphasis"><text:span text:style-name="T558">k) </text:span></text:span><text:span text:style-name="Strong_20_Emphasis"><text:span text:style-name="Source_20_Text"><text:span text:style-name="T557">defer()</text:span></text:span></text:span></text:h>
      <text:p text:style-name="P505"><text:span text:style-name="Source_20_Text"><text:span text:style-name="T552"/></text:span></text:p>
      <text:p text:style-name="Text_20_body">Used to <text:span text:style-name="Strong_20_Emphasis">NOT load some fields now</text:span> (lazy load later).</text:p>
      <text:p text:style-name="P399"><text:span text:style-name="Source_20_Text">qs = Book.objects.defer("description")</text:span></text:p>
      <text:p text:style-name="P509"><text:span text:style-name="Strong_20_Emphasis"><text:span text:style-name="T533">actually isme kya hota hai abhi qs mai descritpion load nhi hoga but jab aap usko access kren jaoge us time pay load hoga , </text:span></text:span></text:p>
      <text:p text:style-name="P509"><text:span text:style-name="Strong_20_Emphasis"><text:span text:style-name="T533"/></text:span></text:p>
      <text:p text:style-name="P509"><text:span text:style-name="Strong_20_Emphasis"><text:span text:style-name="T533"/></text:span></text:p>
      <text:p text:style-name="P509"><text:span text:style-name="Strong_20_Emphasis"><text:span text:style-name="T533"/></text:span></text:p>
      <text:p text:style-name="P591"><text:span text:style-name="Strong_20_Emphasis"><text:span text:style-name="T549">i) </text:span></text:span><text:span text:style-name="Strong_20_Emphasis"><text:span text:style-name="Source_20_Text"><text:span text:style-name="T558">only()</text:span></text:span></text:span></text:p>
      <text:p text:style-name="Text_20_body">Opposite of <text:span text:style-name="Source_20_Text">defer()</text:span><text:line-break/>Load <text:span text:style-name="Strong_20_Emphasis">ONLY specific fields</text:span>, rest lazy loaded.</text:p>
      <text:p text:style-name="P399"><text:span text:style-name="Source_20_Text">qs = Book.objects.only("title", "price")</text:span></text:p>
      <text:h text:style-name="P508" text:outline-level="2"><text:span text:style-name="Strong_20_Emphasis"><text:span text:style-name="Source_20_Text"><text:span text:style-name="T533">only("title", "price")</text:span></text:span></text:span><text:span text:style-name="Strong_20_Emphasis"><text:span text:style-name="T533"> kya karta hai?</text:span></text:span></text:h>
      <text:p text:style-name="Text_20_body">👉 <text:span text:style-name="Strong_20_Emphasis">Sirf ye 2 fields load hoti hain</text:span></text:p>
      <text:list xml:id="list1404830014" text:style-name="L108">
        <text:list-item>
          <text:p text:style-name="P734">✅ <text:span text:style-name="Source_20_Text">title</text:span></text:p>
        </text:list-item>
        <text:list-item>
          <text:p text:style-name="P734">✅ <text:span text:style-name="Source_20_Text">price</text:span></text:p>
        </text:list-item>
      </text:list>
      <text:p text:style-name="Text_20_body">Baaki <text:span text:style-name="Strong_20_Emphasis">ALL OTHER fields defer (late load)</text:span> ho jaati hain ⏳</text:p>
      <text:p text:style-name="Text_20_body"/>
      <text:p text:style-name="P592"><text:span text:style-name="Strong_20_Emphasis"><text:span text:style-name="T550">j) </text:span></text:span><text:span text:style-name="Strong_20_Emphasis"><text:span text:style-name="Source_20_Text"><text:span text:style-name="T559">using()</text:span></text:span></text:span></text:p>
      <text:p text:style-name="Text_20_body"><text:s text:c="2"/>Used to choose <text:span text:style-name="Strong_20_Emphasis">which database</text:span> to run query on (multi-DB setup).</text:p>
      <text:p text:style-name="Text_20_body"/>
      <text:p text:style-name="P592"><text:span text:style-name="Strong_20_Emphasis"><text:span text:style-name="T550">i) </text:span></text:span><text:span text:style-name="Strong_20_Emphasis"><text:span text:style-name="T559">6. </text:span></text:span><text:span text:style-name="Strong_20_Emphasis"><text:span text:style-name="Source_20_Text"><text:span text:style-name="T559">raw()</text:span></text:span></text:span></text:p>
      <text:p text:style-name="Text_20_body">Run <text:span text:style-name="Strong_20_Emphasis">pure SQL manually</text:span></text:p>
      <text:p text:style-name="P398"><text:span text:style-name="Source_20_Text">qs = Book.objects.raw("SELECT * FROM book WHERE price &gt; %s", [500])</text:span></text:p>
      <text:p text:style-name="P398"><text:span text:style-name="Source_20_Text">for b in qs:</text:span></text:p>
      <text:p text:style-name="P399"><text:span text:style-name="Source_20_Text"><text:s text:c="4"/>print(b.title)</text:span></text:p>
      <text:p text:style-name="P510"><text:span text:style-name="Strong_20_Emphasis"><text:span text:style-name="T559">qs=Entry.objects.raw("SELECT * FROM app1_entry")</text:span></text:span></text:p>
      <text:p text:style-name="P510"><text:soft-page-break/><text:span text:style-name="Strong_20_Emphasis"><text:span text:style-name="T559">&gt;&gt;&gt; for i in qs:</text:span></text:span></text:p>
      <text:p text:style-name="P510"><text:span text:style-name="Strong_20_Emphasis"><text:span text:style-name="T559">... <text:s text:c="4"/>print(i.headline)</text:span></text:span></text:p>
      <text:p text:style-name="P510"><text:span text:style-name="Strong_20_Emphasis"><text:span text:style-name="T559">... </text:span></text:span></text:p>
      <text:p text:style-name="P510"><text:span text:style-name="Strong_20_Emphasis"><text:span text:style-name="T559">New Lennon Biography</text:span></text:span></text:p>
      <text:p text:style-name="P510"><text:span text:style-name="Strong_20_Emphasis"><text:span text:style-name="T559">New Lennon Biography in Paperback</text:span></text:span></text:p>
      <text:p text:style-name="P510"><text:span text:style-name="Strong_20_Emphasis"><text:span text:style-name="T559">Best Albums of 2008</text:span></text:span></text:p>
      <text:p text:style-name="P510"><text:span text:style-name="Strong_20_Emphasis"><text:span text:style-name="T559">Lennon Would Have Loved Hip Hop</text:span></text:span></text:p>
      <text:p text:style-name="P510"/>
      <text:p text:style-name="P510"><text:a xlink:type="simple" xlink:href="https://docs.djangoproject.com/en/6.0/ref/models/querysets/#operators-that-return-new-querysets" text:style-name="Internet_20_link" text:visited-style-name="Visited_20_Internet_20_Link"><text:span text:style-name="T398">Operators that return new </text:span></text:a><text:a xlink:type="simple" xlink:href="https://docs.djangoproject.com/en/6.0/ref/models/querysets/#operators-that-return-new-querysets" text:style-name="Internet_20_link" text:visited-style-name="Visited_20_Internet_20_Link"><text:span text:style-name="Source_20_Text"><text:span text:style-name="T406">QuerySet</text:span></text:span></text:a><text:a xlink:type="simple" xlink:href="https://docs.djangoproject.com/en/6.0/ref/models/querysets/#operators-that-return-new-querysets" text:style-name="Internet_20_link" text:visited-style-name="Visited_20_Internet_20_Link"><text:span text:style-name="T398">s</text:span></text:a></text:p>
      <text:list xml:id="list1601821507" text:style-name="L109">
        <text:list-item>
          <text:list>
            <text:list-item>
              <text:p text:style-name="P652"><text:a xlink:type="simple" xlink:href="https://docs.djangoproject.com/en/6.0/ref/models/querysets/#and" text:style-name="Internet_20_link" text:visited-style-name="Visited_20_Internet_20_Link"><text:span text:style-name="T341">AND (</text:span></text:a><text:a xlink:type="simple" xlink:href="https://docs.djangoproject.com/en/6.0/ref/models/querysets/#and" text:style-name="Internet_20_link" text:visited-style-name="Visited_20_Internet_20_Link"><text:span text:style-name="Source_20_Text"><text:span text:style-name="T217">&amp;</text:span></text:span></text:a><text:a xlink:type="simple" xlink:href="https://docs.djangoproject.com/en/6.0/ref/models/querysets/#and" text:style-name="Internet_20_link" text:visited-style-name="Visited_20_Internet_20_Link"><text:span text:style-name="T341">)</text:span></text:a></text:p>
            </text:list-item>
            <text:list-item>
              <text:p text:style-name="P652"><text:a xlink:type="simple" xlink:href="https://docs.djangoproject.com/en/6.0/ref/models/querysets/#or" text:style-name="Internet_20_link" text:visited-style-name="Visited_20_Internet_20_Link"><text:span text:style-name="T341">OR (</text:span></text:a><text:a xlink:type="simple" xlink:href="https://docs.djangoproject.com/en/6.0/ref/models/querysets/#or" text:style-name="Internet_20_link" text:visited-style-name="Visited_20_Internet_20_Link"><text:span text:style-name="Source_20_Text"><text:span text:style-name="T217">|</text:span></text:span></text:a><text:a xlink:type="simple" xlink:href="https://docs.djangoproject.com/en/6.0/ref/models/querysets/#or" text:style-name="Internet_20_link" text:visited-style-name="Visited_20_Internet_20_Link"><text:span text:style-name="T341">)</text:span></text:a></text:p>
            </text:list-item>
            <text:list-item>
              <text:p text:style-name="P652"><text:a xlink:type="simple" xlink:href="https://docs.djangoproject.com/en/6.0/ref/models/querysets/#xor" text:style-name="Internet_20_link" text:visited-style-name="Visited_20_Internet_20_Link"><text:span text:style-name="T341">XOR (</text:span></text:a><text:a xlink:type="simple" xlink:href="https://docs.djangoproject.com/en/6.0/ref/models/querysets/#xor" text:style-name="Internet_20_link" text:visited-style-name="Visited_20_Internet_20_Link"><text:span text:style-name="Source_20_Text"><text:span text:style-name="T217">^</text:span></text:span></text:a><text:a xlink:type="simple" xlink:href="https://docs.djangoproject.com/en/6.0/ref/models/querysets/#xor" text:style-name="Internet_20_link" text:visited-style-name="Visited_20_Internet_20_Link"><text:span text:style-name="T341">)</text:span></text:a></text:p>
              <text:p text:style-name="P664">in sabko Q ke sath use krna </text:p>
            </text:list-item>
          </text:list>
        </text:list-item>
      </text:list>
      <text:p text:style-name="P342"/>
      <text:p text:style-name="P342"/>
      <text:p text:style-name="P344">OPERATOR THAT DO NOT RETURN NEW QUERY SETS </text:p>
      <text:h text:style-name="P501" text:outline-level="2"><text:span text:style-name="T400">1. </text:span><text:span text:style-name="Source_20_Text"><text:span text:style-name="T409">get()</text:span></text:span></text:h>
      <text:p text:style-name="Text_20_body">👉 <text:span text:style-name="Strong_20_Emphasis">Single object return karta hai</text:span></text:p>
      <text:p text:style-name="P399"><text:span text:style-name="Source_20_Text">Entry.objects.get(id=1)</text:span></text:p>
      <text:p text:style-name="Text_20_body">❌ 0 mila → error<text:line-break/>❌ &gt;1 mila → error</text:p>
      <text:p text:style-name="Horizontal_20_Line"/>
      <text:h text:style-name="Heading_20_2" text:outline-level="2">2. <text:span text:style-name="Source_20_Text">create()</text:span></text:h>
      <text:p text:style-name="Text_20_body">👉 <text:span text:style-name="Strong_20_Emphasis">Object create + save karta hai</text:span></text:p>
      <text:p text:style-name="P399"><text:soft-page-break/><text:span text:style-name="Source_20_Text">Entry.objects.create(headline="Hi")</text:span></text:p>
      <text:p text:style-name="Text_20_body">Return → <text:span text:style-name="Strong_20_Emphasis">created object</text:span></text:p>
      <text:h text:style-name="P501" text:outline-level="2"><text:span text:style-name="T400">3. </text:span><text:span text:style-name="Source_20_Text"><text:span text:style-name="T409">get_or_create()</text:span></text:span></text:h>
      <text:p text:style-name="Text_20_body">👉 Pehle <text:span text:style-name="Strong_20_Emphasis">GET try karta</text:span><text:line-break/>👉 Nahi mila → <text:span text:style-name="Strong_20_Emphasis">CREATE karta</text:span></text:p>
      <text:p text:style-name="Text_20_body">Return:</text:p>
      <text:p text:style-name="P399"><text:span text:style-name="Source_20_Text">(object, created)</text:span></text:p>
      <text:list xml:id="list1210852780" text:style-name="L110">
        <text:list-item>
          <text:p text:style-name="P735"><text:span text:style-name="Source_20_Text">created = True</text:span> → new object bana</text:p>
        </text:list-item>
        <text:list-item>
          <text:p text:style-name="P735"><text:span text:style-name="Source_20_Text">created = False</text:span> → already exist tha</text:p>
        </text:list-item>
      </text:list>
      <text:p text:style-name="P411"><text:span text:style-name="Strong_20_Emphasis"/></text:p>
      <text:p text:style-name="P399"><text:span text:style-name="Source_20_Text">obj, created = Entry.objects.get_or_create(id=1)</text:span></text:p>
      <text:p text:style-name="Text_20_body">Return → <text:span text:style-name="Source_20_Text">(object, True/False</text:span></text:p>
      <text:p text:style-name="P502"/>
      <text:h text:style-name="P501" text:outline-level="2"><text:span text:style-name="T394">4. </text:span><text:span text:style-name="Source_20_Text"><text:span text:style-name="T397">update_or_create()</text:span></text:span></text:h>
      <text:p text:style-name="Text_20_body"><text:span text:style-name="T610">👉 </text:span><text:span text:style-name="Strong_20_Emphasis"><text:span text:style-name="T610">Mil gaya → update</text:span></text:span><text:span text:style-name="T610"><text:line-break/>👉 </text:span><text:span text:style-name="Strong_20_Emphasis"><text:span text:style-name="T610">Nahi mila → create</text:span></text:span></text:p>
      <text:p text:style-name="P398"><text:span text:style-name="Source_20_Text"><text:span text:style-name="T610">obj, created = Entry.objects.update_or_create(</text:span></text:span></text:p>
      <text:p text:style-name="P398"><text:span text:style-name="Source_20_Text"><text:span text:style-name="T610"><text:s text:c="4"/>id=1,</text:span></text:span></text:p>
      <text:p text:style-name="P398"><text:span text:style-name="Source_20_Text"><text:span text:style-name="T610"><text:s text:c="4"/>defaults={"headline": "New"}</text:span></text:span></text:p>
      <text:p text:style-name="P399"><text:span text:style-name="Source_20_Text">)</text:span></text:p>
      <text:h text:style-name="P501" text:outline-level="2"><text:span text:style-name="T394">5. </text:span><text:span text:style-name="Source_20_Text"><text:span text:style-name="T397">bulk_create()</text:span></text:span></text:h>
      <text:p text:style-name="Text_20_body"><text:span text:style-name="T610">👉 </text:span><text:span text:style-name="Strong_20_Emphasis"><text:span text:style-name="T610">Ek saath multiple insert (FAST)</text:span></text:span></text:p>
      <text:p text:style-name="P399"><text:span text:style-name="Source_20_Text"><text:span text:style-name="T610">Entry.objects.bulk_create([Entry(...), Entry(...)])</text:span></text:span></text:p>
      <text:p text:style-name="P584">Return → created objects list</text:p>
      <text:h text:style-name="P501" text:outline-level="2"><text:span text:style-name="T394">6. </text:span><text:span text:style-name="Source_20_Text"><text:span text:style-name="T397">bulk_update()</text:span></text:span></text:h>
      <text:p text:style-name="Text_20_body"><text:span text:style-name="T610">👉 </text:span><text:span text:style-name="Strong_20_Emphasis"><text:span text:style-name="T610">Multiple objects update ek query me</text:span></text:span></text:p>
      <text:p text:style-name="P399"><text:span text:style-name="Source_20_Text"><text:span text:style-name="T610">Entry.objects.bulk_update(objs, ["headline"])</text:span></text:span></text:p>
      <text:p text:style-name="P346"/>
      <text:h text:style-name="P47" text:outline-level="2"><text:soft-page-break/><text:span text:style-name="T342">7. </text:span><text:span text:style-name="Source_20_Text"><text:span text:style-name="T345">count()</text:span></text:span></text:h>
      <text:p text:style-name="Text_20_body">👉 <text:span text:style-name="Strong_20_Emphasis">Total rows number</text:span></text:p>
      <text:p text:style-name="P399"><text:span text:style-name="Source_20_Text">Entry.objects.count()</text:span></text:p>
      <text:p text:style-name="Text_20_body">Return → <text:span text:style-name="Source_20_Text">int</text:span></text:p>
      <text:h text:style-name="Heading_20_2" text:outline-level="2"><text:span text:style-name="Source_20_Text">8. in_bulk()</text:span></text:h>
      <text:p text:style-name="Text_20_body">👉 <text:span text:style-name="Strong_20_Emphasis">Dict return (id → object)</text:span></text:p>
      <text:p text:style-name="P399"><text:span text:style-name="Source_20_Text">Entry.objects.in_bulk([1,2])</text:span></text:p>
      <text:p text:style-name="Text_20_body">Return:</text:p>
      <text:p text:style-name="Text_20_body"><text:span text:style-name="Source_20_Text">{1: obj1, 2: obj2}</text:span></text:p>
      <text:h text:style-name="Heading_20_2" text:outline-level="2"><text:span text:style-name="Source_20_Text">9. iterator()</text:span></text:h>
      <text:p text:style-name="Text_20_body">👉 <text:span text:style-name="Strong_20_Emphasis">Memory efficient iteration (no cache)</text:span></text:p>
      <text:p text:style-name="P398"><text:span text:style-name="Source_20_Text">for obj in Entry.objects.iterator():</text:span></text:p>
      <text:p text:style-name="P399"><text:span text:style-name="Source_20_Text"><text:s text:c="4"/>print(obj)</text:span></text:p>
      <text:p text:style-name="Text_20_body">Big data me use 👍</text:p>
      <text:p text:style-name="Text_20_body"><text:span text:style-name="Source_20_Text"/></text:p>
      <text:h text:style-name="Heading_20_2" text:outline-level="2"><text:span text:style-name="Source_20_Text">10. latest()</text:span></text:h>
      <text:p text:style-name="Text_20_body">👉 <text:span text:style-name="Strong_20_Emphasis">Latest object by date field</text:span></text:p>
      <text:p text:style-name="P399"><text:span text:style-name="Source_20_Text">Entry.objects.latest("pub_date")</text:span></text:p>
      <text:p text:style-name="Text_20_body"/>
      <text:h text:style-name="Heading_20_2" text:outline-level="2"><text:span text:style-name="Source_20_Text">11. earliest()</text:span></text:h>
      <text:p text:style-name="Text_20_body">👉 <text:span text:style-name="Strong_20_Emphasis">Sabse purana object</text:span></text:p>
      <text:p text:style-name="P399"><text:span text:style-name="Source_20_Text">Entry.objects.earliest("pub_date")</text:span></text:p>
      <text:p text:style-name="Text_20_body"><text:span text:style-name="Source_20_Text"/></text:p>
      <text:h text:style-name="Heading_20_2" text:outline-level="2"><text:span text:style-name="Source_20_Text">12. first()</text:span></text:h>
      <text:p text:style-name="Text_20_body">👉 <text:span text:style-name="Strong_20_Emphasis">First row or None</text:span></text:p>
      <text:p text:style-name="P399"><text:span text:style-name="Source_20_Text">Entry.objects.first()</text:span></text:p>
      <text:p text:style-name="Text_20_body"><text:span text:style-name="Source_20_Text"/></text:p>
      <text:h text:style-name="Heading_20_2" text:outline-level="2"><text:soft-page-break/><text:span text:style-name="Source_20_Text">13. last()</text:span></text:h>
      <text:p text:style-name="Text_20_body">👉 <text:span text:style-name="Strong_20_Emphasis">Last row or None</text:span></text:p>
      <text:p text:style-name="P399"><text:span text:style-name="Source_20_Text">Entry.objects.last()</text:span></text:p>
      <text:p text:style-name="Text_20_body"><text:span text:style-name="Source_20_Text"/></text:p>
      <text:h text:style-name="Heading_20_2" text:outline-level="2"><text:span text:style-name="Source_20_Text">14. aggregate()</text:span></text:h>
      <text:p text:style-name="Text_20_body">👉 <text:span text:style-name="Strong_20_Emphasis">Final summary value (NOT queryset)</text:span></text:p>
      <text:p text:style-name="P399"><text:span text:style-name="Source_20_Text">Entry.objects.aggregate(total=Count("id"))</text:span></text:p>
      <text:p text:style-name="Text_20_body">Return:</text:p>
      <text:p text:style-name="P399"><text:span text:style-name="Source_20_Text">{"total": 10}</text:span></text:p>
      <text:p text:style-name="Text_20_body"><text:span text:style-name="Source_20_Text"/></text:p>
      <text:h text:style-name="Heading_20_2" text:outline-level="2"><text:span text:style-name="Source_20_Text">15. exists()</text:span></text:h>
      <text:p text:style-name="Text_20_body">👉 <text:span text:style-name="Strong_20_Emphasis">Check row exist or not</text:span></text:p>
      <text:p text:style-name="P399"><text:span text:style-name="Source_20_Text">Entry.objects.filter(id=1).exists()</text:span></text:p>
      <text:p text:style-name="Text_20_body">Return → <text:span text:style-name="Source_20_Text">True / False</text:span></text:p>
      <text:p text:style-name="Text_20_body"><text:span text:style-name="Source_20_Text"/></text:p>
      <text:h text:style-name="Heading_20_2" text:outline-level="2"><text:span text:style-name="Source_20_Text">16. contains(obj)</text:span></text:h>
      <text:p text:style-name="Text_20_body">👉 <text:span text:style-name="Strong_20_Emphasis">Check object queryset me hai ya nahi</text:span></text:p>
      <text:p text:style-name="P399"><text:span text:style-name="Source_20_Text">qs.contains(obj)</text:span></text:p>
      <text:p text:style-name="Text_20_body"><text:span text:style-name="Source_20_Text"/></text:p>
      <text:h text:style-name="Heading_20_2" text:outline-level="2"><text:span text:style-name="Source_20_Text">17. update()</text:span></text:h>
      <text:p text:style-name="Text_20_body">👉 <text:span text:style-name="Strong_20_Emphasis">Direct DB update (no save, no signal)</text:span></text:p>
      <text:p text:style-name="P399"><text:span text:style-name="Source_20_Text">Entry.objects.filter(id=1).update(headline="New")</text:span></text:p>
      <text:p text:style-name="Text_20_body">Return → updated rows count</text:p>
      <text:p text:style-name="Text_20_body"><text:span text:style-name="Source_20_Text"/></text:p>
      <text:h text:style-name="Heading_20_2" text:outline-level="2"><text:span text:style-name="Source_20_Text"><text:span text:style-name="T612">1</text:span></text:span><text:span text:style-name="Source_20_Text">8. delete()</text:span></text:h>
      <text:p text:style-name="Text_20_body">👉 <text:span text:style-name="Strong_20_Emphasis">Delete rows</text:span></text:p>
      <text:p text:style-name="P399"><text:span text:style-name="Source_20_Text">Entry.objects.filter(id=1).delete()</text:span></text:p>
      <text:p text:style-name="Text_20_body"><text:span text:style-name="Source_20_Text"/></text:p>
      <text:h text:style-name="Heading_20_2" text:outline-level="2"><text:soft-page-break/><text:span text:style-name="Source_20_Text"><text:span text:style-name="T612">1</text:span></text:span><text:span text:style-name="Source_20_Text">9. as_manager()</text:span></text:h>
      <text:p text:style-name="Text_20_body">👉 <text:span text:style-name="Strong_20_Emphasis">Custom QuerySet ko Manager banata hai</text:span></text:p>
      <text:p text:style-name="P398"><text:span text:style-name="Source_20_Text">class MyQS(QuerySet):</text:span></text:p>
      <text:p text:style-name="P398"><text:span text:style-name="Source_20_Text"><text:s text:c="4"/>pass</text:span></text:p>
      <text:p text:style-name="P398"/>
      <text:p text:style-name="P398"><text:span text:style-name="Source_20_Text">class MyModel(models.Model):</text:span></text:p>
      <text:p text:style-name="P399"><text:span text:style-name="Source_20_Text"><text:s text:c="4"/>objects = MyQS.as_manager()</text:span></text:p>
      <text:p text:style-name="Text_20_body"><text:span text:style-name="Source_20_Text"/></text:p>
      <text:h text:style-name="Heading_20_2" text:outline-level="2"><text:span text:style-name="Source_20_Text">20. explain()</text:span></text:h>
      <text:p text:style-name="Text_20_body">👉 <text:span text:style-name="Strong_20_Emphasis">SQL query plan show karta (debug/performance)</text:span></text:p>
      <text:p text:style-name="P399"><text:span text:style-name="Source_20_Text">Entry.objects.filter(id=1).explain()</text:span></text:p>
      <text:p text:style-name="Text_20_body">DB batata:</text:p>
      <text:list xml:id="list909159522" text:style-name="L111">
        <text:list-item>
          <text:p text:style-name="P736">index use hua?</text:p>
        </text:list-item>
        <text:list-item>
          <text:p text:style-name="P736">scan hua?</text:p>
        </text:list-item>
        <text:list-item>
          <text:p text:style-name="P736">cost kya hai?</text:p>
        </text:list-item>
      </text:list>
      <text:p text:style-name="Text_20_body"><text:span text:style-name="Source_20_Text"/></text:p>
      <text:p text:style-name="P342"/>
      <text:h text:style-name="P336" text:outline-level="2">Basic Lookups</text:h>
      <text:p text:style-name="Text_20_body"><text:span text:style-name="Strong_20_Emphasis">exact</text:span> → exact match</text:p>
      <text:p text:style-name="P399"><text:span text:style-name="Source_20_Text">Entry.objects.filter(headline__exact="Django")</text:span></text:p>
      <text:p text:style-name="Text_20_body"><text:span text:style-name="Strong_20_Emphasis">iexact</text:span> → exact match (case-insensitive)</text:p>
      <text:p text:style-name="P399"><text:span text:style-name="Source_20_Text">Entry.objects.filter(headline__iexact="django")</text:span></text:p>
      <text:p text:style-name="Text_20_body"><text:span text:style-name="Strong_20_Emphasis">contains</text:span> → text contains (case-sensitive)</text:p>
      <text:p text:style-name="P399"><text:span text:style-name="Source_20_Text">Entry.objects.filter(headline__contains="Djan")</text:span></text:p>
      <text:p text:style-name="Text_20_body"><text:span text:style-name="Strong_20_Emphasis">icontains</text:span> → text contains (case-insensitive)</text:p>
      <text:p text:style-name="P399"><text:span text:style-name="Source_20_Text">Entry.objects.filter(headline__icontains="djan")</text:span></text:p>
      <text:p text:style-name="Text_20_body"><text:span text:style-name="Strong_20_Emphasis">in</text:span> → value list me ho</text:p>
      <text:p text:style-name="P399"><text:span text:style-name="Source_20_Text">Entry.objects.filter(id__in=[1,2,3])</text:span></text:p>
      <text:p text:style-name="Horizontal_20_Line"/>
      <text:h text:style-name="Heading_20_2" text:outline-level="2">Comparison Lookups</text:h>
      <text:p text:style-name="Text_20_body"><text:span text:style-name="Strong_20_Emphasis">gt</text:span> → greater than</text:p>
      <text:p text:style-name="P399"><text:soft-page-break/><text:span text:style-name="Source_20_Text">Entry.objects.filter(id__gt=5)</text:span></text:p>
      <text:p text:style-name="Text_20_body"><text:span text:style-name="Strong_20_Emphasis">gte</text:span> → greater than equal</text:p>
      <text:p text:style-name="P399"><text:span text:style-name="Source_20_Text">Entry.objects.filter(id__gte=5)</text:span></text:p>
      <text:p text:style-name="Text_20_body"><text:span text:style-name="Strong_20_Emphasis">lt</text:span> → less than</text:p>
      <text:p text:style-name="P399"><text:span text:style-name="Source_20_Text">Entry.objects.filter(id__lt=5)</text:span></text:p>
      <text:p text:style-name="Text_20_body"><text:span text:style-name="Strong_20_Emphasis">lte</text:span> → less than equal</text:p>
      <text:p text:style-name="P399"><text:span text:style-name="Source_20_Text">Entry.objects.filter(id__lte=5)</text:span></text:p>
      <text:p text:style-name="Horizontal_20_Line"/>
      <text:h text:style-name="Heading_20_2" text:outline-level="2">String Pattern Lookups</text:h>
      <text:p text:style-name="Text_20_body"><text:span text:style-name="Strong_20_Emphasis">startswith</text:span> → starts with (case-sensitive)</text:p>
      <text:p text:style-name="P399"><text:span text:style-name="Source_20_Text">Entry.objects.filter(headline__startswith="Dja")</text:span></text:p>
      <text:p text:style-name="Text_20_body"><text:span text:style-name="Strong_20_Emphasis">istartswith</text:span> → starts with (case-insensitive)</text:p>
      <text:p text:style-name="P399"><text:span text:style-name="Source_20_Text">Entry.objects.filter(headline__istartswith="dja")</text:span></text:p>
      <text:p text:style-name="Text_20_body"><text:span text:style-name="Strong_20_Emphasis">endswith</text:span> → ends with (case-sensitive)</text:p>
      <text:p text:style-name="P399"><text:span text:style-name="Source_20_Text">Entry.objects.filter(headline__endswith="go")</text:span></text:p>
      <text:p text:style-name="Text_20_body"><text:span text:style-name="Strong_20_Emphasis">iendswith</text:span> → ends with (case-insensitive)</text:p>
      <text:p text:style-name="P399"><text:span text:style-name="Source_20_Text">Entry.objects.filter(headline__iendswith="GO")</text:span></text:p>
      <text:p text:style-name="Horizontal_20_Line"/>
      <text:h text:style-name="Heading_20_2" text:outline-level="2">Range / Date Lookups</text:h>
      <text:p text:style-name="Text_20_body"><text:span text:style-name="Strong_20_Emphasis">range</text:span> → between two values</text:p>
      <text:p text:style-name="P399"><text:span text:style-name="Source_20_Text">Entry.objects.filter(id__range=(1,10))</text:span></text:p>
      <text:p text:style-name="Text_20_body"><text:span text:style-name="Strong_20_Emphasis">date</text:span> → datetime ka sirf date part match</text:p>
      <text:p text:style-name="P399"><text:span text:style-name="Source_20_Text">Entry.objects.filter(pub_date__date="2024-01-01")</text:span></text:p>
      <text:p text:style-name="Text_20_body"><text:span text:style-name="Strong_20_Emphasis">year</text:span> → year match</text:p>
      <text:p text:style-name="P399"><text:span text:style-name="Source_20_Text">Entry.objects.filter(pub_date__year=2024)</text:span></text:p>
      <text:p text:style-name="Text_20_body"><text:span text:style-name="Strong_20_Emphasis">iso_year</text:span> → ISO year (week calendar)</text:p>
      <text:p text:style-name="P399"><text:span text:style-name="Source_20_Text">Entry.objects.filter(pub_date__iso_year=2024)</text:span></text:p>
      <text:p text:style-name="Text_20_body"><text:span text:style-name="Strong_20_Emphasis">month</text:span> → month match</text:p>
      <text:p text:style-name="P399"><text:span text:style-name="Source_20_Text">Entry.objects.filter(pub_date__month=6)</text:span></text:p>
      <text:p text:style-name="Text_20_body"><text:soft-page-break/><text:span text:style-name="Strong_20_Emphasis">day</text:span> → day match</text:p>
      <text:p text:style-name="P399"><text:span text:style-name="Source_20_Text">Entry.objects.filter(pub_date__day=15)</text:span></text:p>
      <text:p text:style-name="Text_20_body"><text:span text:style-name="Strong_20_Emphasis">week</text:span> → week number</text:p>
      <text:p text:style-name="P399"><text:span text:style-name="Source_20_Text">Entry.objects.filter(pub_date__week=25)</text:span></text:p>
      <text:p text:style-name="Text_20_body"><text:span text:style-name="Strong_20_Emphasis">week_day</text:span> → weekday (1=Sunday … 7=Saturday)</text:p>
      <text:p text:style-name="P399"><text:span text:style-name="Source_20_Text">Entry.objects.filter(pub_date__week_day=2)</text:span></text:p>
      <text:p text:style-name="Text_20_body"><text:span text:style-name="Strong_20_Emphasis">iso_week_day</text:span> → ISO weekday (1=Monday … 7=Sunday)</text:p>
      <text:p text:style-name="P399"><text:span text:style-name="Source_20_Text">Entry.objects.filter(pub_date__iso_week_day=1)</text:span></text:p>
      <text:p text:style-name="Text_20_body"><text:span text:style-name="Strong_20_Emphasis">quarter</text:span> → quarter (1-4)</text:p>
      <text:p text:style-name="P399"><text:span text:style-name="Source_20_Text">Entry.objects.filter(pub_date__quarter=2)</text:span></text:p>
      <text:p text:style-name="Horizontal_20_Line"/>
      <text:h text:style-name="Heading_20_2" text:outline-level="2">Time Lookups</text:h>
      <text:p text:style-name="Text_20_body"><text:span text:style-name="Strong_20_Emphasis">time</text:span> → datetime ka sirf time part</text:p>
      <text:p text:style-name="P399"><text:span text:style-name="Source_20_Text">Entry.objects.filter(pub_date__time="10:30:00")</text:span></text:p>
      <text:p text:style-name="Text_20_body"><text:span text:style-name="Strong_20_Emphasis">hour</text:span> → hour match</text:p>
      <text:p text:style-name="P399"><text:span text:style-name="Source_20_Text">Entry.objects.filter(pub_date__hour=10)</text:span></text:p>
      <text:p text:style-name="Text_20_body"><text:span text:style-name="Strong_20_Emphasis">minute</text:span> → minute match</text:p>
      <text:p text:style-name="P399"><text:span text:style-name="Source_20_Text">Entry.objects.filter(pub_date__minute=30)</text:span></text:p>
      <text:p text:style-name="Text_20_body"><text:span text:style-name="Strong_20_Emphasis">second</text:span> → second match</text:p>
      <text:p text:style-name="P399"><text:span text:style-name="Source_20_Text">Entry.objects.filter(pub_date__second=0)</text:span></text:p>
      <text:p text:style-name="Horizontal_20_Line"/>
      <text:h text:style-name="Heading_20_2" text:outline-level="2">Special Lookups</text:h>
      <text:p text:style-name="Text_20_body"><text:span text:style-name="Strong_20_Emphasis">isnull</text:span> → NULL check</text:p>
      <text:p text:style-name="P399"><text:span text:style-name="Source_20_Text">Entry.objects.filter(author__isnull=True)</text:span></text:p>
      <text:p text:style-name="Text_20_body"><text:span text:style-name="Strong_20_Emphasis">regex</text:span> → regex match (case-sensitive)</text:p>
      <text:p text:style-name="P399"><text:span text:style-name="Source_20_Text">Entry.objects.filter(headline__regex=r"^D.*o$")</text:span></text:p>
      <text:p text:style-name="Text_20_body"><text:span text:style-name="Strong_20_Emphasis">iregex</text:span> → regex match (case-insensitive)</text:p>
      <text:p text:style-name="P399"><text:span text:style-name="Source_20_Text">Entry.objects.filter(headline__iregex=r"^d.*O$")</text:span></text:p>
      <text:p text:style-name="Horizontal_20_Line"/>
      <text:h text:style-name="Heading_20_2" text:outline-level="2"><text:soft-page-break/>Quick Memory Trick 🧠</text:h>
      <text:list xml:id="list499300704" text:style-name="L112">
        <text:list-item>
          <text:p text:style-name="P737"><text:span text:style-name="Strong_20_Emphasis">i</text:span> = case-insensitive (<text:span text:style-name="Source_20_Text">iexact</text:span>, <text:span text:style-name="Source_20_Text">icontains</text:span>, <text:span text:style-name="Source_20_Text">istartswith</text:span>)</text:p>
        </text:list-item>
        <text:list-item>
          <text:p text:style-name="P737"><text:span text:style-name="Strong_20_Emphasis">gt/gte/lt/lte</text:span> = comparisons</text:p>
        </text:list-item>
        <text:list-item>
          <text:p text:style-name="P737"><text:span text:style-name="Strong_20_Emphasis">date/year/month/day</text:span> = date parts</text:p>
        </text:list-item>
        <text:list-item>
          <text:p text:style-name="P737"><text:span text:style-name="Strong_20_Emphasis">hour/min/sec</text:span> = time parts</text:p>
        </text:list-item>
        <text:list-item>
          <text:p text:style-name="P737"><text:span text:style-name="Strong_20_Emphasis">regex</text:span> = pattern matching</text:p>
        </text:list-item>
        <text:list-item>
          <text:p text:style-name="P737"><text:span text:style-name="Strong_20_Emphasis">isnull</text:span> = NULL check</text:p>
        </text:list-item>
      </text:list>
      <text:p text:style-name="P342"/>
      <text:h text:style-name="P343" text:outline-level="1"/>
      <text:h text:style-name="P335" text:outline-level="1">Aggregation Basics</text:h>
      <text:h text:style-name="P557" text:outline-level="1"><text:span text:style-name="T343">1. </text:span><text:span text:style-name="Source_20_Text"><text:span text:style-name="T344">expressions</text:span></text:span></text:h>
      <text:p text:style-name="Text_20_body">👉 Aggregation me <text:span text:style-name="Strong_20_Emphasis">calculation likhne ke liye</text:span></text:p>
      <text:p text:style-name="Text_20_body">Example:</text:p>
      <text:p text:style-name="P399"><text:span text:style-name="Source_20_Text">Avg(F("price") + 10)</text:span></text:p>
      <text:p text:style-name="Text_20_body">Matlab → <text:span text:style-name="Source_20_Text">(price + 10)</text:span> ka average</text:p>
      <text:h text:style-name="P338" text:outline-level="1">2. output_field</text:h>
      <text:p text:style-name="Text_20_body">Result ka datatype manually set karna.</text:p>
      <text:p text:style-name="P398"><text:span text:style-name="Source_20_Text">Entry.objects.aggregate(</text:span></text:p>
      <text:p text:style-name="P398"><text:span text:style-name="Source_20_Text"><text:s text:c="4"/>total=Sum("views", output_field=models.FloatField())</text:span></text:p>
      <text:p text:style-name="P399"><text:span text:style-name="Source_20_Text">)</text:span></text:p>
      <text:p text:style-name="P562"><text:span text:style-name="Source_20_Text"><text:span text:style-name="T613">views ek column hai database mai</text:span></text:span></text:p>
      <text:p text:style-name="Text_20_body">👉 Result float me milega (default int hota).</text:p>
      <text:h text:style-name="P339" text:outline-level="1">3. filter (aggregation filter, NOT queryset filter)</text:h>
      <text:p text:style-name="Text_20_body">Sirf kuch rows ko aggregate me include karna.</text:p>
      <text:p text:style-name="P398"><text:span text:style-name="Source_20_Text">Entry.objects.aggregate(</text:span></text:p>
      <text:p text:style-name="P398"><text:span text:style-name="Source_20_Text"><text:s text:c="4"/>high_views=Sum("views", filter=Q(views__gt=100))</text:span></text:p>
      <text:p text:style-name="P399"><text:span text:style-name="Source_20_Text">)</text:span></text:p>
      <text:p text:style-name="Text_20_body">👉 Sirf <text:span text:style-name="Source_20_Text">views &gt; 100</text:span> wale rows ka SUM.</text:p>
      <text:h text:style-name="P339" text:outline-level="1"><text:soft-page-break/>4. default</text:h>
      <text:p text:style-name="Text_20_body">Agar result NULL ho → default value return kare.</text:p>
      <text:p text:style-name="P398"><text:span text:style-name="Source_20_Text">Entry.objects.aggregate(</text:span></text:p>
      <text:p text:style-name="P398"><text:span text:style-name="Source_20_Text"><text:s text:c="4"/>total=Sum("views", default=0)</text:span></text:p>
      <text:p text:style-name="P399"><text:span text:style-name="Source_20_Text">)</text:span></text:p>
      <text:p text:style-name="Text_20_body">👉 Agar table empty → <text:span text:style-name="Source_20_Text">0</text:span> milega (None nahi).</text:p>
      <text:h text:style-name="P339" text:outline-level="1">6. AnyValue</text:h>
      <text:p text:style-name="Text_20_body">Random value pick karta hai group me se (MySQL/Postgres useful).</text:p>
      <text:p text:style-name="P398"><text:span text:style-name="Source_20_Text">Entry.objects.values("category").annotate(</text:span></text:p>
      <text:p text:style-name="P398"><text:span text:style-name="Source_20_Text"><text:s text:c="4"/>any_title=AnyValue("title")</text:span></text:p>
      <text:p text:style-name="P399"><text:span text:style-name="Source_20_Text">)</text:span></text:p>
      <text:p text:style-name="Text_20_body">👉 Har category se koi bhi ek title dega.</text:p>
      <text:h text:style-name="P339" text:outline-level="1">🔹 Main Aggregation Functions</text:h>
      <text:p text:style-name="Horizontal_20_Line"/>
      <text:h text:style-name="Heading_20_1" text:outline-level="1">7. Avg (Average)</text:h>
      <text:p text:style-name="P399"><text:span text:style-name="Source_20_Text">Entry.objects.aggregate(avg_views=Avg("views"))</text:span></text:p>
      <text:p text:style-name="Text_20_body">👉 Sab views ka average.</text:p>
      <text:p text:style-name="Horizontal_20_Line"/>
      <text:h text:style-name="Heading_20_1" text:outline-level="1">8. Count</text:h>
      <text:p text:style-name="P399"><text:span text:style-name="Source_20_Text">Entry.objects.aggregate(total=Count("id"))</text:span></text:p>
      <text:p text:style-name="Text_20_body">👉 Total rows count.</text:p>
      <text:p text:style-name="Text_20_body">Distinct count:</text:p>
      <text:p text:style-name="P399"><text:span text:style-name="Source_20_Text">Entry.objects.aggregate(total=Count("category", distinct=True))</text:span></text:p>
      <text:p text:style-name="Horizontal_20_Line"/>
      <text:h text:style-name="Heading_20_1" text:outline-level="1">9. Max</text:h>
      <text:p text:style-name="P399"><text:span text:style-name="Source_20_Text">Entry.objects.aggregate(max_views=Max("views"))</text:span></text:p>
      <text:p text:style-name="Text_20_body">👉 Highest value.</text:p>
      <text:p text:style-name="Horizontal_20_Line"/>
      <text:h text:style-name="Heading_20_1" text:outline-level="1"><text:soft-page-break/>10. Min</text:h>
      <text:p text:style-name="P399"><text:span text:style-name="Source_20_Text">Entry.objects.aggregate(min_views=Min("views"))</text:span></text:p>
      <text:p text:style-name="Text_20_body">👉 Lowest value.</text:p>
      <text:p text:style-name="Horizontal_20_Line"/>
      <text:h text:style-name="Heading_20_1" text:outline-level="1">11. StdDev (Standard Deviation)</text:h>
      <text:p text:style-name="P399"><text:span text:style-name="Source_20_Text">Entry.objects.aggregate(std=StdDev("views"))</text:span></text:p>
      <text:p text:style-name="Text_20_body">👉 Data spread measure.</text:p>
      <text:p text:style-name="Horizontal_20_Line"/>
      <text:h text:style-name="Heading_20_1" text:outline-level="1">12. Sum</text:h>
      <text:p text:style-name="P399"><text:span text:style-name="Source_20_Text">Entry.objects.aggregate(total=Sum("views"))</text:span></text:p>
      <text:p text:style-name="Text_20_body">👉 Total sum.</text:p>
      <text:p text:style-name="Horizontal_20_Line"/>
      <text:h text:style-name="Heading_20_1" text:outline-level="1">13. Variance</text:h>
      <text:p text:style-name="P399"><text:span text:style-name="Source_20_Text">Entry.objects.aggregate(var=Variance("views"))</text:span></text:p>
      <text:p text:style-name="Text_20_body">👉 Spread measure (StdDev²).</text:p>
      <text:h text:style-name="P339" text:outline-level="1">🧠 Quick Memory</text:h>
      <table:table table:name="Table28" table:style-name="Table28">
        <table:table-column table:style-name="Table28.A"/>
        <table:table-column table:style-name="Table28.B"/>
        <table:table-header-rows>
          <table:table-row>
            <table:table-cell table:style-name="Table28.A1" office:value-type="string">
              <text:p text:style-name="Table_20_Heading">Function</text:p>
            </table:table-cell>
            <table:table-cell table:style-name="Table28.A1" office:value-type="string">
              <text:p text:style-name="Table_20_Heading">Meaning</text:p>
            </table:table-cell>
          </table:table-row>
        </table:table-header-rows>
        <table:table-row>
          <table:table-cell table:style-name="Table28.A1" office:value-type="string">
            <text:p text:style-name="Table_20_Contents">Sum</text:p>
          </table:table-cell>
          <table:table-cell table:style-name="Table28.A1" office:value-type="string">
            <text:p text:style-name="Table_20_Contents">Total</text:p>
          </table:table-cell>
        </table:table-row>
        <table:table-row>
          <table:table-cell table:style-name="Table28.A1" office:value-type="string">
            <text:p text:style-name="Table_20_Contents">Avg</text:p>
          </table:table-cell>
          <table:table-cell table:style-name="Table28.A1" office:value-type="string">
            <text:p text:style-name="Table_20_Contents">Average</text:p>
          </table:table-cell>
        </table:table-row>
        <table:table-row>
          <table:table-cell table:style-name="Table28.A1" office:value-type="string">
            <text:p text:style-name="Table_20_Contents">Count</text:p>
          </table:table-cell>
          <table:table-cell table:style-name="Table28.A1" office:value-type="string">
            <text:p text:style-name="Table_20_Contents">Row count</text:p>
          </table:table-cell>
        </table:table-row>
        <table:table-row>
          <table:table-cell table:style-name="Table28.A1" office:value-type="string">
            <text:p text:style-name="Table_20_Contents">Max</text:p>
          </table:table-cell>
          <table:table-cell table:style-name="Table28.A1" office:value-type="string">
            <text:p text:style-name="Table_20_Contents">Highest</text:p>
          </table:table-cell>
        </table:table-row>
        <table:table-row>
          <table:table-cell table:style-name="Table28.A1" office:value-type="string">
            <text:p text:style-name="Table_20_Contents">Min</text:p>
          </table:table-cell>
          <table:table-cell table:style-name="Table28.A1" office:value-type="string">
            <text:p text:style-name="Table_20_Contents">Lowest</text:p>
          </table:table-cell>
        </table:table-row>
        <table:table-row>
          <table:table-cell table:style-name="Table28.A1" office:value-type="string">
            <text:p text:style-name="Table_20_Contents">StdDev</text:p>
          </table:table-cell>
          <table:table-cell table:style-name="Table28.A1" office:value-type="string">
            <text:p text:style-name="Table_20_Contents">Spread</text:p>
          </table:table-cell>
        </table:table-row>
        <table:table-row>
          <table:table-cell table:style-name="Table28.A1" office:value-type="string">
            <text:p text:style-name="Table_20_Contents">Variance</text:p>
          </table:table-cell>
          <table:table-cell table:style-name="Table28.A1" office:value-type="string">
            <text:p text:style-name="Table_20_Contents">Spread²</text:p>
          </table:table-cell>
        </table:table-row>
        <table:table-row>
          <table:table-cell table:style-name="Table28.A1" office:value-type="string">
            <text:p text:style-name="Table_20_Contents">StringAgg</text:p>
          </table:table-cell>
          <table:table-cell table:style-name="Table28.A1" office:value-type="string">
            <text:p text:style-name="Table_20_Contents">Join string</text:p>
          </table:table-cell>
        </table:table-row>
      </table:table>
      <text:p text:style-name="P340"/>
      <text:p text:style-name="P340"/>
      <text:h text:style-name="P339" text:outline-level="1"><text:soft-page-break/>1. Lookup API kya hai?</text:h>
      <text:p text:style-name="Text_20_body">👉 Lookup API = Django ka system jo <text:span text:style-name="Strong_20_Emphasis">filter() me SQL WHERE banata hai</text:span></text:p>
      <text:p text:style-name="Text_20_body">Example:</text:p>
      <text:p text:style-name="P399"><text:span text:style-name="Source_20_Text">Entry.objects.filter(headline__icontains="django")</text:span></text:p>
      <text:p text:style-name="Text_20_body">Yahan:</text:p>
      <text:p text:style-name="P398"><text:span text:style-name="Source_20_Text">headline <text:s/>→ field</text:span></text:p>
      <text:p text:style-name="P399"><text:span text:style-name="Source_20_Text">icontains → lookup</text:span></text:p>
      <text:p text:style-name="Text_20_body">SQL banta:</text:p>
      <text:p text:style-name="P399"><text:span text:style-name="Source_20_Text">WHERE headline LIKE '%django%'</text:span></text:p>
      <text:p text:style-name="Horizontal_20_Line"/>
      <text:h text:style-name="Heading_20_1" text:outline-level="1">2. Lookup expression ke 3 parts</text:h>
      <text:h text:style-name="Heading_20_2" text:outline-level="2">(1) Field part</text:h>
      <text:p text:style-name="P399"><text:span text:style-name="Source_20_Text">author__name</text:span></text:p>
      <text:p text:style-name="Text_20_body">Matlab → relation cross karna</text:p>
      <text:p text:style-name="Horizontal_20_Line"/>
      <text:h text:style-name="Heading_20_2" text:outline-level="2">(2) Transform part (optional)</text:h>
      <text:p text:style-name="Text_20_body">Field ko <text:span text:style-name="Strong_20_Emphasis">modify / convert</text:span> karta</text:p>
      <text:p text:style-name="P398"><text:span text:style-name="Source_20_Text">pub_date__year</text:span></text:p>
      <text:p text:style-name="P399"><text:span text:style-name="Source_20_Text">name__lower</text:span></text:p>
      <text:p text:style-name="Horizontal_20_Line"/>
      <text:h text:style-name="Heading_20_2" text:outline-level="2">(3) Lookup part</text:h>
      <text:p text:style-name="Text_20_body">Final comparison karta</text:p>
      <text:p text:style-name="P398"><text:span text:style-name="Source_20_Text">__exact</text:span></text:p>
      <text:p text:style-name="P398"><text:span text:style-name="Source_20_Text">__gt</text:span></text:p>
      <text:p text:style-name="P399"><text:span text:style-name="Source_20_Text">__icontains</text:span></text:p>
      <text:p text:style-name="Text_20_body">Default → <text:span text:style-name="Source_20_Text">__exact</text:span></text:p>
      <text:p text:style-name="P399"><text:span text:style-name="Source_20_Text">filter(id=5) <text:s/>== <text:s/>id__exact=5</text:span></text:p>
      <text:p text:style-name="Horizontal_20_Line"/>
      <text:h text:style-name="Heading_20_1" text:outline-level="1"><text:soft-page-break/>3. Base classes (Lookup &amp; Transform)</text:h>
      <text:p text:style-name="Text_20_body">Django me <text:span text:style-name="Strong_20_Emphasis">saare lookups yahi se bante</text:span></text:p>
      <text:h text:style-name="Heading_20_2" text:outline-level="2">Lookup</text:h>
      <text:p text:style-name="Text_20_body">👉 compare karta (&gt;, =, LIKE, IN)</text:p>
      <text:p text:style-name="Text_20_body">Example:</text:p>
      <text:p text:style-name="P398"><text:span text:style-name="Source_20_Text">__exact</text:span></text:p>
      <text:p text:style-name="P398"><text:span text:style-name="Source_20_Text">__gt</text:span></text:p>
      <text:p text:style-name="P398"><text:span text:style-name="Source_20_Text">__in</text:span></text:p>
      <text:p text:style-name="P399"><text:span text:style-name="Source_20_Text">__icontains</text:span></text:p>
      <text:p text:style-name="Horizontal_20_Line"/>
      <text:h text:style-name="Heading_20_2" text:outline-level="2">Transform</text:h>
      <text:p text:style-name="Text_20_body">👉 field ko change karta</text:p>
      <text:p text:style-name="Text_20_body">Example:</text:p>
      <text:p text:style-name="P398"><text:span text:style-name="Source_20_Text">__year</text:span></text:p>
      <text:p text:style-name="P398"><text:span text:style-name="Source_20_Text">__month</text:span></text:p>
      <text:p text:style-name="P398"><text:span text:style-name="Source_20_Text">__lower</text:span></text:p>
      <text:p text:style-name="P399"><text:span text:style-name="Source_20_Text">__length</text:span></text:p>
      <text:p text:style-name="Text_20_body">Chain ho sakta:</text:p>
      <text:p text:style-name="P399"><text:span text:style-name="Source_20_Text">name__lower__startswith="a"</text:span></text:p>
      <text:p text:style-name="Horizontal_20_Line"/>
      <text:h text:style-name="Heading_20_1" text:outline-level="1">4. RegisterLookupMixin</text:h>
      <text:p text:style-name="Text_20_body">Ye system Django ko allow karta <text:span text:style-name="Strong_20_Emphasis">custom lookup add karne</text:span></text:p>
      <text:p text:style-name="Text_20_body">Example:</text:p>
      <text:p text:style-name="P399"><text:span text:style-name="Source_20_Text">DateField.register_lookup(YearExact)</text:span></text:p>
      <text:p text:style-name="Text_20_body">Matlab → DateField me new lookup add.</text:p>
      <text:p text:style-name="Horizontal_20_Line"/>
      <text:h text:style-name="Heading_20_1" text:outline-level="1">5. Query Expression API (core engine)</text:h>
      <text:p text:style-name="Text_20_body">Jo class <text:span text:style-name="Strong_20_Emphasis">SQL generate kar sakti hai</text:span> use Expression bolte.</text:p>
      <text:p text:style-name="Text_20_body">Isme ye methods hote:</text:p>
      <text:p text:style-name="Horizontal_20_Line"/>
      <text:h text:style-name="Heading_20_2" text:outline-level="2"><text:soft-page-break/>(1) <text:span text:style-name="Source_20_Text">as_sql()</text:span></text:h>
      <text:p text:style-name="Text_20_body">👉 SQL string banata</text:p>
      <text:p text:style-name="Text_20_body">Return:</text:p>
      <text:p text:style-name="P399"><text:span text:style-name="Source_20_Text">(sql, params)</text:span></text:p>
      <text:p text:style-name="Text_20_body">Example:</text:p>
      <text:p text:style-name="P399"><text:span text:style-name="Source_20_Text">("rating &gt; %s", [5])</text:span></text:p>
      <text:p text:style-name="Horizontal_20_Line"/>
      <text:h text:style-name="Heading_20_2" text:outline-level="2">(2) <text:span text:style-name="Source_20_Text">as_vendorname()</text:span></text:h>
      <text:p text:style-name="Text_20_body">DB specific SQL (postgres/mysql/sqlite)</text:p>
      <text:p text:style-name="Text_20_body">Example:</text:p>
      <text:list xml:id="list632007153" text:style-name="L113">
        <text:list-item>
          <text:p text:style-name="P738">PostgreSQL version</text:p>
        </text:list-item>
        <text:list-item>
          <text:p text:style-name="P738">MySQL version</text:p>
        </text:list-item>
      </text:list>
      <text:p text:style-name="Horizontal_20_Line"/>
      <text:h text:style-name="Heading_20_2" text:outline-level="2">(3) <text:span text:style-name="Source_20_Text">get_lookup()</text:span></text:h>
      <text:p text:style-name="Text_20_body">Lookup return karta:</text:p>
      <text:p text:style-name="P398"><text:span text:style-name="Source_20_Text">__exact</text:span></text:p>
      <text:p text:style-name="P398"><text:span text:style-name="Source_20_Text">__gt</text:span></text:p>
      <text:p text:style-name="P399"><text:span text:style-name="Source_20_Text">__icontains</text:span></text:p>
      <text:p text:style-name="Horizontal_20_Line"/>
      <text:h text:style-name="Heading_20_2" text:outline-level="2">(4) <text:span text:style-name="Source_20_Text">get_transform()</text:span></text:h>
      <text:p text:style-name="Text_20_body">Transform return karta:</text:p>
      <text:p text:style-name="P398"><text:span text:style-name="Source_20_Text">__year</text:span></text:p>
      <text:p text:style-name="P399"><text:span text:style-name="Source_20_Text">__lower</text:span></text:p>
      <text:p text:style-name="Horizontal_20_Line"/>
      <text:h text:style-name="Heading_20_2" text:outline-level="2">(5) <text:span text:style-name="Source_20_Text">output_field</text:span></text:h>
      <text:p text:style-name="Text_20_body">Expression ka result datatype</text:p>
      <text:p text:style-name="Text_20_body">Example:</text:p>
      <text:p text:style-name="P398"><text:span text:style-name="Source_20_Text">IntegerField</text:span></text:p>
      <text:p text:style-name="P398"><text:span text:style-name="Source_20_Text">CharField</text:span></text:p>
      <text:p text:style-name="P399"><text:span text:style-name="Source_20_Text">DateField</text:span></text:p>
      <text:p text:style-name="Horizontal_20_Line"/>
      <text:h text:style-name="Heading_20_1" text:outline-level="1"><text:soft-page-break/>6. Transform class</text:h>
      <text:p text:style-name="Text_20_body">Field ko <text:span text:style-name="Strong_20_Emphasis">change karta</text:span></text:p>
      <text:p text:style-name="Text_20_body">Example:</text:p>
      <text:p text:style-name="P399"><text:span text:style-name="Source_20_Text">Entry.objects.filter(pub_date__year=2024)</text:span></text:p>
      <text:p text:style-name="Text_20_body">Flow:</text:p>
      <text:p text:style-name="P398"><text:span text:style-name="Source_20_Text">pub_date (DateField)</text:span></text:p>
      <text:p text:style-name="P398"><text:span text:style-name="Source_20_Text">→ year transform</text:span></text:p>
      <text:p text:style-name="P398"><text:span text:style-name="Source_20_Text">→ IntegerField</text:span></text:p>
      <text:p text:style-name="P399"><text:span text:style-name="Source_20_Text">→ exact lookup</text:span></text:p>
      <text:p text:style-name="Horizontal_20_Line"/>
      <text:h text:style-name="Heading_20_2" text:outline-level="2">Important properties</text:h>
      <text:h text:style-name="Heading_20_3" text:outline-level="3"><text:span text:style-name="Source_20_Text">lookup_name</text:span></text:h>
      <text:p text:style-name="Text_20_body">Transform ka naam (<text:span text:style-name="Source_20_Text">year</text:span>, <text:span text:style-name="Source_20_Text">lower</text:span>)</text:p>
      <text:p text:style-name="Horizontal_20_Line"/>
      <text:h text:style-name="Heading_20_3" text:outline-level="3"><text:span text:style-name="Source_20_Text">lhs</text:span></text:h>
      <text:p text:style-name="Text_20_body">Left side (field)</text:p>
      <text:p text:style-name="Horizontal_20_Line"/>
      <text:h text:style-name="Heading_20_3" text:outline-level="3"><text:span text:style-name="Source_20_Text">bilateral</text:span></text:h>
      <text:p text:style-name="Text_20_body">Agar True → transform RHS par bhi apply</text:p>
      <text:p text:style-name="Text_20_body">Rare use.</text:p>
      <text:p text:style-name="Horizontal_20_Line"/>
      <text:h text:style-name="Heading_20_1" text:outline-level="1">7. Lookup class</text:h>
      <text:p text:style-name="Text_20_body">Final comparison karta</text:p>
      <text:p text:style-name="P399"><text:span text:style-name="Source_20_Text">rating__gt=5</text:span></text:p>
      <text:p text:style-name="Text_20_body">Yahan:</text:p>
      <text:p text:style-name="P398"><text:span text:style-name="Source_20_Text">lhs → rating</text:span></text:p>
      <text:p text:style-name="P398"><text:span text:style-name="Source_20_Text">rhs → 5</text:span></text:p>
      <text:p text:style-name="P399"><text:span text:style-name="Source_20_Text">lookup → gt</text:span></text:p>
      <text:p text:style-name="Horizontal_20_Line"/>
      <text:h text:style-name="Heading_20_2" text:outline-level="2"><text:soft-page-break/>Important parts</text:h>
      <text:h text:style-name="Heading_20_3" text:outline-level="3"><text:span text:style-name="Source_20_Text">lhs</text:span></text:h>
      <text:p text:style-name="Text_20_body">Left side (field / expression)</text:p>
      <text:p text:style-name="Horizontal_20_Line"/>
      <text:h text:style-name="Heading_20_3" text:outline-level="3"><text:span text:style-name="Source_20_Text">rhs</text:span></text:h>
      <text:p text:style-name="Text_20_body">Right side (value / expression)</text:p>
      <text:p text:style-name="Horizontal_20_Line"/>
      <text:h text:style-name="Heading_20_3" text:outline-level="3"><text:span text:style-name="Source_20_Text">lookup_name</text:span></text:h>
      <text:p text:style-name="Text_20_body"><text:span text:style-name="Source_20_Text">gt</text:span>, <text:span text:style-name="Source_20_Text">exact</text:span>, <text:span text:style-name="Source_20_Text">in</text:span>, etc.</text:p>
      <text:p text:style-name="Horizontal_20_Line"/>
      <text:h text:style-name="Heading_20_3" text:outline-level="3"><text:span text:style-name="Source_20_Text">prepare_rhs</text:span></text:h>
      <text:p text:style-name="Text_20_body">RHS ko SQL safe banata.</text:p>
      <text:p text:style-name="Horizontal_20_Line"/>
      <text:h text:style-name="Heading_20_3" text:outline-level="3"><text:span text:style-name="Source_20_Text">process_lhs()</text:span> / <text:span text:style-name="Source_20_Text">process_rhs()</text:span></text:h>
      <text:p text:style-name="Text_20_body">SQL compile karta.</text:p>
      <text:p text:style-name="Horizontal_20_Line"/>
      <text:h text:style-name="Heading_20_1" text:outline-level="1">8. Real Flow Example</text:h>
      <text:p text:style-name="P399"><text:span text:style-name="Source_20_Text">Entry.objects.filter(pub_date__year__gt=2020)</text:span></text:p>
      <text:p text:style-name="Text_20_body">Step:</text:p>
      <text:list xml:id="list2760827984" text:style-name="L114">
        <text:list-item>
          <text:p text:style-name="P739">Field → <text:span text:style-name="Source_20_Text">pub_date</text:span></text:p>
        </text:list-item>
        <text:list-item>
          <text:p text:style-name="P739">Transform → <text:span text:style-name="Source_20_Text">year</text:span></text:p>
        </text:list-item>
        <text:list-item>
          <text:p text:style-name="P739">Lookup → <text:span text:style-name="Source_20_Text">gt</text:span></text:p>
        </text:list-item>
        <text:list-item>
          <text:p text:style-name="P739">SQL →</text:p>
        </text:list-item>
      </text:list>
      <text:p text:style-name="P399"><text:span text:style-name="Source_20_Text">WHERE EXTRACT(YEAR FROM pub_date) &gt; 2020</text:span></text:p>
      <text:p text:style-name="Horizontal_20_Line"/>
      <text:h text:style-name="Heading_20_1" text:outline-level="1">9. Direct Lookup object use</text:h>
      <text:p text:style-name="P398"><text:span text:style-name="Source_20_Text">from django.db.models.lookups import LessThan</text:span></text:p>
      <text:p text:style-name="P398"/>
      <text:p text:style-name="P399"><text:span text:style-name="Source_20_Text">Entry.objects.filter(LessThan(F("rating"), 5))</text:span></text:p>
      <text:p text:style-name="Text_20_body"><text:soft-page-break/>Same as:</text:p>
      <text:p text:style-name="P399"><text:span text:style-name="Source_20_Text">filter(rating__lt=5)</text:span></text:p>
      <text:p text:style-name="Horizontal_20_Line"/>
      <text:h text:style-name="Heading_20_1" text:outline-level="1">10. Custom lookup ka idea</text:h>
      <text:p text:style-name="Text_20_body">Tum apna lookup bana sakte:</text:p>
      <text:p text:style-name="P398"><text:span text:style-name="Source_20_Text">class IsEven(Lookup):</text:span></text:p>
      <text:p text:style-name="P399"><text:span text:style-name="Source_20_Text"><text:s text:c="4"/>lookup_name = "even"</text:span></text:p>
      <text:p text:style-name="Text_20_body">Use:</text:p>
      <text:p text:style-name="P399"><text:span text:style-name="Source_20_Text">filter(number__even=True)</text:span></text:p>
      <text:p text:style-name="P317">DAY <text:s/>8</text:p>
      <text:p text:style-name="P337">MODEL INSTANCE REFERENCE </text:p>
      <text:p text:style-name="P341"><text:span text:style-name="T593">a)</text:span><text:span text:style-name="T416"> </text:span><text:span text:style-name="T434">Add a classmethod on the model class:</text:span></text:p>
      <text:p text:style-name="P416"><text:span text:style-name="T352">from</text:span><text:span text:style-name="T292"> </text:span><text:span text:style-name="T363">django.db</text:span><text:span text:style-name="T292"> </text:span><text:span text:style-name="T352">import</text:span><text:span text:style-name="T218"> models</text:span></text:p>
      <text:p text:style-name="P277"><text:span text:style-name="T479">class</text:span><text:span text:style-name="T455"> </text:span><text:span text:style-name="T494">Book</text:span>(models<text:span text:style-name="T467">.</text:span>Model):</text:p>
      <text:p text:style-name="P434"><text:span text:style-name="T241"><text:s text:c="4"/></text:span><text:span text:style-name="T203">title </text:span><text:span text:style-name="T299">=</text:span><text:span text:style-name="T203"> models</text:span><text:span text:style-name="T299">.</text:span><text:span text:style-name="T203">CharField(max_length</text:span><text:span text:style-name="T299">=100</text:span><text:span text:style-name="T203">)</text:span></text:p>
      <text:p text:style-name="P299"><text:s text:c="7"/><text:span text:style-name="T576">@classmethod</text:span></text:p>
      <text:p text:style-name="P300"><text:s text:c="4"/><text:span text:style-name="T483">def</text:span><text:span text:style-name="T460"> </text:span><text:span text:style-name="T498">create</text:span><text:span text:style-name="T423">(</text:span><text:span text:style-name="T483">cls</text:span><text:span text:style-name="T423">, title):</text:span></text:p>
      <text:p text:style-name="P300"><text:s text:c="8"/><text:span text:style-name="T423">book </text:span><text:span text:style-name="T470">=</text:span><text:span text:style-name="T423"> </text:span><text:span text:style-name="T483">cls</text:span><text:span text:style-name="T423">(title</text:span><text:span text:style-name="T470">=</text:span><text:span text:style-name="T423">title)</text:span></text:p>
      <text:p text:style-name="P300"><text:s text:c="8"/><text:span text:style-name="T561"># do something with the book</text:span></text:p>
      <text:p text:style-name="P434"><text:span text:style-name="T241"><text:s text:c="8"/></text:span><text:span text:style-name="T347">return</text:span><text:span text:style-name="T203"> book</text:span></text:p>
      <text:p text:style-name="P277">book <text:span text:style-name="T467">=</text:span> Book<text:span text:style-name="T467">.</text:span>create(<text:span text:style-name="T506">"Pride and Prejudice"</text:span>)</text:p>
      <text:p text:style-name="P309"><text:s/><text:span text:style-name="T426">book </text:span><text:span text:style-name="T473">=</text:span><text:span text:style-name="T426"> </text:span><text:span text:style-name="T488">cls</text:span><text:span text:style-name="T426">(title</text:span><text:span text:style-name="T473">=</text:span><text:span text:style-name="T426">title) </text:span><text:span text:style-name="T427">it is short form for writine Book(title=title)</text:span></text:p>
      <text:p text:style-name="P309"><text:soft-page-break/><text:span text:style-name="T428">it return a </text:span><text:span text:style-name="Strong_20_Emphasis"><text:span text:style-name="T428">new Book model instance (Python object)</text:span></text:span><text:span text:style-name="T428"><text:line-break/>that exists only in memory.</text:span></text:p>
      <text:p text:style-name="P289"/>
      <text:p text:style-name="P290"/>
      <text:p text:style-name="P305"><text:span text:style-name="T429">b)</text:span><text:span text:style-name="T435">Add a method on a custom manager (usually preferred):</text:span></text:p>
      <text:p text:style-name="P202"/>
      <text:p text:style-name="P310"><text:span text:style-name="T431"><text:s text:c="2"/></text:span><text:span text:style-name="T481">class</text:span><text:span text:style-name="T458"> </text:span><text:span text:style-name="T496">BookManager</text:span><text:span text:style-name="T436">(models</text:span><text:span text:style-name="T468">.</text:span><text:span text:style-name="T436">Manager):</text:span></text:p>
      <text:p text:style-name="P311"><text:s text:c="4"/><text:span text:style-name="T489">def</text:span><text:span text:style-name="T464"> </text:span><text:span text:style-name="T502">create_book</text:span><text:span text:style-name="T425">(</text:span><text:span text:style-name="T489">self</text:span><text:span text:style-name="T425">, title):</text:span></text:p>
      <text:p text:style-name="P311"><text:s text:c="8"/><text:span text:style-name="T425">book </text:span><text:span text:style-name="T474">=</text:span><text:span text:style-name="T425"> </text:span><text:span text:style-name="T489">self</text:span><text:span text:style-name="T474">.</text:span><text:span text:style-name="T425">create(title</text:span><text:span text:style-name="T474">=</text:span><text:span text:style-name="T425">title)</text:span></text:p>
      <text:p text:style-name="P311"><text:s text:c="8"/><text:span text:style-name="T563"># do something with the book</text:span></text:p>
      <text:p text:style-name="P594"><text:span text:style-name="T241"><text:s text:c="8"/></text:span><text:span text:style-name="T353">return</text:span><text:span text:style-name="T239"> book</text:span></text:p>
      <text:p text:style-name="P288"><text:span text:style-name="T479">class</text:span><text:span text:style-name="T455"> </text:span><text:span text:style-name="T494">Book</text:span>(models<text:span text:style-name="T467">.</text:span>Model):</text:p>
      <text:p text:style-name="P311"><text:s text:c="4"/><text:span text:style-name="T425">title </text:span><text:span text:style-name="T474">=</text:span><text:span text:style-name="T425"> models</text:span><text:span text:style-name="T474">.</text:span><text:span text:style-name="T425">CharField(max_length</text:span><text:span text:style-name="T474">=100</text:span><text:span text:style-name="T425">)</text:span></text:p>
      <text:p text:style-name="P595"><text:span text:style-name="T241"><text:s text:c="4"/></text:span><text:span text:style-name="T239">objects </text:span><text:span text:style-name="T306">=</text:span><text:span text:style-name="T239"> BookManager()</text:span></text:p>
      <text:p text:style-name="P597"><text:span text:style-name="T240"><text:s text:c="2"/>book </text:span><text:span text:style-name="T307">=</text:span><text:span text:style-name="T240"> Book</text:span><text:span text:style-name="T307">.</text:span><text:span text:style-name="T240">objects</text:span><text:span text:style-name="T307">.</text:span><text:span text:style-name="T240">create_book(</text:span><text:span text:style-name="T385">"Pride and Prejudice"</text:span><text:span text:style-name="T240">)</text:span></text:p>
      <text:p text:style-name="P204"/>
      <text:p text:style-name="P203">self.create i used but not use super to call parent because we use super only if :</text:p>
      <text:p text:style-name="P303"><text:span text:style-name="Source_20_Text"><text:span text:style-name="T435">super()</text:span></text:span><text:span text:style-name="T435"> is only needed when:</text:span></text:p>
      <text:list xml:id="list2038829907" text:style-name="L115">
        <text:list-item>
          <text:p text:style-name="P740">You override a method</text:p>
        </text:list-item>
        <text:list-item>
          <text:p text:style-name="P740">And want to call parent version</text:p>
        </text:list-item>
      </text:list>
      <text:p text:style-name="P203"><text:soft-page-break/></text:p>
      <text:p text:style-name="P203"/>
      <text:p text:style-name="P203"/>
      <text:h text:style-name="P301" text:outline-level="3"><text:span text:style-name="Emphasis"><text:span text:style-name="T441">Customizing model loading</text:span></text:span><text:a xlink:type="simple" xlink:href="https://docs.djangoproject.com/en/6.0/ref/models/instances/#customizing-model-loading" text:style-name="Internet_20_link" text:visited-style-name="Visited_20_Internet_20_Link"><text:span text:style-name="Emphasis"><text:span text:style-name="T614">¶</text:span></text:span></text:a></text:h>
      <text:p text:style-name="P302"><text:span text:style-name="Emphasis"><text:span text:style-name="T437"/></text:span></text:p>
      <text:p text:style-name="P302"><text:span text:style-name="Emphasis"><text:span text:style-name="T438">Classmethod </text:span></text:span><text:span text:style-name="Emphasis"><text:span text:style-name="T439">Model.from_db</text:span></text:span><text:span text:style-name="Emphasis"><text:span text:style-name="T442">(</text:span></text:span><text:span text:style-name="Emphasis"><text:span text:style-name="T438">db</text:span></text:span><text:span text:style-name="Emphasis"><text:span text:style-name="T442">, </text:span></text:span><text:span text:style-name="Emphasis"><text:span text:style-name="T438">field_names</text:span></text:span><text:span text:style-name="Emphasis"><text:span text:style-name="T442">, </text:span></text:span><text:span text:style-name="Emphasis"><text:span text:style-name="T438">values</text:span></text:span><text:span text:style-name="Emphasis"><text:span text:style-name="T442">)</text:span></text:span></text:p>
      <text:p text:style-name="P302"><text:span text:style-name="Emphasis"><text:span text:style-name="T442"><text:s text:c="2"/></text:span></text:span><text:span text:style-name="Emphasis"><text:span text:style-name="T443">from_db--&gt; ye tab load hota hai jab model fetch hota hai </text:span></text:span></text:p>
      <text:p text:style-name="P304"><text:span text:style-name="Emphasis"><text:span text:style-name="T443">ex--&gt; model.objects.all() </text:span></text:span></text:p>
      <text:p text:style-name="P307"><text:span text:style-name="Source_20_Text"><text:span text:style-name="T445"><text:s/>cls</text:span></text:span><text:span text:style-name="Source_20_Text"><text:span text:style-name="T440"> → tumhara model class (Article)</text:span></text:span></text:p>
      <text:list xml:id="list2417308364" text:style-name="L116">
        <text:list-item>
          <text:p text:style-name="P741"><text:span text:style-name="Source_20_Text">db</text:span> → kaunsa database use ho raha hai (default)</text:p>
        </text:list-item>
      </text:list>
      <text:list xml:id="list1577155006" text:style-name="L117">
        <text:list-item>
          <text:p text:style-name="P742"><text:span text:style-name="Source_20_Text">field_names</text:span> → kaun-kaun se fields fetch ho rahi hain</text:p>
        </text:list-item>
      </text:list>
      <text:list xml:id="list1325834496" text:style-name="L118">
        <text:list-item>
          <text:p text:style-name="P743"><text:span text:style-name="Source_20_Text">values</text:span> → un fields ki actual database values</text:p>
        </text:list-item>
      </text:list>
      <text:p text:style-name="P306"><text:span text:style-name="Source_20_Text"><text:span text:style-name="T440"/></text:span></text:p>
      <text:p text:style-name="P308"><text:span text:style-name="T444"><text:s/>The </text:span><text:span text:style-name="Source_20_Text"><text:span text:style-name="T430">field_names </text:span></text:span><text:span text:style-name="T444">are in the same order as the </text:span><text:span text:style-name="Source_20_Text"><text:span text:style-name="T430">values</text:span></text:span><text:span text:style-name="T444">. If all of the model’s fields are present, then </text:span><text:span text:style-name="Source_20_Text"><text:span text:style-name="T430">values </text:span></text:span><text:span text:style-name="T444">are guaranteed to be in the order </text:span><text:span text:style-name="Source_20_Text"><text:span text:style-name="T430">__init__() </text:span></text:span><text:span text:style-name="T444">expects them. That is, the instance can be created by </text:span><text:span text:style-name="Source_20_Text"><text:span text:style-name="T430">cls(*values)</text:span></text:span><text:span text:style-name="T444">. If any fields are</text:span></text:p>
      <text:p text:style-name="P308"><text:span text:style-name="T444"><text:s/>deferred, they won’t appear in </text:span><text:span text:style-name="Source_20_Text"><text:span text:style-name="T430">field_names</text:span></text:span><text:span text:style-name="T444">. In that case, assign a value of </text:span><text:span text:style-name="Source_20_Text"><text:span text:style-name="T430">django.db.models.DEFERRED </text:span></text:span><text:span text:style-name="T444">to each of the missing fields.</text:span></text:p>
      <text:p text:style-name="P404"><text:soft-page-break/><text:span text:style-name="T43">In addition to creating the new model, the </text:span><text:span text:style-name="Source_20_Text"><text:span text:style-name="T230">from_db() </text:span></text:span><text:span text:style-name="T43">method must set the </text:span><text:span text:style-name="Source_20_Text"><text:span text:style-name="T230">adding </text:span></text:span><text:span text:style-name="T43">and </text:span><text:span text:style-name="Source_20_Text"><text:span text:style-name="T230">db </text:span></text:span><text:span text:style-name="T43">flags in the new instance’s </text:span><text:a xlink:type="simple" xlink:href="https://docs.djangoproject.com/en/6.0/ref/models/instances/#django.db.models.Model._state" text:style-name="Internet_20_link" text:visited-style-name="Visited_20_Internet_20_Link"><text:span text:style-name="Source_20_Text">_state</text:span></text:a><text:span text:style-name="Source_20_Text"><text:span text:style-name="T200"> </text:span></text:span><text:span text:style-name="T43">attribute.</text:span></text:p>
      <text:p text:style-name="P177"/>
      <text:p text:style-name="P177"/>
      <text:p text:style-name="P483">Full working example :-&gt; <text:s/></text:p>
      <text:p text:style-name="P480"/>
      <text:p text:style-name="P480">from django.db import models</text:p>
      <text:p text:style-name="P480">from django.db.models import DEFERRED</text:p>
      <text:p text:style-name="P480">from django.contrib.auth.models import User</text:p>
      <text:p text:style-name="P480"/>
      <text:p text:style-name="P480">class Article(models.Model):</text:p>
      <text:p text:style-name="P480"><text:s text:c="4"/>title = models.CharField(max_length=100)</text:p>
      <text:p text:style-name="P480"><text:s text:c="4"/>content = models.TextField()</text:p>
      <text:p text:style-name="P480"><text:s text:c="4"/>creator = models.ForeignKey(User, on_delete=models.CASCADE)</text:p>
      <text:p text:style-name="P480"/>
      <text:p text:style-name="P480"><text:s text:c="4"/>@classmethod</text:p>
      <text:p text:style-name="P480"><text:s text:c="4"/>def from_db(cls, db, field_names, values):</text:p>
      <text:p text:style-name="P480"><text:s text:c="8"/># Use Django's default implementation</text:p>
      <text:p text:style-name="P480"><text:s text:c="8"/>instance = super().from_db(db, field_names, values)</text:p>
      <text:p text:style-name="P480"/>
      <text:p text:style-name="P480"><text:s text:c="8"/># Store original values when loaded from DB</text:p>
      <text:p text:style-name="P480"><text:s text:c="8"/>instance._loaded_values = dict(zip(field_names, values))</text:p>
      <text:p text:style-name="P480"><text:soft-page-break/><text:s text:c="8"/>return instance</text:p>
      <text:p text:style-name="P480"/>
      <text:p text:style-name="P480"><text:s text:c="4"/>def save(self, **kwargs):</text:p>
      <text:p text:style-name="P480"><text:s text:c="8"/># If object already exists in DB</text:p>
      <text:p text:style-name="P480"><text:s text:c="8"/>if not self._state.adding:</text:p>
      <text:p text:style-name="P480"><text:s text:c="12"/># Check if creator changed</text:p>
      <text:p text:style-name="P480"><text:s text:c="12"/>if self.creator_id != self._loaded_values.get("creator_id"):</text:p>
      <text:p text:style-name="P480"><text:s text:c="16"/>raise ValueError("Updating the value of creator isn't allowed")</text:p>
      <text:p text:style-name="P480"/>
      <text:p text:style-name="P480"><text:s text:c="8"/>super().save(**kwargs)</text:p>
      <text:p text:style-name="P480"/>
      <text:p text:style-name="P480"><text:s text:c="4"/>def __str__(self):</text:p>
      <text:p text:style-name="P432"><text:span text:style-name="T571"><text:s text:c="8"/>return self.title</text:span><text:line-break/></text:p>
      <text:h text:style-name="P430" text:outline-level="1">🟢 Step 1 — When Object is Created (First Time)</text:h>
      <text:section text:style-name="Sect1" text:name="code-block-viewer">
        <text:p text:style-name="Preformatted_20_Text">article = Article.objects.create(</text:p>
        <text:p text:style-name="Preformatted_20_Text"><text:s text:c="4"/>title="Django",</text:p>
        <text:p text:style-name="Preformatted_20_Text"><text:s text:c="4"/>content="ORM explained",</text:p>
        <text:p text:style-name="Preformatted_20_Text"><text:s text:c="4"/>creator=user1</text:p>
        <text:p text:style-name="Preformatted_20_Text">)</text:p>
      </text:section>
      <text:p text:style-name="Text_20_body">At this moment:</text:p>
      <text:list xml:id="list3150568073" text:style-name="L119">
        <text:list-item>
          <text:p text:style-name="P744"><text:span text:style-name="Source_20_Text">from_db()</text:span> is NOT used.</text:p>
        </text:list-item>
        <text:list-item>
          <text:p text:style-name="P744"><text:span text:style-name="Source_20_Text">_state.adding = True</text:span></text:p>
        </text:list-item>
        <text:list-item>
          <text:p text:style-name="P744"><text:span text:style-name="Source_20_Text">_loaded_values</text:span> does NOT exist yet.</text:p>
        </text:list-item>
      </text:list>
      <text:h text:style-name="P431" text:outline-level="2"><text:soft-page-break/>✅ <text:span text:style-name="Source_20_Text">_state.adding = True</text:span> ka matlab</text:h>
      <text:p text:style-name="Text_20_body">Object <text:span text:style-name="Strong_20_Emphasis">abhi database me save nahi hua hai</text:span><text:line-break/>→ Matlab ye NEW object hai<text:line-break/>→ INSERT hoga</text:p>
      <text:p text:style-name="Text_20_body">Example:</text:p>
      <text:section text:style-name="Sect1" text:name="Section1">
        <text:p text:style-name="Preformatted_20_Text"><text:bookmark text:name="code-block-viewer"/>article = Article(title="Hi", content="Test", creator=user)</text:p>
        <text:p text:style-name="Preformatted_20_Text">print(article._state.adding) <text:s/></text:p>
        <text:p text:style-name="Preformatted_20_Text"># True</text:p>
      </text:section>
      <text:p text:style-name="P432"/>
      <text:p text:style-name="P443">And agar false hai to object save hai </text:p>
      <text:p text:style-name="P432"/>
      <text:p text:style-name="P473">Step 2 </text:p>
      <text:p text:style-name="P468"><text:bookmark text:name="code-block-viewer2"/>article = Article.objects.get(id=1)</text:p>
      <text:p text:style-name="P469"/>
      <text:p text:style-name="P435"><text:bookmark text:name="code-block-viewer1"/>instance = super().from_db(db, field_names, values)</text:p>
      <text:p text:style-name="Text_20_body">Django creates the model instance. <text:span text:style-name="T619">Means <text:s/>jisko aapne db se fetch kia uska instance yah rehega <text:s/>so here wo article rehega jiski id =1 </text:span></text:p>
      <text:p text:style-name="P449">step 4 </text:p>
      <text:p text:style-name="P437"><text:span text:style-name="Source_20_Text">_loaded_values</text:span> ek internal attribute hota hai jo model instance ke database se aaye original data ko store karta hai. Or ye har ek instace mai hota hai(manully created hai kuch aap name de skte ho )</text:p>
      <text:p text:style-name="P437"/>
      <text:p text:style-name="P436"><text:bookmark text:name="code-block-viewer3"/>instance._loaded_values = dict(zip(field_names, values))</text:p>
      <text:p text:style-name="Text_20_body">Now we store original DB values.</text:p>
      <text:p text:style-name="Text_20_body">Example:</text:p>
      <text:section text:style-name="Sect1" text:name="Section3">
        <text:p text:style-name="Preformatted_20_Text"><text:bookmark text:name="code-block-viewer4"/>{</text:p>
        <text:p text:style-name="Preformatted_20_Text"><text:s text:c="4"/>"id": 1,</text:p>
        <text:p text:style-name="Preformatted_20_Text"><text:s text:c="4"/>"title": "Django",</text:p>
        <text:p text:style-name="Preformatted_20_Text"><text:s text:c="4"/>"content": "ORM explained",</text:p>
        <text:p text:style-name="Preformatted_20_Text"><text:s text:c="4"/>"creator_id": 5</text:p>
        <text:p text:style-name="Preformatted_20_Text">}</text:p>
      </text:section>
      <text:p text:style-name="Text_20_body">Now the model REMEMBERS what was in database.</text:p>
      <text:p text:style-name="P442">Then iske baad return instance likha to yahi jab aap call kroge Article.ojbects.all() or get(id=1) toyahi instace milega aapko </text:p>
      <text:p text:style-name="P442">&gt;&gt;&gt; a</text:p>
      <text:p text:style-name="P442">&lt;Article: Article object (1)&gt; ---&gt; this is instance <text:s/>jo ki isse bana hai (<text:span text:style-name="T619">instance = super().from_db(db, field_names, values)</text:span>) </text:p>
      <text:p text:style-name="P442"/>
      <text:p text:style-name="P442"><text:soft-page-break/>&gt;&gt;&gt; a._loaded_values <text:s/>---&gt; ye jo maine banaya tha </text:p>
      <text:p text:style-name="P442">{'id': 1, 'title': 'The fresh mind', 'content': 'i am very good and you ', 'creator_id': 1}</text:p>
      <text:p text:style-name="P442"/>
      <text:p text:style-name="P442"/>
      <text:p text:style-name="P26">step 4 </text:p>
      <text:p text:style-name="P26">def save(self,**kwargs):</text:p>
      <text:p text:style-name="Text_20_body">if not self._state.adding:</text:p>
      <text:p text:style-name="Text_20_body">if self.creator_id != self._loaded_values.get('creator_id'):</text:p>
      <text:p text:style-name="Text_20_body">raise ValueError("you cant't update the creator ")</text:p>
      <text:p text:style-name="Text_20_body">super().save(**kwargs) </text:p>
      <text:p text:style-name="P28">understand save </text:p>
      <text:p text:style-name="P26">When you override <text:span text:style-name="Source_20_Text">save()</text:span> like you did:</text:p>
      <text:section text:style-name="Sect1" text:name="Section43">
        <text:p text:style-name="Preformatted_20_Text"><text:bookmark text:name="code-block-viewer10"/>def save(self, **kwargs):</text:p>
        <text:p text:style-name="Preformatted_20_Text"><text:s text:c="4"/>print("is it ok", self.title)</text:p>
        <text:p text:style-name="Preformatted_20_Text"><text:s text:c="4"/>a = super().save(**kwargs)</text:p>
      </text:section>
      <text:p text:style-name="Text_20_body">Here’s what’s happening:</text:p>
      <text:list xml:id="list903929073" text:style-name="L120">
        <text:list-item>
          <text:p text:style-name="P745"><text:span text:style-name="Strong_20_Emphasis"><text:span text:style-name="Source_20_Text">self</text:span></text:span>:</text:p>
          <text:list>
            <text:list-item>
              <text:p text:style-name="P745"><text:span text:style-name="Source_20_Text">self</text:span> is the <text:span text:style-name="Strong_20_Emphasis">instance</text:span> of your model. It already contains all the fields and values you’ve set.</text:p>
            </text:list-item>
            <text:list-item>
              <text:p text:style-name="P745">So <text:span text:style-name="Source_20_Text">self.title</text:span> or <text:span text:style-name="Source_20_Text">self.field_name</text:span> gives you access to the data that will be saved.</text:p>
            </text:list-item>
          </text:list>
        </text:list-item>
        <text:list-item>
          <text:p text:style-name="P745"><text:span text:style-name="Strong_20_Emphasis"><text:span text:style-name="Source_20_Text">**kwargs</text:span></text:span>:</text:p>
          <text:list>
            <text:list-item>
              <text:p text:style-name="P745">These are extra options that <text:span text:style-name="Source_20_Text">save()</text:span> can accept, like <text:span text:style-name="Source_20_Text">force_insert</text:span>, <text:span text:style-name="Source_20_Text">force_update</text:span>, <text:span text:style-name="Source_20_Text">using</text:span>, or <text:span text:style-name="Source_20_Text">update_fields</text:span>.</text:p>
            </text:list-item>
            <text:list-item>
              <text:p text:style-name="P745">You don’t <text:span text:style-name="Emphasis">have</text:span> to use them inside your override, but if you <text:span text:style-name="Strong_20_Emphasis">don’t pass them to </text:span><text:span text:style-name="Strong_20_Emphasis"><text:span text:style-name="Source_20_Text">super().save()</text:span></text:span>, Django won’t know about them, and it might break certain cases where someone calls <text:span text:style-name="Source_20_Text">instance.save(update_fields=["title"])</text:span> for example.</text:p>
            </text:list-item>
          </text:list>
        </text:list-item>
      </text:list>
      <text:p text:style-name="P26"/>
      <text:p text:style-name="P26"/>
      <text:h text:style-name="P25" text:outline-level="2"><text:span text:style-name="T74">Refreshing objects from database</text:span><text:a xlink:type="simple" xlink:href="https://docs.djangoproject.com/en/6.0/ref/models/instances/#refreshing-objects-from-database" text:style-name="Internet_20_link" text:visited-style-name="Visited_20_Internet_20_Link"><text:span text:style-name="T320">¶</text:span></text:a></text:h>
      <text:p text:style-name="P26"/>
      <text:h text:style-name="P18" text:outline-level="1"><text:soft-page-break/>🔹 1️⃣ Deleting a Field Reloads It</text:h>
      <text:p text:style-name="P27"/>
      <text:section text:style-name="Sect1" text:name="Section2">
        <text:p text:style-name="Preformatted_20_Text"><text:bookmark text:name="code-block-viewer5"/>obj = MyModel.objects.first()</text:p>
        <text:p text:style-name="Preformatted_20_Text">del obj.field</text:p>
        <text:p text:style-name="Preformatted_20_Text">obj.field</text:p>
      </text:section>
      <text:p text:style-name="Text_20_body">What happens?</text:p>
      <text:list xml:id="list3953026393" text:style-name="L121">
        <text:list-item>
          <text:p text:style-name="P746"><text:span text:style-name="Source_20_Text">del obj.field</text:span> removes the attribute from the instance’s <text:span text:style-name="Source_20_Text">__dict__</text:span></text:p>
        </text:list-item>
        <text:list-item>
          <text:p text:style-name="P746">The field is now treated like a <text:span text:style-name="Strong_20_Emphasis">deferred field</text:span></text:p>
        </text:list-item>
        <text:list-item>
          <text:p text:style-name="P746">When you access <text:span text:style-name="Source_20_Text">obj.field</text:span> again → Django automatically calls:</text:p>
        </text:list-item>
      </text:list>
      <text:section text:style-name="Sect1" text:name="Section4">
        <text:p text:style-name="P438"><text:bookmark text:name="code-block-viewer6"/>refresh_from_db(fields=["field"]<text:span text:style-name="T620">)</text:span></text:p>
      </text:section>
      <text:p text:style-name="Text_20_body">So it reloads that field value from database.</text:p>
      <text:p text:style-name="P27"/>
      <text:h text:style-name="P242" text:outline-level="2">Validating objects</text:h>
      <text:p text:style-name="P27"/>
      <text:p text:style-name="P27">When validating a Django model, there are <text:span text:style-name="Strong_20_Emphasis">4 stages</text:span>:</text:p>
      <text:section text:style-name="Sect1" text:name="Section5">
        <text:p text:style-name="Preformatted_20_Text"><text:bookmark text:name="code-block-viewer7"/>1️⃣ clean_fields()</text:p>
        <text:p text:style-name="Preformatted_20_Text">2️⃣ clean()</text:p>
        <text:p text:style-name="Preformatted_20_Text">3️⃣ validate_unique()</text:p>
        <text:p text:style-name="Preformatted_20_Text">4️⃣ validate_constraints()</text:p>
      </text:section>
      <text:p text:style-name="P27"/>
      <text:p text:style-name="P19">When you call full_clean() <text:s/>:</text:p>
      <text:section text:style-name="Sect1" text:name="Section6">
        <text:p text:style-name="Preformatted_20_Text"><text:bookmark text:name="code-block-viewer8"/>instance.full_clean()</text:p>
      </text:section>
      <text:p text:style-name="Text_20_body">This runs everything in order:</text:p>
      <text:section text:style-name="Sect1" text:name="Section7">
        <text:p text:style-name="Preformatted_20_Text"><text:bookmark text:name="code-block-viewer9"/>clean_fields()</text:p>
        <text:p text:style-name="Preformatted_20_Text">clean()</text:p>
        <text:p text:style-name="Preformatted_20_Text">validate_unique()</text:p>
        <text:p text:style-name="Preformatted_20_Text">validate_constraints()</text:p>
      </text:section>
      <text:p text:style-name="P601"><text:span text:style-name="T618">Note ----&gt; </text:span><text:bookmark text:name="code-block-viewer15"/>obj.full_clean(exclude=["status"])</text:p>
      <text:p text:style-name="Text_20_body"><text:s text:c="22"/>To status validate nahi ho raha.</text:p>
      <text:p text:style-name="P22"/>
      <text:p text:style-name="P21">If any error happens → Django raises: ValidationError</text:p>
      <text:p text:style-name="Text_20_body">That error contains:</text:p>
      <text:p text:style-name="P439"><text:bookmark text:name="code-block-viewer11"/>e.message_dict <text:span text:style-name="T624">(do it in try except block)</text:span></text:p>
      <text:p text:style-name="Text_20_body"/>
      <text:p text:style-name="Text_20_body">&gt;&gt;&gt; try :</text:p>
      <text:p text:style-name="Text_20_body">... <text:s text:c="5"/>Post.objects.last().full_clean()</text:p>
      <text:p text:style-name="Text_20_body"><text:soft-page-break/>... except ValidationError as e:</text:p>
      <text:p text:style-name="Text_20_body">... <text:s text:c="4"/>print(e.message_dict)</text:p>
      <text:p text:style-name="Text_20_body">... </text:p>
      <text:p text:style-name="Text_20_body">Post object (2)</text:p>
      <text:p text:style-name="Text_20_body">{'title': ['Ensure this value has at most 7 characters (it has 13).']}</text:p>
      <text:p text:style-name="Text_20_body">&gt;&gt;&gt; </text:p>
      <text:p text:style-name="P417">Which looks like:</text:p>
      <text:p text:style-name="P439"><text:bookmark text:name="code-block-viewer12"/>{</text:p>
      <text:p text:style-name="P439"><text:s text:c="4"/>"title": ["This field cannot be blank."],</text:p>
      <text:p text:style-name="P439"><text:s text:c="4"/>"__all__": ["Some model-level error"]</text:p>
      <text:p text:style-name="P439"/>
      <text:p text:style-name="P439">}</text:p>
      <text:p text:style-name="P19"/>
      <text:p text:style-name="P599"><text:bookmark text:name="code-block-viewer13"/><text:span text:style-name="T616">1) </text:span><text:span text:style-name="T615">Model.clean_fields()</text:span></text:p>
      <text:p text:style-name="P20"/>
      <text:p text:style-name="Text_20_body">This validates individual fields.</text:p>
      <text:p text:style-name="Text_20_body">It checks:</text:p>
      <text:list xml:id="list3612573037" text:style-name="L122">
        <text:list-item>
          <text:p text:style-name="P747">blank=False</text:p>
        </text:list-item>
        <text:list-item>
          <text:p text:style-name="P747">null=False</text:p>
        </text:list-item>
        <text:list-item>
          <text:p text:style-name="P747">max_length</text:p>
        </text:list-item>
        <text:list-item>
          <text:p text:style-name="P747">validators=[]</text:p>
        </text:list-item>
        <text:list-item>
          <text:p text:style-name="P747">field type validation</text:p>
        </text:list-item>
      </text:list>
      <text:p text:style-name="P19"/>
      <text:p text:style-name="P603"><text:span text:style-name="T617">2)</text:span><text:span text:style-name="T585"> </text:span><text:span text:style-name="T554">clean()--&gt;</text:span><text:span text:style-name="T555">model level validation </text:span></text:p>
      <text:p text:style-name="P604"><text:span text:style-name="T554">--&gt; </text:span><text:span text:style-name="T589">ye field initally empty hota , and ham isme apna custom logic likhte hai validation krne ke lia and ye field clean_fields ke baad execute hota hai </text:span></text:p>
      <text:p text:style-name="P12"/>
      <text:p text:style-name="P15">class Validation(models.Model):</text:p>
      <text:p text:style-name="P417"><text:s text:c="4"/>name = models.CharField(max_length=5 , blank = False)</text:p>
      <text:p text:style-name="P417"><text:s text:c="3"/>age = models.IntegerField(blank=True,null=True )</text:p>
      <text:p text:style-name="P417"><text:s text:c="2"/>def clean(self):</text:p>
      <text:p text:style-name="P417"><text:s text:c="6"/>if self.name == "ankit" and self.age is None :</text:p>
      <text:p text:style-name="P417"><text:s text:c="11"/>raise ValidationError("for ankit age can't be empty")</text:p>
      <text:p text:style-name="P417"/>
      <text:p text:style-name="P444"><text:soft-page-break/>and one thing is to be noted :</text:p>
      <text:p text:style-name="P605"><text:span text:style-name="T421"><text:s text:c="2"/></text:span>Important: clean() can also modify fields</text:p>
      <text:p text:style-name="Text_20_body">Example:</text:p>
      <text:section text:style-name="Sect1" text:name="Section8">
        <text:p text:style-name="Preformatted_20_Text"><text:bookmark text:name="code-block-viewer14"/>if self.<text:span text:style-name="T621">name</text:span> == "published" and self.<text:span text:style-name="T621">age </text:span>is None:</text:p>
        <text:p text:style-name="Preformatted_20_Text"><text:s text:c="4"/>self.pub_date = <text:span text:style-name="T621">345</text:span></text:p>
      </text:section>
      <text:p text:style-name="Text_20_body">So clean() is not just validation — it can normalize data.</text:p>
      <text:p text:style-name="P444"/>
      <text:h text:style-name="P470" text:outline-level="1">4️⃣ validate_unique()</text:h>
      <text:p text:style-name="Text_20_body">This validates:</text:p>
      <text:list xml:id="list906667237" text:style-name="L123">
        <text:list-item>
          <text:p text:style-name="P748">unique=True</text:p>
        </text:list-item>
        <text:list-item>
          <text:p text:style-name="P748">unique_for_date</text:p>
        </text:list-item>
        <text:list-item>
          <text:p text:style-name="P748">unique_for_month</text:p>
        </text:list-item>
        <text:list-item>
          <text:p text:style-name="P748">unique_for_year</text:p>
        </text:list-item>
        <text:list-item>
          <text:p text:style-name="P748">unique_together</text:p>
        </text:list-item>
      </text:list>
      <text:p text:style-name="Text_20_body">Example:</text:p>
      <text:p text:style-name="P440"><text:bookmark text:name="code-block-viewer16"/>class User(models.Model):</text:p>
      <text:p text:style-name="P440"><text:s text:c="4"/>email = models.EmailField(unique=True)</text:p>
      <text:p text:style-name="P417">If email already exists:</text:p>
      <text:p text:style-name="P440"><text:bookmark text:name="code-block-viewer17"/>user.full_clean()</text:p>
      <text:p text:style-name="P417">💥 ValidationError</text:p>
      <text:p text:style-name="P433"/>
      <text:p text:style-name="P417">If using:</text:p>
      <text:p text:style-name="P440"><text:bookmark text:name="code-block-viewer18"/>class Meta:</text:p>
      <text:p text:style-name="P440"><text:s text:c="4"/>unique_together = ("title", "pub_date")</text:p>
      <text:p text:style-name="P417">validate_unique() checks that combination.</text:p>
      <text:p text:style-name="Horizontal_20_Line"/>
      <text:p text:style-name="P417">⚠️ If you pass exclude:</text:p>
      <text:p text:style-name="P440"><text:bookmark text:name="code-block-viewer19"/>validate_unique(exclude=["title"])</text:p>
      <text:p text:style-name="P417">Then unique_together involving title is skipped.</text:p>
      <text:p text:style-name="P14"/>
      <text:p text:style-name="P14"/>
      <text:h text:style-name="P470" text:outline-level="1">5️⃣ validate_constraints()</text:h>
      <text:p text:style-name="P601">This validates constraints from:class Meta:</text:p>
      <text:p text:style-name="P440"><text:s text:c="4"/>constraints = [</text:p>
      <text:p text:style-name="P440"><text:s text:c="8"/>models.CheckConstraint(...),</text:p>
      <text:p text:style-name="P440"><text:s text:c="8"/>models.UniqueConstraint(...)</text:p>
      <text:p text:style-name="P441"><text:s text:c="4"/>]</text:p>
      <text:p text:style-name="P441"><text:soft-page-break/><text:span text:style-name="Strong_20_Emphasis"><text:s text:c="10"/>UniqueConstraint</text:span> → use <text:span text:style-name="Strong_20_Emphasis"><text:span text:style-name="Source_20_Text">fields</text:span></text:span> to list the fields that must be unique.</text:p>
      <text:list xml:id="list718884040" text:style-name="L124">
        <text:list-item>
          <text:p text:style-name="P749"><text:span text:style-name="Strong_20_Emphasis">CheckConstraint</text:span> → use <text:span text:style-name="Strong_20_Emphasis"><text:span text:style-name="Source_20_Text">check</text:span></text:span> to define the condition.</text:p>
        </text:list-item>
      </text:list>
      <text:p text:style-name="P441"><text:s/></text:p>
      <text:p text:style-name="Text_20_body">Example:</text:p>
      <text:p text:style-name="P600"><text:bookmark text:name="code-block-viewer21"/>models.CheckConstraint(</text:p>
      <text:p text:style-name="P600"><text:s text:c="4"/>check=models.Q(age__gte=18),</text:p>
      <text:p text:style-name="P600"><text:s text:c="4"/>name="age_gte_18"</text:p>
      <text:p text:style-name="P600">)</text:p>
      <text:p text:style-name="Text_20_body">If age &lt; 18 → ValidationError.</text:p>
      <text:p text:style-name="P14"><text:s/></text:p>
      <text:p text:style-name="P14"/>
      <text:p text:style-name="P551">SAVE IN DETAIL </text:p>
      <text:p text:style-name="P551"/>
      <text:h text:style-name="P550" text:outline-level="1">1️⃣ <text:span text:style-name="Source_20_Text">save()</text:span> — The Core Method</text:h>
      <text:section text:style-name="Sect1" text:name="Section9">
        <text:p text:style-name="Preformatted_20_Text"><text:bookmark text:name="code-block-viewer22"/>obj.save(</text:p>
        <text:p text:style-name="Preformatted_20_Text"><text:s text:c="4"/>force_insert=False,</text:p>
        <text:p text:style-name="Preformatted_20_Text"><text:s text:c="4"/>force_update=False,</text:p>
        <text:p text:style-name="Preformatted_20_Text"><text:s text:c="4"/>using=DEFAULT_DB_ALIAS,</text:p>
        <text:p text:style-name="Preformatted_20_Text"><text:s text:c="4"/>update_fields=None</text:p>
        <text:p text:style-name="Preformatted_20_Text">)</text:p>
      </text:section>
      <text:p text:style-name="Text_20_body">This saves the object to the database</text:p>
      <text:h text:style-name="P552" text:outline-level="1">1️⃣ <text:span text:style-name="Source_20_Text">force_insert=False</text:span></text:h>
      <text:p text:style-name="Text_20_body">👉 Jab <text:span text:style-name="Source_20_Text">True</text:span> karte ho, Django ko bolte ho:</text:p>
      <text:p text:style-name="Text_20_body"><text:span text:style-name="Strong_20_Emphasis">"Chahe jo ho, INSERT hi karo."</text:span></text:p>
      <text:p text:style-name="Text_20_body">Normally Django decide karta hai:</text:p>
      <text:list xml:id="list3252416828" text:style-name="L125">
        <text:list-item>
          <text:p text:style-name="P750"><text:span text:style-name="Source_20_Text">_state.adding=True</text:span> → INSERT</text:p>
        </text:list-item>
        <text:list-item>
          <text:p text:style-name="P750"><text:span text:style-name="Source_20_Text">_state.adding=False</text:span> → UPDATE</text:p>
        </text:list-item>
      </text:list>
      <text:p text:style-name="Text_20_body">Lekin agar tum:</text:p>
      <text:section text:style-name="Sect1" text:name="Section10">
        <text:p text:style-name="Preformatted_20_Text"><text:bookmark text:name="code-block-viewer23"/>obj.save(force_insert=True)</text:p>
      </text:section>
      <text:p text:style-name="Text_20_body">karoge to Django UPDATE nahi karega — sirf INSERT karega.</text:p>
      <text:p text:style-name="Text_20_body">⚠ Agar record already exist karta hai → error aayega.</text:p>
      <text:p text:style-name="Horizontal_20_Line"/>
      <text:h text:style-name="Heading_20_1" text:outline-level="1">2️⃣ <text:span text:style-name="Source_20_Text">force_update=False</text:span></text:h>
      <text:p text:style-name="Text_20_body">👉 Jab <text:span text:style-name="Source_20_Text">True</text:span> karte ho, Django ko bolte ho:</text:p>
      <text:p text:style-name="Text_20_body"><text:soft-page-break/><text:span text:style-name="Strong_20_Emphasis">"Chahe jo ho, UPDATE hi karo."</text:span></text:p>
      <text:section text:style-name="Sect1" text:name="Section11">
        <text:p text:style-name="Preformatted_20_Text"><text:bookmark text:name="code-block-viewer24"/>obj.save(force_update=True)</text:p>
      </text:section>
      <text:p text:style-name="Text_20_body">Agar object database me exist nahi karta → error aayega.</text:p>
      <text:p text:style-name="Horizontal_20_Line"/>
      <text:h text:style-name="Heading_20_2" text:outline-level="2">⚠ Important</text:h>
      <text:p text:style-name="Text_20_body"><text:span text:style-name="Source_20_Text">force_insert</text:span> aur <text:span text:style-name="Source_20_Text">force_update</text:span> dono ek saath True nahi ho sakte — error aayega.</text:p>
      <text:p text:style-name="Horizontal_20_Line"/>
      <text:h text:style-name="Heading_20_1" text:outline-level="1">3️⃣ <text:span text:style-name="Source_20_Text">using=DEFAULT_DB_ALIAS</text:span></text:h>
      <text:p text:style-name="Text_20_body">👉 Ye batata hai kaunsa database use karna hai.</text:p>
      <text:p text:style-name="Text_20_body">Default value hoti hai:</text:p>
      <text:section text:style-name="Sect1" text:name="Section12">
        <text:p text:style-name="Preformatted_20_Text"><text:bookmark text:name="code-block-viewer25"/>DEFAULT_DB_ALIAS = "default"</text:p>
      </text:section>
      <text:p text:style-name="Text_20_body">Agar multiple databases configured hain:</text:p>
      <text:section text:style-name="Sect1" text:name="Section13">
        <text:p text:style-name="Preformatted_20_Text"><text:bookmark text:name="code-block-viewer26"/>obj.save(using="replica")</text:p>
      </text:section>
      <text:p text:style-name="Text_20_body">To wo specific DB use karega.</text:p>
      <text:p text:style-name="Horizontal_20_Line"/>
      <text:h text:style-name="Heading_20_1" text:outline-level="1">4️⃣ <text:span text:style-name="Source_20_Text">update_fields=None</text:span></text:h>
      <text:p text:style-name="Text_20_body">👉 Ye batata hai ki kaunse fields update karne hain.</text:p>
      <text:p text:style-name="Text_20_body">Normally:</text:p>
      <text:section text:style-name="Sect1" text:name="Section14">
        <text:p text:style-name="Preformatted_20_Text"><text:bookmark text:name="code-block-viewer27"/>obj.save()</text:p>
      </text:section>
      <text:p text:style-name="Text_20_body">To Django saare fields UPDATE karta hai.</text:p>
      <text:p text:style-name="Text_20_body">Lekin agar:</text:p>
      <text:section text:style-name="Sect1" text:name="Section15">
        <text:p text:style-name="Preformatted_20_Text"><text:bookmark text:name="code-block-viewer28"/>obj.title = "New Title"</text:p>
        <text:p text:style-name="Preformatted_20_Text">obj.save(update_fields=["title"])</text:p>
      </text:section>
      <text:p text:style-name="Text_20_body">To sirf <text:span text:style-name="Source_20_Text">title</text:span> column update hoga.</text:p>
      <text:p text:style-name="Text_20_body">Ye performance improve karta hai.</text:p>
      <text:p text:style-name="Horizontal_20_Line"/>
      <text:p text:style-name="P554"/>
      <text:p text:style-name="P554"/>
      <text:p text:style-name="P554"/>
      <text:p text:style-name="P554"/>
      <text:p text:style-name="P554"/>
      <text:p text:style-name="P554"><text:soft-page-break/></text:p>
      <text:h text:style-name="P552" text:outline-level="1">🟢 1) <text:span text:style-name="Source_20_Text">pk</text:span> Property</text:h>
      <text:p text:style-name="Text_20_body">Every model has:</text:p>
      <text:section text:style-name="Sect1" text:name="Section16">
        <text:p text:style-name="Preformatted_20_Text"><text:bookmark text:name="code-block-viewer29"/>obj.pk</text:p>
      </text:section>
      <text:p text:style-name="Text_20_body">It’s an alias for the primary key field.</text:p>
      <text:p text:style-name="Text_20_body">Even if you define:</text:p>
      <text:section text:style-name="Sect1" text:name="Section17">
        <text:p text:style-name="Preformatted_20_Text"><text:bookmark text:name="code-block-viewer30"/>uuid = models.UUIDField(primary_key=True)</text:p>
      </text:section>
      <text:p text:style-name="Text_20_body">Then: </text:p>
      <text:section text:style-name="Sect1" text:name="Section18">
        <text:p text:style-name="Preformatted_20_Text"><text:bookmark text:name="code-block-viewer31"/>obj.pk == obj.uuid</text:p>
      </text:section>
      <text:p text:style-name="P554"/>
      <text:h text:style-name="P552" text:outline-level="1">🟢 4️⃣ How Django Decides INSERT vs UPDATE</text:h>
      <text:p text:style-name="Text_20_body">When you call:</text:p>
      <text:section text:style-name="Sect1" text:name="Section19">
        <text:p text:style-name="Preformatted_20_Text"><text:bookmark text:name="code-block-viewer32"/>obj.save()</text:p>
      </text:section>
      <text:p text:style-name="Text_20_body">Django checks:</text:p>
      <text:h text:style-name="Heading_20_3" text:outline-level="3">Case A: <text:span text:style-name="Source_20_Text">pk is None</text:span></text:h>
      <text:p text:style-name="Text_20_body">➡ INSERT</text:p>
      <text:h text:style-name="Heading_20_3" text:outline-level="3">Case B: <text:span text:style-name="Source_20_Text">pk is set</text:span></text:h>
      <text:p text:style-name="Text_20_body">➡ Try UPDATE</text:p>
      <text:p text:style-name="Text_20_body">If UPDATE affects 0 rows:<text:line-break/>➡ Do INSERT</text:p>
      <text:p text:style-name="P554"/>
      <text:h text:style-name="P552" text:outline-level="1">5️⃣ What Happens Internally During <text:span text:style-name="Source_20_Text">save()</text:span></text:h>
      <text:p text:style-name="Text_20_body">When you call <text:span text:style-name="Source_20_Text">save()</text:span>:</text:p>
      <text:h text:style-name="Heading_20_3" text:outline-level="3">Step 1 — pre_save signal</text:h>
      <text:p text:style-name="Text_20_body">Django sends:</text:p>
      <text:section text:style-name="Sect1" text:name="Section20">
        <text:p text:style-name="Preformatted_20_Text"><text:bookmark text:name="code-block-viewer33"/>pre_save.send(...)</text:p>
      </text:section>
      <text:p text:style-name="Text_20_body">Any signal listeners run.</text:p>
      <text:p text:style-name="Horizontal_20_Line"/>
      <text:h text:style-name="Heading_20_3" text:outline-level="3"><text:soft-page-break/>Step 2 — Field <text:span text:style-name="Source_20_Text">pre_save()</text:span></text:h>
      <text:p text:style-name="Text_20_body">Each field runs:</text:p>
      <text:section text:style-name="Sect1" text:name="Section21">
        <text:p text:style-name="Preformatted_20_Text"><text:bookmark text:name="code-block-viewer34"/>field.pre_save()</text:p>
      </text:section>
      <text:p text:style-name="Text_20_body">Example:</text:p>
      <text:list xml:id="list3520169516" text:style-name="L126">
        <text:list-item>
          <text:p text:style-name="P751"><text:span text:style-name="Source_20_Text">auto_now=True</text:span></text:p>
        </text:list-item>
        <text:list-item>
          <text:p text:style-name="P751"><text:span text:style-name="Source_20_Text">auto_now_add=True</text:span></text:p>
        </text:list-item>
      </text:list>
      <text:p text:style-name="Text_20_body">These update date fields automatically.</text:p>
      <text:p text:style-name="Horizontal_20_Line"/>
      <text:h text:style-name="Heading_20_3" text:outline-level="3">Step 3 — Data Preparation</text:h>
      <text:p text:style-name="Text_20_body">Each field runs:</text:p>
      <text:section text:style-name="Sect1" text:name="Section22">
        <text:p text:style-name="Preformatted_20_Text"><text:bookmark text:name="code-block-viewer35"/>get_db_prep_save()</text:p>
      </text:section>
      <text:p text:style-name="P554"/>
      <text:h text:style-name="P556" text:outline-level="3">Step 4 — SQL Query</text:h>
      <text:p text:style-name="Text_20_body">Django builds SQL:</text:p>
      <text:section text:style-name="Sect1" text:name="Section23">
        <text:p text:style-name="Preformatted_20_Text"><text:bookmark text:name="code-block-viewer36"/>INSERT INTO ...</text:p>
        <text:p text:style-name="Preformatted_20_Text">or</text:p>
        <text:p text:style-name="Preformatted_20_Text">UPDATE ...</text:p>
      </text:section>
      <text:p text:style-name="Horizontal_20_Line"/>
      <text:h text:style-name="Heading_20_3" text:outline-level="3">Step 5 — post_save signal</text:h>
      <text:p text:style-name="Text_20_body">After saving:</text:p>
      <text:section text:style-name="Sect1" text:name="Section24">
        <text:p text:style-name="Preformatted_20_Text"><text:bookmark text:name="code-block-viewer37"/>post_save.send(...)</text:p>
      </text:section>
      <text:p text:style-name="P554"/>
      <text:h text:style-name="P552" text:outline-level="1">🟢 1️⃣2️⃣ <text:span text:style-name="Source_20_Text">__eq__()</text:span></text:h>
      <text:p text:style-name="Text_20_body">Two model instances are equal if:</text:p>
      <text:list xml:id="list1902631227" text:style-name="L127">
        <text:list-item>
          <text:p text:style-name="P752">Same primary key</text:p>
        </text:list-item>
        <text:list-item>
          <text:p text:style-name="P752">Same concrete model</text:p>
        </text:list-item>
      </text:list>
      <text:p text:style-name="Text_20_body">Example:</text:p>
      <text:section text:style-name="Sect1" text:name="Section25">
        <text:p text:style-name="Preformatted_20_Text"><text:bookmark text:name="code-block-viewer38"/>MyModel(id=1) == MyModel(id=1) <text:s/># True</text:p>
      </text:section>
      <text:p text:style-name="Text_20_body">If pk is None:</text:p>
      <text:section text:style-name="Sect1" text:name="Section26">
        <text:p text:style-name="Preformatted_20_Text"><text:bookmark text:name="code-block-viewer39"/>MyModel(id=None) != MyModel(id=None)</text:p>
      </text:section>
      <text:p text:style-name="Text_20_body">Unless same object in memory.</text:p>
      <text:p text:style-name="P554"/>
      <text:h text:style-name="P552" text:outline-level="1"><text:soft-page-break/>🟢 1️⃣5️⃣ get_FOO_display()</text:h>
      <text:p text:style-name="Text_20_body">If field has choices:</text:p>
      <text:section text:style-name="Sect1" text:name="Section27">
        <text:p text:style-name="Preformatted_20_Text"><text:bookmark text:name="code-block-viewer40"/>shirt_size = models.CharField(</text:p>
        <text:p text:style-name="Preformatted_20_Text"><text:s text:c="4"/>choices={"S": "Small", "M": "Medium"}</text:p>
        <text:p text:style-name="Preformatted_20_Text">)</text:p>
      </text:section>
      <text:p text:style-name="Text_20_body">Then:</text:p>
      <text:section text:style-name="Sect1" text:name="Section28">
        <text:p text:style-name="Preformatted_20_Text"><text:bookmark text:name="code-block-viewer41"/>obj.get_shirt_size_display()</text:p>
      </text:section>
      <text:p text:style-name="Text_20_body">Returns human readable value.</text:p>
      <text:p text:style-name="Horizontal_20_Line"/>
      <text:h text:style-name="Heading_20_1" text:outline-level="1">🟢 1️⃣6️⃣ get_next_by_FOO()</text:h>
      <text:p text:style-name="Text_20_body">For DateField / DateTimeField:</text:p>
      <text:section text:style-name="Sect1" text:name="Section29">
        <text:p text:style-name="Preformatted_20_Text"><text:bookmark text:name="code-block-viewer42"/>obj.get_next_by_pub_date()</text:p>
        <text:p text:style-name="Preformatted_20_Text">obj.get_previous_by_pub_date()</text:p>
      </text:section>
      <text:p text:style-name="Text_20_body">Returns next or previous object.</text:p>
      <text:p text:style-name="Text_20_body">Tie breaker: primary key.</text:p>
      <text:p text:style-name="Text_20_body">Does not work for unsaved objects.</text:p>
      <text:h text:style-name="P552" text:outline-level="1">🟢 1️⃣4️⃣ <text:span text:style-name="Source_20_Text">get_absolute_url()</text:span></text:h>
      <text:p text:style-name="Text_20_body">Returns canonical URL.</text:p>
      <text:p text:style-name="Text_20_body">Bad:</text:p>
      <text:section text:style-name="Sect1" text:name="Section30">
        <text:p text:style-name="Preformatted_20_Text"><text:bookmark text:name="code-block-viewer43"/>return f"/people/{self.id}/"</text:p>
      </text:section>
      <text:p text:style-name="P555">Best practice in template:</text:p>
      <text:section text:style-name="Sect1" text:name="Section31">
        <text:p text:style-name="Preformatted_20_Text"><text:bookmark text:name="code-block-viewer44"/>&lt;a href="{{ object.get_absolute_url }}"&gt;</text:p>
      </text:section>
      <text:p text:style-name="P554"/>
      <text:p text:style-name="P554"/>
      <text:h text:style-name="P553" text:outline-level="2">🔹 <text:span text:style-name="Source_20_Text">__hash__()</text:span> kya hota hai?</text:h>
      <text:p text:style-name="Text_20_body"><text:span text:style-name="Source_20_Text">__hash__()</text:span> ek special Python method hai jo decide karta hai:</text:p>
      <text:p text:style-name="Text_20_body">👉 Object ka <text:span text:style-name="Strong_20_Emphasis">unique hash value</text:span> kya hoga.</text:p>
      <text:h text:style-name="P553" text:outline-level="2">🔹 Simple Example</text:h>
      <text:section text:style-name="Sect1" text:name="Section32">
        <text:p text:style-name="Preformatted_20_Text"><text:bookmark text:name="code-block-viewer45"/>x = 10</text:p>
        <text:p text:style-name="Preformatted_20_Text">print(hash(x))</text:p>
      </text:section>
      <text:p text:style-name="Text_20_body">Har object ka ek hash hota hai.</text:p>
      <text:h text:style-name="P552" text:outline-level="1"><text:soft-page-break/>🔥 Django me kya hota hai?</text:h>
      <text:p text:style-name="Text_20_body">Django model ka <text:span text:style-name="Source_20_Text">__hash__()</text:span> usually ispe based hota hai:</text:p>
      <text:section text:style-name="Sect1" text:name="Section33">
        <text:p text:style-name="Preformatted_20_Text"><text:bookmark text:name="code-block-viewer46"/>hash(obj.pk)</text:p>
      </text:section>
      <text:p text:style-name="Text_20_body">Matlab:</text:p>
      <text:p text:style-name="Text_20_body">👉 Object ka hash uske primary key se banega.</text:p>
      <text:p text:style-name="Horizontal_20_Line"/>
      <text:h text:style-name="Heading_20_2" text:outline-level="2">🔹 Agar <text:span text:style-name="Source_20_Text">pk</text:span> None ho?</text:h>
      <text:section text:style-name="Sect1" text:name="Section34">
        <text:p text:style-name="Preformatted_20_Text"><text:bookmark text:name="code-block-viewer47"/>obj = Article(title="Test")</text:p>
        <text:p text:style-name="Preformatted_20_Text">print(obj.pk) <text:s text:c="2"/># None</text:p>
      </text:section>
      <text:p text:style-name="Text_20_body">Ab agar tum:</text:p>
      <text:section text:style-name="Sect1" text:name="Section35">
        <text:p text:style-name="Preformatted_20_Text"><text:bookmark text:name="code-block-viewer48"/>hash(obj)</text:p>
      </text:section>
      <text:p text:style-name="Text_20_body">To error aayega:</text:p>
      <text:section text:style-name="Sect1" text:name="Section36">
        <text:p text:style-name="Preformatted_20_Text"><text:bookmark text:name="code-block-viewer49"/>TypeError</text:p>
      </text:section>
      <text:p text:style-name="P554"/>
      <text:p text:style-name="P150">DAY9</text:p>
      <text:p text:style-name="P149"/>
      <text:h text:style-name="P255" text:outline-level="1">Migrations</text:h>
      <text:p text:style-name="P334"/>
      <text:p text:style-name="P555"><text:a xlink:type="simple" xlink:href="https://docs.djangoproject.com/en/6.0/ref/django-admin/#django-admin-migrate" text:style-name="Internet_20_link" text:visited-style-name="Visited_20_Internet_20_Link"><text:span text:style-name="Source_20_Text"><text:span text:style-name="T189">migrate</text:span></text:span></text:a><text:span text:style-name="T31">, which is responsible for applying and unapplying migrations.</text:span></text:p>
      <text:p text:style-name="P555"><text:a xlink:type="simple" xlink:href="https://docs.djangoproject.com/en/6.0/ref/django-admin/#django-admin-makemigrations" text:style-name="Internet_20_link" text:visited-style-name="Visited_20_Internet_20_Link"><text:span text:style-name="Source_20_Text"><text:span text:style-name="T201">makemigrations</text:span></text:span></text:a><text:span text:style-name="T41">, which is responsible for creating new migrations based on the changes you have made to your models.</text:span></text:p>
      <text:p text:style-name="P482"><text:a xlink:type="simple" xlink:href="https://docs.djangoproject.com/en/6.0/ref/django-admin/#django-admin-sqlmigrate" text:style-name="Internet_20_link" text:visited-style-name="Visited_20_Internet_20_Link"><text:span text:style-name="Source_20_Text"><text:span text:style-name="T190">sqlmigrate</text:span></text:span></text:a><text:span text:style-name="T23">, which displays the SQL statements for a migration.</text:span></text:p>
      <text:p text:style-name="P482"><text:a xlink:type="simple" xlink:href="https://docs.djangoproject.com/en/6.0/ref/django-admin/#django-admin-showmigrations" text:style-name="Internet_20_link" text:visited-style-name="Visited_20_Internet_20_Link"><text:span text:style-name="Source_20_Text"><text:span text:style-name="T196">showmigrations</text:span></text:span></text:a><text:span text:style-name="T82">, which lists a project’s migrations and their status.</text:span></text:p>
      <text:p text:style-name="Text_20_body"><text:line-break/></text:p>
      <text:h text:style-name="Heading_20_2" text:outline-level="2"><text:soft-page-break/>🟢 PostgreSQL</text:h>
      <text:p text:style-name="Text_20_body">👉 Sabse powerful option hai schema support ke case me.<text:line-break/>👉 Migrations, constraints, indexes — sab strong aur reliable.<text:line-break/>👉 Production ke liye best choice mana jata hai.</text:p>
      <text:p text:style-name="Text_20_body"><text:span text:style-name="Strong_20_Emphasis">Short:</text:span> Most capable and safest for complex projects.</text:p>
      <text:p text:style-name="Horizontal_20_Line"/>
      <text:h text:style-name="Heading_20_2" text:outline-level="2">🟡 MySQL</text:h>
      <text:h text:style-name="Heading_20_3" text:outline-level="3">🔹 Problem 1: Schema migration rollback issue</text:h>
      <text:p text:style-name="Text_20_body">Agar migration fail ho jaye:</text:p>
      <text:p text:style-name="Text_20_body">👉 Automatic rollback nahi hota<text:line-break/>👉 Tumhe manually database fix karna padta hai</text:p>
      <text:p text:style-name="Text_20_body">Kyuki MySQL DDL (schema changes) ko fully transactional tarike se handle nahi karta.</text:p>
      <text:p text:style-name="Horizontal_20_Line"/>
      <text:h text:style-name="Heading_20_3" text:outline-level="3">🔹 MySQL 8.0 Improvement</text:h>
      <text:p text:style-name="Text_20_body">MySQL 8.0 ne DDL performance improve ki:</text:p>
      <text:p text:style-name="Text_20_body">✔ Faster schema changes<text:line-break/>❌ Lekin locks completely avoid nahi hote<text:line-break/>❌ Large tables me operation slow ho sakta hai</text:p>
      <text:p text:style-name="Horizontal_20_Line"/>
      <text:h text:style-name="Heading_20_3" text:outline-level="3">🔹 Index Size Limit</text:h>
      <text:p text:style-name="Text_20_body">MySQL me ek limit hoti hai:</text:p>
      <text:p text:style-name="Text_20_body">👉 Index ke andar jitne columns combine kar sakte ho uski size limited hai</text:p>
      <text:p text:style-name="Text_20_body">Isliye kuch indexes jo PostgreSQL me ban sakte hain, MySQL me fail ho sakte hain.</text:p>
      <text:h text:style-name="Heading_20_2" text:outline-level="2">🔴 SQLite</text:h>
      <text:p text:style-name="Text_20_body">SQLite simple database hai.</text:p>
      <text:p text:style-name="Text_20_body">Problem:</text:p>
      <text:p text:style-name="Text_20_body">👉 Schema alter karne ka built-in strong support nahi hai.</text:p>
      <text:p text:style-name="Text_20_body">To Django kya karta hai migration ke time?</text:p>
      <text:p text:style-name="Text_20_body">1️⃣ Naya table create karta hai<text:line-break/>2️⃣ Data copy karta hai<text:line-break/>3️⃣ Purana table delete karta hai<text:line-break/>4️⃣ Naye table ka naam rename karta hai</text:p>
      <text:p text:style-name="Horizontal_20_Line"/>
      <text:h text:style-name="Heading_20_3" text:outline-level="3"><text:soft-page-break/>🔥 Risk</text:h>
      <text:p text:style-name="Text_20_body">✔ Small projects me fine<text:line-break/>❌ Large production me risky<text:line-break/>❌ Slow ho sakta hai<text:line-break/>❌ Data loss ka risk bhi ho sakta hai agar kuch fail ho jaye</text:p>
      <text:p text:style-name="Text_20_body">Isliye SQLite mainly:</text:p>
      <text:p text:style-name="Text_20_body">👉 Local development ke liye recommend hota hai<text:line-break/>👉 Production ke liye nahi</text:p>
      <text:p text:style-name="Text_20_body"/>
      <text:p text:style-name="P479">WHEN WE RUN python manage.py makemigratons internally what happend ?</text:p>
      <text:p text:style-name="P479"/>
      <text:p text:style-name="P445">Load settings</text:p>
      <text:p text:style-name="Text_20_body">↓</text:p>
      <text:p text:style-name="P417">Load apps &amp; models</text:p>
      <text:p text:style-name="Text_20_body">↓</text:p>
      <text:p text:style-name="P417">Load old migrations</text:p>
      <text:p text:style-name="Text_20_body">↓</text:p>
      <text:p text:style-name="P417">Build migration graph</text:p>
      <text:p text:style-name="Text_20_body">↓</text:p>
      <text:p text:style-name="P417">Create ProjectState (old DB state)</text:p>
      <text:p text:style-name="Text_20_body">↓</text:p>
      <text:p text:style-name="P417">Create ModelState (current models)</text:p>
      <text:p text:style-name="Text_20_body">↓</text:p>
      <text:p text:style-name="P524">Compare both states</text:p>
      <text:p text:style-name="Text_20_body">↓</text:p>
      <text:p text:style-name="P417">Generate operations</text:p>
      <text:p text:style-name="Text_20_body">↓</text:p>
      <text:p text:style-name="P417">Write migration file</text:p>
      <text:p text:style-name="P474">give custom name to migration file </text:p>
      <text:p text:style-name="P474"/>
      <text:p text:style-name="P596"><text:soft-page-break/>python manage.py makemigrations --name changed_my_model your_app_label</text:p>
      <text:p text:style-name="P602"/>
      <text:p text:style-name="P602">ex---&gt; python manage.py makemigrations books --name add_author</text:p>
      <text:p text:style-name="P602"/>
      <text:p text:style-name="P32"/>
      <text:p text:style-name="P32">A) MIGRATIONS ARE STORED IN VERSION CONTROL </text:p>
      <text:h text:style-name="P30" text:outline-level="2">🔹 Problem Kya Hota Hai?</text:h>
      <text:p text:style-name="Text_20_body">Maan lo:</text:p>
      <text:list xml:id="list3320064393" text:style-name="L128">
        <text:list-item>
          <text:p text:style-name="P753">Tum aur tumhara teammate dono same app par kaam kar rahe ho</text:p>
        </text:list-item>
        <text:list-item>
          <text:p text:style-name="P753">Dono ne alag-alag migration banayi</text:p>
        </text:list-item>
        <text:list-item>
          <text:p text:style-name="P753">Dono ne commit kar diya</text:p>
        </text:list-item>
        <text:list-item>
          <text:p text:style-name="P753">Dono migrations ka number same aa gaya</text:p>
        </text:list-item>
      </text:list>
      <text:p text:style-name="P33">Example:</text:p>
      <text:section text:style-name="Sect1" text:name="Section37">
        <text:p text:style-name="Preformatted_20_Text"><text:bookmark text:name="code-block-viewer51"/>0005_add_field.py</text:p>
        <text:p text:style-name="Preformatted_20_Text">0005_create_model.py</text:p>
      </text:section>
      <text:p text:style-name="P33">Agar do developers same number ki migration bana dete hain, tension nahi — Django dependency graph ke basis par unko handle karta hai, aur zarurat pade to merge migration create karne ko bolta hai.</text:p>
      <text:p text:style-name="P32"/>
      <text:h text:style-name="P471" text:outline-level="3">Transactions in Migrations</text:h>
      <text:list xml:id="list2177926843" text:style-name="L129">
        <text:list-item>
          <text:p text:style-name="P754"><text:span text:style-name="Strong_20_Emphasis">PostgreSQL &amp; SQLite</text:span> → DDL transactions support karte hain<text:line-break/>👉 Puri migration ek transaction me chalegi<text:line-break/>👉 Error aaya to sab rollback ho jayega (safe)</text:p>
        </text:list-item>
        <text:list-item>
          <text:p text:style-name="P754"><text:span text:style-name="Strong_20_Emphasis">MySQL &amp; Oracle</text:span> → DDL transactions support nahi karte<text:line-break/>👉 Migration transaction ke bina chalegi<text:line-break/>👉 Beech me error aaya to half changes reh sakte hain</text:p>
        </text:list-item>
      </text:list>
      <text:h text:style-name="P31" text:outline-level="3"><text:span text:style-name="Source_20_Text">atomic = False</text:span> ka matlab</text:h>
      <text:list xml:id="list3354506137" text:style-name="L130">
        <text:list-item>
          <text:p text:style-name="P755">By default, Django migrations <text:span text:style-name="Strong_20_Emphasis">atomic</text:span> hoti hain.<text:line-break/>👉 Matlab: <text:span text:style-name="Strong_20_Emphasis">poori migration ek single transaction me run hoti hai</text:span><text:line-break/>👉 Agar beech me error aaya → sab changes rollback ho jaate hain</text:p>
        </text:list-item>
        <text:list-item>
          <text:p text:style-name="P755">Agar tum likh do:</text:p>
        </text:list-item>
      </text:list>
      <text:section text:style-name="Sect1" text:name="Section38">
        <text:p text:style-name="Preformatted_20_Text"><text:bookmark text:name="code-block-viewer52"/>class Migration(migrations.Migration):</text:p>
        <text:p text:style-name="Preformatted_20_Text"><text:s text:c="4"/>atomic = False</text:p>
      </text:section>
      <text:p text:style-name="P32"/>
      <text:p text:style-name="P32"/>
      <text:h text:style-name="P593" text:outline-level="2"><text:soft-page-break/>Scenario</text:h>
      <text:p text:style-name="Text_20_body">Tumhare paas do apps hain:</text:p>
      <text:list xml:id="list3876052631" text:style-name="L131">
        <text:list-item>
          <text:p text:style-name="P756"><text:span text:style-name="Strong_20_Emphasis">authors</text:span> → table: <text:span text:style-name="Source_20_Text">Author</text:span></text:p>
        </text:list-item>
        <text:list-item>
          <text:p text:style-name="P756"><text:span text:style-name="Strong_20_Emphasis">books</text:span> → table: <text:span text:style-name="Source_20_Text">Book</text:span></text:p>
        </text:list-item>
      </text:list>
      <text:p text:style-name="Text_20_body">Aur <text:span text:style-name="Source_20_Text">Book</text:span> model me <text:span text:style-name="Source_20_Text">author = ForeignKey(Author)</text:span> hai.</text:p>
      <text:p text:style-name="Horizontal_20_Line"/>
      <text:h text:style-name="Heading_20_2" text:outline-level="2">🔹 Problem</text:h>
      <text:list xml:id="list4104119138" text:style-name="L132">
        <text:list-item>
          <text:p text:style-name="P757">Database me <text:span text:style-name="Strong_20_Emphasis">ForeignKey column</text:span> create karne ke liye<text:line-break/>referenced table (<text:span text:style-name="Source_20_Text">Author</text:span>) <text:span text:style-name="Strong_20_Emphasis">pehle exist karna chahiye</text:span>.</text:p>
        </text:list-item>
        <text:list-item>
          <text:p text:style-name="P757">Agar tum books ka migration pehle run karoge → DB error! 😅</text:p>
        </text:list-item>
      </text:list>
      <text:p text:style-name="Horizontal_20_Line"/>
      <text:h text:style-name="Heading_20_2" text:outline-level="2">🔹 Solution → Dependencies</text:h>
      <text:p text:style-name="Text_20_body">Django automatically <text:span text:style-name="Strong_20_Emphasis">migration dependency</text:span> create karta hai:</text:p>
      <text:list xml:id="list4181408378" text:style-name="L133">
        <text:list-item>
          <text:p text:style-name="P758">Books migration me likha hota hai:</text:p>
        </text:list-item>
      </text:list>
      <text:section text:style-name="Sect1" text:name="Section39">
        <text:p text:style-name="Preformatted_20_Text"><text:bookmark text:name="code-block-viewer53"/>dependencies = [</text:p>
        <text:p text:style-name="Preformatted_20_Text"><text:s text:c="4"/>('authors', '0001_initial'), <text:s/># authors migration pe depend karta hai</text:p>
        <text:p text:style-name="Preformatted_20_Text">]</text:p>
      </text:section>
      <text:p text:style-name="Text_20_body">Matlab:</text:p>
      <text:p text:style-name="Text_20_body">1️⃣ Authors migration run hogi → Author table create hoga<text:line-break/>2️⃣ Phir books migration run hogi → Book table + ForeignKey create hoga</text:p>
      <text:p text:style-name="Horizontal_20_Line"/>
      <text:h text:style-name="Heading_20_2" text:outline-level="2">🔹 Extra Notes</text:h>
      <text:list xml:id="list2483621619" text:style-name="L134">
        <text:list-item>
          <text:p text:style-name="P759">Agar tum sirf ek app ki migration run karte ho (<text:span text:style-name="Source_20_Text">migrate books</text:span>) → Django try karega dependencies satisfy karne, lekin guarantee nahi.</text:p>
        </text:list-item>
        <text:list-item>
          <text:p text:style-name="P759">Apps <text:span text:style-name="Strong_20_Emphasis">jinme migrations nahi hai</text:span> → unke relations (ForeignKey, ManyToMany) <text:span text:style-name="Strong_20_Emphasis">supported nahi hain</text:span>.</text:p>
        </text:list-item>
      </text:list>
      <text:p text:style-name="Horizontal_20_Line"/>
      <text:h text:style-name="Heading_20_3" text:outline-level="3">🔹 One Line Simple</text:h>
      <text:p text:style-name="Text_20_body"><text:span text:style-name="Strong_20_Emphasis">Django ensures that tables referenced by ForeignKey exist first by creating migration dependencies.</text:span></text:p>
      <text:p text:style-name="P32"/>
      <text:p text:style-name="P32"/>
      <text:h text:style-name="P211" text:outline-level="3"><text:soft-page-break/>Swappable dependencies</text:h>
      <text:p text:style-name="P212"/>
      <text:p text:style-name="P32">migration ko bolta hai: “ye model future me replace ho sakta hai, ensure karo correct table pehle exist kare.</text:p>
      <text:p text:style-name="P32"/>
      <text:p text:style-name="P36">Seee why i used it ?</text:p>
      <text:p text:style-name="P36"/>
      <text:p text:style-name="P39">from django.db import models</text:p>
      <text:p text:style-name="P39">from django.contrib.auth.models import AbstractUser</text:p>
      <text:p text:style-name="P39"/>
      <text:p text:style-name="P39"># Custom user</text:p>
      <text:p text:style-name="P39">class CustomUser(AbstractUser):</text:p>
      <text:p text:style-name="P39"><text:s text:c="4"/>pass</text:p>
      <text:p text:style-name="P39"/>
      <text:p text:style-name="P39"># Post model with hardcoded FK → will fail</text:p>
      <text:p text:style-name="P39">class Post(models.Model):</text:p>
      <text:p text:style-name="P39"><text:s text:c="4"/>title = models.CharField(max_length=100)</text:p>
      <text:p text:style-name="P39"><text:s text:c="4"/>author = models.ForeignKey('auth.User', on_delete=models.CASCADE) <text:s/># hardcoded</text:p>
      <text:p text:style-name="P39"/>
      <text:p text:style-name="P36"/>
      <text:p text:style-name="P36">yaha ek customuser hai jo child hai AbstractUser ka and ek model aur hai Post jisme mai isko as a forign key use kr reha hu </text:p>
      <text:p text:style-name="P36"/>
      <text:p text:style-name="P36">then maine in settig.py mai isko AUTH_USER_MODEL MAI ADD KIA </text:p>
      <text:p text:style-name="P36"/>
      <text:p text:style-name="P37">Ahh bhai, simple me: 😎</text:p>
      <text:list xml:id="list2507826918" text:style-name="L135">
        <text:list-item>
          <text:p text:style-name="P760">Django ka default user = <text:span text:style-name="Source_20_Text">auth.User</text:span></text:p>
        </text:list-item>
        <text:list-item>
          <text:p text:style-name="P760">Agar tum <text:span text:style-name="Strong_20_Emphasis">CustomUser</text:span> banate ho , <text:span text:style-name="T622">to add new functionlaity </text:span>(<text:span text:style-name="Source_20_Text">users.CustomUser</text:span>) → Django ko bataana padega <text:span text:style-name="Strong_20_Emphasis">har jagah ye use karo</text:span></text:p>
        </text:list-item>
        <text:list-item>
          <text:p text:style-name="P761"><text:span text:style-name="Strong_20_Emphasis"><text:span text:style-name="T622">ex--&gt; </text:span></text:span><text:span text:style-name="Strong_20_Emphasis">class CustomUser(AbstractUser):<text:line-break/># extra fields<text:line-break/>age = models.IntegerField(null=True, blank=True)</text:span></text:p>
        </text:list-item>
        <text:list-item>
          <text:p text:style-name="P760">Isliye <text:span text:style-name="Strong_20_Emphasis">settings.py me likhte ho</text:span>:</text:p>
        </text:list-item>
      </text:list>
      <text:section text:style-name="Sect1" text:name="Section40">
        <text:p text:style-name="Preformatted_20_Text"><text:bookmark text:name="code-block-viewer54"/>AUTH_USER_MODEL = 'users.CustomUser'</text:p>
      </text:section>
      <text:p text:style-name="P36"/>
      <text:p text:style-name="P35"><text:soft-page-break/>Problem ? </text:p>
      <text:p text:style-name="P35"><text:span text:style-name="Strong_20_Emphasis"/></text:p>
      <text:list xml:id="list786082586" text:style-name="L136">
        <text:list-item>
          <text:p text:style-name="P762">Tumne <text:span text:style-name="Source_20_Text">CustomUser</text:span> use kiya hai <text:span text:style-name="Source_20_Text">users</text:span> app me</text:p>
        </text:list-item>
        <text:list-item>
          <text:p text:style-name="P762">Migration create karoge → Django migration assume karega <text:span text:style-name="Source_20_Text">auth.User</text:span> exist karega</text:p>
        </text:list-item>
        <text:list-item>
          <text:p text:style-name="P762">Lekin database me <text:span text:style-name="Source_20_Text">CustomUser</text:span> hai, <text:span text:style-name="Source_20_Text">auth.User</text:span> nahi → <text:span text:style-name="Strong_20_Emphasis">error aayega</text:span></text:p>
        </text:list-item>
      </text:list>
      <text:section text:style-name="Sect1" text:name="Section41">
        <text:p text:style-name="Preformatted_20_Text"><text:bookmark text:name="code-block-viewer55"/>django.db.utils.ProgrammingError: relation "auth_user" does not exist</text:p>
      </text:section>
      <text:p text:style-name="P35"/>
      <text:p text:style-name="P35">So now in your migaraton file add this </text:p>
      <text:p text:style-name="P35"/>
      <text:h text:style-name="P34" text:outline-level="3">2️⃣ Correct Implementation: Use <text:span text:style-name="Source_20_Text">swappable_dependency()</text:span></text:h>
      <text:p text:style-name="Text_20_body"><text:span text:style-name="Source_20_Text">posts/migrations/0001_initial.py</text:span></text:p>
      <text:section text:style-name="Sect1" text:name="Section42">
        <text:p text:style-name="Preformatted_20_Text"><text:bookmark text:name="code-block-viewer56"/>from django.db import migrations, models</text:p>
        <text:p text:style-name="Preformatted_20_Text">from django.conf import settings</text:p>
        <text:p text:style-name="P438">from django.db.migrations import swappable_dependency</text:p>
        <text:p text:style-name="Preformatted_20_Text">class Migration(migrations.Migration):</text:p>
        <text:p text:style-name="Preformatted_20_Text"><text:s text:c="4"/>dependencies = [</text:p>
        <text:p text:style-name="Preformatted_20_Text"><text:s text:c="2"/><text:span text:style-name="T418"><text:s text:c="6"/>swappable_dependency(settings.AUTH_USER_MODEL), <text:s/># dependency on actual user model</text:span></text:p>
        <text:p text:style-name="Preformatted_20_Text"><text:s text:c="4"/>]</text:p>
        <text:p text:style-name="Preformatted_20_Text"><text:s text:c="4"/>operations = [</text:p>
        <text:p text:style-name="Preformatted_20_Text"><text:s text:c="8"/>migrations.CreateModel(</text:p>
        <text:p text:style-name="Preformatted_20_Text"><text:s text:c="12"/>name='Post',</text:p>
        <text:p text:style-name="Preformatted_20_Text"><text:s text:c="12"/>fields=[</text:p>
        <text:p text:style-name="Preformatted_20_Text"><text:s text:c="16"/>('id', models.AutoField(auto_created=True, primary_key=True, serialize=False, verbose_name='ID')),</text:p>
        <text:p text:style-name="Preformatted_20_Text"><text:s text:c="16"/>('title', models.CharField(max_length=100)),</text:p>
        <text:p text:style-name="Preformatted_20_Text"><text:s text:c="16"/>('author', models.ForeignKey(on_delete=models.CASCADE, to=settings.AUTH_USER_MODEL)),</text:p>
        <text:p text:style-name="Preformatted_20_Text"><text:s text:c="12"/>],</text:p>
        <text:p text:style-name="Preformatted_20_Text"><text:s text:c="8"/>),</text:p>
        <text:p text:style-name="Preformatted_20_Text"><text:s text:c="4"/>]</text:p>
      </text:section>
      <text:p text:style-name="Text_20_body">✅ Ab kya hoga:</text:p>
      <text:list xml:id="list4122738245" text:style-name="L137">
        <text:list-item>
          <text:p text:style-name="P763">Django check karega <text:span text:style-name="Source_20_Text">settings.AUTH_USER_MODEL</text:span> → <text:span text:style-name="Source_20_Text">users.CustomUser</text:span></text:p>
        </text:list-item>
        <text:list-item>
          <text:p text:style-name="P763">Migration pehle <text:span text:style-name="Source_20_Text">CustomUser</text:span> create karega</text:p>
        </text:list-item>
        <text:list-item>
          <text:p text:style-name="P763">Phir <text:span text:style-name="Source_20_Text">Post</text:span> table create hoga with correct ForeignKey</text:p>
        </text:list-item>
      </text:list>
      <text:p text:style-name="Text_20_body"><text:span text:style-name="Strong_20_Emphasis">Result:</text:span> Migration <text:span text:style-name="Strong_20_Emphasis">safe aur correct</text:span> ho gayi.</text:p>
      <text:p text:style-name="P35"/>
      <text:p text:style-name="P35">Or you can directl write settings.AUTH_USER_MODEL in</text:p>
      <text:p text:style-name="P35"><text:s/></text:p>
      <text:p text:style-name="P16">author = models.ForeignKey('<text:span text:style-name="T623">settings.AUTH_USER_MODEL</text:span>', on_delete=models.CASCADE) <text:span text:style-name="T623">in it </text:span></text:p>
      <text:p text:style-name="P450"/>
      <text:p text:style-name="P16"><text:span text:style-name="Source_20_Text"><text:span text:style-name="T238">dependencies---&gt;</text:span></text:span><text:span text:style-name="T84">, a list of migrations </text:span></text:p>
      <text:p text:style-name="P237"/>
      <text:p text:style-name="P237"><text:soft-page-break/></text:p>
      <text:p text:style-name="P237"/>
      <text:p text:style-name="P237"/>
      <text:p text:style-name="P237"/>
      <text:p text:style-name="P237"/>
      <text:h text:style-name="P243" text:outline-level="3">Model managers</text:h>
      <text:p text:style-name="P247"/>
      <text:h text:style-name="P248" text:outline-level="1">✅ What is Django talking about here?</text:h>
      <text:p text:style-name="Text_20_body">Django is explaining:</text:p>
      <text:p text:style-name="Text_20_body">👉 <text:span text:style-name="Strong_20_Emphasis">How model managers behave inside migrations</text:span>.</text:p>
      <text:p text:style-name="Text_20_body">Normally, <text:span text:style-name="Strong_20_Emphasis">managers are NOT saved in migrations</text:span>.</text:p>
      <text:p text:style-name="Horizontal_20_Line"/>
      <text:h text:style-name="Heading_20_2" text:outline-level="2">✅ First understand: What is a Manager?</text:h>
      <text:p text:style-name="Text_20_body">Example:</text:p>
      <text:section text:style-name="Sect1" text:name="Section44">
        <text:p text:style-name="Preformatted_20_Text"><text:bookmark text:name="code-block-viewer20"/>class MyManager(models.Manager):</text:p>
        <text:p text:style-name="Preformatted_20_Text"><text:s text:c="4"/>def active_users(self):</text:p>
        <text:p text:style-name="Preformatted_20_Text"><text:s text:c="8"/>return self.filter(is_active=True)</text:p>
      </text:section>
      <text:p text:style-name="Text_20_body">Attach it to model:</text:p>
      <text:section text:style-name="Sect1" text:name="Section45">
        <text:p text:style-name="Preformatted_20_Text"><text:bookmark text:name="code-block-viewer50"/>class MyModel(models.Model):</text:p>
        <text:p text:style-name="Preformatted_20_Text"><text:s text:c="4"/>name = models.CharField(max_length=50)</text:p>
        <text:p text:style-name="Preformatted_20_Text"><text:s text:c="4"/>objects = MyManager()</text:p>
      </text:section>
      <text:p text:style-name="Text_20_body">Now:</text:p>
      <text:section text:style-name="Sect1" text:name="Section46">
        <text:p text:style-name="Preformatted_20_Text"><text:bookmark text:name="code-block-viewer57"/>MyModel.objects.active_users()</text:p>
      </text:section>
      <text:p text:style-name="Text_20_body">works ✅</text:p>
      <text:p text:style-name="Horizontal_20_Line"/>
      <text:h text:style-name="Heading_20_1" text:outline-level="1">✅ Problem: Migrations don't know your manager</text:h>
      <text:h text:style-name="P248" text:outline-level="1"/>
      <text:p text:style-name="Text_20_body">When you run:</text:p>
      <text:section text:style-name="Sect1" text:name="Section47">
        <text:p text:style-name="Preformatted_20_Text"><text:bookmark text:name="code-block-viewer58"/>python manage.py migrate</text:p>
      </text:section>
      <text:p text:style-name="Text_20_body">👉 Django <text:span text:style-name="Strong_20_Emphasis">DOES NOT open your models.py</text:span> normally.</text:p>
      <text:p text:style-name="Text_20_body"><text:soft-page-break/>Instead Django says:</text:p>
      <text:p text:style-name="Quotations">"I will use saved model structure from migration files."</text:p>
      <text:p text:style-name="Horizontal_20_Line"/>
      <text:h text:style-name="Heading_20_2" text:outline-level="2">Migration file looks like this:</text:h>
      <text:section text:style-name="Sect1" text:name="Section48">
        <text:p text:style-name="Preformatted_20_Text"><text:bookmark text:name="code-block-viewer59"/>CreateModel(</text:p>
        <text:p text:style-name="Preformatted_20_Text"><text:s text:c="4"/>name="MyModel",</text:p>
        <text:p text:style-name="Preformatted_20_Text"><text:s text:c="4"/>fields=[</text:p>
        <text:p text:style-name="Preformatted_20_Text"><text:s text:c="8"/>("name", models.CharField(max_length=50)),</text:p>
        <text:p text:style-name="Preformatted_20_Text"><text:s text:c="8"/>("is_active", models.BooleanField()),</text:p>
        <text:p text:style-name="Preformatted_20_Text"><text:s text:c="4"/>],</text:p>
        <text:p text:style-name="Preformatted_20_Text">)</text:p>
      </text:section>
      <text:p text:style-name="Text_20_body">Notice something 👇</text:p>
      <text:p text:style-name="Text_20_body">❌ No <text:span text:style-name="Source_20_Text">MyManager</text:span><text:line-break/>❌ No <text:span text:style-name="Source_20_Text">active_users()</text:span><text:line-break/>✅ Only fields</text:p>
      <text:p text:style-name="Text_20_body"/>
      <text:p text:style-name="P249">Q)</text:p>
      <text:h text:style-name="P318" text:outline-level="1">you know one thing when you run in shell MyModel.objects.activer_users() it runs and throw no error , becuase shell aapke actual model ka use krta hai but aapke migration file ko nhi pata ki wo manager kon hai so to check that issue , what can we do ?</text:h>
      <text:p text:style-name="P250"/>
      <text:p text:style-name="P238">def forwards(apps, schema_editor):</text:p>
      <text:p text:style-name="P417"><text:s text:c="9"/>MyModel = apps.get_model("app1", "MyModel")</text:p>
      <text:p text:style-name="P417"><text:s text:c="10"/>MyModel.objects.active_users()</text:p>
      <text:p text:style-name="P417"/>
      <text:p text:style-name="P417">def backwards(apps, schema_editor):</text:p>
      <text:p text:style-name="P417">pass</text:p>
      <text:p text:style-name="P250">add this two in top of your migration </text:p>
      <text:p text:style-name="P250"/>
      <text:p text:style-name="P239"><text:soft-page-break/>now understand this code </text:p>
      <text:p text:style-name="P239"/>
      <text:p text:style-name="P239"/>
      <text:p text:style-name="P239">def forwards(apps, schema_editor): <text:s/></text:p>
      <text:p text:style-name="P251"><text:s text:c="4"/># forwards → runs when migration is applied (python manage.py migrate)</text:p>
      <text:p text:style-name="P251"/>
      <text:p text:style-name="P451"><text:span text:style-name="T16"><text:s text:c="3"/></text:span><text:span text:style-name="T22"><text:s/>MyModel = apps.get_model("app1", "MyModel") <text:s/></text:span></text:p>
      <text:p text:style-name="P251"><text:s text:c="4"/># apps → migration app registry given by Django</text:p>
      <text:p text:style-name="P251"><text:s text:c="4"/># get_model() → safely gets model during migration</text:p>
      <text:p text:style-name="P251"><text:s text:c="4"/># "app1" → app name</text:p>
      <text:p text:style-name="P251"><text:s text:c="4"/># "MyModel" → model name</text:p>
      <text:p text:style-name="P251"><text:s text:c="4"/># MyModel → now holds the model class</text:p>
      <text:p text:style-name="P251"/>
      <text:p text:style-name="P451"><text:span text:style-name="T16"><text:s text:c="4"/></text:span><text:span text:style-name="T22">MyModel.objects.active_users() </text:span><text:span text:style-name="T16"><text:s/></text:span></text:p>
      <text:p text:style-name="P251"><text:s text:c="4"/># objects → model manager (used for DB queries)</text:p>
      <text:p text:style-name="P251"><text:s text:c="4"/># active_users() → your custom manager method</text:p>
      <text:p text:style-name="P251"><text:soft-page-break/><text:s text:c="4"/># executes query like filter(is_active=True)</text:p>
      <text:p text:style-name="P251"/>
      <text:p text:style-name="P251"/>
      <text:p text:style-name="P239">def backwards(apps, schema_editor): <text:s/></text:p>
      <text:p text:style-name="P451"><text:span text:style-name="T22"><text:s text:c="4"/>#</text:span><text:span text:style-name="T16"> backwards → runs when migration is reversed</text:span></text:p>
      <text:p text:style-name="P251"><text:s text:c="4"/># (python manage.py migrate app1 zero)</text:p>
      <text:p text:style-name="P251"/>
      <text:p text:style-name="P451"><text:span text:style-name="T16"><text:s text:c="4"/></text:span><text:span text:style-name="T22">pass <text:s/></text:span></text:p>
      <text:p text:style-name="P251"><text:s text:c="4"/># pass → do nothing while reversing migration</text:p>
      <text:p text:style-name="P251"/>
      <text:p text:style-name="P251"/>
      <text:p text:style-name="P251"># schema_editor → tool provided by Django</text:p>
      <text:p text:style-name="P251"># used for direct database schema changes</text:p>
      <text:p text:style-name="P251"># (create table, delete column etc.)</text:p>
      <text:p text:style-name="P251"># not used in this example</text:p>
      <text:p text:style-name="P251"/>
      <text:p text:style-name="P240">after this add this in your operations in migration file at last </text:p>
      <text:p text:style-name="P246"/>
      <text:p text:style-name="P487"><text:span text:style-name="T399">migrations.</text:span><text:span text:style-name="T381">RunPython</text:span><text:span text:style-name="T399">(</text:span><text:span text:style-name="T376">forwards</text:span><text:span text:style-name="T399">,</text:span><text:span text:style-name="T376">backwards</text:span><text:span text:style-name="T399">),</text:span></text:p>
      <text:p text:style-name="P246"><text:soft-page-break/></text:p>
      <text:p text:style-name="P319">after adding all of this when you run migrate you see this error </text:p>
      <text:p text:style-name="P319"/>
      <text:p text:style-name="P319">AttributeError: 'Manager' object has no attribute 'active_users'</text:p>
      <text:p text:style-name="P357">so ye prove ho gya isko manager ka nhi pata </text:p>
      <text:p text:style-name="P357">so the solution is ? </text:p>
      <text:h text:style-name="P579" text:outline-level="1"><text:span text:style-name="T399">✅ Solution → </text:span><text:span text:style-name="Source_20_Text"><text:span text:style-name="T408">use_in_migrations = True</text:span></text:span></text:h>
      <text:p text:style-name="Text_20_body">If you write:</text:p>
      <text:section text:style-name="Sect1" text:name="Section49">
        <text:p text:style-name="Preformatted_20_Text"><text:bookmark text:name="code-block-viewer62"/>class MyManager(models.Manager):</text:p>
        <text:p text:style-name="Preformatted_20_Text"><text:s text:c="4"/>use_in_migrations = True</text:p>
      </text:section>
      <text:p text:style-name="Text_20_body">Now Django:</text:p>
      <text:p text:style-name="Text_20_body">✅ saves manager info in migration<text:line-break/>✅ recreates manager during migration<text:line-break/>✅ makes it usable inside <text:span text:style-name="Source_20_Text">RunPython</text:span></text:p>
      <text:p text:style-name="P357"/>
      <text:p text:style-name="P356">after this <text:s/>do it and your code run :</text:p>
      <text:p text:style-name="P356">python manage.py makemigrations<text:line-break/>python manage.py migrate</text:p>
      <text:p text:style-name="P356"/>
      <text:p text:style-name="P361">you also add it dynamically by using it :</text:p>
      <text:p text:style-name="P267"><text:span text:style-name="T493">class</text:span><text:span text:style-name="T456"> </text:span><text:span text:style-name="T505">MyManager</text:span><text:span text:style-name="T625">(MyBaseManager</text:span><text:span text:style-name="T477">.</text:span><text:span text:style-name="T625">from_queryset(CustomQuerySet)):</text:span></text:p>
      <text:p text:style-name="P292"><text:s text:c="4"/><text:span text:style-name="T424">use_in_migrations </text:span><text:span text:style-name="T471">=</text:span><text:span text:style-name="T424"> </text:span><text:span text:style-name="T484">True</text:span></text:p>
      <text:p text:style-name="P403"/>
      <text:p text:style-name="P259"><text:span text:style-name="T480">class</text:span><text:span text:style-name="T455"> </text:span><text:span text:style-name="T495">MyModel</text:span>(models<text:span text:style-name="T467">.</text:span>Model):</text:p>
      <text:p text:style-name="P292"><text:soft-page-break/><text:s text:c="4"/><text:span text:style-name="T424">objects </text:span><text:span text:style-name="T471">=</text:span><text:span text:style-name="T424"> MyManager()</text:span></text:p>
      <text:p text:style-name="P356"/>
      <text:p text:style-name="P356"/>
      <text:p text:style-name="P362">INITIAL MIGRATIONS </text:p>
      <text:p text:style-name="P362"/>
      <text:p text:style-name="P581"><text:span text:style-name="Strong_20_Emphasis"><text:span text:style-name="T399">Initial migration</text:span></text:span><text:span text:style-name="T399"> = first migration of an app that </text:span><text:span text:style-name="Strong_20_Emphasis"><text:span text:style-name="T399">creates database tables</text:span></text:span><text:span text:style-name="T399"> (</text:span><text:span text:style-name="Source_20_Text"><text:span text:style-name="T408">0001_initial.py</text:span></text:span><text:span text:style-name="T399">).</text:span></text:p>
      <text:p text:style-name="P356"/>
      <text:h text:style-name="P355" text:outline-level="3">How Django knows it’s initial?</text:h>
      <text:list xml:id="list1396216836" text:style-name="L138">
        <text:list-item>
          <text:p text:style-name="P764">Either <text:span text:style-name="Source_20_Text">initial = True</text:span> is written <text:span text:style-name="T626">in 0001_initial.py </text:span></text:p>
        </text:list-item>
        <text:list-item>
          <text:p text:style-name="P764">OR it is the <text:span text:style-name="Strong_20_Emphasis">first migration (0001)</text:span> with no dependency. dependencies = []</text:p>
        </text:list-item>
      </text:list>
      <text:p text:style-name="P581"><text:span text:style-name="T402">✅ </text:span><text:span text:style-name="T403">python manage.py </text:span><text:span text:style-name="Source_20_Text"><text:span text:style-name="T410">migrate --fake-initial</text:span></text:span><text:span text:style-name="T402"> =<text:line-break/>If tables already exist → Django </text:span><text:span text:style-name="Strong_20_Emphasis"><text:span text:style-name="T402">doesn’t create them again</text:span></text:span><text:span text:style-name="T402">, just marks migration as done.</text:span></text:p>
      <text:p text:style-name="P598">👉 Used when DB already has tables but migrations are new.</text:p>
      <text:p text:style-name="P356"/>
      <text:p text:style-name="P581"><text:span text:style-name="T399">✅ </text:span><text:span text:style-name="Strong_20_Emphasis"><text:span text:style-name="T399">Reversing migrations</text:span></text:span><text:span text:style-name="T399"> = going </text:span><text:span text:style-name="Strong_20_Emphasis"><text:span text:style-name="T399">back to an older database state</text:span></text:span><text:span text:style-name="T399">.</text:span></text:p>
      <text:p text:style-name="Horizontal_20_Line"/>
      <text:h text:style-name="Heading_20_3" text:outline-level="3">🔹 Go back one migration</text:h>
      <text:section text:style-name="Sect1" text:name="Section50">
        <text:p text:style-name="Preformatted_20_Text"><text:bookmark text:name="code-block-viewer63"/>python manage.py migrate books 0002</text:p>
      </text:section>
      <text:p text:style-name="Text_20_body">👉 Undo migration <text:span text:style-name="Source_20_Text">0003</text:span><text:line-break/>(DB returns to state of <text:span text:style-name="Source_20_Text">0002</text:span>)</text:p>
      <text:p text:style-name="Horizontal_20_Line"/>
      <text:h text:style-name="Heading_20_3" text:outline-level="3">🔹 Remove all migrations of an app</text:h>
      <text:section text:style-name="Sect1" text:name="Section51">
        <text:p text:style-name="Preformatted_20_Text"><text:bookmark text:name="code-block-viewer64"/>python manage.py migrate books zero</text:p>
      </text:section>
      <text:p text:style-name="Text_20_body"><text:soft-page-break/>👉 Undo everything<text:line-break/>👉 All tables of that app removed.</text:p>
      <text:p text:style-name="Horizontal_20_Line"/>
      <text:h text:style-name="Heading_20_3" text:outline-level="3">🔹 Irreversible migration</text:h>
      <text:p text:style-name="Text_20_body">If migration has unsafe operations like:</text:p>
      <text:section text:style-name="Sect1" text:name="Section52">
        <text:p text:style-name="Preformatted_20_Text"><text:bookmark text:name="code-block-viewer65"/>DROP TABLE</text:p>
      </text:section>
      <text:p text:style-name="Text_20_body">Django <text:span text:style-name="Strong_20_Emphasis">cannot undo it</text:span>, so it raises:</text:p>
      <text:section text:style-name="Sect1" text:name="Section53">
        <text:p text:style-name="Preformatted_20_Text"><text:bookmark text:name="code-block-viewer66"/>IrreversibleError</text:p>
      </text:section>
      <text:p text:style-name="P356"/>
      <text:p text:style-name="P581"><text:span text:style-name="Strong_20_Emphasis"><text:span text:style-name="T399">Data Migration</text:span></text:span><text:span text:style-name="T399"> = migration used to </text:span><text:span text:style-name="Strong_20_Emphasis"><text:span text:style-name="T399">change/update data</text:span></text:span><text:span text:style-name="T399">, not database structure.</text:span></text:p>
      <text:p text:style-name="Horizontal_20_Line"/>
      <text:h text:style-name="Heading_20_3" text:outline-level="3">🔹 Django doesn’t create it automatically</text:h>
      <text:p text:style-name="Text_20_body">You create it manually:</text:p>
      <text:section text:style-name="Sect1" text:name="Section54">
        <text:p text:style-name="Preformatted_20_Text"><text:bookmark text:name="code-block-viewer67"/>python manage.py makemigrations --empty yourappname</text:p>
      </text:section>
      <text:p text:style-name="Horizontal_20_Line"/>
      <text:h text:style-name="Heading_20_3" text:outline-level="3">🔹 Use <text:span text:style-name="Source_20_Text">RunPython</text:span></text:h>
      <text:p text:style-name="Text_20_body">Write a function to modify data:</text:p>
      <text:section text:style-name="Sect1" text:name="Section55">
        <text:p text:style-name="Preformatted_20_Text"><text:bookmark text:name="code-block-viewer68"/>def combine_names(apps, schema_editor):</text:p>
        <text:p text:style-name="Preformatted_20_Text"><text:s text:c="4"/>Person = apps.get_model("yourappname", "Person")</text:p>
        <text:p text:style-name="Preformatted_20_Text"><text:s text:c="4"/>for p in Person.objects.all():</text:p>
        <text:p text:style-name="Preformatted_20_Text"><text:s text:c="8"/>p.name = p.first_name + " " + p.last_name</text:p>
        <text:p text:style-name="Preformatted_20_Text"><text:s text:c="8"/>p.save()</text:p>
      </text:section>
      <text:p text:style-name="Text_20_body">Add it:</text:p>
      <text:section text:style-name="Sect1" text:name="Section56">
        <text:p text:style-name="Preformatted_20_Text"><text:bookmark text:name="code-block-viewer69"/>operations = [</text:p>
        <text:p text:style-name="Preformatted_20_Text"><text:s text:c="4"/>migrations.RunPython(combine_names),</text:p>
        <text:p text:style-name="Preformatted_20_Text">]</text:p>
      </text:section>
      <text:p text:style-name="Horizontal_20_Line"/>
      <text:h text:style-name="Heading_20_3" text:outline-level="3">🔹 Important</text:h>
      <text:p text:style-name="Text_20_body">Use:</text:p>
      <text:section text:style-name="Sect1" text:name="Section57">
        <text:p text:style-name="Preformatted_20_Text"><text:bookmark text:name="code-block-viewer70"/>apps.get_model()</text:p>
      </text:section>
      <text:p text:style-name="Text_20_body">✅ because migrations use <text:span text:style-name="Strong_20_Emphasis">historical models</text:span>, not current models.</text:p>
      <text:p text:style-name="P356"/>
      <text:p text:style-name="P356"/>
      <text:p text:style-name="P356"><text:soft-page-break/></text:p>
      <text:p text:style-name="P356"/>
      <text:p text:style-name="P356"/>
      <text:h text:style-name="P580" text:outline-level="3"><text:span text:style-name="T22">Accessing models from other apps</text:span><text:span text:style-name="T338">(baad mai padhunga )</text:span></text:h>
      <text:h text:style-name="P245" text:outline-level="2">Squashing migrations<text:span text:style-name="T627">(baad mai padhunga)</text:span></text:h>
      <text:p text:style-name="P356"/>
      <text:p text:style-name="P356"/>
      <text:p text:style-name="P363">Serilization in django </text:p>
      <text:p text:style-name="P577"><text:span text:style-name="T399">✅ </text:span><text:span text:style-name="Strong_20_Emphasis"><text:span text:style-name="T399">Simple meaning — Serializing values in Django migrations</text:span></text:span></text:p>
      <text:p text:style-name="Text_20_body">When you run:</text:p>
      <text:section text:style-name="Sect1" text:name="Section58">
        <text:p text:style-name="Preformatted_20_Text"><text:bookmark text:name="code-block-viewer71"/>python manage.py makemigrations</text:p>
      </text:section>
      <text:p text:style-name="Text_20_body">Django <text:span text:style-name="Strong_20_Emphasis">stores your model state inside migration file</text:span>.</text:p>
      <text:p text:style-name="Text_20_body">👉 This process = <text:span text:style-name="Strong_20_Emphasis">Serialization</text:span></text:p>
      <text:p text:style-name="Text_20_body">Means:</text:p>
      <text:p text:style-name="Quotations">Python object → converted into Python code → saved in migration file.</text:p>
      <text:p text:style-name="Horizontal_20_Line"/>
      <text:h text:style-name="Heading_20_2" text:outline-level="2">✅ Example</text:h>
      <text:p text:style-name="Text_20_body">Model:</text:p>
      <text:section text:style-name="Sect1" text:name="Section59">
        <text:p text:style-name="Preformatted_20_Text"><text:bookmark text:name="code-block-viewer72"/>created_at = models.DateTimeField(default=datetime.datetime.today)</text:p>
      </text:section>
      <text:p text:style-name="Text_20_body">Migration me Django save karega:</text:p>
      <text:section text:style-name="Sect1" text:name="Section60">
        <text:p text:style-name="Preformatted_20_Text"><text:bookmark text:name="code-block-viewer73"/>default=datetime.datetime.today</text:p>
      </text:section>
      <text:p text:style-name="Text_20_body">✔️ Because Django knows how to recreate it later.</text:p>
      <text:p text:style-name="Horizontal_20_Line"/>
      <text:h text:style-name="Heading_20_2" text:outline-level="2">✅ Django CAN serialize (save safely)</text:h>
      <text:p text:style-name="Text_20_body">Basic things:</text:p>
      <text:list xml:id="list3288401085" text:style-name="L139">
        <text:list-item>
          <text:p text:style-name="P765"><text:soft-page-break/>int, str, bool</text:p>
        </text:list-item>
        <text:list-item>
          <text:p text:style-name="P765">list, tuple, dict</text:p>
        </text:list-item>
        <text:list-item>
          <text:p text:style-name="P765">date &amp; datetime</text:p>
        </text:list-item>
        <text:list-item>
          <text:p text:style-name="P765">UUID</text:p>
        </text:list-item>
        <text:list-item>
          <text:p text:style-name="P765">Enum</text:p>
        </text:list-item>
        <text:list-item>
          <text:p text:style-name="P765">Django Fields</text:p>
        </text:list-item>
        <text:list-item>
          <text:p text:style-name="P765">Functions defined at <text:span text:style-name="Strong_20_Emphasis">top level</text:span></text:p>
        </text:list-item>
      </text:list>
      <text:p text:style-name="Text_20_body">Example ✅</text:p>
      <text:section text:style-name="Sect1" text:name="Section61">
        <text:p text:style-name="Preformatted_20_Text"><text:bookmark text:name="code-block-viewer74"/>def my_default():</text:p>
        <text:p text:style-name="Preformatted_20_Text"><text:s text:c="4"/>return 10</text:p>
      </text:section>
      <text:p text:style-name="Text_20_body">Works because Django can import it again.</text:p>
      <text:p text:style-name="Horizontal_20_Line"/>
      <text:h text:style-name="Heading_20_2" text:outline-level="2">❌ Django CANNOT serialize</text:h>
      <text:h text:style-name="Heading_20_3" text:outline-level="3">1️⃣ Nested class ❌</text:h>
      <text:section text:style-name="Sect1" text:name="Section62">
        <text:p text:style-name="Preformatted_20_Text"><text:bookmark text:name="code-block-viewer75"/>class A:</text:p>
        <text:p text:style-name="Preformatted_20_Text"><text:s text:c="4"/>class B:</text:p>
        <text:p text:style-name="Preformatted_20_Text"><text:s text:c="8"/>pass</text:p>
      </text:section>
      <text:p text:style-name="Text_20_body">Django can't find import path.</text:p>
      <text:p text:style-name="Horizontal_20_Line"/>
      <text:h text:style-name="Heading_20_3" text:outline-level="3">2️⃣ Object instance ❌</text:h>
      <text:section text:style-name="Sect1" text:name="Section63">
        <text:p text:style-name="Preformatted_20_Text"><text:bookmark text:name="code-block-viewer76"/>default = MyClass(4,5)</text:p>
      </text:section>
      <text:p text:style-name="Text_20_body">Django doesn't know how to recreate this object.</text:p>
      <text:p text:style-name="Horizontal_20_Line"/>
      <text:h text:style-name="Heading_20_3" text:outline-level="3">3️⃣ Lambda ❌ (MOST IMPORTANT)</text:h>
      <text:section text:style-name="Sect1" text:name="Section64">
        <text:p text:style-name="Preformatted_20_Text"><text:bookmark text:name="code-block-viewer77"/>default=lambda: 10</text:p>
      </text:section>
      <text:p text:style-name="Text_20_body">🚫 NOT allowed.</text:p>
      <text:p text:style-name="Text_20_body">Because lambda:</text:p>
      <text:list xml:id="list440395337" text:style-name="L140">
        <text:list-item>
          <text:p text:style-name="P766">has <text:span text:style-name="Strong_20_Emphasis">no name</text:span></text:p>
        </text:list-item>
        <text:list-item>
          <text:p text:style-name="P766">has <text:span text:style-name="Strong_20_Emphasis">no import path</text:span></text:p>
        </text:list-item>
        <text:list-item>
          <text:p text:style-name="P766">cannot be recreated in migration</text:p>
        </text:list-item>
      </text:list>
      <text:p text:style-name="Horizontal_20_Line"/>
      <text:h text:style-name="Heading_20_2" text:outline-level="2">✅ Correct way instead of lambda</text:h>
      <text:p text:style-name="Text_20_body">❌ Wrong:</text:p>
      <text:section text:style-name="Sect1" text:name="Section65">
        <text:p text:style-name="Preformatted_20_Text"><text:bookmark text:name="code-block-viewer78"/>default=lambda: 10</text:p>
      </text:section>
      <text:p text:style-name="Text_20_body"><text:soft-page-break/>✅ Correct:</text:p>
      <text:section text:style-name="Sect1" text:name="Section66">
        <text:p text:style-name="Preformatted_20_Text"><text:bookmark text:name="code-block-viewer79"/>def get_default():</text:p>
        <text:p text:style-name="Preformatted_20_Text"><text:s text:c="4"/>return 10</text:p>
        <text:p text:style-name="Preformatted_20_Text">default=get_default</text:p>
      </text:section>
      <text:p text:style-name="Horizontal_20_Line"/>
      <text:p text:style-name="P577"><text:span text:style-name="T400">✅</text:span><text:span text:style-name="T395"> </text:span><text:span text:style-name="Strong_20_Emphasis"><text:span text:style-name="T396">Custom serializer</text:span></text:span><text:span text:style-name="T395"> lets Django know </text:span><text:span text:style-name="Strong_20_Emphasis"><text:span text:style-name="T396">how to save non-default Python objects (custom types) inside migration files</text:span></text:span><text:span text:style-name="T395">.</text:span></text:p>
      <text:p text:style-name="P349"/>
      <text:p text:style-name="P578"><text:span text:style-name="T395">✅ </text:span><text:span text:style-name="Strong_20_Emphasis"><text:span text:style-name="T395">Migration Operations (one-line + small example)</text:span></text:span></text:p>
      <text:p text:style-name="Horizontal_20_Line"/>
      <text:h text:style-name="Heading_20_2" text:outline-level="2">🔹 Schema Operations (DB structure change)</text:h>
      <text:p text:style-name="Text_20_body"><text:span text:style-name="Strong_20_Emphasis">CreateModel</text:span> → creates table</text:p>
      <text:section text:style-name="Sect1" text:name="Section67">
        <text:p text:style-name="Preformatted_20_Text"><text:bookmark text:name="code-block-viewer80"/>migrations.CreateModel(name="Post", fields=[...])</text:p>
      </text:section>
      <text:p text:style-name="Text_20_body"><text:span text:style-name="Strong_20_Emphasis">DeleteModel</text:span> → deletes table</text:p>
      <text:section text:style-name="Sect1" text:name="Section68">
        <text:p text:style-name="Preformatted_20_Text"><text:bookmark text:name="code-block-viewer81"/>migrations.DeleteModel(name="Post")</text:p>
      </text:section>
      <text:p text:style-name="Text_20_body"><text:span text:style-name="Strong_20_Emphasis">RenameModel</text:span> → renames model/table</text:p>
      <text:section text:style-name="Sect1" text:name="Section69">
        <text:p text:style-name="Preformatted_20_Text"><text:bookmark text:name="code-block-viewer82"/>migrations.RenameModel("Post", "Article")</text:p>
      </text:section>
      <text:p text:style-name="Text_20_body"><text:span text:style-name="Strong_20_Emphasis">AlterModelTable</text:span> → change table name</text:p>
      <text:section text:style-name="Sect1" text:name="Section70">
        <text:p text:style-name="Preformatted_20_Text"><text:bookmark text:name="code-block-viewer83"/>options={"db_table": "blog_posts"}</text:p>
      </text:section>
      <text:p text:style-name="Text_20_body"><text:span text:style-name="Strong_20_Emphasis">AlterModelTableComment</text:span> → change DB table comment</text:p>
      <text:section text:style-name="Sect1" text:name="Section71">
        <text:p text:style-name="Preformatted_20_Text"><text:bookmark text:name="code-block-viewer84"/>migrations.AlterModelTableComment("Post", "Blog table")</text:p>
      </text:section>
      <text:p text:style-name="Text_20_body"><text:span text:style-name="Strong_20_Emphasis">AlterUniqueTogether</text:span> → multi-field unique rule</text:p>
      <text:section text:style-name="Sect1" text:name="Section72">
        <text:p text:style-name="Preformatted_20_Text"><text:bookmark text:name="code-block-viewer85"/>unique_together={("title", "author")}</text:p>
      </text:section>
      <text:p text:style-name="Text_20_body"><text:span text:style-name="Strong_20_Emphasis">AlterIndexTogether</text:span> → combined index change</text:p>
      <text:section text:style-name="Sect1" text:name="Section73">
        <text:p text:style-name="Preformatted_20_Text"><text:bookmark text:name="code-block-viewer86"/>index_together={("title", "date")}</text:p>
      </text:section>
      <text:p text:style-name="Text_20_body"><text:span text:style-name="Strong_20_Emphasis">AlterOrderWithRespectTo</text:span> → ordering relation</text:p>
      <text:section text:style-name="Sect1" text:name="Section74">
        <text:p text:style-name="Preformatted_20_Text"><text:bookmark text:name="code-block-viewer87"/>order_with_respect_to="author"</text:p>
      </text:section>
      <text:p text:style-name="Text_20_body"><text:span text:style-name="Strong_20_Emphasis">AlterModelOptions</text:span> → change Meta options</text:p>
      <text:section text:style-name="Sect1" text:name="Section75">
        <text:p text:style-name="Preformatted_20_Text"><text:bookmark text:name="code-block-viewer88"/>options={"ordering": ["-created_at"]}</text:p>
      </text:section>
      <text:p text:style-name="Text_20_body"><text:span text:style-name="Strong_20_Emphasis">AlterModelManagers</text:span> → update managers</text:p>
      <text:section text:style-name="Sect1" text:name="Section76">
        <text:p text:style-name="Preformatted_20_Text"><text:bookmark text:name="code-block-viewer89"/>managers=[("objects", MyManager())]</text:p>
      </text:section>
      <text:p text:style-name="Text_20_body"><text:span text:style-name="Strong_20_Emphasis">AddField</text:span> → add column</text:p>
      <text:section text:style-name="Sect1" text:name="Section77">
        <text:p text:style-name="Preformatted_20_Text"><text:bookmark text:name="code-block-viewer90"/>migrations.AddField("Post","title",models.CharField(max_length=100))</text:p>
      </text:section>
      <text:p text:style-name="Text_20_body"><text:span text:style-name="Strong_20_Emphasis">RemoveField</text:span> → remove column</text:p>
      <text:section text:style-name="Sect1" text:name="Section78">
        <text:p text:style-name="Preformatted_20_Text"><text:bookmark text:name="code-block-viewer91"/><text:soft-page-break/>migrations.RemoveField("Post","title")</text:p>
      </text:section>
      <text:p text:style-name="Text_20_body"><text:span text:style-name="Strong_20_Emphasis">AlterField</text:span> → modify column</text:p>
      <text:section text:style-name="Sect1" text:name="Section79">
        <text:p text:style-name="Preformatted_20_Text"><text:bookmark text:name="code-block-viewer92"/>migrations.AlterField("Post","title",models.TextField())</text:p>
      </text:section>
      <text:p text:style-name="Text_20_body"><text:span text:style-name="Strong_20_Emphasis">RenameField</text:span> → rename column</text:p>
      <text:section text:style-name="Sect1" text:name="Section80">
        <text:p text:style-name="Preformatted_20_Text"><text:bookmark text:name="code-block-viewer93"/>migrations.RenameField("Post","name","title")</text:p>
      </text:section>
      <text:p text:style-name="Text_20_body"><text:span text:style-name="Strong_20_Emphasis">AddIndex</text:span> → create index</text:p>
      <text:section text:style-name="Sect1" text:name="Section81">
        <text:p text:style-name="Preformatted_20_Text"><text:bookmark text:name="code-block-viewer94"/>migrations.AddIndex(</text:p>
        <text:p text:style-name="Preformatted_20_Text"><text:s text:c="4"/>model_name="post",</text:p>
        <text:p text:style-name="Preformatted_20_Text"><text:s text:c="4"/>index=models.Index(fields=["title"], name="title_idx")</text:p>
        <text:p text:style-name="Preformatted_20_Text">)</text:p>
      </text:section>
      <text:p text:style-name="Text_20_body"><text:span text:style-name="Strong_20_Emphasis">RemoveIndex</text:span> → delete index</text:p>
      <text:section text:style-name="Sect1" text:name="Section82">
        <text:p text:style-name="Preformatted_20_Text"><text:bookmark text:name="code-block-viewer95"/>migrations.RemoveIndex("post","title_idx")</text:p>
      </text:section>
      <text:p text:style-name="Text_20_body"><text:span text:style-name="Strong_20_Emphasis">RenameIndex</text:span> → rename index</text:p>
      <text:section text:style-name="Sect1" text:name="Section83">
        <text:p text:style-name="Preformatted_20_Text"><text:bookmark text:name="code-block-viewer96"/>migrations.RenameIndex("post","old_idx","new_idx")</text:p>
      </text:section>
      <text:p text:style-name="Text_20_body"><text:span text:style-name="Strong_20_Emphasis">AddConstraint</text:span> → add constraint</text:p>
      <text:section text:style-name="Sect1" text:name="Section84">
        <text:p text:style-name="Preformatted_20_Text"><text:bookmark text:name="code-block-viewer97"/>models.UniqueConstraint(fields=["email"], name="unique_email")</text:p>
      </text:section>
      <text:p text:style-name="Text_20_body"><text:span text:style-name="Strong_20_Emphasis">RemoveConstraint</text:span> → remove constraint</text:p>
      <text:section text:style-name="Sect1" text:name="Section85">
        <text:p text:style-name="Preformatted_20_Text"><text:bookmark text:name="code-block-viewer98"/>migrations.RemoveConstraint("user","unique_email")</text:p>
      </text:section>
      <text:p text:style-name="Text_20_body"><text:span text:style-name="Strong_20_Emphasis">AlterConstraint</text:span> → modify constraint</text:p>
      <text:section text:style-name="Sect1" text:name="Section86">
        <text:p text:style-name="Preformatted_20_Text"><text:bookmark text:name="code-block-viewer99"/>migrations.AlterConstraint(...)</text:p>
      </text:section>
      <text:p text:style-name="Horizontal_20_Line"/>
      <text:h text:style-name="Heading_20_2" text:outline-level="2">🔹 Special Operations</text:h>
      <text:p text:style-name="Text_20_body"><text:span text:style-name="Strong_20_Emphasis">RunSQL</text:span> → execute raw SQL</text:p>
      <text:section text:style-name="Sect1" text:name="Section87">
        <text:p text:style-name="Preformatted_20_Text"><text:bookmark text:name="code-block-viewer100"/>migrations.RunSQL("UPDATE post SET title='Demo'")</text:p>
      </text:section>
      <text:p text:style-name="Text_20_body"><text:span text:style-name="Strong_20_Emphasis">RunPython</text:span> → run Python/data migration</text:p>
      <text:section text:style-name="Sect1" text:name="Section88">
        <text:p text:style-name="Preformatted_20_Text"><text:bookmark text:name="code-block-viewer101"/>migrations.RunPython(forward_func)</text:p>
      </text:section>
      <text:p text:style-name="Text_20_body"><text:span text:style-name="Strong_20_Emphasis">SeparateDatabaseAndState</text:span> → DB change ≠ Django state</text:p>
      <text:section text:style-name="Sect1" text:name="Section89">
        <text:p text:style-name="Preformatted_20_Text"><text:bookmark text:name="code-block-viewer102"/>migrations.SeparateDatabaseAndState(</text:p>
        <text:p text:style-name="Preformatted_20_Text"><text:s text:c="4"/>database_operations=[...],</text:p>
        <text:p text:style-name="Preformatted_20_Text"><text:s text:c="4"/>state_operations=[...]</text:p>
        <text:p text:style-name="Preformatted_20_Text">)</text:p>
      </text:section>
      <text:p text:style-name="Horizontal_20_Line"/>
      <text:h text:style-name="Heading_20_2" text:outline-level="2">🔹 Other</text:h>
      <text:p text:style-name="Text_20_body"><text:span text:style-name="Strong_20_Emphasis">Operation category</text:span> → classifies operation type internally.</text:p>
      <text:p text:style-name="Text_20_body"><text:span text:style-name="Strong_20_Emphasis">Writing your own</text:span> → create custom migration operation:</text:p>
      <text:section text:style-name="Sect1" text:name="Section90">
        <text:p text:style-name="Preformatted_20_Text"><text:bookmark text:name="code-block-viewer103"/>class MyOperation(migrations.operations.base.Operation):</text:p>
        <text:p text:style-name="Preformatted_20_Text"><text:s text:c="4"/>...</text:p>
      </text:section>
      <text:p text:style-name="P350"/>
      <text:p text:style-name="P348">One example how to create model by using migration.createModel</text:p>
      <text:p text:style-name="P348"><text:soft-page-break/></text:p>
      <text:h text:style-name="P347" text:outline-level="2">✅ Step 1 — Create empty migration</text:h>
      <text:p text:style-name="Text_20_body">Run in terminal:</text:p>
      <text:section text:style-name="Sect1" text:name="Section91">
        <text:p text:style-name="Preformatted_20_Text"><text:bookmark text:name="code-block-viewer104"/>python manage.py makemigrations --empty yourappname</text:p>
      </text:section>
      <text:p text:style-name="Text_20_body">Example:</text:p>
      <text:section text:style-name="Sect1" text:name="Section92">
        <text:p text:style-name="Preformatted_20_Text"><text:bookmark text:name="code-block-viewer105"/>python manage.py makemigrations --empty blog</text:p>
      </text:section>
      <text:p text:style-name="Text_20_body">Django creates:</text:p>
      <text:section text:style-name="Sect1" text:name="Section93">
        <text:p text:style-name="Preformatted_20_Text"><text:bookmark text:name="code-block-viewer106"/>blog/migrations/0002_auto.py</text:p>
      </text:section>
      <text:p text:style-name="Horizontal_20_Line"/>
      <text:h text:style-name="Heading_20_2" text:outline-level="2">✅ Step 2 — Open migration file</text:h>
      <text:p text:style-name="Text_20_body">Path:</text:p>
      <text:section text:style-name="Sect1" text:name="Section94">
        <text:p text:style-name="Preformatted_20_Text"><text:bookmark text:name="code-block-viewer107"/>blog/</text:p>
        <text:p text:style-name="Preformatted_20_Text"><text:s/>└── migrations/</text:p>
        <text:p text:style-name="Preformatted_20_Text"><text:s text:c="6"/>└── 0002_auto.py</text:p>
      </text:section>
      <text:p text:style-name="Text_20_body">Edit it.</text:p>
      <text:p text:style-name="Horizontal_20_Line"/>
      <text:h text:style-name="Heading_20_2" text:outline-level="2">✅ Step 3 — Write <text:span text:style-name="Source_20_Text">CreateModel</text:span></text:h>
      <text:section text:style-name="Sect1" text:name="Section95">
        <text:p text:style-name="Preformatted_20_Text"><text:bookmark text:name="code-block-viewer108"/>from django.db import migrations, models</text:p>
        <text:p text:style-name="Preformatted_20_Text">class Migration(migrations.Migration):</text:p>
        <text:p text:style-name="Preformatted_20_Text"><text:s text:c="4"/>dependencies = [</text:p>
        <text:p text:style-name="Preformatted_20_Text"><text:s text:c="8"/>("blog", "0001_initial"),</text:p>
        <text:p text:style-name="Preformatted_20_Text"><text:s text:c="4"/>]</text:p>
        <text:p text:style-name="Preformatted_20_Text"><text:s text:c="4"/>operations = [</text:p>
        <text:p text:style-name="Preformatted_20_Text"><text:s text:c="8"/>migrations.CreateModel(</text:p>
        <text:p text:style-name="Preformatted_20_Text"><text:s text:c="12"/>name="Post",</text:p>
        <text:p text:style-name="Preformatted_20_Text"><text:s text:c="12"/>fields=[</text:p>
        <text:p text:style-name="Preformatted_20_Text"><text:s text:c="16"/>("id", models.BigAutoField(primary_key=True)),</text:p>
        <text:p text:style-name="Preformatted_20_Text"><text:s text:c="16"/>("title", models.CharField(max_length=100)),</text:p>
        <text:p text:style-name="Preformatted_20_Text"><text:s text:c="16"/>("content", models.TextField()),</text:p>
        <text:p text:style-name="Preformatted_20_Text"><text:s text:c="12"/>],</text:p>
        <text:p text:style-name="Preformatted_20_Text"><text:s text:c="8"/>),</text:p>
        <text:p text:style-name="Preformatted_20_Text"><text:s text:c="4"/>]</text:p>
      </text:section>
      <text:p text:style-name="Horizontal_20_Line"/>
      <text:h text:style-name="Heading_20_2" text:outline-level="2">✅ Step 4 — Apply migration</text:h>
      <text:p text:style-name="Text_20_body">Run:</text:p>
      <text:section text:style-name="Sect1" text:name="Section96">
        <text:p text:style-name="Preformatted_20_Text"><text:bookmark text:name="code-block-viewer109"/>python manage.py migrate</text:p>
      </text:section>
      <text:p text:style-name="Text_20_body">✅ Django creates table <text:span text:style-name="Strong_20_Emphasis">Post</text:span> in database.</text:p>
      <text:p text:style-name="Horizontal_20_Line"/>
      <text:h text:style-name="Heading_20_2" text:outline-level="2"><text:soft-page-break/>🧠 Important</text:h>
      <text:p text:style-name="Text_20_body">Normally you <text:span text:style-name="Strong_20_Emphasis">do NOT write this manually</text:span>.</text:p>
      <text:p text:style-name="Text_20_body">Usual workflow:</text:p>
      <text:section text:style-name="Sect1" text:name="Section97">
        <text:p text:style-name="Preformatted_20_Text"><text:bookmark text:name="code-block-viewer110"/># 1. create model in models.py</text:p>
        <text:p text:style-name="Preformatted_20_Text"># 2.</text:p>
        <text:p text:style-name="Preformatted_20_Text">python manage.py makemigrations</text:p>
        <text:p text:style-name="Preformatted_20_Text"># 3.</text:p>
        <text:p text:style-name="Preformatted_20_Text">python manage.py migrate</text:p>
      </text:section>
      <text:p text:style-name="Text_20_body">Django automatically generates <text:span text:style-name="Source_20_Text">CreateModel</text:span>.</text:p>
      <text:p text:style-name="Text_20_body">Manual <text:span text:style-name="Source_20_Text">CreateModel</text:span> is used only for:</text:p>
      <text:list xml:id="list27076616" text:style-name="L141">
        <text:list-item>
          <text:p text:style-name="P767">advanced migrations</text:p>
        </text:list-item>
        <text:list-item>
          <text:p text:style-name="P767">custom DB handling</text:p>
        </text:list-item>
        <text:list-item>
          <text:p text:style-name="P767">learning/internal control</text:p>
        </text:list-item>
      </text:list>
      <text:p text:style-name="Horizontal_20_Line"/>
      <text:p text:style-name="Text_20_body">✅ <text:span text:style-name="Strong_20_Emphasis">Short answer:</text:span><text:line-break/>Write <text:span text:style-name="Source_20_Text">migrations.CreateModel</text:span> inside a migration file (<text:span text:style-name="Source_20_Text">app/migrations/*.py</text:span>), then run <text:span text:style-name="Source_20_Text">migrate</text:span>.</text:p>
      <text:p text:style-name="P348"/>
      <text:h text:style-name="P347" text:outline-level="2">✅ What is SchemaEditor?</text:h>
      <text:p text:style-name="P348"/>
      <text:p text:style-name="Text_20_body">👉 <text:span text:style-name="Strong_20_Emphasis">SchemaEditor converts migration operations into SQL queries.</text:span></text:p>
      <text:p text:style-name="Text_20_body">Example:</text:p>
      <text:section text:style-name="Sect1" text:name="Section98">
        <text:p text:style-name="Preformatted_20_Text"><text:bookmark text:name="code-block-viewer111"/>CreateModel → CREATE TABLE SQL</text:p>
        <text:p text:style-name="Preformatted_20_Text">AddField → ALTER TABLE SQL</text:p>
      </text:section>
      <text:p text:style-name="Text_20_body">Django internally uses <text:span text:style-name="Strong_20_Emphasis">SchemaEditor</text:span> to talk to database.</text:p>
      <text:p text:style-name="Horizontal_20_Line"/>
      <text:h text:style-name="Heading_20_2" text:outline-level="2">✅ Do you normally use it?</text:h>
      <text:p text:style-name="Text_20_body">❌ <text:span text:style-name="Strong_20_Emphasis">No (99% developers never touch it)</text:span><text:line-break/>Django migrations handle this automatically.</text:p>
      <text:p text:style-name="Horizontal_20_Line"/>
      <text:h text:style-name="Heading_20_2" text:outline-level="2">✅ When is it used?</text:h>
      <text:p text:style-name="Text_20_body">Only when:</text:p>
      <text:list xml:id="list1381505835" text:style-name="L142">
        <text:list-item>
          <text:p text:style-name="P768">writing <text:span text:style-name="Strong_20_Emphasis">custom migration logic</text:span></text:p>
        </text:list-item>
        <text:list-item>
          <text:p text:style-name="P768"><text:soft-page-break/>building <text:span text:style-name="Strong_20_Emphasis">custom database backend</text:span></text:p>
        </text:list-item>
        <text:list-item>
          <text:p text:style-name="P768">doing advanced DB operations</text:p>
        </text:list-item>
      </text:list>
      <text:p text:style-name="Horizontal_20_Line"/>
      <text:h text:style-name="Heading_20_2" text:outline-level="2">✅ How it looks (rare manual usage)</text:h>
      <text:section text:style-name="Sect1" text:name="Section99">
        <text:p text:style-name="Preformatted_20_Text"><text:bookmark text:name="code-block-viewer112"/>from django.db import connection</text:p>
        <text:p text:style-name="Preformatted_20_Text">with connection.schema_editor() as schema_editor:</text:p>
        <text:p text:style-name="Preformatted_20_Text"><text:s text:c="4"/>schema_editor.create_model(MyModel)</text:p>
      </text:section>
      <text:p text:style-name="Text_20_body">👉 creates table manually.</text:p>
      <text:p text:style-name="Horizontal_20_Line"/>
      <text:h text:style-name="Heading_20_2" text:outline-level="2">✅ What SchemaEditor can do (concept)</text:h>
      <text:list xml:id="list3721553030" text:style-name="L143">
        <text:list-item>
          <text:p text:style-name="P769">create/delete tables</text:p>
        </text:list-item>
        <text:list-item>
          <text:p text:style-name="P769">add/remove columns</text:p>
        </text:list-item>
        <text:list-item>
          <text:p text:style-name="P769">add indexes</text:p>
        </text:list-item>
        <text:list-item>
          <text:p text:style-name="P769">add constraints</text:p>
        </text:list-item>
        <text:list-item>
          <text:p text:style-name="P769">rename tables/fields</text:p>
        </text:list-item>
      </text:list>
      <text:p text:style-name="Text_20_body">Basically 👉 <text:span text:style-name="Strong_20_Emphasis">everything migrations do internally</text:span>.</text:p>
      <text:p text:style-name="Horizontal_20_Line"/>
      <text:h text:style-name="Heading_20_2" text:outline-level="2">🧠 Easy Mental Model</text:h>
      <text:section text:style-name="Sect1" text:name="Section100">
        <text:p text:style-name="Preformatted_20_Text"><text:bookmark text:name="code-block-viewer113"/>Migration file</text:p>
        <text:p text:style-name="Preformatted_20_Text"><text:s text:c="5"/>↓</text:p>
        <text:p text:style-name="Preformatted_20_Text">SchemaEditor</text:p>
        <text:p text:style-name="Preformatted_20_Text"><text:s text:c="5"/>↓</text:p>
        <text:p text:style-name="Preformatted_20_Text">SQL Query</text:p>
        <text:p text:style-name="Preformatted_20_Text"><text:s text:c="5"/>↓</text:p>
        <text:p text:style-name="Preformatted_20_Text">Database</text:p>
      </text:section>
      <text:p text:style-name="P348"/>
      <text:p text:style-name="P348"/>
      <text:p text:style-name="P353"/>
      <text:p text:style-name="P353"/>
      <text:p text:style-name="P353"/>
      <text:p text:style-name="P353"/>
      <text:p text:style-name="P353"/>
      <text:p text:style-name="P353"><text:soft-page-break/></text:p>
      <text:p text:style-name="P353"/>
      <text:p text:style-name="P354">DAY 9</text:p>
      <text:p text:style-name="P353">ADVANCED DJANGO </text:p>
      <text:h text:style-name="P345" text:outline-level="1">1. What is a Manager in Django?</text:h>
      <text:p text:style-name="Text_20_body">A <text:span text:style-name="Strong_20_Emphasis">Manager</text:span> is the <text:span text:style-name="Strong_20_Emphasis">entry point to database queries</text:span>.</text:p>
      <text:p text:style-name="Text_20_body">It connects your <text:span text:style-name="Strong_20_Emphasis">Model → Database queries</text:span>.</text:p>
      <text:p text:style-name="P352">Example:</text:p>
      <text:p text:style-name="P352"/>
      <text:section text:style-name="Sect1" text:name="Section101">
        <text:p text:style-name="P438"><text:bookmark text:name="code-block-viewer60"/>class Book(models.Model):</text:p>
        <text:p text:style-name="P438"><text:s text:c="4"/>title = models.CharField(max_length=100)</text:p>
      </text:section>
      <text:p text:style-name="P417">Django automatically adds:</text:p>
      <text:section text:style-name="Sect1" text:name="Section102">
        <text:p text:style-name="P438"><text:bookmark text:name="code-block-viewer61"/>Book.objects</text:p>
      </text:section>
      <text:p text:style-name="P417">So you can do:</text:p>
      <text:section text:style-name="Sect1" text:name="Section103">
        <text:p text:style-name="P438"><text:bookmark text:name="code-block-viewer114"/>Book.objects.all()</text:p>
        <text:p text:style-name="P438">Book.objects.filter(title="Python")</text:p>
        <text:p text:style-name="P438">Book.objects.create(title="Django")</text:p>
      </text:section>
      <text:p text:style-name="Text_20_body"><text:span text:style-name="T418">👉 </text:span><text:span text:style-name="Source_20_Text"><text:span text:style-name="T418">objects</text:span></text:span><text:span text:style-name="T418"> = Manager</text:span></text:p>
      <text:p text:style-name="P351"/>
      <text:p text:style-name="P351">so here objects is your default manager , but if you want to rename it you can also do it easily for this :</text:p>
      <text:p text:style-name="P359">people = ojects.Manger(), <text:span text:style-name="T628">by just doing this you can rename your objects to people </text:span></text:p>
      <text:p text:style-name="P359"/>
      <text:p text:style-name="P358"><text:bookmark text:name="code-block-viewer115"/>class Person(models.Model):</text:p>
      <text:section text:style-name="Sect1" text:name="Section104">
        <text:p text:style-name="Preformatted_20_Text"><text:s text:c="4"/>name = models.CharField(max_length=50)</text:p>
        <text:p text:style-name="Preformatted_20_Text"><text:s text:c="4"/>people = models.Manager()</text:p>
      </text:section>
      <text:p text:style-name="Text_20_body"><text:soft-page-break/>Now:</text:p>
      <text:section text:style-name="Sect1" text:name="Section105">
        <text:p text:style-name="Preformatted_20_Text"><text:bookmark text:name="code-block-viewer116"/>Person.people.all() ✅</text:p>
        <text:p text:style-name="Preformatted_20_Text">Person.objects.all() ❌ (AttributeError)</text:p>
      </text:section>
      <text:p text:style-name="P359"/>
      <text:p text:style-name="P396">Q)</text:p>
      <text:p text:style-name="P395">Now understand on real issue , let’s say aapke pass koi model that phle apne models.py mai jake usko comment out kr dia or hata dia then ek new model banaya , having name Person , and let’s say your app name is app1 so jo table create hoga wo hoga app1_people ke name se but kai bari aisa hota hai ki aapki migration file to ban jati but table nhi banta <text:s/>because of :</text:p>
      <text:p text:style-name="P360">This usually happens when:</text:p>
      <text:list xml:id="list43962591" text:style-name="L144">
        <text:list-item>
          <text:p text:style-name="P770">database deleted manually</text:p>
        </text:list-item>
        <text:list-item>
          <text:p text:style-name="P770">app renamed</text:p>
        </text:list-item>
        <text:list-item>
          <text:p text:style-name="P770">migrations copied</text:p>
        </text:list-item>
        <text:list-item>
          <text:p text:style-name="P770">git pull changed migrations</text:p>
        </text:list-item>
        <text:list-item>
          <text:p text:style-name="P770">or migrations folder recreated incorrectly</text:p>
        </text:list-item>
      </text:list>
      <text:p text:style-name="P360">jaise hmre case mai :</text:p>
      <text:p text:style-name="P376"><text:bookmark text:name="code-block-viewer117"/>app1_mymodel exist kr reha hai jbki maine delete kr dia tha</text:p>
      <text:p text:style-name="P611">but missing: app1_manager1 <text:span text:style-name="T628">(ye maine model banaya tha)</text:span></text:p>
      <text:p text:style-name="P612">and also one thing <text:s/>if you run python manage.py showmigrations :</text:p>
      <text:p text:style-name="P608">Yet Django shows:</text:p>
      <text:section text:style-name="Sect1" text:name="Section106">
        <text:p text:style-name="Preformatted_20_Text"><text:bookmark text:name="code-block-viewer119"/>app1</text:p>
        <text:p text:style-name="Preformatted_20_Text"><text:s/>[X] 0001_initial</text:p>
      </text:section>
      <text:p text:style-name="Text_20_body">👉 So Django <text:span text:style-name="Strong_20_Emphasis">skipped execution</text:span> because it believes migration already ran.</text:p>
      <text:p text:style-name="P608">So the solution is :</text:p>
      <text:h text:style-name="P607" text:outline-level="2"><text:soft-page-break/>✅ Step 1 — Fake unapply migration</text:h>
      <text:p text:style-name="Text_20_body">Run:</text:p>
      <text:section text:style-name="Sect1" text:name="Section107">
        <text:p text:style-name="Preformatted_20_Text"><text:bookmark text:name="code-block-viewer120"/>python manage.py migrate app1 zero <text:s/><text:span text:style-name="T629">(ye database mai table ko nhi dekhta ye migration file me check krta hai )</text:span></text:p>
      </text:section>
      <text:p text:style-name="Text_20_body">This tells Django:</text:p>
      <text:p text:style-name="Quotations">remove migration history for app1</text:p>
      <text:h text:style-name="P609" text:outline-level="2">but there is one more problem here </text:h>
      <text:p text:style-name="P608">You ran:</text:p>
      <text:section text:style-name="Sect1" text:name="Section112">
        <text:p text:style-name="Preformatted_20_Text"><text:bookmark text:name="code-block-viewer125"/>python manage.py migrate app1 zero</text:p>
      </text:section>
      <text:p text:style-name="Text_20_body">Django tried to <text:span text:style-name="Strong_20_Emphasis">reverse</text:span> migration <text:span text:style-name="Source_20_Text">0001_initial</text:span>.</text:p>
      <text:p text:style-name="Text_20_body">Reverse means:</text:p>
      <text:section text:style-name="Sect1" text:name="Section113">
        <text:p text:style-name="Preformatted_20_Text"><text:bookmark text:name="code-block-viewer126"/>DROP TABLE app1_manager1;</text:p>
      </text:section>
      <text:p text:style-name="Text_20_body">But SQLite says:</text:p>
      <text:section text:style-name="Sect1" text:name="Section114">
        <text:p text:style-name="Preformatted_20_Text"><text:bookmark text:name="code-block-viewer127"/>no such table: app1_manager1</text:p>
      </text:section>
      <text:p text:style-name="Text_20_body">👉 Because <text:span text:style-name="Strong_20_Emphasis">table never existed</text:span>.</text:p>
      <text:p text:style-name="P608">This is called:</text:p>
      <text:h text:style-name="Heading_20_1" text:outline-level="1">✅ <text:span text:style-name="Strong_20_Emphasis">Broken Migration State</text:span></text:h>
      <text:p text:style-name="P608">Since database + migration history are inconsistent,<text:line-break/>we must <text:span text:style-name="Strong_20_Emphasis">reset migration history WITHOUT touching DB</text:span>.</text:p>
      <text:p text:style-name="Text_20_body">We use <text:span text:style-name="Strong_20_Emphasis">--fake</text:span>.</text:p>
      <text:p text:style-name="Horizontal_20_Line"/>
      <text:h text:style-name="Heading_20_2" text:outline-level="2">✅ Step 1 — Fake reset migration</text:h>
      <text:p text:style-name="Text_20_body">Run:</text:p>
      <text:section text:style-name="Sect1" text:name="Section115">
        <text:p text:style-name="Preformatted_20_Text"><text:bookmark text:name="code-block-viewer128"/>python manage.py migrate app1 zero --fake</text:p>
      </text:section>
      <text:p text:style-name="P608"/>
      <text:h text:style-name="P606" text:outline-level="1">✅ Meaning of <text:span text:style-name="Source_20_Text">--fake</text:span> in Django</text:h>
      <text:h text:style-name="Heading_20_2" text:outline-level="2">👉 <text:span text:style-name="Source_20_Text">--fake</text:span> means:</text:h>
      <text:p text:style-name="Quotations"><text:span text:style-name="Strong_20_Emphasis">Update migration history WITHOUT executing SQL on database</text:span></text:p>
      <text:p text:style-name="Text_20_body">Simple words:</text:p>
      <text:p text:style-name="Text_20_body">✅ Tell Django <text:span text:style-name="Emphasis">“migration ho chuki hai”</text:span><text:line-break/>❌ But <text:span text:style-name="Strong_20_Emphasis">don’t actually run CREATE / DROP / ALTER queries</text:span></text:p>
      <text:p text:style-name="P608"><text:soft-page-break/></text:p>
      <text:h text:style-name="P607" text:outline-level="2"/>
      <text:h text:style-name="P607" text:outline-level="2">✅ Step 2 — Apply again</text:h>
      <text:p text:style-name="Text_20_body">Now run:</text:p>
      <text:section text:style-name="Sect1" text:name="Section108">
        <text:p text:style-name="Preformatted_20_Text"><text:bookmark text:name="code-block-viewer121"/>python manage.py migrate app1</text:p>
      </text:section>
      <text:p text:style-name="P608"/>
      <text:p text:style-name="P608"/>
      <text:h text:style-name="P607" text:outline-level="2">✅ Step 3 — Check again</text:h>
      <text:section text:style-name="Sect1" text:name="Section109">
        <text:p text:style-name="Preformatted_20_Text"><text:bookmark text:name="code-block-viewer122"/>python manage.py dbshell</text:p>
      </text:section>
      <text:p text:style-name="Text_20_body">then:</text:p>
      <text:section text:style-name="Sect1" text:name="Section110">
        <text:p text:style-name="Preformatted_20_Text"><text:bookmark text:name="code-block-viewer123"/>.tables</text:p>
      </text:section>
      <text:p text:style-name="Text_20_body">✅ You should now see:</text:p>
      <text:section text:style-name="Sect1" text:name="Section111">
        <text:p text:style-name="Preformatted_20_Text"><text:bookmark text:name="code-block-viewer124"/>app1_manager1</text:p>
      </text:section>
      <text:p text:style-name="P608"/>
      <text:p text:style-name="P611"/>
      <text:p text:style-name="P374">NOW UNDERSTAND CUSTOM MANAGER :</text:p>
      <text:p text:style-name="P375">it is used to </text:p>
      <text:h text:style-name="P373" text:outline-level="2"><text:s text:c="2"/>a) <text:span text:style-name="T574">Add table-level methods</text:span></text:h>
      <text:h text:style-name="Heading_20_2" text:outline-level="2"><text:span text:style-name="T554"><text:s text:c="3"/></text:span><text:span text:style-name="T556">b)</text:span><text:span text:style-name="T630"> </text:span><text:s/><text:span text:style-name="T631">Modify default queryset</text:span></text:h>
      <text:p text:style-name="P374"/>
      <text:p text:style-name="P387"/>
      <text:p text:style-name="P38"><text:span text:style-name="T389">a</text:span><text:span text:style-name="T388">) add table level methods </text:span></text:p>
      <text:p text:style-name="P389"/>
      <text:p text:style-name="P389"/>
      <text:p text:style-name="P387">class PollManager(models.Manager): <text:s/></text:p>
      <text:p text:style-name="P388"><text:s text:c="9"/>def active_polls(self):</text:p>
      <text:p text:style-name="P388"><text:s text:c="8"/>return self.filter(active=True)</text:p>
      <text:p text:style-name="P388"/>
      <text:p text:style-name="Text_20_body">Model:</text:p>
      <text:section text:style-name="Sect1" text:name="Section121">
        <text:p text:style-name="Preformatted_20_Text"><text:bookmark text:name="code-block-viewer134"/>class Poll(models.Model):</text:p>
        <text:p text:style-name="Preformatted_20_Text"><text:s text:c="4"/>question = models.CharField(max_length=200)</text:p>
        <text:p text:style-name="Preformatted_20_Text"><text:s text:c="4"/>active = models.BooleanField()</text:p>
        <text:p text:style-name="Preformatted_20_Text"><text:s text:c="4"/>objects = PollManager()</text:p>
      </text:section>
      <text:p text:style-name="Text_20_body">Usage:</text:p>
      <text:section text:style-name="Sect1" text:name="Section122">
        <text:p text:style-name="Preformatted_20_Text"><text:bookmark text:name="code-block-viewer135"/>Poll.objects.active_polls()</text:p>
      </text:section>
      <text:p text:style-name="P374"><text:soft-page-break/></text:p>
      <text:h text:style-name="P364" text:outline-level="1"><text:span text:style-name="T417">b).</text:span><text:span text:style-name="T411"> Modify Default QuerySet (</text:span><text:span text:style-name="Source_20_Text"><text:span text:style-name="T411">get_queryset()</text:span></text:span><text:span text:style-name="T411">)</text:span></text:h>
      <text:p text:style-name="P365"/>
      <text:p text:style-name="P378">As we know be default all return all rows , so we can change this behaviour , one thing important here when we call app_name.manager_name.all() internally it’s call <text:s/></text:p>
      <text:p text:style-name="P397">app_name.manager_name.get_query_set().all()</text:p>
      <text:p text:style-name="P378"/>
      <text:p text:style-name="Text_20_body">By default:</text:p>
      <text:section text:style-name="Sect1" text:name="Section116">
        <text:p text:style-name="Preformatted_20_Text"><text:bookmark text:name="code-block-viewer129"/>Book.objects.all()</text:p>
      </text:section>
      <text:p text:style-name="Text_20_body">returns ALL rows.</text:p>
      <text:p text:style-name="Text_20_body">You can change this behavior.</text:p>
      <text:p text:style-name="Horizontal_20_Line"/>
      <text:h text:style-name="Heading_20_3" text:outline-level="3">Example: Only Roald Dahl books</text:h>
      <text:section text:style-name="Sect1" text:name="Section117">
        <text:p text:style-name="Preformatted_20_Text"><text:bookmark text:name="code-block-viewer130"/>class DahlManager(models.Manager):</text:p>
        <text:p text:style-name="Preformatted_20_Text"><text:s text:c="4"/>def get_queryset(self):</text:p>
        <text:p text:style-name="Preformatted_20_Text"><text:s text:c="8"/>return super().get_queryset().filter(</text:p>
        <text:p text:style-name="Preformatted_20_Text"><text:s text:c="12"/>author="Roald Dahl"</text:p>
        <text:p text:style-name="Preformatted_20_Text"><text:s text:c="8"/>)</text:p>
      </text:section>
      <text:p text:style-name="Text_20_body">Model:</text:p>
      <text:section text:style-name="Sect1" text:name="Section118">
        <text:p text:style-name="Preformatted_20_Text"><text:bookmark text:name="code-block-viewer131"/>class Book(models.Model):</text:p>
        <text:p text:style-name="Preformatted_20_Text"><text:s text:c="4"/>title = models.CharField(max_length=100)</text:p>
        <text:p text:style-name="Preformatted_20_Text"><text:s text:c="4"/>author = models.CharField(max_length=50)</text:p>
        <text:p text:style-name="Preformatted_20_Text"><text:s text:c="4"/>objects = models.Manager()</text:p>
        <text:p text:style-name="Preformatted_20_Text"><text:s text:c="4"/>dahl_books = DahlManager()</text:p>
      </text:section>
      <text:p text:style-name="Text_20_body">Usage:</text:p>
      <text:section text:style-name="Sect1" text:name="Section119">
        <text:p text:style-name="Preformatted_20_Text"><text:bookmark text:name="code-block-viewer132"/>Book.objects.all() <text:s text:c="7"/># all books</text:p>
        <text:p text:style-name="Preformatted_20_Text">Book.dahl_books.all() <text:s text:c="4"/># only Dahl books</text:p>
      </text:section>
      <text:p text:style-name="P365"/>
      <text:p text:style-name="P367"><text:span text:style-name="T633">You can also create multiple managers</text:span> </text:p>
      <text:p text:style-name="Text_20_body">You can attach many managers.</text:p>
      <text:p text:style-name="Text_20_body">Example:</text:p>
      <text:section text:style-name="Sect1" text:name="Section120">
        <text:p text:style-name="Preformatted_20_Text"><text:bookmark text:name="code-block-viewer136"/>class AuthorManager(models.Manager):</text:p>
        <text:p text:style-name="Preformatted_20_Text"><text:s text:c="4"/>def get_queryset(self):</text:p>
        <text:p text:style-name="Preformatted_20_Text"><text:s text:c="8"/>return super().get_queryset().filter(role="A")</text:p>
        <text:p text:style-name="Preformatted_20_Text"><text:soft-page-break/>class EditorManager(models.Manager):</text:p>
        <text:p text:style-name="Preformatted_20_Text"><text:s text:c="4"/>def get_queryset(self):</text:p>
        <text:p text:style-name="Preformatted_20_Text"><text:s text:c="8"/>return super().get_queryset().filter(role="E")</text:p>
      </text:section>
      <text:p text:style-name="Text_20_body">Model:</text:p>
      <text:section text:style-name="Sect1" text:name="Section123">
        <text:p text:style-name="Preformatted_20_Text"><text:bookmark text:name="code-block-viewer137"/>class Person(models.Model):</text:p>
        <text:p text:style-name="Preformatted_20_Text"><text:s text:c="4"/>name = models.CharField(max_length=50)</text:p>
        <text:p text:style-name="Preformatted_20_Text"><text:s text:c="4"/>role = models.CharField(max_length=1)</text:p>
        <text:p text:style-name="Preformatted_20_Text"><text:s text:c="4"/>people = models.Manager()</text:p>
        <text:p text:style-name="Preformatted_20_Text"><text:s text:c="4"/>authors = AuthorManager()</text:p>
        <text:p text:style-name="Preformatted_20_Text"><text:s text:c="4"/>editors = EditorManager()</text:p>
      </text:section>
      <text:p text:style-name="Text_20_body">Usage:</text:p>
      <text:section text:style-name="Sect1" text:name="Section124">
        <text:p text:style-name="Preformatted_20_Text"><text:bookmark text:name="code-block-viewer138"/>Person.people.all()</text:p>
        <text:p text:style-name="Preformatted_20_Text">Person.authors.all()</text:p>
        <text:p text:style-name="Preformatted_20_Text">Person.editors.all()</text:p>
      </text:section>
      <text:p text:style-name="Text_20_body">🔥 Clean reusable filtering.</text:p>
      <text:p text:style-name="P367"/>
      <text:p text:style-name="P367"/>
      <text:h text:style-name="P366" text:outline-level="1">✅ 7. Default Manager (<text:span text:style-name="Source_20_Text">_default_manager</text:span>)</text:h>
      <text:p text:style-name="Text_20_body">Django treats <text:span text:style-name="Strong_20_Emphasis">first manager</text:span> as default.</text:p>
      <text:section text:style-name="Sect1" text:name="Section125">
        <text:p text:style-name="Preformatted_20_Text"><text:bookmark text:name="code-block-viewer139"/>class Book(models.Model):</text:p>
        <text:p text:style-name="P610"><text:s text:c="4"/>objects = models.Manager() # DEFAULT</text:p>
        <text:p text:style-name="Preformatted_20_Text"><text:s text:c="4"/>dahl = DahlManager() <text:s text:c="2"/></text:p>
        <text:p text:style-name="Preformatted_20_Text"><text:s text:c="3"/></text:p>
      </text:section>
      <text:p text:style-name="Text_20_body">Now Django internally uses:</text:p>
      <text:section text:style-name="Sect1" text:name="Section126">
        <text:p text:style-name="Preformatted_20_Text"><text:bookmark text:name="code-block-viewer140"/>Book._default_manager // <text:span text:style-name="T632">it is dahl </text:span></text:p>
      </text:section>
      <text:p text:style-name="Text_20_body">Used by:</text:p>
      <text:list xml:id="list1613167977" text:style-name="L145">
        <text:list-item>
          <text:p text:style-name="P771">admin</text:p>
        </text:list-item>
        <text:list-item>
          <text:p text:style-name="P771">dumpdata</text:p>
        </text:list-item>
        <text:list-item>
          <text:p text:style-name="P771">serializers</text:p>
        </text:list-item>
        <text:list-item>
          <text:p text:style-name="P771">generic views</text:p>
        </text:list-item>
      </text:list>
      <text:p text:style-name="Text_20_body">⚠ If default manager filters data → hidden objects problem.</text:p>
      <text:p text:style-name="Horizontal_20_Line"/>
      <text:h text:style-name="Heading_20_3" text:outline-level="3">Change default manager</text:h>
      <text:section text:style-name="Sect1" text:name="Section127">
        <text:p text:style-name="Preformatted_20_Text"><text:bookmark text:name="code-block-viewer141"/>class Meta:</text:p>
        <text:p text:style-name="Preformatted_20_Text"><text:s text:c="4"/>default_manager_name = "objects"</text:p>
      </text:section>
      <text:p text:style-name="P367"/>
      <text:h text:style-name="P366" text:outline-level="1"><text:soft-page-break/><text:span text:style-name="T411">✅ 1️⃣ </text:span><text:span text:style-name="Source_20_Text"><text:span text:style-name="T411">_default_manager</text:span></text:span></text:h>
      <text:p text:style-name="Text_20_body">👉 Used when <text:span text:style-name="Strong_20_Emphasis">YOU query models</text:span></text:p>
      <text:p text:style-name="Text_20_body">Examples:</text:p>
      <text:section text:style-name="Sect1" text:name="Section128">
        <text:p text:style-name="Preformatted_20_Text"><text:bookmark text:name="code-block-viewer142"/>Poll.objects.all()</text:p>
        <text:p text:style-name="Preformatted_20_Text">Poll.objects.filter()</text:p>
        <text:p text:style-name="Preformatted_20_Text">Poll.objects.get()</text:p>
      </text:section>
      <text:p text:style-name="P367"/>
      <text:p text:style-name="P367"/>
      <text:h text:style-name="P366" text:outline-level="1"><text:span text:style-name="T411">✅ 2️⃣ </text:span><text:span text:style-name="Source_20_Text"><text:span text:style-name="T411">_base_manager</text:span></text:span></text:h>
      <text:p text:style-name="Text_20_body">👉 Used by <text:span text:style-name="Strong_20_Emphasis">Django internally</text:span> when relations are accessed.</text:p>
      <text:p text:style-name="Text_20_body">Example models:</text:p>
      <text:section text:style-name="Sect1" text:name="Section129">
        <text:p text:style-name="Preformatted_20_Text"><text:bookmark text:name="code-block-viewer143"/>class Question(models.Model):</text:p>
        <text:p text:style-name="Preformatted_20_Text"><text:s text:c="4"/>text = models.CharField(max_length=50)</text:p>
        <text:p text:style-name="Preformatted_20_Text">class Choice(models.Model):</text:p>
        <text:p text:style-name="Preformatted_20_Text"><text:s text:c="4"/>question = models.ForeignKey(Question, on_delete=models.CASCADE)</text:p>
      </text:section>
      <text:p text:style-name="Text_20_body">Now:</text:p>
      <text:section text:style-name="Sect1" text:name="Section130">
        <text:p text:style-name="Preformatted_20_Text"><text:bookmark text:name="code-block-viewer144"/>choice.question</text:p>
      </text:section>
      <text:p text:style-name="Text_20_body">Django fetches Question using:</text:p>
      <text:section text:style-name="Sect1" text:name="Section131">
        <text:p text:style-name="Preformatted_20_Text"><text:bookmark text:name="code-block-viewer145"/>Question._base_manager</text:p>
      </text:section>
      <text:p text:style-name="Text_20_body">NOT default manager.</text:p>
      <text:p text:style-name="P367"/>
      <text:p text:style-name="P379">Understand from_query_set() </text:p>
      <text:p text:style-name="P370"/>
      <text:p text:style-name="P384">class CustomQuerySet(models.QuerySet):</text:p>
      <text:p text:style-name="P384"><text:s text:c="4"/>def qs_method(self):</text:p>
      <text:p text:style-name="P384"><text:s text:c="8"/>return self.filter(active=True)</text:p>
      <text:p text:style-name="P384"/>
      <text:p text:style-name="P384">class MyManager(models.Manager):</text:p>
      <text:p text:style-name="P384"><text:s text:c="4"/>def get_queryset(self):</text:p>
      <text:p text:style-name="P384"><text:s text:c="3"/><text:span text:style-name="T588"><text:s text:c="5"/></text:span><text:span text:style-name="T590">return CustomQuerySet(self.model, using=self._db)</text:span></text:p>
      <text:p text:style-name="P385"><text:soft-page-break/><text:s text:c="4"/></text:p>
      <text:p text:style-name="P384"><text:s text:c="4"/>def manager_method(self):</text:p>
      <text:p text:style-name="P384"><text:s text:c="8"/>print("I am a manager method")</text:p>
      <text:p text:style-name="P384"/>
      <text:p text:style-name="P380"/>
      <text:p text:style-name="P380">class Poll(models.Model):</text:p>
      <text:p text:style-name="P380"><text:s text:c="4"/>question = models.CharField(max_length=50)</text:p>
      <text:p text:style-name="P380"><text:s text:c="4"/>active = models.BooleanField(default=True)</text:p>
      <text:p text:style-name="P380"><text:s text:c="4"/>objects = MyManager() <text:s/># Attach the manager here</text:p>
      <text:p text:style-name="P380"/>
      <text:p text:style-name="P383">understand this :</text:p>
      <text:p text:style-name="P377">return CustomQuerySet(self.model, using=self._db)</text:p>
      <text:p text:style-name="P128"><text:span text:style-name="Source_20_Text"><text:span text:style-name="T391">self.model</text:span></text:span><text:span text:style-name="T390"> → automatically set by Django when you attach the manager to a model.</text:span></text:p>
      <text:p text:style-name="P128"><text:span text:style-name="Source_20_Text"><text:span text:style-name="T418">self._db</text:span></text:span><text:span text:style-name="T418"> →</text:span> automatically set if you’re using <text:span text:style-name="Source_20_Text">.using()</text:span> or defaulting to the main database.</text:p>
      <text:p text:style-name="P381"/>
      <text:p text:style-name="P129">but including <text:span text:style-name="Source_20_Text">using=self._db</text:span> <text:s/><text:span text:style-name="T634">and self.model </text:span>is safer and makes your manager “multi-db aware.”</text:p>
      <text:p text:style-name="P129"/>
      <text:p text:style-name="P372">now understand the problem </text:p>
      <text:p text:style-name="P386">Poll.objects.filter(question="X").qs_method()<text:span text:style-name="T634">vv----&gt; this is work because filter is a queryset method </text:span></text:p>
      <text:p text:style-name="P386"/>
      <text:p text:style-name="P371"><text:span text:style-name="T588">❌ </text:span><text:span text:style-name="Strong_20_Emphasis"><text:span text:style-name="T588">Does NOT work</text:span></text:span><text:span text:style-name="T588">:</text:span></text:p>
      <text:p text:style-name="P371"><text:s/><text:span text:style-name="Source_20_Text"><text:span text:style-name="T586">Poll.objects.qs_method()</text:span></text:span><text:span text:style-name="T586"><text:line-break/>Why? Because </text:span><text:span text:style-name="Source_20_Text"><text:span text:style-name="T586">.objects</text:span></text:span><text:span text:style-name="T586"> is a </text:span><text:span text:style-name="Strong_20_Emphasis"><text:span text:style-name="T586">Manager</text:span></text:span><text:span text:style-name="T586">, not a QuerySet. Manager does not know </text:span><text:span text:style-name="Source_20_Text"><text:span text:style-name="T586">qs_method()</text:span></text:span><text:span text:style-name="T586"> by default.</text:span></text:p>
      <text:p text:style-name="P382">So to make manger aware about this :</text:p>
      <text:p text:style-name="P390">MyManagerWithQS = MyManager.from_queryset(CustomQuerySet)</text:p>
      <text:p text:style-name="P391"/>
      <text:p text:style-name="P392">and after this replace MyManager in polls by this </text:p>
      <text:p text:style-name="P394"><text:soft-page-break/>objects <text:span text:style-name="T536">=</text:span> <text:span text:style-name="T546">MyManagerWithQS()</text:span> <text:span text:style-name="T635"># Attach the manager here</text:span></text:p>
      <text:p text:style-name="P393"/>
      <text:p text:style-name="P393">aab chala ke dekho method kam krega </text:p>
      <text:p text:style-name="P391"/>
      <text:h text:style-name="P369" text:outline-level="1">✅ 12. Abstract Model Rule</text:h>
      <text:p text:style-name="Text_20_body">You <text:span text:style-name="Strong_20_Emphasis">cannot use manager directly</text:span> on abstract model:</text:p>
      <text:section text:style-name="Sect1" text:name="Section132">
        <text:p text:style-name="Preformatted_20_Text"><text:bookmark text:name="code-block-viewer146"/>AbstractBase.objects.all() ❌</text:p>
      </text:section>
      <text:p text:style-name="Text_20_body">Because abstract models have no table</text:p>
      <text:p text:style-name="P367"/>
      <text:p text:style-name="P367"/>
      <text:p text:style-name="P368">TRNSACTION AND AGGREGATION BAAD MAI KARUNG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Fira Mono" svg:font-family="'Fira Mono', Consolas, Menlo, Monac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Corbel, Avenir, 'Lucida Grande', 'Lucida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07:28:38.914590250</meta:creation-date>
    <dc:date>2026-03-04T19:52:44.390521469</dc:date>
    <meta:editing-duration>PT10H34M5S</meta:editing-duration>
    <meta:editing-cycles>28</meta:editing-cycles>
    <meta:generator>LibreOffice/7.3.7.2$Linux_X86_64 LibreOffice_project/30$Build-2</meta:generator>
    <meta:document-statistic meta:table-count="30" meta:image-count="0" meta:object-count="0" meta:page-count="186" meta:paragraph-count="4491" meta:word-count="19526" meta:character-count="141561" meta:non-whitespace-character-count="121948"/>
  </office:meta>
</office:document-meta>
</file>